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97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7071in"/>
    </style:style>
    <style:style style:name="co9" style:family="table-column">
      <style:table-column-properties fo:break-before="auto" style:column-width="0.7429in"/>
    </style:style>
    <style:style style:name="co10" style:family="table-column">
      <style:table-column-properties fo:break-before="auto" style:column-width="0.8283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5929in"/>
    </style:style>
    <style:style style:name="co14" style:family="table-column">
      <style:table-column-properties fo:break-before="auto" style:column-width="0.7102in"/>
    </style:style>
    <style:style style:name="co15" style:family="table-column">
      <style:table-column-properties fo:break-before="auto" style:column-width="0.9898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0.5819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1.1398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PageStyle_5f_HOST_5f_NY">
      <style:table-properties table:display="true" style:writing-mode="lr-tb"/>
    </style:style>
    <style:style style:name="ta2" style:family="table" style:master-page-name="PageStyle_5f_HOST_5f_W">
      <style:table-properties table:display="true" style:writing-mode="lr-tb"/>
    </style:style>
    <style:style style:name="ta3" style:family="table" style:master-page-name="PageStyle_5f_MIC_5f_NY">
      <style:table-properties table:display="true" style:writing-mode="lr-tb"/>
    </style:style>
    <style:style style:name="ta4" style:family="table" style:master-page-name="PageStyle_5f_gmetis16">
      <style:table-properties table:display="true" style:writing-mode="lr-tb"/>
    </style:style>
    <style:style style:name="ta5" style:family="table" style:master-page-name="PageStyle_5f_gmetis128">
      <style:table-properties table:display="true" style:writing-mode="lr-tb"/>
    </style:style>
    <style:style style:name="ta6" style:family="table" style:master-page-name="PageStyle_5f_gmetis1024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99">
      <style:table-cell-properties style:rotation-align="none"/>
    </style:style>
    <style:style style:name="ce4" style:family="table-cell" style:parent-style-name="Default" style:data-style-name="N119">
      <style:table-cell-properties style:rotation-align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OST_NY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8"/>
          <table:table-cell>
            <draw:frame table:end-cell-address="HOST_NY.Z20" table:end-x="0.8146in" table:end-y="0.1409in" draw:z-index="0" draw:style-name="gr1" draw:text-style-name="P1" svg:width="6.2976in" svg:height="3.5421in" svg:x="0.7394in" svg:y="0.1878in">
              <draw:object draw:notify-on-update-of-ranges="HOST_NY.C2:HOST_NY.R2 HOST_NY.A2:HOST_NY.A2 HOST_NY.C9:HOST_NY.R9 HOST_NY.A22:HOST_NY.A22 HOST_NY.C29:HOST_NY.R29 HOST_NY.A42:HOST_NY.A42 HOST_NY.C49:HOST_NY.R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2" office:value-type="string">
            <text:p>Partition 16</text:p>
          </table:table-cell>
          <table:table-cell table:style-name="ce2" office:value-type="string">
            <text:p>Ste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0.705010175704956">
            <text:p>0.7050101757</text:p>
          </table:table-cell>
          <table:table-cell office:value-type="float" office:value="0.437342882156372">
            <text:p>0.4373428822</text:p>
          </table:table-cell>
          <table:table-cell office:value-type="float" office:value="0.379956960678101">
            <text:p>0.3799569607</text:p>
          </table:table-cell>
          <table:table-cell office:value-type="float" office:value="0.362316131591797">
            <text:p>0.3623161316</text:p>
          </table:table-cell>
          <table:table-cell office:value-type="float" office:value="0.342403173446655">
            <text:p>0.3424031734</text:p>
          </table:table-cell>
          <table:table-cell office:value-type="float" office:value="0.334076881408691">
            <text:p>0.3340768814</text:p>
          </table:table-cell>
          <table:table-cell office:value-type="float" office:value="0.331241130828857">
            <text:p>0.3312411308</text:p>
          </table:table-cell>
          <table:table-cell office:value-type="float" office:value="0.337657928466797">
            <text:p>0.3376579285</text:p>
          </table:table-cell>
          <table:table-cell office:value-type="float" office:value="0.34148907661438">
            <text:p>0.3414890766</text:p>
          </table:table-cell>
          <table:table-cell office:value-type="float" office:value="0.351609945297241">
            <text:p>0.3516099453</text:p>
          </table:table-cell>
          <table:table-cell office:value-type="float" office:value="0.38725996017456">
            <text:p>0.3872599602</text:p>
          </table:table-cell>
          <table:table-cell office:value-type="float" office:value="0.401618957519531">
            <text:p>0.4016189575</text:p>
          </table:table-cell>
          <table:table-cell office:value-type="float" office:value="0.397902011871338">
            <text:p>0.3979020119</text:p>
          </table:table-cell>
          <table:table-cell office:value-type="float" office:value="0.445874214172363">
            <text:p>0.4458742142</text:p>
          </table:table-cell>
          <table:table-cell office:value-type="float" office:value="0.482339859008789">
            <text:p>0.482339859</text:p>
          </table:table-cell>
          <table:table-cell office:value-type="float" office:value="0.492295026779175">
            <text:p>0.4922950268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0.606507062911987">
            <text:p>0.6065070629</text:p>
          </table:table-cell>
          <table:table-cell office:value-type="float" office:value="0.433921098709106">
            <text:p>0.4339210987</text:p>
          </table:table-cell>
          <table:table-cell office:value-type="float" office:value="0.382104873657227">
            <text:p>0.3821048737</text:p>
          </table:table-cell>
          <table:table-cell office:value-type="float" office:value="0.355210065841675">
            <text:p>0.3552100658</text:p>
          </table:table-cell>
          <table:table-cell office:value-type="float" office:value="0.340424060821533">
            <text:p>0.3404240608</text:p>
          </table:table-cell>
          <table:table-cell office:value-type="float" office:value="0.328595876693726">
            <text:p>0.3285958767</text:p>
          </table:table-cell>
          <table:table-cell office:value-type="float" office:value="0.32476282119751">
            <text:p>0.3247628212</text:p>
          </table:table-cell>
          <table:table-cell office:value-type="float" office:value="0.341596841812134">
            <text:p>0.3415968418</text:p>
          </table:table-cell>
          <table:table-cell office:value-type="float" office:value="0.349175930023193">
            <text:p>0.34917593</text:p>
          </table:table-cell>
          <table:table-cell office:value-type="float" office:value="0.360411167144775">
            <text:p>0.3604111671</text:p>
          </table:table-cell>
          <table:table-cell office:value-type="float" office:value="0.380928993225098">
            <text:p>0.3809289932</text:p>
          </table:table-cell>
          <table:table-cell office:value-type="float" office:value="0.402679920196533">
            <text:p>0.4026799202</text:p>
          </table:table-cell>
          <table:table-cell office:value-type="float" office:value="0.414803028106689">
            <text:p>0.4148030281</text:p>
          </table:table-cell>
          <table:table-cell office:value-type="float" office:value="0.42642617225647">
            <text:p>0.4264261723</text:p>
          </table:table-cell>
          <table:table-cell office:value-type="float" office:value="0.460508108139038">
            <text:p>0.4605081081</text:p>
          </table:table-cell>
          <table:table-cell office:value-type="float" office:value="0.462579011917114">
            <text:p>0.4625790119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0.606627941131592">
            <text:p>0.6066279411</text:p>
          </table:table-cell>
          <table:table-cell office:value-type="float" office:value="0.432548999786377">
            <text:p>0.4325489998</text:p>
          </table:table-cell>
          <table:table-cell office:value-type="float" office:value="0.37882399559021">
            <text:p>0.3788239956</text:p>
          </table:table-cell>
          <table:table-cell office:value-type="float" office:value="0.353505134582519">
            <text:p>0.3535051346</text:p>
          </table:table-cell>
          <table:table-cell office:value-type="float" office:value="0.348721981048584">
            <text:p>0.348721981</text:p>
          </table:table-cell>
          <table:table-cell office:value-type="float" office:value="0.327244997024536">
            <text:p>0.327244997</text:p>
          </table:table-cell>
          <table:table-cell office:value-type="float" office:value="0.324280023574829">
            <text:p>0.3242800236</text:p>
          </table:table-cell>
          <table:table-cell office:value-type="float" office:value="0.705785036087036">
            <text:p>0.7057850361</text:p>
          </table:table-cell>
          <table:table-cell office:value-type="float" office:value="0.342789888381958">
            <text:p>0.3427898884</text:p>
          </table:table-cell>
          <table:table-cell office:value-type="float" office:value="0.353585958480835">
            <text:p>0.3535859585</text:p>
          </table:table-cell>
          <table:table-cell office:value-type="float" office:value="0.374068975448608">
            <text:p>0.3740689754</text:p>
          </table:table-cell>
          <table:table-cell office:value-type="float" office:value="0.401661872863769">
            <text:p>0.4016618729</text:p>
          </table:table-cell>
          <table:table-cell office:value-type="float" office:value="0.415966033935547">
            <text:p>0.4159660339</text:p>
          </table:table-cell>
          <table:table-cell office:value-type="float" office:value="0.431172132492065">
            <text:p>0.4311721325</text:p>
          </table:table-cell>
          <table:table-cell office:value-type="float" office:value="0.451241016387939">
            <text:p>0.4512410164</text:p>
          </table:table-cell>
          <table:table-cell office:value-type="float" office:value="0.487345933914185">
            <text:p>0.4873459339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0.600044965744019">
            <text:p>0.6000449657</text:p>
          </table:table-cell>
          <table:table-cell office:value-type="float" office:value="0.431078195571899">
            <text:p>0.4310781956</text:p>
          </table:table-cell>
          <table:table-cell office:value-type="float" office:value="0.386247158050537">
            <text:p>0.3862471581</text:p>
          </table:table-cell>
          <table:table-cell office:value-type="float" office:value="0.357835054397583">
            <text:p>0.3578350544</text:p>
          </table:table-cell>
          <table:table-cell office:value-type="float" office:value="0.339718103408813">
            <text:p>0.3397181034</text:p>
          </table:table-cell>
          <table:table-cell office:value-type="float" office:value="0.336848020553589">
            <text:p>0.3368480206</text:p>
          </table:table-cell>
          <table:table-cell office:value-type="float" office:value="0.323031902313232">
            <text:p>0.3230319023</text:p>
          </table:table-cell>
          <table:table-cell office:value-type="float" office:value="0.350036859512329">
            <text:p>0.3500368595</text:p>
          </table:table-cell>
          <table:table-cell office:value-type="float" office:value="0.342950820922852">
            <text:p>0.3429508209</text:p>
          </table:table-cell>
          <table:table-cell office:value-type="float" office:value="0.356835842132568">
            <text:p>0.3568358421</text:p>
          </table:table-cell>
          <table:table-cell office:value-type="float" office:value="0.395435094833374">
            <text:p>0.3954350948</text:p>
          </table:table-cell>
          <table:table-cell office:value-type="float" office:value="0.389860868453979">
            <text:p>0.3898608685</text:p>
          </table:table-cell>
          <table:table-cell office:value-type="float" office:value="0.405833959579468">
            <text:p>0.4058339596</text:p>
          </table:table-cell>
          <table:table-cell office:value-type="float" office:value="0.429756879806519">
            <text:p>0.4297568798</text:p>
          </table:table-cell>
          <table:table-cell office:value-type="float" office:value="0.467984914779663">
            <text:p>0.4679849148</text:p>
          </table:table-cell>
          <table:table-cell office:value-type="float" office:value="0.488255023956299">
            <text:p>0.48825502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0.603610038757324">
            <text:p>0.6036100388</text:p>
          </table:table-cell>
          <table:table-cell office:value-type="float" office:value="0.464544057846069">
            <text:p>0.4645440578</text:p>
          </table:table-cell>
          <table:table-cell office:value-type="float" office:value="0.38316798210144">
            <text:p>0.3831679821</text:p>
          </table:table-cell>
          <table:table-cell office:value-type="float" office:value="0.353461980819702">
            <text:p>0.3534619808</text:p>
          </table:table-cell>
          <table:table-cell office:value-type="float" office:value="0.347903966903686">
            <text:p>0.3479039669</text:p>
          </table:table-cell>
          <table:table-cell office:value-type="float" office:value="0.329739093780518">
            <text:p>0.3297390938</text:p>
          </table:table-cell>
          <table:table-cell office:value-type="float" office:value="0.321181058883667">
            <text:p>0.3211810589</text:p>
          </table:table-cell>
          <table:table-cell office:value-type="float" office:value="0.332375049591064">
            <text:p>0.3323750496</text:p>
          </table:table-cell>
          <table:table-cell office:value-type="float" office:value="0.34332799911499">
            <text:p>0.3433279991</text:p>
          </table:table-cell>
          <table:table-cell office:value-type="float" office:value="0.367349863052368">
            <text:p>0.3673498631</text:p>
          </table:table-cell>
          <table:table-cell office:value-type="float" office:value="0.37000298500061">
            <text:p>0.370002985</text:p>
          </table:table-cell>
          <table:table-cell office:value-type="float" office:value="0.456892967224121">
            <text:p>0.4568929672</text:p>
          </table:table-cell>
          <table:table-cell office:value-type="float" office:value="0.416064977645874">
            <text:p>0.4160649776</text:p>
          </table:table-cell>
          <table:table-cell office:value-type="float" office:value="0.436064004898071">
            <text:p>0.4360640049</text:p>
          </table:table-cell>
          <table:table-cell office:value-type="float" office:value="0.500278949737549">
            <text:p>0.5002789497</text:p>
          </table:table-cell>
          <table:table-cell office:value-type="float" office:value="0.466874837875366">
            <text:p>0.466874837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MALL([.C$3:.C$7];1)" office:value-type="float" office:value="0.600044965744019">
            <text:p>0.6000449657</text:p>
          </table:table-cell>
          <table:table-cell table:formula="of:=SMALL([.D$3:.D$7];1)" office:value-type="float" office:value="0.431078195571899">
            <text:p>0.4310781956</text:p>
          </table:table-cell>
          <table:table-cell table:formula="of:=SMALL([.E$3:.E$7];1)" office:value-type="float" office:value="0.37882399559021">
            <text:p>0.3788239956</text:p>
          </table:table-cell>
          <table:table-cell table:formula="of:=SMALL([.F$3:.F$7];1)" office:value-type="float" office:value="0.353461980819702">
            <text:p>0.3534619808</text:p>
          </table:table-cell>
          <table:table-cell table:formula="of:=SMALL([.G$3:.G$7];1)" office:value-type="float" office:value="0.339718103408813">
            <text:p>0.3397181034</text:p>
          </table:table-cell>
          <table:table-cell table:formula="of:=SMALL([.H$3:.H$7];1)" office:value-type="float" office:value="0.327244997024536">
            <text:p>0.327244997</text:p>
          </table:table-cell>
          <table:table-cell table:formula="of:=SMALL([.I$3:.I$7];1)" office:value-type="float" office:value="0.321181058883667">
            <text:p>0.3211810589</text:p>
          </table:table-cell>
          <table:table-cell table:formula="of:=SMALL([.J$3:.J$7];1)" office:value-type="float" office:value="0.332375049591064">
            <text:p>0.3323750496</text:p>
          </table:table-cell>
          <table:table-cell table:formula="of:=SMALL([.K$3:.K$7];1)" office:value-type="float" office:value="0.34148907661438">
            <text:p>0.3414890766</text:p>
          </table:table-cell>
          <table:table-cell table:formula="of:=SMALL([.L$3:.L$7];1)" office:value-type="float" office:value="0.351609945297241">
            <text:p>0.3516099453</text:p>
          </table:table-cell>
          <table:table-cell table:formula="of:=SMALL([.M$3:.M$7];1)" office:value-type="float" office:value="0.37000298500061">
            <text:p>0.370002985</text:p>
          </table:table-cell>
          <table:table-cell table:formula="of:=SMALL([.N$3:.N$7];1)" office:value-type="float" office:value="0.389860868453979">
            <text:p>0.3898608685</text:p>
          </table:table-cell>
          <table:table-cell table:formula="of:=SMALL([.O$3:.O$7];1)" office:value-type="float" office:value="0.397902011871338">
            <text:p>0.3979020119</text:p>
          </table:table-cell>
          <table:table-cell table:formula="of:=SMALL([.P$3:.P$7];1)" office:value-type="float" office:value="0.42642617225647">
            <text:p>0.4264261723</text:p>
          </table:table-cell>
          <table:table-cell table:formula="of:=SMALL([.Q$3:.Q$7];1)" office:value-type="float" office:value="0.451241016387939">
            <text:p>0.4512410164</text:p>
          </table:table-cell>
          <table:table-cell table:formula="of:=SMALL([.R$3:.R$7];1)" office:value-type="float" office:value="0.462579011917114">
            <text:p>0.4625790119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SMALL([.C$3:.C$7];2)" office:value-type="float" office:value="0.603610038757324">
            <text:p>0.6036100388</text:p>
          </table:table-cell>
          <table:table-cell table:formula="of:=SMALL([.D$3:.D$7];2)" office:value-type="float" office:value="0.432548999786377">
            <text:p>0.4325489998</text:p>
          </table:table-cell>
          <table:table-cell table:formula="of:=SMALL([.E$3:.E$7];2)" office:value-type="float" office:value="0.379956960678101">
            <text:p>0.3799569607</text:p>
          </table:table-cell>
          <table:table-cell table:formula="of:=SMALL([.F$3:.F$7];2)" office:value-type="float" office:value="0.353505134582519">
            <text:p>0.3535051346</text:p>
          </table:table-cell>
          <table:table-cell table:formula="of:=SMALL([.G$3:.G$7];2)" office:value-type="float" office:value="0.340424060821533">
            <text:p>0.3404240608</text:p>
          </table:table-cell>
          <table:table-cell table:formula="of:=SMALL([.H$3:.H$7];2)" office:value-type="float" office:value="0.328595876693726">
            <text:p>0.3285958767</text:p>
          </table:table-cell>
          <table:table-cell table:formula="of:=SMALL([.I$3:.I$7];2)" office:value-type="float" office:value="0.323031902313232">
            <text:p>0.3230319023</text:p>
          </table:table-cell>
          <table:table-cell table:formula="of:=SMALL([.J$3:.J$7];2)" office:value-type="float" office:value="0.337657928466797">
            <text:p>0.3376579285</text:p>
          </table:table-cell>
          <table:table-cell table:formula="of:=SMALL([.K$3:.K$7];2)" office:value-type="float" office:value="0.342789888381958">
            <text:p>0.3427898884</text:p>
          </table:table-cell>
          <table:table-cell table:formula="of:=SMALL([.L$3:.L$7];2)" office:value-type="float" office:value="0.353585958480835">
            <text:p>0.3535859585</text:p>
          </table:table-cell>
          <table:table-cell table:formula="of:=SMALL([.M$3:.M$7];2)" office:value-type="float" office:value="0.374068975448608">
            <text:p>0.3740689754</text:p>
          </table:table-cell>
          <table:table-cell table:formula="of:=SMALL([.N$3:.N$7];2)" office:value-type="float" office:value="0.401618957519531">
            <text:p>0.4016189575</text:p>
          </table:table-cell>
          <table:table-cell table:formula="of:=SMALL([.O$3:.O$7];2)" office:value-type="float" office:value="0.405833959579468">
            <text:p>0.4058339596</text:p>
          </table:table-cell>
          <table:table-cell table:formula="of:=SMALL([.P$3:.P$7];2)" office:value-type="float" office:value="0.429756879806519">
            <text:p>0.4297568798</text:p>
          </table:table-cell>
          <table:table-cell table:formula="of:=SMALL([.Q$3:.Q$7];2)" office:value-type="float" office:value="0.460508108139038">
            <text:p>0.4605081081</text:p>
          </table:table-cell>
          <table:table-cell table:formula="of:=SMALL([.R$3:.R$7];2)" office:value-type="float" office:value="0.466874837875366">
            <text:p>0.4668748379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SMALL([.C$3:.C$7];3)" office:value-type="float" office:value="0.606507062911987">
            <text:p>0.6065070629</text:p>
          </table:table-cell>
          <table:table-cell table:formula="of:=SMALL([.D$3:.D$7];3)" office:value-type="float" office:value="0.433921098709106">
            <text:p>0.4339210987</text:p>
          </table:table-cell>
          <table:table-cell table:formula="of:=SMALL([.E$3:.E$7];3)" office:value-type="float" office:value="0.382104873657227">
            <text:p>0.3821048737</text:p>
          </table:table-cell>
          <table:table-cell table:formula="of:=SMALL([.F$3:.F$7];3)" office:value-type="float" office:value="0.355210065841675">
            <text:p>0.3552100658</text:p>
          </table:table-cell>
          <table:table-cell table:formula="of:=SMALL([.G$3:.G$7];3)" office:value-type="float" office:value="0.342403173446655">
            <text:p>0.3424031734</text:p>
          </table:table-cell>
          <table:table-cell table:formula="of:=SMALL([.H$3:.H$7];3)" office:value-type="float" office:value="0.329739093780518">
            <text:p>0.3297390938</text:p>
          </table:table-cell>
          <table:table-cell table:formula="of:=SMALL([.I$3:.I$7];3)" office:value-type="float" office:value="0.324280023574829">
            <text:p>0.3242800236</text:p>
          </table:table-cell>
          <table:table-cell table:formula="of:=SMALL([.J$3:.J$7];3)" office:value-type="float" office:value="0.341596841812134">
            <text:p>0.3415968418</text:p>
          </table:table-cell>
          <table:table-cell table:formula="of:=SMALL([.K$3:.K$7];3)" office:value-type="float" office:value="0.342950820922852">
            <text:p>0.3429508209</text:p>
          </table:table-cell>
          <table:table-cell table:formula="of:=SMALL([.L$3:.L$7];3)" office:value-type="float" office:value="0.356835842132568">
            <text:p>0.3568358421</text:p>
          </table:table-cell>
          <table:table-cell table:formula="of:=SMALL([.M$3:.M$7];3)" office:value-type="float" office:value="0.380928993225098">
            <text:p>0.3809289932</text:p>
          </table:table-cell>
          <table:table-cell table:formula="of:=SMALL([.N$3:.N$7];3)" office:value-type="float" office:value="0.401661872863769">
            <text:p>0.4016618729</text:p>
          </table:table-cell>
          <table:table-cell table:formula="of:=SMALL([.O$3:.O$7];3)" office:value-type="float" office:value="0.414803028106689">
            <text:p>0.4148030281</text:p>
          </table:table-cell>
          <table:table-cell table:formula="of:=SMALL([.P$3:.P$7];3)" office:value-type="float" office:value="0.431172132492065">
            <text:p>0.4311721325</text:p>
          </table:table-cell>
          <table:table-cell table:formula="of:=SMALL([.Q$3:.Q$7];3)" office:value-type="float" office:value="0.467984914779663">
            <text:p>0.4679849148</text:p>
          </table:table-cell>
          <table:table-cell table:formula="of:=SMALL([.R$3:.R$7];3)" office:value-type="float" office:value="0.487345933914185">
            <text:p>0.487345933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peedup</text:p>
          </table:table-cell>
          <table:table-cell table:formula="of:=[.$C$9]/[.C$9]" office:value-type="float" office:value="1">
            <text:p>1</text:p>
          </table:table-cell>
          <table:table-cell table:formula="of:=[.$C$9]/[.D$9]" office:value-type="float" office:value="1.39196315635486">
            <text:p>1.3919631564</text:p>
          </table:table-cell>
          <table:table-cell table:formula="of:=[.$C$9]/[.E$9]" office:value-type="float" office:value="1.58396768084647">
            <text:p>1.5839676808</text:p>
          </table:table-cell>
          <table:table-cell table:formula="of:=[.$C$9]/[.F$9]" office:value-type="float" office:value="1.69762237045261">
            <text:p>1.6976223705</text:p>
          </table:table-cell>
          <table:table-cell table:formula="of:=[.$C$9]/[.G$9]" office:value-type="float" office:value="1.76630258947941">
            <text:p>1.7663025895</text:p>
          </table:table-cell>
          <table:table-cell table:formula="of:=[.$C$9]/[.H$9]" office:value-type="float" office:value="1.83362609421048">
            <text:p>1.8336260942</text:p>
          </table:table-cell>
          <table:table-cell table:formula="of:=[.$C$9]/[.I$9]" office:value-type="float" office:value="1.86824518179747">
            <text:p>1.8682451818</text:p>
          </table:table-cell>
          <table:table-cell table:formula="of:=[.$C$9]/[.J$9]" office:value-type="float" office:value="1.80532493784441">
            <text:p>1.8053249378</text:p>
          </table:table-cell>
          <table:table-cell table:formula="of:=[.$C$9]/[.K$9]" office:value-type="float" office:value="1.75714248810836">
            <text:p>1.7571424881</text:p>
          </table:table-cell>
          <table:table-cell table:formula="of:=[.$C$9]/[.L$9]" office:value-type="float" office:value="1.70656425897384">
            <text:p>1.706564259</text:p>
          </table:table-cell>
          <table:table-cell table:formula="of:=[.$C$9]/[.M$9]" office:value-type="float" office:value="1.62173006723994">
            <text:p>1.6217300672</text:p>
          </table:table-cell>
          <table:table-cell table:formula="of:=[.$C$9]/[.N$9]" office:value-type="float" office:value="1.53912591464627">
            <text:p>1.5391259146</text:p>
          </table:table-cell>
          <table:table-cell table:formula="of:=[.$C$9]/[.O$9]" office:value-type="float" office:value="1.50802194470443">
            <text:p>1.5080219447</text:p>
          </table:table-cell>
          <table:table-cell table:formula="of:=[.$C$9]/[.P$9]" office:value-type="float" office:value="1.40714854008334">
            <text:p>1.4071485401</text:p>
          </table:table-cell>
          <table:table-cell table:formula="of:=[.$C$9]/[.Q$9]" office:value-type="float" office:value="1.32976600963098">
            <text:p>1.3297660096</text:p>
          </table:table-cell>
          <table:table-cell table:formula="of:=[.$C$9]/[.R$9]" office:value-type="float" office:value="1.29717291594617">
            <text:p>1.297172915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[.C9]*0.95" office:value-type="float" office:value="0.570042717456818">
            <text:p>0.5700427175</text:p>
          </table:table-cell>
          <table:table-cell table:formula="of:=[.D9]*0.95" office:value-type="float" office:value="0.409524285793304">
            <text:p>0.4095242858</text:p>
          </table:table-cell>
          <table:table-cell table:formula="of:=[.E9]*0.95" office:value-type="float" office:value="0.359882795810699">
            <text:p>0.3598827958</text:p>
          </table:table-cell>
          <table:table-cell table:formula="of:=[.F9]*0.95" office:value-type="float" office:value="0.335788881778717">
            <text:p>0.3357888818</text:p>
          </table:table-cell>
          <table:table-cell table:formula="of:=[.G9]*0.95" office:value-type="float" office:value="0.322732198238372">
            <text:p>0.3227321982</text:p>
          </table:table-cell>
          <table:table-cell table:formula="of:=[.H9]*0.95" office:value-type="float" office:value="0.310882747173309">
            <text:p>0.3108827472</text:p>
          </table:table-cell>
          <table:table-cell table:formula="of:=[.I9]*0.95" office:value-type="float" office:value="0.305122005939484">
            <text:p>0.3051220059</text:p>
          </table:table-cell>
          <table:table-cell table:formula="of:=[.J9]*0.95" office:value-type="float" office:value="0.315756297111511">
            <text:p>0.3157562971</text:p>
          </table:table-cell>
          <table:table-cell table:formula="of:=[.K9]*0.95" office:value-type="float" office:value="0.324414622783661">
            <text:p>0.3244146228</text:p>
          </table:table-cell>
          <table:table-cell table:formula="of:=[.L9]*0.95" office:value-type="float" office:value="0.334029448032379">
            <text:p>0.334029448</text:p>
          </table:table-cell>
          <table:table-cell table:formula="of:=[.M9]*0.95" office:value-type="float" office:value="0.35150283575058">
            <text:p>0.3515028358</text:p>
          </table:table-cell>
          <table:table-cell table:formula="of:=[.N9]*0.95" office:value-type="float" office:value="0.37036782503128">
            <text:p>0.370367825</text:p>
          </table:table-cell>
          <table:table-cell table:formula="of:=[.O9]*0.95" office:value-type="float" office:value="0.378006911277771">
            <text:p>0.3780069113</text:p>
          </table:table-cell>
          <table:table-cell table:formula="of:=[.P9]*0.95" office:value-type="float" office:value="0.405104863643647">
            <text:p>0.4051048636</text:p>
          </table:table-cell>
          <table:table-cell table:formula="of:=[.Q9]*0.95" office:value-type="float" office:value="0.428678965568542">
            <text:p>0.4286789656</text:p>
          </table:table-cell>
          <table:table-cell table:formula="of:=[.R9]*0.95" office:value-type="float" office:value="0.439450061321258">
            <text:p>0.439450061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[.C9]*1.05" office:value-type="float" office:value="0.63004721403122">
            <text:p>0.630047214</text:p>
          </table:table-cell>
          <table:table-cell table:formula="of:=[.D9]*1.05" office:value-type="float" office:value="0.452632105350494">
            <text:p>0.4526321054</text:p>
          </table:table-cell>
          <table:table-cell table:formula="of:=[.E9]*1.05" office:value-type="float" office:value="0.397765195369721">
            <text:p>0.3977651954</text:p>
          </table:table-cell>
          <table:table-cell table:formula="of:=[.F9]*1.05" office:value-type="float" office:value="0.371135079860687">
            <text:p>0.3711350799</text:p>
          </table:table-cell>
          <table:table-cell table:formula="of:=[.G9]*1.05" office:value-type="float" office:value="0.356704008579254">
            <text:p>0.3567040086</text:p>
          </table:table-cell>
          <table:table-cell table:formula="of:=[.H9]*1.05" office:value-type="float" office:value="0.343607246875763">
            <text:p>0.3436072469</text:p>
          </table:table-cell>
          <table:table-cell table:formula="of:=[.I9]*1.05" office:value-type="float" office:value="0.33724011182785">
            <text:p>0.3372401118</text:p>
          </table:table-cell>
          <table:table-cell table:formula="of:=[.J9]*1.05" office:value-type="float" office:value="0.348993802070617">
            <text:p>0.3489938021</text:p>
          </table:table-cell>
          <table:table-cell table:formula="of:=[.K9]*1.05" office:value-type="float" office:value="0.358563530445099">
            <text:p>0.3585635304</text:p>
          </table:table-cell>
          <table:table-cell table:formula="of:=[.L9]*1.05" office:value-type="float" office:value="0.369190442562103">
            <text:p>0.3691904426</text:p>
          </table:table-cell>
          <table:table-cell table:formula="of:=[.M9]*1.05" office:value-type="float" office:value="0.388503134250641">
            <text:p>0.3885031343</text:p>
          </table:table-cell>
          <table:table-cell table:formula="of:=[.N9]*1.05" office:value-type="float" office:value="0.409353911876678">
            <text:p>0.4093539119</text:p>
          </table:table-cell>
          <table:table-cell table:formula="of:=[.O9]*1.05" office:value-type="float" office:value="0.417797112464905">
            <text:p>0.4177971125</text:p>
          </table:table-cell>
          <table:table-cell table:formula="of:=[.P9]*1.05" office:value-type="float" office:value="0.447747480869294">
            <text:p>0.4477474809</text:p>
          </table:table-cell>
          <table:table-cell table:formula="of:=[.Q9]*1.05" office:value-type="float" office:value="0.473803067207336">
            <text:p>0.4738030672</text:p>
          </table:table-cell>
          <table:table-cell table:formula="of:=[.R9]*1.05" office:value-type="float" office:value="0.48570796251297">
            <text:p>0.485707962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AND([.C10]&gt;[.C15];[.C10]&lt;[.C16])" office:value-type="boolean" office:boolean-value="true">
            <text:p>TRUE</text:p>
          </table:table-cell>
          <table:table-cell table:style-name="ce3" table:formula="of:=AND([.D10]&gt;[.D15];[.D10]&lt;[.D16])" office:value-type="boolean" office:boolean-value="true">
            <text:p>TRUE</text:p>
          </table:table-cell>
          <table:table-cell table:style-name="ce3" table:formula="of:=AND([.E10]&gt;[.E15];[.E10]&lt;[.E16])" office:value-type="boolean" office:boolean-value="true">
            <text:p>TRUE</text:p>
          </table:table-cell>
          <table:table-cell table:style-name="ce3" table:formula="of:=AND([.F10]&gt;[.F15];[.F10]&lt;[.F16])" office:value-type="boolean" office:boolean-value="true">
            <text:p>TRUE</text:p>
          </table:table-cell>
          <table:table-cell table:style-name="ce3" table:formula="of:=AND([.G10]&gt;[.G15];[.G10]&lt;[.G16])" office:value-type="boolean" office:boolean-value="true">
            <text:p>TRUE</text:p>
          </table:table-cell>
          <table:table-cell table:style-name="ce3" table:formula="of:=AND([.H10]&gt;[.H15];[.H10]&lt;[.H16])" office:value-type="boolean" office:boolean-value="true">
            <text:p>TRUE</text:p>
          </table:table-cell>
          <table:table-cell table:style-name="ce3" table:formula="of:=AND([.I10]&gt;[.I15];[.I10]&lt;[.I16])" office:value-type="boolean" office:boolean-value="true">
            <text:p>TRUE</text:p>
          </table:table-cell>
          <table:table-cell table:style-name="ce3" table:formula="of:=AND([.J10]&gt;[.J15];[.J10]&lt;[.J16])" office:value-type="boolean" office:boolean-value="true">
            <text:p>TRUE</text:p>
          </table:table-cell>
          <table:table-cell table:style-name="ce3" table:formula="of:=AND([.K10]&gt;[.K15];[.K10]&lt;[.K16])" office:value-type="boolean" office:boolean-value="true">
            <text:p>TRUE</text:p>
          </table:table-cell>
          <table:table-cell table:style-name="ce3" table:formula="of:=AND([.L10]&gt;[.L15];[.L10]&lt;[.L16])" office:value-type="boolean" office:boolean-value="true">
            <text:p>TRUE</text:p>
          </table:table-cell>
          <table:table-cell table:style-name="ce3" table:formula="of:=AND([.M10]&gt;[.M15];[.M10]&lt;[.M16])" office:value-type="boolean" office:boolean-value="true">
            <text:p>TRUE</text:p>
          </table:table-cell>
          <table:table-cell table:style-name="ce3" table:formula="of:=AND([.N10]&gt;[.N15];[.N10]&lt;[.N16])" office:value-type="boolean" office:boolean-value="true">
            <text:p>TRUE</text:p>
          </table:table-cell>
          <table:table-cell table:style-name="ce3" table:formula="of:=AND([.O10]&gt;[.O15];[.O10]&lt;[.O16])" office:value-type="boolean" office:boolean-value="true">
            <text:p>TRUE</text:p>
          </table:table-cell>
          <table:table-cell table:style-name="ce3" table:formula="of:=AND([.P10]&gt;[.P15];[.P10]&lt;[.P16])" office:value-type="boolean" office:boolean-value="true">
            <text:p>TRUE</text:p>
          </table:table-cell>
          <table:table-cell table:style-name="ce3" table:formula="of:=AND([.Q10]&gt;[.Q15];[.Q10]&lt;[.Q16])" office:value-type="boolean" office:boolean-value="true">
            <text:p>TRUE</text:p>
          </table:table-cell>
          <table:table-cell table:style-name="ce3" table:formula="of:=AND([.R10]&gt;[.R15];[.R10]&lt;[.R16])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table:formula="of:=AND([.C11]&gt;[.C15];[.C11]&lt;[.C16])" office:value-type="boolean" office:boolean-value="true">
            <text:p>TRUE</text:p>
          </table:table-cell>
          <table:table-cell table:style-name="ce3" table:formula="of:=AND([.D11]&gt;[.D15];[.D11]&lt;[.D16])" office:value-type="boolean" office:boolean-value="true">
            <text:p>TRUE</text:p>
          </table:table-cell>
          <table:table-cell table:style-name="ce3" table:formula="of:=AND([.E11]&gt;[.E15];[.E11]&lt;[.E16])" office:value-type="boolean" office:boolean-value="true">
            <text:p>TRUE</text:p>
          </table:table-cell>
          <table:table-cell table:style-name="ce3" table:formula="of:=AND([.F11]&gt;[.F15];[.F11]&lt;[.F16])" office:value-type="boolean" office:boolean-value="true">
            <text:p>TRUE</text:p>
          </table:table-cell>
          <table:table-cell table:style-name="ce3" table:formula="of:=AND([.G11]&gt;[.G15];[.G11]&lt;[.G16])" office:value-type="boolean" office:boolean-value="true">
            <text:p>TRUE</text:p>
          </table:table-cell>
          <table:table-cell table:style-name="ce3" table:formula="of:=AND([.H11]&gt;[.H15];[.H11]&lt;[.H16])" office:value-type="boolean" office:boolean-value="true">
            <text:p>TRUE</text:p>
          </table:table-cell>
          <table:table-cell table:style-name="ce3" table:formula="of:=AND([.I11]&gt;[.I15];[.I11]&lt;[.I16])" office:value-type="boolean" office:boolean-value="true">
            <text:p>TRUE</text:p>
          </table:table-cell>
          <table:table-cell table:style-name="ce3" table:formula="of:=AND([.J11]&gt;[.J15];[.J11]&lt;[.J16])" office:value-type="boolean" office:boolean-value="true">
            <text:p>TRUE</text:p>
          </table:table-cell>
          <table:table-cell table:style-name="ce3" table:formula="of:=AND([.K11]&gt;[.K15];[.K11]&lt;[.K16])" office:value-type="boolean" office:boolean-value="true">
            <text:p>TRUE</text:p>
          </table:table-cell>
          <table:table-cell table:style-name="ce3" table:formula="of:=AND([.L11]&gt;[.L15];[.L11]&lt;[.L16])" office:value-type="boolean" office:boolean-value="true">
            <text:p>TRUE</text:p>
          </table:table-cell>
          <table:table-cell table:style-name="ce3" table:formula="of:=AND([.M11]&gt;[.M15];[.M11]&lt;[.M16])" office:value-type="boolean" office:boolean-value="true">
            <text:p>TRUE</text:p>
          </table:table-cell>
          <table:table-cell table:style-name="ce3" table:formula="of:=AND([.N11]&gt;[.N15];[.N11]&lt;[.N16])" office:value-type="boolean" office:boolean-value="true">
            <text:p>TRUE</text:p>
          </table:table-cell>
          <table:table-cell table:style-name="ce3" table:formula="of:=AND([.O11]&gt;[.O15];[.O11]&lt;[.O16])" office:value-type="boolean" office:boolean-value="true">
            <text:p>TRUE</text:p>
          </table:table-cell>
          <table:table-cell table:style-name="ce3" table:formula="of:=AND([.P11]&gt;[.P15];[.P11]&lt;[.P16])" office:value-type="boolean" office:boolean-value="true">
            <text:p>TRUE</text:p>
          </table:table-cell>
          <table:table-cell table:style-name="ce3" table:formula="of:=AND([.Q11]&gt;[.Q15];[.Q11]&lt;[.Q16])" office:value-type="boolean" office:boolean-value="true">
            <text:p>TRUE</text:p>
          </table:table-cell>
          <table:table-cell table:style-name="ce3" table:formula="of:=AND([.R11]&gt;[.R15];[.R11]&lt;[.R16])" office:value-type="boolean" office:boolean-value="false">
            <text:p>FALS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>
            <draw:frame table:end-cell-address="HOST_NY.Z40" table:end-x="0.8165in" table:end-y="0.0661in" draw:z-index="1" draw:style-name="gr1" draw:text-style-name="P1" svg:width="6.2976in" svg:height="3.5413in" svg:x="0.7413in" svg:y="0.1138in">
              <draw:object draw:notify-on-update-of-ranges="HOST_NY.C2:HOST_NY.R2 HOST_NY.A2:HOST_NY.A2 HOST_NY.C13:HOST_NY.R13 HOST_NY.A22:HOST_NY.A22 HOST_NY.C33:HOST_NY.R33 HOST_NY.A42:HOST_NY.A42 HOST_NY.C53:HOST_NY.R5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2" office:value-type="string">
            <text:p>Partition 128</text:p>
          </table:table-cell>
          <table:table-cell table:style-name="ce2" office:value-type="string">
            <text:p>Ste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0.666749000549316">
            <text:p>0.6667490005</text:p>
          </table:table-cell>
          <table:table-cell office:value-type="float" office:value="0.461684942245483">
            <text:p>0.4616849422</text:p>
          </table:table-cell>
          <table:table-cell office:value-type="float" office:value="0.395741939544678">
            <text:p>0.3957419395</text:p>
          </table:table-cell>
          <table:table-cell office:value-type="float" office:value="0.377897977828979">
            <text:p>0.3778979778</text:p>
          </table:table-cell>
          <table:table-cell office:value-type="float" office:value="0.355726003646851">
            <text:p>0.3557260036</text:p>
          </table:table-cell>
          <table:table-cell office:value-type="float" office:value="0.346357107162476">
            <text:p>0.3463571072</text:p>
          </table:table-cell>
          <table:table-cell office:value-type="float" office:value="0.315351009368896">
            <text:p>0.3153510094</text:p>
          </table:table-cell>
          <table:table-cell office:value-type="float" office:value="0.320006132125854">
            <text:p>0.3200061321</text:p>
          </table:table-cell>
          <table:table-cell office:value-type="float" office:value="0.318408012390137">
            <text:p>0.3184080124</text:p>
          </table:table-cell>
          <table:table-cell office:value-type="float" office:value="0.339609146118164">
            <text:p>0.3396091461</text:p>
          </table:table-cell>
          <table:table-cell office:value-type="float" office:value="0.343021869659424">
            <text:p>0.3430218697</text:p>
          </table:table-cell>
          <table:table-cell office:value-type="float" office:value="0.360942840576172">
            <text:p>0.3609428406</text:p>
          </table:table-cell>
          <table:table-cell office:value-type="float" office:value="0.382848024368286">
            <text:p>0.3828480244</text:p>
          </table:table-cell>
          <table:table-cell office:value-type="float" office:value="0.388728141784668">
            <text:p>0.3887281418</text:p>
          </table:table-cell>
          <table:table-cell office:value-type="float" office:value="0.404711961746216">
            <text:p>0.4047119617</text:p>
          </table:table-cell>
          <table:table-cell office:value-type="float" office:value="0.420964956283569">
            <text:p>0.420964956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0.656987190246582">
            <text:p>0.6569871902</text:p>
          </table:table-cell>
          <table:table-cell office:value-type="float" office:value="0.46520185470581">
            <text:p>0.4652018547</text:p>
          </table:table-cell>
          <table:table-cell office:value-type="float" office:value="0.402005910873413">
            <text:p>0.4020059109</text:p>
          </table:table-cell>
          <table:table-cell office:value-type="float" office:value="0.371052980422974">
            <text:p>0.3710529804</text:p>
          </table:table-cell>
          <table:table-cell office:value-type="float" office:value="0.351331949234009">
            <text:p>0.3513319492</text:p>
          </table:table-cell>
          <table:table-cell office:value-type="float" office:value="0.339260816574097">
            <text:p>0.3392608166</text:p>
          </table:table-cell>
          <table:table-cell office:value-type="float" office:value="0.317744970321655">
            <text:p>0.3177449703</text:p>
          </table:table-cell>
          <table:table-cell office:value-type="float" office:value="0.313650131225586">
            <text:p>0.3136501312</text:p>
          </table:table-cell>
          <table:table-cell office:value-type="float" office:value="0.32880687713623">
            <text:p>0.3288068771</text:p>
          </table:table-cell>
          <table:table-cell office:value-type="float" office:value="0.330105066299438">
            <text:p>0.3301050663</text:p>
          </table:table-cell>
          <table:table-cell office:value-type="float" office:value="0.342151165008545">
            <text:p>0.342151165</text:p>
          </table:table-cell>
          <table:table-cell office:value-type="float" office:value="0.365096092224121">
            <text:p>0.3650960922</text:p>
          </table:table-cell>
          <table:table-cell office:value-type="float" office:value="0.359998941421509">
            <text:p>0.3599989414</text:p>
          </table:table-cell>
          <table:table-cell office:value-type="float" office:value="0.407306909561157">
            <text:p>0.4073069096</text:p>
          </table:table-cell>
          <table:table-cell office:value-type="float" office:value="0.408291816711426">
            <text:p>0.4082918167</text:p>
          </table:table-cell>
          <table:table-cell office:value-type="float" office:value="0.411959886550903">
            <text:p>0.411959886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0.657480955123901">
            <text:p>0.6574809551</text:p>
          </table:table-cell>
          <table:table-cell office:value-type="float" office:value="0.470563173294067">
            <text:p>0.4705631733</text:p>
          </table:table-cell>
          <table:table-cell office:value-type="float" office:value="0.401664972305298">
            <text:p>0.4016649723</text:p>
          </table:table-cell>
          <table:table-cell office:value-type="float" office:value="0.376958131790161">
            <text:p>0.3769581318</text:p>
          </table:table-cell>
          <table:table-cell office:value-type="float" office:value="0.35271406173706">
            <text:p>0.3527140617</text:p>
          </table:table-cell>
          <table:table-cell office:value-type="float" office:value="0.347131967544556">
            <text:p>0.3471319675</text:p>
          </table:table-cell>
          <table:table-cell office:value-type="float" office:value="0.321534156799316">
            <text:p>0.3215341568</text:p>
          </table:table-cell>
          <table:table-cell office:value-type="float" office:value="0.314975023269653">
            <text:p>0.3149750233</text:p>
          </table:table-cell>
          <table:table-cell office:value-type="float" office:value="0.317042112350464">
            <text:p>0.3170421124</text:p>
          </table:table-cell>
          <table:table-cell office:value-type="float" office:value="0.354544162750244">
            <text:p>0.3545441628</text:p>
          </table:table-cell>
          <table:table-cell office:value-type="float" office:value="0.344892024993896">
            <text:p>0.344892025</text:p>
          </table:table-cell>
          <table:table-cell office:value-type="float" office:value="0.375367879867554">
            <text:p>0.3753678799</text:p>
          </table:table-cell>
          <table:table-cell office:value-type="float" office:value="0.371657848358154">
            <text:p>0.3716578484</text:p>
          </table:table-cell>
          <table:table-cell office:value-type="float" office:value="0.379863977432251">
            <text:p>0.3798639774</text:p>
          </table:table-cell>
          <table:table-cell office:value-type="float" office:value="0.425298929214477">
            <text:p>0.4252989292</text:p>
          </table:table-cell>
          <table:table-cell office:value-type="float" office:value="0.419476985931397">
            <text:p>0.4194769859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0.678162097930908">
            <text:p>0.6781620979</text:p>
          </table:table-cell>
          <table:table-cell office:value-type="float" office:value="0.464802026748657">
            <text:p>0.4648020267</text:p>
          </table:table-cell>
          <table:table-cell office:value-type="float" office:value="0.39897608757019">
            <text:p>0.3989760876</text:p>
          </table:table-cell>
          <table:table-cell office:value-type="float" office:value="0.387146949768066">
            <text:p>0.3871469498</text:p>
          </table:table-cell>
          <table:table-cell office:value-type="float" office:value="0.374166011810303">
            <text:p>0.3741660118</text:p>
          </table:table-cell>
          <table:table-cell office:value-type="float" office:value="0.344964981079102">
            <text:p>0.3449649811</text:p>
          </table:table-cell>
          <table:table-cell office:value-type="float" office:value="0.324200868606567">
            <text:p>0.3242008686</text:p>
          </table:table-cell>
          <table:table-cell office:value-type="float" office:value="0.31763482093811">
            <text:p>0.3176348209</text:p>
          </table:table-cell>
          <table:table-cell office:value-type="float" office:value="0.329663038253784">
            <text:p>0.3296630383</text:p>
          </table:table-cell>
          <table:table-cell office:value-type="float" office:value="0.335106134414673">
            <text:p>0.3351061344</text:p>
          </table:table-cell>
          <table:table-cell office:value-type="float" office:value="0.346333980560303">
            <text:p>0.3463339806</text:p>
          </table:table-cell>
          <table:table-cell office:value-type="float" office:value="0.369565010070801">
            <text:p>0.3695650101</text:p>
          </table:table-cell>
          <table:table-cell office:value-type="float" office:value="0.38276481628418">
            <text:p>0.3827648163</text:p>
          </table:table-cell>
          <table:table-cell office:value-type="float" office:value="0.429692029953003">
            <text:p>0.42969203</text:p>
          </table:table-cell>
          <table:table-cell office:value-type="float" office:value="0.394773960113525">
            <text:p>0.3947739601</text:p>
          </table:table-cell>
          <table:table-cell office:value-type="float" office:value="0.408452987670898">
            <text:p>0.4084529877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0.685220956802368">
            <text:p>0.6852209568</text:p>
          </table:table-cell>
          <table:table-cell office:value-type="float" office:value="0.47358512878418">
            <text:p>0.4735851288</text:p>
          </table:table-cell>
          <table:table-cell office:value-type="float" office:value="0.406622171401977">
            <text:p>0.4066221714</text:p>
          </table:table-cell>
          <table:table-cell office:value-type="float" office:value="0.371784925460815">
            <text:p>0.3717849255</text:p>
          </table:table-cell>
          <table:table-cell office:value-type="float" office:value="0.352818012237549">
            <text:p>0.3528180122</text:p>
          </table:table-cell>
          <table:table-cell office:value-type="float" office:value="0.357416868209839">
            <text:p>0.3574168682</text:p>
          </table:table-cell>
          <table:table-cell office:value-type="float" office:value="0.319861888885498">
            <text:p>0.3198618889</text:p>
          </table:table-cell>
          <table:table-cell office:value-type="float" office:value="0.328210115432739">
            <text:p>0.3282101154</text:p>
          </table:table-cell>
          <table:table-cell office:value-type="float" office:value="0.321793079376221">
            <text:p>0.3217930794</text:p>
          </table:table-cell>
          <table:table-cell office:value-type="float" office:value="0.326481103897095">
            <text:p>0.3264811039</text:p>
          </table:table-cell>
          <table:table-cell office:value-type="float" office:value="0.361677885055542">
            <text:p>0.3616778851</text:p>
          </table:table-cell>
          <table:table-cell office:value-type="float" office:value="0.368188858032227">
            <text:p>0.368188858</text:p>
          </table:table-cell>
          <table:table-cell office:value-type="float" office:value="0.374444961547852">
            <text:p>0.3744449615</text:p>
          </table:table-cell>
          <table:table-cell office:value-type="float" office:value="0.388153076171875">
            <text:p>0.3881530762</text:p>
          </table:table-cell>
          <table:table-cell office:value-type="float" office:value="0.403326034545898">
            <text:p>0.4033260345</text:p>
          </table:table-cell>
          <table:table-cell office:value-type="float" office:value="0.429397106170654">
            <text:p>0.429397106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MALL([.C$23:.C$27];1)" office:value-type="float" office:value="0.656987190246582">
            <text:p>0.6569871902</text:p>
          </table:table-cell>
          <table:table-cell table:formula="of:=SMALL([.D$23:.D$27];1)" office:value-type="float" office:value="0.461684942245483">
            <text:p>0.4616849422</text:p>
          </table:table-cell>
          <table:table-cell table:formula="of:=SMALL([.E$23:.E$27];1)" office:value-type="float" office:value="0.395741939544678">
            <text:p>0.3957419395</text:p>
          </table:table-cell>
          <table:table-cell table:formula="of:=SMALL([.F$23:.F$27];1)" office:value-type="float" office:value="0.371052980422974">
            <text:p>0.3710529804</text:p>
          </table:table-cell>
          <table:table-cell table:formula="of:=SMALL([.G$23:.G$27];1)" office:value-type="float" office:value="0.351331949234009">
            <text:p>0.3513319492</text:p>
          </table:table-cell>
          <table:table-cell table:formula="of:=SMALL([.H$23:.H$27];1)" office:value-type="float" office:value="0.339260816574097">
            <text:p>0.3392608166</text:p>
          </table:table-cell>
          <table:table-cell table:formula="of:=SMALL([.I$23:.I$27];1)" office:value-type="float" office:value="0.315351009368896">
            <text:p>0.3153510094</text:p>
          </table:table-cell>
          <table:table-cell table:formula="of:=SMALL([.J$23:.J$27];1)" office:value-type="float" office:value="0.313650131225586">
            <text:p>0.3136501312</text:p>
          </table:table-cell>
          <table:table-cell table:formula="of:=SMALL([.K$23:.K$27];1)" office:value-type="float" office:value="0.317042112350464">
            <text:p>0.3170421124</text:p>
          </table:table-cell>
          <table:table-cell table:formula="of:=SMALL([.L$23:.L$27];1)" office:value-type="float" office:value="0.326481103897095">
            <text:p>0.3264811039</text:p>
          </table:table-cell>
          <table:table-cell table:formula="of:=SMALL([.M$23:.M$27];1)" office:value-type="float" office:value="0.342151165008545">
            <text:p>0.342151165</text:p>
          </table:table-cell>
          <table:table-cell table:formula="of:=SMALL([.N$23:.N$27];1)" office:value-type="float" office:value="0.360942840576172">
            <text:p>0.3609428406</text:p>
          </table:table-cell>
          <table:table-cell table:formula="of:=SMALL([.O$23:.O$27];1)" office:value-type="float" office:value="0.359998941421509">
            <text:p>0.3599989414</text:p>
          </table:table-cell>
          <table:table-cell table:formula="of:=SMALL([.P$23:.P$27];1)" office:value-type="float" office:value="0.379863977432251">
            <text:p>0.3798639774</text:p>
          </table:table-cell>
          <table:table-cell table:formula="of:=SMALL([.Q$23:.Q$27];1)" office:value-type="float" office:value="0.394773960113525">
            <text:p>0.3947739601</text:p>
          </table:table-cell>
          <table:table-cell table:formula="of:=SMALL([.R$23:.R$27];1)" office:value-type="float" office:value="0.408452987670898">
            <text:p>0.4084529877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SMALL([.C$23:.C$27];2)" office:value-type="float" office:value="0.657480955123901">
            <text:p>0.6574809551</text:p>
          </table:table-cell>
          <table:table-cell table:formula="of:=SMALL([.D$23:.D$27];2)" office:value-type="float" office:value="0.464802026748657">
            <text:p>0.4648020267</text:p>
          </table:table-cell>
          <table:table-cell table:formula="of:=SMALL([.E$23:.E$27];2)" office:value-type="float" office:value="0.39897608757019">
            <text:p>0.3989760876</text:p>
          </table:table-cell>
          <table:table-cell table:formula="of:=SMALL([.F$23:.F$27];2)" office:value-type="float" office:value="0.371784925460815">
            <text:p>0.3717849255</text:p>
          </table:table-cell>
          <table:table-cell table:formula="of:=SMALL([.G$23:.G$27];2)" office:value-type="float" office:value="0.35271406173706">
            <text:p>0.3527140617</text:p>
          </table:table-cell>
          <table:table-cell table:formula="of:=SMALL([.H$23:.H$27];2)" office:value-type="float" office:value="0.344964981079102">
            <text:p>0.3449649811</text:p>
          </table:table-cell>
          <table:table-cell table:formula="of:=SMALL([.I$23:.I$27];2)" office:value-type="float" office:value="0.317744970321655">
            <text:p>0.3177449703</text:p>
          </table:table-cell>
          <table:table-cell table:formula="of:=SMALL([.J$23:.J$27];2)" office:value-type="float" office:value="0.314975023269653">
            <text:p>0.3149750233</text:p>
          </table:table-cell>
          <table:table-cell table:formula="of:=SMALL([.K$23:.K$27];2)" office:value-type="float" office:value="0.318408012390137">
            <text:p>0.3184080124</text:p>
          </table:table-cell>
          <table:table-cell table:formula="of:=SMALL([.L$23:.L$27];2)" office:value-type="float" office:value="0.330105066299438">
            <text:p>0.3301050663</text:p>
          </table:table-cell>
          <table:table-cell table:formula="of:=SMALL([.M$23:.M$27];2)" office:value-type="float" office:value="0.343021869659424">
            <text:p>0.3430218697</text:p>
          </table:table-cell>
          <table:table-cell table:formula="of:=SMALL([.N$23:.N$27];2)" office:value-type="float" office:value="0.365096092224121">
            <text:p>0.3650960922</text:p>
          </table:table-cell>
          <table:table-cell table:formula="of:=SMALL([.O$23:.O$27];2)" office:value-type="float" office:value="0.371657848358154">
            <text:p>0.3716578484</text:p>
          </table:table-cell>
          <table:table-cell table:formula="of:=SMALL([.P$23:.P$27];2)" office:value-type="float" office:value="0.388153076171875">
            <text:p>0.3881530762</text:p>
          </table:table-cell>
          <table:table-cell table:formula="of:=SMALL([.Q$23:.Q$27];2)" office:value-type="float" office:value="0.403326034545898">
            <text:p>0.4033260345</text:p>
          </table:table-cell>
          <table:table-cell table:formula="of:=SMALL([.R$23:.R$27];2)" office:value-type="float" office:value="0.411959886550903">
            <text:p>0.411959886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SMALL([.C$23:.C$27];3)" office:value-type="float" office:value="0.666749000549316">
            <text:p>0.6667490005</text:p>
          </table:table-cell>
          <table:table-cell table:formula="of:=SMALL([.D$23:.D$27];3)" office:value-type="float" office:value="0.46520185470581">
            <text:p>0.4652018547</text:p>
          </table:table-cell>
          <table:table-cell table:formula="of:=SMALL([.E$23:.E$27];3)" office:value-type="float" office:value="0.401664972305298">
            <text:p>0.4016649723</text:p>
          </table:table-cell>
          <table:table-cell table:formula="of:=SMALL([.F$23:.F$27];3)" office:value-type="float" office:value="0.376958131790161">
            <text:p>0.3769581318</text:p>
          </table:table-cell>
          <table:table-cell table:formula="of:=SMALL([.G$23:.G$27];3)" office:value-type="float" office:value="0.352818012237549">
            <text:p>0.3528180122</text:p>
          </table:table-cell>
          <table:table-cell table:formula="of:=SMALL([.H$23:.H$27];3)" office:value-type="float" office:value="0.346357107162476">
            <text:p>0.3463571072</text:p>
          </table:table-cell>
          <table:table-cell table:formula="of:=SMALL([.I$23:.I$27];3)" office:value-type="float" office:value="0.319861888885498">
            <text:p>0.3198618889</text:p>
          </table:table-cell>
          <table:table-cell table:formula="of:=SMALL([.J$23:.J$27];3)" office:value-type="float" office:value="0.31763482093811">
            <text:p>0.3176348209</text:p>
          </table:table-cell>
          <table:table-cell table:formula="of:=SMALL([.K$23:.K$27];3)" office:value-type="float" office:value="0.321793079376221">
            <text:p>0.3217930794</text:p>
          </table:table-cell>
          <table:table-cell table:formula="of:=SMALL([.L$23:.L$27];3)" office:value-type="float" office:value="0.335106134414673">
            <text:p>0.3351061344</text:p>
          </table:table-cell>
          <table:table-cell table:formula="of:=SMALL([.M$23:.M$27];3)" office:value-type="float" office:value="0.344892024993896">
            <text:p>0.344892025</text:p>
          </table:table-cell>
          <table:table-cell table:formula="of:=SMALL([.N$23:.N$27];3)" office:value-type="float" office:value="0.368188858032227">
            <text:p>0.368188858</text:p>
          </table:table-cell>
          <table:table-cell table:formula="of:=SMALL([.O$23:.O$27];3)" office:value-type="float" office:value="0.374444961547852">
            <text:p>0.3744449615</text:p>
          </table:table-cell>
          <table:table-cell table:formula="of:=SMALL([.P$23:.P$27];3)" office:value-type="float" office:value="0.388728141784668">
            <text:p>0.3887281418</text:p>
          </table:table-cell>
          <table:table-cell table:formula="of:=SMALL([.Q$23:.Q$27];3)" office:value-type="float" office:value="0.404711961746216">
            <text:p>0.4047119617</text:p>
          </table:table-cell>
          <table:table-cell table:formula="of:=SMALL([.R$23:.R$27];3)" office:value-type="float" office:value="0.419476985931397">
            <text:p>0.419476985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peedup</text:p>
          </table:table-cell>
          <table:table-cell table:formula="of:=[.$C$29]/[.C$29]" office:value-type="float" office:value="1">
            <text:p>1</text:p>
          </table:table-cell>
          <table:table-cell table:formula="of:=[.$C$29]/[.D$29]" office:value-type="float" office:value="1.42302061455852">
            <text:p>1.4230206146</text:p>
          </table:table-cell>
          <table:table-cell table:formula="of:=[.$C$29]/[.E$29]" office:value-type="float" office:value="1.66014042131213">
            <text:p>1.6601404213</text:p>
          </table:table-cell>
          <table:table-cell table:formula="of:=[.$C$29]/[.F$29]" office:value-type="float" office:value="1.77060211050633">
            <text:p>1.7706021105</text:p>
          </table:table-cell>
          <table:table-cell table:formula="of:=[.$C$29]/[.G$29]" office:value-type="float" office:value="1.86998988187376">
            <text:p>1.8699898819</text:p>
          </table:table-cell>
          <table:table-cell table:formula="of:=[.$C$29]/[.H$29]" office:value-type="float" office:value="1.93652540508783">
            <text:p>1.9365254051</text:p>
          </table:table-cell>
          <table:table-cell table:formula="of:=[.$C$29]/[.I$29]" office:value-type="float" office:value="2.08335210837407">
            <text:p>2.0833521084</text:p>
          </table:table-cell>
          <table:table-cell table:formula="of:=[.$C$29]/[.J$29]" office:value-type="float" office:value="2.09464981787002">
            <text:p>2.0946498179</text:p>
          </table:table-cell>
          <table:table-cell table:formula="of:=[.$C$29]/[.K$29]" office:value-type="float" office:value="2.07223950589989">
            <text:p>2.0722395059</text:p>
          </table:table-cell>
          <table:table-cell table:formula="of:=[.$C$29]/[.L$29]" office:value-type="float" office:value="2.01232837798068">
            <text:p>2.012328378</text:p>
          </table:table-cell>
          <table:table-cell table:formula="of:=[.$C$29]/[.M$29]" office:value-type="float" office:value="1.92016645692314">
            <text:p>1.9201664569</text:p>
          </table:table-cell>
          <table:table-cell table:formula="of:=[.$C$29]/[.N$29]" office:value-type="float" office:value="1.82019731766347">
            <text:p>1.8201973177</text:p>
          </table:table-cell>
          <table:table-cell table:formula="of:=[.$C$29]/[.O$29]" office:value-type="float" office:value="1.82496978366762">
            <text:p>1.8249697837</text:p>
          </table:table-cell>
          <table:table-cell table:formula="of:=[.$C$29]/[.P$29]" office:value-type="float" office:value="1.72953275192765">
            <text:p>1.7295327519</text:p>
          </table:table-cell>
          <table:table-cell table:formula="of:=[.$C$29]/[.Q$29]" office:value-type="float" office:value="1.66421105905175">
            <text:p>1.6642110591</text:p>
          </table:table-cell>
          <table:table-cell table:formula="of:=[.$C$29]/[.R$29]" office:value-type="float" office:value="1.60847688737176">
            <text:p>1.6084768874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[.C29]*0.95" office:value-type="float" office:value="0.624137830734253">
            <text:p>0.6241378307</text:p>
          </table:table-cell>
          <table:table-cell table:formula="of:=[.D29]*0.95" office:value-type="float" office:value="0.438600695133209">
            <text:p>0.4386006951</text:p>
          </table:table-cell>
          <table:table-cell table:formula="of:=[.E29]*0.95" office:value-type="float" office:value="0.375954842567444">
            <text:p>0.3759548426</text:p>
          </table:table-cell>
          <table:table-cell table:formula="of:=[.F29]*0.95" office:value-type="float" office:value="0.352500331401825">
            <text:p>0.3525003314</text:p>
          </table:table-cell>
          <table:table-cell table:formula="of:=[.G29]*0.95" office:value-type="float" office:value="0.333765351772309">
            <text:p>0.3337653518</text:p>
          </table:table-cell>
          <table:table-cell table:formula="of:=[.H29]*0.95" office:value-type="float" office:value="0.322297775745392">
            <text:p>0.3222977757</text:p>
          </table:table-cell>
          <table:table-cell table:formula="of:=[.I29]*0.95" office:value-type="float" office:value="0.299583458900451">
            <text:p>0.2995834589</text:p>
          </table:table-cell>
          <table:table-cell table:formula="of:=[.J29]*0.95" office:value-type="float" office:value="0.297967624664307">
            <text:p>0.2979676247</text:p>
          </table:table-cell>
          <table:table-cell table:formula="of:=[.K29]*0.95" office:value-type="float" office:value="0.301190006732941">
            <text:p>0.3011900067</text:p>
          </table:table-cell>
          <table:table-cell table:formula="of:=[.L29]*0.95" office:value-type="float" office:value="0.31015704870224">
            <text:p>0.3101570487</text:p>
          </table:table-cell>
          <table:table-cell table:formula="of:=[.M29]*0.95" office:value-type="float" office:value="0.325043606758118">
            <text:p>0.3250436068</text:p>
          </table:table-cell>
          <table:table-cell table:formula="of:=[.N29]*0.95" office:value-type="float" office:value="0.342895698547363">
            <text:p>0.3428956985</text:p>
          </table:table-cell>
          <table:table-cell table:formula="of:=[.O29]*0.95" office:value-type="float" office:value="0.341998994350434">
            <text:p>0.3419989944</text:p>
          </table:table-cell>
          <table:table-cell table:formula="of:=[.P29]*0.95" office:value-type="float" office:value="0.360870778560638">
            <text:p>0.3608707786</text:p>
          </table:table-cell>
          <table:table-cell table:formula="of:=[.Q29]*0.95" office:value-type="float" office:value="0.375035262107849">
            <text:p>0.3750352621</text:p>
          </table:table-cell>
          <table:table-cell table:formula="of:=[.R29]*0.95" office:value-type="float" office:value="0.388030338287353">
            <text:p>0.388030338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[.C29]*1.05" office:value-type="float" office:value="0.689836549758911">
            <text:p>0.6898365498</text:p>
          </table:table-cell>
          <table:table-cell table:formula="of:=[.D29]*1.05" office:value-type="float" office:value="0.484769189357757">
            <text:p>0.4847691894</text:p>
          </table:table-cell>
          <table:table-cell table:formula="of:=[.E29]*1.05" office:value-type="float" office:value="0.415529036521912">
            <text:p>0.4155290365</text:p>
          </table:table-cell>
          <table:table-cell table:formula="of:=[.F29]*1.05" office:value-type="float" office:value="0.389605629444123">
            <text:p>0.3896056294</text:p>
          </table:table-cell>
          <table:table-cell table:formula="of:=[.G29]*1.05" office:value-type="float" office:value="0.368898546695709">
            <text:p>0.3688985467</text:p>
          </table:table-cell>
          <table:table-cell table:formula="of:=[.H29]*1.05" office:value-type="float" office:value="0.356223857402802">
            <text:p>0.3562238574</text:p>
          </table:table-cell>
          <table:table-cell table:formula="of:=[.I29]*1.05" office:value-type="float" office:value="0.331118559837341">
            <text:p>0.3311185598</text:p>
          </table:table-cell>
          <table:table-cell table:formula="of:=[.J29]*1.05" office:value-type="float" office:value="0.329332637786865">
            <text:p>0.3293326378</text:p>
          </table:table-cell>
          <table:table-cell table:formula="of:=[.K29]*1.05" office:value-type="float" office:value="0.332894217967987">
            <text:p>0.332894218</text:p>
          </table:table-cell>
          <table:table-cell table:formula="of:=[.L29]*1.05" office:value-type="float" office:value="0.34280515909195">
            <text:p>0.3428051591</text:p>
          </table:table-cell>
          <table:table-cell table:formula="of:=[.M29]*1.05" office:value-type="float" office:value="0.359258723258972">
            <text:p>0.3592587233</text:p>
          </table:table-cell>
          <table:table-cell table:formula="of:=[.N29]*1.05" office:value-type="float" office:value="0.378989982604981">
            <text:p>0.3789899826</text:p>
          </table:table-cell>
          <table:table-cell table:formula="of:=[.O29]*1.05" office:value-type="float" office:value="0.377998888492584">
            <text:p>0.3779988885</text:p>
          </table:table-cell>
          <table:table-cell table:formula="of:=[.P29]*1.05" office:value-type="float" office:value="0.398857176303864">
            <text:p>0.3988571763</text:p>
          </table:table-cell>
          <table:table-cell table:formula="of:=[.Q29]*1.05" office:value-type="float" office:value="0.414512658119201">
            <text:p>0.4145126581</text:p>
          </table:table-cell>
          <table:table-cell table:formula="of:=[.R29]*1.05" office:value-type="float" office:value="0.428875637054443">
            <text:p>0.428875637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AND([.C30]&gt;[.C35];[.C30]&lt;[.C36])" office:value-type="boolean" office:boolean-value="true">
            <text:p>TRUE</text:p>
          </table:table-cell>
          <table:table-cell table:style-name="ce3" table:formula="of:=AND([.D30]&gt;[.D35];[.D30]&lt;[.D36])" office:value-type="boolean" office:boolean-value="true">
            <text:p>TRUE</text:p>
          </table:table-cell>
          <table:table-cell table:style-name="ce3" table:formula="of:=AND([.E30]&gt;[.E35];[.E30]&lt;[.E36])" office:value-type="boolean" office:boolean-value="true">
            <text:p>TRUE</text:p>
          </table:table-cell>
          <table:table-cell table:style-name="ce3" table:formula="of:=AND([.F30]&gt;[.F35];[.F30]&lt;[.F36])" office:value-type="boolean" office:boolean-value="true">
            <text:p>TRUE</text:p>
          </table:table-cell>
          <table:table-cell table:style-name="ce3" table:formula="of:=AND([.G30]&gt;[.G35];[.G30]&lt;[.G36])" office:value-type="boolean" office:boolean-value="true">
            <text:p>TRUE</text:p>
          </table:table-cell>
          <table:table-cell table:style-name="ce3" table:formula="of:=AND([.H30]&gt;[.H35];[.H30]&lt;[.H36])" office:value-type="boolean" office:boolean-value="true">
            <text:p>TRUE</text:p>
          </table:table-cell>
          <table:table-cell table:style-name="ce3" table:formula="of:=AND([.I30]&gt;[.I35];[.I30]&lt;[.I36])" office:value-type="boolean" office:boolean-value="true">
            <text:p>TRUE</text:p>
          </table:table-cell>
          <table:table-cell table:style-name="ce3" table:formula="of:=AND([.J30]&gt;[.J35];[.J30]&lt;[.J36])" office:value-type="boolean" office:boolean-value="true">
            <text:p>TRUE</text:p>
          </table:table-cell>
          <table:table-cell table:style-name="ce3" table:formula="of:=AND([.K30]&gt;[.K35];[.K30]&lt;[.K36])" office:value-type="boolean" office:boolean-value="true">
            <text:p>TRUE</text:p>
          </table:table-cell>
          <table:table-cell table:style-name="ce3" table:formula="of:=AND([.L30]&gt;[.L35];[.L30]&lt;[.L36])" office:value-type="boolean" office:boolean-value="true">
            <text:p>TRUE</text:p>
          </table:table-cell>
          <table:table-cell table:style-name="ce3" table:formula="of:=AND([.M30]&gt;[.M35];[.M30]&lt;[.M36])" office:value-type="boolean" office:boolean-value="true">
            <text:p>TRUE</text:p>
          </table:table-cell>
          <table:table-cell table:style-name="ce3" table:formula="of:=AND([.N30]&gt;[.N35];[.N30]&lt;[.N36])" office:value-type="boolean" office:boolean-value="true">
            <text:p>TRUE</text:p>
          </table:table-cell>
          <table:table-cell table:style-name="ce3" table:formula="of:=AND([.O30]&gt;[.O35];[.O30]&lt;[.O36])" office:value-type="boolean" office:boolean-value="true">
            <text:p>TRUE</text:p>
          </table:table-cell>
          <table:table-cell table:style-name="ce3" table:formula="of:=AND([.P30]&gt;[.P35];[.P30]&lt;[.P36])" office:value-type="boolean" office:boolean-value="true">
            <text:p>TRUE</text:p>
          </table:table-cell>
          <table:table-cell table:style-name="ce3" table:formula="of:=AND([.Q30]&gt;[.Q35];[.Q30]&lt;[.Q36])" office:value-type="boolean" office:boolean-value="true">
            <text:p>TRUE</text:p>
          </table:table-cell>
          <table:table-cell table:style-name="ce3" table:formula="of:=AND([.R30]&gt;[.R35];[.R30]&lt;[.R36])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table:formula="of:=AND([.C31]&gt;[.C35];[.C31]&lt;[.C36])" office:value-type="boolean" office:boolean-value="true">
            <text:p>TRUE</text:p>
          </table:table-cell>
          <table:table-cell table:style-name="ce3" table:formula="of:=AND([.D31]&gt;[.D35];[.D31]&lt;[.D36])" office:value-type="boolean" office:boolean-value="true">
            <text:p>TRUE</text:p>
          </table:table-cell>
          <table:table-cell table:style-name="ce3" table:formula="of:=AND([.E31]&gt;[.E35];[.E31]&lt;[.E36])" office:value-type="boolean" office:boolean-value="true">
            <text:p>TRUE</text:p>
          </table:table-cell>
          <table:table-cell table:style-name="ce3" table:formula="of:=AND([.F31]&gt;[.F35];[.F31]&lt;[.F36])" office:value-type="boolean" office:boolean-value="true">
            <text:p>TRUE</text:p>
          </table:table-cell>
          <table:table-cell table:style-name="ce3" table:formula="of:=AND([.G31]&gt;[.G35];[.G31]&lt;[.G36])" office:value-type="boolean" office:boolean-value="true">
            <text:p>TRUE</text:p>
          </table:table-cell>
          <table:table-cell table:style-name="ce3" table:formula="of:=AND([.H31]&gt;[.H35];[.H31]&lt;[.H36])" office:value-type="boolean" office:boolean-value="true">
            <text:p>TRUE</text:p>
          </table:table-cell>
          <table:table-cell table:style-name="ce3" table:formula="of:=AND([.I31]&gt;[.I35];[.I31]&lt;[.I36])" office:value-type="boolean" office:boolean-value="true">
            <text:p>TRUE</text:p>
          </table:table-cell>
          <table:table-cell table:style-name="ce3" table:formula="of:=AND([.J31]&gt;[.J35];[.J31]&lt;[.J36])" office:value-type="boolean" office:boolean-value="true">
            <text:p>TRUE</text:p>
          </table:table-cell>
          <table:table-cell table:style-name="ce3" table:formula="of:=AND([.K31]&gt;[.K35];[.K31]&lt;[.K36])" office:value-type="boolean" office:boolean-value="true">
            <text:p>TRUE</text:p>
          </table:table-cell>
          <table:table-cell table:style-name="ce3" table:formula="of:=AND([.L31]&gt;[.L35];[.L31]&lt;[.L36])" office:value-type="boolean" office:boolean-value="true">
            <text:p>TRUE</text:p>
          </table:table-cell>
          <table:table-cell table:style-name="ce3" table:formula="of:=AND([.M31]&gt;[.M35];[.M31]&lt;[.M36])" office:value-type="boolean" office:boolean-value="true">
            <text:p>TRUE</text:p>
          </table:table-cell>
          <table:table-cell table:style-name="ce3" table:formula="of:=AND([.N31]&gt;[.N35];[.N31]&lt;[.N36])" office:value-type="boolean" office:boolean-value="true">
            <text:p>TRUE</text:p>
          </table:table-cell>
          <table:table-cell table:style-name="ce3" table:formula="of:=AND([.O31]&gt;[.O35];[.O31]&lt;[.O36])" office:value-type="boolean" office:boolean-value="true">
            <text:p>TRUE</text:p>
          </table:table-cell>
          <table:table-cell table:style-name="ce3" table:formula="of:=AND([.P31]&gt;[.P35];[.P31]&lt;[.P36])" office:value-type="boolean" office:boolean-value="true">
            <text:p>TRUE</text:p>
          </table:table-cell>
          <table:table-cell table:style-name="ce3" table:formula="of:=AND([.Q31]&gt;[.Q35];[.Q31]&lt;[.Q36])" office:value-type="boolean" office:boolean-value="true">
            <text:p>TRUE</text:p>
          </table:table-cell>
          <table:table-cell table:style-name="ce3" table:formula="of:=AND([.R31]&gt;[.R35];[.R31]&lt;[.R36])" office:value-type="boolean" office:boolean-value="true">
            <text:p>TRUE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Partition 1024</text:p>
          </table:table-cell>
          <table:table-cell table:style-name="ce2" office:value-type="string">
            <text:p>Ste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1.20401000976563">
            <text:p>1.2040100098</text:p>
          </table:table-cell>
          <table:table-cell office:value-type="float" office:value="0.761403799057007">
            <text:p>0.7614037991</text:p>
          </table:table-cell>
          <table:table-cell office:value-type="float" office:value="0.61140513420105">
            <text:p>0.6114051342</text:p>
          </table:table-cell>
          <table:table-cell office:value-type="float" office:value="0.531578063964844">
            <text:p>0.531578064</text:p>
          </table:table-cell>
          <table:table-cell office:value-type="float" office:value="0.485047101974487">
            <text:p>0.485047102</text:p>
          </table:table-cell>
          <table:table-cell office:value-type="float" office:value="0.457592010498047">
            <text:p>0.4575920105</text:p>
          </table:table-cell>
          <table:table-cell office:value-type="float" office:value="0.421453952789307">
            <text:p>0.4214539528</text:p>
          </table:table-cell>
          <table:table-cell office:value-type="float" office:value="0.411052942276001">
            <text:p>0.4110529423</text:p>
          </table:table-cell>
          <table:table-cell office:value-type="float" office:value="0.399582147598267">
            <text:p>0.3995821476</text:p>
          </table:table-cell>
          <table:table-cell office:value-type="float" office:value="0.40929102897644">
            <text:p>0.409291029</text:p>
          </table:table-cell>
          <table:table-cell office:value-type="float" office:value="0.419817924499512">
            <text:p>0.4198179245</text:p>
          </table:table-cell>
          <table:table-cell office:value-type="float" office:value="0.414377927780151">
            <text:p>0.4143779278</text:p>
          </table:table-cell>
          <table:table-cell office:value-type="float" office:value="0.382344961166382">
            <text:p>0.3823449612</text:p>
          </table:table-cell>
          <table:table-cell office:value-type="float" office:value="0.389944076538086">
            <text:p>0.3899440765</text:p>
          </table:table-cell>
          <table:table-cell office:value-type="float" office:value="0.413747072219849">
            <text:p>0.4137470722</text:p>
          </table:table-cell>
          <table:table-cell office:value-type="float" office:value="0.421678066253662">
            <text:p>0.421678066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1.20348191261292">
            <text:p>1.2034819126</text:p>
          </table:table-cell>
          <table:table-cell office:value-type="float" office:value="0.754860162734985">
            <text:p>0.7548601627</text:p>
          </table:table-cell>
          <table:table-cell office:value-type="float" office:value="0.596289873123169">
            <text:p>0.5962898731</text:p>
          </table:table-cell>
          <table:table-cell office:value-type="float" office:value="0.531255006790161">
            <text:p>0.5312550068</text:p>
          </table:table-cell>
          <table:table-cell office:value-type="float" office:value="0.496821880340576">
            <text:p>0.4968218803</text:p>
          </table:table-cell>
          <table:table-cell office:value-type="float" office:value="0.465591907501221">
            <text:p>0.4655919075</text:p>
          </table:table-cell>
          <table:table-cell office:value-type="float" office:value="0.423224925994873">
            <text:p>0.423224926</text:p>
          </table:table-cell>
          <table:table-cell office:value-type="float" office:value="0.413771867752075">
            <text:p>0.4137718678</text:p>
          </table:table-cell>
          <table:table-cell office:value-type="float" office:value="0.398489952087402">
            <text:p>0.3984899521</text:p>
          </table:table-cell>
          <table:table-cell office:value-type="float" office:value="0.420629024505615">
            <text:p>0.4206290245</text:p>
          </table:table-cell>
          <table:table-cell office:value-type="float" office:value="0.410235166549683">
            <text:p>0.4102351665</text:p>
          </table:table-cell>
          <table:table-cell office:value-type="float" office:value="0.421837091445923">
            <text:p>0.4218370914</text:p>
          </table:table-cell>
          <table:table-cell office:value-type="float" office:value="0.381044864654541">
            <text:p>0.3810448647</text:p>
          </table:table-cell>
          <table:table-cell office:value-type="float" office:value="0.396788835525513">
            <text:p>0.3967888355</text:p>
          </table:table-cell>
          <table:table-cell office:value-type="float" office:value="0.404761075973511">
            <text:p>0.404761076</text:p>
          </table:table-cell>
          <table:table-cell office:value-type="float" office:value="0.410349130630493">
            <text:p>0.410349130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1.20624399185181">
            <text:p>1.2062439919</text:p>
          </table:table-cell>
          <table:table-cell office:value-type="float" office:value="0.808049201965332">
            <text:p>0.808049202</text:p>
          </table:table-cell>
          <table:table-cell office:value-type="float" office:value="0.593497037887573">
            <text:p>0.5934970379</text:p>
          </table:table-cell>
          <table:table-cell office:value-type="float" office:value="0.639509916305542">
            <text:p>0.6395099163</text:p>
          </table:table-cell>
          <table:table-cell office:value-type="float" office:value="0.497873783111572">
            <text:p>0.4978737831</text:p>
          </table:table-cell>
          <table:table-cell office:value-type="float" office:value="0.527011156082153">
            <text:p>0.5270111561</text:p>
          </table:table-cell>
          <table:table-cell office:value-type="float" office:value="0.429226160049439">
            <text:p>0.42922616</text:p>
          </table:table-cell>
          <table:table-cell office:value-type="float" office:value="0.446186065673828">
            <text:p>0.4461860657</text:p>
          </table:table-cell>
          <table:table-cell office:value-type="float" office:value="0.405931949615479">
            <text:p>0.4059319496</text:p>
          </table:table-cell>
          <table:table-cell office:value-type="float" office:value="0.5814049243927">
            <text:p>0.5814049244</text:p>
          </table:table-cell>
          <table:table-cell office:value-type="float" office:value="0.409344911575317">
            <text:p>0.4093449116</text:p>
          </table:table-cell>
          <table:table-cell office:value-type="float" office:value="0.420212030410767">
            <text:p>0.4202120304</text:p>
          </table:table-cell>
          <table:table-cell office:value-type="float" office:value="0.40385103225708">
            <text:p>0.4038510323</text:p>
          </table:table-cell>
          <table:table-cell office:value-type="float" office:value="0.403949022293091">
            <text:p>0.4039490223</text:p>
          </table:table-cell>
          <table:table-cell office:value-type="float" office:value="0.420660972595215">
            <text:p>0.4206609726</text:p>
          </table:table-cell>
          <table:table-cell office:value-type="float" office:value="0.405074119567871">
            <text:p>0.405074119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1.23085498809815">
            <text:p>1.2308549881</text:p>
          </table:table-cell>
          <table:table-cell office:value-type="float" office:value="0.753308057785034">
            <text:p>0.7533080578</text:p>
          </table:table-cell>
          <table:table-cell office:value-type="float" office:value="0.610967874526978">
            <text:p>0.6109678745</text:p>
          </table:table-cell>
          <table:table-cell office:value-type="float" office:value="0.532689809799194">
            <text:p>0.5326898098</text:p>
          </table:table-cell>
          <table:table-cell office:value-type="float" office:value="0.51083779335022">
            <text:p>0.5108377934</text:p>
          </table:table-cell>
          <table:table-cell office:value-type="float" office:value="0.461954116821289">
            <text:p>0.4619541168</text:p>
          </table:table-cell>
          <table:table-cell office:value-type="float" office:value="0.436821937561035">
            <text:p>0.4368219376</text:p>
          </table:table-cell>
          <table:table-cell office:value-type="float" office:value="0.414151906967163">
            <text:p>0.414151907</text:p>
          </table:table-cell>
          <table:table-cell office:value-type="float" office:value="0.431339025497436">
            <text:p>0.4313390255</text:p>
          </table:table-cell>
          <table:table-cell office:value-type="float" office:value="0.423645973205566">
            <text:p>0.4236459732</text:p>
          </table:table-cell>
          <table:table-cell office:value-type="float" office:value="0.422513961791992">
            <text:p>0.4225139618</text:p>
          </table:table-cell>
          <table:table-cell office:value-type="float" office:value="0.420652866363525">
            <text:p>0.4206528664</text:p>
          </table:table-cell>
          <table:table-cell office:value-type="float" office:value="0.391109943389893">
            <text:p>0.3911099434</text:p>
          </table:table-cell>
          <table:table-cell office:value-type="float" office:value="0.396902084350586">
            <text:p>0.3969020844</text:p>
          </table:table-cell>
          <table:table-cell office:value-type="float" office:value="0.4254310131073">
            <text:p>0.4254310131</text:p>
          </table:table-cell>
          <table:table-cell office:value-type="float" office:value="0.418697834014893">
            <text:p>0.41869783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1.20407795906067">
            <text:p>1.2040779591</text:p>
          </table:table-cell>
          <table:table-cell office:value-type="float" office:value="0.744809865951538">
            <text:p>0.744809866</text:p>
          </table:table-cell>
          <table:table-cell office:value-type="float" office:value="0.61992597579956">
            <text:p>0.6199259758</text:p>
          </table:table-cell>
          <table:table-cell office:value-type="float" office:value="0.5309739112854">
            <text:p>0.5309739113</text:p>
          </table:table-cell>
          <table:table-cell office:value-type="float" office:value="0.499097108840942">
            <text:p>0.4990971088</text:p>
          </table:table-cell>
          <table:table-cell office:value-type="float" office:value="0.461595058441162">
            <text:p>0.4615950584</text:p>
          </table:table-cell>
          <table:table-cell office:value-type="float" office:value="0.482628107070923">
            <text:p>0.4826281071</text:p>
          </table:table-cell>
          <table:table-cell office:value-type="float" office:value="0.4183189868927">
            <text:p>0.4183189869</text:p>
          </table:table-cell>
          <table:table-cell office:value-type="float" office:value="0.413619995117188">
            <text:p>0.4136199951</text:p>
          </table:table-cell>
          <table:table-cell office:value-type="float" office:value="0.409347057342529">
            <text:p>0.4093470573</text:p>
          </table:table-cell>
          <table:table-cell office:value-type="float" office:value="0.445389986038208">
            <text:p>0.445389986</text:p>
          </table:table-cell>
          <table:table-cell office:value-type="float" office:value="0.420130968093872">
            <text:p>0.4201309681</text:p>
          </table:table-cell>
          <table:table-cell office:value-type="float" office:value="0.453092813491821">
            <text:p>0.4530928135</text:p>
          </table:table-cell>
          <table:table-cell office:value-type="float" office:value="0.394564151763916">
            <text:p>0.3945641518</text:p>
          </table:table-cell>
          <table:table-cell office:value-type="float" office:value="0.399807929992676">
            <text:p>0.39980793</text:p>
          </table:table-cell>
          <table:table-cell office:value-type="float" office:value="0.409543037414551">
            <text:p>0.4095430374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MALL([.C$43:.C$47];1)" office:value-type="float" office:value="1.20348191261292">
            <text:p>1.2034819126</text:p>
          </table:table-cell>
          <table:table-cell table:formula="of:=SMALL([.D$43:.D$47];1)" office:value-type="float" office:value="0.744809865951538">
            <text:p>0.744809866</text:p>
          </table:table-cell>
          <table:table-cell table:formula="of:=SMALL([.E$43:.E$47];1)" office:value-type="float" office:value="0.593497037887573">
            <text:p>0.5934970379</text:p>
          </table:table-cell>
          <table:table-cell table:formula="of:=SMALL([.F$43:.F$47];1)" office:value-type="float" office:value="0.5309739112854">
            <text:p>0.5309739113</text:p>
          </table:table-cell>
          <table:table-cell table:formula="of:=SMALL([.G$43:.G$47];1)" office:value-type="float" office:value="0.485047101974487">
            <text:p>0.485047102</text:p>
          </table:table-cell>
          <table:table-cell table:formula="of:=SMALL([.H$43:.H$47];1)" office:value-type="float" office:value="0.457592010498047">
            <text:p>0.4575920105</text:p>
          </table:table-cell>
          <table:table-cell table:formula="of:=SMALL([.I$43:.I$47];1)" office:value-type="float" office:value="0.421453952789307">
            <text:p>0.4214539528</text:p>
          </table:table-cell>
          <table:table-cell table:formula="of:=SMALL([.J$43:.J$47];1)" office:value-type="float" office:value="0.411052942276001">
            <text:p>0.4110529423</text:p>
          </table:table-cell>
          <table:table-cell table:formula="of:=SMALL([.K$43:.K$47];1)" office:value-type="float" office:value="0.398489952087402">
            <text:p>0.3984899521</text:p>
          </table:table-cell>
          <table:table-cell table:formula="of:=SMALL([.L$43:.L$47];1)" office:value-type="float" office:value="0.40929102897644">
            <text:p>0.409291029</text:p>
          </table:table-cell>
          <table:table-cell table:formula="of:=SMALL([.M$43:.M$47];1)" office:value-type="float" office:value="0.409344911575317">
            <text:p>0.4093449116</text:p>
          </table:table-cell>
          <table:table-cell table:formula="of:=SMALL([.N$43:.N$47];1)" office:value-type="float" office:value="0.414377927780151">
            <text:p>0.4143779278</text:p>
          </table:table-cell>
          <table:table-cell table:formula="of:=SMALL([.O$43:.O$47];1)" office:value-type="float" office:value="0.381044864654541">
            <text:p>0.3810448647</text:p>
          </table:table-cell>
          <table:table-cell table:formula="of:=SMALL([.P$43:.P$47];1)" office:value-type="float" office:value="0.389944076538086">
            <text:p>0.3899440765</text:p>
          </table:table-cell>
          <table:table-cell table:formula="of:=SMALL([.Q$43:.Q$47];1)" office:value-type="float" office:value="0.399807929992676">
            <text:p>0.39980793</text:p>
          </table:table-cell>
          <table:table-cell table:formula="of:=SMALL([.R$43:.R$47];1)" office:value-type="float" office:value="0.405074119567871">
            <text:p>0.405074119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SMALL([.C$43:.C$47];2)" office:value-type="float" office:value="1.20401000976563">
            <text:p>1.2040100098</text:p>
          </table:table-cell>
          <table:table-cell table:formula="of:=SMALL([.D$43:.D$47];2)" office:value-type="float" office:value="0.753308057785034">
            <text:p>0.7533080578</text:p>
          </table:table-cell>
          <table:table-cell table:formula="of:=SMALL([.E$43:.E$47];2)" office:value-type="float" office:value="0.596289873123169">
            <text:p>0.5962898731</text:p>
          </table:table-cell>
          <table:table-cell table:formula="of:=SMALL([.F$43:.F$47];2)" office:value-type="float" office:value="0.531255006790161">
            <text:p>0.5312550068</text:p>
          </table:table-cell>
          <table:table-cell table:formula="of:=SMALL([.G$43:.G$47];2)" office:value-type="float" office:value="0.496821880340576">
            <text:p>0.4968218803</text:p>
          </table:table-cell>
          <table:table-cell table:formula="of:=SMALL([.H$43:.H$47];2)" office:value-type="float" office:value="0.461595058441162">
            <text:p>0.4615950584</text:p>
          </table:table-cell>
          <table:table-cell table:formula="of:=SMALL([.I$43:.I$47];2)" office:value-type="float" office:value="0.423224925994873">
            <text:p>0.423224926</text:p>
          </table:table-cell>
          <table:table-cell table:formula="of:=SMALL([.J$43:.J$47];2)" office:value-type="float" office:value="0.413771867752075">
            <text:p>0.4137718678</text:p>
          </table:table-cell>
          <table:table-cell table:formula="of:=SMALL([.K$43:.K$47];2)" office:value-type="float" office:value="0.399582147598267">
            <text:p>0.3995821476</text:p>
          </table:table-cell>
          <table:table-cell table:formula="of:=SMALL([.L$43:.L$47];2)" office:value-type="float" office:value="0.409347057342529">
            <text:p>0.4093470573</text:p>
          </table:table-cell>
          <table:table-cell table:formula="of:=SMALL([.M$43:.M$47];2)" office:value-type="float" office:value="0.410235166549683">
            <text:p>0.4102351665</text:p>
          </table:table-cell>
          <table:table-cell table:formula="of:=SMALL([.N$43:.N$47];2)" office:value-type="float" office:value="0.420130968093872">
            <text:p>0.4201309681</text:p>
          </table:table-cell>
          <table:table-cell table:formula="of:=SMALL([.O$43:.O$47];2)" office:value-type="float" office:value="0.382344961166382">
            <text:p>0.3823449612</text:p>
          </table:table-cell>
          <table:table-cell table:formula="of:=SMALL([.P$43:.P$47];2)" office:value-type="float" office:value="0.394564151763916">
            <text:p>0.3945641518</text:p>
          </table:table-cell>
          <table:table-cell table:formula="of:=SMALL([.Q$43:.Q$47];2)" office:value-type="float" office:value="0.404761075973511">
            <text:p>0.404761076</text:p>
          </table:table-cell>
          <table:table-cell table:formula="of:=SMALL([.R$43:.R$47];2)" office:value-type="float" office:value="0.409543037414551">
            <text:p>0.409543037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SMALL([.C$43:.C$47];3)" office:value-type="float" office:value="1.20407795906067">
            <text:p>1.2040779591</text:p>
          </table:table-cell>
          <table:table-cell table:formula="of:=SMALL([.D$43:.D$47];3)" office:value-type="float" office:value="0.754860162734985">
            <text:p>0.7548601627</text:p>
          </table:table-cell>
          <table:table-cell table:formula="of:=SMALL([.E$43:.E$47];3)" office:value-type="float" office:value="0.610967874526978">
            <text:p>0.6109678745</text:p>
          </table:table-cell>
          <table:table-cell table:formula="of:=SMALL([.F$43:.F$47];3)" office:value-type="float" office:value="0.531578063964844">
            <text:p>0.531578064</text:p>
          </table:table-cell>
          <table:table-cell table:formula="of:=SMALL([.G$43:.G$47];3)" office:value-type="float" office:value="0.497873783111572">
            <text:p>0.4978737831</text:p>
          </table:table-cell>
          <table:table-cell table:formula="of:=SMALL([.H$43:.H$47];3)" office:value-type="float" office:value="0.461954116821289">
            <text:p>0.4619541168</text:p>
          </table:table-cell>
          <table:table-cell table:formula="of:=SMALL([.I$43:.I$47];3)" office:value-type="float" office:value="0.429226160049439">
            <text:p>0.42922616</text:p>
          </table:table-cell>
          <table:table-cell table:formula="of:=SMALL([.J$43:.J$47];3)" office:value-type="float" office:value="0.414151906967163">
            <text:p>0.414151907</text:p>
          </table:table-cell>
          <table:table-cell table:formula="of:=SMALL([.K$43:.K$47];3)" office:value-type="float" office:value="0.405931949615479">
            <text:p>0.4059319496</text:p>
          </table:table-cell>
          <table:table-cell table:formula="of:=SMALL([.L$43:.L$47];3)" office:value-type="float" office:value="0.420629024505615">
            <text:p>0.4206290245</text:p>
          </table:table-cell>
          <table:table-cell table:formula="of:=SMALL([.M$43:.M$47];3)" office:value-type="float" office:value="0.419817924499512">
            <text:p>0.4198179245</text:p>
          </table:table-cell>
          <table:table-cell table:formula="of:=SMALL([.N$43:.N$47];3)" office:value-type="float" office:value="0.420212030410767">
            <text:p>0.4202120304</text:p>
          </table:table-cell>
          <table:table-cell table:formula="of:=SMALL([.O$43:.O$47];3)" office:value-type="float" office:value="0.391109943389893">
            <text:p>0.3911099434</text:p>
          </table:table-cell>
          <table:table-cell table:formula="of:=SMALL([.P$43:.P$47];3)" office:value-type="float" office:value="0.396788835525513">
            <text:p>0.3967888355</text:p>
          </table:table-cell>
          <table:table-cell table:formula="of:=SMALL([.Q$43:.Q$47];3)" office:value-type="float" office:value="0.413747072219849">
            <text:p>0.4137470722</text:p>
          </table:table-cell>
          <table:table-cell table:formula="of:=SMALL([.R$43:.R$47];3)" office:value-type="float" office:value="0.410349130630493">
            <text:p>0.410349130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peedup</text:p>
          </table:table-cell>
          <table:table-cell table:formula="of:=[.$C$49]/[.C$49]" office:value-type="float" office:value="1">
            <text:p>1</text:p>
          </table:table-cell>
          <table:table-cell table:formula="of:=[.$C$49]/[.D$49]" office:value-type="float" office:value="1.61582434340528">
            <text:p>1.6158243434</text:p>
          </table:table-cell>
          <table:table-cell table:formula="of:=[.$C$49]/[.E$49]" office:value-type="float" office:value="2.02778082414103">
            <text:p>2.0277808241</text:p>
          </table:table-cell>
          <table:table-cell table:formula="of:=[.$C$49]/[.F$49]" office:value-type="float" office:value="2.26655563867439">
            <text:p>2.2665556387</text:p>
          </table:table-cell>
          <table:table-cell table:formula="of:=[.$C$49]/[.G$49]" office:value-type="float" office:value="2.48116504090818">
            <text:p>2.4811650409</text:p>
          </table:table-cell>
          <table:table-cell table:formula="of:=[.$C$49]/[.H$49]" office:value-type="float" office:value="2.63003261639783">
            <text:p>2.6300326164</text:p>
          </table:table-cell>
          <table:table-cell table:formula="of:=[.$C$49]/[.I$49]" office:value-type="float" office:value="2.85554781168363">
            <text:p>2.8555478117</text:p>
          </table:table-cell>
          <table:table-cell table:formula="of:=[.$C$49]/[.J$49]" office:value-type="float" office:value="2.92780269604503">
            <text:p>2.927802696</text:p>
          </table:table-cell>
          <table:table-cell table:formula="of:=[.$C$49]/[.K$49]" office:value-type="float" office:value="3.02010604359971">
            <text:p>3.0201060436</text:p>
          </table:table-cell>
          <table:table-cell table:formula="of:=[.$C$49]/[.L$49]" office:value-type="float" office:value="2.94040628161971">
            <text:p>2.9404062816</text:p>
          </table:table-cell>
          <table:table-cell table:formula="of:=[.$C$49]/[.M$49]" office:value-type="float" office:value="2.94001923214694">
            <text:p>2.9400192321</text:p>
          </table:table-cell>
          <table:table-cell table:formula="of:=[.$C$49]/[.N$49]" office:value-type="float" office:value="2.90430988701558">
            <text:p>2.904309887</text:p>
          </table:table-cell>
          <table:table-cell table:formula="of:=[.$C$49]/[.O$49]" office:value-type="float" office:value="3.15837326322193">
            <text:p>3.1583732632</text:p>
          </table:table-cell>
          <table:table-cell table:formula="of:=[.$C$49]/[.P$49]" office:value-type="float" office:value="3.08629361240053">
            <text:p>3.0862936124</text:p>
          </table:table-cell>
          <table:table-cell table:formula="of:=[.$C$49]/[.Q$49]" office:value-type="float" office:value="3.01015018045031">
            <text:p>3.0101501805</text:p>
          </table:table-cell>
          <table:table-cell table:formula="of:=[.$C$49]/[.R$49]" office:value-type="float" office:value="2.97101654851903">
            <text:p>2.971016548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[.C49]*0.95" office:value-type="float" office:value="1.14330781698227">
            <text:p>1.143307817</text:p>
          </table:table-cell>
          <table:table-cell table:formula="of:=[.D49]*0.95" office:value-type="float" office:value="0.707569372653961">
            <text:p>0.7075693727</text:p>
          </table:table-cell>
          <table:table-cell table:formula="of:=[.E49]*0.95" office:value-type="float" office:value="0.563822185993194">
            <text:p>0.563822186</text:p>
          </table:table-cell>
          <table:table-cell table:formula="of:=[.F49]*0.95" office:value-type="float" office:value="0.50442521572113">
            <text:p>0.5044252157</text:p>
          </table:table-cell>
          <table:table-cell table:formula="of:=[.G49]*0.95" office:value-type="float" office:value="0.460794746875763">
            <text:p>0.4607947469</text:p>
          </table:table-cell>
          <table:table-cell table:formula="of:=[.H49]*0.95" office:value-type="float" office:value="0.434712409973145">
            <text:p>0.43471241</text:p>
          </table:table-cell>
          <table:table-cell table:formula="of:=[.I49]*0.95" office:value-type="float" office:value="0.400381255149842">
            <text:p>0.4003812551</text:p>
          </table:table-cell>
          <table:table-cell table:formula="of:=[.J49]*0.95" office:value-type="float" office:value="0.390500295162201">
            <text:p>0.3905002952</text:p>
          </table:table-cell>
          <table:table-cell table:formula="of:=[.K49]*0.95" office:value-type="float" office:value="0.378565454483032">
            <text:p>0.3785654545</text:p>
          </table:table-cell>
          <table:table-cell table:formula="of:=[.L49]*0.95" office:value-type="float" office:value="0.388826477527618">
            <text:p>0.3888264775</text:p>
          </table:table-cell>
          <table:table-cell table:formula="of:=[.M49]*0.95" office:value-type="float" office:value="0.388877665996551">
            <text:p>0.388877666</text:p>
          </table:table-cell>
          <table:table-cell table:formula="of:=[.N49]*0.95" office:value-type="float" office:value="0.393659031391143">
            <text:p>0.3936590314</text:p>
          </table:table-cell>
          <table:table-cell table:formula="of:=[.O49]*0.95" office:value-type="float" office:value="0.361992621421814">
            <text:p>0.3619926214</text:p>
          </table:table-cell>
          <table:table-cell table:formula="of:=[.P49]*0.95" office:value-type="float" office:value="0.370446872711182">
            <text:p>0.3704468727</text:p>
          </table:table-cell>
          <table:table-cell table:formula="of:=[.Q49]*0.95" office:value-type="float" office:value="0.379817533493042">
            <text:p>0.3798175335</text:p>
          </table:table-cell>
          <table:table-cell table:formula="of:=[.R49]*0.95" office:value-type="float" office:value="0.384820413589477">
            <text:p>0.384820413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[.C49]*1.05" office:value-type="float" office:value="1.26365600824357">
            <text:p>1.2636560082</text:p>
          </table:table-cell>
          <table:table-cell table:formula="of:=[.D49]*1.05" office:value-type="float" office:value="0.782050359249115">
            <text:p>0.7820503592</text:p>
          </table:table-cell>
          <table:table-cell table:formula="of:=[.E49]*1.05" office:value-type="float" office:value="0.623171889781952">
            <text:p>0.6231718898</text:p>
          </table:table-cell>
          <table:table-cell table:formula="of:=[.F49]*1.05" office:value-type="float" office:value="0.55752260684967">
            <text:p>0.5575226068</text:p>
          </table:table-cell>
          <table:table-cell table:formula="of:=[.G49]*1.05" office:value-type="float" office:value="0.509299457073211">
            <text:p>0.5092994571</text:p>
          </table:table-cell>
          <table:table-cell table:formula="of:=[.H49]*1.05" office:value-type="float" office:value="0.480471611022949">
            <text:p>0.480471611</text:p>
          </table:table-cell>
          <table:table-cell table:formula="of:=[.I49]*1.05" office:value-type="float" office:value="0.442526650428772">
            <text:p>0.4425266504</text:p>
          </table:table-cell>
          <table:table-cell table:formula="of:=[.J49]*1.05" office:value-type="float" office:value="0.431605589389801">
            <text:p>0.4316055894</text:p>
          </table:table-cell>
          <table:table-cell table:formula="of:=[.K49]*1.05" office:value-type="float" office:value="0.418414449691772">
            <text:p>0.4184144497</text:p>
          </table:table-cell>
          <table:table-cell table:formula="of:=[.L49]*1.05" office:value-type="float" office:value="0.429755580425262">
            <text:p>0.4297555804</text:p>
          </table:table-cell>
          <table:table-cell table:formula="of:=[.M49]*1.05" office:value-type="float" office:value="0.429812157154083">
            <text:p>0.4298121572</text:p>
          </table:table-cell>
          <table:table-cell table:formula="of:=[.N49]*1.05" office:value-type="float" office:value="0.435096824169159">
            <text:p>0.4350968242</text:p>
          </table:table-cell>
          <table:table-cell table:formula="of:=[.O49]*1.05" office:value-type="float" office:value="0.400097107887268">
            <text:p>0.4000971079</text:p>
          </table:table-cell>
          <table:table-cell table:formula="of:=[.P49]*1.05" office:value-type="float" office:value="0.40944128036499">
            <text:p>0.4094412804</text:p>
          </table:table-cell>
          <table:table-cell table:formula="of:=[.Q49]*1.05" office:value-type="float" office:value="0.41979832649231">
            <text:p>0.4197983265</text:p>
          </table:table-cell>
          <table:table-cell table:formula="of:=[.R49]*1.05" office:value-type="float" office:value="0.425327825546265">
            <text:p>0.425327825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AND([.C50]&gt;[.C55];[.C50]&lt;[.C56])" office:value-type="boolean" office:boolean-value="true">
            <text:p>TRUE</text:p>
          </table:table-cell>
          <table:table-cell table:style-name="ce3" table:formula="of:=AND([.D50]&gt;[.D55];[.D50]&lt;[.D56])" office:value-type="boolean" office:boolean-value="true">
            <text:p>TRUE</text:p>
          </table:table-cell>
          <table:table-cell table:style-name="ce3" table:formula="of:=AND([.E50]&gt;[.E55];[.E50]&lt;[.E56])" office:value-type="boolean" office:boolean-value="true">
            <text:p>TRUE</text:p>
          </table:table-cell>
          <table:table-cell table:style-name="ce3" table:formula="of:=AND([.F50]&gt;[.F55];[.F50]&lt;[.F56])" office:value-type="boolean" office:boolean-value="true">
            <text:p>TRUE</text:p>
          </table:table-cell>
          <table:table-cell table:style-name="ce3" table:formula="of:=AND([.G50]&gt;[.G55];[.G50]&lt;[.G56])" office:value-type="boolean" office:boolean-value="true">
            <text:p>TRUE</text:p>
          </table:table-cell>
          <table:table-cell table:style-name="ce3" table:formula="of:=AND([.H50]&gt;[.H55];[.H50]&lt;[.H56])" office:value-type="boolean" office:boolean-value="true">
            <text:p>TRUE</text:p>
          </table:table-cell>
          <table:table-cell table:style-name="ce3" table:formula="of:=AND([.I50]&gt;[.I55];[.I50]&lt;[.I56])" office:value-type="boolean" office:boolean-value="true">
            <text:p>TRUE</text:p>
          </table:table-cell>
          <table:table-cell table:style-name="ce3" table:formula="of:=AND([.J50]&gt;[.J55];[.J50]&lt;[.J56])" office:value-type="boolean" office:boolean-value="true">
            <text:p>TRUE</text:p>
          </table:table-cell>
          <table:table-cell table:style-name="ce3" table:formula="of:=AND([.K50]&gt;[.K55];[.K50]&lt;[.K56])" office:value-type="boolean" office:boolean-value="true">
            <text:p>TRUE</text:p>
          </table:table-cell>
          <table:table-cell table:style-name="ce3" table:formula="of:=AND([.L50]&gt;[.L55];[.L50]&lt;[.L56])" office:value-type="boolean" office:boolean-value="true">
            <text:p>TRUE</text:p>
          </table:table-cell>
          <table:table-cell table:style-name="ce3" table:formula="of:=AND([.M50]&gt;[.M55];[.M50]&lt;[.M56])" office:value-type="boolean" office:boolean-value="true">
            <text:p>TRUE</text:p>
          </table:table-cell>
          <table:table-cell table:style-name="ce3" table:formula="of:=AND([.N50]&gt;[.N55];[.N50]&lt;[.N56])" office:value-type="boolean" office:boolean-value="true">
            <text:p>TRUE</text:p>
          </table:table-cell>
          <table:table-cell table:style-name="ce3" table:formula="of:=AND([.O50]&gt;[.O55];[.O50]&lt;[.O56])" office:value-type="boolean" office:boolean-value="true">
            <text:p>TRUE</text:p>
          </table:table-cell>
          <table:table-cell table:style-name="ce3" table:formula="of:=AND([.P50]&gt;[.P55];[.P50]&lt;[.P56])" office:value-type="boolean" office:boolean-value="true">
            <text:p>TRUE</text:p>
          </table:table-cell>
          <table:table-cell table:style-name="ce3" table:formula="of:=AND([.Q50]&gt;[.Q55];[.Q50]&lt;[.Q56])" office:value-type="boolean" office:boolean-value="true">
            <text:p>TRUE</text:p>
          </table:table-cell>
          <table:table-cell table:style-name="ce3" table:formula="of:=AND([.R50]&gt;[.R55];[.R50]&lt;[.R56])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table:formula="of:=AND([.C51]&gt;[.C55];[.C51]&lt;[.C56])" office:value-type="boolean" office:boolean-value="true">
            <text:p>TRUE</text:p>
          </table:table-cell>
          <table:table-cell table:style-name="ce3" table:formula="of:=AND([.D51]&gt;[.D55];[.D51]&lt;[.D56])" office:value-type="boolean" office:boolean-value="true">
            <text:p>TRUE</text:p>
          </table:table-cell>
          <table:table-cell table:style-name="ce3" table:formula="of:=AND([.E51]&gt;[.E55];[.E51]&lt;[.E56])" office:value-type="boolean" office:boolean-value="true">
            <text:p>TRUE</text:p>
          </table:table-cell>
          <table:table-cell table:style-name="ce3" table:formula="of:=AND([.F51]&gt;[.F55];[.F51]&lt;[.F56])" office:value-type="boolean" office:boolean-value="true">
            <text:p>TRUE</text:p>
          </table:table-cell>
          <table:table-cell table:style-name="ce3" table:formula="of:=AND([.G51]&gt;[.G55];[.G51]&lt;[.G56])" office:value-type="boolean" office:boolean-value="true">
            <text:p>TRUE</text:p>
          </table:table-cell>
          <table:table-cell table:style-name="ce3" table:formula="of:=AND([.H51]&gt;[.H55];[.H51]&lt;[.H56])" office:value-type="boolean" office:boolean-value="true">
            <text:p>TRUE</text:p>
          </table:table-cell>
          <table:table-cell table:style-name="ce3" table:formula="of:=AND([.I51]&gt;[.I55];[.I51]&lt;[.I56])" office:value-type="boolean" office:boolean-value="true">
            <text:p>TRUE</text:p>
          </table:table-cell>
          <table:table-cell table:style-name="ce3" table:formula="of:=AND([.J51]&gt;[.J55];[.J51]&lt;[.J56])" office:value-type="boolean" office:boolean-value="true">
            <text:p>TRUE</text:p>
          </table:table-cell>
          <table:table-cell table:style-name="ce3" table:formula="of:=AND([.K51]&gt;[.K55];[.K51]&lt;[.K56])" office:value-type="boolean" office:boolean-value="true">
            <text:p>TRUE</text:p>
          </table:table-cell>
          <table:table-cell table:style-name="ce3" table:formula="of:=AND([.L51]&gt;[.L55];[.L51]&lt;[.L56])" office:value-type="boolean" office:boolean-value="true">
            <text:p>TRUE</text:p>
          </table:table-cell>
          <table:table-cell table:style-name="ce3" table:formula="of:=AND([.M51]&gt;[.M55];[.M51]&lt;[.M56])" office:value-type="boolean" office:boolean-value="true">
            <text:p>TRUE</text:p>
          </table:table-cell>
          <table:table-cell table:style-name="ce3" table:formula="of:=AND([.N51]&gt;[.N55];[.N51]&lt;[.N56])" office:value-type="boolean" office:boolean-value="true">
            <text:p>TRUE</text:p>
          </table:table-cell>
          <table:table-cell table:style-name="ce3" table:formula="of:=AND([.O51]&gt;[.O55];[.O51]&lt;[.O56])" office:value-type="boolean" office:boolean-value="true">
            <text:p>TRUE</text:p>
          </table:table-cell>
          <table:table-cell table:style-name="ce3" table:formula="of:=AND([.P51]&gt;[.P55];[.P51]&lt;[.P56])" office:value-type="boolean" office:boolean-value="true">
            <text:p>TRUE</text:p>
          </table:table-cell>
          <table:table-cell table:style-name="ce3" table:formula="of:=AND([.Q51]&gt;[.Q55];[.Q51]&lt;[.Q56])" office:value-type="boolean" office:boolean-value="true">
            <text:p>TRUE</text:p>
          </table:table-cell>
          <table:table-cell table:style-name="ce3" table:formula="of:=AND([.R51]&gt;[.R55];[.R51]&lt;[.R56])" office:value-type="boolean" office:boolean-value="true">
            <text:p>TRUE</text:p>
          </table:table-cell>
          <table:table-cell table:number-columns-repeated="100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ST_W" table:style-name="ta2">
        <office:forms form:automatic-focus="false" form:apply-design-mode="false"/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8"/>
          <table:table-cell>
            <draw:frame table:end-cell-address="HOST_W.Z20" table:end-x="0.8146in" table:end-y="0.1409in" draw:z-index="0" draw:style-name="gr1" draw:text-style-name="P1" svg:width="6.2976in" svg:height="3.5421in" svg:x="0.7394in" svg:y="0.1878in">
              <draw:object draw:notify-on-update-of-ranges="HOST_W.C2:HOST_W.R2 HOST_W.A2:HOST_W.A2 HOST_W.C9:HOST_W.R9 HOST_W.A22:HOST_W.A22 HOST_W.C29:HOST_W.R29 HOST_W.A42:HOST_W.A42 HOST_W.C49:HOST_W.R4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2" office:value-type="string">
            <text:p>Partition 16</text:p>
          </table:table-cell>
          <table:table-cell table:style-name="ce2" office:value-type="string">
            <text:p>Ste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18.0329358577728">
            <text:p>18.0329358578</text:p>
          </table:table-cell>
          <table:table-cell office:value-type="float" office:value="10.388904094696">
            <text:p>10.3889040947</text:p>
          </table:table-cell>
          <table:table-cell office:value-type="float" office:value="8.37046003341675">
            <text:p>8.3704600334</text:p>
          </table:table-cell>
          <table:table-cell office:value-type="float" office:value="7.31110000610352">
            <text:p>7.3111000061</text:p>
          </table:table-cell>
          <table:table-cell office:value-type="float" office:value="6.62219190597534">
            <text:p>6.622191906</text:p>
          </table:table-cell>
          <table:table-cell office:value-type="float" office:value="6.24620413780212">
            <text:p>6.2462041378</text:p>
          </table:table-cell>
          <table:table-cell office:value-type="float" office:value="5.98234701156616">
            <text:p>5.9823470116</text:p>
          </table:table-cell>
          <table:table-cell office:value-type="float" office:value="5.75152492523193">
            <text:p>5.7515249252</text:p>
          </table:table-cell>
          <table:table-cell office:value-type="float" office:value="5.46551179885864">
            <text:p>5.4655117989</text:p>
          </table:table-cell>
          <table:table-cell office:value-type="float" office:value="5.41796112060547">
            <text:p>5.4179611206</text:p>
          </table:table-cell>
          <table:table-cell office:value-type="float" office:value="5.43295216560364">
            <text:p>5.4329521656</text:p>
          </table:table-cell>
          <table:table-cell office:value-type="float" office:value="5.29317402839661">
            <text:p>5.2931740284</text:p>
          </table:table-cell>
          <table:table-cell office:value-type="float" office:value="5.42594504356384">
            <text:p>5.4259450436</text:p>
          </table:table-cell>
          <table:table-cell office:value-type="float" office:value="5.26524710655212">
            <text:p>5.2652471066</text:p>
          </table:table-cell>
          <table:table-cell office:value-type="float" office:value="5.24829411506653">
            <text:p>5.2482941151</text:p>
          </table:table-cell>
          <table:table-cell office:value-type="float" office:value="5.41586017608643">
            <text:p>5.4158601761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15.9760580062866">
            <text:p>15.9760580063</text:p>
          </table:table-cell>
          <table:table-cell office:value-type="float" office:value="10.3043780326843">
            <text:p>10.3043780327</text:p>
          </table:table-cell>
          <table:table-cell office:value-type="float" office:value="8.36965608596802">
            <text:p>8.369656086</text:p>
          </table:table-cell>
          <table:table-cell office:value-type="float" office:value="7.2885000705719">
            <text:p>7.2885000706</text:p>
          </table:table-cell>
          <table:table-cell office:value-type="float" office:value="6.60103917121887">
            <text:p>6.6010391712</text:p>
          </table:table-cell>
          <table:table-cell office:value-type="float" office:value="6.32217502593994">
            <text:p>6.3221750259</text:p>
          </table:table-cell>
          <table:table-cell office:value-type="float" office:value="5.94343400001526">
            <text:p>5.943434</text:p>
          </table:table-cell>
          <table:table-cell office:value-type="float" office:value="5.81485080718994">
            <text:p>5.8148508072</text:p>
          </table:table-cell>
          <table:table-cell office:value-type="float" office:value="5.56397819519043">
            <text:p>5.5639781952</text:p>
          </table:table-cell>
          <table:table-cell office:value-type="float" office:value="5.3674488067627">
            <text:p>5.3674488068</text:p>
          </table:table-cell>
          <table:table-cell office:value-type="float" office:value="5.52873611450195">
            <text:p>5.5287361145</text:p>
          </table:table-cell>
          <table:table-cell office:value-type="float" office:value="5.2993860244751">
            <text:p>5.2993860245</text:p>
          </table:table-cell>
          <table:table-cell office:value-type="float" office:value="5.32072615623474">
            <text:p>5.3207261562</text:p>
          </table:table-cell>
          <table:table-cell office:value-type="float" office:value="5.27405500411987">
            <text:p>5.2740550041</text:p>
          </table:table-cell>
          <table:table-cell office:value-type="float" office:value="5.21099805831909">
            <text:p>5.2109980583</text:p>
          </table:table-cell>
          <table:table-cell office:value-type="float" office:value="5.28504991531372">
            <text:p>5.285049915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16.0592949390411">
            <text:p>16.059294939</text:p>
          </table:table-cell>
          <table:table-cell office:value-type="float" office:value="10.20951795578">
            <text:p>10.2095179558</text:p>
          </table:table-cell>
          <table:table-cell office:value-type="float" office:value="8.35168194770813">
            <text:p>8.3516819477</text:p>
          </table:table-cell>
          <table:table-cell office:value-type="float" office:value="7.32573795318604">
            <text:p>7.3257379532</text:p>
          </table:table-cell>
          <table:table-cell office:value-type="float" office:value="6.62998414039612">
            <text:p>6.6299841404</text:p>
          </table:table-cell>
          <table:table-cell office:value-type="float" office:value="6.23485207557678">
            <text:p>6.2348520756</text:p>
          </table:table-cell>
          <table:table-cell office:value-type="float" office:value="5.99375605583191">
            <text:p>5.9937560558</text:p>
          </table:table-cell>
          <table:table-cell office:value-type="float" office:value="5.80570483207703">
            <text:p>5.8057048321</text:p>
          </table:table-cell>
          <table:table-cell office:value-type="float" office:value="5.50163197517395">
            <text:p>5.5016319752</text:p>
          </table:table-cell>
          <table:table-cell office:value-type="float" office:value="5.53989505767822">
            <text:p>5.5398950577</text:p>
          </table:table-cell>
          <table:table-cell office:value-type="float" office:value="5.37961602210999">
            <text:p>5.3796160221</text:p>
          </table:table-cell>
          <table:table-cell office:value-type="float" office:value="5.28419709205627">
            <text:p>5.2841970921</text:p>
          </table:table-cell>
          <table:table-cell office:value-type="float" office:value="5.47970795631409">
            <text:p>5.4797079563</text:p>
          </table:table-cell>
          <table:table-cell office:value-type="float" office:value="5.32167506217957">
            <text:p>5.3216750622</text:p>
          </table:table-cell>
          <table:table-cell office:value-type="float" office:value="5.28685212135315">
            <text:p>5.2868521214</text:p>
          </table:table-cell>
          <table:table-cell office:value-type="float" office:value="5.18608593940735">
            <text:p>5.186085939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16.0288288593292">
            <text:p>16.0288288593</text:p>
          </table:table-cell>
          <table:table-cell office:value-type="float" office:value="10.4646661281586">
            <text:p>10.4646661282</text:p>
          </table:table-cell>
          <table:table-cell office:value-type="float" office:value="8.46211218833923">
            <text:p>8.4621121883</text:p>
          </table:table-cell>
          <table:table-cell office:value-type="float" office:value="7.38594007492065">
            <text:p>7.3859400749</text:p>
          </table:table-cell>
          <table:table-cell office:value-type="float" office:value="6.7025420665741">
            <text:p>6.7025420666</text:p>
          </table:table-cell>
          <table:table-cell office:value-type="float" office:value="6.20798397064209">
            <text:p>6.2079839706</text:p>
          </table:table-cell>
          <table:table-cell office:value-type="float" office:value="5.97295498847961">
            <text:p>5.9729549885</text:p>
          </table:table-cell>
          <table:table-cell office:value-type="float" office:value="5.7862708568573">
            <text:p>5.7862708569</text:p>
          </table:table-cell>
          <table:table-cell office:value-type="float" office:value="5.52180004119873">
            <text:p>5.5218000412</text:p>
          </table:table-cell>
          <table:table-cell office:value-type="float" office:value="5.41038298606873">
            <text:p>5.4103829861</text:p>
          </table:table-cell>
          <table:table-cell office:value-type="float" office:value="5.46123600006104">
            <text:p>5.4612360001</text:p>
          </table:table-cell>
          <table:table-cell office:value-type="float" office:value="5.37374401092529">
            <text:p>5.3737440109</text:p>
          </table:table-cell>
          <table:table-cell office:value-type="float" office:value="5.36635112762451">
            <text:p>5.3663511276</text:p>
          </table:table-cell>
          <table:table-cell office:value-type="float" office:value="5.33386611938477">
            <text:p>5.3338661194</text:p>
          </table:table-cell>
          <table:table-cell office:value-type="float" office:value="5.34803795814514">
            <text:p>5.3480379581</text:p>
          </table:table-cell>
          <table:table-cell office:value-type="float" office:value="5.19907402992249">
            <text:p>5.1990740299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16.0065109729767">
            <text:p>16.006510973</text:p>
          </table:table-cell>
          <table:table-cell office:value-type="float" office:value="10.3351988792419">
            <text:p>10.3351988792</text:p>
          </table:table-cell>
          <table:table-cell office:value-type="float" office:value="8.27369618415833">
            <text:p>8.2736961842</text:p>
          </table:table-cell>
          <table:table-cell office:value-type="float" office:value="7.34995007514954">
            <text:p>7.3499500751</text:p>
          </table:table-cell>
          <table:table-cell office:value-type="float" office:value="6.65674710273743">
            <text:p>6.6567471027</text:p>
          </table:table-cell>
          <table:table-cell office:value-type="float" office:value="6.24144196510315">
            <text:p>6.2414419651</text:p>
          </table:table-cell>
          <table:table-cell office:value-type="float" office:value="6.00622487068176">
            <text:p>6.0062248707</text:p>
          </table:table-cell>
          <table:table-cell office:value-type="float" office:value="5.7704930305481">
            <text:p>5.7704930305</text:p>
          </table:table-cell>
          <table:table-cell office:value-type="float" office:value="5.50386881828308">
            <text:p>5.5038688183</text:p>
          </table:table-cell>
          <table:table-cell office:value-type="float" office:value="5.47900104522705">
            <text:p>5.4790010452</text:p>
          </table:table-cell>
          <table:table-cell office:value-type="float" office:value="5.40534687042236">
            <text:p>5.4053468704</text:p>
          </table:table-cell>
          <table:table-cell office:value-type="float" office:value="5.29661798477173">
            <text:p>5.2966179848</text:p>
          </table:table-cell>
          <table:table-cell office:value-type="float" office:value="5.41279315948486">
            <text:p>5.4127931595</text:p>
          </table:table-cell>
          <table:table-cell office:value-type="float" office:value="5.19430494308472">
            <text:p>5.1943049431</text:p>
          </table:table-cell>
          <table:table-cell office:value-type="float" office:value="5.25080108642578">
            <text:p>5.2508010864</text:p>
          </table:table-cell>
          <table:table-cell office:value-type="float" office:value="5.17176485061646">
            <text:p>5.171764850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MALL([.C$3:.C$7];1)" office:value-type="float" office:value="15.9760580062866">
            <text:p>15.9760580063</text:p>
          </table:table-cell>
          <table:table-cell table:formula="of:=SMALL([.D$3:.D$7];1)" office:value-type="float" office:value="10.20951795578">
            <text:p>10.2095179558</text:p>
          </table:table-cell>
          <table:table-cell table:formula="of:=SMALL([.E$3:.E$7];1)" office:value-type="float" office:value="8.27369618415833">
            <text:p>8.2736961842</text:p>
          </table:table-cell>
          <table:table-cell table:formula="of:=SMALL([.F$3:.F$7];1)" office:value-type="float" office:value="7.2885000705719">
            <text:p>7.2885000706</text:p>
          </table:table-cell>
          <table:table-cell table:formula="of:=SMALL([.G$3:.G$7];1)" office:value-type="float" office:value="6.60103917121887">
            <text:p>6.6010391712</text:p>
          </table:table-cell>
          <table:table-cell table:formula="of:=SMALL([.H$3:.H$7];1)" office:value-type="float" office:value="6.20798397064209">
            <text:p>6.2079839706</text:p>
          </table:table-cell>
          <table:table-cell table:formula="of:=SMALL([.I$3:.I$7];1)" office:value-type="float" office:value="5.94343400001526">
            <text:p>5.943434</text:p>
          </table:table-cell>
          <table:table-cell table:formula="of:=SMALL([.J$3:.J$7];1)" office:value-type="float" office:value="5.75152492523193">
            <text:p>5.7515249252</text:p>
          </table:table-cell>
          <table:table-cell table:formula="of:=SMALL([.K$3:.K$7];1)" office:value-type="float" office:value="5.46551179885864">
            <text:p>5.4655117989</text:p>
          </table:table-cell>
          <table:table-cell table:formula="of:=SMALL([.L$3:.L$7];1)" office:value-type="float" office:value="5.3674488067627">
            <text:p>5.3674488068</text:p>
          </table:table-cell>
          <table:table-cell table:formula="of:=SMALL([.M$3:.M$7];1)" office:value-type="float" office:value="5.37961602210999">
            <text:p>5.3796160221</text:p>
          </table:table-cell>
          <table:table-cell table:formula="of:=SMALL([.N$3:.N$7];1)" office:value-type="float" office:value="5.28419709205627">
            <text:p>5.2841970921</text:p>
          </table:table-cell>
          <table:table-cell table:formula="of:=SMALL([.O$3:.O$7];1)" office:value-type="float" office:value="5.32072615623474">
            <text:p>5.3207261562</text:p>
          </table:table-cell>
          <table:table-cell table:formula="of:=SMALL([.P$3:.P$7];1)" office:value-type="float" office:value="5.19430494308472">
            <text:p>5.1943049431</text:p>
          </table:table-cell>
          <table:table-cell table:formula="of:=SMALL([.Q$3:.Q$7];1)" office:value-type="float" office:value="5.21099805831909">
            <text:p>5.2109980583</text:p>
          </table:table-cell>
          <table:table-cell table:formula="of:=SMALL([.R$3:.R$7];1)" office:value-type="float" office:value="5.17176485061646">
            <text:p>5.171764850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SMALL([.C$3:.C$7];2)" office:value-type="float" office:value="16.0065109729767">
            <text:p>16.006510973</text:p>
          </table:table-cell>
          <table:table-cell table:formula="of:=SMALL([.D$3:.D$7];2)" office:value-type="float" office:value="10.3043780326843">
            <text:p>10.3043780327</text:p>
          </table:table-cell>
          <table:table-cell table:formula="of:=SMALL([.E$3:.E$7];2)" office:value-type="float" office:value="8.35168194770813">
            <text:p>8.3516819477</text:p>
          </table:table-cell>
          <table:table-cell table:formula="of:=SMALL([.F$3:.F$7];2)" office:value-type="float" office:value="7.31110000610352">
            <text:p>7.3111000061</text:p>
          </table:table-cell>
          <table:table-cell table:formula="of:=SMALL([.G$3:.G$7];2)" office:value-type="float" office:value="6.62219190597534">
            <text:p>6.622191906</text:p>
          </table:table-cell>
          <table:table-cell table:formula="of:=SMALL([.H$3:.H$7];2)" office:value-type="float" office:value="6.23485207557678">
            <text:p>6.2348520756</text:p>
          </table:table-cell>
          <table:table-cell table:formula="of:=SMALL([.I$3:.I$7];2)" office:value-type="float" office:value="5.97295498847961">
            <text:p>5.9729549885</text:p>
          </table:table-cell>
          <table:table-cell table:formula="of:=SMALL([.J$3:.J$7];2)" office:value-type="float" office:value="5.7704930305481">
            <text:p>5.7704930305</text:p>
          </table:table-cell>
          <table:table-cell table:formula="of:=SMALL([.K$3:.K$7];2)" office:value-type="float" office:value="5.50163197517395">
            <text:p>5.5016319752</text:p>
          </table:table-cell>
          <table:table-cell table:formula="of:=SMALL([.L$3:.L$7];2)" office:value-type="float" office:value="5.41038298606873">
            <text:p>5.4103829861</text:p>
          </table:table-cell>
          <table:table-cell table:formula="of:=SMALL([.M$3:.M$7];2)" office:value-type="float" office:value="5.40534687042236">
            <text:p>5.4053468704</text:p>
          </table:table-cell>
          <table:table-cell table:formula="of:=SMALL([.N$3:.N$7];2)" office:value-type="float" office:value="5.29317402839661">
            <text:p>5.2931740284</text:p>
          </table:table-cell>
          <table:table-cell table:formula="of:=SMALL([.O$3:.O$7];2)" office:value-type="float" office:value="5.36635112762451">
            <text:p>5.3663511276</text:p>
          </table:table-cell>
          <table:table-cell table:formula="of:=SMALL([.P$3:.P$7];2)" office:value-type="float" office:value="5.26524710655212">
            <text:p>5.2652471066</text:p>
          </table:table-cell>
          <table:table-cell table:formula="of:=SMALL([.Q$3:.Q$7];2)" office:value-type="float" office:value="5.24829411506653">
            <text:p>5.2482941151</text:p>
          </table:table-cell>
          <table:table-cell table:formula="of:=SMALL([.R$3:.R$7];2)" office:value-type="float" office:value="5.18608593940735">
            <text:p>5.186085939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SMALL([.C$3:.C$7];3)" office:value-type="float" office:value="16.0288288593292">
            <text:p>16.0288288593</text:p>
          </table:table-cell>
          <table:table-cell table:formula="of:=SMALL([.D$3:.D$7];3)" office:value-type="float" office:value="10.3351988792419">
            <text:p>10.3351988792</text:p>
          </table:table-cell>
          <table:table-cell table:formula="of:=SMALL([.E$3:.E$7];3)" office:value-type="float" office:value="8.36965608596802">
            <text:p>8.369656086</text:p>
          </table:table-cell>
          <table:table-cell table:formula="of:=SMALL([.F$3:.F$7];3)" office:value-type="float" office:value="7.32573795318604">
            <text:p>7.3257379532</text:p>
          </table:table-cell>
          <table:table-cell table:formula="of:=SMALL([.G$3:.G$7];3)" office:value-type="float" office:value="6.62998414039612">
            <text:p>6.6299841404</text:p>
          </table:table-cell>
          <table:table-cell table:formula="of:=SMALL([.H$3:.H$7];3)" office:value-type="float" office:value="6.24144196510315">
            <text:p>6.2414419651</text:p>
          </table:table-cell>
          <table:table-cell table:formula="of:=SMALL([.I$3:.I$7];3)" office:value-type="float" office:value="5.98234701156616">
            <text:p>5.9823470116</text:p>
          </table:table-cell>
          <table:table-cell table:formula="of:=SMALL([.J$3:.J$7];3)" office:value-type="float" office:value="5.7862708568573">
            <text:p>5.7862708569</text:p>
          </table:table-cell>
          <table:table-cell table:formula="of:=SMALL([.K$3:.K$7];3)" office:value-type="float" office:value="5.50386881828308">
            <text:p>5.5038688183</text:p>
          </table:table-cell>
          <table:table-cell table:formula="of:=SMALL([.L$3:.L$7];3)" office:value-type="float" office:value="5.41796112060547">
            <text:p>5.4179611206</text:p>
          </table:table-cell>
          <table:table-cell table:formula="of:=SMALL([.M$3:.M$7];3)" office:value-type="float" office:value="5.43295216560364">
            <text:p>5.4329521656</text:p>
          </table:table-cell>
          <table:table-cell table:formula="of:=SMALL([.N$3:.N$7];3)" office:value-type="float" office:value="5.29661798477173">
            <text:p>5.2966179848</text:p>
          </table:table-cell>
          <table:table-cell table:formula="of:=SMALL([.O$3:.O$7];3)" office:value-type="float" office:value="5.41279315948486">
            <text:p>5.4127931595</text:p>
          </table:table-cell>
          <table:table-cell table:formula="of:=SMALL([.P$3:.P$7];3)" office:value-type="float" office:value="5.27405500411987">
            <text:p>5.2740550041</text:p>
          </table:table-cell>
          <table:table-cell table:formula="of:=SMALL([.Q$3:.Q$7];3)" office:value-type="float" office:value="5.25080108642578">
            <text:p>5.2508010864</text:p>
          </table:table-cell>
          <table:table-cell table:formula="of:=SMALL([.R$3:.R$7];3)" office:value-type="float" office:value="5.19907402992249">
            <text:p>5.1990740299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peedup</text:p>
          </table:table-cell>
          <table:table-cell table:formula="of:=[.$C$9]/[.C$9]" office:value-type="float" office:value="1">
            <text:p>1</text:p>
          </table:table-cell>
          <table:table-cell table:formula="of:=[.$C$9]/[.D$9]" office:value-type="float" office:value="1.56482001162865">
            <text:p>1.5648200116</text:p>
          </table:table-cell>
          <table:table-cell table:formula="of:=[.$C$9]/[.E$9]" office:value-type="float" office:value="1.93094569231053">
            <text:p>1.9309456923</text:p>
          </table:table-cell>
          <table:table-cell table:formula="of:=[.$C$9]/[.F$9]" office:value-type="float" office:value="2.19195415402294">
            <text:p>2.191954154</text:p>
          </table:table-cell>
          <table:table-cell table:formula="of:=[.$C$9]/[.G$9]" office:value-type="float" office:value="2.42023378318124">
            <text:p>2.4202337832</text:p>
          </table:table-cell>
          <table:table-cell table:formula="of:=[.$C$9]/[.H$9]" office:value-type="float" office:value="2.57346959686724">
            <text:p>2.5734695969</text:p>
          </table:table-cell>
          <table:table-cell table:formula="of:=[.$C$9]/[.I$9]" office:value-type="float" office:value="2.6880180727582">
            <text:p>2.6880180728</text:p>
          </table:table-cell>
          <table:table-cell table:formula="of:=[.$C$9]/[.J$9]" office:value-type="float" office:value="2.77770821025215">
            <text:p>2.7777082103</text:p>
          </table:table-cell>
          <table:table-cell table:formula="of:=[.$C$9]/[.K$9]" office:value-type="float" office:value="2.92306715166599">
            <text:p>2.9230671517</text:p>
          </table:table-cell>
          <table:table-cell table:formula="of:=[.$C$9]/[.L$9]" office:value-type="float" office:value="2.97647142645452">
            <text:p>2.9764714265</text:p>
          </table:table-cell>
          <table:table-cell table:formula="of:=[.$C$9]/[.M$9]" office:value-type="float" office:value="2.96973946479185">
            <text:p>2.9697394648</text:p>
          </table:table-cell>
          <table:table-cell table:formula="of:=[.$C$9]/[.N$9]" office:value-type="float" office:value="3.02336527725345">
            <text:p>3.0233652773</text:p>
          </table:table-cell>
          <table:table-cell table:formula="of:=[.$C$9]/[.O$9]" office:value-type="float" office:value="3.00260857957633">
            <text:p>3.0026085796</text:p>
          </table:table-cell>
          <table:table-cell table:formula="of:=[.$C$9]/[.P$9]" office:value-type="float" office:value="3.07568735015372">
            <text:p>3.0756873502</text:p>
          </table:table-cell>
          <table:table-cell table:formula="of:=[.$C$9]/[.Q$9]" office:value-type="float" office:value="3.06583457285724">
            <text:p>3.0658345729</text:p>
          </table:table-cell>
          <table:table-cell table:formula="of:=[.$C$9]/[.R$9]" office:value-type="float" office:value="3.08909211221819">
            <text:p>3.089092112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[.C9]*0.95" office:value-type="float" office:value="15.1772551059723">
            <text:p>15.177255106</text:p>
          </table:table-cell>
          <table:table-cell table:formula="of:=[.D9]*0.95" office:value-type="float" office:value="9.699042057991">
            <text:p>9.699042058</text:p>
          </table:table-cell>
          <table:table-cell table:formula="of:=[.E9]*0.95" office:value-type="float" office:value="7.86001137495042">
            <text:p>7.860011375</text:p>
          </table:table-cell>
          <table:table-cell table:formula="of:=[.F9]*0.95" office:value-type="float" office:value="6.92407506704331">
            <text:p>6.924075067</text:p>
          </table:table-cell>
          <table:table-cell table:formula="of:=[.G9]*0.95" office:value-type="float" office:value="6.27098721265793">
            <text:p>6.2709872127</text:p>
          </table:table-cell>
          <table:table-cell table:formula="of:=[.H9]*0.95" office:value-type="float" office:value="5.89758477210999">
            <text:p>5.8975847721</text:p>
          </table:table-cell>
          <table:table-cell table:formula="of:=[.I9]*0.95" office:value-type="float" office:value="5.6462623000145">
            <text:p>5.6462623</text:p>
          </table:table-cell>
          <table:table-cell table:formula="of:=[.J9]*0.95" office:value-type="float" office:value="5.46394867897033">
            <text:p>5.463948679</text:p>
          </table:table-cell>
          <table:table-cell table:formula="of:=[.K9]*0.95" office:value-type="float" office:value="5.19223620891571">
            <text:p>5.1922362089</text:p>
          </table:table-cell>
          <table:table-cell table:formula="of:=[.L9]*0.95" office:value-type="float" office:value="5.09907636642457">
            <text:p>5.0990763664</text:p>
          </table:table-cell>
          <table:table-cell table:formula="of:=[.M9]*0.95" office:value-type="float" office:value="5.11063522100449">
            <text:p>5.110635221</text:p>
          </table:table-cell>
          <table:table-cell table:formula="of:=[.N9]*0.95" office:value-type="float" office:value="5.01998723745346">
            <text:p>5.0199872375</text:p>
          </table:table-cell>
          <table:table-cell table:formula="of:=[.O9]*0.95" office:value-type="float" office:value="5.054689848423">
            <text:p>5.0546898484</text:p>
          </table:table-cell>
          <table:table-cell table:formula="of:=[.P9]*0.95" office:value-type="float" office:value="4.93458969593049">
            <text:p>4.9345896959</text:p>
          </table:table-cell>
          <table:table-cell table:formula="of:=[.Q9]*0.95" office:value-type="float" office:value="4.95044815540314">
            <text:p>4.9504481554</text:p>
          </table:table-cell>
          <table:table-cell table:formula="of:=[.R9]*0.95" office:value-type="float" office:value="4.91317660808564">
            <text:p>4.9131766081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[.C9]*1.05" office:value-type="float" office:value="16.7748609066009">
            <text:p>16.7748609066</text:p>
          </table:table-cell>
          <table:table-cell table:formula="of:=[.D9]*1.05" office:value-type="float" office:value="10.719993853569">
            <text:p>10.7199938536</text:p>
          </table:table-cell>
          <table:table-cell table:formula="of:=[.E9]*1.05" office:value-type="float" office:value="8.68738099336625">
            <text:p>8.6873809934</text:p>
          </table:table-cell>
          <table:table-cell table:formula="of:=[.F9]*1.05" office:value-type="float" office:value="7.6529250741005">
            <text:p>7.6529250741</text:p>
          </table:table-cell>
          <table:table-cell table:formula="of:=[.G9]*1.05" office:value-type="float" office:value="6.93109112977981">
            <text:p>6.9310911298</text:p>
          </table:table-cell>
          <table:table-cell table:formula="of:=[.H9]*1.05" office:value-type="float" office:value="6.5183831691742">
            <text:p>6.5183831692</text:p>
          </table:table-cell>
          <table:table-cell table:formula="of:=[.I9]*1.05" office:value-type="float" office:value="6.24060570001602">
            <text:p>6.2406057</text:p>
          </table:table-cell>
          <table:table-cell table:formula="of:=[.J9]*1.05" office:value-type="float" office:value="6.03910117149353">
            <text:p>6.0391011715</text:p>
          </table:table-cell>
          <table:table-cell table:formula="of:=[.K9]*1.05" office:value-type="float" office:value="5.73878738880157">
            <text:p>5.7387873888</text:p>
          </table:table-cell>
          <table:table-cell table:formula="of:=[.L9]*1.05" office:value-type="float" office:value="5.63582124710084">
            <text:p>5.6358212471</text:p>
          </table:table-cell>
          <table:table-cell table:formula="of:=[.M9]*1.05" office:value-type="float" office:value="5.64859682321549">
            <text:p>5.6485968232</text:p>
          </table:table-cell>
          <table:table-cell table:formula="of:=[.N9]*1.05" office:value-type="float" office:value="5.54840694665908">
            <text:p>5.5484069467</text:p>
          </table:table-cell>
          <table:table-cell table:formula="of:=[.O9]*1.05" office:value-type="float" office:value="5.58676246404648">
            <text:p>5.586762464</text:p>
          </table:table-cell>
          <table:table-cell table:formula="of:=[.P9]*1.05" office:value-type="float" office:value="5.45402019023896">
            <text:p>5.4540201902</text:p>
          </table:table-cell>
          <table:table-cell table:formula="of:=[.Q9]*1.05" office:value-type="float" office:value="5.47154796123504">
            <text:p>5.4715479612</text:p>
          </table:table-cell>
          <table:table-cell table:formula="of:=[.R9]*1.05" office:value-type="float" office:value="5.43035309314728">
            <text:p>5.430353093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AND([.C10]&gt;[.C15];[.C10]&lt;[.C16])" office:value-type="boolean" office:boolean-value="true">
            <text:p>TRUE</text:p>
          </table:table-cell>
          <table:table-cell table:style-name="ce3" table:formula="of:=AND([.D10]&gt;[.D15];[.D10]&lt;[.D16])" office:value-type="boolean" office:boolean-value="true">
            <text:p>TRUE</text:p>
          </table:table-cell>
          <table:table-cell table:style-name="ce3" table:formula="of:=AND([.E10]&gt;[.E15];[.E10]&lt;[.E16])" office:value-type="boolean" office:boolean-value="true">
            <text:p>TRUE</text:p>
          </table:table-cell>
          <table:table-cell table:style-name="ce3" table:formula="of:=AND([.F10]&gt;[.F15];[.F10]&lt;[.F16])" office:value-type="boolean" office:boolean-value="true">
            <text:p>TRUE</text:p>
          </table:table-cell>
          <table:table-cell table:style-name="ce3" table:formula="of:=AND([.G10]&gt;[.G15];[.G10]&lt;[.G16])" office:value-type="boolean" office:boolean-value="true">
            <text:p>TRUE</text:p>
          </table:table-cell>
          <table:table-cell table:style-name="ce3" table:formula="of:=AND([.H10]&gt;[.H15];[.H10]&lt;[.H16])" office:value-type="boolean" office:boolean-value="true">
            <text:p>TRUE</text:p>
          </table:table-cell>
          <table:table-cell table:style-name="ce3" table:formula="of:=AND([.I10]&gt;[.I15];[.I10]&lt;[.I16])" office:value-type="boolean" office:boolean-value="true">
            <text:p>TRUE</text:p>
          </table:table-cell>
          <table:table-cell table:style-name="ce3" table:formula="of:=AND([.J10]&gt;[.J15];[.J10]&lt;[.J16])" office:value-type="boolean" office:boolean-value="true">
            <text:p>TRUE</text:p>
          </table:table-cell>
          <table:table-cell table:style-name="ce3" table:formula="of:=AND([.K10]&gt;[.K15];[.K10]&lt;[.K16])" office:value-type="boolean" office:boolean-value="true">
            <text:p>TRUE</text:p>
          </table:table-cell>
          <table:table-cell table:style-name="ce3" table:formula="of:=AND([.L10]&gt;[.L15];[.L10]&lt;[.L16])" office:value-type="boolean" office:boolean-value="true">
            <text:p>TRUE</text:p>
          </table:table-cell>
          <table:table-cell table:style-name="ce3" table:formula="of:=AND([.M10]&gt;[.M15];[.M10]&lt;[.M16])" office:value-type="boolean" office:boolean-value="true">
            <text:p>TRUE</text:p>
          </table:table-cell>
          <table:table-cell table:style-name="ce3" table:formula="of:=AND([.N10]&gt;[.N15];[.N10]&lt;[.N16])" office:value-type="boolean" office:boolean-value="true">
            <text:p>TRUE</text:p>
          </table:table-cell>
          <table:table-cell table:style-name="ce3" table:formula="of:=AND([.O10]&gt;[.O15];[.O10]&lt;[.O16])" office:value-type="boolean" office:boolean-value="true">
            <text:p>TRUE</text:p>
          </table:table-cell>
          <table:table-cell table:style-name="ce3" table:formula="of:=AND([.P10]&gt;[.P15];[.P10]&lt;[.P16])" office:value-type="boolean" office:boolean-value="true">
            <text:p>TRUE</text:p>
          </table:table-cell>
          <table:table-cell table:style-name="ce3" table:formula="of:=AND([.Q10]&gt;[.Q15];[.Q10]&lt;[.Q16])" office:value-type="boolean" office:boolean-value="true">
            <text:p>TRUE</text:p>
          </table:table-cell>
          <table:table-cell table:style-name="ce3" table:formula="of:=AND([.R10]&gt;[.R15];[.R10]&lt;[.R16])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table:formula="of:=AND([.C11]&gt;[.C15];[.C11]&lt;[.C16])" office:value-type="boolean" office:boolean-value="true">
            <text:p>TRUE</text:p>
          </table:table-cell>
          <table:table-cell table:style-name="ce3" table:formula="of:=AND([.D11]&gt;[.D15];[.D11]&lt;[.D16])" office:value-type="boolean" office:boolean-value="true">
            <text:p>TRUE</text:p>
          </table:table-cell>
          <table:table-cell table:style-name="ce3" table:formula="of:=AND([.E11]&gt;[.E15];[.E11]&lt;[.E16])" office:value-type="boolean" office:boolean-value="true">
            <text:p>TRUE</text:p>
          </table:table-cell>
          <table:table-cell table:style-name="ce3" table:formula="of:=AND([.F11]&gt;[.F15];[.F11]&lt;[.F16])" office:value-type="boolean" office:boolean-value="true">
            <text:p>TRUE</text:p>
          </table:table-cell>
          <table:table-cell table:style-name="ce3" table:formula="of:=AND([.G11]&gt;[.G15];[.G11]&lt;[.G16])" office:value-type="boolean" office:boolean-value="true">
            <text:p>TRUE</text:p>
          </table:table-cell>
          <table:table-cell table:style-name="ce3" table:formula="of:=AND([.H11]&gt;[.H15];[.H11]&lt;[.H16])" office:value-type="boolean" office:boolean-value="true">
            <text:p>TRUE</text:p>
          </table:table-cell>
          <table:table-cell table:style-name="ce3" table:formula="of:=AND([.I11]&gt;[.I15];[.I11]&lt;[.I16])" office:value-type="boolean" office:boolean-value="true">
            <text:p>TRUE</text:p>
          </table:table-cell>
          <table:table-cell table:style-name="ce3" table:formula="of:=AND([.J11]&gt;[.J15];[.J11]&lt;[.J16])" office:value-type="boolean" office:boolean-value="true">
            <text:p>TRUE</text:p>
          </table:table-cell>
          <table:table-cell table:style-name="ce3" table:formula="of:=AND([.K11]&gt;[.K15];[.K11]&lt;[.K16])" office:value-type="boolean" office:boolean-value="true">
            <text:p>TRUE</text:p>
          </table:table-cell>
          <table:table-cell table:style-name="ce3" table:formula="of:=AND([.L11]&gt;[.L15];[.L11]&lt;[.L16])" office:value-type="boolean" office:boolean-value="true">
            <text:p>TRUE</text:p>
          </table:table-cell>
          <table:table-cell table:style-name="ce3" table:formula="of:=AND([.M11]&gt;[.M15];[.M11]&lt;[.M16])" office:value-type="boolean" office:boolean-value="true">
            <text:p>TRUE</text:p>
          </table:table-cell>
          <table:table-cell table:style-name="ce3" table:formula="of:=AND([.N11]&gt;[.N15];[.N11]&lt;[.N16])" office:value-type="boolean" office:boolean-value="true">
            <text:p>TRUE</text:p>
          </table:table-cell>
          <table:table-cell table:style-name="ce3" table:formula="of:=AND([.O11]&gt;[.O15];[.O11]&lt;[.O16])" office:value-type="boolean" office:boolean-value="true">
            <text:p>TRUE</text:p>
          </table:table-cell>
          <table:table-cell table:style-name="ce3" table:formula="of:=AND([.P11]&gt;[.P15];[.P11]&lt;[.P16])" office:value-type="boolean" office:boolean-value="true">
            <text:p>TRUE</text:p>
          </table:table-cell>
          <table:table-cell table:style-name="ce3" table:formula="of:=AND([.Q11]&gt;[.Q15];[.Q11]&lt;[.Q16])" office:value-type="boolean" office:boolean-value="true">
            <text:p>TRUE</text:p>
          </table:table-cell>
          <table:table-cell table:style-name="ce3" table:formula="of:=AND([.R11]&gt;[.R15];[.R11]&lt;[.R16])" office:value-type="boolean" office:boolean-value="true">
            <text:p>TRUE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Partition 128</text:p>
          </table:table-cell>
          <table:table-cell table:style-name="ce2" office:value-type="string">
            <text:p>Ste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>
            <draw:frame table:end-cell-address="HOST_W.Z40" table:end-x="0.8713in" table:end-y="0.1819in" draw:z-index="1" draw:style-name="gr1" draw:text-style-name="P1" svg:width="6.2976in" svg:height="3.5417in" svg:x="0.7961in" svg:y="0.0402in">
              <draw:object draw:notify-on-update-of-ranges="HOST_W.C2:HOST_W.R2 HOST_W.A2:HOST_W.A2 HOST_W.C13:HOST_W.R13 HOST_W.A22:HOST_W.A22 HOST_W.C33:HOST_W.R33 HOST_W.A42:HOST_W.A42 HOST_W.C53:HOST_W.R5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16.1796128749847">
            <text:p>16.179612875</text:p>
          </table:table-cell>
          <table:table-cell office:value-type="float" office:value="10.316999912262">
            <text:p>10.3169999123</text:p>
          </table:table-cell>
          <table:table-cell office:value-type="float" office:value="8.5703911781311">
            <text:p>8.5703911781</text:p>
          </table:table-cell>
          <table:table-cell office:value-type="float" office:value="7.45234608650208">
            <text:p>7.4523460865</text:p>
          </table:table-cell>
          <table:table-cell office:value-type="float" office:value="6.78928279876709">
            <text:p>6.7892827988</text:p>
          </table:table-cell>
          <table:table-cell office:value-type="float" office:value="6.32380986213684">
            <text:p>6.3238098621</text:p>
          </table:table-cell>
          <table:table-cell office:value-type="float" office:value="6.00366401672363">
            <text:p>6.0036640167</text:p>
          </table:table-cell>
          <table:table-cell office:value-type="float" office:value="5.86633205413818">
            <text:p>5.8663320541</text:p>
          </table:table-cell>
          <table:table-cell office:value-type="float" office:value="5.71334481239319">
            <text:p>5.7133448124</text:p>
          </table:table-cell>
          <table:table-cell office:value-type="float" office:value="5.44194293022156">
            <text:p>5.4419429302</text:p>
          </table:table-cell>
          <table:table-cell office:value-type="float" office:value="5.49783682823181">
            <text:p>5.4978368282</text:p>
          </table:table-cell>
          <table:table-cell office:value-type="float" office:value="5.42161798477173">
            <text:p>5.4216179848</text:p>
          </table:table-cell>
          <table:table-cell office:value-type="float" office:value="5.41421484947205">
            <text:p>5.4142148495</text:p>
          </table:table-cell>
          <table:table-cell office:value-type="float" office:value="5.42972707748413">
            <text:p>5.4297270775</text:p>
          </table:table-cell>
          <table:table-cell office:value-type="float" office:value="5.34103393554688">
            <text:p>5.3410339355</text:p>
          </table:table-cell>
          <table:table-cell office:value-type="float" office:value="5.26564598083496">
            <text:p>5.2656459808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16.2728810310364">
            <text:p>16.272881031</text:p>
          </table:table-cell>
          <table:table-cell office:value-type="float" office:value="10.5199551582336">
            <text:p>10.5199551582</text:p>
          </table:table-cell>
          <table:table-cell office:value-type="float" office:value="8.49986004829407">
            <text:p>8.4998600483</text:p>
          </table:table-cell>
          <table:table-cell office:value-type="float" office:value="7.34390020370483">
            <text:p>7.3439002037</text:p>
          </table:table-cell>
          <table:table-cell office:value-type="float" office:value="6.78325510025024">
            <text:p>6.7832551003</text:p>
          </table:table-cell>
          <table:table-cell office:value-type="float" office:value="6.31712603569031">
            <text:p>6.3171260357</text:p>
          </table:table-cell>
          <table:table-cell office:value-type="float" office:value="6.0272970199585">
            <text:p>6.02729702</text:p>
          </table:table-cell>
          <table:table-cell office:value-type="float" office:value="5.83144307136536">
            <text:p>5.8314430714</text:p>
          </table:table-cell>
          <table:table-cell office:value-type="float" office:value="5.52906608581543">
            <text:p>5.5290660858</text:p>
          </table:table-cell>
          <table:table-cell office:value-type="float" office:value="5.52763605117798">
            <text:p>5.5276360512</text:p>
          </table:table-cell>
          <table:table-cell office:value-type="float" office:value="5.46357703208923">
            <text:p>5.4635770321</text:p>
          </table:table-cell>
          <table:table-cell office:value-type="float" office:value="5.4415271282196">
            <text:p>5.4415271282</text:p>
          </table:table-cell>
          <table:table-cell office:value-type="float" office:value="5.36040496826172">
            <text:p>5.3604049683</text:p>
          </table:table-cell>
          <table:table-cell office:value-type="float" office:value="5.32506990432739">
            <text:p>5.3250699043</text:p>
          </table:table-cell>
          <table:table-cell office:value-type="float" office:value="5.3614091873169">
            <text:p>5.3614091873</text:p>
          </table:table-cell>
          <table:table-cell office:value-type="float" office:value="5.33821487426758">
            <text:p>5.338214874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16.2813220024109">
            <text:p>16.2813220024</text:p>
          </table:table-cell>
          <table:table-cell office:value-type="float" office:value="10.5178210735321">
            <text:p>10.5178210735</text:p>
          </table:table-cell>
          <table:table-cell office:value-type="float" office:value="8.40516495704651">
            <text:p>8.405164957</text:p>
          </table:table-cell>
          <table:table-cell office:value-type="float" office:value="7.46416616439819">
            <text:p>7.4641661644</text:p>
          </table:table-cell>
          <table:table-cell office:value-type="float" office:value="6.81503987312317">
            <text:p>6.8150398731</text:p>
          </table:table-cell>
          <table:table-cell office:value-type="float" office:value="6.31941103935242">
            <text:p>6.3194110394</text:p>
          </table:table-cell>
          <table:table-cell office:value-type="float" office:value="6.06158018112183">
            <text:p>6.0615801811</text:p>
          </table:table-cell>
          <table:table-cell office:value-type="float" office:value="5.84795713424683">
            <text:p>5.8479571342</text:p>
          </table:table-cell>
          <table:table-cell office:value-type="float" office:value="5.61720204353333">
            <text:p>5.6172020435</text:p>
          </table:table-cell>
          <table:table-cell office:value-type="float" office:value="5.48495697975159">
            <text:p>5.4849569798</text:p>
          </table:table-cell>
          <table:table-cell office:value-type="float" office:value="5.84112787246704">
            <text:p>5.8411278725</text:p>
          </table:table-cell>
          <table:table-cell office:value-type="float" office:value="5.41591811180115">
            <text:p>5.4159181118</text:p>
          </table:table-cell>
          <table:table-cell office:value-type="float" office:value="5.41091895103455">
            <text:p>5.410918951</text:p>
          </table:table-cell>
          <table:table-cell office:value-type="float" office:value="5.40852403640747">
            <text:p>5.4085240364</text:p>
          </table:table-cell>
          <table:table-cell office:value-type="float" office:value="5.40275406837463">
            <text:p>5.4027540684</text:p>
          </table:table-cell>
          <table:table-cell office:value-type="float" office:value="5.16684603691101">
            <text:p>5.1668460369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16.2301471233368">
            <text:p>16.2301471233</text:p>
          </table:table-cell>
          <table:table-cell office:value-type="float" office:value="10.505362033844">
            <text:p>10.5053620338</text:p>
          </table:table-cell>
          <table:table-cell office:value-type="float" office:value="8.47056007385254">
            <text:p>8.4705600739</text:p>
          </table:table-cell>
          <table:table-cell office:value-type="float" office:value="7.43683004379272">
            <text:p>7.4368300438</text:p>
          </table:table-cell>
          <table:table-cell office:value-type="float" office:value="6.75569891929626">
            <text:p>6.7556989193</text:p>
          </table:table-cell>
          <table:table-cell office:value-type="float" office:value="6.34288907051086">
            <text:p>6.3428890705</text:p>
          </table:table-cell>
          <table:table-cell office:value-type="float" office:value="6.03450798988342">
            <text:p>6.0345079899</text:p>
          </table:table-cell>
          <table:table-cell office:value-type="float" office:value="5.75540900230408">
            <text:p>5.7554090023</text:p>
          </table:table-cell>
          <table:table-cell office:value-type="float" office:value="5.59303689002991">
            <text:p>5.59303689</text:p>
          </table:table-cell>
          <table:table-cell office:value-type="float" office:value="5.45497798919678">
            <text:p>5.4549779892</text:p>
          </table:table-cell>
          <table:table-cell office:value-type="float" office:value="5.56623911857605">
            <text:p>5.5662391186</text:p>
          </table:table-cell>
          <table:table-cell office:value-type="float" office:value="5.37757802009583">
            <text:p>5.3775780201</text:p>
          </table:table-cell>
          <table:table-cell office:value-type="float" office:value="5.3626389503479">
            <text:p>5.3626389503</text:p>
          </table:table-cell>
          <table:table-cell office:value-type="float" office:value="5.34571003913879">
            <text:p>5.3457100391</text:p>
          </table:table-cell>
          <table:table-cell office:value-type="float" office:value="5.20673513412476">
            <text:p>5.2067351341</text:p>
          </table:table-cell>
          <table:table-cell office:value-type="float" office:value="5.30878400802612">
            <text:p>5.308784008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16.2691972255707">
            <text:p>16.2691972256</text:p>
          </table:table-cell>
          <table:table-cell office:value-type="float" office:value="10.6068830490112">
            <text:p>10.606883049</text:p>
          </table:table-cell>
          <table:table-cell office:value-type="float" office:value="8.49431896209717">
            <text:p>8.4943189621</text:p>
          </table:table-cell>
          <table:table-cell office:value-type="float" office:value="7.37671303749085">
            <text:p>7.3767130375</text:p>
          </table:table-cell>
          <table:table-cell office:value-type="float" office:value="6.77549004554749">
            <text:p>6.7754900455</text:p>
          </table:table-cell>
          <table:table-cell office:value-type="float" office:value="6.37286591529846">
            <text:p>6.3728659153</text:p>
          </table:table-cell>
          <table:table-cell office:value-type="float" office:value="6.07343411445618">
            <text:p>6.0734341145</text:p>
          </table:table-cell>
          <table:table-cell office:value-type="float" office:value="5.89875411987305">
            <text:p>5.8987541199</text:p>
          </table:table-cell>
          <table:table-cell office:value-type="float" office:value="5.57275104522705">
            <text:p>5.5727510452</text:p>
          </table:table-cell>
          <table:table-cell office:value-type="float" office:value="5.41497492790222">
            <text:p>5.4149749279</text:p>
          </table:table-cell>
          <table:table-cell office:value-type="float" office:value="5.51422309875488">
            <text:p>5.5142230988</text:p>
          </table:table-cell>
          <table:table-cell office:value-type="float" office:value="5.37956094741821">
            <text:p>5.3795609474</text:p>
          </table:table-cell>
          <table:table-cell office:value-type="float" office:value="5.50045490264893">
            <text:p>5.5004549026</text:p>
          </table:table-cell>
          <table:table-cell office:value-type="float" office:value="5.38243699073792">
            <text:p>5.3824369907</text:p>
          </table:table-cell>
          <table:table-cell office:value-type="float" office:value="5.27685189247131">
            <text:p>5.2768518925</text:p>
          </table:table-cell>
          <table:table-cell office:value-type="float" office:value="5.34644508361816">
            <text:p>5.346445083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MALL([.C$23:.C$27];1)" office:value-type="float" office:value="16.1796128749847">
            <text:p>16.179612875</text:p>
          </table:table-cell>
          <table:table-cell table:formula="of:=SMALL([.D$23:.D$27];1)" office:value-type="float" office:value="10.316999912262">
            <text:p>10.3169999123</text:p>
          </table:table-cell>
          <table:table-cell table:formula="of:=SMALL([.E$23:.E$27];1)" office:value-type="float" office:value="8.40516495704651">
            <text:p>8.405164957</text:p>
          </table:table-cell>
          <table:table-cell table:formula="of:=SMALL([.F$23:.F$27];1)" office:value-type="float" office:value="7.34390020370483">
            <text:p>7.3439002037</text:p>
          </table:table-cell>
          <table:table-cell table:formula="of:=SMALL([.G$23:.G$27];1)" office:value-type="float" office:value="6.75569891929626">
            <text:p>6.7556989193</text:p>
          </table:table-cell>
          <table:table-cell table:formula="of:=SMALL([.H$23:.H$27];1)" office:value-type="float" office:value="6.31712603569031">
            <text:p>6.3171260357</text:p>
          </table:table-cell>
          <table:table-cell table:formula="of:=SMALL([.I$23:.I$27];1)" office:value-type="float" office:value="6.00366401672363">
            <text:p>6.0036640167</text:p>
          </table:table-cell>
          <table:table-cell table:formula="of:=SMALL([.J$23:.J$27];1)" office:value-type="float" office:value="5.75540900230408">
            <text:p>5.7554090023</text:p>
          </table:table-cell>
          <table:table-cell table:formula="of:=SMALL([.K$23:.K$27];1)" office:value-type="float" office:value="5.52906608581543">
            <text:p>5.5290660858</text:p>
          </table:table-cell>
          <table:table-cell table:formula="of:=SMALL([.L$23:.L$27];1)" office:value-type="float" office:value="5.41497492790222">
            <text:p>5.4149749279</text:p>
          </table:table-cell>
          <table:table-cell table:formula="of:=SMALL([.M$23:.M$27];1)" office:value-type="float" office:value="5.46357703208923">
            <text:p>5.4635770321</text:p>
          </table:table-cell>
          <table:table-cell table:formula="of:=SMALL([.N$23:.N$27];1)" office:value-type="float" office:value="5.37757802009583">
            <text:p>5.3775780201</text:p>
          </table:table-cell>
          <table:table-cell table:formula="of:=SMALL([.O$23:.O$27];1)" office:value-type="float" office:value="5.36040496826172">
            <text:p>5.3604049683</text:p>
          </table:table-cell>
          <table:table-cell table:formula="of:=SMALL([.P$23:.P$27];1)" office:value-type="float" office:value="5.32506990432739">
            <text:p>5.3250699043</text:p>
          </table:table-cell>
          <table:table-cell table:formula="of:=SMALL([.Q$23:.Q$27];1)" office:value-type="float" office:value="5.20673513412476">
            <text:p>5.2067351341</text:p>
          </table:table-cell>
          <table:table-cell table:formula="of:=SMALL([.R$23:.R$27];1)" office:value-type="float" office:value="5.16684603691101">
            <text:p>5.1668460369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SMALL([.C$23:.C$27];2)" office:value-type="float" office:value="16.2301471233368">
            <text:p>16.2301471233</text:p>
          </table:table-cell>
          <table:table-cell table:formula="of:=SMALL([.D$23:.D$27];2)" office:value-type="float" office:value="10.505362033844">
            <text:p>10.5053620338</text:p>
          </table:table-cell>
          <table:table-cell table:formula="of:=SMALL([.E$23:.E$27];2)" office:value-type="float" office:value="8.47056007385254">
            <text:p>8.4705600739</text:p>
          </table:table-cell>
          <table:table-cell table:formula="of:=SMALL([.F$23:.F$27];2)" office:value-type="float" office:value="7.37671303749085">
            <text:p>7.3767130375</text:p>
          </table:table-cell>
          <table:table-cell table:formula="of:=SMALL([.G$23:.G$27];2)" office:value-type="float" office:value="6.77549004554749">
            <text:p>6.7754900455</text:p>
          </table:table-cell>
          <table:table-cell table:formula="of:=SMALL([.H$23:.H$27];2)" office:value-type="float" office:value="6.31941103935242">
            <text:p>6.3194110394</text:p>
          </table:table-cell>
          <table:table-cell table:formula="of:=SMALL([.I$23:.I$27];2)" office:value-type="float" office:value="6.0272970199585">
            <text:p>6.02729702</text:p>
          </table:table-cell>
          <table:table-cell table:formula="of:=SMALL([.J$23:.J$27];2)" office:value-type="float" office:value="5.83144307136536">
            <text:p>5.8314430714</text:p>
          </table:table-cell>
          <table:table-cell table:formula="of:=SMALL([.K$23:.K$27];2)" office:value-type="float" office:value="5.57275104522705">
            <text:p>5.5727510452</text:p>
          </table:table-cell>
          <table:table-cell table:formula="of:=SMALL([.L$23:.L$27];2)" office:value-type="float" office:value="5.44194293022156">
            <text:p>5.4419429302</text:p>
          </table:table-cell>
          <table:table-cell table:formula="of:=SMALL([.M$23:.M$27];2)" office:value-type="float" office:value="5.49783682823181">
            <text:p>5.4978368282</text:p>
          </table:table-cell>
          <table:table-cell table:formula="of:=SMALL([.N$23:.N$27];2)" office:value-type="float" office:value="5.37956094741821">
            <text:p>5.3795609474</text:p>
          </table:table-cell>
          <table:table-cell table:formula="of:=SMALL([.O$23:.O$27];2)" office:value-type="float" office:value="5.3626389503479">
            <text:p>5.3626389503</text:p>
          </table:table-cell>
          <table:table-cell table:formula="of:=SMALL([.P$23:.P$27];2)" office:value-type="float" office:value="5.34571003913879">
            <text:p>5.3457100391</text:p>
          </table:table-cell>
          <table:table-cell table:formula="of:=SMALL([.Q$23:.Q$27];2)" office:value-type="float" office:value="5.27685189247131">
            <text:p>5.2768518925</text:p>
          </table:table-cell>
          <table:table-cell table:formula="of:=SMALL([.R$23:.R$27];2)" office:value-type="float" office:value="5.26564598083496">
            <text:p>5.2656459808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SMALL([.C$23:.C$27];3)" office:value-type="float" office:value="16.2691972255707">
            <text:p>16.2691972256</text:p>
          </table:table-cell>
          <table:table-cell table:formula="of:=SMALL([.D$23:.D$27];3)" office:value-type="float" office:value="10.5178210735321">
            <text:p>10.5178210735</text:p>
          </table:table-cell>
          <table:table-cell table:formula="of:=SMALL([.E$23:.E$27];3)" office:value-type="float" office:value="8.49431896209717">
            <text:p>8.4943189621</text:p>
          </table:table-cell>
          <table:table-cell table:formula="of:=SMALL([.F$23:.F$27];3)" office:value-type="float" office:value="7.43683004379272">
            <text:p>7.4368300438</text:p>
          </table:table-cell>
          <table:table-cell table:formula="of:=SMALL([.G$23:.G$27];3)" office:value-type="float" office:value="6.78325510025024">
            <text:p>6.7832551003</text:p>
          </table:table-cell>
          <table:table-cell table:formula="of:=SMALL([.H$23:.H$27];3)" office:value-type="float" office:value="6.32380986213684">
            <text:p>6.3238098621</text:p>
          </table:table-cell>
          <table:table-cell table:formula="of:=SMALL([.I$23:.I$27];3)" office:value-type="float" office:value="6.03450798988342">
            <text:p>6.0345079899</text:p>
          </table:table-cell>
          <table:table-cell table:formula="of:=SMALL([.J$23:.J$27];3)" office:value-type="float" office:value="5.84795713424683">
            <text:p>5.8479571342</text:p>
          </table:table-cell>
          <table:table-cell table:formula="of:=SMALL([.K$23:.K$27];3)" office:value-type="float" office:value="5.59303689002991">
            <text:p>5.59303689</text:p>
          </table:table-cell>
          <table:table-cell table:formula="of:=SMALL([.L$23:.L$27];3)" office:value-type="float" office:value="5.45497798919678">
            <text:p>5.4549779892</text:p>
          </table:table-cell>
          <table:table-cell table:formula="of:=SMALL([.M$23:.M$27];3)" office:value-type="float" office:value="5.51422309875488">
            <text:p>5.5142230988</text:p>
          </table:table-cell>
          <table:table-cell table:formula="of:=SMALL([.N$23:.N$27];3)" office:value-type="float" office:value="5.41591811180115">
            <text:p>5.4159181118</text:p>
          </table:table-cell>
          <table:table-cell table:formula="of:=SMALL([.O$23:.O$27];3)" office:value-type="float" office:value="5.41091895103455">
            <text:p>5.410918951</text:p>
          </table:table-cell>
          <table:table-cell table:formula="of:=SMALL([.P$23:.P$27];3)" office:value-type="float" office:value="5.38243699073792">
            <text:p>5.3824369907</text:p>
          </table:table-cell>
          <table:table-cell table:formula="of:=SMALL([.Q$23:.Q$27];3)" office:value-type="float" office:value="5.34103393554688">
            <text:p>5.3410339355</text:p>
          </table:table-cell>
          <table:table-cell table:formula="of:=SMALL([.R$23:.R$27];3)" office:value-type="float" office:value="5.30878400802612">
            <text:p>5.30878400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peedup</text:p>
          </table:table-cell>
          <table:table-cell table:formula="of:=[.$C$29]/[.C$29]" office:value-type="float" office:value="1">
            <text:p>1</text:p>
          </table:table-cell>
          <table:table-cell table:formula="of:=[.$C$29]/[.D$29]" office:value-type="float" office:value="1.56824784458463">
            <text:p>1.5682478446</text:p>
          </table:table-cell>
          <table:table-cell table:formula="of:=[.$C$29]/[.E$29]" office:value-type="float" office:value="1.92496077800596">
            <text:p>1.924960778</text:p>
          </table:table-cell>
          <table:table-cell table:formula="of:=[.$C$29]/[.F$29]" office:value-type="float" office:value="2.20313626631561">
            <text:p>2.2031362663</text:p>
          </table:table-cell>
          <table:table-cell table:formula="of:=[.$C$29]/[.G$29]" office:value-type="float" office:value="2.39495765993522">
            <text:p>2.3949576599</text:p>
          </table:table-cell>
          <table:table-cell table:formula="of:=[.$C$29]/[.H$29]" office:value-type="float" office:value="2.56123002510534">
            <text:p>2.5612300251</text:p>
          </table:table-cell>
          <table:table-cell table:formula="of:=[.$C$29]/[.I$29]" office:value-type="float" office:value="2.69495641826645">
            <text:p>2.6949564183</text:p>
          </table:table-cell>
          <table:table-cell table:formula="of:=[.$C$29]/[.J$29]" office:value-type="float" office:value="2.81120123148632">
            <text:p>2.8112012315</text:p>
          </table:table-cell>
          <table:table-cell table:formula="of:=[.$C$29]/[.K$29]" office:value-type="float" office:value="2.9262831414681">
            <text:p>2.9262831415</text:p>
          </table:table-cell>
          <table:table-cell table:formula="of:=[.$C$29]/[.L$29]" office:value-type="float" office:value="2.98793864983835">
            <text:p>2.9879386498</text:p>
          </table:table-cell>
          <table:table-cell table:formula="of:=[.$C$29]/[.M$29]" office:value-type="float" office:value="2.96135897415868">
            <text:p>2.9613589742</text:p>
          </table:table-cell>
          <table:table-cell table:formula="of:=[.$C$29]/[.N$29]" office:value-type="float" office:value="3.00871745877457">
            <text:p>3.0087174588</text:p>
          </table:table-cell>
          <table:table-cell table:formula="of:=[.$C$29]/[.O$29]" office:value-type="float" office:value="3.01835644336242">
            <text:p>3.0183564434</text:p>
          </table:table-cell>
          <table:table-cell table:formula="of:=[.$C$29]/[.P$29]" office:value-type="float" office:value="3.03838506642634">
            <text:p>3.0383850664</text:p>
          </table:table-cell>
          <table:table-cell table:formula="of:=[.$C$29]/[.Q$29]" office:value-type="float" office:value="3.10743920291702">
            <text:p>3.1074392029</text:p>
          </table:table-cell>
          <table:table-cell table:formula="of:=[.$C$29]/[.R$29]" office:value-type="float" office:value="3.13142926253279">
            <text:p>3.131429262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[.C29]*0.95" office:value-type="float" office:value="15.3706322312355">
            <text:p>15.3706322312</text:p>
          </table:table-cell>
          <table:table-cell table:formula="of:=[.D29]*0.95" office:value-type="float" office:value="9.8011499166489">
            <text:p>9.8011499166</text:p>
          </table:table-cell>
          <table:table-cell table:formula="of:=[.E29]*0.95" office:value-type="float" office:value="7.98490670919419">
            <text:p>7.9849067092</text:p>
          </table:table-cell>
          <table:table-cell table:formula="of:=[.F29]*0.95" office:value-type="float" office:value="6.97670519351959">
            <text:p>6.9767051935</text:p>
          </table:table-cell>
          <table:table-cell table:formula="of:=[.G29]*0.95" office:value-type="float" office:value="6.41791397333145">
            <text:p>6.4179139733</text:p>
          </table:table-cell>
          <table:table-cell table:formula="of:=[.H29]*0.95" office:value-type="float" office:value="6.0012697339058">
            <text:p>6.0012697339</text:p>
          </table:table-cell>
          <table:table-cell table:formula="of:=[.I29]*0.95" office:value-type="float" office:value="5.70348081588745">
            <text:p>5.7034808159</text:p>
          </table:table-cell>
          <table:table-cell table:formula="of:=[.J29]*0.95" office:value-type="float" office:value="5.46763855218888">
            <text:p>5.4676385522</text:p>
          </table:table-cell>
          <table:table-cell table:formula="of:=[.K29]*0.95" office:value-type="float" office:value="5.25261278152466">
            <text:p>5.2526127815</text:p>
          </table:table-cell>
          <table:table-cell table:formula="of:=[.L29]*0.95" office:value-type="float" office:value="5.14422618150711">
            <text:p>5.1442261815</text:p>
          </table:table-cell>
          <table:table-cell table:formula="of:=[.M29]*0.95" office:value-type="float" office:value="5.19039818048477">
            <text:p>5.1903981805</text:p>
          </table:table-cell>
          <table:table-cell table:formula="of:=[.N29]*0.95" office:value-type="float" office:value="5.10869911909104">
            <text:p>5.1086991191</text:p>
          </table:table-cell>
          <table:table-cell table:formula="of:=[.O29]*0.95" office:value-type="float" office:value="5.09238471984863">
            <text:p>5.0923847198</text:p>
          </table:table-cell>
          <table:table-cell table:formula="of:=[.P29]*0.95" office:value-type="float" office:value="5.05881640911102">
            <text:p>5.0588164091</text:p>
          </table:table-cell>
          <table:table-cell table:formula="of:=[.Q29]*0.95" office:value-type="float" office:value="4.94639837741852">
            <text:p>4.9463983774</text:p>
          </table:table-cell>
          <table:table-cell table:formula="of:=[.R29]*0.95" office:value-type="float" office:value="4.90850373506546">
            <text:p>4.9085037351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[.C29]*1.05" office:value-type="float" office:value="16.9885935187339">
            <text:p>16.9885935187</text:p>
          </table:table-cell>
          <table:table-cell table:formula="of:=[.D29]*1.05" office:value-type="float" office:value="10.8328499078751">
            <text:p>10.8328499079</text:p>
          </table:table-cell>
          <table:table-cell table:formula="of:=[.E29]*1.05" office:value-type="float" office:value="8.82542320489884">
            <text:p>8.8254232049</text:p>
          </table:table-cell>
          <table:table-cell table:formula="of:=[.F29]*1.05" office:value-type="float" office:value="7.71109521389007">
            <text:p>7.7110952139</text:p>
          </table:table-cell>
          <table:table-cell table:formula="of:=[.G29]*1.05" office:value-type="float" office:value="7.09348386526107">
            <text:p>7.0934838653</text:p>
          </table:table-cell>
          <table:table-cell table:formula="of:=[.H29]*1.05" office:value-type="float" office:value="6.63298233747483">
            <text:p>6.6329823375</text:p>
          </table:table-cell>
          <table:table-cell table:formula="of:=[.I29]*1.05" office:value-type="float" office:value="6.30384721755981">
            <text:p>6.3038472176</text:p>
          </table:table-cell>
          <table:table-cell table:formula="of:=[.J29]*1.05" office:value-type="float" office:value="6.04317945241928">
            <text:p>6.0431794524</text:p>
          </table:table-cell>
          <table:table-cell table:formula="of:=[.K29]*1.05" office:value-type="float" office:value="5.8055193901062">
            <text:p>5.8055193901</text:p>
          </table:table-cell>
          <table:table-cell table:formula="of:=[.L29]*1.05" office:value-type="float" office:value="5.68572367429733">
            <text:p>5.6857236743</text:p>
          </table:table-cell>
          <table:table-cell table:formula="of:=[.M29]*1.05" office:value-type="float" office:value="5.73675588369369">
            <text:p>5.7367558837</text:p>
          </table:table-cell>
          <table:table-cell table:formula="of:=[.N29]*1.05" office:value-type="float" office:value="5.64645692110062">
            <text:p>5.6464569211</text:p>
          </table:table-cell>
          <table:table-cell table:formula="of:=[.O29]*1.05" office:value-type="float" office:value="5.62842521667481">
            <text:p>5.6284252167</text:p>
          </table:table-cell>
          <table:table-cell table:formula="of:=[.P29]*1.05" office:value-type="float" office:value="5.59132339954376">
            <text:p>5.5913233995</text:p>
          </table:table-cell>
          <table:table-cell table:formula="of:=[.Q29]*1.05" office:value-type="float" office:value="5.467071890831">
            <text:p>5.4670718908</text:p>
          </table:table-cell>
          <table:table-cell table:formula="of:=[.R29]*1.05" office:value-type="float" office:value="5.42518833875656">
            <text:p>5.4251883388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AND([.C30]&gt;[.C35];[.C30]&lt;[.C36])" office:value-type="boolean" office:boolean-value="true">
            <text:p>TRUE</text:p>
          </table:table-cell>
          <table:table-cell table:style-name="ce3" table:formula="of:=AND([.D30]&gt;[.D35];[.D30]&lt;[.D36])" office:value-type="boolean" office:boolean-value="true">
            <text:p>TRUE</text:p>
          </table:table-cell>
          <table:table-cell table:style-name="ce3" table:formula="of:=AND([.E30]&gt;[.E35];[.E30]&lt;[.E36])" office:value-type="boolean" office:boolean-value="true">
            <text:p>TRUE</text:p>
          </table:table-cell>
          <table:table-cell table:style-name="ce3" table:formula="of:=AND([.F30]&gt;[.F35];[.F30]&lt;[.F36])" office:value-type="boolean" office:boolean-value="true">
            <text:p>TRUE</text:p>
          </table:table-cell>
          <table:table-cell table:style-name="ce3" table:formula="of:=AND([.G30]&gt;[.G35];[.G30]&lt;[.G36])" office:value-type="boolean" office:boolean-value="true">
            <text:p>TRUE</text:p>
          </table:table-cell>
          <table:table-cell table:style-name="ce3" table:formula="of:=AND([.H30]&gt;[.H35];[.H30]&lt;[.H36])" office:value-type="boolean" office:boolean-value="true">
            <text:p>TRUE</text:p>
          </table:table-cell>
          <table:table-cell table:style-name="ce3" table:formula="of:=AND([.I30]&gt;[.I35];[.I30]&lt;[.I36])" office:value-type="boolean" office:boolean-value="true">
            <text:p>TRUE</text:p>
          </table:table-cell>
          <table:table-cell table:style-name="ce3" table:formula="of:=AND([.J30]&gt;[.J35];[.J30]&lt;[.J36])" office:value-type="boolean" office:boolean-value="true">
            <text:p>TRUE</text:p>
          </table:table-cell>
          <table:table-cell table:style-name="ce3" table:formula="of:=AND([.K30]&gt;[.K35];[.K30]&lt;[.K36])" office:value-type="boolean" office:boolean-value="true">
            <text:p>TRUE</text:p>
          </table:table-cell>
          <table:table-cell table:style-name="ce3" table:formula="of:=AND([.L30]&gt;[.L35];[.L30]&lt;[.L36])" office:value-type="boolean" office:boolean-value="true">
            <text:p>TRUE</text:p>
          </table:table-cell>
          <table:table-cell table:style-name="ce3" table:formula="of:=AND([.M30]&gt;[.M35];[.M30]&lt;[.M36])" office:value-type="boolean" office:boolean-value="true">
            <text:p>TRUE</text:p>
          </table:table-cell>
          <table:table-cell table:style-name="ce3" table:formula="of:=AND([.N30]&gt;[.N35];[.N30]&lt;[.N36])" office:value-type="boolean" office:boolean-value="true">
            <text:p>TRUE</text:p>
          </table:table-cell>
          <table:table-cell table:style-name="ce3" table:formula="of:=AND([.O30]&gt;[.O35];[.O30]&lt;[.O36])" office:value-type="boolean" office:boolean-value="true">
            <text:p>TRUE</text:p>
          </table:table-cell>
          <table:table-cell table:style-name="ce3" table:formula="of:=AND([.P30]&gt;[.P35];[.P30]&lt;[.P36])" office:value-type="boolean" office:boolean-value="true">
            <text:p>TRUE</text:p>
          </table:table-cell>
          <table:table-cell table:style-name="ce3" table:formula="of:=AND([.Q30]&gt;[.Q35];[.Q30]&lt;[.Q36])" office:value-type="boolean" office:boolean-value="true">
            <text:p>TRUE</text:p>
          </table:table-cell>
          <table:table-cell table:style-name="ce3" table:formula="of:=AND([.R30]&gt;[.R35];[.R30]&lt;[.R36])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table:formula="of:=AND([.C31]&gt;[.C35];[.C31]&lt;[.C36])" office:value-type="boolean" office:boolean-value="true">
            <text:p>TRUE</text:p>
          </table:table-cell>
          <table:table-cell table:style-name="ce3" table:formula="of:=AND([.D31]&gt;[.D35];[.D31]&lt;[.D36])" office:value-type="boolean" office:boolean-value="true">
            <text:p>TRUE</text:p>
          </table:table-cell>
          <table:table-cell table:style-name="ce3" table:formula="of:=AND([.E31]&gt;[.E35];[.E31]&lt;[.E36])" office:value-type="boolean" office:boolean-value="true">
            <text:p>TRUE</text:p>
          </table:table-cell>
          <table:table-cell table:style-name="ce3" table:formula="of:=AND([.F31]&gt;[.F35];[.F31]&lt;[.F36])" office:value-type="boolean" office:boolean-value="true">
            <text:p>TRUE</text:p>
          </table:table-cell>
          <table:table-cell table:style-name="ce3" table:formula="of:=AND([.G31]&gt;[.G35];[.G31]&lt;[.G36])" office:value-type="boolean" office:boolean-value="true">
            <text:p>TRUE</text:p>
          </table:table-cell>
          <table:table-cell table:style-name="ce3" table:formula="of:=AND([.H31]&gt;[.H35];[.H31]&lt;[.H36])" office:value-type="boolean" office:boolean-value="true">
            <text:p>TRUE</text:p>
          </table:table-cell>
          <table:table-cell table:style-name="ce3" table:formula="of:=AND([.I31]&gt;[.I35];[.I31]&lt;[.I36])" office:value-type="boolean" office:boolean-value="true">
            <text:p>TRUE</text:p>
          </table:table-cell>
          <table:table-cell table:style-name="ce3" table:formula="of:=AND([.J31]&gt;[.J35];[.J31]&lt;[.J36])" office:value-type="boolean" office:boolean-value="true">
            <text:p>TRUE</text:p>
          </table:table-cell>
          <table:table-cell table:style-name="ce3" table:formula="of:=AND([.K31]&gt;[.K35];[.K31]&lt;[.K36])" office:value-type="boolean" office:boolean-value="true">
            <text:p>TRUE</text:p>
          </table:table-cell>
          <table:table-cell table:style-name="ce3" table:formula="of:=AND([.L31]&gt;[.L35];[.L31]&lt;[.L36])" office:value-type="boolean" office:boolean-value="true">
            <text:p>TRUE</text:p>
          </table:table-cell>
          <table:table-cell table:style-name="ce3" table:formula="of:=AND([.M31]&gt;[.M35];[.M31]&lt;[.M36])" office:value-type="boolean" office:boolean-value="true">
            <text:p>TRUE</text:p>
          </table:table-cell>
          <table:table-cell table:style-name="ce3" table:formula="of:=AND([.N31]&gt;[.N35];[.N31]&lt;[.N36])" office:value-type="boolean" office:boolean-value="true">
            <text:p>TRUE</text:p>
          </table:table-cell>
          <table:table-cell table:style-name="ce3" table:formula="of:=AND([.O31]&gt;[.O35];[.O31]&lt;[.O36])" office:value-type="boolean" office:boolean-value="true">
            <text:p>TRUE</text:p>
          </table:table-cell>
          <table:table-cell table:style-name="ce3" table:formula="of:=AND([.P31]&gt;[.P35];[.P31]&lt;[.P36])" office:value-type="boolean" office:boolean-value="true">
            <text:p>TRUE</text:p>
          </table:table-cell>
          <table:table-cell table:style-name="ce3" table:formula="of:=AND([.Q31]&gt;[.Q35];[.Q31]&lt;[.Q36])" office:value-type="boolean" office:boolean-value="true">
            <text:p>TRUE</text:p>
          </table:table-cell>
          <table:table-cell table:style-name="ce3" table:formula="of:=AND([.R31]&gt;[.R35];[.R31]&lt;[.R36])" office:value-type="boolean" office:boolean-value="true">
            <text:p>TRUE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Partition 1024</text:p>
          </table:table-cell>
          <table:table-cell table:style-name="ce2" office:value-type="string">
            <text:p>Step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18.3529210090637">
            <text:p>18.3529210091</text:p>
          </table:table-cell>
          <table:table-cell office:value-type="float" office:value="11.3479521274567">
            <text:p>11.3479521275</text:p>
          </table:table-cell>
          <table:table-cell office:value-type="float" office:value="9.29391288757324">
            <text:p>9.2939128876</text:p>
          </table:table-cell>
          <table:table-cell office:value-type="float" office:value="7.87519502639771">
            <text:p>7.8751950264</text:p>
          </table:table-cell>
          <table:table-cell office:value-type="float" office:value="7.28571677207947">
            <text:p>7.2857167721</text:p>
          </table:table-cell>
          <table:table-cell office:value-type="float" office:value="6.73952412605286">
            <text:p>6.7395241261</text:p>
          </table:table-cell>
          <table:table-cell office:value-type="float" office:value="6.41093015670776">
            <text:p>6.4109301567</text:p>
          </table:table-cell>
          <table:table-cell office:value-type="float" office:value="6.18981599807739">
            <text:p>6.1898159981</text:p>
          </table:table-cell>
          <table:table-cell office:value-type="float" office:value="5.93338990211487">
            <text:p>5.9333899021</text:p>
          </table:table-cell>
          <table:table-cell office:value-type="float" office:value="5.69843101501465">
            <text:p>5.698431015</text:p>
          </table:table-cell>
          <table:table-cell office:value-type="float" office:value="5.66268801689148">
            <text:p>5.6626880169</text:p>
          </table:table-cell>
          <table:table-cell office:value-type="float" office:value="5.66756796836853">
            <text:p>5.6675679684</text:p>
          </table:table-cell>
          <table:table-cell office:value-type="float" office:value="5.68911004066467">
            <text:p>5.6891100407</text:p>
          </table:table-cell>
          <table:table-cell office:value-type="float" office:value="5.62963795661926">
            <text:p>5.6296379566</text:p>
          </table:table-cell>
          <table:table-cell office:value-type="float" office:value="5.42905902862549">
            <text:p>5.4290590286</text:p>
          </table:table-cell>
          <table:table-cell office:value-type="float" office:value="5.67237401008606">
            <text:p>5.6723740101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18.4045000076294">
            <text:p>18.4045000076</text:p>
          </table:table-cell>
          <table:table-cell office:value-type="float" office:value="11.5534961223602">
            <text:p>11.5534961224</text:p>
          </table:table-cell>
          <table:table-cell office:value-type="float" office:value="9.2670910358429">
            <text:p>9.2670910358</text:p>
          </table:table-cell>
          <table:table-cell office:value-type="float" office:value="7.95466208457947">
            <text:p>7.9546620846</text:p>
          </table:table-cell>
          <table:table-cell office:value-type="float" office:value="7.32726812362671">
            <text:p>7.3272681236</text:p>
          </table:table-cell>
          <table:table-cell office:value-type="float" office:value="6.73292899131775">
            <text:p>6.7329289913</text:p>
          </table:table-cell>
          <table:table-cell office:value-type="float" office:value="6.40844988822937">
            <text:p>6.4084498882</text:p>
          </table:table-cell>
          <table:table-cell office:value-type="float" office:value="6.26011896133423">
            <text:p>6.2601189613</text:p>
          </table:table-cell>
          <table:table-cell office:value-type="float" office:value="5.888512134552">
            <text:p>5.8885121346</text:p>
          </table:table-cell>
          <table:table-cell office:value-type="float" office:value="5.87075996398926">
            <text:p>5.870759964</text:p>
          </table:table-cell>
          <table:table-cell office:value-type="float" office:value="5.74726009368897">
            <text:p>5.7472600937</text:p>
          </table:table-cell>
          <table:table-cell office:value-type="float" office:value="5.62411189079285">
            <text:p>5.6241118908</text:p>
          </table:table-cell>
          <table:table-cell office:value-type="float" office:value="5.64035105705261">
            <text:p>5.6403510571</text:p>
          </table:table-cell>
          <table:table-cell office:value-type="float" office:value="5.62371277809143">
            <text:p>5.6237127781</text:p>
          </table:table-cell>
          <table:table-cell office:value-type="float" office:value="5.58063220977783">
            <text:p>5.5806322098</text:p>
          </table:table-cell>
          <table:table-cell office:value-type="float" office:value="5.42951798439026">
            <text:p>5.429517984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18.3289568424225">
            <text:p>18.3289568424</text:p>
          </table:table-cell>
          <table:table-cell office:value-type="float" office:value="11.6073698997498">
            <text:p>11.6073698997</text:p>
          </table:table-cell>
          <table:table-cell office:value-type="float" office:value="9.17621397972107">
            <text:p>9.1762139797</text:p>
          </table:table-cell>
          <table:table-cell office:value-type="float" office:value="7.9942409992218">
            <text:p>7.9942409992</text:p>
          </table:table-cell>
          <table:table-cell office:value-type="float" office:value="7.20990705490112">
            <text:p>7.2099070549</text:p>
          </table:table-cell>
          <table:table-cell office:value-type="float" office:value="6.80214595794678">
            <text:p>6.8021459579</text:p>
          </table:table-cell>
          <table:table-cell office:value-type="float" office:value="6.37186193466187">
            <text:p>6.3718619347</text:p>
          </table:table-cell>
          <table:table-cell office:value-type="float" office:value="6.20868110656738">
            <text:p>6.2086811066</text:p>
          </table:table-cell>
          <table:table-cell office:value-type="float" office:value="5.85465908050537">
            <text:p>5.8546590805</text:p>
          </table:table-cell>
          <table:table-cell office:value-type="float" office:value="5.79589509963989">
            <text:p>5.7958950996</text:p>
          </table:table-cell>
          <table:table-cell office:value-type="float" office:value="5.814621925354">
            <text:p>5.8146219254</text:p>
          </table:table-cell>
          <table:table-cell office:value-type="float" office:value="5.65605187416077">
            <text:p>5.6560518742</text:p>
          </table:table-cell>
          <table:table-cell office:value-type="float" office:value="5.65777587890625">
            <text:p>5.6577758789</text:p>
          </table:table-cell>
          <table:table-cell office:value-type="float" office:value="5.62318205833435">
            <text:p>5.6231820583</text:p>
          </table:table-cell>
          <table:table-cell office:value-type="float" office:value="5.61217188835144">
            <text:p>5.6121718884</text:p>
          </table:table-cell>
          <table:table-cell office:value-type="float" office:value="5.5719518661499">
            <text:p>5.5719518661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18.3256630897522">
            <text:p>18.3256630898</text:p>
          </table:table-cell>
          <table:table-cell office:value-type="float" office:value="11.4411809444428">
            <text:p>11.4411809444</text:p>
          </table:table-cell>
          <table:table-cell office:value-type="float" office:value="9.27047109603882">
            <text:p>9.270471096</text:p>
          </table:table-cell>
          <table:table-cell office:value-type="float" office:value="8.04931783676147">
            <text:p>8.0493178368</text:p>
          </table:table-cell>
          <table:table-cell office:value-type="float" office:value="7.28855609893799">
            <text:p>7.2885560989</text:p>
          </table:table-cell>
          <table:table-cell office:value-type="float" office:value="6.74177384376526">
            <text:p>6.7417738438</text:p>
          </table:table-cell>
          <table:table-cell office:value-type="float" office:value="6.47856187820435">
            <text:p>6.4785618782</text:p>
          </table:table-cell>
          <table:table-cell office:value-type="float" office:value="6.24745798110962">
            <text:p>6.2474579811</text:p>
          </table:table-cell>
          <table:table-cell office:value-type="float" office:value="5.90269899368286">
            <text:p>5.9026989937</text:p>
          </table:table-cell>
          <table:table-cell office:value-type="float" office:value="5.724534034729">
            <text:p>5.7245340347</text:p>
          </table:table-cell>
          <table:table-cell office:value-type="float" office:value="5.81254506111145">
            <text:p>5.8125450611</text:p>
          </table:table-cell>
          <table:table-cell office:value-type="float" office:value="5.65566205978394">
            <text:p>5.6556620598</text:p>
          </table:table-cell>
          <table:table-cell office:value-type="float" office:value="5.6155059337616">
            <text:p>5.6155059338</text:p>
          </table:table-cell>
          <table:table-cell office:value-type="float" office:value="5.49016809463501">
            <text:p>5.4901680946</text:p>
          </table:table-cell>
          <table:table-cell office:value-type="float" office:value="5.5971109867096">
            <text:p>5.5971109867</text:p>
          </table:table-cell>
          <table:table-cell office:value-type="float" office:value="5.65885496139526">
            <text:p>5.658854961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18.3377819061279">
            <text:p>18.3377819061</text:p>
          </table:table-cell>
          <table:table-cell office:value-type="float" office:value="11.4644768238068">
            <text:p>11.4644768238</text:p>
          </table:table-cell>
          <table:table-cell office:value-type="float" office:value="9.21036100387573">
            <text:p>9.2103610039</text:p>
          </table:table-cell>
          <table:table-cell office:value-type="float" office:value="7.90250515937805">
            <text:p>7.9025051594</text:p>
          </table:table-cell>
          <table:table-cell office:value-type="float" office:value="7.27392101287842">
            <text:p>7.2739210129</text:p>
          </table:table-cell>
          <table:table-cell office:value-type="float" office:value="6.72152996063232">
            <text:p>6.7215299606</text:p>
          </table:table-cell>
          <table:table-cell office:value-type="float" office:value="6.43014883995056">
            <text:p>6.43014884</text:p>
          </table:table-cell>
          <table:table-cell office:value-type="float" office:value="6.21279883384705">
            <text:p>6.2127988338</text:p>
          </table:table-cell>
          <table:table-cell office:value-type="float" office:value="5.88775992393494">
            <text:p>5.8877599239</text:p>
          </table:table-cell>
          <table:table-cell office:value-type="float" office:value="5.71497106552124">
            <text:p>5.7149710655</text:p>
          </table:table-cell>
          <table:table-cell office:value-type="float" office:value="5.76727914810181">
            <text:p>5.7672791481</text:p>
          </table:table-cell>
          <table:table-cell office:value-type="float" office:value="5.55643510818481">
            <text:p>5.5564351082</text:p>
          </table:table-cell>
          <table:table-cell office:value-type="float" office:value="5.62869000434876">
            <text:p>5.6286900043</text:p>
          </table:table-cell>
          <table:table-cell office:value-type="float" office:value="5.63771390914917">
            <text:p>5.6377139091</text:p>
          </table:table-cell>
          <table:table-cell office:value-type="float" office:value="5.48351693153381">
            <text:p>5.4835169315</text:p>
          </table:table-cell>
          <table:table-cell office:value-type="float" office:value="5.52463603019714">
            <text:p>5.524636030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MALL([.C$43:.C$47];1)" office:value-type="float" office:value="18.3256630897522">
            <text:p>18.3256630898</text:p>
          </table:table-cell>
          <table:table-cell table:formula="of:=SMALL([.D$43:.D$47];1)" office:value-type="float" office:value="11.3479521274567">
            <text:p>11.3479521275</text:p>
          </table:table-cell>
          <table:table-cell table:formula="of:=SMALL([.E$43:.E$47];1)" office:value-type="float" office:value="9.17621397972107">
            <text:p>9.1762139797</text:p>
          </table:table-cell>
          <table:table-cell table:formula="of:=SMALL([.F$43:.F$47];1)" office:value-type="float" office:value="7.87519502639771">
            <text:p>7.8751950264</text:p>
          </table:table-cell>
          <table:table-cell table:formula="of:=SMALL([.G$43:.G$47];1)" office:value-type="float" office:value="7.20990705490112">
            <text:p>7.2099070549</text:p>
          </table:table-cell>
          <table:table-cell table:formula="of:=SMALL([.H$43:.H$47];1)" office:value-type="float" office:value="6.72152996063232">
            <text:p>6.7215299606</text:p>
          </table:table-cell>
          <table:table-cell table:formula="of:=SMALL([.I$43:.I$47];1)" office:value-type="float" office:value="6.37186193466187">
            <text:p>6.3718619347</text:p>
          </table:table-cell>
          <table:table-cell table:formula="of:=SMALL([.J$43:.J$47];1)" office:value-type="float" office:value="6.18981599807739">
            <text:p>6.1898159981</text:p>
          </table:table-cell>
          <table:table-cell table:formula="of:=SMALL([.K$43:.K$47];1)" office:value-type="float" office:value="5.85465908050537">
            <text:p>5.8546590805</text:p>
          </table:table-cell>
          <table:table-cell table:formula="of:=SMALL([.L$43:.L$47];1)" office:value-type="float" office:value="5.69843101501465">
            <text:p>5.698431015</text:p>
          </table:table-cell>
          <table:table-cell table:formula="of:=SMALL([.M$43:.M$47];1)" office:value-type="float" office:value="5.66268801689148">
            <text:p>5.6626880169</text:p>
          </table:table-cell>
          <table:table-cell table:formula="of:=SMALL([.N$43:.N$47];1)" office:value-type="float" office:value="5.55643510818481">
            <text:p>5.5564351082</text:p>
          </table:table-cell>
          <table:table-cell table:formula="of:=SMALL([.O$43:.O$47];1)" office:value-type="float" office:value="5.6155059337616">
            <text:p>5.6155059338</text:p>
          </table:table-cell>
          <table:table-cell table:formula="of:=SMALL([.P$43:.P$47];1)" office:value-type="float" office:value="5.49016809463501">
            <text:p>5.4901680946</text:p>
          </table:table-cell>
          <table:table-cell table:formula="of:=SMALL([.Q$43:.Q$47];1)" office:value-type="float" office:value="5.42905902862549">
            <text:p>5.4290590286</text:p>
          </table:table-cell>
          <table:table-cell table:formula="of:=SMALL([.R$43:.R$47];1)" office:value-type="float" office:value="5.42951798439026">
            <text:p>5.4295179844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SMALL([.C$43:.C$47];2)" office:value-type="float" office:value="18.3289568424225">
            <text:p>18.3289568424</text:p>
          </table:table-cell>
          <table:table-cell table:formula="of:=SMALL([.D$43:.D$47];2)" office:value-type="float" office:value="11.4411809444428">
            <text:p>11.4411809444</text:p>
          </table:table-cell>
          <table:table-cell table:formula="of:=SMALL([.E$43:.E$47];2)" office:value-type="float" office:value="9.21036100387573">
            <text:p>9.2103610039</text:p>
          </table:table-cell>
          <table:table-cell table:formula="of:=SMALL([.F$43:.F$47];2)" office:value-type="float" office:value="7.90250515937805">
            <text:p>7.9025051594</text:p>
          </table:table-cell>
          <table:table-cell table:formula="of:=SMALL([.G$43:.G$47];2)" office:value-type="float" office:value="7.27392101287842">
            <text:p>7.2739210129</text:p>
          </table:table-cell>
          <table:table-cell table:formula="of:=SMALL([.H$43:.H$47];2)" office:value-type="float" office:value="6.73292899131775">
            <text:p>6.7329289913</text:p>
          </table:table-cell>
          <table:table-cell table:formula="of:=SMALL([.I$43:.I$47];2)" office:value-type="float" office:value="6.40844988822937">
            <text:p>6.4084498882</text:p>
          </table:table-cell>
          <table:table-cell table:formula="of:=SMALL([.J$43:.J$47];2)" office:value-type="float" office:value="6.20868110656738">
            <text:p>6.2086811066</text:p>
          </table:table-cell>
          <table:table-cell table:formula="of:=SMALL([.K$43:.K$47];2)" office:value-type="float" office:value="5.88775992393494">
            <text:p>5.8877599239</text:p>
          </table:table-cell>
          <table:table-cell table:formula="of:=SMALL([.L$43:.L$47];2)" office:value-type="float" office:value="5.71497106552124">
            <text:p>5.7149710655</text:p>
          </table:table-cell>
          <table:table-cell table:formula="of:=SMALL([.M$43:.M$47];2)" office:value-type="float" office:value="5.74726009368897">
            <text:p>5.7472600937</text:p>
          </table:table-cell>
          <table:table-cell table:formula="of:=SMALL([.N$43:.N$47];2)" office:value-type="float" office:value="5.62411189079285">
            <text:p>5.6241118908</text:p>
          </table:table-cell>
          <table:table-cell table:formula="of:=SMALL([.O$43:.O$47];2)" office:value-type="float" office:value="5.62869000434876">
            <text:p>5.6286900043</text:p>
          </table:table-cell>
          <table:table-cell table:formula="of:=SMALL([.P$43:.P$47];2)" office:value-type="float" office:value="5.62318205833435">
            <text:p>5.6231820583</text:p>
          </table:table-cell>
          <table:table-cell table:formula="of:=SMALL([.Q$43:.Q$47];2)" office:value-type="float" office:value="5.48351693153381">
            <text:p>5.4835169315</text:p>
          </table:table-cell>
          <table:table-cell table:formula="of:=SMALL([.R$43:.R$47];2)" office:value-type="float" office:value="5.52463603019714">
            <text:p>5.5246360302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SMALL([.C$43:.C$47];3)" office:value-type="float" office:value="18.3377819061279">
            <text:p>18.3377819061</text:p>
          </table:table-cell>
          <table:table-cell table:formula="of:=SMALL([.D$43:.D$47];3)" office:value-type="float" office:value="11.4644768238068">
            <text:p>11.4644768238</text:p>
          </table:table-cell>
          <table:table-cell table:formula="of:=SMALL([.E$43:.E$47];3)" office:value-type="float" office:value="9.2670910358429">
            <text:p>9.2670910358</text:p>
          </table:table-cell>
          <table:table-cell table:formula="of:=SMALL([.F$43:.F$47];3)" office:value-type="float" office:value="7.95466208457947">
            <text:p>7.9546620846</text:p>
          </table:table-cell>
          <table:table-cell table:formula="of:=SMALL([.G$43:.G$47];3)" office:value-type="float" office:value="7.28571677207947">
            <text:p>7.2857167721</text:p>
          </table:table-cell>
          <table:table-cell table:formula="of:=SMALL([.H$43:.H$47];3)" office:value-type="float" office:value="6.73952412605286">
            <text:p>6.7395241261</text:p>
          </table:table-cell>
          <table:table-cell table:formula="of:=SMALL([.I$43:.I$47];3)" office:value-type="float" office:value="6.41093015670776">
            <text:p>6.4109301567</text:p>
          </table:table-cell>
          <table:table-cell table:formula="of:=SMALL([.J$43:.J$47];3)" office:value-type="float" office:value="6.21279883384705">
            <text:p>6.2127988338</text:p>
          </table:table-cell>
          <table:table-cell table:formula="of:=SMALL([.K$43:.K$47];3)" office:value-type="float" office:value="5.888512134552">
            <text:p>5.8885121346</text:p>
          </table:table-cell>
          <table:table-cell table:formula="of:=SMALL([.L$43:.L$47];3)" office:value-type="float" office:value="5.724534034729">
            <text:p>5.7245340347</text:p>
          </table:table-cell>
          <table:table-cell table:formula="of:=SMALL([.M$43:.M$47];3)" office:value-type="float" office:value="5.76727914810181">
            <text:p>5.7672791481</text:p>
          </table:table-cell>
          <table:table-cell table:formula="of:=SMALL([.N$43:.N$47];3)" office:value-type="float" office:value="5.65566205978394">
            <text:p>5.6556620598</text:p>
          </table:table-cell>
          <table:table-cell table:formula="of:=SMALL([.O$43:.O$47];3)" office:value-type="float" office:value="5.64035105705261">
            <text:p>5.6403510571</text:p>
          </table:table-cell>
          <table:table-cell table:formula="of:=SMALL([.P$43:.P$47];3)" office:value-type="float" office:value="5.62371277809143">
            <text:p>5.6237127781</text:p>
          </table:table-cell>
          <table:table-cell table:formula="of:=SMALL([.Q$43:.Q$47];3)" office:value-type="float" office:value="5.58063220977783">
            <text:p>5.5806322098</text:p>
          </table:table-cell>
          <table:table-cell table:formula="of:=SMALL([.R$43:.R$47];3)" office:value-type="float" office:value="5.5719518661499">
            <text:p>5.571951866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peedup</text:p>
          </table:table-cell>
          <table:table-cell table:formula="of:=[.$C$49]/[.C$49]" office:value-type="float" office:value="1">
            <text:p>1</text:p>
          </table:table-cell>
          <table:table-cell table:formula="of:=[.$C$49]/[.D$49]" office:value-type="float" office:value="1.61488723991113">
            <text:p>1.6148872399</text:p>
          </table:table-cell>
          <table:table-cell table:formula="of:=[.$C$49]/[.E$49]" office:value-type="float" office:value="1.99708323391879">
            <text:p>1.9970832339</text:p>
          </table:table-cell>
          <table:table-cell table:formula="of:=[.$C$49]/[.F$49]" office:value-type="float" office:value="2.32701069983974">
            <text:p>2.3270106998</text:p>
          </table:table-cell>
          <table:table-cell table:formula="of:=[.$C$49]/[.G$49]" office:value-type="float" office:value="2.54173361046241">
            <text:p>2.5417336105</text:p>
          </table:table-cell>
          <table:table-cell table:formula="of:=[.$C$49]/[.H$49]" office:value-type="float" office:value="2.72641246815602">
            <text:p>2.7264124682</text:p>
          </table:table-cell>
          <table:table-cell table:formula="of:=[.$C$49]/[.I$49]" office:value-type="float" office:value="2.87602953071906">
            <text:p>2.8760295307</text:p>
          </table:table-cell>
          <table:table-cell table:formula="of:=[.$C$49]/[.J$49]" office:value-type="float" office:value="2.96061516133021">
            <text:p>2.9606151613</text:p>
          </table:table-cell>
          <table:table-cell table:formula="of:=[.$C$49]/[.K$49]" office:value-type="float" office:value="3.13009909505616">
            <text:p>3.1300990951</text:p>
          </table:table-cell>
          <table:table-cell table:formula="of:=[.$C$49]/[.L$49]" office:value-type="float" office:value="3.21591382636139">
            <text:p>3.2159138264</text:p>
          </table:table-cell>
          <table:table-cell table:formula="of:=[.$C$49]/[.M$49]" office:value-type="float" office:value="3.23621273767648">
            <text:p>3.2362127377</text:p>
          </table:table-cell>
          <table:table-cell table:formula="of:=[.$C$49]/[.N$49]" office:value-type="float" office:value="3.29809720314342">
            <text:p>3.2980972031</text:p>
          </table:table-cell>
          <table:table-cell table:formula="of:=[.$C$49]/[.O$49]" office:value-type="float" office:value="3.26340374418883">
            <text:p>3.2634037442</text:p>
          </table:table-cell>
          <table:table-cell table:formula="of:=[.$C$49]/[.P$49]" office:value-type="float" office:value="3.33790564767225">
            <text:p>3.3379056477</text:p>
          </table:table-cell>
          <table:table-cell table:formula="of:=[.$C$49]/[.Q$49]" office:value-type="float" office:value="3.37547685393132">
            <text:p>3.3754768539</text:p>
          </table:table-cell>
          <table:table-cell table:formula="of:=[.$C$49]/[.R$49]" office:value-type="float" office:value="3.37519152573729">
            <text:p>3.3751915257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[.C49]*0.95" office:value-type="float" office:value="17.4093799352646">
            <text:p>17.4093799353</text:p>
          </table:table-cell>
          <table:table-cell table:formula="of:=[.D49]*0.95" office:value-type="float" office:value="10.7805545210839">
            <text:p>10.7805545211</text:p>
          </table:table-cell>
          <table:table-cell table:formula="of:=[.E49]*0.95" office:value-type="float" office:value="8.71740328073502">
            <text:p>8.7174032807</text:p>
          </table:table-cell>
          <table:table-cell table:formula="of:=[.F49]*0.95" office:value-type="float" office:value="7.48143527507783">
            <text:p>7.4814352751</text:p>
          </table:table-cell>
          <table:table-cell table:formula="of:=[.G49]*0.95" office:value-type="float" office:value="6.84941170215607">
            <text:p>6.8494117022</text:p>
          </table:table-cell>
          <table:table-cell table:formula="of:=[.H49]*0.95" office:value-type="float" office:value="6.3854534626007">
            <text:p>6.3854534626</text:p>
          </table:table-cell>
          <table:table-cell table:formula="of:=[.I49]*0.95" office:value-type="float" office:value="6.05326883792878">
            <text:p>6.0532688379</text:p>
          </table:table-cell>
          <table:table-cell table:formula="of:=[.J49]*0.95" office:value-type="float" office:value="5.88032519817352">
            <text:p>5.8803251982</text:p>
          </table:table-cell>
          <table:table-cell table:formula="of:=[.K49]*0.95" office:value-type="float" office:value="5.5619261264801">
            <text:p>5.5619261265</text:p>
          </table:table-cell>
          <table:table-cell table:formula="of:=[.L49]*0.95" office:value-type="float" office:value="5.41350946426392">
            <text:p>5.4135094643</text:p>
          </table:table-cell>
          <table:table-cell table:formula="of:=[.M49]*0.95" office:value-type="float" office:value="5.37955361604691">
            <text:p>5.379553616</text:p>
          </table:table-cell>
          <table:table-cell table:formula="of:=[.N49]*0.95" office:value-type="float" office:value="5.27861335277557">
            <text:p>5.2786133528</text:p>
          </table:table-cell>
          <table:table-cell table:formula="of:=[.O49]*0.95" office:value-type="float" office:value="5.33473063707352">
            <text:p>5.3347306371</text:p>
          </table:table-cell>
          <table:table-cell table:formula="of:=[.P49]*0.95" office:value-type="float" office:value="5.21565968990326">
            <text:p>5.2156596899</text:p>
          </table:table-cell>
          <table:table-cell table:formula="of:=[.Q49]*0.95" office:value-type="float" office:value="5.15760607719422">
            <text:p>5.1576060772</text:p>
          </table:table-cell>
          <table:table-cell table:formula="of:=[.R49]*0.95" office:value-type="float" office:value="5.15804208517075">
            <text:p>5.1580420852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[.C49]*1.05" office:value-type="float" office:value="19.2419462442398">
            <text:p>19.2419462442</text:p>
          </table:table-cell>
          <table:table-cell table:formula="of:=[.D49]*1.05" office:value-type="float" office:value="11.9153497338295">
            <text:p>11.9153497338</text:p>
          </table:table-cell>
          <table:table-cell table:formula="of:=[.E49]*1.05" office:value-type="float" office:value="9.63502467870712">
            <text:p>9.6350246787</text:p>
          </table:table-cell>
          <table:table-cell table:formula="of:=[.F49]*1.05" office:value-type="float" office:value="8.2689547777176">
            <text:p>8.2689547777</text:p>
          </table:table-cell>
          <table:table-cell table:formula="of:=[.G49]*1.05" office:value-type="float" office:value="7.57040240764618">
            <text:p>7.5704024076</text:p>
          </table:table-cell>
          <table:table-cell table:formula="of:=[.H49]*1.05" office:value-type="float" office:value="7.05760645866394">
            <text:p>7.0576064587</text:p>
          </table:table-cell>
          <table:table-cell table:formula="of:=[.I49]*1.05" office:value-type="float" office:value="6.69045503139496">
            <text:p>6.6904550314</text:p>
          </table:table-cell>
          <table:table-cell table:formula="of:=[.J49]*1.05" office:value-type="float" office:value="6.49930679798126">
            <text:p>6.499306798</text:p>
          </table:table-cell>
          <table:table-cell table:formula="of:=[.K49]*1.05" office:value-type="float" office:value="6.14739203453064">
            <text:p>6.1473920345</text:p>
          </table:table-cell>
          <table:table-cell table:formula="of:=[.L49]*1.05" office:value-type="float" office:value="5.98335256576538">
            <text:p>5.9833525658</text:p>
          </table:table-cell>
          <table:table-cell table:formula="of:=[.M49]*1.05" office:value-type="float" office:value="5.94582241773605">
            <text:p>5.9458224177</text:p>
          </table:table-cell>
          <table:table-cell table:formula="of:=[.N49]*1.05" office:value-type="float" office:value="5.83425686359405">
            <text:p>5.8342568636</text:p>
          </table:table-cell>
          <table:table-cell table:formula="of:=[.O49]*1.05" office:value-type="float" office:value="5.89628123044968">
            <text:p>5.8962812304</text:p>
          </table:table-cell>
          <table:table-cell table:formula="of:=[.P49]*1.05" office:value-type="float" office:value="5.76467649936676">
            <text:p>5.7646764994</text:p>
          </table:table-cell>
          <table:table-cell table:formula="of:=[.Q49]*1.05" office:value-type="float" office:value="5.70051198005677">
            <text:p>5.7005119801</text:p>
          </table:table-cell>
          <table:table-cell table:formula="of:=[.R49]*1.05" office:value-type="float" office:value="5.70099388360977">
            <text:p>5.7009938836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AND([.C50]&gt;[.C55];[.C50]&lt;[.C56])" office:value-type="boolean" office:boolean-value="true">
            <text:p>TRUE</text:p>
          </table:table-cell>
          <table:table-cell table:style-name="ce3" table:formula="of:=AND([.D50]&gt;[.D55];[.D50]&lt;[.D56])" office:value-type="boolean" office:boolean-value="true">
            <text:p>TRUE</text:p>
          </table:table-cell>
          <table:table-cell table:style-name="ce3" table:formula="of:=AND([.E50]&gt;[.E55];[.E50]&lt;[.E56])" office:value-type="boolean" office:boolean-value="true">
            <text:p>TRUE</text:p>
          </table:table-cell>
          <table:table-cell table:style-name="ce3" table:formula="of:=AND([.F50]&gt;[.F55];[.F50]&lt;[.F56])" office:value-type="boolean" office:boolean-value="true">
            <text:p>TRUE</text:p>
          </table:table-cell>
          <table:table-cell table:style-name="ce3" table:formula="of:=AND([.G50]&gt;[.G55];[.G50]&lt;[.G56])" office:value-type="boolean" office:boolean-value="true">
            <text:p>TRUE</text:p>
          </table:table-cell>
          <table:table-cell table:style-name="ce3" table:formula="of:=AND([.H50]&gt;[.H55];[.H50]&lt;[.H56])" office:value-type="boolean" office:boolean-value="true">
            <text:p>TRUE</text:p>
          </table:table-cell>
          <table:table-cell table:style-name="ce3" table:formula="of:=AND([.I50]&gt;[.I55];[.I50]&lt;[.I56])" office:value-type="boolean" office:boolean-value="true">
            <text:p>TRUE</text:p>
          </table:table-cell>
          <table:table-cell table:style-name="ce3" table:formula="of:=AND([.J50]&gt;[.J55];[.J50]&lt;[.J56])" office:value-type="boolean" office:boolean-value="true">
            <text:p>TRUE</text:p>
          </table:table-cell>
          <table:table-cell table:style-name="ce3" table:formula="of:=AND([.K50]&gt;[.K55];[.K50]&lt;[.K56])" office:value-type="boolean" office:boolean-value="true">
            <text:p>TRUE</text:p>
          </table:table-cell>
          <table:table-cell table:style-name="ce3" table:formula="of:=AND([.L50]&gt;[.L55];[.L50]&lt;[.L56])" office:value-type="boolean" office:boolean-value="true">
            <text:p>TRUE</text:p>
          </table:table-cell>
          <table:table-cell table:style-name="ce3" table:formula="of:=AND([.M50]&gt;[.M55];[.M50]&lt;[.M56])" office:value-type="boolean" office:boolean-value="true">
            <text:p>TRUE</text:p>
          </table:table-cell>
          <table:table-cell table:style-name="ce3" table:formula="of:=AND([.N50]&gt;[.N55];[.N50]&lt;[.N56])" office:value-type="boolean" office:boolean-value="true">
            <text:p>TRUE</text:p>
          </table:table-cell>
          <table:table-cell table:style-name="ce3" table:formula="of:=AND([.O50]&gt;[.O55];[.O50]&lt;[.O56])" office:value-type="boolean" office:boolean-value="true">
            <text:p>TRUE</text:p>
          </table:table-cell>
          <table:table-cell table:style-name="ce3" table:formula="of:=AND([.P50]&gt;[.P55];[.P50]&lt;[.P56])" office:value-type="boolean" office:boolean-value="true">
            <text:p>TRUE</text:p>
          </table:table-cell>
          <table:table-cell table:style-name="ce3" table:formula="of:=AND([.Q50]&gt;[.Q55];[.Q50]&lt;[.Q56])" office:value-type="boolean" office:boolean-value="true">
            <text:p>TRUE</text:p>
          </table:table-cell>
          <table:table-cell table:style-name="ce3" table:formula="of:=AND([.R50]&gt;[.R55];[.R50]&lt;[.R56])" office:value-type="boolean" office:boolean-value="true">
            <text:p>TRUE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3" table:formula="of:=AND([.C51]&gt;[.C55];[.C51]&lt;[.C56])" office:value-type="boolean" office:boolean-value="true">
            <text:p>TRUE</text:p>
          </table:table-cell>
          <table:table-cell table:style-name="ce3" table:formula="of:=AND([.D51]&gt;[.D55];[.D51]&lt;[.D56])" office:value-type="boolean" office:boolean-value="true">
            <text:p>TRUE</text:p>
          </table:table-cell>
          <table:table-cell table:style-name="ce3" table:formula="of:=AND([.E51]&gt;[.E55];[.E51]&lt;[.E56])" office:value-type="boolean" office:boolean-value="true">
            <text:p>TRUE</text:p>
          </table:table-cell>
          <table:table-cell table:style-name="ce3" table:formula="of:=AND([.F51]&gt;[.F55];[.F51]&lt;[.F56])" office:value-type="boolean" office:boolean-value="true">
            <text:p>TRUE</text:p>
          </table:table-cell>
          <table:table-cell table:style-name="ce3" table:formula="of:=AND([.G51]&gt;[.G55];[.G51]&lt;[.G56])" office:value-type="boolean" office:boolean-value="true">
            <text:p>TRUE</text:p>
          </table:table-cell>
          <table:table-cell table:style-name="ce3" table:formula="of:=AND([.H51]&gt;[.H55];[.H51]&lt;[.H56])" office:value-type="boolean" office:boolean-value="true">
            <text:p>TRUE</text:p>
          </table:table-cell>
          <table:table-cell table:style-name="ce3" table:formula="of:=AND([.I51]&gt;[.I55];[.I51]&lt;[.I56])" office:value-type="boolean" office:boolean-value="true">
            <text:p>TRUE</text:p>
          </table:table-cell>
          <table:table-cell table:style-name="ce3" table:formula="of:=AND([.J51]&gt;[.J55];[.J51]&lt;[.J56])" office:value-type="boolean" office:boolean-value="true">
            <text:p>TRUE</text:p>
          </table:table-cell>
          <table:table-cell table:style-name="ce3" table:formula="of:=AND([.K51]&gt;[.K55];[.K51]&lt;[.K56])" office:value-type="boolean" office:boolean-value="true">
            <text:p>TRUE</text:p>
          </table:table-cell>
          <table:table-cell table:style-name="ce3" table:formula="of:=AND([.L51]&gt;[.L55];[.L51]&lt;[.L56])" office:value-type="boolean" office:boolean-value="true">
            <text:p>TRUE</text:p>
          </table:table-cell>
          <table:table-cell table:style-name="ce3" table:formula="of:=AND([.M51]&gt;[.M55];[.M51]&lt;[.M56])" office:value-type="boolean" office:boolean-value="true">
            <text:p>TRUE</text:p>
          </table:table-cell>
          <table:table-cell table:style-name="ce3" table:formula="of:=AND([.N51]&gt;[.N55];[.N51]&lt;[.N56])" office:value-type="boolean" office:boolean-value="true">
            <text:p>TRUE</text:p>
          </table:table-cell>
          <table:table-cell table:style-name="ce3" table:formula="of:=AND([.O51]&gt;[.O55];[.O51]&lt;[.O56])" office:value-type="boolean" office:boolean-value="true">
            <text:p>TRUE</text:p>
          </table:table-cell>
          <table:table-cell table:style-name="ce3" table:formula="of:=AND([.P51]&gt;[.P55];[.P51]&lt;[.P56])" office:value-type="boolean" office:boolean-value="true">
            <text:p>TRUE</text:p>
          </table:table-cell>
          <table:table-cell table:style-name="ce3" table:formula="of:=AND([.Q51]&gt;[.Q55];[.Q51]&lt;[.Q56])" office:value-type="boolean" office:boolean-value="true">
            <text:p>TRUE</text:p>
          </table:table-cell>
          <table:table-cell table:style-name="ce3" table:formula="of:=AND([.R51]&gt;[.R55];[.R51]&lt;[.R56])" office:value-type="boolean" office:boolean-value="true">
            <text:p>TRUE</text:p>
          </table:table-cell>
          <table:table-cell table:number-columns-repeated="1006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_NY" table:style-name="ta3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1018" table:default-cell-style-name="ce1"/>
        <table:table-row table:style-name="ro1">
          <table:table-cell table:number-columns-repeated="9"/>
          <table:table-cell>
            <draw:frame table:end-cell-address="MIC_NY.Q20" table:end-x="0.8406in" table:end-y="0.0996in" draw:z-index="0" draw:style-name="gr1" draw:text-style-name="P1" svg:width="6.2984in" svg:height="3.5425in" svg:x="0.7646in" svg:y="0.1461in">
              <draw:object draw:notify-on-update-of-ranges="MIC_NY.C2:MIC_NY.F2 MIC_NY.A2:MIC_NY.A2 MIC_NY.C9:MIC_NY.F9 MIC_NY.A22:MIC_NY.A22 MIC_NY.C29:MIC_NY.F29 MIC_NY.A42:MIC_NY.A42 MIC_NY.C47:MIC_NY.F4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2" office:value-type="string">
            <text:p>Partition 16</text:p>
          </table:table-cell>
          <table:table-cell table:style-name="ce2" office:value-type="string">
            <text:p>Step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40">
            <text:p>240</text:p>
          </table:table-cell>
          <table:table-cell table:style-name="ce2" table:number-columns-repeated="12"/>
          <table:table-cell table:number-columns-repeated="100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6.57675909996033">
            <text:p>6.5767591</text:p>
          </table:table-cell>
          <table:table-cell office:value-type="float" office:value="12.8041169643402">
            <text:p>12.804116964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6.32141709327698">
            <text:p>6.3214170933</text:p>
          </table:table-cell>
          <table:table-cell office:value-type="float" office:value="12.8293180465698">
            <text:p>12.829318046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6.37200593948364">
            <text:p>6.3720059395</text:p>
          </table:table-cell>
          <table:table-cell office:value-type="float" office:value="12.9409050941467">
            <text:p>12.940905094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6.35417819023132">
            <text:p>6.3541781902</text:p>
          </table:table-cell>
          <table:table-cell office:value-type="float" office:value="12.8371160030365">
            <text:p>12.83711600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6.36184692382813">
            <text:p>6.3618469238</text:p>
          </table:table-cell>
          <table:table-cell office:value-type="float" office:value="12.8947381973267">
            <text:p>12.894738197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MALL([.C$3:.C$7];1)" office:value-type="float" office:value="6.32141709327698">
            <text:p>6.3214170933</text:p>
          </table:table-cell>
          <table:table-cell table:formula="of:=SMALL([.D$3:.D$7];1)" office:value-type="float" office:value="12.8041169643402">
            <text:p>12.8041169643</text:p>
          </table:table-cell>
          <table:table-cell table:formula="of:=SMALL([.E$3:.E$7];1)" office:value-type="float" office:value="0">
            <text:p>#VALUE!</text:p>
          </table:table-cell>
          <table:table-cell table:formula="of:=SMALL([.F$3:.F$7];1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SMALL([.C$3:.C$7];2)" office:value-type="float" office:value="6.35417819023132">
            <text:p>6.3541781902</text:p>
          </table:table-cell>
          <table:table-cell table:formula="of:=SMALL([.D$3:.D$7];2)" office:value-type="float" office:value="12.8293180465698">
            <text:p>12.8293180466</text:p>
          </table:table-cell>
          <table:table-cell table:formula="of:=SMALL([.E$3:.E$7];2)" office:value-type="float" office:value="0">
            <text:p>#VALUE!</text:p>
          </table:table-cell>
          <table:table-cell table:formula="of:=SMALL([.F$3:.F$7];2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SMALL([.C$3:.C$7];3)" office:value-type="float" office:value="6.36184692382813">
            <text:p>6.3618469238</text:p>
          </table:table-cell>
          <table:table-cell table:formula="of:=SMALL([.D$3:.D$7];3)" office:value-type="float" office:value="12.8371160030365">
            <text:p>12.837116003</text:p>
          </table:table-cell>
          <table:table-cell table:formula="of:=SMALL([.E$3:.E$7];3)" office:value-type="float" office:value="0">
            <text:p>#VALUE!</text:p>
          </table:table-cell>
          <table:table-cell table:formula="of:=SMALL([.F$3:.F$7];3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peedup</text:p>
          </table:table-cell>
          <table:table-cell table:formula="of:=[.$C$9]/[.C$9]" office:value-type="float" office:value="1">
            <text:p>1</text:p>
          </table:table-cell>
          <table:table-cell table:formula="of:=[.$C$9]/[.D$9]" office:value-type="float" office:value="0.493701917194469">
            <text:p>0.4937019172</text:p>
          </table:table-cell>
          <table:table-cell table:formula="of:=[.$C$9]/[.E$9]" office:value-type="float" office:value="0">
            <text:p>#VALUE!</text:p>
          </table:table-cell>
          <table:table-cell table:formula="of:=[.$C$9]/[.F$9]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[.C9]*0.95" office:value-type="float" office:value="6.00534623861313">
            <text:p>6.0053462386</text:p>
          </table:table-cell>
          <table:table-cell table:formula="of:=[.D9]*0.95" office:value-type="float" office:value="12.1639111161232">
            <text:p>12.1639111161</text:p>
          </table:table-cell>
          <table:table-cell table:formula="of:=[.E9]*0.95" office:value-type="float" office:value="0">
            <text:p>#VALUE!</text:p>
          </table:table-cell>
          <table:table-cell table:formula="of:=[.F9]*0.95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[.C9]*1.05" office:value-type="float" office:value="6.63748794794083">
            <text:p>6.6374879479</text:p>
          </table:table-cell>
          <table:table-cell table:formula="of:=[.D9]*1.05" office:value-type="float" office:value="13.4443228125572">
            <text:p>13.4443228126</text:p>
          </table:table-cell>
          <table:table-cell table:formula="of:=[.E9]*1.05" office:value-type="float" office:value="0">
            <text:p>#VALUE!</text:p>
          </table:table-cell>
          <table:table-cell table:formula="of:=[.F9]*1.05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AND([.C10]&gt;[.C15];[.C10]&lt;[.C16])" office:value-type="boolean" office:boolean-value="true">
            <text:p>TRUE</text:p>
          </table:table-cell>
          <table:table-cell table:style-name="ce3" table:formula="of:=AND([.D10]&gt;[.D15];[.D10]&lt;[.D16])" office:value-type="boolean" office:boolean-value="true">
            <text:p>TRUE</text:p>
          </table:table-cell>
          <table:table-cell table:formula="of:=AND([.E10]&gt;[.E15];[.E10]&lt;[.E16])" office:value-type="float" office:value="0">
            <text:p>#VALUE!</text:p>
          </table:table-cell>
          <table:table-cell table:formula="of:=AND([.F10]&gt;[.F15];[.F10]&lt;[.F16]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formula="of:=AND([.C11]&gt;[.C15];[.C11]&lt;[.C16])" office:value-type="boolean" office:boolean-value="true">
            <text:p>TRUE</text:p>
          </table:table-cell>
          <table:table-cell table:style-name="ce3" table:formula="of:=AND([.D11]&gt;[.D15];[.D11]&lt;[.D16])" office:value-type="boolean" office:boolean-value="true">
            <text:p>TRUE</text:p>
          </table:table-cell>
          <table:table-cell table:formula="of:=AND([.E11]&gt;[.E15];[.E11]&lt;[.E16])" office:value-type="float" office:value="0">
            <text:p>#VALUE!</text:p>
          </table:table-cell>
          <table:table-cell table:formula="of:=AND([.F11]&gt;[.F15];[.F11]&lt;[.F16]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>
            <draw:frame table:end-cell-address="MIC_NY.Q40" table:end-x="0.8535in" table:end-y="0.1079in" draw:z-index="1" draw:style-name="gr1" draw:text-style-name="P1" svg:width="6.2984in" svg:height="3.5409in" svg:x="0.7776in" svg:y="0.1559in">
              <draw:object draw:notify-on-update-of-ranges="MIC_NY.C2:MIC_NY.F2 MIC_NY.A2:MIC_NY.A2 MIC_NY.C13:MIC_NY.F13 MIC_NY.A22:MIC_NY.A22 MIC_NY.C33:MIC_NY.F33 MIC_NY.A42:MIC_NY.A42 MIC_NY.C51:MIC_NY.F51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2" office:value-type="string">
            <text:p>Partition 128</text:p>
          </table:table-cell>
          <table:table-cell table:style-name="ce2" office:value-type="string">
            <text:p>Step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40">
            <text:p>240</text:p>
          </table:table-cell>
          <table:table-cell table:style-name="ce2" table:number-columns-repeated="12"/>
          <table:table-cell table:number-columns-repeated="1006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6.13321995735168">
            <text:p>6.1332199574</text:p>
          </table:table-cell>
          <table:table-cell office:value-type="float" office:value="10.2882249355316">
            <text:p>10.288224935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6.20053386688232">
            <text:p>6.2005338669</text:p>
          </table:table-cell>
          <table:table-cell office:value-type="float" office:value="10.2306969165802">
            <text:p>10.2306969166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6.141841173172">
            <text:p>6.1418411732</text:p>
          </table:table-cell>
          <table:table-cell office:value-type="float" office:value="10.1650218963623">
            <text:p>10.1650218964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6.17199277877808">
            <text:p>6.1719927788</text:p>
          </table:table-cell>
          <table:table-cell office:value-type="float" office:value="10.3082511425018">
            <text:p>10.3082511425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6.19730496406555">
            <text:p>6.1973049641</text:p>
          </table:table-cell>
          <table:table-cell office:value-type="float" office:value="10.2738389968872">
            <text:p>10.273838996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MALL([.C$23:.C$27];1)" office:value-type="float" office:value="6.13321995735168">
            <text:p>6.1332199574</text:p>
          </table:table-cell>
          <table:table-cell table:formula="of:=SMALL([.D$23:.D$27];1)" office:value-type="float" office:value="10.1650218963623">
            <text:p>10.1650218964</text:p>
          </table:table-cell>
          <table:table-cell table:formula="of:=SMALL([.E$23:.E$27];1)" office:value-type="float" office:value="0">
            <text:p>#VALUE!</text:p>
          </table:table-cell>
          <table:table-cell table:formula="of:=SMALL([.F$23:.F$27];1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SMALL([.C$23:.C$27];2)" office:value-type="float" office:value="6.141841173172">
            <text:p>6.1418411732</text:p>
          </table:table-cell>
          <table:table-cell table:formula="of:=SMALL([.D$23:.D$27];2)" office:value-type="float" office:value="10.2306969165802">
            <text:p>10.2306969166</text:p>
          </table:table-cell>
          <table:table-cell table:formula="of:=SMALL([.E$23:.E$27];2)" office:value-type="float" office:value="0">
            <text:p>#VALUE!</text:p>
          </table:table-cell>
          <table:table-cell table:formula="of:=SMALL([.F$23:.F$27];2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SMALL([.C$23:.C$27];3)" office:value-type="float" office:value="6.17199277877808">
            <text:p>6.1719927788</text:p>
          </table:table-cell>
          <table:table-cell table:formula="of:=SMALL([.D$23:.D$27];3)" office:value-type="float" office:value="10.2738389968872">
            <text:p>10.2738389969</text:p>
          </table:table-cell>
          <table:table-cell table:formula="of:=SMALL([.E$23:.E$27];3)" office:value-type="float" office:value="0">
            <text:p>#VALUE!</text:p>
          </table:table-cell>
          <table:table-cell table:formula="of:=SMALL([.F$23:.F$27];3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peedup</text:p>
          </table:table-cell>
          <table:table-cell table:formula="of:=[.$C$29]/[.C$29]" office:value-type="float" office:value="1">
            <text:p>1</text:p>
          </table:table-cell>
          <table:table-cell table:formula="of:=[.$C$29]/[.D$29]" office:value-type="float" office:value="0.603365149616308">
            <text:p>0.6033651496</text:p>
          </table:table-cell>
          <table:table-cell table:formula="of:=[.$C$29]/[.E$29]" office:value-type="float" office:value="0">
            <text:p>#VALUE!</text:p>
          </table:table-cell>
          <table:table-cell table:formula="of:=[.$C$29]/[.F$29]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[.C29]*0.95" office:value-type="float" office:value="5.8265589594841">
            <text:p>5.8265589595</text:p>
          </table:table-cell>
          <table:table-cell table:formula="of:=[.D29]*0.95" office:value-type="float" office:value="9.65677080154419">
            <text:p>9.6567708015</text:p>
          </table:table-cell>
          <table:table-cell table:formula="of:=[.E29]*0.95" office:value-type="float" office:value="0">
            <text:p>#VALUE!</text:p>
          </table:table-cell>
          <table:table-cell table:formula="of:=[.F29]*0.95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[.C29]*1.05" office:value-type="float" office:value="6.43988095521926">
            <text:p>6.4398809552</text:p>
          </table:table-cell>
          <table:table-cell table:formula="of:=[.D29]*1.05" office:value-type="float" office:value="10.6732729911804">
            <text:p>10.6732729912</text:p>
          </table:table-cell>
          <table:table-cell table:formula="of:=[.E29]*1.05" office:value-type="float" office:value="0">
            <text:p>#VALUE!</text:p>
          </table:table-cell>
          <table:table-cell table:formula="of:=[.F29]*1.05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AND([.C30]&gt;[.C35];[.C30]&lt;[.C36])" office:value-type="boolean" office:boolean-value="true">
            <text:p>TRUE</text:p>
          </table:table-cell>
          <table:table-cell table:style-name="ce3" table:formula="of:=AND([.D30]&gt;[.D35];[.D30]&lt;[.D36])" office:value-type="boolean" office:boolean-value="true">
            <text:p>TRUE</text:p>
          </table:table-cell>
          <table:table-cell table:formula="of:=AND([.E30]&gt;[.E35];[.E30]&lt;[.E36])" office:value-type="float" office:value="0">
            <text:p>#VALUE!</text:p>
          </table:table-cell>
          <table:table-cell table:formula="of:=AND([.F30]&gt;[.F35];[.F30]&lt;[.F36]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formula="of:=AND([.C31]&gt;[.C35];[.C31]&lt;[.C36])" office:value-type="boolean" office:boolean-value="true">
            <text:p>TRUE</text:p>
          </table:table-cell>
          <table:table-cell table:style-name="ce3" table:formula="of:=AND([.D31]&gt;[.D35];[.D31]&lt;[.D36])" office:value-type="boolean" office:boolean-value="true">
            <text:p>TRUE</text:p>
          </table:table-cell>
          <table:table-cell table:formula="of:=AND([.E31]&gt;[.E35];[.E31]&lt;[.E36])" office:value-type="float" office:value="0">
            <text:p>#VALUE!</text:p>
          </table:table-cell>
          <table:table-cell table:formula="of:=AND([.F31]&gt;[.F35];[.F31]&lt;[.F36]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6"/>
          <table:table-cell table:style-name="ce2" table:number-columns-repeated="1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artition 1024</text:p>
          </table:table-cell>
          <table:table-cell table:style-name="ce2" office:value-type="string">
            <text:p>Step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240">
            <text:p>240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6.36365103721619">
            <text:p>6.3636510372</text:p>
          </table:table-cell>
          <table:table-cell office:value-type="float" office:value="9.13151288032532">
            <text:p>9.1315128803</text:p>
          </table:table-cell>
          <table:table-cell office:value-type="float" office:value="12.6457591056824">
            <text:p>12.6457591057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6.39080286026001">
            <text:p>6.3908028603</text:p>
          </table:table-cell>
          <table:table-cell office:value-type="float" office:value="9.19780707359314">
            <text:p>9.1978070736</text:p>
          </table:table-cell>
          <table:table-cell office:value-type="float" office:value="12.784245967865">
            <text:p>12.784245967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6.32967615127564">
            <text:p>6.3296761513</text:p>
          </table:table-cell>
          <table:table-cell office:value-type="float" office:value="9.20815896987915">
            <text:p>9.2081589699</text:p>
          </table:table-cell>
          <table:table-cell office:value-type="float" office:value="12.6308610439301">
            <text:p>12.6308610439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6.3329598903656">
            <text:p>6.3329598904</text:p>
          </table:table-cell>
          <table:table-cell office:value-type="float" office:value="9.17757916450501">
            <text:p>9.1775791645</text:p>
          </table:table-cell>
          <table:table-cell office:value-type="float" office:value="12.6655321121216">
            <text:p>12.665532112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6.38717007637024">
            <text:p>6.3871700764</text:p>
          </table:table-cell>
          <table:table-cell office:value-type="float" office:value="9.17714095115662">
            <text:p>9.1771409512</text:p>
          </table:table-cell>
          <table:table-cell office:value-type="float" office:value="12.6164391040802">
            <text:p>12.616439104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table:formula="of:=SMALL([.C$43:.C$47];1)" office:value-type="float" office:value="6.32967615127564">
            <text:p>6.3296761513</text:p>
          </table:table-cell>
          <table:table-cell table:formula="of:=SMALL([.D$43:.D$47];1)" office:value-type="float" office:value="9.13151288032532">
            <text:p>9.1315128803</text:p>
          </table:table-cell>
          <table:table-cell table:formula="of:=SMALL([.E$43:.E$47];1)" office:value-type="float" office:value="12.6164391040802">
            <text:p>12.6164391041</text:p>
          </table:table-cell>
          <table:table-cell table:formula="of:=SMALL([.F$43:.F$47];1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formula="of:=SMALL([.C$43:.C$47];2)" office:value-type="float" office:value="6.3329598903656">
            <text:p>6.3329598904</text:p>
          </table:table-cell>
          <table:table-cell table:formula="of:=SMALL([.D$43:.D$47];2)" office:value-type="float" office:value="9.17714095115662">
            <text:p>9.1771409512</text:p>
          </table:table-cell>
          <table:table-cell table:formula="of:=SMALL([.E$43:.E$47];2)" office:value-type="float" office:value="12.6308610439301">
            <text:p>12.6308610439</text:p>
          </table:table-cell>
          <table:table-cell table:formula="of:=SMALL([.F$43:.F$47];2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table:formula="of:=SMALL([.C$43:.C$47];3)" office:value-type="float" office:value="6.36365103721619">
            <text:p>6.3636510372</text:p>
          </table:table-cell>
          <table:table-cell table:formula="of:=SMALL([.D$43:.D$47];3)" office:value-type="float" office:value="9.17757916450501">
            <text:p>9.1775791645</text:p>
          </table:table-cell>
          <table:table-cell table:formula="of:=SMALL([.E$43:.E$47];3)" office:value-type="float" office:value="12.6457591056824">
            <text:p>12.6457591057</text:p>
          </table:table-cell>
          <table:table-cell table:formula="of:=SMALL([.F$43:.F$47];3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Speedup</text:p>
          </table:table-cell>
          <table:table-cell table:formula="of:=[.$C$49]/[.C$49]" office:value-type="float" office:value="1">
            <text:p>1</text:p>
          </table:table-cell>
          <table:table-cell table:formula="of:=[.$C$49]/[.D$49]" office:value-type="float" office:value="0.693168397639071">
            <text:p>0.6931683976</text:p>
          </table:table-cell>
          <table:table-cell table:formula="of:=[.$C$49]/[.E$49]" office:value-type="float" office:value="0.501700685832074">
            <text:p>0.5017006858</text:p>
          </table:table-cell>
          <table:table-cell table:formula="of:=[.$C$49]/[.F$49]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IN</text:p>
          </table:table-cell>
          <table:table-cell table:formula="of:=[.C49]*0.95" office:value-type="float" office:value="6.01319234371186">
            <text:p>6.0131923437</text:p>
          </table:table-cell>
          <table:table-cell table:formula="of:=[.D49]*0.95" office:value-type="float" office:value="8.67493723630905">
            <text:p>8.6749372363</text:p>
          </table:table-cell>
          <table:table-cell table:formula="of:=[.E49]*0.95" office:value-type="float" office:value="11.9856171488762">
            <text:p>11.9856171489</text:p>
          </table:table-cell>
          <table:table-cell table:formula="of:=[.F49]*0.95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>
            <text:p>MAX</text:p>
          </table:table-cell>
          <table:table-cell table:formula="of:=[.C49]*1.05" office:value-type="float" office:value="6.64615995883942">
            <text:p>6.6461599588</text:p>
          </table:table-cell>
          <table:table-cell table:formula="of:=[.D49]*1.05" office:value-type="float" office:value="9.58808852434159">
            <text:p>9.5880885243</text:p>
          </table:table-cell>
          <table:table-cell table:formula="of:=[.E49]*1.05" office:value-type="float" office:value="13.2472610592842">
            <text:p>13.2472610593</text:p>
          </table:table-cell>
          <table:table-cell table:formula="of:=[.F49]*1.05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" table:formula="of:=AND([.C50]&gt;[.C55];[.C50]&lt;[.C56])" office:value-type="boolean" office:boolean-value="true">
            <text:p>TRUE</text:p>
          </table:table-cell>
          <table:table-cell table:style-name="ce3" table:formula="of:=AND([.D50]&gt;[.D55];[.D50]&lt;[.D56])" office:value-type="boolean" office:boolean-value="true">
            <text:p>TRUE</text:p>
          </table:table-cell>
          <table:table-cell table:style-name="ce3" table:formula="of:=AND([.E50]&gt;[.E55];[.E50]&lt;[.E56])" office:value-type="boolean" office:boolean-value="true">
            <text:p>TRUE</text:p>
          </table:table-cell>
          <table:table-cell table:formula="of:=AND([.F50]&gt;[.F55];[.F50]&lt;[.F56])" office:value-type="float" office:value="0">
            <text:p>#VALUE!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formula="of:=AND([.C51]&gt;[.C55];[.C51]&lt;[.C56])" office:value-type="boolean" office:boolean-value="true">
            <text:p>TRUE</text:p>
          </table:table-cell>
          <table:table-cell table:style-name="ce3" table:formula="of:=AND([.D51]&gt;[.D55];[.D51]&lt;[.D56])" office:value-type="boolean" office:boolean-value="true">
            <text:p>TRUE</text:p>
          </table:table-cell>
          <table:table-cell table:style-name="ce3" table:formula="of:=AND([.E51]&gt;[.E55];[.E51]&lt;[.E56])" office:value-type="boolean" office:boolean-value="true">
            <text:p>TRUE</text:p>
          </table:table-cell>
          <table:table-cell table:formula="of:=AND([.F51]&gt;[.F55];[.F51]&lt;[.F56])" office:value-type="float" office:value="0">
            <text:p>#VALUE!</text:p>
          </table:table-cell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metis16" table:style-name="ta4">
        <office:forms form:automatic-focus="false" form:apply-design-mode="false"/>
        <table:shapes>
          <draw:frame draw:z-index="1" draw:style-name="gr2" draw:text-style-name="P2" svg:width="8.1642in" svg:height="3.5366in" svg:x="5.4472in" svg:y="0.7555in">
            <draw:object draw:notify-on-update-of-ranges="gmetis16.B3:gmetis16.B246 gmetis16.B3:gmetis16.B246 gmetis16.C2:gmetis16.C2 gmetis16.C3:gmetis16.C246 gmetis16.B3:gmetis16.B246 gmetis16.D2:gmetis16.D2 gmetis16.D3:gmetis16.D246 gmetis16.B3:gmetis16.B246 gmetis16.E2:gmetis16.E2 gmetis16.E3:gmetis16.E246 gmetis16.B3:gmetis16.B246 gmetis16.F2:gmetis16.F2 gmetis16.F3:gmetis16.F246 gmetis16.B3:gmetis16.B246 gmetis16.G2:gmetis16.G2 gmetis16.G3:gmetis16.G246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number-columns-repeated="4" table:default-cell-style-name="ce1"/>
        <table:table-column table:style-name="co11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hread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oarsen</text:p>
          </table:table-cell>
          <table:table-cell table:style-name="ce2" office:value-type="string">
            <text:p>Clustering</text:p>
          </table:table-cell>
          <table:table-cell table:style-name="ce2" office:value-type="string">
            <text:p>Refinement</text:p>
          </table:table-cell>
          <table:table-cell table:style-name="ce2" office:value-type="string">
            <text:p>Speedup</text:p>
          </table:table-cell>
          <table:table-cell table:number-columns-repeated="2"/>
          <table:table-cell table:style-name="ce2" office:value-type="string">
            <text:p>Time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Speedup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90.974">
            <text:p>90.974</text:p>
          </table:table-cell>
          <table:table-cell office:value-type="float" office:value="84.645">
            <text:p>84.645</text:p>
          </table:table-cell>
          <table:table-cell office:value-type="float" office:value="0.317">
            <text:p>0.317</text:p>
          </table:table-cell>
          <table:table-cell office:value-type="float" office:value="5.857">
            <text:p>5.857</text:p>
          </table:table-cell>
          <table:table-cell table:style-name="ce4" table:formula="of:=[.$C$3]/[.$C3]" office:value-type="float" office:value="1">
            <text:p>1.000</text:p>
          </table:table-cell>
          <table:table-cell/>
          <table:table-cell table:style-name="ce2" office:value-type="string">
            <text:p>Best comb</text:p>
          </table:table-cell>
          <table:table-cell table:formula="of:=MIN([.C3:.C246])" office:value-type="float" office:value="3.357">
            <text:p>3.357</text:p>
          </table:table-cell>
          <table:table-cell office:value-type="float" office:value="57">
            <text:p>57</text:p>
          </table:table-cell>
          <table:table-cell table:style-name="ce4" table:formula="of:=[.$C$3]/[.$C$59]" office:value-type="float" office:value="27.0997914804885">
            <text:p>27.10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48.067">
            <text:p>48.067</text:p>
          </table:table-cell>
          <table:table-cell office:value-type="float" office:value="44.297">
            <text:p>44.297</text:p>
          </table:table-cell>
          <table:table-cell office:value-type="float" office:value="0.326">
            <text:p>0.326</text:p>
          </table:table-cell>
          <table:table-cell office:value-type="float" office:value="3.283">
            <text:p>3.283</text:p>
          </table:table-cell>
          <table:table-cell table:style-name="ce4" table:formula="of:=[.$C$3]/[.$C4]" office:value-type="float" office:value="1.89264984292758">
            <text:p>1.89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32.488">
            <text:p>32.488</text:p>
          </table:table-cell>
          <table:table-cell office:value-type="float" office:value="29.794">
            <text:p>29.794</text:p>
          </table:table-cell>
          <table:table-cell office:value-type="float" office:value="0.33">
            <text:p>0.33</text:p>
          </table:table-cell>
          <table:table-cell office:value-type="float" office:value="2.199">
            <text:p>2.199</text:p>
          </table:table-cell>
          <table:table-cell table:style-name="ce4" table:formula="of:=[.$C$3]/[.$C5]" office:value-type="float" office:value="2.80023393252893">
            <text:p>2.80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24.66">
            <text:p>24.66</text:p>
          </table:table-cell>
          <table:table-cell office:value-type="float" office:value="22.454">
            <text:p>22.454</text:p>
          </table:table-cell>
          <table:table-cell office:value-type="float" office:value="0.337">
            <text:p>0.337</text:p>
          </table:table-cell>
          <table:table-cell office:value-type="float" office:value="1.702">
            <text:p>1.702</text:p>
          </table:table-cell>
          <table:table-cell table:style-name="ce4" table:formula="of:=[.$C$3]/[.$C6]" office:value-type="float" office:value="3.68913219789132">
            <text:p>3.68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20.044">
            <text:p>20.044</text:p>
          </table:table-cell>
          <table:table-cell office:value-type="float" office:value="18.153">
            <text:p>18.153</text:p>
          </table:table-cell>
          <table:table-cell office:value-type="float" office:value="0.345">
            <text:p>0.345</text:p>
          </table:table-cell>
          <table:table-cell office:value-type="float" office:value="1.375">
            <text:p>1.375</text:p>
          </table:table-cell>
          <table:table-cell table:style-name="ce4" table:formula="of:=[.$C$3]/[.$C7]" office:value-type="float" office:value="4.53871482737976">
            <text:p>4.53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office:value-type="float" office:value="17.758">
            <text:p>17.758</text:p>
          </table:table-cell>
          <table:table-cell office:value-type="float" office:value="15.972">
            <text:p>15.972</text:p>
          </table:table-cell>
          <table:table-cell office:value-type="float" office:value="0.349">
            <text:p>0.349</text:p>
          </table:table-cell>
          <table:table-cell office:value-type="float" office:value="1.264">
            <text:p>1.264</text:p>
          </table:table-cell>
          <table:table-cell table:style-name="ce4" table:formula="of:=[.$C$3]/[.$C8]" office:value-type="float" office:value="5.12298682284041">
            <text:p>5.12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office:value-type="float" office:value="15.092">
            <text:p>15.092</text:p>
          </table:table-cell>
          <table:table-cell office:value-type="float" office:value="13.509">
            <text:p>13.509</text:p>
          </table:table-cell>
          <table:table-cell office:value-type="float" office:value="0.355">
            <text:p>0.355</text:p>
          </table:table-cell>
          <table:table-cell office:value-type="float" office:value="1.052">
            <text:p>1.052</text:p>
          </table:table-cell>
          <table:table-cell table:style-name="ce4" table:formula="of:=[.$C$3]/[.$C9]" office:value-type="float" office:value="6.02796183408428">
            <text:p>6.02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office:value-type="float" office:value="13.287">
            <text:p>13.287</text:p>
          </table:table-cell>
          <table:table-cell office:value-type="float" office:value="11.8">
            <text:p>11.8</text:p>
          </table:table-cell>
          <table:table-cell office:value-type="float" office:value="0.354">
            <text:p>0.354</text:p>
          </table:table-cell>
          <table:table-cell office:value-type="float" office:value="0.958">
            <text:p>0.958</text:p>
          </table:table-cell>
          <table:table-cell table:style-name="ce4" table:formula="of:=[.$C$3]/[.$C10]" office:value-type="float" office:value="6.84684277865583">
            <text:p>6.84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office:value-type="float" office:value="11.891">
            <text:p>11.891</text:p>
          </table:table-cell>
          <table:table-cell office:value-type="float" office:value="10.51">
            <text:p>10.51</text:p>
          </table:table-cell>
          <table:table-cell office:value-type="float" office:value="0.355">
            <text:p>0.355</text:p>
          </table:table-cell>
          <table:table-cell office:value-type="float" office:value="0.849">
            <text:p>0.849</text:p>
          </table:table-cell>
          <table:table-cell table:style-name="ce4" table:formula="of:=[.$C$3]/[.$C11]" office:value-type="float" office:value="7.6506601631486">
            <text:p>7.65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office:value-type="float" office:value="10.831">
            <text:p>10.831</text:p>
          </table:table-cell>
          <table:table-cell office:value-type="float" office:value="9.514">
            <text:p>9.514</text:p>
          </table:table-cell>
          <table:table-cell office:value-type="float" office:value="0.355">
            <text:p>0.355</text:p>
          </table:table-cell>
          <table:table-cell office:value-type="float" office:value="0.786">
            <text:p>0.786</text:p>
          </table:table-cell>
          <table:table-cell table:style-name="ce4" table:formula="of:=[.$C$3]/[.$C12]" office:value-type="float" office:value="8.39940910349922">
            <text:p>8.39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office:value-type="float" office:value="10.113">
            <text:p>10.113</text:p>
          </table:table-cell>
          <table:table-cell office:value-type="float" office:value="8.844">
            <text:p>8.844</text:p>
          </table:table-cell>
          <table:table-cell office:value-type="float" office:value="0.354">
            <text:p>0.354</text:p>
          </table:table-cell>
          <table:table-cell office:value-type="float" office:value="0.739">
            <text:p>0.739</text:p>
          </table:table-cell>
          <table:table-cell table:style-name="ce4" table:formula="of:=[.$C$3]/[.$C13]" office:value-type="float" office:value="8.99574804706813">
            <text:p>8.99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office:value-type="float" office:value="9.503">
            <text:p>9.503</text:p>
          </table:table-cell>
          <table:table-cell office:value-type="float" office:value="8.26">
            <text:p>8.26</text:p>
          </table:table-cell>
          <table:table-cell office:value-type="float" office:value="0.358">
            <text:p>0.358</text:p>
          </table:table-cell>
          <table:table-cell office:value-type="float" office:value="0.708">
            <text:p>0.708</text:p>
          </table:table-cell>
          <table:table-cell table:style-name="ce4" table:formula="of:=[.$C$3]/[.$C14]" office:value-type="float" office:value="9.57318741450068">
            <text:p>9.57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office:value-type="float" office:value="8.687">
            <text:p>8.687</text:p>
          </table:table-cell>
          <table:table-cell office:value-type="float" office:value="7.483">
            <text:p>7.483</text:p>
          </table:table-cell>
          <table:table-cell office:value-type="float" office:value="0.358">
            <text:p>0.358</text:p>
          </table:table-cell>
          <table:table-cell office:value-type="float" office:value="0.669">
            <text:p>0.669</text:p>
          </table:table-cell>
          <table:table-cell table:style-name="ce4" table:formula="of:=[.$C$3]/[.$C15]" office:value-type="float" office:value="10.4724300679176">
            <text:p>10.47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office:value-type="float" office:value="8.26">
            <text:p>8.26</text:p>
          </table:table-cell>
          <table:table-cell office:value-type="float" office:value="7.079">
            <text:p>7.079</text:p>
          </table:table-cell>
          <table:table-cell office:value-type="float" office:value="0.357">
            <text:p>0.357</text:p>
          </table:table-cell>
          <table:table-cell office:value-type="float" office:value="0.647">
            <text:p>0.647</text:p>
          </table:table-cell>
          <table:table-cell table:style-name="ce4" table:formula="of:=[.$C$3]/[.$C16]" office:value-type="float" office:value="11.0138014527845">
            <text:p>11.01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office:value-type="float" office:value="7.582">
            <text:p>7.582</text:p>
          </table:table-cell>
          <table:table-cell office:value-type="float" office:value="6.472">
            <text:p>6.472</text:p>
          </table:table-cell>
          <table:table-cell office:value-type="float" office:value="0.351">
            <text:p>0.351</text:p>
          </table:table-cell>
          <table:table-cell office:value-type="float" office:value="0.585">
            <text:p>0.585</text:p>
          </table:table-cell>
          <table:table-cell table:style-name="ce4" table:formula="of:=[.$C$3]/[.$C17]" office:value-type="float" office:value="11.9986810867845">
            <text:p>11.99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office:value-type="float" office:value="7.197">
            <text:p>7.197</text:p>
          </table:table-cell>
          <table:table-cell office:value-type="float" office:value="6.092">
            <text:p>6.092</text:p>
          </table:table-cell>
          <table:table-cell office:value-type="float" office:value="0.353">
            <text:p>0.353</text:p>
          </table:table-cell>
          <table:table-cell office:value-type="float" office:value="0.577">
            <text:p>0.577</text:p>
          </table:table-cell>
          <table:table-cell table:style-name="ce4" table:formula="of:=[.$C$3]/[.$C18]" office:value-type="float" office:value="12.6405446713909">
            <text:p>12.64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office:value-type="float" office:value="6.844">
            <text:p>6.844</text:p>
          </table:table-cell>
          <table:table-cell office:value-type="float" office:value="5.75">
            <text:p>5.75</text:p>
          </table:table-cell>
          <table:table-cell office:value-type="float" office:value="0.356">
            <text:p>0.356</text:p>
          </table:table-cell>
          <table:table-cell office:value-type="float" office:value="0.561">
            <text:p>0.561</text:p>
          </table:table-cell>
          <table:table-cell table:style-name="ce4" table:formula="of:=[.$C$3]/[.$C19]" office:value-type="float" office:value="13.2925189947399">
            <text:p>13.29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office:value-type="float" office:value="6.639">
            <text:p>6.639</text:p>
          </table:table-cell>
          <table:table-cell office:value-type="float" office:value="5.551">
            <text:p>5.551</text:p>
          </table:table-cell>
          <table:table-cell office:value-type="float" office:value="0.356">
            <text:p>0.356</text:p>
          </table:table-cell>
          <table:table-cell office:value-type="float" office:value="0.556">
            <text:p>0.556</text:p>
          </table:table-cell>
          <table:table-cell table:style-name="ce4" table:formula="of:=[.$C$3]/[.$C20]" office:value-type="float" office:value="13.7029673143546">
            <text:p>13.70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office:value-type="float" office:value="6.329">
            <text:p>6.329</text:p>
          </table:table-cell>
          <table:table-cell office:value-type="float" office:value="5.27">
            <text:p>5.27</text:p>
          </table:table-cell>
          <table:table-cell office:value-type="float" office:value="0.354">
            <text:p>0.354</text:p>
          </table:table-cell>
          <table:table-cell office:value-type="float" office:value="0.53">
            <text:p>0.53</text:p>
          </table:table-cell>
          <table:table-cell table:style-name="ce4" table:formula="of:=[.$C$3]/[.$C21]" office:value-type="float" office:value="14.3741507347132">
            <text:p>14.37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office:value-type="float" office:value="6.043">
            <text:p>6.043</text:p>
          </table:table-cell>
          <table:table-cell office:value-type="float" office:value="4.992">
            <text:p>4.992</text:p>
          </table:table-cell>
          <table:table-cell office:value-type="float" office:value="0.356">
            <text:p>0.356</text:p>
          </table:table-cell>
          <table:table-cell office:value-type="float" office:value="0.519">
            <text:p>0.519</text:p>
          </table:table-cell>
          <table:table-cell table:style-name="ce4" table:formula="of:=[.$C$3]/[.$C22]" office:value-type="float" office:value="15.0544431573722">
            <text:p>15.05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office:value-type="float" office:value="5.785">
            <text:p>5.785</text:p>
          </table:table-cell>
          <table:table-cell office:value-type="float" office:value="4.754">
            <text:p>4.754</text:p>
          </table:table-cell>
          <table:table-cell office:value-type="float" office:value="0.355">
            <text:p>0.355</text:p>
          </table:table-cell>
          <table:table-cell office:value-type="float" office:value="0.499">
            <text:p>0.499</text:p>
          </table:table-cell>
          <table:table-cell table:style-name="ce4" table:formula="of:=[.$C$3]/[.$C23]" office:value-type="float" office:value="15.7258426966292">
            <text:p>15.72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office:value-type="float" office:value="5.658">
            <text:p>5.658</text:p>
          </table:table-cell>
          <table:table-cell office:value-type="float" office:value="4.643">
            <text:p>4.643</text:p>
          </table:table-cell>
          <table:table-cell office:value-type="float" office:value="0.355">
            <text:p>0.355</text:p>
          </table:table-cell>
          <table:table-cell office:value-type="float" office:value="0.484">
            <text:p>0.484</text:p>
          </table:table-cell>
          <table:table-cell table:style-name="ce4" table:formula="of:=[.$C$3]/[.$C24]" office:value-type="float" office:value="16.0788264404383">
            <text:p>16.07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office:value-type="float" office:value="5.396">
            <text:p>5.396</text:p>
          </table:table-cell>
          <table:table-cell office:value-type="float" office:value="4.383">
            <text:p>4.383</text:p>
          </table:table-cell>
          <table:table-cell office:value-type="float" office:value="0.35">
            <text:p>0.35</text:p>
          </table:table-cell>
          <table:table-cell office:value-type="float" office:value="0.489">
            <text:p>0.489</text:p>
          </table:table-cell>
          <table:table-cell table:style-name="ce4" table:formula="of:=[.$C$3]/[.$C25]" office:value-type="float" office:value="16.8595255744996">
            <text:p>16.86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office:value-type="float" office:value="5.328">
            <text:p>5.328</text:p>
          </table:table-cell>
          <table:table-cell office:value-type="float" office:value="4.305">
            <text:p>4.305</text:p>
          </table:table-cell>
          <table:table-cell office:value-type="float" office:value="0.355">
            <text:p>0.355</text:p>
          </table:table-cell>
          <table:table-cell office:value-type="float" office:value="0.493">
            <text:p>0.493</text:p>
          </table:table-cell>
          <table:table-cell table:style-name="ce4" table:formula="of:=[.$C$3]/[.$C26]" office:value-type="float" office:value="17.0746996996997">
            <text:p>17.07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5">
            <text:p>25</text:p>
          </table:table-cell>
          <table:table-cell office:value-type="float" office:value="5.13">
            <text:p>5.13</text:p>
          </table:table-cell>
          <table:table-cell office:value-type="float" office:value="4.129">
            <text:p>4.129</text:p>
          </table:table-cell>
          <table:table-cell office:value-type="float" office:value="0.355">
            <text:p>0.355</text:p>
          </table:table-cell>
          <table:table-cell office:value-type="float" office:value="0.471">
            <text:p>0.471</text:p>
          </table:table-cell>
          <table:table-cell table:style-name="ce4" table:formula="of:=[.$C$3]/[.$C27]" office:value-type="float" office:value="17.7337231968811">
            <text:p>17.73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6">
            <text:p>26</text:p>
          </table:table-cell>
          <table:table-cell office:value-type="float" office:value="4.94">
            <text:p>4.94</text:p>
          </table:table-cell>
          <table:table-cell office:value-type="float" office:value="3.935">
            <text:p>3.935</text:p>
          </table:table-cell>
          <table:table-cell office:value-type="float" office:value="0.355">
            <text:p>0.355</text:p>
          </table:table-cell>
          <table:table-cell office:value-type="float" office:value="0.474">
            <text:p>0.474</text:p>
          </table:table-cell>
          <table:table-cell table:style-name="ce4" table:formula="of:=[.$C$3]/[.$C28]" office:value-type="float" office:value="18.4157894736842">
            <text:p>18.4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7">
            <text:p>27</text:p>
          </table:table-cell>
          <table:table-cell office:value-type="float" office:value="4.836">
            <text:p>4.836</text:p>
          </table:table-cell>
          <table:table-cell office:value-type="float" office:value="3.838">
            <text:p>3.838</text:p>
          </table:table-cell>
          <table:table-cell office:value-type="float" office:value="0.351">
            <text:p>0.351</text:p>
          </table:table-cell>
          <table:table-cell office:value-type="float" office:value="0.473">
            <text:p>0.473</text:p>
          </table:table-cell>
          <table:table-cell table:style-name="ce4" table:formula="of:=[.$C$3]/[.$C29]" office:value-type="float" office:value="18.8118279569892">
            <text:p>18.8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8">
            <text:p>28</text:p>
          </table:table-cell>
          <table:table-cell office:value-type="float" office:value="4.737">
            <text:p>4.737</text:p>
          </table:table-cell>
          <table:table-cell office:value-type="float" office:value="3.748">
            <text:p>3.748</text:p>
          </table:table-cell>
          <table:table-cell office:value-type="float" office:value="0.349">
            <text:p>0.349</text:p>
          </table:table-cell>
          <table:table-cell office:value-type="float" office:value="0.466">
            <text:p>0.466</text:p>
          </table:table-cell>
          <table:table-cell table:style-name="ce4" table:formula="of:=[.$C$3]/[.$C30]" office:value-type="float" office:value="19.2049820561537">
            <text:p>19.20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office:value-type="float" office:value="4.646">
            <text:p>4.646</text:p>
          </table:table-cell>
          <table:table-cell office:value-type="float" office:value="3.653">
            <text:p>3.653</text:p>
          </table:table-cell>
          <table:table-cell office:value-type="float" office:value="0.352">
            <text:p>0.352</text:p>
          </table:table-cell>
          <table:table-cell office:value-type="float" office:value="0.466">
            <text:p>0.466</text:p>
          </table:table-cell>
          <table:table-cell table:style-name="ce4" table:formula="of:=[.$C$3]/[.$C31]" office:value-type="float" office:value="19.5811450710288">
            <text:p>19.58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office:value-type="float" office:value="4.533">
            <text:p>4.533</text:p>
          </table:table-cell>
          <table:table-cell office:value-type="float" office:value="3.541">
            <text:p>3.541</text:p>
          </table:table-cell>
          <table:table-cell office:value-type="float" office:value="0.355">
            <text:p>0.355</text:p>
          </table:table-cell>
          <table:table-cell office:value-type="float" office:value="0.461">
            <text:p>0.461</text:p>
          </table:table-cell>
          <table:table-cell table:style-name="ce4" table:formula="of:=[.$C$3]/[.$C32]" office:value-type="float" office:value="20.0692697992499">
            <text:p>20.06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office:value-type="float" office:value="4.438">
            <text:p>4.438</text:p>
          </table:table-cell>
          <table:table-cell office:value-type="float" office:value="3.457">
            <text:p>3.457</text:p>
          </table:table-cell>
          <table:table-cell office:value-type="float" office:value="0.355">
            <text:p>0.355</text:p>
          </table:table-cell>
          <table:table-cell office:value-type="float" office:value="0.451">
            <text:p>0.451</text:p>
          </table:table-cell>
          <table:table-cell table:style-name="ce4" table:formula="of:=[.$C$3]/[.$C33]" office:value-type="float" office:value="20.4988733663813">
            <text:p>20.49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office:value-type="float" office:value="4.29">
            <text:p>4.29</text:p>
          </table:table-cell>
          <table:table-cell office:value-type="float" office:value="3.308">
            <text:p>3.308</text:p>
          </table:table-cell>
          <table:table-cell office:value-type="float" office:value="0.355">
            <text:p>0.355</text:p>
          </table:table-cell>
          <table:table-cell office:value-type="float" office:value="0.451">
            <text:p>0.451</text:p>
          </table:table-cell>
          <table:table-cell table:style-name="ce4" table:formula="of:=[.$C$3]/[.$C34]" office:value-type="float" office:value="21.2060606060606">
            <text:p>21.20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office:value-type="float" office:value="4.193">
            <text:p>4.193</text:p>
          </table:table-cell>
          <table:table-cell office:value-type="float" office:value="3.222">
            <text:p>3.222</text:p>
          </table:table-cell>
          <table:table-cell office:value-type="float" office:value="0.354">
            <text:p>0.354</text:p>
          </table:table-cell>
          <table:table-cell office:value-type="float" office:value="0.441">
            <text:p>0.441</text:p>
          </table:table-cell>
          <table:table-cell table:style-name="ce4" table:formula="of:=[.$C$3]/[.$C35]" office:value-type="float" office:value="21.6966372525638">
            <text:p>21.69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4">
            <text:p>34</text:p>
          </table:table-cell>
          <table:table-cell office:value-type="float" office:value="4.121">
            <text:p>4.121</text:p>
          </table:table-cell>
          <table:table-cell office:value-type="float" office:value="3.15">
            <text:p>3.15</text:p>
          </table:table-cell>
          <table:table-cell office:value-type="float" office:value="0.355">
            <text:p>0.355</text:p>
          </table:table-cell>
          <table:table-cell office:value-type="float" office:value="0.441">
            <text:p>0.441</text:p>
          </table:table-cell>
          <table:table-cell table:style-name="ce4" table:formula="of:=[.$C$3]/[.$C36]" office:value-type="float" office:value="22.0757097791798">
            <text:p>22.07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office:value-type="float" office:value="4.09">
            <text:p>4.09</text:p>
          </table:table-cell>
          <table:table-cell office:value-type="float" office:value="3.105">
            <text:p>3.105</text:p>
          </table:table-cell>
          <table:table-cell office:value-type="float" office:value="0.354">
            <text:p>0.354</text:p>
          </table:table-cell>
          <table:table-cell office:value-type="float" office:value="0.455">
            <text:p>0.455</text:p>
          </table:table-cell>
          <table:table-cell table:style-name="ce4" table:formula="of:=[.$C$3]/[.$C37]" office:value-type="float" office:value="22.2430317848411">
            <text:p>22.24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6">
            <text:p>36</text:p>
          </table:table-cell>
          <table:table-cell office:value-type="float" office:value="4.08">
            <text:p>4.08</text:p>
          </table:table-cell>
          <table:table-cell office:value-type="float" office:value="3.082">
            <text:p>3.082</text:p>
          </table:table-cell>
          <table:table-cell office:value-type="float" office:value="0.355">
            <text:p>0.355</text:p>
          </table:table-cell>
          <table:table-cell office:value-type="float" office:value="0.467">
            <text:p>0.467</text:p>
          </table:table-cell>
          <table:table-cell table:style-name="ce4" table:formula="of:=[.$C$3]/[.$C38]" office:value-type="float" office:value="22.2975490196078">
            <text:p>22.29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7">
            <text:p>37</text:p>
          </table:table-cell>
          <table:table-cell office:value-type="float" office:value="3.998">
            <text:p>3.998</text:p>
          </table:table-cell>
          <table:table-cell office:value-type="float" office:value="2.99">
            <text:p>2.99</text:p>
          </table:table-cell>
          <table:table-cell office:value-type="float" office:value="0.353">
            <text:p>0.353</text:p>
          </table:table-cell>
          <table:table-cell office:value-type="float" office:value="0.48">
            <text:p>0.48</text:p>
          </table:table-cell>
          <table:table-cell table:style-name="ce4" table:formula="of:=[.$C$3]/[.$C39]" office:value-type="float" office:value="22.7548774387194">
            <text:p>22.7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8">
            <text:p>38</text:p>
          </table:table-cell>
          <table:table-cell office:value-type="float" office:value="3.868">
            <text:p>3.868</text:p>
          </table:table-cell>
          <table:table-cell office:value-type="float" office:value="2.894">
            <text:p>2.894</text:p>
          </table:table-cell>
          <table:table-cell office:value-type="float" office:value="0.353">
            <text:p>0.353</text:p>
          </table:table-cell>
          <table:table-cell office:value-type="float" office:value="0.446">
            <text:p>0.446</text:p>
          </table:table-cell>
          <table:table-cell table:style-name="ce4" table:formula="of:=[.$C$3]/[.$C40]" office:value-type="float" office:value="23.5196483971044">
            <text:p>23.5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9">
            <text:p>39</text:p>
          </table:table-cell>
          <table:table-cell office:value-type="float" office:value="3.85">
            <text:p>3.85</text:p>
          </table:table-cell>
          <table:table-cell office:value-type="float" office:value="2.859">
            <text:p>2.859</text:p>
          </table:table-cell>
          <table:table-cell office:value-type="float" office:value="0.356">
            <text:p>0.356</text:p>
          </table:table-cell>
          <table:table-cell office:value-type="float" office:value="0.459">
            <text:p>0.459</text:p>
          </table:table-cell>
          <table:table-cell table:style-name="ce4" table:formula="of:=[.$C$3]/[.$C41]" office:value-type="float" office:value="23.6296103896104">
            <text:p>23.63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0">
            <text:p>40</text:p>
          </table:table-cell>
          <table:table-cell office:value-type="float" office:value="3.759">
            <text:p>3.759</text:p>
          </table:table-cell>
          <table:table-cell office:value-type="float" office:value="2.784">
            <text:p>2.784</text:p>
          </table:table-cell>
          <table:table-cell office:value-type="float" office:value="0.355">
            <text:p>0.355</text:p>
          </table:table-cell>
          <table:table-cell office:value-type="float" office:value="0.445">
            <text:p>0.445</text:p>
          </table:table-cell>
          <table:table-cell table:style-name="ce4" table:formula="of:=[.$C$3]/[.$C42]" office:value-type="float" office:value="24.2016493748337">
            <text:p>24.20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1">
            <text:p>41</text:p>
          </table:table-cell>
          <table:table-cell office:value-type="float" office:value="3.8">
            <text:p>3.8</text:p>
          </table:table-cell>
          <table:table-cell office:value-type="float" office:value="2.803">
            <text:p>2.803</text:p>
          </table:table-cell>
          <table:table-cell office:value-type="float" office:value="0.356">
            <text:p>0.356</text:p>
          </table:table-cell>
          <table:table-cell office:value-type="float" office:value="0.464">
            <text:p>0.464</text:p>
          </table:table-cell>
          <table:table-cell table:style-name="ce4" table:formula="of:=[.$C$3]/[.$C43]" office:value-type="float" office:value="23.9405263157895">
            <text:p>23.94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2">
            <text:p>42</text:p>
          </table:table-cell>
          <table:table-cell office:value-type="float" office:value="3.766">
            <text:p>3.766</text:p>
          </table:table-cell>
          <table:table-cell office:value-type="float" office:value="2.758">
            <text:p>2.758</text:p>
          </table:table-cell>
          <table:table-cell office:value-type="float" office:value="0.356">
            <text:p>0.356</text:p>
          </table:table-cell>
          <table:table-cell office:value-type="float" office:value="0.475">
            <text:p>0.475</text:p>
          </table:table-cell>
          <table:table-cell table:style-name="ce4" table:formula="of:=[.$C$3]/[.$C44]" office:value-type="float" office:value="24.1566648964418">
            <text:p>24.15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office:value-type="float" office:value="3.644">
            <text:p>3.644</text:p>
          </table:table-cell>
          <table:table-cell office:value-type="float" office:value="2.648">
            <text:p>2.648</text:p>
          </table:table-cell>
          <table:table-cell office:value-type="float" office:value="0.355">
            <text:p>0.355</text:p>
          </table:table-cell>
          <table:table-cell office:value-type="float" office:value="0.465">
            <text:p>0.465</text:p>
          </table:table-cell>
          <table:table-cell table:style-name="ce4" table:formula="of:=[.$C$3]/[.$C45]" office:value-type="float" office:value="24.9654226125137">
            <text:p>24.96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4">
            <text:p>44</text:p>
          </table:table-cell>
          <table:table-cell office:value-type="float" office:value="3.631">
            <text:p>3.631</text:p>
          </table:table-cell>
          <table:table-cell office:value-type="float" office:value="2.637">
            <text:p>2.637</text:p>
          </table:table-cell>
          <table:table-cell office:value-type="float" office:value="0.353">
            <text:p>0.353</text:p>
          </table:table-cell>
          <table:table-cell office:value-type="float" office:value="0.467">
            <text:p>0.467</text:p>
          </table:table-cell>
          <table:table-cell table:style-name="ce4" table:formula="of:=[.$C$3]/[.$C46]" office:value-type="float" office:value="25.054805838612">
            <text:p>25.0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5">
            <text:p>45</text:p>
          </table:table-cell>
          <table:table-cell office:value-type="float" office:value="3.726">
            <text:p>3.726</text:p>
          </table:table-cell>
          <table:table-cell office:value-type="float" office:value="2.708">
            <text:p>2.708</text:p>
          </table:table-cell>
          <table:table-cell office:value-type="float" office:value="0.355">
            <text:p>0.355</text:p>
          </table:table-cell>
          <table:table-cell office:value-type="float" office:value="0.487">
            <text:p>0.487</text:p>
          </table:table-cell>
          <table:table-cell table:style-name="ce4" table:formula="of:=[.$C$3]/[.$C47]" office:value-type="float" office:value="24.4159957058508">
            <text:p>24.4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6">
            <text:p>46</text:p>
          </table:table-cell>
          <table:table-cell office:value-type="float" office:value="3.604">
            <text:p>3.604</text:p>
          </table:table-cell>
          <table:table-cell office:value-type="float" office:value="2.599">
            <text:p>2.599</text:p>
          </table:table-cell>
          <table:table-cell office:value-type="float" office:value="0.356">
            <text:p>0.356</text:p>
          </table:table-cell>
          <table:table-cell office:value-type="float" office:value="0.472">
            <text:p>0.472</text:p>
          </table:table-cell>
          <table:table-cell table:style-name="ce4" table:formula="of:=[.$C$3]/[.$C48]" office:value-type="float" office:value="25.2425083240843">
            <text:p>25.24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7">
            <text:p>47</text:p>
          </table:table-cell>
          <table:table-cell office:value-type="float" office:value="3.643">
            <text:p>3.643</text:p>
          </table:table-cell>
          <table:table-cell office:value-type="float" office:value="2.61">
            <text:p>2.61</text:p>
          </table:table-cell>
          <table:table-cell office:value-type="float" office:value="0.356">
            <text:p>0.356</text:p>
          </table:table-cell>
          <table:table-cell office:value-type="float" office:value="0.478">
            <text:p>0.478</text:p>
          </table:table-cell>
          <table:table-cell table:style-name="ce4" table:formula="of:=[.$C$3]/[.$C49]" office:value-type="float" office:value="24.9722755970354">
            <text:p>24.97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8">
            <text:p>48</text:p>
          </table:table-cell>
          <table:table-cell office:value-type="float" office:value="3.558">
            <text:p>3.558</text:p>
          </table:table-cell>
          <table:table-cell office:value-type="float" office:value="2.543">
            <text:p>2.543</text:p>
          </table:table-cell>
          <table:table-cell office:value-type="float" office:value="0.351">
            <text:p>0.351</text:p>
          </table:table-cell>
          <table:table-cell office:value-type="float" office:value="0.49">
            <text:p>0.49</text:p>
          </table:table-cell>
          <table:table-cell table:style-name="ce4" table:formula="of:=[.$C$3]/[.$C50]" office:value-type="float" office:value="25.5688589094997">
            <text:p>25.56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9">
            <text:p>49</text:p>
          </table:table-cell>
          <table:table-cell office:value-type="float" office:value="3.586">
            <text:p>3.586</text:p>
          </table:table-cell>
          <table:table-cell office:value-type="float" office:value="2.571">
            <text:p>2.571</text:p>
          </table:table-cell>
          <table:table-cell office:value-type="float" office:value="0.357">
            <text:p>0.357</text:p>
          </table:table-cell>
          <table:table-cell office:value-type="float" office:value="0.482">
            <text:p>0.482</text:p>
          </table:table-cell>
          <table:table-cell table:style-name="ce4" table:formula="of:=[.$C$3]/[.$C51]" office:value-type="float" office:value="25.3692136084774">
            <text:p>25.36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0">
            <text:p>50</text:p>
          </table:table-cell>
          <table:table-cell office:value-type="float" office:value="3.555">
            <text:p>3.555</text:p>
          </table:table-cell>
          <table:table-cell office:value-type="float" office:value="2.539">
            <text:p>2.539</text:p>
          </table:table-cell>
          <table:table-cell office:value-type="float" office:value="0.351">
            <text:p>0.351</text:p>
          </table:table-cell>
          <table:table-cell office:value-type="float" office:value="0.491">
            <text:p>0.491</text:p>
          </table:table-cell>
          <table:table-cell table:style-name="ce4" table:formula="of:=[.$C$3]/[.$C52]" office:value-type="float" office:value="25.5904360056259">
            <text:p>25.5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1">
            <text:p>51</text:p>
          </table:table-cell>
          <table:table-cell office:value-type="float" office:value="3.519">
            <text:p>3.519</text:p>
          </table:table-cell>
          <table:table-cell office:value-type="float" office:value="2.501">
            <text:p>2.501</text:p>
          </table:table-cell>
          <table:table-cell office:value-type="float" office:value="0.357">
            <text:p>0.357</text:p>
          </table:table-cell>
          <table:table-cell office:value-type="float" office:value="0.485">
            <text:p>0.485</text:p>
          </table:table-cell>
          <table:table-cell table:style-name="ce4" table:formula="of:=[.$C$3]/[.$C53]" office:value-type="float" office:value="25.8522307473714">
            <text:p>25.85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2">
            <text:p>52</text:p>
          </table:table-cell>
          <table:table-cell office:value-type="float" office:value="3.442">
            <text:p>3.442</text:p>
          </table:table-cell>
          <table:table-cell office:value-type="float" office:value="2.427">
            <text:p>2.427</text:p>
          </table:table-cell>
          <table:table-cell office:value-type="float" office:value="0.357">
            <text:p>0.357</text:p>
          </table:table-cell>
          <table:table-cell office:value-type="float" office:value="0.482">
            <text:p>0.482</text:p>
          </table:table-cell>
          <table:table-cell table:style-name="ce4" table:formula="of:=[.$C$3]/[.$C54]" office:value-type="float" office:value="26.430563625799">
            <text:p>26.43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3">
            <text:p>53</text:p>
          </table:table-cell>
          <table:table-cell office:value-type="float" office:value="3.534">
            <text:p>3.534</text:p>
          </table:table-cell>
          <table:table-cell office:value-type="float" office:value="2.492">
            <text:p>2.492</text:p>
          </table:table-cell>
          <table:table-cell office:value-type="float" office:value="0.357">
            <text:p>0.357</text:p>
          </table:table-cell>
          <table:table-cell office:value-type="float" office:value="0.508">
            <text:p>0.508</text:p>
          </table:table-cell>
          <table:table-cell table:style-name="ce4" table:formula="of:=[.$C$3]/[.$C55]" office:value-type="float" office:value="25.7425014148274">
            <text:p>25.74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4">
            <text:p>54</text:p>
          </table:table-cell>
          <table:table-cell office:value-type="float" office:value="3.541">
            <text:p>3.541</text:p>
          </table:table-cell>
          <table:table-cell office:value-type="float" office:value="2.502">
            <text:p>2.502</text:p>
          </table:table-cell>
          <table:table-cell office:value-type="float" office:value="0.356">
            <text:p>0.356</text:p>
          </table:table-cell>
          <table:table-cell office:value-type="float" office:value="0.506">
            <text:p>0.506</text:p>
          </table:table-cell>
          <table:table-cell table:style-name="ce4" table:formula="of:=[.$C$3]/[.$C56]" office:value-type="float" office:value="25.6916125388308">
            <text:p>25.6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5">
            <text:p>55</text:p>
          </table:table-cell>
          <table:table-cell office:value-type="float" office:value="3.445">
            <text:p>3.445</text:p>
          </table:table-cell>
          <table:table-cell office:value-type="float" office:value="2.408">
            <text:p>2.408</text:p>
          </table:table-cell>
          <table:table-cell office:value-type="float" office:value="0.356">
            <text:p>0.356</text:p>
          </table:table-cell>
          <table:table-cell office:value-type="float" office:value="0.505">
            <text:p>0.505</text:p>
          </table:table-cell>
          <table:table-cell table:style-name="ce4" table:formula="of:=[.$C$3]/[.$C57]" office:value-type="float" office:value="26.4075471698113">
            <text:p>26.40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6">
            <text:p>56</text:p>
          </table:table-cell>
          <table:table-cell office:value-type="float" office:value="3.498">
            <text:p>3.498</text:p>
          </table:table-cell>
          <table:table-cell office:value-type="float" office:value="2.457">
            <text:p>2.457</text:p>
          </table:table-cell>
          <table:table-cell office:value-type="float" office:value="0.358">
            <text:p>0.358</text:p>
          </table:table-cell>
          <table:table-cell office:value-type="float" office:value="0.506">
            <text:p>0.506</text:p>
          </table:table-cell>
          <table:table-cell table:style-name="ce4" table:formula="of:=[.$C$3]/[.$C58]" office:value-type="float" office:value="26.0074328187536">
            <text:p>26.00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7">
            <text:p>57</text:p>
          </table:table-cell>
          <table:table-cell office:value-type="float" office:value="3.357">
            <text:p>3.357</text:p>
          </table:table-cell>
          <table:table-cell office:value-type="float" office:value="2.321">
            <text:p>2.321</text:p>
          </table:table-cell>
          <table:table-cell office:value-type="float" office:value="0.356">
            <text:p>0.356</text:p>
          </table:table-cell>
          <table:table-cell office:value-type="float" office:value="0.504">
            <text:p>0.504</text:p>
          </table:table-cell>
          <table:table-cell table:style-name="ce4" table:formula="of:=[.$C$3]/[.$C$59]" office:value-type="float" office:value="27.0997914804885">
            <text:p>27.10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8">
            <text:p>58</text:p>
          </table:table-cell>
          <table:table-cell office:value-type="float" office:value="3.467">
            <text:p>3.467</text:p>
          </table:table-cell>
          <table:table-cell office:value-type="float" office:value="2.406">
            <text:p>2.406</text:p>
          </table:table-cell>
          <table:table-cell office:value-type="float" office:value="0.359">
            <text:p>0.359</text:p>
          </table:table-cell>
          <table:table-cell office:value-type="float" office:value="0.526">
            <text:p>0.526</text:p>
          </table:table-cell>
          <table:table-cell table:style-name="ce4" table:formula="of:=[.$C$3]/[.$C60]" office:value-type="float" office:value="26.2399769252956">
            <text:p>26.24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9">
            <text:p>59</text:p>
          </table:table-cell>
          <table:table-cell office:value-type="float" office:value="3.469">
            <text:p>3.469</text:p>
          </table:table-cell>
          <table:table-cell office:value-type="float" office:value="2.396">
            <text:p>2.396</text:p>
          </table:table-cell>
          <table:table-cell office:value-type="float" office:value="0.359">
            <text:p>0.359</text:p>
          </table:table-cell>
          <table:table-cell office:value-type="float" office:value="0.538">
            <text:p>0.538</text:p>
          </table:table-cell>
          <table:table-cell table:style-name="ce4" table:formula="of:=[.$C$3]/[.$C61]" office:value-type="float" office:value="26.2248486595561">
            <text:p>26.22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0">
            <text:p>60</text:p>
          </table:table-cell>
          <table:table-cell office:value-type="float" office:value="3.595">
            <text:p>3.595</text:p>
          </table:table-cell>
          <table:table-cell office:value-type="float" office:value="2.509">
            <text:p>2.509</text:p>
          </table:table-cell>
          <table:table-cell office:value-type="float" office:value="0.358">
            <text:p>0.358</text:p>
          </table:table-cell>
          <table:table-cell office:value-type="float" office:value="0.551">
            <text:p>0.551</text:p>
          </table:table-cell>
          <table:table-cell table:style-name="ce4" table:formula="of:=[.$C$3]/[.$C62]" office:value-type="float" office:value="25.305702364395">
            <text:p>25.30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1">
            <text:p>61</text:p>
          </table:table-cell>
          <table:table-cell office:value-type="float" office:value="3.49">
            <text:p>3.49</text:p>
          </table:table-cell>
          <table:table-cell office:value-type="float" office:value="2.414">
            <text:p>2.414</text:p>
          </table:table-cell>
          <table:table-cell office:value-type="float" office:value="0.358">
            <text:p>0.358</text:p>
          </table:table-cell>
          <table:table-cell office:value-type="float" office:value="0.541">
            <text:p>0.541</text:p>
          </table:table-cell>
          <table:table-cell table:style-name="ce4" table:formula="of:=[.$C$3]/[.$C63]" office:value-type="float" office:value="26.0670487106017">
            <text:p>26.06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2">
            <text:p>62</text:p>
          </table:table-cell>
          <table:table-cell office:value-type="float" office:value="3.465">
            <text:p>3.465</text:p>
          </table:table-cell>
          <table:table-cell office:value-type="float" office:value="2.362">
            <text:p>2.362</text:p>
          </table:table-cell>
          <table:table-cell office:value-type="float" office:value="0.359">
            <text:p>0.359</text:p>
          </table:table-cell>
          <table:table-cell office:value-type="float" office:value="0.568">
            <text:p>0.568</text:p>
          </table:table-cell>
          <table:table-cell table:style-name="ce4" table:formula="of:=[.$C$3]/[.$C64]" office:value-type="float" office:value="26.2551226551227">
            <text:p>26.2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3">
            <text:p>63</text:p>
          </table:table-cell>
          <table:table-cell office:value-type="float" office:value="3.512">
            <text:p>3.512</text:p>
          </table:table-cell>
          <table:table-cell office:value-type="float" office:value="2.421">
            <text:p>2.421</text:p>
          </table:table-cell>
          <table:table-cell office:value-type="float" office:value="0.36">
            <text:p>0.36</text:p>
          </table:table-cell>
          <table:table-cell office:value-type="float" office:value="0.555">
            <text:p>0.555</text:p>
          </table:table-cell>
          <table:table-cell table:style-name="ce4" table:formula="of:=[.$C$3]/[.$C65]" office:value-type="float" office:value="25.9037585421412">
            <text:p>25.9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4">
            <text:p>64</text:p>
          </table:table-cell>
          <table:table-cell office:value-type="float" office:value="3.705">
            <text:p>3.705</text:p>
          </table:table-cell>
          <table:table-cell office:value-type="float" office:value="2.599">
            <text:p>2.599</text:p>
          </table:table-cell>
          <table:table-cell office:value-type="float" office:value="0.36">
            <text:p>0.36</text:p>
          </table:table-cell>
          <table:table-cell office:value-type="float" office:value="0.571">
            <text:p>0.571</text:p>
          </table:table-cell>
          <table:table-cell table:style-name="ce4" table:formula="of:=[.$C$3]/[.$C66]" office:value-type="float" office:value="24.5543859649123">
            <text:p>24.55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5">
            <text:p>65</text:p>
          </table:table-cell>
          <table:table-cell office:value-type="float" office:value="3.756">
            <text:p>3.756</text:p>
          </table:table-cell>
          <table:table-cell office:value-type="float" office:value="2.646">
            <text:p>2.646</text:p>
          </table:table-cell>
          <table:table-cell office:value-type="float" office:value="0.361">
            <text:p>0.361</text:p>
          </table:table-cell>
          <table:table-cell office:value-type="float" office:value="0.573">
            <text:p>0.573</text:p>
          </table:table-cell>
          <table:table-cell table:style-name="ce4" table:formula="of:=[.$C$3]/[.$C67]" office:value-type="float" office:value="24.2209797657082">
            <text:p>24.22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6">
            <text:p>66</text:p>
          </table:table-cell>
          <table:table-cell office:value-type="float" office:value="3.701">
            <text:p>3.701</text:p>
          </table:table-cell>
          <table:table-cell office:value-type="float" office:value="2.59">
            <text:p>2.59</text:p>
          </table:table-cell>
          <table:table-cell office:value-type="float" office:value="0.36">
            <text:p>0.36</text:p>
          </table:table-cell>
          <table:table-cell office:value-type="float" office:value="0.576">
            <text:p>0.576</text:p>
          </table:table-cell>
          <table:table-cell table:style-name="ce4" table:formula="of:=[.$C$3]/[.$C68]" office:value-type="float" office:value="24.5809240745744">
            <text:p>24.58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7">
            <text:p>67</text:p>
          </table:table-cell>
          <table:table-cell office:value-type="float" office:value="3.985">
            <text:p>3.985</text:p>
          </table:table-cell>
          <table:table-cell office:value-type="float" office:value="2.848">
            <text:p>2.848</text:p>
          </table:table-cell>
          <table:table-cell office:value-type="float" office:value="0.359">
            <text:p>0.359</text:p>
          </table:table-cell>
          <table:table-cell office:value-type="float" office:value="0.604">
            <text:p>0.604</text:p>
          </table:table-cell>
          <table:table-cell table:style-name="ce4" table:formula="of:=[.$C$3]/[.$C69]" office:value-type="float" office:value="22.8291091593476">
            <text:p>22.82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8">
            <text:p>68</text:p>
          </table:table-cell>
          <table:table-cell office:value-type="float" office:value="3.706">
            <text:p>3.706</text:p>
          </table:table-cell>
          <table:table-cell office:value-type="float" office:value="2.549">
            <text:p>2.549</text:p>
          </table:table-cell>
          <table:table-cell office:value-type="float" office:value="0.359">
            <text:p>0.359</text:p>
          </table:table-cell>
          <table:table-cell office:value-type="float" office:value="0.624">
            <text:p>0.624</text:p>
          </table:table-cell>
          <table:table-cell table:style-name="ce4" table:formula="of:=[.$C$3]/[.$C70]" office:value-type="float" office:value="24.5477603885591">
            <text:p>24.54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9">
            <text:p>69</text:p>
          </table:table-cell>
          <table:table-cell office:value-type="float" office:value="3.71">
            <text:p>3.71</text:p>
          </table:table-cell>
          <table:table-cell office:value-type="float" office:value="2.566">
            <text:p>2.566</text:p>
          </table:table-cell>
          <table:table-cell office:value-type="float" office:value="0.358">
            <text:p>0.358</text:p>
          </table:table-cell>
          <table:table-cell office:value-type="float" office:value="0.612">
            <text:p>0.612</text:p>
          </table:table-cell>
          <table:table-cell table:style-name="ce4" table:formula="of:=[.$C$3]/[.$C71]" office:value-type="float" office:value="24.5212938005391">
            <text:p>24.52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0">
            <text:p>70</text:p>
          </table:table-cell>
          <table:table-cell office:value-type="float" office:value="3.733">
            <text:p>3.733</text:p>
          </table:table-cell>
          <table:table-cell office:value-type="float" office:value="2.581">
            <text:p>2.581</text:p>
          </table:table-cell>
          <table:table-cell office:value-type="float" office:value="0.356">
            <text:p>0.356</text:p>
          </table:table-cell>
          <table:table-cell office:value-type="float" office:value="0.623">
            <text:p>0.623</text:p>
          </table:table-cell>
          <table:table-cell table:style-name="ce4" table:formula="of:=[.$C$3]/[.$C72]" office:value-type="float" office:value="24.370211626038">
            <text:p>24.37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1">
            <text:p>71</text:p>
          </table:table-cell>
          <table:table-cell office:value-type="float" office:value="3.702">
            <text:p>3.702</text:p>
          </table:table-cell>
          <table:table-cell office:value-type="float" office:value="2.573">
            <text:p>2.573</text:p>
          </table:table-cell>
          <table:table-cell office:value-type="float" office:value="0.357">
            <text:p>0.357</text:p>
          </table:table-cell>
          <table:table-cell office:value-type="float" office:value="0.597">
            <text:p>0.597</text:p>
          </table:table-cell>
          <table:table-cell table:style-name="ce4" table:formula="of:=[.$C$3]/[.$C73]" office:value-type="float" office:value="24.5742841707185">
            <text:p>24.57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2">
            <text:p>72</text:p>
          </table:table-cell>
          <table:table-cell office:value-type="float" office:value="3.813">
            <text:p>3.813</text:p>
          </table:table-cell>
          <table:table-cell office:value-type="float" office:value="2.662">
            <text:p>2.662</text:p>
          </table:table-cell>
          <table:table-cell office:value-type="float" office:value="0.351">
            <text:p>0.351</text:p>
          </table:table-cell>
          <table:table-cell office:value-type="float" office:value="0.629">
            <text:p>0.629</text:p>
          </table:table-cell>
          <table:table-cell table:style-name="ce4" table:formula="of:=[.$C$3]/[.$C74]" office:value-type="float" office:value="23.8589037503278">
            <text:p>23.85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3">
            <text:p>73</text:p>
          </table:table-cell>
          <table:table-cell office:value-type="float" office:value="3.726">
            <text:p>3.726</text:p>
          </table:table-cell>
          <table:table-cell office:value-type="float" office:value="2.583">
            <text:p>2.583</text:p>
          </table:table-cell>
          <table:table-cell office:value-type="float" office:value="0.357">
            <text:p>0.357</text:p>
          </table:table-cell>
          <table:table-cell office:value-type="float" office:value="0.612">
            <text:p>0.612</text:p>
          </table:table-cell>
          <table:table-cell table:style-name="ce4" table:formula="of:=[.$C$3]/[.$C75]" office:value-type="float" office:value="24.4159957058508">
            <text:p>24.4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4">
            <text:p>74</text:p>
          </table:table-cell>
          <table:table-cell office:value-type="float" office:value="3.939">
            <text:p>3.939</text:p>
          </table:table-cell>
          <table:table-cell office:value-type="float" office:value="2.736">
            <text:p>2.736</text:p>
          </table:table-cell>
          <table:table-cell office:value-type="float" office:value="0.357">
            <text:p>0.357</text:p>
          </table:table-cell>
          <table:table-cell office:value-type="float" office:value="0.672">
            <text:p>0.672</text:p>
          </table:table-cell>
          <table:table-cell table:style-name="ce4" table:formula="of:=[.$C$3]/[.$C76]" office:value-type="float" office:value="23.0957095709571">
            <text:p>23.09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5">
            <text:p>75</text:p>
          </table:table-cell>
          <table:table-cell office:value-type="float" office:value="3.8">
            <text:p>3.8</text:p>
          </table:table-cell>
          <table:table-cell office:value-type="float" office:value="2.616">
            <text:p>2.616</text:p>
          </table:table-cell>
          <table:table-cell office:value-type="float" office:value="0.359">
            <text:p>0.359</text:p>
          </table:table-cell>
          <table:table-cell office:value-type="float" office:value="0.65">
            <text:p>0.65</text:p>
          </table:table-cell>
          <table:table-cell table:style-name="ce4" table:formula="of:=[.$C$3]/[.$C77]" office:value-type="float" office:value="23.9405263157895">
            <text:p>23.94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6">
            <text:p>76</text:p>
          </table:table-cell>
          <table:table-cell office:value-type="float" office:value="3.809">
            <text:p>3.809</text:p>
          </table:table-cell>
          <table:table-cell office:value-type="float" office:value="2.642">
            <text:p>2.642</text:p>
          </table:table-cell>
          <table:table-cell office:value-type="float" office:value="0.356">
            <text:p>0.356</text:p>
          </table:table-cell>
          <table:table-cell office:value-type="float" office:value="0.638">
            <text:p>0.638</text:p>
          </table:table-cell>
          <table:table-cell table:style-name="ce4" table:formula="of:=[.$C$3]/[.$C78]" office:value-type="float" office:value="23.8839590443686">
            <text:p>23.88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7">
            <text:p>77</text:p>
          </table:table-cell>
          <table:table-cell office:value-type="float" office:value="3.968">
            <text:p>3.968</text:p>
          </table:table-cell>
          <table:table-cell office:value-type="float" office:value="2.77">
            <text:p>2.77</text:p>
          </table:table-cell>
          <table:table-cell office:value-type="float" office:value="0.356">
            <text:p>0.356</text:p>
          </table:table-cell>
          <table:table-cell office:value-type="float" office:value="0.669">
            <text:p>0.669</text:p>
          </table:table-cell>
          <table:table-cell table:style-name="ce4" table:formula="of:=[.$C$3]/[.$C79]" office:value-type="float" office:value="22.9269153225806">
            <text:p>22.92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8">
            <text:p>78</text:p>
          </table:table-cell>
          <table:table-cell office:value-type="float" office:value="3.952">
            <text:p>3.952</text:p>
          </table:table-cell>
          <table:table-cell office:value-type="float" office:value="2.75">
            <text:p>2.75</text:p>
          </table:table-cell>
          <table:table-cell office:value-type="float" office:value="0.354">
            <text:p>0.354</text:p>
          </table:table-cell>
          <table:table-cell office:value-type="float" office:value="0.675">
            <text:p>0.675</text:p>
          </table:table-cell>
          <table:table-cell table:style-name="ce4" table:formula="of:=[.$C$3]/[.$C80]" office:value-type="float" office:value="23.0197368421053">
            <text:p>23.0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9">
            <text:p>79</text:p>
          </table:table-cell>
          <table:table-cell office:value-type="float" office:value="3.895">
            <text:p>3.895</text:p>
          </table:table-cell>
          <table:table-cell office:value-type="float" office:value="2.686">
            <text:p>2.686</text:p>
          </table:table-cell>
          <table:table-cell office:value-type="float" office:value="0.354">
            <text:p>0.354</text:p>
          </table:table-cell>
          <table:table-cell office:value-type="float" office:value="0.684">
            <text:p>0.684</text:p>
          </table:table-cell>
          <table:table-cell table:style-name="ce4" table:formula="of:=[.$C$3]/[.$C81]" office:value-type="float" office:value="23.3566110397946">
            <text:p>23.35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0">
            <text:p>80</text:p>
          </table:table-cell>
          <table:table-cell office:value-type="float" office:value="4.079">
            <text:p>4.079</text:p>
          </table:table-cell>
          <table:table-cell office:value-type="float" office:value="2.864">
            <text:p>2.864</text:p>
          </table:table-cell>
          <table:table-cell office:value-type="float" office:value="0.355">
            <text:p>0.355</text:p>
          </table:table-cell>
          <table:table-cell office:value-type="float" office:value="0.687">
            <text:p>0.687</text:p>
          </table:table-cell>
          <table:table-cell table:style-name="ce4" table:formula="of:=[.$C$3]/[.$C82]" office:value-type="float" office:value="22.303015444962">
            <text:p>22.30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1">
            <text:p>81</text:p>
          </table:table-cell>
          <table:table-cell office:value-type="float" office:value="4.024">
            <text:p>4.024</text:p>
          </table:table-cell>
          <table:table-cell office:value-type="float" office:value="2.81">
            <text:p>2.81</text:p>
          </table:table-cell>
          <table:table-cell office:value-type="float" office:value="0.356">
            <text:p>0.356</text:p>
          </table:table-cell>
          <table:table-cell office:value-type="float" office:value="0.687">
            <text:p>0.687</text:p>
          </table:table-cell>
          <table:table-cell table:style-name="ce4" table:formula="of:=[.$C$3]/[.$C83]" office:value-type="float" office:value="22.6078528827038">
            <text:p>22.60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2">
            <text:p>82</text:p>
          </table:table-cell>
          <table:table-cell office:value-type="float" office:value="3.921">
            <text:p>3.921</text:p>
          </table:table-cell>
          <table:table-cell office:value-type="float" office:value="2.719">
            <text:p>2.719</text:p>
          </table:table-cell>
          <table:table-cell office:value-type="float" office:value="0.353">
            <text:p>0.353</text:p>
          </table:table-cell>
          <table:table-cell office:value-type="float" office:value="0.677">
            <text:p>0.677</text:p>
          </table:table-cell>
          <table:table-cell table:style-name="ce4" table:formula="of:=[.$C$3]/[.$C84]" office:value-type="float" office:value="23.2017342514665">
            <text:p>23.20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3">
            <text:p>83</text:p>
          </table:table-cell>
          <table:table-cell office:value-type="float" office:value="3.994">
            <text:p>3.994</text:p>
          </table:table-cell>
          <table:table-cell office:value-type="float" office:value="2.766">
            <text:p>2.766</text:p>
          </table:table-cell>
          <table:table-cell office:value-type="float" office:value="0.357">
            <text:p>0.357</text:p>
          </table:table-cell>
          <table:table-cell office:value-type="float" office:value="0.697">
            <text:p>0.697</text:p>
          </table:table-cell>
          <table:table-cell table:style-name="ce4" table:formula="of:=[.$C$3]/[.$C85]" office:value-type="float" office:value="22.7776664997496">
            <text:p>22.77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4">
            <text:p>84</text:p>
          </table:table-cell>
          <table:table-cell office:value-type="float" office:value="3.826">
            <text:p>3.826</text:p>
          </table:table-cell>
          <table:table-cell office:value-type="float" office:value="2.582">
            <text:p>2.582</text:p>
          </table:table-cell>
          <table:table-cell office:value-type="float" office:value="0.359">
            <text:p>0.359</text:p>
          </table:table-cell>
          <table:table-cell office:value-type="float" office:value="0.711">
            <text:p>0.711</text:p>
          </table:table-cell>
          <table:table-cell table:style-name="ce4" table:formula="of:=[.$C$3]/[.$C86]" office:value-type="float" office:value="23.7778358599059">
            <text:p>23.77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5">
            <text:p>85</text:p>
          </table:table-cell>
          <table:table-cell office:value-type="float" office:value="3.865">
            <text:p>3.865</text:p>
          </table:table-cell>
          <table:table-cell office:value-type="float" office:value="2.627">
            <text:p>2.627</text:p>
          </table:table-cell>
          <table:table-cell office:value-type="float" office:value="0.355">
            <text:p>0.355</text:p>
          </table:table-cell>
          <table:table-cell office:value-type="float" office:value="0.712">
            <text:p>0.712</text:p>
          </table:table-cell>
          <table:table-cell table:style-name="ce4" table:formula="of:=[.$C$3]/[.$C87]" office:value-type="float" office:value="23.5379042690815">
            <text:p>23.53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6">
            <text:p>86</text:p>
          </table:table-cell>
          <table:table-cell office:value-type="float" office:value="4.027">
            <text:p>4.027</text:p>
          </table:table-cell>
          <table:table-cell office:value-type="float" office:value="2.788">
            <text:p>2.788</text:p>
          </table:table-cell>
          <table:table-cell office:value-type="float" office:value="0.354">
            <text:p>0.354</text:p>
          </table:table-cell>
          <table:table-cell office:value-type="float" office:value="0.712">
            <text:p>0.712</text:p>
          </table:table-cell>
          <table:table-cell table:style-name="ce4" table:formula="of:=[.$C$3]/[.$C88]" office:value-type="float" office:value="22.591010677924">
            <text:p>22.59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7">
            <text:p>87</text:p>
          </table:table-cell>
          <table:table-cell office:value-type="float" office:value="3.982">
            <text:p>3.982</text:p>
          </table:table-cell>
          <table:table-cell office:value-type="float" office:value="2.735">
            <text:p>2.735</text:p>
          </table:table-cell>
          <table:table-cell office:value-type="float" office:value="0.356">
            <text:p>0.356</text:p>
          </table:table-cell>
          <table:table-cell office:value-type="float" office:value="0.719">
            <text:p>0.719</text:p>
          </table:table-cell>
          <table:table-cell table:style-name="ce4" table:formula="of:=[.$C$3]/[.$C89]" office:value-type="float" office:value="22.8463083877449">
            <text:p>22.84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8">
            <text:p>88</text:p>
          </table:table-cell>
          <table:table-cell office:value-type="float" office:value="4.187">
            <text:p>4.187</text:p>
          </table:table-cell>
          <table:table-cell office:value-type="float" office:value="2.944">
            <text:p>2.944</text:p>
          </table:table-cell>
          <table:table-cell office:value-type="float" office:value="0.349">
            <text:p>0.349</text:p>
          </table:table-cell>
          <table:table-cell office:value-type="float" office:value="0.725">
            <text:p>0.725</text:p>
          </table:table-cell>
          <table:table-cell table:style-name="ce4" table:formula="of:=[.$C$3]/[.$C90]" office:value-type="float" office:value="21.727728684022">
            <text:p>21.72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9">
            <text:p>89</text:p>
          </table:table-cell>
          <table:table-cell office:value-type="float" office:value="3.921">
            <text:p>3.921</text:p>
          </table:table-cell>
          <table:table-cell office:value-type="float" office:value="2.637">
            <text:p>2.637</text:p>
          </table:table-cell>
          <table:table-cell office:value-type="float" office:value="0.353">
            <text:p>0.353</text:p>
          </table:table-cell>
          <table:table-cell office:value-type="float" office:value="0.76">
            <text:p>0.76</text:p>
          </table:table-cell>
          <table:table-cell table:style-name="ce4" table:formula="of:=[.$C$3]/[.$C91]" office:value-type="float" office:value="23.2017342514665">
            <text:p>23.20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0">
            <text:p>90</text:p>
          </table:table-cell>
          <table:table-cell office:value-type="float" office:value="4.01">
            <text:p>4.01</text:p>
          </table:table-cell>
          <table:table-cell office:value-type="float" office:value="2.769">
            <text:p>2.769</text:p>
          </table:table-cell>
          <table:table-cell office:value-type="float" office:value="0.354">
            <text:p>0.354</text:p>
          </table:table-cell>
          <table:table-cell office:value-type="float" office:value="0.716">
            <text:p>0.716</text:p>
          </table:table-cell>
          <table:table-cell table:style-name="ce4" table:formula="of:=[.$C$3]/[.$C92]" office:value-type="float" office:value="22.686783042394">
            <text:p>22.68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1">
            <text:p>91</text:p>
          </table:table-cell>
          <table:table-cell office:value-type="float" office:value="3.871">
            <text:p>3.871</text:p>
          </table:table-cell>
          <table:table-cell office:value-type="float" office:value="2.621">
            <text:p>2.621</text:p>
          </table:table-cell>
          <table:table-cell office:value-type="float" office:value="0.355">
            <text:p>0.355</text:p>
          </table:table-cell>
          <table:table-cell office:value-type="float" office:value="0.723">
            <text:p>0.723</text:p>
          </table:table-cell>
          <table:table-cell table:style-name="ce4" table:formula="of:=[.$C$3]/[.$C93]" office:value-type="float" office:value="23.5014208214932">
            <text:p>23.50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2">
            <text:p>92</text:p>
          </table:table-cell>
          <table:table-cell office:value-type="float" office:value="4.148">
            <text:p>4.148</text:p>
          </table:table-cell>
          <table:table-cell office:value-type="float" office:value="2.824">
            <text:p>2.824</text:p>
          </table:table-cell>
          <table:table-cell office:value-type="float" office:value="0.355">
            <text:p>0.355</text:p>
          </table:table-cell>
          <table:table-cell office:value-type="float" office:value="0.797">
            <text:p>0.797</text:p>
          </table:table-cell>
          <table:table-cell table:style-name="ce4" table:formula="of:=[.$C$3]/[.$C94]" office:value-type="float" office:value="21.9320154291225">
            <text:p>21.93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3">
            <text:p>93</text:p>
          </table:table-cell>
          <table:table-cell office:value-type="float" office:value="4.439">
            <text:p>4.439</text:p>
          </table:table-cell>
          <table:table-cell office:value-type="float" office:value="3.123">
            <text:p>3.123</text:p>
          </table:table-cell>
          <table:table-cell office:value-type="float" office:value="0.353">
            <text:p>0.353</text:p>
          </table:table-cell>
          <table:table-cell office:value-type="float" office:value="0.792">
            <text:p>0.792</text:p>
          </table:table-cell>
          <table:table-cell table:style-name="ce4" table:formula="of:=[.$C$3]/[.$C95]" office:value-type="float" office:value="20.4942554629421">
            <text:p>20.49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4">
            <text:p>94</text:p>
          </table:table-cell>
          <table:table-cell office:value-type="float" office:value="4.249">
            <text:p>4.249</text:p>
          </table:table-cell>
          <table:table-cell office:value-type="float" office:value="2.927">
            <text:p>2.927</text:p>
          </table:table-cell>
          <table:table-cell office:value-type="float" office:value="0.355">
            <text:p>0.355</text:p>
          </table:table-cell>
          <table:table-cell office:value-type="float" office:value="0.795">
            <text:p>0.795</text:p>
          </table:table-cell>
          <table:table-cell table:style-name="ce4" table:formula="of:=[.$C$3]/[.$C96]" office:value-type="float" office:value="21.4106848670275">
            <text:p>21.41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5">
            <text:p>95</text:p>
          </table:table-cell>
          <table:table-cell office:value-type="float" office:value="4.335">
            <text:p>4.335</text:p>
          </table:table-cell>
          <table:table-cell office:value-type="float" office:value="3.02">
            <text:p>3.02</text:p>
          </table:table-cell>
          <table:table-cell office:value-type="float" office:value="0.355">
            <text:p>0.355</text:p>
          </table:table-cell>
          <table:table-cell office:value-type="float" office:value="0.787">
            <text:p>0.787</text:p>
          </table:table-cell>
          <table:table-cell table:style-name="ce4" table:formula="of:=[.$C$3]/[.$C97]" office:value-type="float" office:value="20.9859284890427">
            <text:p>20.98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6">
            <text:p>96</text:p>
          </table:table-cell>
          <table:table-cell office:value-type="float" office:value="4.243">
            <text:p>4.243</text:p>
          </table:table-cell>
          <table:table-cell office:value-type="float" office:value="2.952">
            <text:p>2.952</text:p>
          </table:table-cell>
          <table:table-cell office:value-type="float" office:value="0.35">
            <text:p>0.35</text:p>
          </table:table-cell>
          <table:table-cell office:value-type="float" office:value="0.77">
            <text:p>0.77</text:p>
          </table:table-cell>
          <table:table-cell table:style-name="ce4" table:formula="of:=[.$C$3]/[.$C98]" office:value-type="float" office:value="21.4409615837851">
            <text:p>21.44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7">
            <text:p>97</text:p>
          </table:table-cell>
          <table:table-cell office:value-type="float" office:value="4.45">
            <text:p>4.45</text:p>
          </table:table-cell>
          <table:table-cell office:value-type="float" office:value="3.143">
            <text:p>3.143</text:p>
          </table:table-cell>
          <table:table-cell office:value-type="float" office:value="0.351">
            <text:p>0.351</text:p>
          </table:table-cell>
          <table:table-cell office:value-type="float" office:value="0.785">
            <text:p>0.785</text:p>
          </table:table-cell>
          <table:table-cell table:style-name="ce4" table:formula="of:=[.$C$3]/[.$C99]" office:value-type="float" office:value="20.443595505618">
            <text:p>20.44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8">
            <text:p>98</text:p>
          </table:table-cell>
          <table:table-cell office:value-type="float" office:value="4.177">
            <text:p>4.177</text:p>
          </table:table-cell>
          <table:table-cell office:value-type="float" office:value="2.883">
            <text:p>2.883</text:p>
          </table:table-cell>
          <table:table-cell office:value-type="float" office:value="0.355">
            <text:p>0.355</text:p>
          </table:table-cell>
          <table:table-cell office:value-type="float" office:value="0.768">
            <text:p>0.768</text:p>
          </table:table-cell>
          <table:table-cell table:style-name="ce4" table:formula="of:=[.$C$3]/[.$C100]" office:value-type="float" office:value="21.7797462293512">
            <text:p>21.7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9">
            <text:p>99</text:p>
          </table:table-cell>
          <table:table-cell office:value-type="float" office:value="4.024">
            <text:p>4.024</text:p>
          </table:table-cell>
          <table:table-cell office:value-type="float" office:value="2.676">
            <text:p>2.676</text:p>
          </table:table-cell>
          <table:table-cell office:value-type="float" office:value="0.351">
            <text:p>0.351</text:p>
          </table:table-cell>
          <table:table-cell office:value-type="float" office:value="0.826">
            <text:p>0.826</text:p>
          </table:table-cell>
          <table:table-cell table:style-name="ce4" table:formula="of:=[.$C$3]/[.$C101]" office:value-type="float" office:value="22.6078528827038">
            <text:p>22.60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0">
            <text:p>100</text:p>
          </table:table-cell>
          <table:table-cell office:value-type="float" office:value="3.94">
            <text:p>3.94</text:p>
          </table:table-cell>
          <table:table-cell office:value-type="float" office:value="2.616">
            <text:p>2.616</text:p>
          </table:table-cell>
          <table:table-cell office:value-type="float" office:value="0.355">
            <text:p>0.355</text:p>
          </table:table-cell>
          <table:table-cell office:value-type="float" office:value="0.797">
            <text:p>0.797</text:p>
          </table:table-cell>
          <table:table-cell table:style-name="ce4" table:formula="of:=[.$C$3]/[.$C102]" office:value-type="float" office:value="23.089847715736">
            <text:p>23.0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1">
            <text:p>101</text:p>
          </table:table-cell>
          <table:table-cell office:value-type="float" office:value="4.292">
            <text:p>4.292</text:p>
          </table:table-cell>
          <table:table-cell office:value-type="float" office:value="2.935">
            <text:p>2.935</text:p>
          </table:table-cell>
          <table:table-cell office:value-type="float" office:value="0.354">
            <text:p>0.354</text:p>
          </table:table-cell>
          <table:table-cell office:value-type="float" office:value="0.832">
            <text:p>0.832</text:p>
          </table:table-cell>
          <table:table-cell table:style-name="ce4" table:formula="of:=[.$C$3]/[.$C103]" office:value-type="float" office:value="21.1961789375583">
            <text:p>21.19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2">
            <text:p>102</text:p>
          </table:table-cell>
          <table:table-cell office:value-type="float" office:value="4.294">
            <text:p>4.294</text:p>
          </table:table-cell>
          <table:table-cell office:value-type="float" office:value="2.92">
            <text:p>2.92</text:p>
          </table:table-cell>
          <table:table-cell office:value-type="float" office:value="0.356">
            <text:p>0.356</text:p>
          </table:table-cell>
          <table:table-cell office:value-type="float" office:value="0.845">
            <text:p>0.845</text:p>
          </table:table-cell>
          <table:table-cell table:style-name="ce4" table:formula="of:=[.$C$3]/[.$C104]" office:value-type="float" office:value="21.18630647415">
            <text:p>21.18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3">
            <text:p>103</text:p>
          </table:table-cell>
          <table:table-cell office:value-type="float" office:value="4.454">
            <text:p>4.454</text:p>
          </table:table-cell>
          <table:table-cell office:value-type="float" office:value="3.108">
            <text:p>3.108</text:p>
          </table:table-cell>
          <table:table-cell office:value-type="float" office:value="0.355">
            <text:p>0.355</text:p>
          </table:table-cell>
          <table:table-cell office:value-type="float" office:value="0.817">
            <text:p>0.817</text:p>
          </table:table-cell>
          <table:table-cell table:style-name="ce4" table:formula="of:=[.$C$3]/[.$C105]" office:value-type="float" office:value="20.4252357431522">
            <text:p>20.42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4">
            <text:p>104</text:p>
          </table:table-cell>
          <table:table-cell office:value-type="float" office:value="4.487">
            <text:p>4.487</text:p>
          </table:table-cell>
          <table:table-cell office:value-type="float" office:value="3.113">
            <text:p>3.113</text:p>
          </table:table-cell>
          <table:table-cell office:value-type="float" office:value="0.35">
            <text:p>0.35</text:p>
          </table:table-cell>
          <table:table-cell office:value-type="float" office:value="0.854">
            <text:p>0.854</text:p>
          </table:table-cell>
          <table:table-cell table:style-name="ce4" table:formula="of:=[.$C$3]/[.$C106]" office:value-type="float" office:value="20.2750167149543">
            <text:p>20.27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5">
            <text:p>105</text:p>
          </table:table-cell>
          <table:table-cell office:value-type="float" office:value="4.076">
            <text:p>4.076</text:p>
          </table:table-cell>
          <table:table-cell office:value-type="float" office:value="2.731">
            <text:p>2.731</text:p>
          </table:table-cell>
          <table:table-cell office:value-type="float" office:value="0.351">
            <text:p>0.351</text:p>
          </table:table-cell>
          <table:table-cell office:value-type="float" office:value="0.825">
            <text:p>0.825</text:p>
          </table:table-cell>
          <table:table-cell table:style-name="ce4" table:formula="of:=[.$C$3]/[.$C107]" office:value-type="float" office:value="22.319430814524">
            <text:p>22.31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6">
            <text:p>106</text:p>
          </table:table-cell>
          <table:table-cell office:value-type="float" office:value="4.594">
            <text:p>4.594</text:p>
          </table:table-cell>
          <table:table-cell office:value-type="float" office:value="3.209">
            <text:p>3.209</text:p>
          </table:table-cell>
          <table:table-cell office:value-type="float" office:value="0.355">
            <text:p>0.355</text:p>
          </table:table-cell>
          <table:table-cell office:value-type="float" office:value="0.858">
            <text:p>0.858</text:p>
          </table:table-cell>
          <table:table-cell table:style-name="ce4" table:formula="of:=[.$C$3]/[.$C108]" office:value-type="float" office:value="19.8027862429256">
            <text:p>19.80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7">
            <text:p>107</text:p>
          </table:table-cell>
          <table:table-cell office:value-type="float" office:value="4.78">
            <text:p>4.78</text:p>
          </table:table-cell>
          <table:table-cell office:value-type="float" office:value="3.357">
            <text:p>3.357</text:p>
          </table:table-cell>
          <table:table-cell office:value-type="float" office:value="0.356">
            <text:p>0.356</text:p>
          </table:table-cell>
          <table:table-cell office:value-type="float" office:value="0.894">
            <text:p>0.894</text:p>
          </table:table-cell>
          <table:table-cell table:style-name="ce4" table:formula="of:=[.$C$3]/[.$C109]" office:value-type="float" office:value="19.0322175732218">
            <text:p>19.03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8">
            <text:p>108</text:p>
          </table:table-cell>
          <table:table-cell office:value-type="float" office:value="4.088">
            <text:p>4.088</text:p>
          </table:table-cell>
          <table:table-cell office:value-type="float" office:value="2.703">
            <text:p>2.703</text:p>
          </table:table-cell>
          <table:table-cell office:value-type="float" office:value="0.356">
            <text:p>0.356</text:p>
          </table:table-cell>
          <table:table-cell office:value-type="float" office:value="0.856">
            <text:p>0.856</text:p>
          </table:table-cell>
          <table:table-cell table:style-name="ce4" table:formula="of:=[.$C$3]/[.$C110]" office:value-type="float" office:value="22.2539138943249">
            <text:p>22.25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9">
            <text:p>109</text:p>
          </table:table-cell>
          <table:table-cell office:value-type="float" office:value="4.182">
            <text:p>4.182</text:p>
          </table:table-cell>
          <table:table-cell office:value-type="float" office:value="2.811">
            <text:p>2.811</text:p>
          </table:table-cell>
          <table:table-cell office:value-type="float" office:value="0.358">
            <text:p>0.358</text:p>
          </table:table-cell>
          <table:table-cell office:value-type="float" office:value="0.84">
            <text:p>0.84</text:p>
          </table:table-cell>
          <table:table-cell table:style-name="ce4" table:formula="of:=[.$C$3]/[.$C111]" office:value-type="float" office:value="21.753706360593">
            <text:p>21.75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0">
            <text:p>110</text:p>
          </table:table-cell>
          <table:table-cell office:value-type="float" office:value="4.614">
            <text:p>4.614</text:p>
          </table:table-cell>
          <table:table-cell office:value-type="float" office:value="3.215">
            <text:p>3.215</text:p>
          </table:table-cell>
          <table:table-cell office:value-type="float" office:value="0.355">
            <text:p>0.355</text:p>
          </table:table-cell>
          <table:table-cell office:value-type="float" office:value="0.873">
            <text:p>0.873</text:p>
          </table:table-cell>
          <table:table-cell table:style-name="ce4" table:formula="of:=[.$C$3]/[.$C112]" office:value-type="float" office:value="19.7169484178587">
            <text:p>19.71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1">
            <text:p>111</text:p>
          </table:table-cell>
          <table:table-cell office:value-type="float" office:value="4.409">
            <text:p>4.409</text:p>
          </table:table-cell>
          <table:table-cell office:value-type="float" office:value="2.97">
            <text:p>2.97</text:p>
          </table:table-cell>
          <table:table-cell office:value-type="float" office:value="0.357">
            <text:p>0.357</text:p>
          </table:table-cell>
          <table:table-cell office:value-type="float" office:value="0.91">
            <text:p>0.91</text:p>
          </table:table-cell>
          <table:table-cell table:style-name="ce4" table:formula="of:=[.$C$3]/[.$C113]" office:value-type="float" office:value="20.633703787707">
            <text:p>20.63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2">
            <text:p>112</text:p>
          </table:table-cell>
          <table:table-cell office:value-type="float" office:value="4.653">
            <text:p>4.653</text:p>
          </table:table-cell>
          <table:table-cell office:value-type="float" office:value="3.217">
            <text:p>3.217</text:p>
          </table:table-cell>
          <table:table-cell office:value-type="float" office:value="0.356">
            <text:p>0.356</text:p>
          </table:table-cell>
          <table:table-cell office:value-type="float" office:value="0.908">
            <text:p>0.908</text:p>
          </table:table-cell>
          <table:table-cell table:style-name="ce4" table:formula="of:=[.$C$3]/[.$C114]" office:value-type="float" office:value="19.551687083602">
            <text:p>19.55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">
            <text:p>113</text:p>
          </table:table-cell>
          <table:table-cell office:value-type="float" office:value="4.81">
            <text:p>4.81</text:p>
          </table:table-cell>
          <table:table-cell office:value-type="float" office:value="3.366">
            <text:p>3.366</text:p>
          </table:table-cell>
          <table:table-cell office:value-type="float" office:value="0.359">
            <text:p>0.359</text:p>
          </table:table-cell>
          <table:table-cell office:value-type="float" office:value="0.913">
            <text:p>0.913</text:p>
          </table:table-cell>
          <table:table-cell table:style-name="ce4" table:formula="of:=[.$C$3]/[.$C115]" office:value-type="float" office:value="18.9135135135135">
            <text:p>18.91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">
            <text:p>114</text:p>
          </table:table-cell>
          <table:table-cell office:value-type="float" office:value="4.211">
            <text:p>4.211</text:p>
          </table:table-cell>
          <table:table-cell office:value-type="float" office:value="2.774">
            <text:p>2.774</text:p>
          </table:table-cell>
          <table:table-cell office:value-type="float" office:value="0.353">
            <text:p>0.353</text:p>
          </table:table-cell>
          <table:table-cell office:value-type="float" office:value="0.912">
            <text:p>0.912</text:p>
          </table:table-cell>
          <table:table-cell table:style-name="ce4" table:formula="of:=[.$C$3]/[.$C116]" office:value-type="float" office:value="21.6038945618618">
            <text:p>21.6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5">
            <text:p>115</text:p>
          </table:table-cell>
          <table:table-cell office:value-type="float" office:value="4.799">
            <text:p>4.799</text:p>
          </table:table-cell>
          <table:table-cell office:value-type="float" office:value="3.299">
            <text:p>3.299</text:p>
          </table:table-cell>
          <table:table-cell office:value-type="float" office:value="0.359">
            <text:p>0.359</text:p>
          </table:table-cell>
          <table:table-cell office:value-type="float" office:value="0.967">
            <text:p>0.967</text:p>
          </table:table-cell>
          <table:table-cell table:style-name="ce4" table:formula="of:=[.$C$3]/[.$C117]" office:value-type="float" office:value="18.9568660137529">
            <text:p>18.95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6">
            <text:p>116</text:p>
          </table:table-cell>
          <table:table-cell office:value-type="float" office:value="4.448">
            <text:p>4.448</text:p>
          </table:table-cell>
          <table:table-cell office:value-type="float" office:value="2.97">
            <text:p>2.97</text:p>
          </table:table-cell>
          <table:table-cell office:value-type="float" office:value="0.358">
            <text:p>0.358</text:p>
          </table:table-cell>
          <table:table-cell office:value-type="float" office:value="0.948">
            <text:p>0.948</text:p>
          </table:table-cell>
          <table:table-cell table:style-name="ce4" table:formula="of:=[.$C$3]/[.$C118]" office:value-type="float" office:value="20.4527877697842">
            <text:p>20.4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7">
            <text:p>117</text:p>
          </table:table-cell>
          <table:table-cell office:value-type="float" office:value="4.718">
            <text:p>4.718</text:p>
          </table:table-cell>
          <table:table-cell office:value-type="float" office:value="3.262">
            <text:p>3.262</text:p>
          </table:table-cell>
          <table:table-cell office:value-type="float" office:value="0.357">
            <text:p>0.357</text:p>
          </table:table-cell>
          <table:table-cell office:value-type="float" office:value="0.926">
            <text:p>0.926</text:p>
          </table:table-cell>
          <table:table-cell table:style-name="ce4" table:formula="of:=[.$C$3]/[.$C119]" office:value-type="float" office:value="19.2823230182281">
            <text:p>19.28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8">
            <text:p>118</text:p>
          </table:table-cell>
          <table:table-cell office:value-type="float" office:value="4.689">
            <text:p>4.689</text:p>
          </table:table-cell>
          <table:table-cell office:value-type="float" office:value="3.211">
            <text:p>3.211</text:p>
          </table:table-cell>
          <table:table-cell office:value-type="float" office:value="0.352">
            <text:p>0.352</text:p>
          </table:table-cell>
          <table:table-cell office:value-type="float" office:value="0.955">
            <text:p>0.955</text:p>
          </table:table-cell>
          <table:table-cell table:style-name="ce4" table:formula="of:=[.$C$3]/[.$C120]" office:value-type="float" office:value="19.4015781616549">
            <text:p>19.40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9">
            <text:p>119</text:p>
          </table:table-cell>
          <table:table-cell office:value-type="float" office:value="4.931">
            <text:p>4.931</text:p>
          </table:table-cell>
          <table:table-cell office:value-type="float" office:value="3.438">
            <text:p>3.438</text:p>
          </table:table-cell>
          <table:table-cell office:value-type="float" office:value="0.351">
            <text:p>0.351</text:p>
          </table:table-cell>
          <table:table-cell office:value-type="float" office:value="0.972">
            <text:p>0.972</text:p>
          </table:table-cell>
          <table:table-cell table:style-name="ce4" table:formula="of:=[.$C$3]/[.$C121]" office:value-type="float" office:value="18.4494017440681">
            <text:p>18.44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0">
            <text:p>120</text:p>
          </table:table-cell>
          <table:table-cell office:value-type="float" office:value="4.898">
            <text:p>4.898</text:p>
          </table:table-cell>
          <table:table-cell office:value-type="float" office:value="3.378">
            <text:p>3.378</text:p>
          </table:table-cell>
          <table:table-cell office:value-type="float" office:value="0.357">
            <text:p>0.357</text:p>
          </table:table-cell>
          <table:table-cell office:value-type="float" office:value="0.991">
            <text:p>0.991</text:p>
          </table:table-cell>
          <table:table-cell table:style-name="ce4" table:formula="of:=[.$C$3]/[.$C122]" office:value-type="float" office:value="18.5737035524704">
            <text:p>18.57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1">
            <text:p>121</text:p>
          </table:table-cell>
          <table:table-cell office:value-type="float" office:value="5.001">
            <text:p>5.001</text:p>
          </table:table-cell>
          <table:table-cell office:value-type="float" office:value="3.432">
            <text:p>3.432</text:p>
          </table:table-cell>
          <table:table-cell office:value-type="float" office:value="0.359">
            <text:p>0.359</text:p>
          </table:table-cell>
          <table:table-cell office:value-type="float" office:value="1.037">
            <text:p>1.037</text:p>
          </table:table-cell>
          <table:table-cell table:style-name="ce4" table:formula="of:=[.$C$3]/[.$C123]" office:value-type="float" office:value="18.1911617676465">
            <text:p>18.19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2">
            <text:p>122</text:p>
          </table:table-cell>
          <table:table-cell office:value-type="float" office:value="4.797">
            <text:p>4.797</text:p>
          </table:table-cell>
          <table:table-cell office:value-type="float" office:value="3.317">
            <text:p>3.317</text:p>
          </table:table-cell>
          <table:table-cell office:value-type="float" office:value="0.359">
            <text:p>0.359</text:p>
          </table:table-cell>
          <table:table-cell office:value-type="float" office:value="0.947">
            <text:p>0.947</text:p>
          </table:table-cell>
          <table:table-cell table:style-name="ce4" table:formula="of:=[.$C$3]/[.$C124]" office:value-type="float" office:value="18.9647696476965">
            <text:p>18.96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3">
            <text:p>123</text:p>
          </table:table-cell>
          <table:table-cell office:value-type="float" office:value="4.702">
            <text:p>4.702</text:p>
          </table:table-cell>
          <table:table-cell office:value-type="float" office:value="3.11">
            <text:p>3.11</text:p>
          </table:table-cell>
          <table:table-cell office:value-type="float" office:value="0.358">
            <text:p>0.358</text:p>
          </table:table-cell>
          <table:table-cell office:value-type="float" office:value="1.061">
            <text:p>1.061</text:p>
          </table:table-cell>
          <table:table-cell table:style-name="ce4" table:formula="of:=[.$C$3]/[.$C125]" office:value-type="float" office:value="19.3479370480647">
            <text:p>19.34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4">
            <text:p>124</text:p>
          </table:table-cell>
          <table:table-cell office:value-type="float" office:value="4.583">
            <text:p>4.583</text:p>
          </table:table-cell>
          <table:table-cell office:value-type="float" office:value="3.05">
            <text:p>3.05</text:p>
          </table:table-cell>
          <table:table-cell office:value-type="float" office:value="0.355">
            <text:p>0.355</text:p>
          </table:table-cell>
          <table:table-cell office:value-type="float" office:value="1.005">
            <text:p>1.005</text:p>
          </table:table-cell>
          <table:table-cell table:style-name="ce4" table:formula="of:=[.$C$3]/[.$C126]" office:value-type="float" office:value="19.8503163866463">
            <text:p>19.85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5">
            <text:p>125</text:p>
          </table:table-cell>
          <table:table-cell office:value-type="float" office:value="4.87">
            <text:p>4.87</text:p>
          </table:table-cell>
          <table:table-cell office:value-type="float" office:value="3.388">
            <text:p>3.388</text:p>
          </table:table-cell>
          <table:table-cell office:value-type="float" office:value="0.357">
            <text:p>0.357</text:p>
          </table:table-cell>
          <table:table-cell office:value-type="float" office:value="0.951">
            <text:p>0.951</text:p>
          </table:table-cell>
          <table:table-cell table:style-name="ce4" table:formula="of:=[.$C$3]/[.$C127]" office:value-type="float" office:value="18.6804928131417">
            <text:p>18.6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6">
            <text:p>126</text:p>
          </table:table-cell>
          <table:table-cell office:value-type="float" office:value="4.981">
            <text:p>4.981</text:p>
          </table:table-cell>
          <table:table-cell office:value-type="float" office:value="3.421">
            <text:p>3.421</text:p>
          </table:table-cell>
          <table:table-cell office:value-type="float" office:value="0.359">
            <text:p>0.359</text:p>
          </table:table-cell>
          <table:table-cell office:value-type="float" office:value="1.027">
            <text:p>1.027</text:p>
          </table:table-cell>
          <table:table-cell table:style-name="ce4" table:formula="of:=[.$C$3]/[.$C128]" office:value-type="float" office:value="18.2642039751054">
            <text:p>18.26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7">
            <text:p>127</text:p>
          </table:table-cell>
          <table:table-cell office:value-type="float" office:value="5.259">
            <text:p>5.259</text:p>
          </table:table-cell>
          <table:table-cell office:value-type="float" office:value="3.687">
            <text:p>3.687</text:p>
          </table:table-cell>
          <table:table-cell office:value-type="float" office:value="0.356">
            <text:p>0.356</text:p>
          </table:table-cell>
          <table:table-cell office:value-type="float" office:value="1.044">
            <text:p>1.044</text:p>
          </table:table-cell>
          <table:table-cell table:style-name="ce4" table:formula="of:=[.$C$3]/[.$C129]" office:value-type="float" office:value="17.2987259935349">
            <text:p>17.29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8">
            <text:p>128</text:p>
          </table:table-cell>
          <table:table-cell office:value-type="float" office:value="4.609">
            <text:p>4.609</text:p>
          </table:table-cell>
          <table:table-cell office:value-type="float" office:value="3.081">
            <text:p>3.081</text:p>
          </table:table-cell>
          <table:table-cell office:value-type="float" office:value="0.356">
            <text:p>0.356</text:p>
          </table:table-cell>
          <table:table-cell office:value-type="float" office:value="1">
            <text:p>1</text:p>
          </table:table-cell>
          <table:table-cell table:style-name="ce4" table:formula="of:=[.$C$3]/[.$C130]" office:value-type="float" office:value="19.7383380342808">
            <text:p>19.73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9">
            <text:p>129</text:p>
          </table:table-cell>
          <table:table-cell office:value-type="float" office:value="5.175">
            <text:p>5.175</text:p>
          </table:table-cell>
          <table:table-cell office:value-type="float" office:value="3.626">
            <text:p>3.626</text:p>
          </table:table-cell>
          <table:table-cell office:value-type="float" office:value="0.353">
            <text:p>0.353</text:p>
          </table:table-cell>
          <table:table-cell office:value-type="float" office:value="1.025">
            <text:p>1.025</text:p>
          </table:table-cell>
          <table:table-cell table:style-name="ce4" table:formula="of:=[.$C$3]/[.$C131]" office:value-type="float" office:value="17.5795169082126">
            <text:p>17.5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0">
            <text:p>130</text:p>
          </table:table-cell>
          <table:table-cell office:value-type="float" office:value="5.278">
            <text:p>5.278</text:p>
          </table:table-cell>
          <table:table-cell office:value-type="float" office:value="3.722">
            <text:p>3.722</text:p>
          </table:table-cell>
          <table:table-cell office:value-type="float" office:value="0.359">
            <text:p>0.359</text:p>
          </table:table-cell>
          <table:table-cell office:value-type="float" office:value="1.024">
            <text:p>1.024</text:p>
          </table:table-cell>
          <table:table-cell table:style-name="ce4" table:formula="of:=[.$C$3]/[.$C132]" office:value-type="float" office:value="17.2364532019704">
            <text:p>17.23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1">
            <text:p>131</text:p>
          </table:table-cell>
          <table:table-cell office:value-type="float" office:value="4.666">
            <text:p>4.666</text:p>
          </table:table-cell>
          <table:table-cell office:value-type="float" office:value="3.089">
            <text:p>3.089</text:p>
          </table:table-cell>
          <table:table-cell office:value-type="float" office:value="0.359">
            <text:p>0.359</text:p>
          </table:table-cell>
          <table:table-cell office:value-type="float" office:value="1.045">
            <text:p>1.045</text:p>
          </table:table-cell>
          <table:table-cell table:style-name="ce4" table:formula="of:=[.$C$3]/[.$C133]" office:value-type="float" office:value="19.4972138876982">
            <text:p>19.49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2">
            <text:p>132</text:p>
          </table:table-cell>
          <table:table-cell office:value-type="float" office:value="5.229">
            <text:p>5.229</text:p>
          </table:table-cell>
          <table:table-cell office:value-type="float" office:value="3.65">
            <text:p>3.65</text:p>
          </table:table-cell>
          <table:table-cell office:value-type="float" office:value="0.358">
            <text:p>0.358</text:p>
          </table:table-cell>
          <table:table-cell office:value-type="float" office:value="1.047">
            <text:p>1.047</text:p>
          </table:table-cell>
          <table:table-cell table:style-name="ce4" table:formula="of:=[.$C$3]/[.$C134]" office:value-type="float" office:value="17.397972843756">
            <text:p>17.39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3">
            <text:p>133</text:p>
          </table:table-cell>
          <table:table-cell office:value-type="float" office:value="5.474">
            <text:p>5.474</text:p>
          </table:table-cell>
          <table:table-cell office:value-type="float" office:value="3.875">
            <text:p>3.875</text:p>
          </table:table-cell>
          <table:table-cell office:value-type="float" office:value="0.355">
            <text:p>0.355</text:p>
          </table:table-cell>
          <table:table-cell office:value-type="float" office:value="1.072">
            <text:p>1.072</text:p>
          </table:table-cell>
          <table:table-cell table:style-name="ce4" table:formula="of:=[.$C$3]/[.$C135]" office:value-type="float" office:value="16.6192911947388">
            <text:p>16.61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4">
            <text:p>134</text:p>
          </table:table-cell>
          <table:table-cell office:value-type="float" office:value="5.242">
            <text:p>5.242</text:p>
          </table:table-cell>
          <table:table-cell office:value-type="float" office:value="3.667">
            <text:p>3.667</text:p>
          </table:table-cell>
          <table:table-cell office:value-type="float" office:value="0.359">
            <text:p>0.359</text:p>
          </table:table-cell>
          <table:table-cell office:value-type="float" office:value="1.042">
            <text:p>1.042</text:p>
          </table:table-cell>
          <table:table-cell table:style-name="ce4" table:formula="of:=[.$C$3]/[.$C136]" office:value-type="float" office:value="17.3548264021366">
            <text:p>17.3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5">
            <text:p>135</text:p>
          </table:table-cell>
          <table:table-cell office:value-type="float" office:value="5.801">
            <text:p>5.801</text:p>
          </table:table-cell>
          <table:table-cell office:value-type="float" office:value="4.018">
            <text:p>4.018</text:p>
          </table:table-cell>
          <table:table-cell office:value-type="float" office:value="0.355">
            <text:p>0.355</text:p>
          </table:table-cell>
          <table:table-cell office:value-type="float" office:value="1.257">
            <text:p>1.257</text:p>
          </table:table-cell>
          <table:table-cell table:style-name="ce4" table:formula="of:=[.$C$3]/[.$C137]" office:value-type="float" office:value="15.6824685399069">
            <text:p>15.68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6">
            <text:p>136</text:p>
          </table:table-cell>
          <table:table-cell office:value-type="float" office:value="5.451">
            <text:p>5.451</text:p>
          </table:table-cell>
          <table:table-cell office:value-type="float" office:value="3.8">
            <text:p>3.8</text:p>
          </table:table-cell>
          <table:table-cell office:value-type="float" office:value="0.36">
            <text:p>0.36</text:p>
          </table:table-cell>
          <table:table-cell office:value-type="float" office:value="1.117">
            <text:p>1.117</text:p>
          </table:table-cell>
          <table:table-cell table:style-name="ce4" table:formula="of:=[.$C$3]/[.$C138]" office:value-type="float" office:value="16.6894147862777">
            <text:p>16.68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7">
            <text:p>137</text:p>
          </table:table-cell>
          <table:table-cell office:value-type="float" office:value="5.312">
            <text:p>5.312</text:p>
          </table:table-cell>
          <table:table-cell office:value-type="float" office:value="3.688">
            <text:p>3.688</text:p>
          </table:table-cell>
          <table:table-cell office:value-type="float" office:value="0.358">
            <text:p>0.358</text:p>
          </table:table-cell>
          <table:table-cell office:value-type="float" office:value="1.092">
            <text:p>1.092</text:p>
          </table:table-cell>
          <table:table-cell table:style-name="ce4" table:formula="of:=[.$C$3]/[.$C139]" office:value-type="float" office:value="17.1261295180723">
            <text:p>17.12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8">
            <text:p>138</text:p>
          </table:table-cell>
          <table:table-cell office:value-type="float" office:value="5.148">
            <text:p>5.148</text:p>
          </table:table-cell>
          <table:table-cell office:value-type="float" office:value="3.444">
            <text:p>3.444</text:p>
          </table:table-cell>
          <table:table-cell office:value-type="float" office:value="0.358">
            <text:p>0.358</text:p>
          </table:table-cell>
          <table:table-cell office:value-type="float" office:value="1.147">
            <text:p>1.147</text:p>
          </table:table-cell>
          <table:table-cell table:style-name="ce4" table:formula="of:=[.$C$3]/[.$C140]" office:value-type="float" office:value="17.6717171717172">
            <text:p>17.67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9">
            <text:p>139</text:p>
          </table:table-cell>
          <table:table-cell office:value-type="float" office:value="5.026">
            <text:p>5.026</text:p>
          </table:table-cell>
          <table:table-cell office:value-type="float" office:value="3.367">
            <text:p>3.367</text:p>
          </table:table-cell>
          <table:table-cell office:value-type="float" office:value="0.361">
            <text:p>0.361</text:p>
          </table:table-cell>
          <table:table-cell office:value-type="float" office:value="1.124">
            <text:p>1.124</text:p>
          </table:table-cell>
          <table:table-cell table:style-name="ce4" table:formula="of:=[.$C$3]/[.$C141]" office:value-type="float" office:value="18.1006764822921">
            <text:p>18.10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0">
            <text:p>140</text:p>
          </table:table-cell>
          <table:table-cell office:value-type="float" office:value="5.38">
            <text:p>5.38</text:p>
          </table:table-cell>
          <table:table-cell office:value-type="float" office:value="3.57">
            <text:p>3.57</text:p>
          </table:table-cell>
          <table:table-cell office:value-type="float" office:value="0.361">
            <text:p>0.361</text:p>
          </table:table-cell>
          <table:table-cell office:value-type="float" office:value="1.275">
            <text:p>1.275</text:p>
          </table:table-cell>
          <table:table-cell table:style-name="ce4" table:formula="of:=[.$C$3]/[.$C142]" office:value-type="float" office:value="16.9096654275093">
            <text:p>16.91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1">
            <text:p>141</text:p>
          </table:table-cell>
          <table:table-cell office:value-type="float" office:value="5.413">
            <text:p>5.413</text:p>
          </table:table-cell>
          <table:table-cell office:value-type="float" office:value="3.664">
            <text:p>3.664</text:p>
          </table:table-cell>
          <table:table-cell office:value-type="float" office:value="0.362">
            <text:p>0.362</text:p>
          </table:table-cell>
          <table:table-cell office:value-type="float" office:value="1.214">
            <text:p>1.214</text:p>
          </table:table-cell>
          <table:table-cell table:style-name="ce4" table:formula="of:=[.$C$3]/[.$C143]" office:value-type="float" office:value="16.8065767596527">
            <text:p>16.80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2">
            <text:p>142</text:p>
          </table:table-cell>
          <table:table-cell office:value-type="float" office:value="5.062">
            <text:p>5.062</text:p>
          </table:table-cell>
          <table:table-cell office:value-type="float" office:value="3.458">
            <text:p>3.458</text:p>
          </table:table-cell>
          <table:table-cell office:value-type="float" office:value="0.36">
            <text:p>0.36</text:p>
          </table:table-cell>
          <table:table-cell office:value-type="float" office:value="1.069">
            <text:p>1.069</text:p>
          </table:table-cell>
          <table:table-cell table:style-name="ce4" table:formula="of:=[.$C$3]/[.$C144]" office:value-type="float" office:value="17.9719478467009">
            <text:p>17.97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3">
            <text:p>143</text:p>
          </table:table-cell>
          <table:table-cell office:value-type="float" office:value="5.239">
            <text:p>5.239</text:p>
          </table:table-cell>
          <table:table-cell office:value-type="float" office:value="3.543">
            <text:p>3.543</text:p>
          </table:table-cell>
          <table:table-cell office:value-type="float" office:value="0.361">
            <text:p>0.361</text:p>
          </table:table-cell>
          <table:table-cell office:value-type="float" office:value="1.161">
            <text:p>1.161</text:p>
          </table:table-cell>
          <table:table-cell table:style-name="ce4" table:formula="of:=[.$C$3]/[.$C145]" office:value-type="float" office:value="17.3647642679901">
            <text:p>17.36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4">
            <text:p>144</text:p>
          </table:table-cell>
          <table:table-cell office:value-type="float" office:value="5.368">
            <text:p>5.368</text:p>
          </table:table-cell>
          <table:table-cell office:value-type="float" office:value="3.713">
            <text:p>3.713</text:p>
          </table:table-cell>
          <table:table-cell office:value-type="float" office:value="0.361">
            <text:p>0.361</text:p>
          </table:table-cell>
          <table:table-cell office:value-type="float" office:value="1.119">
            <text:p>1.119</text:p>
          </table:table-cell>
          <table:table-cell table:style-name="ce4" table:formula="of:=[.$C$3]/[.$C146]" office:value-type="float" office:value="16.9474664679583">
            <text:p>16.94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5">
            <text:p>145</text:p>
          </table:table-cell>
          <table:table-cell office:value-type="float" office:value="5.839">
            <text:p>5.839</text:p>
          </table:table-cell>
          <table:table-cell office:value-type="float" office:value="4.11">
            <text:p>4.11</text:p>
          </table:table-cell>
          <table:table-cell office:value-type="float" office:value="0.363">
            <text:p>0.363</text:p>
          </table:table-cell>
          <table:table-cell office:value-type="float" office:value="1.192">
            <text:p>1.192</text:p>
          </table:table-cell>
          <table:table-cell table:style-name="ce4" table:formula="of:=[.$C$3]/[.$C147]" office:value-type="float" office:value="15.5804076040418">
            <text:p>15.5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6">
            <text:p>146</text:p>
          </table:table-cell>
          <table:table-cell office:value-type="float" office:value="5.104">
            <text:p>5.104</text:p>
          </table:table-cell>
          <table:table-cell office:value-type="float" office:value="3.463">
            <text:p>3.463</text:p>
          </table:table-cell>
          <table:table-cell office:value-type="float" office:value="0.361">
            <text:p>0.361</text:p>
          </table:table-cell>
          <table:table-cell office:value-type="float" office:value="1.105">
            <text:p>1.105</text:p>
          </table:table-cell>
          <table:table-cell table:style-name="ce4" table:formula="of:=[.$C$3]/[.$C148]" office:value-type="float" office:value="17.8240595611285">
            <text:p>17.82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7">
            <text:p>147</text:p>
          </table:table-cell>
          <table:table-cell office:value-type="float" office:value="5.83">
            <text:p>5.83</text:p>
          </table:table-cell>
          <table:table-cell office:value-type="float" office:value="4.134">
            <text:p>4.134</text:p>
          </table:table-cell>
          <table:table-cell office:value-type="float" office:value="0.362">
            <text:p>0.362</text:p>
          </table:table-cell>
          <table:table-cell office:value-type="float" office:value="1.16">
            <text:p>1.16</text:p>
          </table:table-cell>
          <table:table-cell table:style-name="ce4" table:formula="of:=[.$C$3]/[.$C149]" office:value-type="float" office:value="15.6044596912521">
            <text:p>15.6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8">
            <text:p>148</text:p>
          </table:table-cell>
          <table:table-cell office:value-type="float" office:value="5.69">
            <text:p>5.69</text:p>
          </table:table-cell>
          <table:table-cell office:value-type="float" office:value="3.997">
            <text:p>3.997</text:p>
          </table:table-cell>
          <table:table-cell office:value-type="float" office:value="0.358">
            <text:p>0.358</text:p>
          </table:table-cell>
          <table:table-cell office:value-type="float" office:value="1.162">
            <text:p>1.162</text:p>
          </table:table-cell>
          <table:table-cell table:style-name="ce4" table:formula="of:=[.$C$3]/[.$C150]" office:value-type="float" office:value="15.9884007029877">
            <text:p>15.9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9">
            <text:p>149</text:p>
          </table:table-cell>
          <table:table-cell office:value-type="float" office:value="5.953">
            <text:p>5.953</text:p>
          </table:table-cell>
          <table:table-cell office:value-type="float" office:value="4.181">
            <text:p>4.181</text:p>
          </table:table-cell>
          <table:table-cell office:value-type="float" office:value="0.36">
            <text:p>0.36</text:p>
          </table:table-cell>
          <table:table-cell office:value-type="float" office:value="1.238">
            <text:p>1.238</text:p>
          </table:table-cell>
          <table:table-cell table:style-name="ce4" table:formula="of:=[.$C$3]/[.$C151]" office:value-type="float" office:value="15.2820426675626">
            <text:p>15.28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0">
            <text:p>150</text:p>
          </table:table-cell>
          <table:table-cell office:value-type="float" office:value="5.754">
            <text:p>5.754</text:p>
          </table:table-cell>
          <table:table-cell office:value-type="float" office:value="3.969">
            <text:p>3.969</text:p>
          </table:table-cell>
          <table:table-cell office:value-type="float" office:value="0.362">
            <text:p>0.362</text:p>
          </table:table-cell>
          <table:table-cell office:value-type="float" office:value="1.249">
            <text:p>1.249</text:p>
          </table:table-cell>
          <table:table-cell table:style-name="ce4" table:formula="of:=[.$C$3]/[.$C152]" office:value-type="float" office:value="15.8105665623914">
            <text:p>15.81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1">
            <text:p>151</text:p>
          </table:table-cell>
          <table:table-cell office:value-type="float" office:value="5.915">
            <text:p>5.915</text:p>
          </table:table-cell>
          <table:table-cell office:value-type="float" office:value="4.221">
            <text:p>4.221</text:p>
          </table:table-cell>
          <table:table-cell office:value-type="float" office:value="0.364">
            <text:p>0.364</text:p>
          </table:table-cell>
          <table:table-cell office:value-type="float" office:value="1.154">
            <text:p>1.154</text:p>
          </table:table-cell>
          <table:table-cell table:style-name="ce4" table:formula="of:=[.$C$3]/[.$C153]" office:value-type="float" office:value="15.3802197802198">
            <text:p>15.3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2">
            <text:p>152</text:p>
          </table:table-cell>
          <table:table-cell office:value-type="float" office:value="5.921">
            <text:p>5.921</text:p>
          </table:table-cell>
          <table:table-cell office:value-type="float" office:value="4.192">
            <text:p>4.192</text:p>
          </table:table-cell>
          <table:table-cell office:value-type="float" office:value="0.363">
            <text:p>0.363</text:p>
          </table:table-cell>
          <table:table-cell office:value-type="float" office:value="1.192">
            <text:p>1.192</text:p>
          </table:table-cell>
          <table:table-cell table:style-name="ce4" table:formula="of:=[.$C$3]/[.$C154]" office:value-type="float" office:value="15.3646343523054">
            <text:p>15.36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3">
            <text:p>153</text:p>
          </table:table-cell>
          <table:table-cell office:value-type="float" office:value="5.925">
            <text:p>5.925</text:p>
          </table:table-cell>
          <table:table-cell office:value-type="float" office:value="4.177">
            <text:p>4.177</text:p>
          </table:table-cell>
          <table:table-cell office:value-type="float" office:value="0.365">
            <text:p>0.365</text:p>
          </table:table-cell>
          <table:table-cell office:value-type="float" office:value="1.207">
            <text:p>1.207</text:p>
          </table:table-cell>
          <table:table-cell table:style-name="ce4" table:formula="of:=[.$C$3]/[.$C155]" office:value-type="float" office:value="15.3542616033755">
            <text:p>15.35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4">
            <text:p>154</text:p>
          </table:table-cell>
          <table:table-cell office:value-type="float" office:value="5.683">
            <text:p>5.683</text:p>
          </table:table-cell>
          <table:table-cell office:value-type="float" office:value="3.922">
            <text:p>3.922</text:p>
          </table:table-cell>
          <table:table-cell office:value-type="float" office:value="0.365">
            <text:p>0.365</text:p>
          </table:table-cell>
          <table:table-cell office:value-type="float" office:value="1.221">
            <text:p>1.221</text:p>
          </table:table-cell>
          <table:table-cell table:style-name="ce4" table:formula="of:=[.$C$3]/[.$C156]" office:value-type="float" office:value="16.0080943163822">
            <text:p>16.00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5">
            <text:p>155</text:p>
          </table:table-cell>
          <table:table-cell office:value-type="float" office:value="6.093">
            <text:p>6.093</text:p>
          </table:table-cell>
          <table:table-cell office:value-type="float" office:value="4.324">
            <text:p>4.324</text:p>
          </table:table-cell>
          <table:table-cell office:value-type="float" office:value="0.366">
            <text:p>0.366</text:p>
          </table:table-cell>
          <table:table-cell office:value-type="float" office:value="1.228">
            <text:p>1.228</text:p>
          </table:table-cell>
          <table:table-cell table:style-name="ce4" table:formula="of:=[.$C$3]/[.$C157]" office:value-type="float" office:value="14.9309043164287">
            <text:p>14.93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6">
            <text:p>156</text:p>
          </table:table-cell>
          <table:table-cell office:value-type="float" office:value="5.677">
            <text:p>5.677</text:p>
          </table:table-cell>
          <table:table-cell office:value-type="float" office:value="3.925">
            <text:p>3.925</text:p>
          </table:table-cell>
          <table:table-cell office:value-type="float" office:value="0.361">
            <text:p>0.361</text:p>
          </table:table-cell>
          <table:table-cell office:value-type="float" office:value="1.218">
            <text:p>1.218</text:p>
          </table:table-cell>
          <table:table-cell table:style-name="ce4" table:formula="of:=[.$C$3]/[.$C158]" office:value-type="float" office:value="16.0250132112031">
            <text:p>16.02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7">
            <text:p>157</text:p>
          </table:table-cell>
          <table:table-cell office:value-type="float" office:value="5.512">
            <text:p>5.512</text:p>
          </table:table-cell>
          <table:table-cell office:value-type="float" office:value="3.687">
            <text:p>3.687</text:p>
          </table:table-cell>
          <table:table-cell office:value-type="float" office:value="0.363">
            <text:p>0.363</text:p>
          </table:table-cell>
          <table:table-cell office:value-type="float" office:value="1.287">
            <text:p>1.287</text:p>
          </table:table-cell>
          <table:table-cell table:style-name="ce4" table:formula="of:=[.$C$3]/[.$C159]" office:value-type="float" office:value="16.5047169811321">
            <text:p>16.50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8">
            <text:p>158</text:p>
          </table:table-cell>
          <table:table-cell office:value-type="float" office:value="5.962">
            <text:p>5.962</text:p>
          </table:table-cell>
          <table:table-cell office:value-type="float" office:value="4.15">
            <text:p>4.15</text:p>
          </table:table-cell>
          <table:table-cell office:value-type="float" office:value="0.365">
            <text:p>0.365</text:p>
          </table:table-cell>
          <table:table-cell office:value-type="float" office:value="1.272">
            <text:p>1.272</text:p>
          </table:table-cell>
          <table:table-cell table:style-name="ce4" table:formula="of:=[.$C$3]/[.$C160]" office:value-type="float" office:value="15.2589734988259">
            <text:p>15.25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9">
            <text:p>159</text:p>
          </table:table-cell>
          <table:table-cell office:value-type="float" office:value="5.546">
            <text:p>5.546</text:p>
          </table:table-cell>
          <table:table-cell office:value-type="float" office:value="3.739">
            <text:p>3.739</text:p>
          </table:table-cell>
          <table:table-cell office:value-type="float" office:value="0.365">
            <text:p>0.365</text:p>
          </table:table-cell>
          <table:table-cell office:value-type="float" office:value="1.267">
            <text:p>1.267</text:p>
          </table:table-cell>
          <table:table-cell table:style-name="ce4" table:formula="of:=[.$C$3]/[.$C161]" office:value-type="float" office:value="16.4035340786152">
            <text:p>16.4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0">
            <text:p>160</text:p>
          </table:table-cell>
          <table:table-cell office:value-type="float" office:value="5.809">
            <text:p>5.809</text:p>
          </table:table-cell>
          <table:table-cell office:value-type="float" office:value="3.969">
            <text:p>3.969</text:p>
          </table:table-cell>
          <table:table-cell office:value-type="float" office:value="0.359">
            <text:p>0.359</text:p>
          </table:table-cell>
          <table:table-cell office:value-type="float" office:value="1.308">
            <text:p>1.308</text:p>
          </table:table-cell>
          <table:table-cell table:style-name="ce4" table:formula="of:=[.$C$3]/[.$C162]" office:value-type="float" office:value="15.6608710621449">
            <text:p>15.66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1">
            <text:p>161</text:p>
          </table:table-cell>
          <table:table-cell office:value-type="float" office:value="6.091">
            <text:p>6.091</text:p>
          </table:table-cell>
          <table:table-cell office:value-type="float" office:value="4.237">
            <text:p>4.237</text:p>
          </table:table-cell>
          <table:table-cell office:value-type="float" office:value="0.365">
            <text:p>0.365</text:p>
          </table:table-cell>
          <table:table-cell office:value-type="float" office:value="1.314">
            <text:p>1.314</text:p>
          </table:table-cell>
          <table:table-cell table:style-name="ce4" table:formula="of:=[.$C$3]/[.$C163]" office:value-type="float" office:value="14.9358069282548">
            <text:p>14.93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2">
            <text:p>162</text:p>
          </table:table-cell>
          <table:table-cell office:value-type="float" office:value="6.52">
            <text:p>6.52</text:p>
          </table:table-cell>
          <table:table-cell office:value-type="float" office:value="4.642">
            <text:p>4.642</text:p>
          </table:table-cell>
          <table:table-cell office:value-type="float" office:value="0.365">
            <text:p>0.365</text:p>
          </table:table-cell>
          <table:table-cell office:value-type="float" office:value="1.338">
            <text:p>1.338</text:p>
          </table:table-cell>
          <table:table-cell table:style-name="ce4" table:formula="of:=[.$C$3]/[.$C164]" office:value-type="float" office:value="13.9530674846626">
            <text:p>13.9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3">
            <text:p>163</text:p>
          </table:table-cell>
          <table:table-cell office:value-type="float" office:value="6.026">
            <text:p>6.026</text:p>
          </table:table-cell>
          <table:table-cell office:value-type="float" office:value="4.151">
            <text:p>4.151</text:p>
          </table:table-cell>
          <table:table-cell office:value-type="float" office:value="0.365">
            <text:p>0.365</text:p>
          </table:table-cell>
          <table:table-cell office:value-type="float" office:value="1.335">
            <text:p>1.335</text:p>
          </table:table-cell>
          <table:table-cell table:style-name="ce4" table:formula="of:=[.$C$3]/[.$C165]" office:value-type="float" office:value="15.0969133753734">
            <text:p>15.09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4">
            <text:p>164</text:p>
          </table:table-cell>
          <table:table-cell office:value-type="float" office:value="6.478">
            <text:p>6.478</text:p>
          </table:table-cell>
          <table:table-cell office:value-type="float" office:value="4.597">
            <text:p>4.597</text:p>
          </table:table-cell>
          <table:table-cell office:value-type="float" office:value="0.365">
            <text:p>0.365</text:p>
          </table:table-cell>
          <table:table-cell office:value-type="float" office:value="1.34">
            <text:p>1.34</text:p>
          </table:table-cell>
          <table:table-cell table:style-name="ce4" table:formula="of:=[.$C$3]/[.$C166]" office:value-type="float" office:value="14.0435319543069">
            <text:p>14.04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5">
            <text:p>165</text:p>
          </table:table-cell>
          <table:table-cell office:value-type="float" office:value="6.296">
            <text:p>6.296</text:p>
          </table:table-cell>
          <table:table-cell office:value-type="float" office:value="4.379">
            <text:p>4.379</text:p>
          </table:table-cell>
          <table:table-cell office:value-type="float" office:value="0.365">
            <text:p>0.365</text:p>
          </table:table-cell>
          <table:table-cell office:value-type="float" office:value="1.376">
            <text:p>1.376</text:p>
          </table:table-cell>
          <table:table-cell table:style-name="ce4" table:formula="of:=[.$C$3]/[.$C167]" office:value-type="float" office:value="14.4494917407878">
            <text:p>14.44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6">
            <text:p>166</text:p>
          </table:table-cell>
          <table:table-cell office:value-type="float" office:value="6.394">
            <text:p>6.394</text:p>
          </table:table-cell>
          <table:table-cell office:value-type="float" office:value="4.441">
            <text:p>4.441</text:p>
          </table:table-cell>
          <table:table-cell office:value-type="float" office:value="0.366">
            <text:p>0.366</text:p>
          </table:table-cell>
          <table:table-cell office:value-type="float" office:value="1.412">
            <text:p>1.412</text:p>
          </table:table-cell>
          <table:table-cell table:style-name="ce4" table:formula="of:=[.$C$3]/[.$C168]" office:value-type="float" office:value="14.2280262746325">
            <text:p>14.22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7">
            <text:p>167</text:p>
          </table:table-cell>
          <table:table-cell office:value-type="float" office:value="6.536">
            <text:p>6.536</text:p>
          </table:table-cell>
          <table:table-cell office:value-type="float" office:value="4.578">
            <text:p>4.578</text:p>
          </table:table-cell>
          <table:table-cell office:value-type="float" office:value="0.365">
            <text:p>0.365</text:p>
          </table:table-cell>
          <table:table-cell office:value-type="float" office:value="1.417">
            <text:p>1.417</text:p>
          </table:table-cell>
          <table:table-cell table:style-name="ce4" table:formula="of:=[.$C$3]/[.$C169]" office:value-type="float" office:value="13.9189106487148">
            <text:p>13.91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8">
            <text:p>168</text:p>
          </table:table-cell>
          <table:table-cell office:value-type="float" office:value="5.716">
            <text:p>5.716</text:p>
          </table:table-cell>
          <table:table-cell office:value-type="float" office:value="3.874">
            <text:p>3.874</text:p>
          </table:table-cell>
          <table:table-cell office:value-type="float" office:value="0.36">
            <text:p>0.36</text:p>
          </table:table-cell>
          <table:table-cell office:value-type="float" office:value="1.309">
            <text:p>1.309</text:p>
          </table:table-cell>
          <table:table-cell table:style-name="ce4" table:formula="of:=[.$C$3]/[.$C170]" office:value-type="float" office:value="15.9156752974108">
            <text:p>15.9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9">
            <text:p>169</text:p>
          </table:table-cell>
          <table:table-cell office:value-type="float" office:value="6.195">
            <text:p>6.195</text:p>
          </table:table-cell>
          <table:table-cell office:value-type="float" office:value="4.296">
            <text:p>4.296</text:p>
          </table:table-cell>
          <table:table-cell office:value-type="float" office:value="0.365">
            <text:p>0.365</text:p>
          </table:table-cell>
          <table:table-cell office:value-type="float" office:value="1.359">
            <text:p>1.359</text:p>
          </table:table-cell>
          <table:table-cell table:style-name="ce4" table:formula="of:=[.$C$3]/[.$C171]" office:value-type="float" office:value="14.6850686037127">
            <text:p>14.68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0">
            <text:p>170</text:p>
          </table:table-cell>
          <table:table-cell office:value-type="float" office:value="6.573">
            <text:p>6.573</text:p>
          </table:table-cell>
          <table:table-cell office:value-type="float" office:value="4.693">
            <text:p>4.693</text:p>
          </table:table-cell>
          <table:table-cell office:value-type="float" office:value="0.359">
            <text:p>0.359</text:p>
          </table:table-cell>
          <table:table-cell office:value-type="float" office:value="1.347">
            <text:p>1.347</text:p>
          </table:table-cell>
          <table:table-cell table:style-name="ce4" table:formula="of:=[.$C$3]/[.$C172]" office:value-type="float" office:value="13.840559866119">
            <text:p>13.84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1">
            <text:p>171</text:p>
          </table:table-cell>
          <table:table-cell office:value-type="float" office:value="6.649">
            <text:p>6.649</text:p>
          </table:table-cell>
          <table:table-cell office:value-type="float" office:value="4.702">
            <text:p>4.702</text:p>
          </table:table-cell>
          <table:table-cell office:value-type="float" office:value="0.365">
            <text:p>0.365</text:p>
          </table:table-cell>
          <table:table-cell office:value-type="float" office:value="1.407">
            <text:p>1.407</text:p>
          </table:table-cell>
          <table:table-cell table:style-name="ce4" table:formula="of:=[.$C$3]/[.$C173]" office:value-type="float" office:value="13.6823582493608">
            <text:p>13.68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2">
            <text:p>172</text:p>
          </table:table-cell>
          <table:table-cell office:value-type="float" office:value="6.126">
            <text:p>6.126</text:p>
          </table:table-cell>
          <table:table-cell office:value-type="float" office:value="4.266">
            <text:p>4.266</text:p>
          </table:table-cell>
          <table:table-cell office:value-type="float" office:value="0.366">
            <text:p>0.366</text:p>
          </table:table-cell>
          <table:table-cell office:value-type="float" office:value="1.318">
            <text:p>1.318</text:p>
          </table:table-cell>
          <table:table-cell table:style-name="ce4" table:formula="of:=[.$C$3]/[.$C174]" office:value-type="float" office:value="14.8504733920992">
            <text:p>14.85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3">
            <text:p>173</text:p>
          </table:table-cell>
          <table:table-cell office:value-type="float" office:value="6.507">
            <text:p>6.507</text:p>
          </table:table-cell>
          <table:table-cell office:value-type="float" office:value="4.515">
            <text:p>4.515</text:p>
          </table:table-cell>
          <table:table-cell office:value-type="float" office:value="0.365">
            <text:p>0.365</text:p>
          </table:table-cell>
          <table:table-cell office:value-type="float" office:value="1.452">
            <text:p>1.452</text:p>
          </table:table-cell>
          <table:table-cell table:style-name="ce4" table:formula="of:=[.$C$3]/[.$C175]" office:value-type="float" office:value="13.9809435992009">
            <text:p>13.98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4">
            <text:p>174</text:p>
          </table:table-cell>
          <table:table-cell office:value-type="float" office:value="6.509">
            <text:p>6.509</text:p>
          </table:table-cell>
          <table:table-cell office:value-type="float" office:value="4.461">
            <text:p>4.461</text:p>
          </table:table-cell>
          <table:table-cell office:value-type="float" office:value="0.366">
            <text:p>0.366</text:p>
          </table:table-cell>
          <table:table-cell office:value-type="float" office:value="1.506">
            <text:p>1.506</text:p>
          </table:table-cell>
          <table:table-cell table:style-name="ce4" table:formula="of:=[.$C$3]/[.$C176]" office:value-type="float" office:value="13.9766477185436">
            <text:p>13.97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5">
            <text:p>175</text:p>
          </table:table-cell>
          <table:table-cell office:value-type="float" office:value="6.543">
            <text:p>6.543</text:p>
          </table:table-cell>
          <table:table-cell office:value-type="float" office:value="4.554">
            <text:p>4.554</text:p>
          </table:table-cell>
          <table:table-cell office:value-type="float" office:value="0.368">
            <text:p>0.368</text:p>
          </table:table-cell>
          <table:table-cell office:value-type="float" office:value="1.446">
            <text:p>1.446</text:p>
          </table:table-cell>
          <table:table-cell table:style-name="ce4" table:formula="of:=[.$C$3]/[.$C177]" office:value-type="float" office:value="13.9040195628916">
            <text:p>13.9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6">
            <text:p>176</text:p>
          </table:table-cell>
          <table:table-cell office:value-type="float" office:value="6.779">
            <text:p>6.779</text:p>
          </table:table-cell>
          <table:table-cell office:value-type="float" office:value="4.838">
            <text:p>4.838</text:p>
          </table:table-cell>
          <table:table-cell office:value-type="float" office:value="0.366">
            <text:p>0.366</text:p>
          </table:table-cell>
          <table:table-cell office:value-type="float" office:value="1.398">
            <text:p>1.398</text:p>
          </table:table-cell>
          <table:table-cell table:style-name="ce4" table:formula="of:=[.$C$3]/[.$C178]" office:value-type="float" office:value="13.4199734474111">
            <text:p>13.4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7">
            <text:p>177</text:p>
          </table:table-cell>
          <table:table-cell office:value-type="float" office:value="6.231">
            <text:p>6.231</text:p>
          </table:table-cell>
          <table:table-cell office:value-type="float" office:value="4.295">
            <text:p>4.295</text:p>
          </table:table-cell>
          <table:table-cell office:value-type="float" office:value="0.365">
            <text:p>0.365</text:p>
          </table:table-cell>
          <table:table-cell office:value-type="float" office:value="1.396">
            <text:p>1.396</text:p>
          </table:table-cell>
          <table:table-cell table:style-name="ce4" table:formula="of:=[.$C$3]/[.$C179]" office:value-type="float" office:value="14.6002246830364">
            <text:p>14.60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8">
            <text:p>178</text:p>
          </table:table-cell>
          <table:table-cell office:value-type="float" office:value="6.853">
            <text:p>6.853</text:p>
          </table:table-cell>
          <table:table-cell office:value-type="float" office:value="4.9">
            <text:p>4.9</text:p>
          </table:table-cell>
          <table:table-cell office:value-type="float" office:value="0.36">
            <text:p>0.36</text:p>
          </table:table-cell>
          <table:table-cell office:value-type="float" office:value="1.42">
            <text:p>1.42</text:p>
          </table:table-cell>
          <table:table-cell table:style-name="ce4" table:formula="of:=[.$C$3]/[.$C180]" office:value-type="float" office:value="13.2750620166351">
            <text:p>13.27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9">
            <text:p>179</text:p>
          </table:table-cell>
          <table:table-cell office:value-type="float" office:value="6.786">
            <text:p>6.786</text:p>
          </table:table-cell>
          <table:table-cell office:value-type="float" office:value="4.773">
            <text:p>4.773</text:p>
          </table:table-cell>
          <table:table-cell office:value-type="float" office:value="0.367">
            <text:p>0.367</text:p>
          </table:table-cell>
          <table:table-cell office:value-type="float" office:value="1.471">
            <text:p>1.471</text:p>
          </table:table-cell>
          <table:table-cell table:style-name="ce4" table:formula="of:=[.$C$3]/[.$C181]" office:value-type="float" office:value="13.4061302681992">
            <text:p>13.40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0">
            <text:p>180</text:p>
          </table:table-cell>
          <table:table-cell office:value-type="float" office:value="6.961">
            <text:p>6.961</text:p>
          </table:table-cell>
          <table:table-cell office:value-type="float" office:value="4.85">
            <text:p>4.85</text:p>
          </table:table-cell>
          <table:table-cell office:value-type="float" office:value="0.367">
            <text:p>0.367</text:p>
          </table:table-cell>
          <table:table-cell office:value-type="float" office:value="1.568">
            <text:p>1.568</text:p>
          </table:table-cell>
          <table:table-cell table:style-name="ce4" table:formula="of:=[.$C$3]/[.$C182]" office:value-type="float" office:value="13.0690992673466">
            <text:p>13.06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1">
            <text:p>181</text:p>
          </table:table-cell>
          <table:table-cell office:value-type="float" office:value="6.733">
            <text:p>6.733</text:p>
          </table:table-cell>
          <table:table-cell office:value-type="float" office:value="4.726">
            <text:p>4.726</text:p>
          </table:table-cell>
          <table:table-cell office:value-type="float" office:value="0.365">
            <text:p>0.365</text:p>
          </table:table-cell>
          <table:table-cell office:value-type="float" office:value="1.465">
            <text:p>1.465</text:p>
          </table:table-cell>
          <table:table-cell table:style-name="ce4" table:formula="of:=[.$C$3]/[.$C183]" office:value-type="float" office:value="13.5116589930195">
            <text:p>13.5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2">
            <text:p>182</text:p>
          </table:table-cell>
          <table:table-cell office:value-type="float" office:value="6.491">
            <text:p>6.491</text:p>
          </table:table-cell>
          <table:table-cell office:value-type="float" office:value="4.486">
            <text:p>4.486</text:p>
          </table:table-cell>
          <table:table-cell office:value-type="float" office:value="0.367">
            <text:p>0.367</text:p>
          </table:table-cell>
          <table:table-cell office:value-type="float" office:value="1.461">
            <text:p>1.461</text:p>
          </table:table-cell>
          <table:table-cell table:style-name="ce4" table:formula="of:=[.$C$3]/[.$C184]" office:value-type="float" office:value="14.0154059466954">
            <text:p>14.01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3">
            <text:p>183</text:p>
          </table:table-cell>
          <table:table-cell office:value-type="float" office:value="7.007">
            <text:p>7.007</text:p>
          </table:table-cell>
          <table:table-cell office:value-type="float" office:value="4.961">
            <text:p>4.961</text:p>
          </table:table-cell>
          <table:table-cell office:value-type="float" office:value="0.363">
            <text:p>0.363</text:p>
          </table:table-cell>
          <table:table-cell office:value-type="float" office:value="1.508">
            <text:p>1.508</text:p>
          </table:table-cell>
          <table:table-cell table:style-name="ce4" table:formula="of:=[.$C$3]/[.$C185]" office:value-type="float" office:value="12.9833024118738">
            <text:p>12.98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4">
            <text:p>184</text:p>
          </table:table-cell>
          <table:table-cell office:value-type="float" office:value="7.337">
            <text:p>7.337</text:p>
          </table:table-cell>
          <table:table-cell office:value-type="float" office:value="5.367">
            <text:p>5.367</text:p>
          </table:table-cell>
          <table:table-cell office:value-type="float" office:value="0.367">
            <text:p>0.367</text:p>
          </table:table-cell>
          <table:table-cell office:value-type="float" office:value="1.426">
            <text:p>1.426</text:p>
          </table:table-cell>
          <table:table-cell table:style-name="ce4" table:formula="of:=[.$C$3]/[.$C186]" office:value-type="float" office:value="12.3993457816546">
            <text:p>12.39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5">
            <text:p>185</text:p>
          </table:table-cell>
          <table:table-cell office:value-type="float" office:value="7.48">
            <text:p>7.48</text:p>
          </table:table-cell>
          <table:table-cell office:value-type="float" office:value="5.439">
            <text:p>5.439</text:p>
          </table:table-cell>
          <table:table-cell office:value-type="float" office:value="0.369">
            <text:p>0.369</text:p>
          </table:table-cell>
          <table:table-cell office:value-type="float" office:value="1.496">
            <text:p>1.496</text:p>
          </table:table-cell>
          <table:table-cell table:style-name="ce4" table:formula="of:=[.$C$3]/[.$C187]" office:value-type="float" office:value="12.1622994652406">
            <text:p>12.16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6">
            <text:p>186</text:p>
          </table:table-cell>
          <table:table-cell office:value-type="float" office:value="7.402">
            <text:p>7.402</text:p>
          </table:table-cell>
          <table:table-cell office:value-type="float" office:value="5.403">
            <text:p>5.403</text:p>
          </table:table-cell>
          <table:table-cell office:value-type="float" office:value="0.369">
            <text:p>0.369</text:p>
          </table:table-cell>
          <table:table-cell office:value-type="float" office:value="1.454">
            <text:p>1.454</text:p>
          </table:table-cell>
          <table:table-cell table:style-name="ce4" table:formula="of:=[.$C$3]/[.$C188]" office:value-type="float" office:value="12.2904620372872">
            <text:p>12.2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7">
            <text:p>187</text:p>
          </table:table-cell>
          <table:table-cell office:value-type="float" office:value="7.299">
            <text:p>7.299</text:p>
          </table:table-cell>
          <table:table-cell office:value-type="float" office:value="5.308">
            <text:p>5.308</text:p>
          </table:table-cell>
          <table:table-cell office:value-type="float" office:value="0.368">
            <text:p>0.368</text:p>
          </table:table-cell>
          <table:table-cell office:value-type="float" office:value="1.446">
            <text:p>1.446</text:p>
          </table:table-cell>
          <table:table-cell table:style-name="ce4" table:formula="of:=[.$C$3]/[.$C189]" office:value-type="float" office:value="12.4638991642691">
            <text:p>12.46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8">
            <text:p>188</text:p>
          </table:table-cell>
          <table:table-cell office:value-type="float" office:value="7.078">
            <text:p>7.078</text:p>
          </table:table-cell>
          <table:table-cell office:value-type="float" office:value="4.824">
            <text:p>4.824</text:p>
          </table:table-cell>
          <table:table-cell office:value-type="float" office:value="0.367">
            <text:p>0.367</text:p>
          </table:table-cell>
          <table:table-cell office:value-type="float" office:value="1.711">
            <text:p>1.711</text:p>
          </table:table-cell>
          <table:table-cell table:style-name="ce4" table:formula="of:=[.$C$3]/[.$C190]" office:value-type="float" office:value="12.8530658378073">
            <text:p>12.8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9">
            <text:p>189</text:p>
          </table:table-cell>
          <table:table-cell office:value-type="float" office:value="6.904">
            <text:p>6.904</text:p>
          </table:table-cell>
          <table:table-cell office:value-type="float" office:value="4.806">
            <text:p>4.806</text:p>
          </table:table-cell>
          <table:table-cell office:value-type="float" office:value="0.368">
            <text:p>0.368</text:p>
          </table:table-cell>
          <table:table-cell office:value-type="float" office:value="1.554">
            <text:p>1.554</text:p>
          </table:table-cell>
          <table:table-cell table:style-name="ce4" table:formula="of:=[.$C$3]/[.$C191]" office:value-type="float" office:value="13.1769988412514">
            <text:p>13.17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0">
            <text:p>190</text:p>
          </table:table-cell>
          <table:table-cell office:value-type="float" office:value="7.169">
            <text:p>7.169</text:p>
          </table:table-cell>
          <table:table-cell office:value-type="float" office:value="5.119">
            <text:p>5.119</text:p>
          </table:table-cell>
          <table:table-cell office:value-type="float" office:value="0.366">
            <text:p>0.366</text:p>
          </table:table-cell>
          <table:table-cell office:value-type="float" office:value="1.508">
            <text:p>1.508</text:p>
          </table:table-cell>
          <table:table-cell table:style-name="ce4" table:formula="of:=[.$C$3]/[.$C192]" office:value-type="float" office:value="12.6899149114242">
            <text:p>12.6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1">
            <text:p>191</text:p>
          </table:table-cell>
          <table:table-cell office:value-type="float" office:value="7.631">
            <text:p>7.631</text:p>
          </table:table-cell>
          <table:table-cell office:value-type="float" office:value="5.508">
            <text:p>5.508</text:p>
          </table:table-cell>
          <table:table-cell office:value-type="float" office:value="0.367">
            <text:p>0.367</text:p>
          </table:table-cell>
          <table:table-cell office:value-type="float" office:value="1.579">
            <text:p>1.579</text:p>
          </table:table-cell>
          <table:table-cell table:style-name="ce4" table:formula="of:=[.$C$3]/[.$C193]" office:value-type="float" office:value="11.9216354344123">
            <text:p>11.92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2">
            <text:p>192</text:p>
          </table:table-cell>
          <table:table-cell office:value-type="float" office:value="7.42">
            <text:p>7.42</text:p>
          </table:table-cell>
          <table:table-cell office:value-type="float" office:value="5.225">
            <text:p>5.225</text:p>
          </table:table-cell>
          <table:table-cell office:value-type="float" office:value="0.37">
            <text:p>0.37</text:p>
          </table:table-cell>
          <table:table-cell office:value-type="float" office:value="1.648">
            <text:p>1.648</text:p>
          </table:table-cell>
          <table:table-cell table:style-name="ce4" table:formula="of:=[.$C$3]/[.$C194]" office:value-type="float" office:value="12.2606469002695">
            <text:p>12.26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3">
            <text:p>193</text:p>
          </table:table-cell>
          <table:table-cell office:value-type="float" office:value="7.365">
            <text:p>7.365</text:p>
          </table:table-cell>
          <table:table-cell office:value-type="float" office:value="5.266">
            <text:p>5.266</text:p>
          </table:table-cell>
          <table:table-cell office:value-type="float" office:value="0.369">
            <text:p>0.369</text:p>
          </table:table-cell>
          <table:table-cell office:value-type="float" office:value="1.553">
            <text:p>1.553</text:p>
          </table:table-cell>
          <table:table-cell table:style-name="ce4" table:formula="of:=[.$C$3]/[.$C195]" office:value-type="float" office:value="12.3522063815343">
            <text:p>12.35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4">
            <text:p>194</text:p>
          </table:table-cell>
          <table:table-cell office:value-type="float" office:value="7.19">
            <text:p>7.19</text:p>
          </table:table-cell>
          <table:table-cell office:value-type="float" office:value="5.06">
            <text:p>5.06</text:p>
          </table:table-cell>
          <table:table-cell office:value-type="float" office:value="0.368">
            <text:p>0.368</text:p>
          </table:table-cell>
          <table:table-cell office:value-type="float" office:value="1.586">
            <text:p>1.586</text:p>
          </table:table-cell>
          <table:table-cell table:style-name="ce4" table:formula="of:=[.$C$3]/[.$C196]" office:value-type="float" office:value="12.6528511821975">
            <text:p>12.6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5">
            <text:p>195</text:p>
          </table:table-cell>
          <table:table-cell office:value-type="float" office:value="6.871">
            <text:p>6.871</text:p>
          </table:table-cell>
          <table:table-cell office:value-type="float" office:value="4.777">
            <text:p>4.777</text:p>
          </table:table-cell>
          <table:table-cell office:value-type="float" office:value="0.364">
            <text:p>0.364</text:p>
          </table:table-cell>
          <table:table-cell office:value-type="float" office:value="1.554">
            <text:p>1.554</text:p>
          </table:table-cell>
          <table:table-cell table:style-name="ce4" table:formula="of:=[.$C$3]/[.$C197]" office:value-type="float" office:value="13.2402852568767">
            <text:p>13.24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6">
            <text:p>196</text:p>
          </table:table-cell>
          <table:table-cell office:value-type="float" office:value="7.562">
            <text:p>7.562</text:p>
          </table:table-cell>
          <table:table-cell office:value-type="float" office:value="5.388">
            <text:p>5.388</text:p>
          </table:table-cell>
          <table:table-cell office:value-type="float" office:value="0.369">
            <text:p>0.369</text:p>
          </table:table-cell>
          <table:table-cell office:value-type="float" office:value="1.628">
            <text:p>1.628</text:p>
          </table:table-cell>
          <table:table-cell table:style-name="ce4" table:formula="of:=[.$C$3]/[.$C198]" office:value-type="float" office:value="12.0304152340651">
            <text:p>12.03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7">
            <text:p>197</text:p>
          </table:table-cell>
          <table:table-cell office:value-type="float" office:value="7.346">
            <text:p>7.346</text:p>
          </table:table-cell>
          <table:table-cell office:value-type="float" office:value="5.182">
            <text:p>5.182</text:p>
          </table:table-cell>
          <table:table-cell office:value-type="float" office:value="0.37">
            <text:p>0.37</text:p>
          </table:table-cell>
          <table:table-cell office:value-type="float" office:value="1.616">
            <text:p>1.616</text:p>
          </table:table-cell>
          <table:table-cell table:style-name="ce4" table:formula="of:=[.$C$3]/[.$C199]" office:value-type="float" office:value="12.384154641982">
            <text:p>12.38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8">
            <text:p>198</text:p>
          </table:table-cell>
          <table:table-cell office:value-type="float" office:value="7.765">
            <text:p>7.765</text:p>
          </table:table-cell>
          <table:table-cell office:value-type="float" office:value="5.587">
            <text:p>5.587</text:p>
          </table:table-cell>
          <table:table-cell office:value-type="float" office:value="0.372">
            <text:p>0.372</text:p>
          </table:table-cell>
          <table:table-cell office:value-type="float" office:value="1.63">
            <text:p>1.63</text:p>
          </table:table-cell>
          <table:table-cell table:style-name="ce4" table:formula="of:=[.$C$3]/[.$C200]" office:value-type="float" office:value="11.7159047005795">
            <text:p>11.7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9">
            <text:p>199</text:p>
          </table:table-cell>
          <table:table-cell office:value-type="float" office:value="7.344">
            <text:p>7.344</text:p>
          </table:table-cell>
          <table:table-cell office:value-type="float" office:value="5.271">
            <text:p>5.271</text:p>
          </table:table-cell>
          <table:table-cell office:value-type="float" office:value="0.371">
            <text:p>0.371</text:p>
          </table:table-cell>
          <table:table-cell office:value-type="float" office:value="1.525">
            <text:p>1.525</text:p>
          </table:table-cell>
          <table:table-cell table:style-name="ce4" table:formula="of:=[.$C$3]/[.$C201]" office:value-type="float" office:value="12.3875272331155">
            <text:p>12.3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0">
            <text:p>200</text:p>
          </table:table-cell>
          <table:table-cell office:value-type="float" office:value="7.749">
            <text:p>7.749</text:p>
          </table:table-cell>
          <table:table-cell office:value-type="float" office:value="5.558">
            <text:p>5.558</text:p>
          </table:table-cell>
          <table:table-cell office:value-type="float" office:value="0.37">
            <text:p>0.37</text:p>
          </table:table-cell>
          <table:table-cell office:value-type="float" office:value="1.643">
            <text:p>1.643</text:p>
          </table:table-cell>
          <table:table-cell table:style-name="ce4" table:formula="of:=[.$C$3]/[.$C202]" office:value-type="float" office:value="11.7400954961931">
            <text:p>11.74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1">
            <text:p>201</text:p>
          </table:table-cell>
          <table:table-cell office:value-type="float" office:value="7.817">
            <text:p>7.817</text:p>
          </table:table-cell>
          <table:table-cell office:value-type="float" office:value="5.643">
            <text:p>5.643</text:p>
          </table:table-cell>
          <table:table-cell office:value-type="float" office:value="0.371">
            <text:p>0.371</text:p>
          </table:table-cell>
          <table:table-cell office:value-type="float" office:value="1.626">
            <text:p>1.626</text:p>
          </table:table-cell>
          <table:table-cell table:style-name="ce4" table:formula="of:=[.$C$3]/[.$C203]" office:value-type="float" office:value="11.6379685301266">
            <text:p>11.63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2">
            <text:p>202</text:p>
          </table:table-cell>
          <table:table-cell office:value-type="float" office:value="7.227">
            <text:p>7.227</text:p>
          </table:table-cell>
          <table:table-cell office:value-type="float" office:value="5.047">
            <text:p>5.047</text:p>
          </table:table-cell>
          <table:table-cell office:value-type="float" office:value="0.362">
            <text:p>0.362</text:p>
          </table:table-cell>
          <table:table-cell office:value-type="float" office:value="1.644">
            <text:p>1.644</text:p>
          </table:table-cell>
          <table:table-cell table:style-name="ce4" table:formula="of:=[.$C$3]/[.$C204]" office:value-type="float" office:value="12.5880725058807">
            <text:p>12.5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3">
            <text:p>203</text:p>
          </table:table-cell>
          <table:table-cell office:value-type="float" office:value="8.089">
            <text:p>8.089</text:p>
          </table:table-cell>
          <table:table-cell office:value-type="float" office:value="5.716">
            <text:p>5.716</text:p>
          </table:table-cell>
          <table:table-cell office:value-type="float" office:value="0.368">
            <text:p>0.368</text:p>
          </table:table-cell>
          <table:table-cell office:value-type="float" office:value="1.829">
            <text:p>1.829</text:p>
          </table:table-cell>
          <table:table-cell table:style-name="ce4" table:formula="of:=[.$C$3]/[.$C205]" office:value-type="float" office:value="11.246631227593">
            <text:p>11.24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4">
            <text:p>204</text:p>
          </table:table-cell>
          <table:table-cell office:value-type="float" office:value="7.678">
            <text:p>7.678</text:p>
          </table:table-cell>
          <table:table-cell office:value-type="float" office:value="5.468">
            <text:p>5.468</text:p>
          </table:table-cell>
          <table:table-cell office:value-type="float" office:value="0.37">
            <text:p>0.37</text:p>
          </table:table-cell>
          <table:table-cell office:value-type="float" office:value="1.662">
            <text:p>1.662</text:p>
          </table:table-cell>
          <table:table-cell table:style-name="ce4" table:formula="of:=[.$C$3]/[.$C206]" office:value-type="float" office:value="11.848658504819">
            <text:p>11.84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5">
            <text:p>205</text:p>
          </table:table-cell>
          <table:table-cell office:value-type="float" office:value="7.762">
            <text:p>7.762</text:p>
          </table:table-cell>
          <table:table-cell office:value-type="float" office:value="5.443">
            <text:p>5.443</text:p>
          </table:table-cell>
          <table:table-cell office:value-type="float" office:value="0.371">
            <text:p>0.371</text:p>
          </table:table-cell>
          <table:table-cell office:value-type="float" office:value="1.771">
            <text:p>1.771</text:p>
          </table:table-cell>
          <table:table-cell table:style-name="ce4" table:formula="of:=[.$C$3]/[.$C207]" office:value-type="float" office:value="11.7204328781242">
            <text:p>11.7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6">
            <text:p>206</text:p>
          </table:table-cell>
          <table:table-cell office:value-type="float" office:value="7.972">
            <text:p>7.972</text:p>
          </table:table-cell>
          <table:table-cell office:value-type="float" office:value="5.75">
            <text:p>5.75</text:p>
          </table:table-cell>
          <table:table-cell office:value-type="float" office:value="0.369">
            <text:p>0.369</text:p>
          </table:table-cell>
          <table:table-cell office:value-type="float" office:value="1.676">
            <text:p>1.676</text:p>
          </table:table-cell>
          <table:table-cell table:style-name="ce4" table:formula="of:=[.$C$3]/[.$C208]" office:value-type="float" office:value="11.4116909182137">
            <text:p>11.4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7">
            <text:p>207</text:p>
          </table:table-cell>
          <table:table-cell office:value-type="float" office:value="7.788">
            <text:p>7.788</text:p>
          </table:table-cell>
          <table:table-cell office:value-type="float" office:value="5.522">
            <text:p>5.522</text:p>
          </table:table-cell>
          <table:table-cell office:value-type="float" office:value="0.372">
            <text:p>0.372</text:p>
          </table:table-cell>
          <table:table-cell office:value-type="float" office:value="1.717">
            <text:p>1.717</text:p>
          </table:table-cell>
          <table:table-cell table:style-name="ce4" table:formula="of:=[.$C$3]/[.$C209]" office:value-type="float" office:value="11.6813045711351">
            <text:p>11.68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8">
            <text:p>208</text:p>
          </table:table-cell>
          <table:table-cell office:value-type="float" office:value="7.987">
            <text:p>7.987</text:p>
          </table:table-cell>
          <table:table-cell office:value-type="float" office:value="5.62">
            <text:p>5.62</text:p>
          </table:table-cell>
          <table:table-cell office:value-type="float" office:value="0.367">
            <text:p>0.367</text:p>
          </table:table-cell>
          <table:table-cell office:value-type="float" office:value="1.824">
            <text:p>1.824</text:p>
          </table:table-cell>
          <table:table-cell table:style-name="ce4" table:formula="of:=[.$C$3]/[.$C210]" office:value-type="float" office:value="11.3902591711531">
            <text:p>11.3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9">
            <text:p>209</text:p>
          </table:table-cell>
          <table:table-cell office:value-type="float" office:value="8.087">
            <text:p>8.087</text:p>
          </table:table-cell>
          <table:table-cell office:value-type="float" office:value="5.845">
            <text:p>5.845</text:p>
          </table:table-cell>
          <table:table-cell office:value-type="float" office:value="0.371">
            <text:p>0.371</text:p>
          </table:table-cell>
          <table:table-cell office:value-type="float" office:value="1.693">
            <text:p>1.693</text:p>
          </table:table-cell>
          <table:table-cell table:style-name="ce4" table:formula="of:=[.$C$3]/[.$C211]" office:value-type="float" office:value="11.2494126375665">
            <text:p>11.24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0">
            <text:p>210</text:p>
          </table:table-cell>
          <table:table-cell office:value-type="float" office:value="8.126">
            <text:p>8.126</text:p>
          </table:table-cell>
          <table:table-cell office:value-type="float" office:value="5.893">
            <text:p>5.893</text:p>
          </table:table-cell>
          <table:table-cell office:value-type="float" office:value="0.371">
            <text:p>0.371</text:p>
          </table:table-cell>
          <table:table-cell office:value-type="float" office:value="1.683">
            <text:p>1.683</text:p>
          </table:table-cell>
          <table:table-cell table:style-name="ce4" table:formula="of:=[.$C$3]/[.$C212]" office:value-type="float" office:value="11.1954221018952">
            <text:p>11.19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1">
            <text:p>211</text:p>
          </table:table-cell>
          <table:table-cell office:value-type="float" office:value="7.861">
            <text:p>7.861</text:p>
          </table:table-cell>
          <table:table-cell office:value-type="float" office:value="5.563">
            <text:p>5.563</text:p>
          </table:table-cell>
          <table:table-cell office:value-type="float" office:value="0.367">
            <text:p>0.367</text:p>
          </table:table-cell>
          <table:table-cell office:value-type="float" office:value="1.755">
            <text:p>1.755</text:p>
          </table:table-cell>
          <table:table-cell table:style-name="ce4" table:formula="of:=[.$C$3]/[.$C213]" office:value-type="float" office:value="11.5728278844931">
            <text:p>11.57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2">
            <text:p>212</text:p>
          </table:table-cell>
          <table:table-cell office:value-type="float" office:value="8.599">
            <text:p>8.599</text:p>
          </table:table-cell>
          <table:table-cell office:value-type="float" office:value="6.287">
            <text:p>6.287</text:p>
          </table:table-cell>
          <table:table-cell office:value-type="float" office:value="0.366">
            <text:p>0.366</text:p>
          </table:table-cell>
          <table:table-cell office:value-type="float" office:value="1.772">
            <text:p>1.772</text:p>
          </table:table-cell>
          <table:table-cell table:style-name="ce4" table:formula="of:=[.$C$3]/[.$C214]" office:value-type="float" office:value="10.5796022793348">
            <text:p>10.5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3">
            <text:p>213</text:p>
          </table:table-cell>
          <table:table-cell office:value-type="float" office:value="8.439">
            <text:p>8.439</text:p>
          </table:table-cell>
          <table:table-cell office:value-type="float" office:value="6.207">
            <text:p>6.207</text:p>
          </table:table-cell>
          <table:table-cell office:value-type="float" office:value="0.373">
            <text:p>0.373</text:p>
          </table:table-cell>
          <table:table-cell office:value-type="float" office:value="1.681">
            <text:p>1.681</text:p>
          </table:table-cell>
          <table:table-cell table:style-name="ce4" table:formula="of:=[.$C$3]/[.$C215]" office:value-type="float" office:value="10.7801872259746">
            <text:p>10.7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4">
            <text:p>214</text:p>
          </table:table-cell>
          <table:table-cell office:value-type="float" office:value="8.468">
            <text:p>8.468</text:p>
          </table:table-cell>
          <table:table-cell office:value-type="float" office:value="6.184">
            <text:p>6.184</text:p>
          </table:table-cell>
          <table:table-cell office:value-type="float" office:value="0.369">
            <text:p>0.369</text:p>
          </table:table-cell>
          <table:table-cell office:value-type="float" office:value="1.737">
            <text:p>1.737</text:p>
          </table:table-cell>
          <table:table-cell table:style-name="ce4" table:formula="of:=[.$C$3]/[.$C216]" office:value-type="float" office:value="10.7432687765706">
            <text:p>10.74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5">
            <text:p>215</text:p>
          </table:table-cell>
          <table:table-cell office:value-type="float" office:value="7.888">
            <text:p>7.888</text:p>
          </table:table-cell>
          <table:table-cell office:value-type="float" office:value="5.574">
            <text:p>5.574</text:p>
          </table:table-cell>
          <table:table-cell office:value-type="float" office:value="0.374">
            <text:p>0.374</text:p>
          </table:table-cell>
          <table:table-cell office:value-type="float" office:value="1.762">
            <text:p>1.762</text:p>
          </table:table-cell>
          <table:table-cell table:style-name="ce4" table:formula="of:=[.$C$3]/[.$C217]" office:value-type="float" office:value="11.533215010142">
            <text:p>11.53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6">
            <text:p>216</text:p>
          </table:table-cell>
          <table:table-cell office:value-type="float" office:value="8.666">
            <text:p>8.666</text:p>
          </table:table-cell>
          <table:table-cell office:value-type="float" office:value="6.389">
            <text:p>6.389</text:p>
          </table:table-cell>
          <table:table-cell office:value-type="float" office:value="0.372">
            <text:p>0.372</text:p>
          </table:table-cell>
          <table:table-cell office:value-type="float" office:value="1.727">
            <text:p>1.727</text:p>
          </table:table-cell>
          <table:table-cell table:style-name="ce4" table:formula="of:=[.$C$3]/[.$C218]" office:value-type="float" office:value="10.4978075236557">
            <text:p>10.49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7">
            <text:p>217</text:p>
          </table:table-cell>
          <table:table-cell office:value-type="float" office:value="8.72">
            <text:p>8.72</text:p>
          </table:table-cell>
          <table:table-cell office:value-type="float" office:value="6.314">
            <text:p>6.314</text:p>
          </table:table-cell>
          <table:table-cell office:value-type="float" office:value="0.366">
            <text:p>0.366</text:p>
          </table:table-cell>
          <table:table-cell office:value-type="float" office:value="1.864">
            <text:p>1.864</text:p>
          </table:table-cell>
          <table:table-cell table:style-name="ce4" table:formula="of:=[.$C$3]/[.$C219]" office:value-type="float" office:value="10.4327981651376">
            <text:p>10.43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8">
            <text:p>218</text:p>
          </table:table-cell>
          <table:table-cell office:value-type="float" office:value="8.162">
            <text:p>8.162</text:p>
          </table:table-cell>
          <table:table-cell office:value-type="float" office:value="5.762">
            <text:p>5.762</text:p>
          </table:table-cell>
          <table:table-cell office:value-type="float" office:value="0.368">
            <text:p>0.368</text:p>
          </table:table-cell>
          <table:table-cell office:value-type="float" office:value="1.856">
            <text:p>1.856</text:p>
          </table:table-cell>
          <table:table-cell table:style-name="ce4" table:formula="of:=[.$C$3]/[.$C220]" office:value-type="float" office:value="11.1460426366087">
            <text:p>11.14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9">
            <text:p>219</text:p>
          </table:table-cell>
          <table:table-cell office:value-type="float" office:value="8.245">
            <text:p>8.245</text:p>
          </table:table-cell>
          <table:table-cell office:value-type="float" office:value="5.825">
            <text:p>5.825</text:p>
          </table:table-cell>
          <table:table-cell office:value-type="float" office:value="0.372">
            <text:p>0.372</text:p>
          </table:table-cell>
          <table:table-cell office:value-type="float" office:value="1.871">
            <text:p>1.871</text:p>
          </table:table-cell>
          <table:table-cell table:style-name="ce4" table:formula="of:=[.$C$3]/[.$C221]" office:value-type="float" office:value="11.0338386901152">
            <text:p>11.03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0">
            <text:p>220</text:p>
          </table:table-cell>
          <table:table-cell office:value-type="float" office:value="8.654">
            <text:p>8.654</text:p>
          </table:table-cell>
          <table:table-cell office:value-type="float" office:value="6.276">
            <text:p>6.276</text:p>
          </table:table-cell>
          <table:table-cell office:value-type="float" office:value="0.374">
            <text:p>0.374</text:p>
          </table:table-cell>
          <table:table-cell office:value-type="float" office:value="1.826">
            <text:p>1.826</text:p>
          </table:table-cell>
          <table:table-cell table:style-name="ce4" table:formula="of:=[.$C$3]/[.$C222]" office:value-type="float" office:value="10.512364224636">
            <text:p>10.5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1">
            <text:p>221</text:p>
          </table:table-cell>
          <table:table-cell office:value-type="float" office:value="8.684">
            <text:p>8.684</text:p>
          </table:table-cell>
          <table:table-cell office:value-type="float" office:value="6.314">
            <text:p>6.314</text:p>
          </table:table-cell>
          <table:table-cell office:value-type="float" office:value="0.372">
            <text:p>0.372</text:p>
          </table:table-cell>
          <table:table-cell office:value-type="float" office:value="1.82">
            <text:p>1.82</text:p>
          </table:table-cell>
          <table:table-cell table:style-name="ce4" table:formula="of:=[.$C$3]/[.$C223]" office:value-type="float" office:value="10.4760479041916">
            <text:p>10.47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2">
            <text:p>222</text:p>
          </table:table-cell>
          <table:table-cell office:value-type="float" office:value="8.5">
            <text:p>8.5</text:p>
          </table:table-cell>
          <table:table-cell office:value-type="float" office:value="5.992">
            <text:p>5.992</text:p>
          </table:table-cell>
          <table:table-cell office:value-type="float" office:value="0.368">
            <text:p>0.368</text:p>
          </table:table-cell>
          <table:table-cell office:value-type="float" office:value="1.963">
            <text:p>1.963</text:p>
          </table:table-cell>
          <table:table-cell table:style-name="ce4" table:formula="of:=[.$C$3]/[.$C224]" office:value-type="float" office:value="10.7028235294118">
            <text:p>10.70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3">
            <text:p>223</text:p>
          </table:table-cell>
          <table:table-cell office:value-type="float" office:value="8.701">
            <text:p>8.701</text:p>
          </table:table-cell>
          <table:table-cell office:value-type="float" office:value="6.194">
            <text:p>6.194</text:p>
          </table:table-cell>
          <table:table-cell office:value-type="float" office:value="0.371">
            <text:p>0.371</text:p>
          </table:table-cell>
          <table:table-cell office:value-type="float" office:value="1.961">
            <text:p>1.961</text:p>
          </table:table-cell>
          <table:table-cell table:style-name="ce4" table:formula="of:=[.$C$3]/[.$C225]" office:value-type="float" office:value="10.4555798184117">
            <text:p>10.45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4">
            <text:p>224</text:p>
          </table:table-cell>
          <table:table-cell office:value-type="float" office:value="8.708">
            <text:p>8.708</text:p>
          </table:table-cell>
          <table:table-cell office:value-type="float" office:value="6.343">
            <text:p>6.343</text:p>
          </table:table-cell>
          <table:table-cell office:value-type="float" office:value="0.373">
            <text:p>0.373</text:p>
          </table:table-cell>
          <table:table-cell office:value-type="float" office:value="1.814">
            <text:p>1.814</text:p>
          </table:table-cell>
          <table:table-cell table:style-name="ce4" table:formula="of:=[.$C$3]/[.$C226]" office:value-type="float" office:value="10.4471750114837">
            <text:p>10.44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5">
            <text:p>225</text:p>
          </table:table-cell>
          <table:table-cell office:value-type="float" office:value="9">
            <text:p>9</text:p>
          </table:table-cell>
          <table:table-cell office:value-type="float" office:value="6.469">
            <text:p>6.469</text:p>
          </table:table-cell>
          <table:table-cell office:value-type="float" office:value="0.374">
            <text:p>0.374</text:p>
          </table:table-cell>
          <table:table-cell office:value-type="float" office:value="1.98">
            <text:p>1.98</text:p>
          </table:table-cell>
          <table:table-cell table:style-name="ce4" table:formula="of:=[.$C$3]/[.$C227]" office:value-type="float" office:value="10.1082222222222">
            <text:p>10.10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6">
            <text:p>226</text:p>
          </table:table-cell>
          <table:table-cell office:value-type="float" office:value="8.771">
            <text:p>8.771</text:p>
          </table:table-cell>
          <table:table-cell office:value-type="float" office:value="6.386">
            <text:p>6.386</text:p>
          </table:table-cell>
          <table:table-cell office:value-type="float" office:value="0.373">
            <text:p>0.373</text:p>
          </table:table-cell>
          <table:table-cell office:value-type="float" office:value="1.834">
            <text:p>1.834</text:p>
          </table:table-cell>
          <table:table-cell table:style-name="ce4" table:formula="of:=[.$C$3]/[.$C228]" office:value-type="float" office:value="10.3721354463573">
            <text:p>10.37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7">
            <text:p>227</text:p>
          </table:table-cell>
          <table:table-cell office:value-type="float" office:value="8.742">
            <text:p>8.742</text:p>
          </table:table-cell>
          <table:table-cell office:value-type="float" office:value="6.327">
            <text:p>6.327</text:p>
          </table:table-cell>
          <table:table-cell office:value-type="float" office:value="0.374">
            <text:p>0.374</text:p>
          </table:table-cell>
          <table:table-cell office:value-type="float" office:value="1.863">
            <text:p>1.863</text:p>
          </table:table-cell>
          <table:table-cell table:style-name="ce4" table:formula="of:=[.$C$3]/[.$C229]" office:value-type="float" office:value="10.406543125143">
            <text:p>10.40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8">
            <text:p>228</text:p>
          </table:table-cell>
          <table:table-cell office:value-type="float" office:value="9.585">
            <text:p>9.585</text:p>
          </table:table-cell>
          <table:table-cell office:value-type="float" office:value="6.957">
            <text:p>6.957</text:p>
          </table:table-cell>
          <table:table-cell office:value-type="float" office:value="0.405">
            <text:p>0.405</text:p>
          </table:table-cell>
          <table:table-cell office:value-type="float" office:value="2.048">
            <text:p>2.048</text:p>
          </table:table-cell>
          <table:table-cell table:style-name="ce4" table:formula="of:=[.$C$3]/[.$C230]" office:value-type="float" office:value="9.49128847157016">
            <text:p>9.49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9">
            <text:p>229</text:p>
          </table:table-cell>
          <table:table-cell office:value-type="float" office:value="9.274">
            <text:p>9.274</text:p>
          </table:table-cell>
          <table:table-cell office:value-type="float" office:value="6.793">
            <text:p>6.793</text:p>
          </table:table-cell>
          <table:table-cell office:value-type="float" office:value="0.373">
            <text:p>0.373</text:p>
          </table:table-cell>
          <table:table-cell office:value-type="float" office:value="1.93">
            <text:p>1.93</text:p>
          </table:table-cell>
          <table:table-cell table:style-name="ce4" table:formula="of:=[.$C$3]/[.$C231]" office:value-type="float" office:value="9.80957515635109">
            <text:p>9.81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0">
            <text:p>230</text:p>
          </table:table-cell>
          <table:table-cell office:value-type="float" office:value="9.439">
            <text:p>9.439</text:p>
          </table:table-cell>
          <table:table-cell office:value-type="float" office:value="6.871">
            <text:p>6.871</text:p>
          </table:table-cell>
          <table:table-cell office:value-type="float" office:value="0.374">
            <text:p>0.374</text:p>
          </table:table-cell>
          <table:table-cell office:value-type="float" office:value="2.016">
            <text:p>2.016</text:p>
          </table:table-cell>
          <table:table-cell table:style-name="ce4" table:formula="of:=[.$C$3]/[.$C232]" office:value-type="float" office:value="9.63809725606526">
            <text:p>9.63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1">
            <text:p>231</text:p>
          </table:table-cell>
          <table:table-cell office:value-type="float" office:value="9.144">
            <text:p>9.144</text:p>
          </table:table-cell>
          <table:table-cell office:value-type="float" office:value="6.656">
            <text:p>6.656</text:p>
          </table:table-cell>
          <table:table-cell office:value-type="float" office:value="0.374">
            <text:p>0.374</text:p>
          </table:table-cell>
          <table:table-cell office:value-type="float" office:value="1.936">
            <text:p>1.936</text:p>
          </table:table-cell>
          <table:table-cell table:style-name="ce4" table:formula="of:=[.$C$3]/[.$C233]" office:value-type="float" office:value="9.94903762029746">
            <text:p>9.94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2">
            <text:p>232</text:p>
          </table:table-cell>
          <table:table-cell office:value-type="float" office:value="9.51">
            <text:p>9.51</text:p>
          </table:table-cell>
          <table:table-cell office:value-type="float" office:value="7.053">
            <text:p>7.053</text:p>
          </table:table-cell>
          <table:table-cell office:value-type="float" office:value="0.37">
            <text:p>0.37</text:p>
          </table:table-cell>
          <table:table-cell office:value-type="float" office:value="1.909">
            <text:p>1.909</text:p>
          </table:table-cell>
          <table:table-cell table:style-name="ce4" table:formula="of:=[.$C$3]/[.$C234]" office:value-type="float" office:value="9.56614090431125">
            <text:p>9.56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3">
            <text:p>233</text:p>
          </table:table-cell>
          <table:table-cell office:value-type="float" office:value="9.864">
            <text:p>9.864</text:p>
          </table:table-cell>
          <table:table-cell office:value-type="float" office:value="7.049">
            <text:p>7.049</text:p>
          </table:table-cell>
          <table:table-cell office:value-type="float" office:value="0.374">
            <text:p>0.374</text:p>
          </table:table-cell>
          <table:table-cell office:value-type="float" office:value="2.262">
            <text:p>2.262</text:p>
          </table:table-cell>
          <table:table-cell table:style-name="ce4" table:formula="of:=[.$C$3]/[.$C235]" office:value-type="float" office:value="9.2228304947283">
            <text:p>9.22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4">
            <text:p>234</text:p>
          </table:table-cell>
          <table:table-cell office:value-type="float" office:value="9.149">
            <text:p>9.149</text:p>
          </table:table-cell>
          <table:table-cell office:value-type="float" office:value="6.731">
            <text:p>6.731</text:p>
          </table:table-cell>
          <table:table-cell office:value-type="float" office:value="0.369">
            <text:p>0.369</text:p>
          </table:table-cell>
          <table:table-cell office:value-type="float" office:value="1.873">
            <text:p>1.873</text:p>
          </table:table-cell>
          <table:table-cell table:style-name="ce4" table:formula="of:=[.$C$3]/[.$C236]" office:value-type="float" office:value="9.94360039348563">
            <text:p>9.94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5">
            <text:p>235</text:p>
          </table:table-cell>
          <table:table-cell office:value-type="float" office:value="8.858">
            <text:p>8.858</text:p>
          </table:table-cell>
          <table:table-cell office:value-type="float" office:value="6.54">
            <text:p>6.54</text:p>
          </table:table-cell>
          <table:table-cell office:value-type="float" office:value="0.376">
            <text:p>0.376</text:p>
          </table:table-cell>
          <table:table-cell office:value-type="float" office:value="1.764">
            <text:p>1.764</text:p>
          </table:table-cell>
          <table:table-cell table:style-name="ce4" table:formula="of:=[.$C$3]/[.$C237]" office:value-type="float" office:value="10.2702641679837">
            <text:p>10.27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6">
            <text:p>236</text:p>
          </table:table-cell>
          <table:table-cell office:value-type="float" office:value="9.667">
            <text:p>9.667</text:p>
          </table:table-cell>
          <table:table-cell office:value-type="float" office:value="7.152">
            <text:p>7.152</text:p>
          </table:table-cell>
          <table:table-cell office:value-type="float" office:value="0.374">
            <text:p>0.374</text:p>
          </table:table-cell>
          <table:table-cell office:value-type="float" office:value="1.963">
            <text:p>1.963</text:p>
          </table:table-cell>
          <table:table-cell table:style-name="ce4" table:formula="of:=[.$C$3]/[.$C238]" office:value-type="float" office:value="9.41077893865729">
            <text:p>9.41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7">
            <text:p>237</text:p>
          </table:table-cell>
          <table:table-cell office:value-type="float" office:value="9.817">
            <text:p>9.817</text:p>
          </table:table-cell>
          <table:table-cell office:value-type="float" office:value="7.327">
            <text:p>7.327</text:p>
          </table:table-cell>
          <table:table-cell office:value-type="float" office:value="0.371">
            <text:p>0.371</text:p>
          </table:table-cell>
          <table:table-cell office:value-type="float" office:value="1.941">
            <text:p>1.941</text:p>
          </table:table-cell>
          <table:table-cell table:style-name="ce4" table:formula="of:=[.$C$3]/[.$C239]" office:value-type="float" office:value="9.26698584088826">
            <text:p>9.26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8">
            <text:p>238</text:p>
          </table:table-cell>
          <table:table-cell office:value-type="float" office:value="9.468">
            <text:p>9.468</text:p>
          </table:table-cell>
          <table:table-cell office:value-type="float" office:value="6.85">
            <text:p>6.85</text:p>
          </table:table-cell>
          <table:table-cell office:value-type="float" office:value="0.368">
            <text:p>0.368</text:p>
          </table:table-cell>
          <table:table-cell office:value-type="float" office:value="2.074">
            <text:p>2.074</text:p>
          </table:table-cell>
          <table:table-cell table:style-name="ce4" table:formula="of:=[.$C$3]/[.$C240]" office:value-type="float" office:value="9.60857625686523">
            <text:p>9.60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9">
            <text:p>239</text:p>
          </table:table-cell>
          <table:table-cell office:value-type="float" office:value="9.726">
            <text:p>9.726</text:p>
          </table:table-cell>
          <table:table-cell office:value-type="float" office:value="7.013">
            <text:p>7.013</text:p>
          </table:table-cell>
          <table:table-cell office:value-type="float" office:value="0.367">
            <text:p>0.367</text:p>
          </table:table-cell>
          <table:table-cell office:value-type="float" office:value="2.171">
            <text:p>2.171</text:p>
          </table:table-cell>
          <table:table-cell table:style-name="ce4" table:formula="of:=[.$C$3]/[.$C241]" office:value-type="float" office:value="9.35369113715813">
            <text:p>9.35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0">
            <text:p>240</text:p>
          </table:table-cell>
          <table:table-cell office:value-type="float" office:value="10.15">
            <text:p>10.15</text:p>
          </table:table-cell>
          <table:table-cell office:value-type="float" office:value="7.486">
            <text:p>7.486</text:p>
          </table:table-cell>
          <table:table-cell office:value-type="float" office:value="0.377">
            <text:p>0.377</text:p>
          </table:table-cell>
          <table:table-cell office:value-type="float" office:value="2.108">
            <text:p>2.108</text:p>
          </table:table-cell>
          <table:table-cell table:style-name="ce4" table:formula="of:=[.$C$3]/[.$C242]" office:value-type="float" office:value="8.96295566502463">
            <text:p>8.96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1">
            <text:p>241</text:p>
          </table:table-cell>
          <table:table-cell office:value-type="float" office:value="9.922">
            <text:p>9.922</text:p>
          </table:table-cell>
          <table:table-cell office:value-type="float" office:value="7.356">
            <text:p>7.356</text:p>
          </table:table-cell>
          <table:table-cell office:value-type="float" office:value="0.368">
            <text:p>0.368</text:p>
          </table:table-cell>
          <table:table-cell office:value-type="float" office:value="2.022">
            <text:p>2.022</text:p>
          </table:table-cell>
          <table:table-cell table:style-name="ce4" table:formula="of:=[.$C$3]/[.$C243]" office:value-type="float" office:value="9.16891755694416">
            <text:p>9.16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2">
            <text:p>242</text:p>
          </table:table-cell>
          <table:table-cell office:value-type="float" office:value="9.899">
            <text:p>9.899</text:p>
          </table:table-cell>
          <table:table-cell office:value-type="float" office:value="7.408">
            <text:p>7.408</text:p>
          </table:table-cell>
          <table:table-cell office:value-type="float" office:value="0.375">
            <text:p>0.375</text:p>
          </table:table-cell>
          <table:table-cell office:value-type="float" office:value="1.937">
            <text:p>1.937</text:p>
          </table:table-cell>
          <table:table-cell table:style-name="ce4" table:formula="of:=[.$C$3]/[.$C244]" office:value-type="float" office:value="9.19022123446813">
            <text:p>9.1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3">
            <text:p>243</text:p>
          </table:table-cell>
          <table:table-cell office:value-type="float" office:value="9.84">
            <text:p>9.84</text:p>
          </table:table-cell>
          <table:table-cell office:value-type="float" office:value="7.202">
            <text:p>7.202</text:p>
          </table:table-cell>
          <table:table-cell office:value-type="float" office:value="0.375">
            <text:p>0.375</text:p>
          </table:table-cell>
          <table:table-cell office:value-type="float" office:value="2.084">
            <text:p>2.084</text:p>
          </table:table-cell>
          <table:table-cell table:style-name="ce4" table:formula="of:=[.$C$3]/[.$C245]" office:value-type="float" office:value="9.24532520325203">
            <text:p>9.24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4">
            <text:p>244</text:p>
          </table:table-cell>
          <table:table-cell office:value-type="float" office:value="10.131">
            <text:p>10.131</text:p>
          </table:table-cell>
          <table:table-cell office:value-type="float" office:value="7.54">
            <text:p>7.54</text:p>
          </table:table-cell>
          <table:table-cell office:value-type="float" office:value="0.373">
            <text:p>0.373</text:p>
          </table:table-cell>
          <table:table-cell office:value-type="float" office:value="2.042">
            <text:p>2.042</text:p>
          </table:table-cell>
          <table:table-cell table:style-name="ce4" table:formula="of:=[.$C$3]/[.$C246]" office:value-type="float" office:value="8.97976507748495">
            <text:p>8.98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Thread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oarsen</text:p>
          </table:table-cell>
          <table:table-cell table:style-name="ce2" office:value-type="string">
            <text:p>Clustering</text:p>
          </table:table-cell>
          <table:table-cell table:style-name="ce2" office:value-type="string">
            <text:p>Refinement</text:p>
          </table:table-cell>
          <table:table-cell table:style-name="ce2" office:value-type="string">
            <text:p>Speedup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">
            <text:p>1</text:p>
          </table:table-cell>
          <table:table-cell office:value-type="float" office:value="90.974">
            <text:p>90.974</text:p>
          </table:table-cell>
          <table:table-cell office:value-type="float" office:value="84.645">
            <text:p>84.645</text:p>
          </table:table-cell>
          <table:table-cell office:value-type="float" office:value="0.317">
            <text:p>0.317</text:p>
          </table:table-cell>
          <table:table-cell office:value-type="float" office:value="5.857">
            <text:p>5.857</text:p>
          </table:table-cell>
          <table:table-cell table:style-name="ce4" table:formula="of:=[.$C$3]/[.$C250]" office:value-type="float" office:value="1">
            <text:p>1.00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9">
            <text:p>9</text:p>
          </table:table-cell>
          <table:table-cell office:value-type="float" office:value="11.891">
            <text:p>11.891</text:p>
          </table:table-cell>
          <table:table-cell office:value-type="float" office:value="10.51">
            <text:p>10.51</text:p>
          </table:table-cell>
          <table:table-cell office:value-type="float" office:value="0.355">
            <text:p>0.355</text:p>
          </table:table-cell>
          <table:table-cell office:value-type="float" office:value="0.849">
            <text:p>0.849</text:p>
          </table:table-cell>
          <table:table-cell table:style-name="ce4" table:formula="of:=[.$C$3]/[.$C251]" office:value-type="float" office:value="7.6506601631486">
            <text:p>7.65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">
            <text:p>17</text:p>
          </table:table-cell>
          <table:table-cell office:value-type="float" office:value="6.844">
            <text:p>6.844</text:p>
          </table:table-cell>
          <table:table-cell office:value-type="float" office:value="5.75">
            <text:p>5.75</text:p>
          </table:table-cell>
          <table:table-cell office:value-type="float" office:value="0.356">
            <text:p>0.356</text:p>
          </table:table-cell>
          <table:table-cell office:value-type="float" office:value="0.561">
            <text:p>0.561</text:p>
          </table:table-cell>
          <table:table-cell table:style-name="ce4" table:formula="of:=[.$C$3]/[.$C252]" office:value-type="float" office:value="13.2925189947399">
            <text:p>13.29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25">
            <text:p>25</text:p>
          </table:table-cell>
          <table:table-cell office:value-type="float" office:value="5.13">
            <text:p>5.13</text:p>
          </table:table-cell>
          <table:table-cell office:value-type="float" office:value="4.129">
            <text:p>4.129</text:p>
          </table:table-cell>
          <table:table-cell office:value-type="float" office:value="0.355">
            <text:p>0.355</text:p>
          </table:table-cell>
          <table:table-cell office:value-type="float" office:value="0.471">
            <text:p>0.471</text:p>
          </table:table-cell>
          <table:table-cell table:style-name="ce4" table:formula="of:=[.$C$3]/[.$C253]" office:value-type="float" office:value="17.7337231968811">
            <text:p>17.73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33">
            <text:p>33</text:p>
          </table:table-cell>
          <table:table-cell office:value-type="float" office:value="4.193">
            <text:p>4.193</text:p>
          </table:table-cell>
          <table:table-cell office:value-type="float" office:value="3.222">
            <text:p>3.222</text:p>
          </table:table-cell>
          <table:table-cell office:value-type="float" office:value="0.354">
            <text:p>0.354</text:p>
          </table:table-cell>
          <table:table-cell office:value-type="float" office:value="0.441">
            <text:p>0.441</text:p>
          </table:table-cell>
          <table:table-cell table:style-name="ce4" table:formula="of:=[.$C$3]/[.$C254]" office:value-type="float" office:value="21.6966372525638">
            <text:p>21.697</text:p>
          </table:table-cell>
          <table:table-cell/>
          <table:table-cell>
            <draw:frame table:end-cell-address="gmetis16.O272" table:end-x="0.8783in" table:end-y="0.172in" draw:z-index="0" draw:style-name="gr1" draw:text-style-name="P1" svg:width="6.2984in" svg:height="3.5425in" svg:x="0.089in" svg:y="0.0299in">
              <draw:object draw:notify-on-update-of-ranges="gmetis16.B250:gmetis16.B280 gmetis16.C249:gmetis16.C249 gmetis16.C250:gmetis16.C280 gmetis16.D249:gmetis16.D249 gmetis16.D250:gmetis16.D280 gmetis16.E249:gmetis16.E249 gmetis16.E250:gmetis16.E280 gmetis16.F249:gmetis16.F249 gmetis16.F250:gmetis16.F280 gmetis16.G249:gmetis16.G249 gmetis16.G250:gmetis16.G28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2"/>
          <table:table-cell table:style-name="ce2" office:value-type="float" office:value="41">
            <text:p>41</text:p>
          </table:table-cell>
          <table:table-cell office:value-type="float" office:value="3.8">
            <text:p>3.8</text:p>
          </table:table-cell>
          <table:table-cell office:value-type="float" office:value="2.803">
            <text:p>2.803</text:p>
          </table:table-cell>
          <table:table-cell office:value-type="float" office:value="0.356">
            <text:p>0.356</text:p>
          </table:table-cell>
          <table:table-cell office:value-type="float" office:value="0.464">
            <text:p>0.464</text:p>
          </table:table-cell>
          <table:table-cell table:style-name="ce4" table:formula="of:=[.$C$3]/[.$C255]" office:value-type="float" office:value="23.9405263157895">
            <text:p>23.94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49">
            <text:p>49</text:p>
          </table:table-cell>
          <table:table-cell office:value-type="float" office:value="3.586">
            <text:p>3.586</text:p>
          </table:table-cell>
          <table:table-cell office:value-type="float" office:value="2.571">
            <text:p>2.571</text:p>
          </table:table-cell>
          <table:table-cell office:value-type="float" office:value="0.357">
            <text:p>0.357</text:p>
          </table:table-cell>
          <table:table-cell office:value-type="float" office:value="0.482">
            <text:p>0.482</text:p>
          </table:table-cell>
          <table:table-cell table:style-name="ce4" table:formula="of:=[.$C$3]/[.$C256]" office:value-type="float" office:value="25.3692136084774">
            <text:p>25.36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57">
            <text:p>57</text:p>
          </table:table-cell>
          <table:table-cell office:value-type="float" office:value="3.357">
            <text:p>3.357</text:p>
          </table:table-cell>
          <table:table-cell office:value-type="float" office:value="2.321">
            <text:p>2.321</text:p>
          </table:table-cell>
          <table:table-cell office:value-type="float" office:value="0.356">
            <text:p>0.356</text:p>
          </table:table-cell>
          <table:table-cell office:value-type="float" office:value="0.504">
            <text:p>0.504</text:p>
          </table:table-cell>
          <table:table-cell table:style-name="ce4" table:formula="of:=[.$C$3]/[.$C$59]" office:value-type="float" office:value="27.0997914804885">
            <text:p>27.10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65">
            <text:p>65</text:p>
          </table:table-cell>
          <table:table-cell office:value-type="float" office:value="3.756">
            <text:p>3.756</text:p>
          </table:table-cell>
          <table:table-cell office:value-type="float" office:value="2.646">
            <text:p>2.646</text:p>
          </table:table-cell>
          <table:table-cell office:value-type="float" office:value="0.361">
            <text:p>0.361</text:p>
          </table:table-cell>
          <table:table-cell office:value-type="float" office:value="0.573">
            <text:p>0.573</text:p>
          </table:table-cell>
          <table:table-cell table:style-name="ce4" table:formula="of:=[.$C$3]/[.$C258]" office:value-type="float" office:value="24.2209797657082">
            <text:p>24.22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73">
            <text:p>73</text:p>
          </table:table-cell>
          <table:table-cell office:value-type="float" office:value="3.726">
            <text:p>3.726</text:p>
          </table:table-cell>
          <table:table-cell office:value-type="float" office:value="2.583">
            <text:p>2.583</text:p>
          </table:table-cell>
          <table:table-cell office:value-type="float" office:value="0.357">
            <text:p>0.357</text:p>
          </table:table-cell>
          <table:table-cell office:value-type="float" office:value="0.612">
            <text:p>0.612</text:p>
          </table:table-cell>
          <table:table-cell table:style-name="ce4" table:formula="of:=[.$C$3]/[.$C259]" office:value-type="float" office:value="24.4159957058508">
            <text:p>24.416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81">
            <text:p>81</text:p>
          </table:table-cell>
          <table:table-cell office:value-type="float" office:value="4.024">
            <text:p>4.024</text:p>
          </table:table-cell>
          <table:table-cell office:value-type="float" office:value="2.81">
            <text:p>2.81</text:p>
          </table:table-cell>
          <table:table-cell office:value-type="float" office:value="0.356">
            <text:p>0.356</text:p>
          </table:table-cell>
          <table:table-cell office:value-type="float" office:value="0.687">
            <text:p>0.687</text:p>
          </table:table-cell>
          <table:table-cell table:style-name="ce4" table:formula="of:=[.$C$3]/[.$C260]" office:value-type="float" office:value="22.6078528827038">
            <text:p>22.60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89">
            <text:p>89</text:p>
          </table:table-cell>
          <table:table-cell office:value-type="float" office:value="3.921">
            <text:p>3.921</text:p>
          </table:table-cell>
          <table:table-cell office:value-type="float" office:value="2.637">
            <text:p>2.637</text:p>
          </table:table-cell>
          <table:table-cell office:value-type="float" office:value="0.353">
            <text:p>0.353</text:p>
          </table:table-cell>
          <table:table-cell office:value-type="float" office:value="0.76">
            <text:p>0.76</text:p>
          </table:table-cell>
          <table:table-cell table:style-name="ce4" table:formula="of:=[.$C$3]/[.$C261]" office:value-type="float" office:value="23.2017342514665">
            <text:p>23.20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97">
            <text:p>97</text:p>
          </table:table-cell>
          <table:table-cell office:value-type="float" office:value="4.45">
            <text:p>4.45</text:p>
          </table:table-cell>
          <table:table-cell office:value-type="float" office:value="3.143">
            <text:p>3.143</text:p>
          </table:table-cell>
          <table:table-cell office:value-type="float" office:value="0.351">
            <text:p>0.351</text:p>
          </table:table-cell>
          <table:table-cell office:value-type="float" office:value="0.785">
            <text:p>0.785</text:p>
          </table:table-cell>
          <table:table-cell table:style-name="ce4" table:formula="of:=[.$C$3]/[.$C262]" office:value-type="float" office:value="20.443595505618">
            <text:p>20.44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05">
            <text:p>105</text:p>
          </table:table-cell>
          <table:table-cell office:value-type="float" office:value="4.076">
            <text:p>4.076</text:p>
          </table:table-cell>
          <table:table-cell office:value-type="float" office:value="2.731">
            <text:p>2.731</text:p>
          </table:table-cell>
          <table:table-cell office:value-type="float" office:value="0.351">
            <text:p>0.351</text:p>
          </table:table-cell>
          <table:table-cell office:value-type="float" office:value="0.825">
            <text:p>0.825</text:p>
          </table:table-cell>
          <table:table-cell table:style-name="ce4" table:formula="of:=[.$C$3]/[.$C263]" office:value-type="float" office:value="22.319430814524">
            <text:p>22.3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13">
            <text:p>113</text:p>
          </table:table-cell>
          <table:table-cell office:value-type="float" office:value="4.81">
            <text:p>4.81</text:p>
          </table:table-cell>
          <table:table-cell office:value-type="float" office:value="3.366">
            <text:p>3.366</text:p>
          </table:table-cell>
          <table:table-cell office:value-type="float" office:value="0.359">
            <text:p>0.359</text:p>
          </table:table-cell>
          <table:table-cell office:value-type="float" office:value="0.913">
            <text:p>0.913</text:p>
          </table:table-cell>
          <table:table-cell table:style-name="ce4" table:formula="of:=[.$C$3]/[.$C264]" office:value-type="float" office:value="18.9135135135135">
            <text:p>18.91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21">
            <text:p>121</text:p>
          </table:table-cell>
          <table:table-cell office:value-type="float" office:value="5.001">
            <text:p>5.001</text:p>
          </table:table-cell>
          <table:table-cell office:value-type="float" office:value="3.432">
            <text:p>3.432</text:p>
          </table:table-cell>
          <table:table-cell office:value-type="float" office:value="0.359">
            <text:p>0.359</text:p>
          </table:table-cell>
          <table:table-cell office:value-type="float" office:value="1.037">
            <text:p>1.037</text:p>
          </table:table-cell>
          <table:table-cell table:style-name="ce4" table:formula="of:=[.$C$3]/[.$C265]" office:value-type="float" office:value="18.1911617676465">
            <text:p>18.191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29">
            <text:p>129</text:p>
          </table:table-cell>
          <table:table-cell office:value-type="float" office:value="5.175">
            <text:p>5.175</text:p>
          </table:table-cell>
          <table:table-cell office:value-type="float" office:value="3.626">
            <text:p>3.626</text:p>
          </table:table-cell>
          <table:table-cell office:value-type="float" office:value="0.353">
            <text:p>0.353</text:p>
          </table:table-cell>
          <table:table-cell office:value-type="float" office:value="1.025">
            <text:p>1.025</text:p>
          </table:table-cell>
          <table:table-cell table:style-name="ce4" table:formula="of:=[.$C$3]/[.$C266]" office:value-type="float" office:value="17.5795169082126">
            <text:p>17.58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37">
            <text:p>137</text:p>
          </table:table-cell>
          <table:table-cell office:value-type="float" office:value="5.312">
            <text:p>5.312</text:p>
          </table:table-cell>
          <table:table-cell office:value-type="float" office:value="3.688">
            <text:p>3.688</text:p>
          </table:table-cell>
          <table:table-cell office:value-type="float" office:value="0.358">
            <text:p>0.358</text:p>
          </table:table-cell>
          <table:table-cell office:value-type="float" office:value="1.092">
            <text:p>1.092</text:p>
          </table:table-cell>
          <table:table-cell table:style-name="ce4" table:formula="of:=[.$C$3]/[.$C267]" office:value-type="float" office:value="17.1261295180723">
            <text:p>17.126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45">
            <text:p>145</text:p>
          </table:table-cell>
          <table:table-cell office:value-type="float" office:value="5.839">
            <text:p>5.839</text:p>
          </table:table-cell>
          <table:table-cell office:value-type="float" office:value="4.11">
            <text:p>4.11</text:p>
          </table:table-cell>
          <table:table-cell office:value-type="float" office:value="0.363">
            <text:p>0.363</text:p>
          </table:table-cell>
          <table:table-cell office:value-type="float" office:value="1.192">
            <text:p>1.192</text:p>
          </table:table-cell>
          <table:table-cell table:style-name="ce4" table:formula="of:=[.$C$3]/[.$C268]" office:value-type="float" office:value="15.5804076040418">
            <text:p>15.58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53">
            <text:p>153</text:p>
          </table:table-cell>
          <table:table-cell office:value-type="float" office:value="5.925">
            <text:p>5.925</text:p>
          </table:table-cell>
          <table:table-cell office:value-type="float" office:value="4.177">
            <text:p>4.177</text:p>
          </table:table-cell>
          <table:table-cell office:value-type="float" office:value="0.365">
            <text:p>0.365</text:p>
          </table:table-cell>
          <table:table-cell office:value-type="float" office:value="1.207">
            <text:p>1.207</text:p>
          </table:table-cell>
          <table:table-cell table:style-name="ce4" table:formula="of:=[.$C$3]/[.$C269]" office:value-type="float" office:value="15.3542616033755">
            <text:p>15.354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61">
            <text:p>161</text:p>
          </table:table-cell>
          <table:table-cell office:value-type="float" office:value="6.091">
            <text:p>6.091</text:p>
          </table:table-cell>
          <table:table-cell office:value-type="float" office:value="4.237">
            <text:p>4.237</text:p>
          </table:table-cell>
          <table:table-cell office:value-type="float" office:value="0.365">
            <text:p>0.365</text:p>
          </table:table-cell>
          <table:table-cell office:value-type="float" office:value="1.314">
            <text:p>1.314</text:p>
          </table:table-cell>
          <table:table-cell table:style-name="ce4" table:formula="of:=[.$C$3]/[.$C270]" office:value-type="float" office:value="14.9358069282548">
            <text:p>14.936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69">
            <text:p>169</text:p>
          </table:table-cell>
          <table:table-cell office:value-type="float" office:value="6.195">
            <text:p>6.195</text:p>
          </table:table-cell>
          <table:table-cell office:value-type="float" office:value="4.296">
            <text:p>4.296</text:p>
          </table:table-cell>
          <table:table-cell office:value-type="float" office:value="0.365">
            <text:p>0.365</text:p>
          </table:table-cell>
          <table:table-cell office:value-type="float" office:value="1.359">
            <text:p>1.359</text:p>
          </table:table-cell>
          <table:table-cell table:style-name="ce4" table:formula="of:=[.$C$3]/[.$C271]" office:value-type="float" office:value="14.6850686037127">
            <text:p>14.685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7">
            <text:p>177</text:p>
          </table:table-cell>
          <table:table-cell office:value-type="float" office:value="6.231">
            <text:p>6.231</text:p>
          </table:table-cell>
          <table:table-cell office:value-type="float" office:value="4.295">
            <text:p>4.295</text:p>
          </table:table-cell>
          <table:table-cell office:value-type="float" office:value="0.365">
            <text:p>0.365</text:p>
          </table:table-cell>
          <table:table-cell office:value-type="float" office:value="1.396">
            <text:p>1.396</text:p>
          </table:table-cell>
          <table:table-cell table:style-name="ce4" table:formula="of:=[.$C$3]/[.$C272]" office:value-type="float" office:value="14.6002246830364">
            <text:p>14.60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85">
            <text:p>185</text:p>
          </table:table-cell>
          <table:table-cell office:value-type="float" office:value="7.48">
            <text:p>7.48</text:p>
          </table:table-cell>
          <table:table-cell office:value-type="float" office:value="5.439">
            <text:p>5.439</text:p>
          </table:table-cell>
          <table:table-cell office:value-type="float" office:value="0.369">
            <text:p>0.369</text:p>
          </table:table-cell>
          <table:table-cell office:value-type="float" office:value="1.496">
            <text:p>1.496</text:p>
          </table:table-cell>
          <table:table-cell table:style-name="ce4" table:formula="of:=[.$C$3]/[.$C273]" office:value-type="float" office:value="12.1622994652406">
            <text:p>12.16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93">
            <text:p>193</text:p>
          </table:table-cell>
          <table:table-cell office:value-type="float" office:value="7.365">
            <text:p>7.365</text:p>
          </table:table-cell>
          <table:table-cell office:value-type="float" office:value="5.266">
            <text:p>5.266</text:p>
          </table:table-cell>
          <table:table-cell office:value-type="float" office:value="0.369">
            <text:p>0.369</text:p>
          </table:table-cell>
          <table:table-cell office:value-type="float" office:value="1.553">
            <text:p>1.553</text:p>
          </table:table-cell>
          <table:table-cell table:style-name="ce4" table:formula="of:=[.$C$3]/[.$C274]" office:value-type="float" office:value="12.3522063815343">
            <text:p>12.352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201">
            <text:p>201</text:p>
          </table:table-cell>
          <table:table-cell office:value-type="float" office:value="7.817">
            <text:p>7.817</text:p>
          </table:table-cell>
          <table:table-cell office:value-type="float" office:value="5.643">
            <text:p>5.643</text:p>
          </table:table-cell>
          <table:table-cell office:value-type="float" office:value="0.371">
            <text:p>0.371</text:p>
          </table:table-cell>
          <table:table-cell office:value-type="float" office:value="1.626">
            <text:p>1.626</text:p>
          </table:table-cell>
          <table:table-cell table:style-name="ce4" table:formula="of:=[.$C$3]/[.$C275]" office:value-type="float" office:value="11.6379685301266">
            <text:p>11.63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209">
            <text:p>209</text:p>
          </table:table-cell>
          <table:table-cell office:value-type="float" office:value="8.087">
            <text:p>8.087</text:p>
          </table:table-cell>
          <table:table-cell office:value-type="float" office:value="5.845">
            <text:p>5.845</text:p>
          </table:table-cell>
          <table:table-cell office:value-type="float" office:value="0.371">
            <text:p>0.371</text:p>
          </table:table-cell>
          <table:table-cell office:value-type="float" office:value="1.693">
            <text:p>1.693</text:p>
          </table:table-cell>
          <table:table-cell table:style-name="ce4" table:formula="of:=[.$C$3]/[.$C276]" office:value-type="float" office:value="11.2494126375665">
            <text:p>11.24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217">
            <text:p>217</text:p>
          </table:table-cell>
          <table:table-cell office:value-type="float" office:value="8.72">
            <text:p>8.72</text:p>
          </table:table-cell>
          <table:table-cell office:value-type="float" office:value="6.314">
            <text:p>6.314</text:p>
          </table:table-cell>
          <table:table-cell office:value-type="float" office:value="0.366">
            <text:p>0.366</text:p>
          </table:table-cell>
          <table:table-cell office:value-type="float" office:value="1.864">
            <text:p>1.864</text:p>
          </table:table-cell>
          <table:table-cell table:style-name="ce4" table:formula="of:=[.$C$3]/[.$C277]" office:value-type="float" office:value="10.4327981651376">
            <text:p>10.43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225">
            <text:p>225</text:p>
          </table:table-cell>
          <table:table-cell office:value-type="float" office:value="9">
            <text:p>9</text:p>
          </table:table-cell>
          <table:table-cell office:value-type="float" office:value="6.469">
            <text:p>6.469</text:p>
          </table:table-cell>
          <table:table-cell office:value-type="float" office:value="0.374">
            <text:p>0.374</text:p>
          </table:table-cell>
          <table:table-cell office:value-type="float" office:value="1.98">
            <text:p>1.98</text:p>
          </table:table-cell>
          <table:table-cell table:style-name="ce4" table:formula="of:=[.$C$3]/[.$C278]" office:value-type="float" office:value="10.1082222222222">
            <text:p>10.108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233">
            <text:p>233</text:p>
          </table:table-cell>
          <table:table-cell office:value-type="float" office:value="9.864">
            <text:p>9.864</text:p>
          </table:table-cell>
          <table:table-cell office:value-type="float" office:value="7.049">
            <text:p>7.049</text:p>
          </table:table-cell>
          <table:table-cell office:value-type="float" office:value="0.374">
            <text:p>0.374</text:p>
          </table:table-cell>
          <table:table-cell office:value-type="float" office:value="2.262">
            <text:p>2.262</text:p>
          </table:table-cell>
          <table:table-cell table:style-name="ce4" table:formula="of:=[.$C$3]/[.$C279]" office:value-type="float" office:value="9.2228304947283">
            <text:p>9.223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241">
            <text:p>241</text:p>
          </table:table-cell>
          <table:table-cell office:value-type="float" office:value="9.922">
            <text:p>9.922</text:p>
          </table:table-cell>
          <table:table-cell office:value-type="float" office:value="7.356">
            <text:p>7.356</text:p>
          </table:table-cell>
          <table:table-cell office:value-type="float" office:value="0.368">
            <text:p>0.368</text:p>
          </table:table-cell>
          <table:table-cell office:value-type="float" office:value="2.022">
            <text:p>2.022</text:p>
          </table:table-cell>
          <table:table-cell table:style-name="ce4" table:formula="of:=[.$C$3]/[.$C280]" office:value-type="float" office:value="9.16891755694416">
            <text:p>9.169</text:p>
          </table:table-cell>
          <table:table-cell table:number-columns-repeated="1017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metis128" table:style-name="ta5">
        <office:forms form:automatic-focus="false" form:apply-design-mode="false"/>
        <table:shapes>
          <draw:frame draw:z-index="1" draw:style-name="gr2" draw:text-style-name="P2" svg:width="7.9776in" svg:height="3.5429in" svg:x="11.8303in" svg:y="0.6878in">
            <draw:object draw:notify-on-update-of-ranges="gmetis128.B3:gmetis128.B246 gmetis128.B3:gmetis128.B246 gmetis128.C2:gmetis128.C2 gmetis128.C3:gmetis128.C246 gmetis128.B3:gmetis128.B246 gmetis128.D2:gmetis128.D2 gmetis128.D3:gmetis128.D246 gmetis128.B3:gmetis128.B246 gmetis128.E2:gmetis128.E2 gmetis128.E3:gmetis128.E246 gmetis128.B3:gmetis128.B246 gmetis128.F2:gmetis128.F2 gmetis128.F3:gmetis128.F246 gmetis128.B3:gmetis128.B246 gmetis128.G2:gmetis128.G2 gmetis128.G3:gmetis128.G24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2" draw:text-style-name="P2" svg:width="6.2988in" svg:height="3.5429in" svg:x="11.7799in" svg:y="4.7197in">
            <draw:object draw:notify-on-update-of-ranges="gmetis128.V26:gmetis128.V26 gmetis128.B3:gmetis128.B246 gmetis128.C2:gmetis128.C2 gmetis128.C3:gmetis128.C246 gmetis128.J2:gmetis128.J2 gmetis128.J3:gmetis128.J246" xlink:href="./Object 28" xlink:type="simple" xlink:show="embed" xlink:actuate="onLoad"/>
            <draw:image xlink:href="./ObjectReplacements/Object 28" xlink:type="simple" xlink:show="embed" xlink:actuate="onLoad"/>
          </draw:frame>
        </table:shapes>
        <table:table-column table:style-name="co4" table:default-cell-style-name="ce1"/>
        <table:table-column table:style-name="co5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2" table:default-cell-style-name="ce1"/>
        <table:table-column table:style-name="co15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hread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oarsen</text:p>
          </table:table-cell>
          <table:table-cell table:style-name="ce2" office:value-type="string">
            <text:p>Clustering</text:p>
          </table:table-cell>
          <table:table-cell table:style-name="ce2" office:value-type="string">
            <text:p>Refinement</text:p>
          </table:table-cell>
          <table:table-cell table:style-name="ce2" office:value-type="string">
            <text:p>Speedup</text:p>
          </table:table-cell>
          <table:table-cell/>
          <table:table-cell table:style-name="ce2" office:value-type="string">
            <text:p>Thread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oarsen</text:p>
          </table:table-cell>
          <table:table-cell table:style-name="ce2" office:value-type="string">
            <text:p>Clustering</text:p>
          </table:table-cell>
          <table:table-cell table:style-name="ce2" office:value-type="string">
            <text:p>Refinement</text:p>
          </table:table-cell>
          <table:table-cell table:style-name="ce2" office:value-type="string">
            <text:p>Speedup</text:p>
          </table:table-cell>
          <table:table-cell table:number-columns-repeated="2"/>
          <table:table-cell table:style-name="ce2" office:value-type="string">
            <text:p>Time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Speedup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92.871">
            <text:p>92.871</text:p>
          </table:table-cell>
          <table:table-cell office:value-type="float" office:value="84.302">
            <text:p>84.302</text:p>
          </table:table-cell>
          <table:table-cell office:value-type="float" office:value="0.524">
            <text:p>0.524</text:p>
          </table:table-cell>
          <table:table-cell office:value-type="float" office:value="7.889">
            <text:p>7.889</text:p>
          </table:table-cell>
          <table:table-cell table:formula="of:=[.$C$3]/[.$C3]" office:value-type="float" office:value="1">
            <text:p>1</text:p>
          </table:table-cell>
          <table:table-cell/>
          <table:table-cell table:style-name="ce5" office:value-type="float" office:value="1">
            <text:p>1</text:p>
          </table:table-cell>
          <table:table-cell office:value-type="float" office:value="93.053">
            <text:p>93.053</text:p>
          </table:table-cell>
          <table:table-cell office:value-type="float" office:value="84.472">
            <text:p>84.472</text:p>
          </table:table-cell>
          <table:table-cell office:value-type="float" office:value="0.524">
            <text:p>0.524</text:p>
          </table:table-cell>
          <table:table-cell office:value-type="float" office:value="7.901">
            <text:p>7.901</text:p>
          </table:table-cell>
          <table:table-cell table:number-columns-repeated="2"/>
          <table:table-cell table:style-name="ce2" office:value-type="string">
            <text:p>Best comb</text:p>
          </table:table-cell>
          <table:table-cell table:formula="of:=MIN([.C3:.C246])" office:value-type="float" office:value="3.321">
            <text:p>3.321</text:p>
          </table:table-cell>
          <table:table-cell office:value-type="float" office:value="57">
            <text:p>57</text:p>
          </table:table-cell>
          <table:table-cell table:style-name="ce4" office:value-type="float" office:value="27.9647696476965">
            <text:p>27.965</text:p>
          </table:table-cell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49.081">
            <text:p>49.081</text:p>
          </table:table-cell>
          <table:table-cell office:value-type="float" office:value="44.112">
            <text:p>44.112</text:p>
          </table:table-cell>
          <table:table-cell office:value-type="float" office:value="0.448">
            <text:p>0.448</text:p>
          </table:table-cell>
          <table:table-cell office:value-type="float" office:value="4.36">
            <text:p>4.36</text:p>
          </table:table-cell>
          <table:table-cell table:style-name="ce4" table:formula="of:=[.$C$3]/[.$C4]" office:value-type="float" office:value="1.89219861046026">
            <text:p>1.892</text:p>
          </table:table-cell>
          <table:table-cell/>
          <table:table-cell table:style-name="ce5" office:value-type="float" office:value="2">
            <text:p>2</text:p>
          </table:table-cell>
          <table:table-cell office:value-type="float" office:value="49.449">
            <text:p>49.449</text:p>
          </table:table-cell>
          <table:table-cell office:value-type="float" office:value="44.392">
            <text:p>44.392</text:p>
          </table:table-cell>
          <table:table-cell office:value-type="float" office:value="0.451">
            <text:p>0.451</text:p>
          </table:table-cell>
          <table:table-cell office:value-type="float" office:value="4.445">
            <text:p>4.44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33.37">
            <text:p>33.37</text:p>
          </table:table-cell>
          <table:table-cell office:value-type="float" office:value="29.834">
            <text:p>29.834</text:p>
          </table:table-cell>
          <table:table-cell office:value-type="float" office:value="0.435">
            <text:p>0.435</text:p>
          </table:table-cell>
          <table:table-cell office:value-type="float" office:value="2.933">
            <text:p>2.933</text:p>
          </table:table-cell>
          <table:table-cell table:style-name="ce4" table:formula="of:=[.$C$3]/[.$C5]" office:value-type="float" office:value="2.78306862451304">
            <text:p>2.783</text:p>
          </table:table-cell>
          <table:table-cell/>
          <table:table-cell table:style-name="ce5" office:value-type="float" office:value="3">
            <text:p>3</text:p>
          </table:table-cell>
          <table:table-cell office:value-type="float" office:value="33.698">
            <text:p>33.698</text:p>
          </table:table-cell>
          <table:table-cell office:value-type="float" office:value="30.147">
            <text:p>30.147</text:p>
          </table:table-cell>
          <table:table-cell office:value-type="float" office:value="0.435">
            <text:p>0.435</text:p>
          </table:table-cell>
          <table:table-cell office:value-type="float" office:value="2.948">
            <text:p>2.94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25.541">
            <text:p>25.541</text:p>
          </table:table-cell>
          <table:table-cell office:value-type="float" office:value="22.643">
            <text:p>22.643</text:p>
          </table:table-cell>
          <table:table-cell office:value-type="float" office:value="0.428">
            <text:p>0.428</text:p>
          </table:table-cell>
          <table:table-cell office:value-type="float" office:value="2.3">
            <text:p>2.3</text:p>
          </table:table-cell>
          <table:table-cell table:style-name="ce4" table:formula="of:=[.$C$3]/[.$C6]" office:value-type="float" office:value="3.63615363533143">
            <text:p>3.636</text:p>
          </table:table-cell>
          <table:table-cell/>
          <table:table-cell table:style-name="ce5" office:value-type="float" office:value="4">
            <text:p>4</text:p>
          </table:table-cell>
          <table:table-cell office:value-type="float" office:value="25.304">
            <text:p>25.304</text:p>
          </table:table-cell>
          <table:table-cell office:value-type="float" office:value="22.396">
            <text:p>22.396</text:p>
          </table:table-cell>
          <table:table-cell office:value-type="float" office:value="0.432">
            <text:p>0.432</text:p>
          </table:table-cell>
          <table:table-cell office:value-type="float" office:value="2.307">
            <text:p>2.30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20.794">
            <text:p>20.794</text:p>
          </table:table-cell>
          <table:table-cell office:value-type="float" office:value="18.246">
            <text:p>18.246</text:p>
          </table:table-cell>
          <table:table-cell office:value-type="float" office:value="0.424">
            <text:p>0.424</text:p>
          </table:table-cell>
          <table:table-cell office:value-type="float" office:value="1.951">
            <text:p>1.951</text:p>
          </table:table-cell>
          <table:table-cell table:style-name="ce4" table:formula="of:=[.$C$3]/[.$C7]" office:value-type="float" office:value="4.46624026161393">
            <text:p>4.466</text:p>
          </table:table-cell>
          <table:table-cell/>
          <table:table-cell table:style-name="ce5" office:value-type="float" office:value="5">
            <text:p>5</text:p>
          </table:table-cell>
          <table:table-cell office:value-type="float" office:value="20.512">
            <text:p>20.512</text:p>
          </table:table-cell>
          <table:table-cell office:value-type="float" office:value="18.101">
            <text:p>18.101</text:p>
          </table:table-cell>
          <table:table-cell office:value-type="float" office:value="0.421">
            <text:p>0.421</text:p>
          </table:table-cell>
          <table:table-cell office:value-type="float" office:value="1.818">
            <text:p>1.81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office:value-type="float" office:value="18.307">
            <text:p>18.307</text:p>
          </table:table-cell>
          <table:table-cell office:value-type="float" office:value="16.039">
            <text:p>16.039</text:p>
          </table:table-cell>
          <table:table-cell office:value-type="float" office:value="0.423">
            <text:p>0.423</text:p>
          </table:table-cell>
          <table:table-cell office:value-type="float" office:value="1.67">
            <text:p>1.67</text:p>
          </table:table-cell>
          <table:table-cell table:style-name="ce4" table:formula="of:=[.$C$3]/[.$C8]" office:value-type="float" office:value="5.0729775495712">
            <text:p>5.073</text:p>
          </table:table-cell>
          <table:table-cell/>
          <table:table-cell table:style-name="ce5" office:value-type="float" office:value="6">
            <text:p>6</text:p>
          </table:table-cell>
          <table:table-cell office:value-type="float" office:value="18.333">
            <text:p>18.333</text:p>
          </table:table-cell>
          <table:table-cell office:value-type="float" office:value="16.078">
            <text:p>16.078</text:p>
          </table:table-cell>
          <table:table-cell office:value-type="float" office:value="0.424">
            <text:p>0.424</text:p>
          </table:table-cell>
          <table:table-cell office:value-type="float" office:value="1.658">
            <text:p>1.65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office:value-type="float" office:value="15.551">
            <text:p>15.551</text:p>
          </table:table-cell>
          <table:table-cell office:value-type="float" office:value="13.575">
            <text:p>13.575</text:p>
          </table:table-cell>
          <table:table-cell office:value-type="float" office:value="0.426">
            <text:p>0.426</text:p>
          </table:table-cell>
          <table:table-cell office:value-type="float" office:value="1.374">
            <text:p>1.374</text:p>
          </table:table-cell>
          <table:table-cell table:style-name="ce4" table:formula="of:=[.$C$3]/[.$C9]" office:value-type="float" office:value="5.97202752234583">
            <text:p>5.972</text:p>
          </table:table-cell>
          <table:table-cell/>
          <table:table-cell table:style-name="ce5" office:value-type="float" office:value="7">
            <text:p>7</text:p>
          </table:table-cell>
          <table:table-cell office:value-type="float" office:value="15.759">
            <text:p>15.759</text:p>
          </table:table-cell>
          <table:table-cell office:value-type="float" office:value="13.73">
            <text:p>13.73</text:p>
          </table:table-cell>
          <table:table-cell office:value-type="float" office:value="0.425">
            <text:p>0.425</text:p>
          </table:table-cell>
          <table:table-cell office:value-type="float" office:value="1.43">
            <text:p>1.4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office:value-type="float" office:value="13.655">
            <text:p>13.655</text:p>
          </table:table-cell>
          <table:table-cell office:value-type="float" office:value="11.82">
            <text:p>11.82</text:p>
          </table:table-cell>
          <table:table-cell office:value-type="float" office:value="0.424">
            <text:p>0.424</text:p>
          </table:table-cell>
          <table:table-cell office:value-type="float" office:value="1.234">
            <text:p>1.234</text:p>
          </table:table-cell>
          <table:table-cell table:style-name="ce4" table:formula="of:=[.$C$3]/[.$C10]" office:value-type="float" office:value="6.80124496521421">
            <text:p>6.801</text:p>
          </table:table-cell>
          <table:table-cell/>
          <table:table-cell table:style-name="ce5" office:value-type="float" office:value="8">
            <text:p>8</text:p>
          </table:table-cell>
          <table:table-cell office:value-type="float" office:value="13.929">
            <text:p>13.929</text:p>
          </table:table-cell>
          <table:table-cell office:value-type="float" office:value="12.092">
            <text:p>12.092</text:p>
          </table:table-cell>
          <table:table-cell office:value-type="float" office:value="0.417">
            <text:p>0.417</text:p>
          </table:table-cell>
          <table:table-cell office:value-type="float" office:value="1.246">
            <text:p>1.24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office:value-type="float" office:value="12.219">
            <text:p>12.219</text:p>
          </table:table-cell>
          <table:table-cell office:value-type="float" office:value="10.52">
            <text:p>10.52</text:p>
          </table:table-cell>
          <table:table-cell office:value-type="float" office:value="0.421">
            <text:p>0.421</text:p>
          </table:table-cell>
          <table:table-cell office:value-type="float" office:value="1.103">
            <text:p>1.103</text:p>
          </table:table-cell>
          <table:table-cell table:style-name="ce4" table:formula="of:=[.$C$3]/[.$C11]" office:value-type="float" office:value="7.60054014240118">
            <text:p>7.601</text:p>
          </table:table-cell>
          <table:table-cell/>
          <table:table-cell table:style-name="ce5" office:value-type="float" office:value="9">
            <text:p>9</text:p>
          </table:table-cell>
          <table:table-cell office:value-type="float" office:value="11.92">
            <text:p>11.92</text:p>
          </table:table-cell>
          <table:table-cell office:value-type="float" office:value="10.236">
            <text:p>10.236</text:p>
          </table:table-cell>
          <table:table-cell office:value-type="float" office:value="0.423">
            <text:p>0.423</text:p>
          </table:table-cell>
          <table:table-cell office:value-type="float" office:value="1.083">
            <text:p>1.08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office:value-type="float" office:value="11.038">
            <text:p>11.038</text:p>
          </table:table-cell>
          <table:table-cell office:value-type="float" office:value="9.429">
            <text:p>9.429</text:p>
          </table:table-cell>
          <table:table-cell office:value-type="float" office:value="0.419">
            <text:p>0.419</text:p>
          </table:table-cell>
          <table:table-cell office:value-type="float" office:value="1.013">
            <text:p>1.013</text:p>
          </table:table-cell>
          <table:table-cell table:style-name="ce4" table:formula="of:=[.$C$3]/[.$C12]" office:value-type="float" office:value="8.41375249139337">
            <text:p>8.414</text:p>
          </table:table-cell>
          <table:table-cell/>
          <table:table-cell table:style-name="ce5" office:value-type="float" office:value="10">
            <text:p>10</text:p>
          </table:table-cell>
          <table:table-cell office:value-type="float" office:value="10.903">
            <text:p>10.903</text:p>
          </table:table-cell>
          <table:table-cell office:value-type="float" office:value="9.299">
            <text:p>9.299</text:p>
          </table:table-cell>
          <table:table-cell office:value-type="float" office:value="0.422">
            <text:p>0.422</text:p>
          </table:table-cell>
          <table:table-cell office:value-type="float" office:value="1.005">
            <text:p>1.00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office:value-type="float" office:value="10.173">
            <text:p>10.173</text:p>
          </table:table-cell>
          <table:table-cell office:value-type="float" office:value="8.658">
            <text:p>8.658</text:p>
          </table:table-cell>
          <table:table-cell office:value-type="float" office:value="0.422">
            <text:p>0.422</text:p>
          </table:table-cell>
          <table:table-cell office:value-type="float" office:value="0.915">
            <text:p>0.915</text:p>
          </table:table-cell>
          <table:table-cell table:style-name="ce4" table:formula="of:=[.$C$3]/[.$C13]" office:value-type="float" office:value="9.12916543792392">
            <text:p>9.129</text:p>
          </table:table-cell>
          <table:table-cell/>
          <table:table-cell table:style-name="ce5" office:value-type="float" office:value="11">
            <text:p>11</text:p>
          </table:table-cell>
          <table:table-cell office:value-type="float" office:value="10.108">
            <text:p>10.108</text:p>
          </table:table-cell>
          <table:table-cell office:value-type="float" office:value="8.566">
            <text:p>8.566</text:p>
          </table:table-cell>
          <table:table-cell office:value-type="float" office:value="0.421">
            <text:p>0.421</text:p>
          </table:table-cell>
          <table:table-cell office:value-type="float" office:value="0.943">
            <text:p>0.94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office:value-type="float" office:value="10.064">
            <text:p>10.064</text:p>
          </table:table-cell>
          <table:table-cell office:value-type="float" office:value="8.557">
            <text:p>8.557</text:p>
          </table:table-cell>
          <table:table-cell office:value-type="float" office:value="0.442">
            <text:p>0.442</text:p>
          </table:table-cell>
          <table:table-cell office:value-type="float" office:value="0.887">
            <text:p>0.887</text:p>
          </table:table-cell>
          <table:table-cell table:style-name="ce4" table:formula="of:=[.$C$3]/[.$C14]" office:value-type="float" office:value="9.22804054054054">
            <text:p>9.228</text:p>
          </table:table-cell>
          <table:table-cell/>
          <table:table-cell table:style-name="ce5" office:value-type="float" office:value="12">
            <text:p>12</text:p>
          </table:table-cell>
          <table:table-cell office:value-type="float" office:value="9.653">
            <text:p>9.653</text:p>
          </table:table-cell>
          <table:table-cell office:value-type="float" office:value="8.147">
            <text:p>8.147</text:p>
          </table:table-cell>
          <table:table-cell office:value-type="float" office:value="0.42">
            <text:p>0.42</text:p>
          </table:table-cell>
          <table:table-cell office:value-type="float" office:value="0.907">
            <text:p>0.90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office:value-type="float" office:value="8.965">
            <text:p>8.965</text:p>
          </table:table-cell>
          <table:table-cell office:value-type="float" office:value="7.537">
            <text:p>7.537</text:p>
          </table:table-cell>
          <table:table-cell office:value-type="float" office:value="0.42">
            <text:p>0.42</text:p>
          </table:table-cell>
          <table:table-cell office:value-type="float" office:value="0.831">
            <text:p>0.831</text:p>
          </table:table-cell>
          <table:table-cell table:style-name="ce4" table:formula="of:=[.$C$3]/[.$C15]" office:value-type="float" office:value="10.3592861126603">
            <text:p>10.359</text:p>
          </table:table-cell>
          <table:table-cell/>
          <table:table-cell table:style-name="ce5" office:value-type="float" office:value="13">
            <text:p>13</text:p>
          </table:table-cell>
          <table:table-cell office:value-type="float" office:value="8.866">
            <text:p>8.866</text:p>
          </table:table-cell>
          <table:table-cell office:value-type="float" office:value="7.412">
            <text:p>7.412</text:p>
          </table:table-cell>
          <table:table-cell office:value-type="float" office:value="0.417">
            <text:p>0.417</text:p>
          </table:table-cell>
          <table:table-cell office:value-type="float" office:value="0.86">
            <text:p>0.8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office:value-type="float" office:value="8.265">
            <text:p>8.265</text:p>
          </table:table-cell>
          <table:table-cell office:value-type="float" office:value="6.9">
            <text:p>6.9</text:p>
          </table:table-cell>
          <table:table-cell office:value-type="float" office:value="0.413">
            <text:p>0.413</text:p>
          </table:table-cell>
          <table:table-cell office:value-type="float" office:value="0.776">
            <text:p>0.776</text:p>
          </table:table-cell>
          <table:table-cell table:style-name="ce4" table:formula="of:=[.$C$3]/[.$C16]" office:value-type="float" office:value="11.2366606170599">
            <text:p>11.237</text:p>
          </table:table-cell>
          <table:table-cell/>
          <table:table-cell table:style-name="ce5" office:value-type="float" office:value="14">
            <text:p>14</text:p>
          </table:table-cell>
          <table:table-cell office:value-type="float" office:value="8.233">
            <text:p>8.233</text:p>
          </table:table-cell>
          <table:table-cell office:value-type="float" office:value="6.84">
            <text:p>6.84</text:p>
          </table:table-cell>
          <table:table-cell office:value-type="float" office:value="0.42">
            <text:p>0.42</text:p>
          </table:table-cell>
          <table:table-cell office:value-type="float" office:value="0.795">
            <text:p>0.79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office:value-type="float" office:value="7.887">
            <text:p>7.887</text:p>
          </table:table-cell>
          <table:table-cell office:value-type="float" office:value="6.559">
            <text:p>6.559</text:p>
          </table:table-cell>
          <table:table-cell office:value-type="float" office:value="0.419">
            <text:p>0.419</text:p>
          </table:table-cell>
          <table:table-cell office:value-type="float" office:value="0.732">
            <text:p>0.732</text:p>
          </table:table-cell>
          <table:table-cell table:style-name="ce4" table:formula="of:=[.$C$3]/[.$C17]" office:value-type="float" office:value="11.7751996957018">
            <text:p>11.775</text:p>
          </table:table-cell>
          <table:table-cell/>
          <table:table-cell table:style-name="ce5" office:value-type="float" office:value="15">
            <text:p>15</text:p>
          </table:table-cell>
          <table:table-cell office:value-type="float" office:value="7.673">
            <text:p>7.673</text:p>
          </table:table-cell>
          <table:table-cell office:value-type="float" office:value="6.337">
            <text:p>6.337</text:p>
          </table:table-cell>
          <table:table-cell office:value-type="float" office:value="0.417">
            <text:p>0.417</text:p>
          </table:table-cell>
          <table:table-cell office:value-type="float" office:value="0.741">
            <text:p>0.74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office:value-type="float" office:value="7.379">
            <text:p>7.379</text:p>
          </table:table-cell>
          <table:table-cell office:value-type="float" office:value="6.08">
            <text:p>6.08</text:p>
          </table:table-cell>
          <table:table-cell office:value-type="float" office:value="0.418">
            <text:p>0.418</text:p>
          </table:table-cell>
          <table:table-cell office:value-type="float" office:value="0.704">
            <text:p>0.704</text:p>
          </table:table-cell>
          <table:table-cell table:style-name="ce4" table:formula="of:=[.$C$3]/[.$C18]" office:value-type="float" office:value="12.5858517414284">
            <text:p>12.586</text:p>
          </table:table-cell>
          <table:table-cell/>
          <table:table-cell table:style-name="ce5" office:value-type="float" office:value="16">
            <text:p>16</text:p>
          </table:table-cell>
          <table:table-cell office:value-type="float" office:value="7.292">
            <text:p>7.292</text:p>
          </table:table-cell>
          <table:table-cell office:value-type="float" office:value="5.978">
            <text:p>5.978</text:p>
          </table:table-cell>
          <table:table-cell office:value-type="float" office:value="0.416">
            <text:p>0.416</text:p>
          </table:table-cell>
          <table:table-cell office:value-type="float" office:value="0.721">
            <text:p>0.72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office:value-type="float" office:value="7.095">
            <text:p>7.095</text:p>
          </table:table-cell>
          <table:table-cell office:value-type="float" office:value="5.817">
            <text:p>5.817</text:p>
          </table:table-cell>
          <table:table-cell office:value-type="float" office:value="0.417">
            <text:p>0.417</text:p>
          </table:table-cell>
          <table:table-cell office:value-type="float" office:value="0.684">
            <text:p>0.684</text:p>
          </table:table-cell>
          <table:table-cell table:style-name="ce4" table:formula="of:=[.$C$3]/[.$C19]" office:value-type="float" office:value="13.0896405919662">
            <text:p>13.090</text:p>
          </table:table-cell>
          <table:table-cell/>
          <table:table-cell table:style-name="ce5" office:value-type="float" office:value="17">
            <text:p>17</text:p>
          </table:table-cell>
          <table:table-cell office:value-type="float" office:value="7.011">
            <text:p>7.011</text:p>
          </table:table-cell>
          <table:table-cell office:value-type="float" office:value="5.708">
            <text:p>5.708</text:p>
          </table:table-cell>
          <table:table-cell office:value-type="float" office:value="0.418">
            <text:p>0.418</text:p>
          </table:table-cell>
          <table:table-cell office:value-type="float" office:value="0.707">
            <text:p>0.70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office:value-type="float" office:value="6.752">
            <text:p>6.752</text:p>
          </table:table-cell>
          <table:table-cell office:value-type="float" office:value="5.503">
            <text:p>5.503</text:p>
          </table:table-cell>
          <table:table-cell office:value-type="float" office:value="0.417">
            <text:p>0.417</text:p>
          </table:table-cell>
          <table:table-cell office:value-type="float" office:value="0.655">
            <text:p>0.655</text:p>
          </table:table-cell>
          <table:table-cell table:style-name="ce4" table:formula="of:=[.$C$3]/[.$C20]" office:value-type="float" office:value="13.7545912322275">
            <text:p>13.755</text:p>
          </table:table-cell>
          <table:table-cell/>
          <table:table-cell table:style-name="ce5" office:value-type="float" office:value="18">
            <text:p>18</text:p>
          </table:table-cell>
          <table:table-cell office:value-type="float" office:value="6.808">
            <text:p>6.808</text:p>
          </table:table-cell>
          <table:table-cell office:value-type="float" office:value="5.512">
            <text:p>5.512</text:p>
          </table:table-cell>
          <table:table-cell office:value-type="float" office:value="0.415">
            <text:p>0.415</text:p>
          </table:table-cell>
          <table:table-cell office:value-type="float" office:value="0.704">
            <text:p>0.70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office:value-type="float" office:value="6.405">
            <text:p>6.405</text:p>
          </table:table-cell>
          <table:table-cell office:value-type="float" office:value="5.178">
            <text:p>5.178</text:p>
          </table:table-cell>
          <table:table-cell office:value-type="float" office:value="0.416">
            <text:p>0.416</text:p>
          </table:table-cell>
          <table:table-cell office:value-type="float" office:value="0.634">
            <text:p>0.634</text:p>
          </table:table-cell>
          <table:table-cell table:style-name="ce4" table:formula="of:=[.$C$3]/[.$C21]" office:value-type="float" office:value="14.4997658079625">
            <text:p>14.500</text:p>
          </table:table-cell>
          <table:table-cell/>
          <table:table-cell table:style-name="ce5" office:value-type="float" office:value="19">
            <text:p>19</text:p>
          </table:table-cell>
          <table:table-cell office:value-type="float" office:value="6.449">
            <text:p>6.449</text:p>
          </table:table-cell>
          <table:table-cell office:value-type="float" office:value="5.184">
            <text:p>5.184</text:p>
          </table:table-cell>
          <table:table-cell office:value-type="float" office:value="0.417">
            <text:p>0.417</text:p>
          </table:table-cell>
          <table:table-cell office:value-type="float" office:value="0.671">
            <text:p>0.67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office:value-type="float" office:value="6.111">
            <text:p>6.111</text:p>
          </table:table-cell>
          <table:table-cell office:value-type="float" office:value="4.907">
            <text:p>4.907</text:p>
          </table:table-cell>
          <table:table-cell office:value-type="float" office:value="0.415">
            <text:p>0.415</text:p>
          </table:table-cell>
          <table:table-cell office:value-type="float" office:value="0.612">
            <text:p>0.612</text:p>
          </table:table-cell>
          <table:table-cell table:style-name="ce4" table:formula="of:=[.$C$3]/[.$C22]" office:value-type="float" office:value="15.1973490427099">
            <text:p>15.197</text:p>
          </table:table-cell>
          <table:table-cell/>
          <table:table-cell table:style-name="ce5" office:value-type="float" office:value="20">
            <text:p>20</text:p>
          </table:table-cell>
          <table:table-cell office:value-type="float" office:value="6.111">
            <text:p>6.111</text:p>
          </table:table-cell>
          <table:table-cell office:value-type="float" office:value="4.876">
            <text:p>4.876</text:p>
          </table:table-cell>
          <table:table-cell office:value-type="float" office:value="0.414">
            <text:p>0.414</text:p>
          </table:table-cell>
          <table:table-cell office:value-type="float" office:value="0.644">
            <text:p>0.64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office:value-type="float" office:value="5.947">
            <text:p>5.947</text:p>
          </table:table-cell>
          <table:table-cell office:value-type="float" office:value="4.762">
            <text:p>4.762</text:p>
          </table:table-cell>
          <table:table-cell office:value-type="float" office:value="0.412">
            <text:p>0.412</text:p>
          </table:table-cell>
          <table:table-cell office:value-type="float" office:value="0.597">
            <text:p>0.597</text:p>
          </table:table-cell>
          <table:table-cell table:style-name="ce4" table:formula="of:=[.$C$3]/[.$C23]" office:value-type="float" office:value="15.6164452665209">
            <text:p>15.616</text:p>
          </table:table-cell>
          <table:table-cell/>
          <table:table-cell table:style-name="ce5" office:value-type="float" office:value="21">
            <text:p>21</text:p>
          </table:table-cell>
          <table:table-cell office:value-type="float" office:value="5.868">
            <text:p>5.868</text:p>
          </table:table-cell>
          <table:table-cell office:value-type="float" office:value="4.646">
            <text:p>4.646</text:p>
          </table:table-cell>
          <table:table-cell office:value-type="float" office:value="0.414">
            <text:p>0.414</text:p>
          </table:table-cell>
          <table:table-cell office:value-type="float" office:value="0.63">
            <text:p>0.6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office:value-type="float" office:value="5.717">
            <text:p>5.717</text:p>
          </table:table-cell>
          <table:table-cell office:value-type="float" office:value="4.561">
            <text:p>4.561</text:p>
          </table:table-cell>
          <table:table-cell office:value-type="float" office:value="0.412">
            <text:p>0.412</text:p>
          </table:table-cell>
          <table:table-cell office:value-type="float" office:value="0.569">
            <text:p>0.569</text:p>
          </table:table-cell>
          <table:table-cell table:style-name="ce4" table:formula="of:=[.$C$3]/[.$C24]" office:value-type="float" office:value="16.2447087633374">
            <text:p>16.245</text:p>
          </table:table-cell>
          <table:table-cell/>
          <table:table-cell table:style-name="ce5" office:value-type="float" office:value="22">
            <text:p>22</text:p>
          </table:table-cell>
          <table:table-cell office:value-type="float" office:value="5.676">
            <text:p>5.676</text:p>
          </table:table-cell>
          <table:table-cell office:value-type="float" office:value="4.48">
            <text:p>4.48</text:p>
          </table:table-cell>
          <table:table-cell office:value-type="float" office:value="0.41">
            <text:p>0.41</text:p>
          </table:table-cell>
          <table:table-cell office:value-type="float" office:value="0.611">
            <text:p>0.61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office:value-type="float" office:value="5.557">
            <text:p>5.557</text:p>
          </table:table-cell>
          <table:table-cell office:value-type="float" office:value="4.407">
            <text:p>4.407</text:p>
          </table:table-cell>
          <table:table-cell office:value-type="float" office:value="0.411">
            <text:p>0.411</text:p>
          </table:table-cell>
          <table:table-cell office:value-type="float" office:value="0.565">
            <text:p>0.565</text:p>
          </table:table-cell>
          <table:table-cell table:style-name="ce4" table:formula="of:=[.$C$3]/[.$C25]" office:value-type="float" office:value="16.7124347669606">
            <text:p>16.712</text:p>
          </table:table-cell>
          <table:table-cell/>
          <table:table-cell table:style-name="ce5" office:value-type="float" office:value="23">
            <text:p>23</text:p>
          </table:table-cell>
          <table:table-cell office:value-type="float" office:value="5.583">
            <text:p>5.583</text:p>
          </table:table-cell>
          <table:table-cell office:value-type="float" office:value="4.382">
            <text:p>4.382</text:p>
          </table:table-cell>
          <table:table-cell office:value-type="float" office:value="0.413">
            <text:p>0.413</text:p>
          </table:table-cell>
          <table:table-cell office:value-type="float" office:value="0.613">
            <text:p>0.61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office:value-type="float" office:value="5.386">
            <text:p>5.386</text:p>
          </table:table-cell>
          <table:table-cell office:value-type="float" office:value="4.212">
            <text:p>4.212</text:p>
          </table:table-cell>
          <table:table-cell office:value-type="float" office:value="0.418">
            <text:p>0.418</text:p>
          </table:table-cell>
          <table:table-cell office:value-type="float" office:value="0.58">
            <text:p>0.58</text:p>
          </table:table-cell>
          <table:table-cell table:style-name="ce4" table:formula="of:=[.$C$3]/[.$C26]" office:value-type="float" office:value="17.2430375046417">
            <text:p>17.243</text:p>
          </table:table-cell>
          <table:table-cell/>
          <table:table-cell table:style-name="ce5" office:value-type="float" office:value="24">
            <text:p>24</text:p>
          </table:table-cell>
          <table:table-cell office:value-type="float" office:value="5.462">
            <text:p>5.462</text:p>
          </table:table-cell>
          <table:table-cell office:value-type="float" office:value="4.229">
            <text:p>4.229</text:p>
          </table:table-cell>
          <table:table-cell office:value-type="float" office:value="0.415">
            <text:p>0.415</text:p>
          </table:table-cell>
          <table:table-cell office:value-type="float" office:value="0.642">
            <text:p>0.642</text:p>
          </table:table-cell>
          <table:table-cell table:number-columns-repeated="8"/>
          <table:table-cell/>
          <table:table-cell table:number-columns-repeated="1002"/>
        </table:table-row>
        <table:table-row table:style-name="ro1">
          <table:table-cell/>
          <table:table-cell table:style-name="ce2" office:value-type="float" office:value="25">
            <text:p>25</text:p>
          </table:table-cell>
          <table:table-cell office:value-type="float" office:value="5.259">
            <text:p>5.259</text:p>
          </table:table-cell>
          <table:table-cell office:value-type="float" office:value="4.11">
            <text:p>4.11</text:p>
          </table:table-cell>
          <table:table-cell office:value-type="float" office:value="0.415">
            <text:p>0.415</text:p>
          </table:table-cell>
          <table:table-cell office:value-type="float" office:value="0.558">
            <text:p>0.558</text:p>
          </table:table-cell>
          <table:table-cell table:style-name="ce4" table:formula="of:=[.$C$3]/[.$C27]" office:value-type="float" office:value="17.6594409583571">
            <text:p>17.659</text:p>
          </table:table-cell>
          <table:table-cell/>
          <table:table-cell table:style-name="ce5" office:value-type="float" office:value="25">
            <text:p>25</text:p>
          </table:table-cell>
          <table:table-cell office:value-type="float" office:value="5.219">
            <text:p>5.219</text:p>
          </table:table-cell>
          <table:table-cell office:value-type="float" office:value="4.026">
            <text:p>4.026</text:p>
          </table:table-cell>
          <table:table-cell office:value-type="float" office:value="0.414">
            <text:p>0.414</text:p>
          </table:table-cell>
          <table:table-cell office:value-type="float" office:value="0.603">
            <text:p>0.60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6">
            <text:p>26</text:p>
          </table:table-cell>
          <table:table-cell office:value-type="float" office:value="5.067">
            <text:p>5.067</text:p>
          </table:table-cell>
          <table:table-cell office:value-type="float" office:value="3.944">
            <text:p>3.944</text:p>
          </table:table-cell>
          <table:table-cell office:value-type="float" office:value="0.414">
            <text:p>0.414</text:p>
          </table:table-cell>
          <table:table-cell office:value-type="float" office:value="0.532">
            <text:p>0.532</text:p>
          </table:table-cell>
          <table:table-cell table:style-name="ce4" table:formula="of:=[.$C$3]/[.$C28]" office:value-type="float" office:value="18.3285968028419">
            <text:p>18.329</text:p>
          </table:table-cell>
          <table:table-cell/>
          <table:table-cell table:style-name="ce5" office:value-type="float" office:value="26">
            <text:p>26</text:p>
          </table:table-cell>
          <table:table-cell office:value-type="float" office:value="5.047">
            <text:p>5.047</text:p>
          </table:table-cell>
          <table:table-cell office:value-type="float" office:value="3.866">
            <text:p>3.866</text:p>
          </table:table-cell>
          <table:table-cell office:value-type="float" office:value="0.416">
            <text:p>0.416</text:p>
          </table:table-cell>
          <table:table-cell office:value-type="float" office:value="0.588">
            <text:p>0.58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7">
            <text:p>27</text:p>
          </table:table-cell>
          <table:table-cell office:value-type="float" office:value="4.912">
            <text:p>4.912</text:p>
          </table:table-cell>
          <table:table-cell office:value-type="float" office:value="3.792">
            <text:p>3.792</text:p>
          </table:table-cell>
          <table:table-cell office:value-type="float" office:value="0.414">
            <text:p>0.414</text:p>
          </table:table-cell>
          <table:table-cell office:value-type="float" office:value="0.531">
            <text:p>0.531</text:p>
          </table:table-cell>
          <table:table-cell table:style-name="ce4" table:formula="of:=[.$C$3]/[.$C29]" office:value-type="float" office:value="18.9069625407166">
            <text:p>18.907</text:p>
          </table:table-cell>
          <table:table-cell/>
          <table:table-cell table:style-name="ce5" office:value-type="float" office:value="27">
            <text:p>27</text:p>
          </table:table-cell>
          <table:table-cell office:value-type="float" office:value="4.866">
            <text:p>4.866</text:p>
          </table:table-cell>
          <table:table-cell office:value-type="float" office:value="3.699">
            <text:p>3.699</text:p>
          </table:table-cell>
          <table:table-cell office:value-type="float" office:value="0.415">
            <text:p>0.415</text:p>
          </table:table-cell>
          <table:table-cell office:value-type="float" office:value="0.576">
            <text:p>0.57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8">
            <text:p>28</text:p>
          </table:table-cell>
          <table:table-cell office:value-type="float" office:value="4.82">
            <text:p>4.82</text:p>
          </table:table-cell>
          <table:table-cell office:value-type="float" office:value="3.716">
            <text:p>3.716</text:p>
          </table:table-cell>
          <table:table-cell office:value-type="float" office:value="0.414">
            <text:p>0.414</text:p>
          </table:table-cell>
          <table:table-cell office:value-type="float" office:value="0.514">
            <text:p>0.514</text:p>
          </table:table-cell>
          <table:table-cell table:style-name="ce4" table:formula="of:=[.$C$3]/[.$C30]" office:value-type="float" office:value="19.2678423236515">
            <text:p>19.268</text:p>
          </table:table-cell>
          <table:table-cell/>
          <table:table-cell table:style-name="ce5" office:value-type="float" office:value="28">
            <text:p>28</text:p>
          </table:table-cell>
          <table:table-cell office:value-type="float" office:value="4.784">
            <text:p>4.784</text:p>
          </table:table-cell>
          <table:table-cell office:value-type="float" office:value="3.624">
            <text:p>3.624</text:p>
          </table:table-cell>
          <table:table-cell office:value-type="float" office:value="0.412">
            <text:p>0.412</text:p>
          </table:table-cell>
          <table:table-cell office:value-type="float" office:value="0.572">
            <text:p>0.57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office:value-type="float" office:value="4.768">
            <text:p>4.768</text:p>
          </table:table-cell>
          <table:table-cell office:value-type="float" office:value="3.664">
            <text:p>3.664</text:p>
          </table:table-cell>
          <table:table-cell office:value-type="float" office:value="0.414">
            <text:p>0.414</text:p>
          </table:table-cell>
          <table:table-cell office:value-type="float" office:value="0.514">
            <text:p>0.514</text:p>
          </table:table-cell>
          <table:table-cell table:style-name="ce4" table:formula="of:=[.$C$3]/[.$C31]" office:value-type="float" office:value="19.4779781879195">
            <text:p>19.478</text:p>
          </table:table-cell>
          <table:table-cell/>
          <table:table-cell table:style-name="ce5" office:value-type="float" office:value="29">
            <text:p>29</text:p>
          </table:table-cell>
          <table:table-cell office:value-type="float" office:value="4.786">
            <text:p>4.786</text:p>
          </table:table-cell>
          <table:table-cell office:value-type="float" office:value="3.609">
            <text:p>3.609</text:p>
          </table:table-cell>
          <table:table-cell office:value-type="float" office:value="0.417">
            <text:p>0.417</text:p>
          </table:table-cell>
          <table:table-cell office:value-type="float" office:value="0.583">
            <text:p>0.58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office:value-type="float" office:value="4.687">
            <text:p>4.687</text:p>
          </table:table-cell>
          <table:table-cell office:value-type="float" office:value="3.563">
            <text:p>3.563</text:p>
          </table:table-cell>
          <table:table-cell office:value-type="float" office:value="0.422">
            <text:p>0.422</text:p>
          </table:table-cell>
          <table:table-cell office:value-type="float" office:value="0.529">
            <text:p>0.529</text:p>
          </table:table-cell>
          <table:table-cell table:style-name="ce4" table:formula="of:=[.$C$3]/[.$C32]" office:value-type="float" office:value="19.814593556646">
            <text:p>19.815</text:p>
          </table:table-cell>
          <table:table-cell/>
          <table:table-cell table:style-name="ce5" office:value-type="float" office:value="30">
            <text:p>30</text:p>
          </table:table-cell>
          <table:table-cell office:value-type="float" office:value="4.708">
            <text:p>4.708</text:p>
          </table:table-cell>
          <table:table-cell office:value-type="float" office:value="3.522">
            <text:p>3.522</text:p>
          </table:table-cell>
          <table:table-cell office:value-type="float" office:value="0.415">
            <text:p>0.415</text:p>
          </table:table-cell>
          <table:table-cell office:value-type="float" office:value="0.594">
            <text:p>0.59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office:value-type="float" office:value="4.478">
            <text:p>4.478</text:p>
          </table:table-cell>
          <table:table-cell office:value-type="float" office:value="3.371">
            <text:p>3.371</text:p>
          </table:table-cell>
          <table:table-cell office:value-type="float" office:value="0.416">
            <text:p>0.416</text:p>
          </table:table-cell>
          <table:table-cell office:value-type="float" office:value="0.515">
            <text:p>0.515</text:p>
          </table:table-cell>
          <table:table-cell table:style-name="ce4" table:formula="of:=[.$C$3]/[.$C33]" office:value-type="float" office:value="20.7393925859759">
            <text:p>20.739</text:p>
          </table:table-cell>
          <table:table-cell/>
          <table:table-cell table:style-name="ce5" office:value-type="float" office:value="31">
            <text:p>31</text:p>
          </table:table-cell>
          <table:table-cell office:value-type="float" office:value="4.586">
            <text:p>4.586</text:p>
          </table:table-cell>
          <table:table-cell office:value-type="float" office:value="3.416">
            <text:p>3.416</text:p>
          </table:table-cell>
          <table:table-cell office:value-type="float" office:value="0.414">
            <text:p>0.414</text:p>
          </table:table-cell>
          <table:table-cell office:value-type="float" office:value="0.58">
            <text:p>0.5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office:value-type="float" office:value="4.401">
            <text:p>4.401</text:p>
          </table:table-cell>
          <table:table-cell office:value-type="float" office:value="3.31">
            <text:p>3.31</text:p>
          </table:table-cell>
          <table:table-cell office:value-type="float" office:value="0.415">
            <text:p>0.415</text:p>
          </table:table-cell>
          <table:table-cell office:value-type="float" office:value="0.499">
            <text:p>0.499</text:p>
          </table:table-cell>
          <table:table-cell table:style-name="ce4" table:formula="of:=[.$C$3]/[.$C34]" office:value-type="float" office:value="21.1022494887526">
            <text:p>21.102</text:p>
          </table:table-cell>
          <table:table-cell/>
          <table:table-cell table:style-name="ce5" office:value-type="float" office:value="32">
            <text:p>32</text:p>
          </table:table-cell>
          <table:table-cell office:value-type="float" office:value="4.377">
            <text:p>4.377</text:p>
          </table:table-cell>
          <table:table-cell office:value-type="float" office:value="3.21">
            <text:p>3.21</text:p>
          </table:table-cell>
          <table:table-cell office:value-type="float" office:value="0.415">
            <text:p>0.415</text:p>
          </table:table-cell>
          <table:table-cell office:value-type="float" office:value="0.577">
            <text:p>0.57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office:value-type="float" office:value="4.372">
            <text:p>4.372</text:p>
          </table:table-cell>
          <table:table-cell office:value-type="float" office:value="3.261">
            <text:p>3.261</text:p>
          </table:table-cell>
          <table:table-cell office:value-type="float" office:value="0.419">
            <text:p>0.419</text:p>
          </table:table-cell>
          <table:table-cell office:value-type="float" office:value="0.517">
            <text:p>0.517</text:p>
          </table:table-cell>
          <table:table-cell table:style-name="ce4" table:formula="of:=[.$C$3]/[.$C35]" office:value-type="float" office:value="21.2422232387923">
            <text:p>21.242</text:p>
          </table:table-cell>
          <table:table-cell/>
          <table:table-cell table:style-name="ce5" office:value-type="float" office:value="33">
            <text:p>33</text:p>
          </table:table-cell>
          <table:table-cell office:value-type="float" office:value="4.318">
            <text:p>4.318</text:p>
          </table:table-cell>
          <table:table-cell office:value-type="float" office:value="3.148">
            <text:p>3.148</text:p>
          </table:table-cell>
          <table:table-cell office:value-type="float" office:value="0.414">
            <text:p>0.414</text:p>
          </table:table-cell>
          <table:table-cell office:value-type="float" office:value="0.579">
            <text:p>0.57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4">
            <text:p>34</text:p>
          </table:table-cell>
          <table:table-cell office:value-type="float" office:value="4.203">
            <text:p>4.203</text:p>
          </table:table-cell>
          <table:table-cell office:value-type="float" office:value="3.108">
            <text:p>3.108</text:p>
          </table:table-cell>
          <table:table-cell office:value-type="float" office:value="0.416">
            <text:p>0.416</text:p>
          </table:table-cell>
          <table:table-cell office:value-type="float" office:value="0.503">
            <text:p>0.503</text:p>
          </table:table-cell>
          <table:table-cell table:style-name="ce4" table:formula="of:=[.$C$3]/[.$C36]" office:value-type="float" office:value="22.0963597430407">
            <text:p>22.096</text:p>
          </table:table-cell>
          <table:table-cell/>
          <table:table-cell table:style-name="ce5" office:value-type="float" office:value="34">
            <text:p>34</text:p>
          </table:table-cell>
          <table:table-cell office:value-type="float" office:value="4.303">
            <text:p>4.303</text:p>
          </table:table-cell>
          <table:table-cell office:value-type="float" office:value="3.118">
            <text:p>3.118</text:p>
          </table:table-cell>
          <table:table-cell office:value-type="float" office:value="0.419">
            <text:p>0.419</text:p>
          </table:table-cell>
          <table:table-cell office:value-type="float" office:value="0.59">
            <text:p>0.5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office:value-type="float" office:value="4.155">
            <text:p>4.155</text:p>
          </table:table-cell>
          <table:table-cell office:value-type="float" office:value="3.07">
            <text:p>3.07</text:p>
          </table:table-cell>
          <table:table-cell office:value-type="float" office:value="0.418">
            <text:p>0.418</text:p>
          </table:table-cell>
          <table:table-cell office:value-type="float" office:value="0.491">
            <text:p>0.491</text:p>
          </table:table-cell>
          <table:table-cell table:style-name="ce4" table:formula="of:=[.$C$3]/[.$C37]" office:value-type="float" office:value="22.3516245487365">
            <text:p>22.352</text:p>
          </table:table-cell>
          <table:table-cell/>
          <table:table-cell table:style-name="ce5" office:value-type="float" office:value="35">
            <text:p>35</text:p>
          </table:table-cell>
          <table:table-cell office:value-type="float" office:value="4.259">
            <text:p>4.259</text:p>
          </table:table-cell>
          <table:table-cell office:value-type="float" office:value="3.085">
            <text:p>3.085</text:p>
          </table:table-cell>
          <table:table-cell office:value-type="float" office:value="0.415">
            <text:p>0.415</text:p>
          </table:table-cell>
          <table:table-cell office:value-type="float" office:value="0.582">
            <text:p>0.58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6">
            <text:p>36</text:p>
          </table:table-cell>
          <table:table-cell office:value-type="float" office:value="4.126">
            <text:p>4.126</text:p>
          </table:table-cell>
          <table:table-cell office:value-type="float" office:value="3.037">
            <text:p>3.037</text:p>
          </table:table-cell>
          <table:table-cell office:value-type="float" office:value="0.414">
            <text:p>0.414</text:p>
          </table:table-cell>
          <table:table-cell office:value-type="float" office:value="0.499">
            <text:p>0.499</text:p>
          </table:table-cell>
          <table:table-cell table:style-name="ce4" table:formula="of:=[.$C$3]/[.$C38]" office:value-type="float" office:value="22.5087251575376">
            <text:p>22.509</text:p>
          </table:table-cell>
          <table:table-cell/>
          <table:table-cell table:style-name="ce5" office:value-type="float" office:value="36">
            <text:p>36</text:p>
          </table:table-cell>
          <table:table-cell office:value-type="float" office:value="4.263">
            <text:p>4.263</text:p>
          </table:table-cell>
          <table:table-cell office:value-type="float" office:value="3.075">
            <text:p>3.075</text:p>
          </table:table-cell>
          <table:table-cell office:value-type="float" office:value="0.416">
            <text:p>0.416</text:p>
          </table:table-cell>
          <table:table-cell office:value-type="float" office:value="0.595">
            <text:p>0.59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7">
            <text:p>37</text:p>
          </table:table-cell>
          <table:table-cell office:value-type="float" office:value="4.008">
            <text:p>4.008</text:p>
          </table:table-cell>
          <table:table-cell office:value-type="float" office:value="2.933">
            <text:p>2.933</text:p>
          </table:table-cell>
          <table:table-cell office:value-type="float" office:value="0.417">
            <text:p>0.417</text:p>
          </table:table-cell>
          <table:table-cell office:value-type="float" office:value="0.482">
            <text:p>0.482</text:p>
          </table:table-cell>
          <table:table-cell table:style-name="ce4" table:formula="of:=[.$C$3]/[.$C39]" office:value-type="float" office:value="23.1714071856287">
            <text:p>23.171</text:p>
          </table:table-cell>
          <table:table-cell/>
          <table:table-cell table:style-name="ce5" office:value-type="float" office:value="37">
            <text:p>37</text:p>
          </table:table-cell>
          <table:table-cell office:value-type="float" office:value="4.116">
            <text:p>4.116</text:p>
          </table:table-cell>
          <table:table-cell office:value-type="float" office:value="2.93">
            <text:p>2.93</text:p>
          </table:table-cell>
          <table:table-cell office:value-type="float" office:value="0.418">
            <text:p>0.418</text:p>
          </table:table-cell>
          <table:table-cell office:value-type="float" office:value="0.593">
            <text:p>0.59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8">
            <text:p>38</text:p>
          </table:table-cell>
          <table:table-cell office:value-type="float" office:value="3.93">
            <text:p>3.93</text:p>
          </table:table-cell>
          <table:table-cell office:value-type="float" office:value="2.842">
            <text:p>2.842</text:p>
          </table:table-cell>
          <table:table-cell office:value-type="float" office:value="0.418">
            <text:p>0.418</text:p>
          </table:table-cell>
          <table:table-cell office:value-type="float" office:value="0.494">
            <text:p>0.494</text:p>
          </table:table-cell>
          <table:table-cell table:style-name="ce4" table:formula="of:=[.$C$3]/[.$C40]" office:value-type="float" office:value="23.6312977099237">
            <text:p>23.631</text:p>
          </table:table-cell>
          <table:table-cell/>
          <table:table-cell table:style-name="ce5" office:value-type="float" office:value="38">
            <text:p>38</text:p>
          </table:table-cell>
          <table:table-cell office:value-type="float" office:value="4.009">
            <text:p>4.009</text:p>
          </table:table-cell>
          <table:table-cell office:value-type="float" office:value="2.838">
            <text:p>2.838</text:p>
          </table:table-cell>
          <table:table-cell office:value-type="float" office:value="0.416">
            <text:p>0.416</text:p>
          </table:table-cell>
          <table:table-cell office:value-type="float" office:value="0.579">
            <text:p>0.57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39">
            <text:p>39</text:p>
          </table:table-cell>
          <table:table-cell office:value-type="float" office:value="3.825">
            <text:p>3.825</text:p>
          </table:table-cell>
          <table:table-cell office:value-type="float" office:value="2.753">
            <text:p>2.753</text:p>
          </table:table-cell>
          <table:table-cell office:value-type="float" office:value="0.417">
            <text:p>0.417</text:p>
          </table:table-cell>
          <table:table-cell office:value-type="float" office:value="0.479">
            <text:p>0.479</text:p>
          </table:table-cell>
          <table:table-cell table:style-name="ce4" table:formula="of:=[.$C$3]/[.$C41]" office:value-type="float" office:value="24.28">
            <text:p>24.280</text:p>
          </table:table-cell>
          <table:table-cell/>
          <table:table-cell table:style-name="ce5" office:value-type="float" office:value="39">
            <text:p>39</text:p>
          </table:table-cell>
          <table:table-cell office:value-type="float" office:value="3.972">
            <text:p>3.972</text:p>
          </table:table-cell>
          <table:table-cell office:value-type="float" office:value="2.79">
            <text:p>2.79</text:p>
          </table:table-cell>
          <table:table-cell office:value-type="float" office:value="0.419">
            <text:p>0.419</text:p>
          </table:table-cell>
          <table:table-cell office:value-type="float" office:value="0.587">
            <text:p>0.58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0">
            <text:p>40</text:p>
          </table:table-cell>
          <table:table-cell office:value-type="float" office:value="3.798">
            <text:p>3.798</text:p>
          </table:table-cell>
          <table:table-cell office:value-type="float" office:value="2.73">
            <text:p>2.73</text:p>
          </table:table-cell>
          <table:table-cell office:value-type="float" office:value="0.414">
            <text:p>0.414</text:p>
          </table:table-cell>
          <table:table-cell office:value-type="float" office:value="0.48">
            <text:p>0.48</text:p>
          </table:table-cell>
          <table:table-cell table:style-name="ce4" table:formula="of:=[.$C$3]/[.$C42]" office:value-type="float" office:value="24.4526066350711">
            <text:p>24.453</text:p>
          </table:table-cell>
          <table:table-cell/>
          <table:table-cell table:style-name="ce5" office:value-type="float" office:value="40">
            <text:p>40</text:p>
          </table:table-cell>
          <table:table-cell office:value-type="float" office:value="3.972">
            <text:p>3.972</text:p>
          </table:table-cell>
          <table:table-cell office:value-type="float" office:value="2.787">
            <text:p>2.787</text:p>
          </table:table-cell>
          <table:table-cell office:value-type="float" office:value="0.414">
            <text:p>0.414</text:p>
          </table:table-cell>
          <table:table-cell office:value-type="float" office:value="0.597">
            <text:p>0.59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1">
            <text:p>41</text:p>
          </table:table-cell>
          <table:table-cell office:value-type="float" office:value="3.805">
            <text:p>3.805</text:p>
          </table:table-cell>
          <table:table-cell office:value-type="float" office:value="2.737">
            <text:p>2.737</text:p>
          </table:table-cell>
          <table:table-cell office:value-type="float" office:value="0.412">
            <text:p>0.412</text:p>
          </table:table-cell>
          <table:table-cell office:value-type="float" office:value="0.482">
            <text:p>0.482</text:p>
          </table:table-cell>
          <table:table-cell table:style-name="ce4" table:formula="of:=[.$C$3]/[.$C43]" office:value-type="float" office:value="24.4076215505913">
            <text:p>24.408</text:p>
          </table:table-cell>
          <table:table-cell/>
          <table:table-cell table:style-name="ce5" office:value-type="float" office:value="41">
            <text:p>41</text:p>
          </table:table-cell>
          <table:table-cell office:value-type="float" office:value="4.037">
            <text:p>4.037</text:p>
          </table:table-cell>
          <table:table-cell office:value-type="float" office:value="2.768">
            <text:p>2.768</text:p>
          </table:table-cell>
          <table:table-cell office:value-type="float" office:value="0.418">
            <text:p>0.418</text:p>
          </table:table-cell>
          <table:table-cell office:value-type="float" office:value="0.675">
            <text:p>0.67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2">
            <text:p>42</text:p>
          </table:table-cell>
          <table:table-cell office:value-type="float" office:value="3.777">
            <text:p>3.777</text:p>
          </table:table-cell>
          <table:table-cell office:value-type="float" office:value="2.693">
            <text:p>2.693</text:p>
          </table:table-cell>
          <table:table-cell office:value-type="float" office:value="0.415">
            <text:p>0.415</text:p>
          </table:table-cell>
          <table:table-cell office:value-type="float" office:value="0.494">
            <text:p>0.494</text:p>
          </table:table-cell>
          <table:table-cell table:style-name="ce4" table:formula="of:=[.$C$3]/[.$C44]" office:value-type="float" office:value="24.5885623510723">
            <text:p>24.589</text:p>
          </table:table-cell>
          <table:table-cell/>
          <table:table-cell table:style-name="ce5" office:value-type="float" office:value="42">
            <text:p>42</text:p>
          </table:table-cell>
          <table:table-cell office:value-type="float" office:value="3.938">
            <text:p>3.938</text:p>
          </table:table-cell>
          <table:table-cell office:value-type="float" office:value="2.738">
            <text:p>2.738</text:p>
          </table:table-cell>
          <table:table-cell office:value-type="float" office:value="0.42">
            <text:p>0.42</text:p>
          </table:table-cell>
          <table:table-cell office:value-type="float" office:value="0.603">
            <text:p>0.60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office:value-type="float" office:value="3.715">
            <text:p>3.715</text:p>
          </table:table-cell>
          <table:table-cell office:value-type="float" office:value="2.626">
            <text:p>2.626</text:p>
          </table:table-cell>
          <table:table-cell office:value-type="float" office:value="0.414">
            <text:p>0.414</text:p>
          </table:table-cell>
          <table:table-cell office:value-type="float" office:value="0.5">
            <text:p>0.5</text:p>
          </table:table-cell>
          <table:table-cell table:style-name="ce4" table:formula="of:=[.$C$3]/[.$C45]" office:value-type="float" office:value="24.9989232839838">
            <text:p>24.999</text:p>
          </table:table-cell>
          <table:table-cell/>
          <table:table-cell table:style-name="ce5" office:value-type="float" office:value="43">
            <text:p>43</text:p>
          </table:table-cell>
          <table:table-cell office:value-type="float" office:value="3.857">
            <text:p>3.857</text:p>
          </table:table-cell>
          <table:table-cell office:value-type="float" office:value="2.629">
            <text:p>2.629</text:p>
          </table:table-cell>
          <table:table-cell office:value-type="float" office:value="0.416">
            <text:p>0.416</text:p>
          </table:table-cell>
          <table:table-cell office:value-type="float" office:value="0.636">
            <text:p>0.63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4">
            <text:p>44</text:p>
          </table:table-cell>
          <table:table-cell office:value-type="float" office:value="3.643">
            <text:p>3.643</text:p>
          </table:table-cell>
          <table:table-cell office:value-type="float" office:value="2.564">
            <text:p>2.564</text:p>
          </table:table-cell>
          <table:table-cell office:value-type="float" office:value="0.416">
            <text:p>0.416</text:p>
          </table:table-cell>
          <table:table-cell office:value-type="float" office:value="0.488">
            <text:p>0.488</text:p>
          </table:table-cell>
          <table:table-cell table:style-name="ce4" table:formula="of:=[.$C$3]/[.$C46]" office:value-type="float" office:value="25.493000274499">
            <text:p>25.493</text:p>
          </table:table-cell>
          <table:table-cell/>
          <table:table-cell table:style-name="ce5" office:value-type="float" office:value="44">
            <text:p>44</text:p>
          </table:table-cell>
          <table:table-cell office:value-type="float" office:value="3.833">
            <text:p>3.833</text:p>
          </table:table-cell>
          <table:table-cell office:value-type="float" office:value="2.64">
            <text:p>2.64</text:p>
          </table:table-cell>
          <table:table-cell office:value-type="float" office:value="0.409">
            <text:p>0.409</text:p>
          </table:table-cell>
          <table:table-cell office:value-type="float" office:value="0.611">
            <text:p>0.61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5">
            <text:p>45</text:p>
          </table:table-cell>
          <table:table-cell office:value-type="float" office:value="3.583">
            <text:p>3.583</text:p>
          </table:table-cell>
          <table:table-cell office:value-type="float" office:value="2.514">
            <text:p>2.514</text:p>
          </table:table-cell>
          <table:table-cell office:value-type="float" office:value="0.415">
            <text:p>0.415</text:p>
          </table:table-cell>
          <table:table-cell office:value-type="float" office:value="0.478">
            <text:p>0.478</text:p>
          </table:table-cell>
          <table:table-cell table:style-name="ce4" table:formula="of:=[.$C$3]/[.$C47]" office:value-type="float" office:value="25.9198995255373">
            <text:p>25.920</text:p>
          </table:table-cell>
          <table:table-cell/>
          <table:table-cell table:style-name="ce5" office:value-type="float" office:value="45">
            <text:p>45</text:p>
          </table:table-cell>
          <table:table-cell office:value-type="float" office:value="3.755">
            <text:p>3.755</text:p>
          </table:table-cell>
          <table:table-cell office:value-type="float" office:value="2.547">
            <text:p>2.547</text:p>
          </table:table-cell>
          <table:table-cell office:value-type="float" office:value="0.417">
            <text:p>0.417</text:p>
          </table:table-cell>
          <table:table-cell office:value-type="float" office:value="0.615">
            <text:p>0.61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6">
            <text:p>46</text:p>
          </table:table-cell>
          <table:table-cell office:value-type="float" office:value="3.598">
            <text:p>3.598</text:p>
          </table:table-cell>
          <table:table-cell office:value-type="float" office:value="2.514">
            <text:p>2.514</text:p>
          </table:table-cell>
          <table:table-cell office:value-type="float" office:value="0.419">
            <text:p>0.419</text:p>
          </table:table-cell>
          <table:table-cell office:value-type="float" office:value="0.488">
            <text:p>0.488</text:p>
          </table:table-cell>
          <table:table-cell table:style-name="ce4" table:formula="of:=[.$C$3]/[.$C48]" office:value-type="float" office:value="25.8118399110617">
            <text:p>25.812</text:p>
          </table:table-cell>
          <table:table-cell/>
          <table:table-cell table:style-name="ce5" office:value-type="float" office:value="46">
            <text:p>46</text:p>
          </table:table-cell>
          <table:table-cell office:value-type="float" office:value="3.718">
            <text:p>3.718</text:p>
          </table:table-cell>
          <table:table-cell office:value-type="float" office:value="2.497">
            <text:p>2.497</text:p>
          </table:table-cell>
          <table:table-cell office:value-type="float" office:value="0.419">
            <text:p>0.419</text:p>
          </table:table-cell>
          <table:table-cell office:value-type="float" office:value="0.625">
            <text:p>0.62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7">
            <text:p>47</text:p>
          </table:table-cell>
          <table:table-cell office:value-type="float" office:value="3.555">
            <text:p>3.555</text:p>
          </table:table-cell>
          <table:table-cell office:value-type="float" office:value="2.449">
            <text:p>2.449</text:p>
          </table:table-cell>
          <table:table-cell office:value-type="float" office:value="0.418">
            <text:p>0.418</text:p>
          </table:table-cell>
          <table:table-cell office:value-type="float" office:value="0.512">
            <text:p>0.512</text:p>
          </table:table-cell>
          <table:table-cell table:style-name="ce4" table:formula="of:=[.$C$3]/[.$C49]" office:value-type="float" office:value="26.1240506329114">
            <text:p>26.124</text:p>
          </table:table-cell>
          <table:table-cell/>
          <table:table-cell table:style-name="ce5" office:value-type="float" office:value="47">
            <text:p>47</text:p>
          </table:table-cell>
          <table:table-cell office:value-type="float" office:value="3.777">
            <text:p>3.777</text:p>
          </table:table-cell>
          <table:table-cell office:value-type="float" office:value="2.518">
            <text:p>2.518</text:p>
          </table:table-cell>
          <table:table-cell office:value-type="float" office:value="0.422">
            <text:p>0.422</text:p>
          </table:table-cell>
          <table:table-cell office:value-type="float" office:value="0.66">
            <text:p>0.6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8">
            <text:p>48</text:p>
          </table:table-cell>
          <table:table-cell office:value-type="float" office:value="3.533">
            <text:p>3.533</text:p>
          </table:table-cell>
          <table:table-cell office:value-type="float" office:value="2.444">
            <text:p>2.444</text:p>
          </table:table-cell>
          <table:table-cell office:value-type="float" office:value="0.419">
            <text:p>0.419</text:p>
          </table:table-cell>
          <table:table-cell office:value-type="float" office:value="0.494">
            <text:p>0.494</text:p>
          </table:table-cell>
          <table:table-cell table:style-name="ce4" table:formula="of:=[.$C$3]/[.$C50]" office:value-type="float" office:value="26.2867251627512">
            <text:p>26.287</text:p>
          </table:table-cell>
          <table:table-cell/>
          <table:table-cell table:style-name="ce5" office:value-type="float" office:value="48">
            <text:p>48</text:p>
          </table:table-cell>
          <table:table-cell office:value-type="float" office:value="3.733">
            <text:p>3.733</text:p>
          </table:table-cell>
          <table:table-cell office:value-type="float" office:value="2.485">
            <text:p>2.485</text:p>
          </table:table-cell>
          <table:table-cell office:value-type="float" office:value="0.417">
            <text:p>0.417</text:p>
          </table:table-cell>
          <table:table-cell office:value-type="float" office:value="0.656">
            <text:p>0.65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49">
            <text:p>49</text:p>
          </table:table-cell>
          <table:table-cell office:value-type="float" office:value="3.545">
            <text:p>3.545</text:p>
          </table:table-cell>
          <table:table-cell office:value-type="float" office:value="2.431">
            <text:p>2.431</text:p>
          </table:table-cell>
          <table:table-cell office:value-type="float" office:value="0.419">
            <text:p>0.419</text:p>
          </table:table-cell>
          <table:table-cell office:value-type="float" office:value="0.519">
            <text:p>0.519</text:p>
          </table:table-cell>
          <table:table-cell table:style-name="ce4" table:formula="of:=[.$C$3]/[.$C51]" office:value-type="float" office:value="26.1977433004231">
            <text:p>26.198</text:p>
          </table:table-cell>
          <table:table-cell/>
          <table:table-cell table:style-name="ce5" office:value-type="float" office:value="49">
            <text:p>49</text:p>
          </table:table-cell>
          <table:table-cell office:value-type="float" office:value="3.783">
            <text:p>3.783</text:p>
          </table:table-cell>
          <table:table-cell office:value-type="float" office:value="2.484">
            <text:p>2.484</text:p>
          </table:table-cell>
          <table:table-cell office:value-type="float" office:value="0.42">
            <text:p>0.42</text:p>
          </table:table-cell>
          <table:table-cell office:value-type="float" office:value="0.704">
            <text:p>0.70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0">
            <text:p>50</text:p>
          </table:table-cell>
          <table:table-cell office:value-type="float" office:value="3.474">
            <text:p>3.474</text:p>
          </table:table-cell>
          <table:table-cell office:value-type="float" office:value="2.38">
            <text:p>2.38</text:p>
          </table:table-cell>
          <table:table-cell office:value-type="float" office:value="0.415">
            <text:p>0.415</text:p>
          </table:table-cell>
          <table:table-cell office:value-type="float" office:value="0.504">
            <text:p>0.504</text:p>
          </table:table-cell>
          <table:table-cell table:style-name="ce4" table:formula="of:=[.$C$3]/[.$C52]" office:value-type="float" office:value="26.7331606217617">
            <text:p>26.733</text:p>
          </table:table-cell>
          <table:table-cell/>
          <table:table-cell table:style-name="ce5" office:value-type="float" office:value="50">
            <text:p>50</text:p>
          </table:table-cell>
          <table:table-cell office:value-type="float" office:value="3.63">
            <text:p>3.63</text:p>
          </table:table-cell>
          <table:table-cell office:value-type="float" office:value="2.39">
            <text:p>2.39</text:p>
          </table:table-cell>
          <table:table-cell office:value-type="float" office:value="0.419">
            <text:p>0.419</text:p>
          </table:table-cell>
          <table:table-cell office:value-type="float" office:value="0.645">
            <text:p>0.64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1">
            <text:p>51</text:p>
          </table:table-cell>
          <table:table-cell office:value-type="float" office:value="3.494">
            <text:p>3.494</text:p>
          </table:table-cell>
          <table:table-cell office:value-type="float" office:value="2.412">
            <text:p>2.412</text:p>
          </table:table-cell>
          <table:table-cell office:value-type="float" office:value="0.412">
            <text:p>0.412</text:p>
          </table:table-cell>
          <table:table-cell office:value-type="float" office:value="0.496">
            <text:p>0.496</text:p>
          </table:table-cell>
          <table:table-cell table:style-name="ce4" table:formula="of:=[.$C$3]/[.$C53]" office:value-type="float" office:value="26.5801373783629">
            <text:p>26.580</text:p>
          </table:table-cell>
          <table:table-cell/>
          <table:table-cell table:style-name="ce5" office:value-type="float" office:value="51">
            <text:p>51</text:p>
          </table:table-cell>
          <table:table-cell office:value-type="float" office:value="3.641">
            <text:p>3.641</text:p>
          </table:table-cell>
          <table:table-cell office:value-type="float" office:value="2.362">
            <text:p>2.362</text:p>
          </table:table-cell>
          <table:table-cell office:value-type="float" office:value="0.42">
            <text:p>0.42</text:p>
          </table:table-cell>
          <table:table-cell office:value-type="float" office:value="0.683">
            <text:p>0.68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2">
            <text:p>52</text:p>
          </table:table-cell>
          <table:table-cell office:value-type="float" office:value="3.423">
            <text:p>3.423</text:p>
          </table:table-cell>
          <table:table-cell office:value-type="float" office:value="2.348">
            <text:p>2.348</text:p>
          </table:table-cell>
          <table:table-cell office:value-type="float" office:value="0.414">
            <text:p>0.414</text:p>
          </table:table-cell>
          <table:table-cell office:value-type="float" office:value="0.488">
            <text:p>0.488</text:p>
          </table:table-cell>
          <table:table-cell table:style-name="ce4" table:formula="of:=[.$C$3]/[.$C54]" office:value-type="float" office:value="27.1314636283961">
            <text:p>27.131</text:p>
          </table:table-cell>
          <table:table-cell/>
          <table:table-cell table:style-name="ce5" office:value-type="float" office:value="52">
            <text:p>52</text:p>
          </table:table-cell>
          <table:table-cell office:value-type="float" office:value="3.573">
            <text:p>3.573</text:p>
          </table:table-cell>
          <table:table-cell office:value-type="float" office:value="2.327">
            <text:p>2.327</text:p>
          </table:table-cell>
          <table:table-cell office:value-type="float" office:value="0.416">
            <text:p>0.416</text:p>
          </table:table-cell>
          <table:table-cell office:value-type="float" office:value="0.657">
            <text:p>0.65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3">
            <text:p>53</text:p>
          </table:table-cell>
          <table:table-cell office:value-type="float" office:value="3.377">
            <text:p>3.377</text:p>
          </table:table-cell>
          <table:table-cell office:value-type="float" office:value="2.283">
            <text:p>2.283</text:p>
          </table:table-cell>
          <table:table-cell office:value-type="float" office:value="0.418">
            <text:p>0.418</text:p>
          </table:table-cell>
          <table:table-cell office:value-type="float" office:value="0.5">
            <text:p>0.5</text:p>
          </table:table-cell>
          <table:table-cell table:style-name="ce4" table:formula="of:=[.$C$3]/[.$C55]" office:value-type="float" office:value="27.5010364228605">
            <text:p>27.501</text:p>
          </table:table-cell>
          <table:table-cell/>
          <table:table-cell table:style-name="ce5" office:value-type="float" office:value="53">
            <text:p>53</text:p>
          </table:table-cell>
          <table:table-cell office:value-type="float" office:value="3.652">
            <text:p>3.652</text:p>
          </table:table-cell>
          <table:table-cell office:value-type="float" office:value="2.368">
            <text:p>2.368</text:p>
          </table:table-cell>
          <table:table-cell office:value-type="float" office:value="0.423">
            <text:p>0.423</text:p>
          </table:table-cell>
          <table:table-cell office:value-type="float" office:value="0.685">
            <text:p>0.68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4">
            <text:p>54</text:p>
          </table:table-cell>
          <table:table-cell office:value-type="float" office:value="3.484">
            <text:p>3.484</text:p>
          </table:table-cell>
          <table:table-cell office:value-type="float" office:value="2.378">
            <text:p>2.378</text:p>
          </table:table-cell>
          <table:table-cell office:value-type="float" office:value="0.421">
            <text:p>0.421</text:p>
          </table:table-cell>
          <table:table-cell office:value-type="float" office:value="0.508">
            <text:p>0.508</text:p>
          </table:table-cell>
          <table:table-cell table:style-name="ce4" table:formula="of:=[.$C$3]/[.$C56]" office:value-type="float" office:value="26.656429391504">
            <text:p>26.656</text:p>
          </table:table-cell>
          <table:table-cell/>
          <table:table-cell table:style-name="ce5" office:value-type="float" office:value="54">
            <text:p>54</text:p>
          </table:table-cell>
          <table:table-cell office:value-type="float" office:value="3.645">
            <text:p>3.645</text:p>
          </table:table-cell>
          <table:table-cell office:value-type="float" office:value="2.352">
            <text:p>2.352</text:p>
          </table:table-cell>
          <table:table-cell office:value-type="float" office:value="0.421">
            <text:p>0.421</text:p>
          </table:table-cell>
          <table:table-cell office:value-type="float" office:value="0.696">
            <text:p>0.69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5">
            <text:p>55</text:p>
          </table:table-cell>
          <table:table-cell office:value-type="float" office:value="3.512">
            <text:p>3.512</text:p>
          </table:table-cell>
          <table:table-cell office:value-type="float" office:value="2.388">
            <text:p>2.388</text:p>
          </table:table-cell>
          <table:table-cell office:value-type="float" office:value="0.422">
            <text:p>0.422</text:p>
          </table:table-cell>
          <table:table-cell office:value-type="float" office:value="0.525">
            <text:p>0.525</text:p>
          </table:table-cell>
          <table:table-cell table:style-name="ce4" table:formula="of:=[.$C$3]/[.$C57]" office:value-type="float" office:value="26.4439066059226">
            <text:p>26.444</text:p>
          </table:table-cell>
          <table:table-cell/>
          <table:table-cell table:style-name="ce5" office:value-type="float" office:value="55">
            <text:p>55</text:p>
          </table:table-cell>
          <table:table-cell office:value-type="float" office:value="3.605">
            <text:p>3.605</text:p>
          </table:table-cell>
          <table:table-cell office:value-type="float" office:value="2.315">
            <text:p>2.315</text:p>
          </table:table-cell>
          <table:table-cell office:value-type="float" office:value="0.42">
            <text:p>0.42</text:p>
          </table:table-cell>
          <table:table-cell office:value-type="float" office:value="0.693">
            <text:p>0.69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6">
            <text:p>56</text:p>
          </table:table-cell>
          <table:table-cell office:value-type="float" office:value="3.497">
            <text:p>3.497</text:p>
          </table:table-cell>
          <table:table-cell office:value-type="float" office:value="2.391">
            <text:p>2.391</text:p>
          </table:table-cell>
          <table:table-cell office:value-type="float" office:value="0.423">
            <text:p>0.423</text:p>
          </table:table-cell>
          <table:table-cell office:value-type="float" office:value="0.507">
            <text:p>0.507</text:p>
          </table:table-cell>
          <table:table-cell table:style-name="ce4" table:formula="of:=[.$C$3]/[.$C58]" office:value-type="float" office:value="26.5573348584501">
            <text:p>26.557</text:p>
          </table:table-cell>
          <table:table-cell/>
          <table:table-cell table:style-name="ce5" office:value-type="float" office:value="56">
            <text:p>56</text:p>
          </table:table-cell>
          <table:table-cell office:value-type="float" office:value="3.621">
            <text:p>3.621</text:p>
          </table:table-cell>
          <table:table-cell office:value-type="float" office:value="2.237">
            <text:p>2.237</text:p>
          </table:table-cell>
          <table:table-cell office:value-type="float" office:value="0.424">
            <text:p>0.424</text:p>
          </table:table-cell>
          <table:table-cell office:value-type="float" office:value="0.784">
            <text:p>0.78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7">
            <text:p>57</text:p>
          </table:table-cell>
          <table:table-cell office:value-type="float" office:value="3.321">
            <text:p>3.321</text:p>
          </table:table-cell>
          <table:table-cell office:value-type="float" office:value="2.216">
            <text:p>2.216</text:p>
          </table:table-cell>
          <table:table-cell office:value-type="float" office:value="0.42">
            <text:p>0.42</text:p>
          </table:table-cell>
          <table:table-cell office:value-type="float" office:value="0.508">
            <text:p>0.508</text:p>
          </table:table-cell>
          <table:table-cell table:style-name="ce4" table:formula="of:=[.$C$3]/[.$C59]" office:value-type="float" office:value="27.9647696476965">
            <text:p>27.965</text:p>
          </table:table-cell>
          <table:table-cell/>
          <table:table-cell table:style-name="ce5" office:value-type="float" office:value="57">
            <text:p>57</text:p>
          </table:table-cell>
          <table:table-cell office:value-type="float" office:value="3.567">
            <text:p>3.567</text:p>
          </table:table-cell>
          <table:table-cell office:value-type="float" office:value="2.28">
            <text:p>2.28</text:p>
          </table:table-cell>
          <table:table-cell office:value-type="float" office:value="0.42">
            <text:p>0.42</text:p>
          </table:table-cell>
          <table:table-cell office:value-type="float" office:value="0.689">
            <text:p>0.68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8">
            <text:p>58</text:p>
          </table:table-cell>
          <table:table-cell office:value-type="float" office:value="3.548">
            <text:p>3.548</text:p>
          </table:table-cell>
          <table:table-cell office:value-type="float" office:value="2.414">
            <text:p>2.414</text:p>
          </table:table-cell>
          <table:table-cell office:value-type="float" office:value="0.42">
            <text:p>0.42</text:p>
          </table:table-cell>
          <table:table-cell office:value-type="float" office:value="0.537">
            <text:p>0.537</text:p>
          </table:table-cell>
          <table:table-cell table:style-name="ce4" table:formula="of:=[.$C$3]/[.$C60]" office:value-type="float" office:value="26.1755918827508">
            <text:p>26.176</text:p>
          </table:table-cell>
          <table:table-cell/>
          <table:table-cell table:style-name="ce5" office:value-type="float" office:value="58">
            <text:p>58</text:p>
          </table:table-cell>
          <table:table-cell office:value-type="float" office:value="3.53">
            <text:p>3.53</text:p>
          </table:table-cell>
          <table:table-cell office:value-type="float" office:value="2.237">
            <text:p>2.237</text:p>
          </table:table-cell>
          <table:table-cell office:value-type="float" office:value="0.419">
            <text:p>0.419</text:p>
          </table:table-cell>
          <table:table-cell office:value-type="float" office:value="0.697">
            <text:p>0.69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59">
            <text:p>59</text:p>
          </table:table-cell>
          <table:table-cell office:value-type="float" office:value="3.37">
            <text:p>3.37</text:p>
          </table:table-cell>
          <table:table-cell office:value-type="float" office:value="2.249">
            <text:p>2.249</text:p>
          </table:table-cell>
          <table:table-cell office:value-type="float" office:value="0.423">
            <text:p>0.423</text:p>
          </table:table-cell>
          <table:table-cell office:value-type="float" office:value="0.522">
            <text:p>0.522</text:p>
          </table:table-cell>
          <table:table-cell table:style-name="ce4" table:formula="of:=[.$C$3]/[.$C61]" office:value-type="float" office:value="27.5581602373887">
            <text:p>27.558</text:p>
          </table:table-cell>
          <table:table-cell/>
          <table:table-cell table:style-name="ce5" office:value-type="float" office:value="59">
            <text:p>59</text:p>
          </table:table-cell>
          <table:table-cell office:value-type="float" office:value="3.56">
            <text:p>3.56</text:p>
          </table:table-cell>
          <table:table-cell office:value-type="float" office:value="2.213">
            <text:p>2.213</text:p>
          </table:table-cell>
          <table:table-cell office:value-type="float" office:value="0.422">
            <text:p>0.422</text:p>
          </table:table-cell>
          <table:table-cell office:value-type="float" office:value="0.748">
            <text:p>0.74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0">
            <text:p>60</text:p>
          </table:table-cell>
          <table:table-cell office:value-type="float" office:value="3.55">
            <text:p>3.55</text:p>
          </table:table-cell>
          <table:table-cell office:value-type="float" office:value="2.424">
            <text:p>2.424</text:p>
          </table:table-cell>
          <table:table-cell office:value-type="float" office:value="0.422">
            <text:p>0.422</text:p>
          </table:table-cell>
          <table:table-cell office:value-type="float" office:value="0.527">
            <text:p>0.527</text:p>
          </table:table-cell>
          <table:table-cell table:style-name="ce4" table:formula="of:=[.$C$3]/[.$C62]" office:value-type="float" office:value="26.1608450704225">
            <text:p>26.161</text:p>
          </table:table-cell>
          <table:table-cell/>
          <table:table-cell table:style-name="ce5" office:value-type="float" office:value="60">
            <text:p>60</text:p>
          </table:table-cell>
          <table:table-cell office:value-type="float" office:value="3.578">
            <text:p>3.578</text:p>
          </table:table-cell>
          <table:table-cell office:value-type="float" office:value="2.24">
            <text:p>2.24</text:p>
          </table:table-cell>
          <table:table-cell office:value-type="float" office:value="0.423">
            <text:p>0.423</text:p>
          </table:table-cell>
          <table:table-cell office:value-type="float" office:value="0.738">
            <text:p>0.73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1">
            <text:p>61</text:p>
          </table:table-cell>
          <table:table-cell office:value-type="float" office:value="3.446">
            <text:p>3.446</text:p>
          </table:table-cell>
          <table:table-cell office:value-type="float" office:value="2.328">
            <text:p>2.328</text:p>
          </table:table-cell>
          <table:table-cell office:value-type="float" office:value="0.422">
            <text:p>0.422</text:p>
          </table:table-cell>
          <table:table-cell office:value-type="float" office:value="0.518">
            <text:p>0.518</text:p>
          </table:table-cell>
          <table:table-cell table:style-name="ce4" table:formula="of:=[.$C$3]/[.$C63]" office:value-type="float" office:value="26.9503772489843">
            <text:p>26.950</text:p>
          </table:table-cell>
          <table:table-cell/>
          <table:table-cell table:style-name="ce5" office:value-type="float" office:value="61">
            <text:p>61</text:p>
          </table:table-cell>
          <table:table-cell office:value-type="float" office:value="3.634">
            <text:p>3.634</text:p>
          </table:table-cell>
          <table:table-cell office:value-type="float" office:value="2.206">
            <text:p>2.206</text:p>
          </table:table-cell>
          <table:table-cell office:value-type="float" office:value="0.423">
            <text:p>0.423</text:p>
          </table:table-cell>
          <table:table-cell office:value-type="float" office:value="0.827">
            <text:p>0.82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2">
            <text:p>62</text:p>
          </table:table-cell>
          <table:table-cell office:value-type="float" office:value="3.347">
            <text:p>3.347</text:p>
          </table:table-cell>
          <table:table-cell office:value-type="float" office:value="2.213">
            <text:p>2.213</text:p>
          </table:table-cell>
          <table:table-cell office:value-type="float" office:value="0.433">
            <text:p>0.433</text:p>
          </table:table-cell>
          <table:table-cell office:value-type="float" office:value="0.524">
            <text:p>0.524</text:p>
          </table:table-cell>
          <table:table-cell table:style-name="ce4" table:formula="of:=[.$C$3]/[.$C64]" office:value-type="float" office:value="27.7475351060651">
            <text:p>27.748</text:p>
          </table:table-cell>
          <table:table-cell/>
          <table:table-cell table:style-name="ce5" office:value-type="float" office:value="62">
            <text:p>62</text:p>
          </table:table-cell>
          <table:table-cell office:value-type="float" office:value="3.538">
            <text:p>3.538</text:p>
          </table:table-cell>
          <table:table-cell office:value-type="float" office:value="2.188">
            <text:p>2.188</text:p>
          </table:table-cell>
          <table:table-cell office:value-type="float" office:value="0.433">
            <text:p>0.433</text:p>
          </table:table-cell>
          <table:table-cell office:value-type="float" office:value="0.741">
            <text:p>0.74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3">
            <text:p>63</text:p>
          </table:table-cell>
          <table:table-cell office:value-type="float" office:value="3.748">
            <text:p>3.748</text:p>
          </table:table-cell>
          <table:table-cell office:value-type="float" office:value="2.565">
            <text:p>2.565</text:p>
          </table:table-cell>
          <table:table-cell office:value-type="float" office:value="0.445">
            <text:p>0.445</text:p>
          </table:table-cell>
          <table:table-cell office:value-type="float" office:value="0.564">
            <text:p>0.564</text:p>
          </table:table-cell>
          <table:table-cell table:style-name="ce4" table:formula="of:=[.$C$3]/[.$C65]" office:value-type="float" office:value="24.7788153681964">
            <text:p>24.779</text:p>
          </table:table-cell>
          <table:table-cell/>
          <table:table-cell table:style-name="ce5" office:value-type="float" office:value="63">
            <text:p>63</text:p>
          </table:table-cell>
          <table:table-cell office:value-type="float" office:value="3.557">
            <text:p>3.557</text:p>
          </table:table-cell>
          <table:table-cell office:value-type="float" office:value="2.182">
            <text:p>2.182</text:p>
          </table:table-cell>
          <table:table-cell office:value-type="float" office:value="0.429">
            <text:p>0.429</text:p>
          </table:table-cell>
          <table:table-cell office:value-type="float" office:value="0.768">
            <text:p>0.76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4">
            <text:p>64</text:p>
          </table:table-cell>
          <table:table-cell office:value-type="float" office:value="3.692">
            <text:p>3.692</text:p>
          </table:table-cell>
          <table:table-cell office:value-type="float" office:value="2.493">
            <text:p>2.493</text:p>
          </table:table-cell>
          <table:table-cell office:value-type="float" office:value="0.463">
            <text:p>0.463</text:p>
          </table:table-cell>
          <table:table-cell office:value-type="float" office:value="0.56">
            <text:p>0.56</text:p>
          </table:table-cell>
          <table:table-cell table:style-name="ce4" table:formula="of:=[.$C$3]/[.$C66]" office:value-type="float" office:value="25.1546587215601">
            <text:p>25.155</text:p>
          </table:table-cell>
          <table:table-cell/>
          <table:table-cell table:style-name="ce5" office:value-type="float" office:value="64">
            <text:p>64</text:p>
          </table:table-cell>
          <table:table-cell office:value-type="float" office:value="3.553">
            <text:p>3.553</text:p>
          </table:table-cell>
          <table:table-cell office:value-type="float" office:value="2.208">
            <text:p>2.208</text:p>
          </table:table-cell>
          <table:table-cell office:value-type="float" office:value="0.433">
            <text:p>0.433</text:p>
          </table:table-cell>
          <table:table-cell office:value-type="float" office:value="0.736">
            <text:p>0.73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5">
            <text:p>65</text:p>
          </table:table-cell>
          <table:table-cell office:value-type="float" office:value="3.61">
            <text:p>3.61</text:p>
          </table:table-cell>
          <table:table-cell office:value-type="float" office:value="2.4">
            <text:p>2.4</text:p>
          </table:table-cell>
          <table:table-cell office:value-type="float" office:value="0.469">
            <text:p>0.469</text:p>
          </table:table-cell>
          <table:table-cell office:value-type="float" office:value="0.565">
            <text:p>0.565</text:p>
          </table:table-cell>
          <table:table-cell table:style-name="ce4" table:formula="of:=[.$C$3]/[.$C67]" office:value-type="float" office:value="25.7260387811634">
            <text:p>25.726</text:p>
          </table:table-cell>
          <table:table-cell/>
          <table:table-cell table:style-name="ce5" office:value-type="float" office:value="65">
            <text:p>65</text:p>
          </table:table-cell>
          <table:table-cell office:value-type="float" office:value="3.523">
            <text:p>3.523</text:p>
          </table:table-cell>
          <table:table-cell office:value-type="float" office:value="2.151">
            <text:p>2.151</text:p>
          </table:table-cell>
          <table:table-cell office:value-type="float" office:value="0.429">
            <text:p>0.429</text:p>
          </table:table-cell>
          <table:table-cell office:value-type="float" office:value="0.768">
            <text:p>0.76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6">
            <text:p>66</text:p>
          </table:table-cell>
          <table:table-cell office:value-type="float" office:value="3.586">
            <text:p>3.586</text:p>
          </table:table-cell>
          <table:table-cell office:value-type="float" office:value="2.378">
            <text:p>2.378</text:p>
          </table:table-cell>
          <table:table-cell office:value-type="float" office:value="0.466">
            <text:p>0.466</text:p>
          </table:table-cell>
          <table:table-cell office:value-type="float" office:value="0.568">
            <text:p>0.568</text:p>
          </table:table-cell>
          <table:table-cell table:style-name="ce4" table:formula="of:=[.$C$3]/[.$C68]" office:value-type="float" office:value="25.8982152816509">
            <text:p>25.898</text:p>
          </table:table-cell>
          <table:table-cell/>
          <table:table-cell table:style-name="ce5" office:value-type="float" office:value="66">
            <text:p>66</text:p>
          </table:table-cell>
          <table:table-cell office:value-type="float" office:value="3.557">
            <text:p>3.557</text:p>
          </table:table-cell>
          <table:table-cell office:value-type="float" office:value="2.164">
            <text:p>2.164</text:p>
          </table:table-cell>
          <table:table-cell office:value-type="float" office:value="0.434">
            <text:p>0.434</text:p>
          </table:table-cell>
          <table:table-cell office:value-type="float" office:value="0.783">
            <text:p>0.78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7">
            <text:p>67</text:p>
          </table:table-cell>
          <table:table-cell office:value-type="float" office:value="3.6">
            <text:p>3.6</text:p>
          </table:table-cell>
          <table:table-cell office:value-type="float" office:value="2.387">
            <text:p>2.387</text:p>
          </table:table-cell>
          <table:table-cell office:value-type="float" office:value="0.465">
            <text:p>0.465</text:p>
          </table:table-cell>
          <table:table-cell office:value-type="float" office:value="0.573">
            <text:p>0.573</text:p>
          </table:table-cell>
          <table:table-cell table:style-name="ce4" table:formula="of:=[.$C$3]/[.$C69]" office:value-type="float" office:value="25.7975">
            <text:p>25.798</text:p>
          </table:table-cell>
          <table:table-cell/>
          <table:table-cell table:style-name="ce5" office:value-type="float" office:value="67">
            <text:p>67</text:p>
          </table:table-cell>
          <table:table-cell office:value-type="float" office:value="3.494">
            <text:p>3.494</text:p>
          </table:table-cell>
          <table:table-cell office:value-type="float" office:value="2.119">
            <text:p>2.119</text:p>
          </table:table-cell>
          <table:table-cell office:value-type="float" office:value="0.428">
            <text:p>0.428</text:p>
          </table:table-cell>
          <table:table-cell office:value-type="float" office:value="0.774">
            <text:p>0.77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8">
            <text:p>68</text:p>
          </table:table-cell>
          <table:table-cell office:value-type="float" office:value="3.712">
            <text:p>3.712</text:p>
          </table:table-cell>
          <table:table-cell office:value-type="float" office:value="2.481">
            <text:p>2.481</text:p>
          </table:table-cell>
          <table:table-cell office:value-type="float" office:value="0.464">
            <text:p>0.464</text:p>
          </table:table-cell>
          <table:table-cell office:value-type="float" office:value="0.592">
            <text:p>0.592</text:p>
          </table:table-cell>
          <table:table-cell table:style-name="ce4" table:formula="of:=[.$C$3]/[.$C70]" office:value-type="float" office:value="25.0191271551724">
            <text:p>25.019</text:p>
          </table:table-cell>
          <table:table-cell/>
          <table:table-cell table:style-name="ce5" office:value-type="float" office:value="68">
            <text:p>68</text:p>
          </table:table-cell>
          <table:table-cell office:value-type="float" office:value="3.511">
            <text:p>3.511</text:p>
          </table:table-cell>
          <table:table-cell office:value-type="float" office:value="2.14">
            <text:p>2.14</text:p>
          </table:table-cell>
          <table:table-cell office:value-type="float" office:value="0.429">
            <text:p>0.429</text:p>
          </table:table-cell>
          <table:table-cell office:value-type="float" office:value="0.765">
            <text:p>0.76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69">
            <text:p>69</text:p>
          </table:table-cell>
          <table:table-cell office:value-type="float" office:value="3.633">
            <text:p>3.633</text:p>
          </table:table-cell>
          <table:table-cell office:value-type="float" office:value="2.414">
            <text:p>2.414</text:p>
          </table:table-cell>
          <table:table-cell office:value-type="float" office:value="0.462">
            <text:p>0.462</text:p>
          </table:table-cell>
          <table:table-cell office:value-type="float" office:value="0.581">
            <text:p>0.581</text:p>
          </table:table-cell>
          <table:table-cell table:style-name="ce4" table:formula="of:=[.$C$3]/[.$C71]" office:value-type="float" office:value="25.5631709331131">
            <text:p>25.563</text:p>
          </table:table-cell>
          <table:table-cell/>
          <table:table-cell table:style-name="ce5" office:value-type="float" office:value="69">
            <text:p>69</text:p>
          </table:table-cell>
          <table:table-cell office:value-type="float" office:value="3.531">
            <text:p>3.531</text:p>
          </table:table-cell>
          <table:table-cell office:value-type="float" office:value="2.125">
            <text:p>2.125</text:p>
          </table:table-cell>
          <table:table-cell office:value-type="float" office:value="0.431">
            <text:p>0.431</text:p>
          </table:table-cell>
          <table:table-cell office:value-type="float" office:value="0.799">
            <text:p>0.79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0">
            <text:p>70</text:p>
          </table:table-cell>
          <table:table-cell office:value-type="float" office:value="3.651">
            <text:p>3.651</text:p>
          </table:table-cell>
          <table:table-cell office:value-type="float" office:value="2.425">
            <text:p>2.425</text:p>
          </table:table-cell>
          <table:table-cell office:value-type="float" office:value="0.467">
            <text:p>0.467</text:p>
          </table:table-cell>
          <table:table-cell office:value-type="float" office:value="0.585">
            <text:p>0.585</text:p>
          </table:table-cell>
          <table:table-cell table:style-name="ce4" table:formula="of:=[.$C$3]/[.$C72]" office:value-type="float" office:value="25.4371405094495">
            <text:p>25.437</text:p>
          </table:table-cell>
          <table:table-cell/>
          <table:table-cell table:style-name="ce5" office:value-type="float" office:value="70">
            <text:p>70</text:p>
          </table:table-cell>
          <table:table-cell office:value-type="float" office:value="3.564">
            <text:p>3.564</text:p>
          </table:table-cell>
          <table:table-cell office:value-type="float" office:value="2.134">
            <text:p>2.134</text:p>
          </table:table-cell>
          <table:table-cell office:value-type="float" office:value="0.457">
            <text:p>0.457</text:p>
          </table:table-cell>
          <table:table-cell office:value-type="float" office:value="0.796">
            <text:p>0.79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1">
            <text:p>71</text:p>
          </table:table-cell>
          <table:table-cell office:value-type="float" office:value="3.858">
            <text:p>3.858</text:p>
          </table:table-cell>
          <table:table-cell office:value-type="float" office:value="2.616">
            <text:p>2.616</text:p>
          </table:table-cell>
          <table:table-cell office:value-type="float" office:value="0.463">
            <text:p>0.463</text:p>
          </table:table-cell>
          <table:table-cell office:value-type="float" office:value="0.606">
            <text:p>0.606</text:p>
          </table:table-cell>
          <table:table-cell table:style-name="ce4" table:formula="of:=[.$C$3]/[.$C73]" office:value-type="float" office:value="24.0723172628305">
            <text:p>24.072</text:p>
          </table:table-cell>
          <table:table-cell/>
          <table:table-cell table:style-name="ce5" office:value-type="float" office:value="71">
            <text:p>71</text:p>
          </table:table-cell>
          <table:table-cell office:value-type="float" office:value="3.556">
            <text:p>3.556</text:p>
          </table:table-cell>
          <table:table-cell office:value-type="float" office:value="2.155">
            <text:p>2.155</text:p>
          </table:table-cell>
          <table:table-cell office:value-type="float" office:value="0.434">
            <text:p>0.434</text:p>
          </table:table-cell>
          <table:table-cell office:value-type="float" office:value="0.791">
            <text:p>0.79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2">
            <text:p>72</text:p>
          </table:table-cell>
          <table:table-cell office:value-type="float" office:value="3.844">
            <text:p>3.844</text:p>
          </table:table-cell>
          <table:table-cell office:value-type="float" office:value="2.588">
            <text:p>2.588</text:p>
          </table:table-cell>
          <table:table-cell office:value-type="float" office:value="0.469">
            <text:p>0.469</text:p>
          </table:table-cell>
          <table:table-cell office:value-type="float" office:value="0.612">
            <text:p>0.612</text:p>
          </table:table-cell>
          <table:table-cell table:style-name="ce4" table:formula="of:=[.$C$3]/[.$C74]" office:value-type="float" office:value="24.1599895941727">
            <text:p>24.160</text:p>
          </table:table-cell>
          <table:table-cell/>
          <table:table-cell table:style-name="ce5" office:value-type="float" office:value="72">
            <text:p>72</text:p>
          </table:table-cell>
          <table:table-cell office:value-type="float" office:value="3.594">
            <text:p>3.594</text:p>
          </table:table-cell>
          <table:table-cell office:value-type="float" office:value="2.182">
            <text:p>2.182</text:p>
          </table:table-cell>
          <table:table-cell office:value-type="float" office:value="0.437">
            <text:p>0.437</text:p>
          </table:table-cell>
          <table:table-cell office:value-type="float" office:value="0.799">
            <text:p>0.79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3">
            <text:p>73</text:p>
          </table:table-cell>
          <table:table-cell office:value-type="float" office:value="3.768">
            <text:p>3.768</text:p>
          </table:table-cell>
          <table:table-cell office:value-type="float" office:value="2.52">
            <text:p>2.52</text:p>
          </table:table-cell>
          <table:table-cell office:value-type="float" office:value="0.46">
            <text:p>0.46</text:p>
          </table:table-cell>
          <table:table-cell office:value-type="float" office:value="0.615">
            <text:p>0.615</text:p>
          </table:table-cell>
          <table:table-cell table:style-name="ce4" table:formula="of:=[.$C$3]/[.$C75]" office:value-type="float" office:value="24.6472929936306">
            <text:p>24.647</text:p>
          </table:table-cell>
          <table:table-cell/>
          <table:table-cell table:style-name="ce5" office:value-type="float" office:value="73">
            <text:p>73</text:p>
          </table:table-cell>
          <table:table-cell office:value-type="float" office:value="3.556">
            <text:p>3.556</text:p>
          </table:table-cell>
          <table:table-cell office:value-type="float" office:value="2.13">
            <text:p>2.13</text:p>
          </table:table-cell>
          <table:table-cell office:value-type="float" office:value="0.435">
            <text:p>0.435</text:p>
          </table:table-cell>
          <table:table-cell office:value-type="float" office:value="0.815">
            <text:p>0.81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4">
            <text:p>74</text:p>
          </table:table-cell>
          <table:table-cell office:value-type="float" office:value="3.979">
            <text:p>3.979</text:p>
          </table:table-cell>
          <table:table-cell office:value-type="float" office:value="2.726">
            <text:p>2.726</text:p>
          </table:table-cell>
          <table:table-cell office:value-type="float" office:value="0.468">
            <text:p>0.468</text:p>
          </table:table-cell>
          <table:table-cell office:value-type="float" office:value="0.611">
            <text:p>0.611</text:p>
          </table:table-cell>
          <table:table-cell table:style-name="ce4" table:formula="of:=[.$C$3]/[.$C76]" office:value-type="float" office:value="23.3402865041468">
            <text:p>23.340</text:p>
          </table:table-cell>
          <table:table-cell/>
          <table:table-cell table:style-name="ce5" office:value-type="float" office:value="74">
            <text:p>74</text:p>
          </table:table-cell>
          <table:table-cell office:value-type="float" office:value="3.51">
            <text:p>3.51</text:p>
          </table:table-cell>
          <table:table-cell office:value-type="float" office:value="2.104">
            <text:p>2.104</text:p>
          </table:table-cell>
          <table:table-cell office:value-type="float" office:value="0.433">
            <text:p>0.433</text:p>
          </table:table-cell>
          <table:table-cell office:value-type="float" office:value="0.798">
            <text:p>0.79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5">
            <text:p>75</text:p>
          </table:table-cell>
          <table:table-cell office:value-type="float" office:value="3.864">
            <text:p>3.864</text:p>
          </table:table-cell>
          <table:table-cell office:value-type="float" office:value="2.586">
            <text:p>2.586</text:p>
          </table:table-cell>
          <table:table-cell office:value-type="float" office:value="0.466">
            <text:p>0.466</text:p>
          </table:table-cell>
          <table:table-cell office:value-type="float" office:value="0.638">
            <text:p>0.638</text:p>
          </table:table-cell>
          <table:table-cell table:style-name="ce4" table:formula="of:=[.$C$3]/[.$C77]" office:value-type="float" office:value="24.0349378881988">
            <text:p>24.035</text:p>
          </table:table-cell>
          <table:table-cell/>
          <table:table-cell table:style-name="ce5" office:value-type="float" office:value="75">
            <text:p>75</text:p>
          </table:table-cell>
          <table:table-cell office:value-type="float" office:value="3.585">
            <text:p>3.585</text:p>
          </table:table-cell>
          <table:table-cell office:value-type="float" office:value="2.129">
            <text:p>2.129</text:p>
          </table:table-cell>
          <table:table-cell office:value-type="float" office:value="0.436">
            <text:p>0.436</text:p>
          </table:table-cell>
          <table:table-cell office:value-type="float" office:value="0.844">
            <text:p>0.84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6">
            <text:p>76</text:p>
          </table:table-cell>
          <table:table-cell office:value-type="float" office:value="3.886">
            <text:p>3.886</text:p>
          </table:table-cell>
          <table:table-cell office:value-type="float" office:value="2.62">
            <text:p>2.62</text:p>
          </table:table-cell>
          <table:table-cell office:value-type="float" office:value="0.463">
            <text:p>0.463</text:p>
          </table:table-cell>
          <table:table-cell office:value-type="float" office:value="0.631">
            <text:p>0.631</text:p>
          </table:table-cell>
          <table:table-cell table:style-name="ce4" table:formula="of:=[.$C$3]/[.$C78]" office:value-type="float" office:value="23.8988677303139">
            <text:p>23.899</text:p>
          </table:table-cell>
          <table:table-cell/>
          <table:table-cell table:style-name="ce5" office:value-type="float" office:value="76">
            <text:p>76</text:p>
          </table:table-cell>
          <table:table-cell office:value-type="float" office:value="3.587">
            <text:p>3.587</text:p>
          </table:table-cell>
          <table:table-cell office:value-type="float" office:value="2.121">
            <text:p>2.121</text:p>
          </table:table-cell>
          <table:table-cell office:value-type="float" office:value="0.429">
            <text:p>0.429</text:p>
          </table:table-cell>
          <table:table-cell office:value-type="float" office:value="0.861">
            <text:p>0.86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7">
            <text:p>77</text:p>
          </table:table-cell>
          <table:table-cell office:value-type="float" office:value="3.881">
            <text:p>3.881</text:p>
          </table:table-cell>
          <table:table-cell office:value-type="float" office:value="2.571">
            <text:p>2.571</text:p>
          </table:table-cell>
          <table:table-cell office:value-type="float" office:value="0.463">
            <text:p>0.463</text:p>
          </table:table-cell>
          <table:table-cell office:value-type="float" office:value="0.673">
            <text:p>0.673</text:p>
          </table:table-cell>
          <table:table-cell table:style-name="ce4" table:formula="of:=[.$C$3]/[.$C79]" office:value-type="float" office:value="23.9296573048183">
            <text:p>23.930</text:p>
          </table:table-cell>
          <table:table-cell/>
          <table:table-cell table:style-name="ce5" office:value-type="float" office:value="77">
            <text:p>77</text:p>
          </table:table-cell>
          <table:table-cell office:value-type="float" office:value="3.607">
            <text:p>3.607</text:p>
          </table:table-cell>
          <table:table-cell office:value-type="float" office:value="2.148">
            <text:p>2.148</text:p>
          </table:table-cell>
          <table:table-cell office:value-type="float" office:value="0.431">
            <text:p>0.431</text:p>
          </table:table-cell>
          <table:table-cell office:value-type="float" office:value="0.852">
            <text:p>0.85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8">
            <text:p>78</text:p>
          </table:table-cell>
          <table:table-cell office:value-type="float" office:value="3.72">
            <text:p>3.72</text:p>
          </table:table-cell>
          <table:table-cell office:value-type="float" office:value="2.439">
            <text:p>2.439</text:p>
          </table:table-cell>
          <table:table-cell office:value-type="float" office:value="0.459">
            <text:p>0.459</text:p>
          </table:table-cell>
          <table:table-cell office:value-type="float" office:value="0.649">
            <text:p>0.649</text:p>
          </table:table-cell>
          <table:table-cell table:style-name="ce4" table:formula="of:=[.$C$3]/[.$C80]" office:value-type="float" office:value="24.9653225806452">
            <text:p>24.965</text:p>
          </table:table-cell>
          <table:table-cell/>
          <table:table-cell table:style-name="ce5" office:value-type="float" office:value="78">
            <text:p>78</text:p>
          </table:table-cell>
          <table:table-cell office:value-type="float" office:value="3.588">
            <text:p>3.588</text:p>
          </table:table-cell>
          <table:table-cell office:value-type="float" office:value="2.141">
            <text:p>2.141</text:p>
          </table:table-cell>
          <table:table-cell office:value-type="float" office:value="0.432">
            <text:p>0.432</text:p>
          </table:table-cell>
          <table:table-cell office:value-type="float" office:value="0.839">
            <text:p>0.83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79">
            <text:p>79</text:p>
          </table:table-cell>
          <table:table-cell office:value-type="float" office:value="3.856">
            <text:p>3.856</text:p>
          </table:table-cell>
          <table:table-cell office:value-type="float" office:value="2.535">
            <text:p>2.535</text:p>
          </table:table-cell>
          <table:table-cell office:value-type="float" office:value="0.463">
            <text:p>0.463</text:p>
          </table:table-cell>
          <table:table-cell office:value-type="float" office:value="0.683">
            <text:p>0.683</text:p>
          </table:table-cell>
          <table:table-cell table:style-name="ce4" table:formula="of:=[.$C$3]/[.$C81]" office:value-type="float" office:value="24.0848029045643">
            <text:p>24.085</text:p>
          </table:table-cell>
          <table:table-cell/>
          <table:table-cell table:style-name="ce5" office:value-type="float" office:value="79">
            <text:p>79</text:p>
          </table:table-cell>
          <table:table-cell office:value-type="float" office:value="3.586">
            <text:p>3.586</text:p>
          </table:table-cell>
          <table:table-cell office:value-type="float" office:value="2.114">
            <text:p>2.114</text:p>
          </table:table-cell>
          <table:table-cell office:value-type="float" office:value="0.428">
            <text:p>0.428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0">
            <text:p>80</text:p>
          </table:table-cell>
          <table:table-cell office:value-type="float" office:value="4.077">
            <text:p>4.077</text:p>
          </table:table-cell>
          <table:table-cell office:value-type="float" office:value="2.782">
            <text:p>2.782</text:p>
          </table:table-cell>
          <table:table-cell office:value-type="float" office:value="0.464">
            <text:p>0.464</text:p>
          </table:table-cell>
          <table:table-cell office:value-type="float" office:value="0.657">
            <text:p>0.657</text:p>
          </table:table-cell>
          <table:table-cell table:style-name="ce4" table:formula="of:=[.$C$3]/[.$C82]" office:value-type="float" office:value="22.7792494481236">
            <text:p>22.779</text:p>
          </table:table-cell>
          <table:table-cell/>
          <table:table-cell table:style-name="ce5" office:value-type="float" office:value="80">
            <text:p>80</text:p>
          </table:table-cell>
          <table:table-cell office:value-type="float" office:value="3.608">
            <text:p>3.608</text:p>
          </table:table-cell>
          <table:table-cell office:value-type="float" office:value="2.117">
            <text:p>2.117</text:p>
          </table:table-cell>
          <table:table-cell office:value-type="float" office:value="0.437">
            <text:p>0.437</text:p>
          </table:table-cell>
          <table:table-cell office:value-type="float" office:value="0.878">
            <text:p>0.87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1">
            <text:p>81</text:p>
          </table:table-cell>
          <table:table-cell office:value-type="float" office:value="3.875">
            <text:p>3.875</text:p>
          </table:table-cell>
          <table:table-cell office:value-type="float" office:value="2.557">
            <text:p>2.557</text:p>
          </table:table-cell>
          <table:table-cell office:value-type="float" office:value="0.48">
            <text:p>0.48</text:p>
          </table:table-cell>
          <table:table-cell office:value-type="float" office:value="0.663">
            <text:p>0.663</text:p>
          </table:table-cell>
          <table:table-cell table:style-name="ce4" table:formula="of:=[.$C$3]/[.$C83]" office:value-type="float" office:value="23.9667096774194">
            <text:p>23.967</text:p>
          </table:table-cell>
          <table:table-cell/>
          <table:table-cell table:style-name="ce5" office:value-type="float" office:value="81">
            <text:p>81</text:p>
          </table:table-cell>
          <table:table-cell office:value-type="float" office:value="3.542">
            <text:p>3.542</text:p>
          </table:table-cell>
          <table:table-cell office:value-type="float" office:value="2.079">
            <text:p>2.079</text:p>
          </table:table-cell>
          <table:table-cell office:value-type="float" office:value="0.436">
            <text:p>0.436</text:p>
          </table:table-cell>
          <table:table-cell office:value-type="float" office:value="0.85">
            <text:p>0.8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2">
            <text:p>82</text:p>
          </table:table-cell>
          <table:table-cell office:value-type="float" office:value="4.003">
            <text:p>4.003</text:p>
          </table:table-cell>
          <table:table-cell office:value-type="float" office:value="2.689">
            <text:p>2.689</text:p>
          </table:table-cell>
          <table:table-cell office:value-type="float" office:value="0.461">
            <text:p>0.461</text:p>
          </table:table-cell>
          <table:table-cell office:value-type="float" office:value="0.681">
            <text:p>0.681</text:p>
          </table:table-cell>
          <table:table-cell table:style-name="ce4" table:formula="of:=[.$C$3]/[.$C84]" office:value-type="float" office:value="23.2003497376967">
            <text:p>23.200</text:p>
          </table:table-cell>
          <table:table-cell/>
          <table:table-cell table:style-name="ce5" office:value-type="float" office:value="82">
            <text:p>82</text:p>
          </table:table-cell>
          <table:table-cell office:value-type="float" office:value="3.579">
            <text:p>3.579</text:p>
          </table:table-cell>
          <table:table-cell office:value-type="float" office:value="2.107">
            <text:p>2.107</text:p>
          </table:table-cell>
          <table:table-cell office:value-type="float" office:value="0.433">
            <text:p>0.433</text:p>
          </table:table-cell>
          <table:table-cell office:value-type="float" office:value="0.864">
            <text:p>0.86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3">
            <text:p>83</text:p>
          </table:table-cell>
          <table:table-cell office:value-type="float" office:value="3.82">
            <text:p>3.82</text:p>
          </table:table-cell>
          <table:table-cell office:value-type="float" office:value="2.515">
            <text:p>2.515</text:p>
          </table:table-cell>
          <table:table-cell office:value-type="float" office:value="0.466">
            <text:p>0.466</text:p>
          </table:table-cell>
          <table:table-cell office:value-type="float" office:value="0.667">
            <text:p>0.667</text:p>
          </table:table-cell>
          <table:table-cell table:style-name="ce4" table:formula="of:=[.$C$3]/[.$C85]" office:value-type="float" office:value="24.311780104712">
            <text:p>24.312</text:p>
          </table:table-cell>
          <table:table-cell/>
          <table:table-cell table:style-name="ce5" office:value-type="float" office:value="83">
            <text:p>83</text:p>
          </table:table-cell>
          <table:table-cell office:value-type="float" office:value="3.639">
            <text:p>3.639</text:p>
          </table:table-cell>
          <table:table-cell office:value-type="float" office:value="2.132">
            <text:p>2.132</text:p>
          </table:table-cell>
          <table:table-cell office:value-type="float" office:value="0.438">
            <text:p>0.438</text:p>
          </table:table-cell>
          <table:table-cell office:value-type="float" office:value="0.892">
            <text:p>0.89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4">
            <text:p>84</text:p>
          </table:table-cell>
          <table:table-cell office:value-type="float" office:value="3.804">
            <text:p>3.804</text:p>
          </table:table-cell>
          <table:table-cell office:value-type="float" office:value="2.486">
            <text:p>2.486</text:p>
          </table:table-cell>
          <table:table-cell office:value-type="float" office:value="0.461">
            <text:p>0.461</text:p>
          </table:table-cell>
          <table:table-cell office:value-type="float" office:value="0.684">
            <text:p>0.684</text:p>
          </table:table-cell>
          <table:table-cell table:style-name="ce4" table:formula="of:=[.$C$3]/[.$C86]" office:value-type="float" office:value="24.4140378548896">
            <text:p>24.414</text:p>
          </table:table-cell>
          <table:table-cell/>
          <table:table-cell table:style-name="ce5" office:value-type="float" office:value="84">
            <text:p>84</text:p>
          </table:table-cell>
          <table:table-cell office:value-type="float" office:value="3.575">
            <text:p>3.575</text:p>
          </table:table-cell>
          <table:table-cell office:value-type="float" office:value="2.084">
            <text:p>2.084</text:p>
          </table:table-cell>
          <table:table-cell office:value-type="float" office:value="0.433">
            <text:p>0.433</text:p>
          </table:table-cell>
          <table:table-cell office:value-type="float" office:value="0.882">
            <text:p>0.88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5">
            <text:p>85</text:p>
          </table:table-cell>
          <table:table-cell office:value-type="float" office:value="3.577">
            <text:p>3.577</text:p>
          </table:table-cell>
          <table:table-cell office:value-type="float" office:value="2.274">
            <text:p>2.274</text:p>
          </table:table-cell>
          <table:table-cell office:value-type="float" office:value="0.465">
            <text:p>0.465</text:p>
          </table:table-cell>
          <table:table-cell office:value-type="float" office:value="0.667">
            <text:p>0.667</text:p>
          </table:table-cell>
          <table:table-cell table:style-name="ce4" table:formula="of:=[.$C$3]/[.$C87]" office:value-type="float" office:value="25.9633771316746">
            <text:p>25.963</text:p>
          </table:table-cell>
          <table:table-cell/>
          <table:table-cell table:style-name="ce5" office:value-type="float" office:value="85">
            <text:p>85</text:p>
          </table:table-cell>
          <table:table-cell office:value-type="float" office:value="3.616">
            <text:p>3.616</text:p>
          </table:table-cell>
          <table:table-cell office:value-type="float" office:value="2.097">
            <text:p>2.097</text:p>
          </table:table-cell>
          <table:table-cell office:value-type="float" office:value="0.435">
            <text:p>0.435</text:p>
          </table:table-cell>
          <table:table-cell office:value-type="float" office:value="0.909">
            <text:p>0.90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6">
            <text:p>86</text:p>
          </table:table-cell>
          <table:table-cell office:value-type="float" office:value="3.697">
            <text:p>3.697</text:p>
          </table:table-cell>
          <table:table-cell office:value-type="float" office:value="2.404">
            <text:p>2.404</text:p>
          </table:table-cell>
          <table:table-cell office:value-type="float" office:value="0.461">
            <text:p>0.461</text:p>
          </table:table-cell>
          <table:table-cell office:value-type="float" office:value="0.66">
            <text:p>0.66</text:p>
          </table:table-cell>
          <table:table-cell table:style-name="ce4" table:formula="of:=[.$C$3]/[.$C88]" office:value-type="float" office:value="25.1206383554233">
            <text:p>25.121</text:p>
          </table:table-cell>
          <table:table-cell/>
          <table:table-cell table:style-name="ce5" office:value-type="float" office:value="86">
            <text:p>86</text:p>
          </table:table-cell>
          <table:table-cell office:value-type="float" office:value="3.638">
            <text:p>3.638</text:p>
          </table:table-cell>
          <table:table-cell office:value-type="float" office:value="2.092">
            <text:p>2.092</text:p>
          </table:table-cell>
          <table:table-cell office:value-type="float" office:value="0.436">
            <text:p>0.436</text:p>
          </table:table-cell>
          <table:table-cell office:value-type="float" office:value="0.933">
            <text:p>0.93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7">
            <text:p>87</text:p>
          </table:table-cell>
          <table:table-cell office:value-type="float" office:value="3.661">
            <text:p>3.661</text:p>
          </table:table-cell>
          <table:table-cell office:value-type="float" office:value="2.346">
            <text:p>2.346</text:p>
          </table:table-cell>
          <table:table-cell office:value-type="float" office:value="0.463">
            <text:p>0.463</text:p>
          </table:table-cell>
          <table:table-cell office:value-type="float" office:value="0.679">
            <text:p>0.679</text:p>
          </table:table-cell>
          <table:table-cell table:style-name="ce4" table:formula="of:=[.$C$3]/[.$C89]" office:value-type="float" office:value="25.3676591095329">
            <text:p>25.368</text:p>
          </table:table-cell>
          <table:table-cell/>
          <table:table-cell table:style-name="ce5" office:value-type="float" office:value="87">
            <text:p>87</text:p>
          </table:table-cell>
          <table:table-cell office:value-type="float" office:value="3.603">
            <text:p>3.603</text:p>
          </table:table-cell>
          <table:table-cell office:value-type="float" office:value="2.114">
            <text:p>2.114</text:p>
          </table:table-cell>
          <table:table-cell office:value-type="float" office:value="0.433">
            <text:p>0.433</text:p>
          </table:table-cell>
          <table:table-cell office:value-type="float" office:value="0.88">
            <text:p>0.8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8">
            <text:p>88</text:p>
          </table:table-cell>
          <table:table-cell office:value-type="float" office:value="4.075">
            <text:p>4.075</text:p>
          </table:table-cell>
          <table:table-cell office:value-type="float" office:value="2.763">
            <text:p>2.763</text:p>
          </table:table-cell>
          <table:table-cell office:value-type="float" office:value="0.458">
            <text:p>0.458</text:p>
          </table:table-cell>
          <table:table-cell office:value-type="float" office:value="0.685">
            <text:p>0.685</text:p>
          </table:table-cell>
          <table:table-cell table:style-name="ce4" table:formula="of:=[.$C$3]/[.$C90]" office:value-type="float" office:value="22.7904294478528">
            <text:p>22.790</text:p>
          </table:table-cell>
          <table:table-cell/>
          <table:table-cell table:style-name="ce5" office:value-type="float" office:value="88">
            <text:p>88</text:p>
          </table:table-cell>
          <table:table-cell office:value-type="float" office:value="3.612">
            <text:p>3.612</text:p>
          </table:table-cell>
          <table:table-cell office:value-type="float" office:value="2.079">
            <text:p>2.079</text:p>
          </table:table-cell>
          <table:table-cell office:value-type="float" office:value="0.434">
            <text:p>0.434</text:p>
          </table:table-cell>
          <table:table-cell office:value-type="float" office:value="0.923">
            <text:p>0.92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89">
            <text:p>89</text:p>
          </table:table-cell>
          <table:table-cell office:value-type="float" office:value="3.975">
            <text:p>3.975</text:p>
          </table:table-cell>
          <table:table-cell office:value-type="float" office:value="2.628">
            <text:p>2.628</text:p>
          </table:table-cell>
          <table:table-cell office:value-type="float" office:value="0.466">
            <text:p>0.466</text:p>
          </table:table-cell>
          <table:table-cell office:value-type="float" office:value="0.71">
            <text:p>0.71</text:p>
          </table:table-cell>
          <table:table-cell table:style-name="ce4" table:formula="of:=[.$C$3]/[.$C91]" office:value-type="float" office:value="23.3637735849057">
            <text:p>23.364</text:p>
          </table:table-cell>
          <table:table-cell/>
          <table:table-cell table:style-name="ce5" office:value-type="float" office:value="89">
            <text:p>89</text:p>
          </table:table-cell>
          <table:table-cell office:value-type="float" office:value="3.674">
            <text:p>3.674</text:p>
          </table:table-cell>
          <table:table-cell office:value-type="float" office:value="2.111">
            <text:p>2.111</text:p>
          </table:table-cell>
          <table:table-cell office:value-type="float" office:value="0.436">
            <text:p>0.436</text:p>
          </table:table-cell>
          <table:table-cell office:value-type="float" office:value="0.95">
            <text:p>0.9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0">
            <text:p>90</text:p>
          </table:table-cell>
          <table:table-cell office:value-type="float" office:value="4.035">
            <text:p>4.035</text:p>
          </table:table-cell>
          <table:table-cell office:value-type="float" office:value="2.653">
            <text:p>2.653</text:p>
          </table:table-cell>
          <table:table-cell office:value-type="float" office:value="0.458">
            <text:p>0.458</text:p>
          </table:table-cell>
          <table:table-cell office:value-type="float" office:value="0.752">
            <text:p>0.752</text:p>
          </table:table-cell>
          <table:table-cell table:style-name="ce4" table:formula="of:=[.$C$3]/[.$C92]" office:value-type="float" office:value="23.0163568773234">
            <text:p>23.016</text:p>
          </table:table-cell>
          <table:table-cell/>
          <table:table-cell table:style-name="ce5" office:value-type="float" office:value="90">
            <text:p>90</text:p>
          </table:table-cell>
          <table:table-cell office:value-type="float" office:value="3.699">
            <text:p>3.699</text:p>
          </table:table-cell>
          <table:table-cell office:value-type="float" office:value="2.163">
            <text:p>2.163</text:p>
          </table:table-cell>
          <table:table-cell office:value-type="float" office:value="0.433">
            <text:p>0.433</text:p>
          </table:table-cell>
          <table:table-cell office:value-type="float" office:value="0.927">
            <text:p>0.92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1">
            <text:p>91</text:p>
          </table:table-cell>
          <table:table-cell office:value-type="float" office:value="3.908">
            <text:p>3.908</text:p>
          </table:table-cell>
          <table:table-cell office:value-type="float" office:value="2.534">
            <text:p>2.534</text:p>
          </table:table-cell>
          <table:table-cell office:value-type="float" office:value="0.465">
            <text:p>0.465</text:p>
          </table:table-cell>
          <table:table-cell office:value-type="float" office:value="0.736">
            <text:p>0.736</text:p>
          </table:table-cell>
          <table:table-cell table:style-name="ce4" table:formula="of:=[.$C$3]/[.$C93]" office:value-type="float" office:value="23.764329580348">
            <text:p>23.764</text:p>
          </table:table-cell>
          <table:table-cell/>
          <table:table-cell table:style-name="ce5" office:value-type="float" office:value="91">
            <text:p>91</text:p>
          </table:table-cell>
          <table:table-cell office:value-type="float" office:value="3.793">
            <text:p>3.793</text:p>
          </table:table-cell>
          <table:table-cell office:value-type="float" office:value="2.132">
            <text:p>2.132</text:p>
          </table:table-cell>
          <table:table-cell office:value-type="float" office:value="0.43">
            <text:p>0.43</text:p>
          </table:table-cell>
          <table:table-cell office:value-type="float" office:value="1.057">
            <text:p>1.05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2">
            <text:p>92</text:p>
          </table:table-cell>
          <table:table-cell office:value-type="float" office:value="3.97">
            <text:p>3.97</text:p>
          </table:table-cell>
          <table:table-cell office:value-type="float" office:value="2.608">
            <text:p>2.608</text:p>
          </table:table-cell>
          <table:table-cell office:value-type="float" office:value="0.471">
            <text:p>0.471</text:p>
          </table:table-cell>
          <table:table-cell office:value-type="float" office:value="0.719">
            <text:p>0.719</text:p>
          </table:table-cell>
          <table:table-cell table:style-name="ce4" table:formula="of:=[.$C$3]/[.$C94]" office:value-type="float" office:value="23.3931989924433">
            <text:p>23.393</text:p>
          </table:table-cell>
          <table:table-cell/>
          <table:table-cell table:style-name="ce5" office:value-type="float" office:value="92">
            <text:p>92</text:p>
          </table:table-cell>
          <table:table-cell office:value-type="float" office:value="3.639">
            <text:p>3.639</text:p>
          </table:table-cell>
          <table:table-cell office:value-type="float" office:value="2.099">
            <text:p>2.099</text:p>
          </table:table-cell>
          <table:table-cell office:value-type="float" office:value="0.435">
            <text:p>0.435</text:p>
          </table:table-cell>
          <table:table-cell office:value-type="float" office:value="0.929">
            <text:p>0.92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3">
            <text:p>93</text:p>
          </table:table-cell>
          <table:table-cell office:value-type="float" office:value="4.29">
            <text:p>4.29</text:p>
          </table:table-cell>
          <table:table-cell office:value-type="float" office:value="2.901">
            <text:p>2.901</text:p>
          </table:table-cell>
          <table:table-cell office:value-type="float" office:value="0.475">
            <text:p>0.475</text:p>
          </table:table-cell>
          <table:table-cell office:value-type="float" office:value="0.741">
            <text:p>0.741</text:p>
          </table:table-cell>
          <table:table-cell table:style-name="ce4" table:formula="of:=[.$C$3]/[.$C95]" office:value-type="float" office:value="21.6482517482517">
            <text:p>21.648</text:p>
          </table:table-cell>
          <table:table-cell/>
          <table:table-cell table:style-name="ce5" office:value-type="float" office:value="93">
            <text:p>93</text:p>
          </table:table-cell>
          <table:table-cell office:value-type="float" office:value="3.686">
            <text:p>3.686</text:p>
          </table:table-cell>
          <table:table-cell office:value-type="float" office:value="2.135">
            <text:p>2.135</text:p>
          </table:table-cell>
          <table:table-cell office:value-type="float" office:value="0.434">
            <text:p>0.434</text:p>
          </table:table-cell>
          <table:table-cell office:value-type="float" office:value="0.943">
            <text:p>0.94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4">
            <text:p>94</text:p>
          </table:table-cell>
          <table:table-cell office:value-type="float" office:value="4.099">
            <text:p>4.099</text:p>
          </table:table-cell>
          <table:table-cell office:value-type="float" office:value="2.733">
            <text:p>2.733</text:p>
          </table:table-cell>
          <table:table-cell office:value-type="float" office:value="0.462">
            <text:p>0.462</text:p>
          </table:table-cell>
          <table:table-cell office:value-type="float" office:value="0.732">
            <text:p>0.732</text:p>
          </table:table-cell>
          <table:table-cell table:style-name="ce4" table:formula="of:=[.$C$3]/[.$C96]" office:value-type="float" office:value="22.6569895096365">
            <text:p>22.657</text:p>
          </table:table-cell>
          <table:table-cell/>
          <table:table-cell table:style-name="ce5" office:value-type="float" office:value="94">
            <text:p>94</text:p>
          </table:table-cell>
          <table:table-cell office:value-type="float" office:value="3.843">
            <text:p>3.843</text:p>
          </table:table-cell>
          <table:table-cell office:value-type="float" office:value="2.138">
            <text:p>2.138</text:p>
          </table:table-cell>
          <table:table-cell office:value-type="float" office:value="0.438">
            <text:p>0.438</text:p>
          </table:table-cell>
          <table:table-cell office:value-type="float" office:value="1.09">
            <text:p>1.0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5">
            <text:p>95</text:p>
          </table:table-cell>
          <table:table-cell office:value-type="float" office:value="4.072">
            <text:p>4.072</text:p>
          </table:table-cell>
          <table:table-cell office:value-type="float" office:value="2.614">
            <text:p>2.614</text:p>
          </table:table-cell>
          <table:table-cell office:value-type="float" office:value="0.457">
            <text:p>0.457</text:p>
          </table:table-cell>
          <table:table-cell office:value-type="float" office:value="0.832">
            <text:p>0.832</text:p>
          </table:table-cell>
          <table:table-cell table:style-name="ce4" table:formula="of:=[.$C$3]/[.$C97]" office:value-type="float" office:value="22.8072200392927">
            <text:p>22.807</text:p>
          </table:table-cell>
          <table:table-cell/>
          <table:table-cell table:style-name="ce5" office:value-type="float" office:value="95">
            <text:p>95</text:p>
          </table:table-cell>
          <table:table-cell office:value-type="float" office:value="3.763">
            <text:p>3.763</text:p>
          </table:table-cell>
          <table:table-cell office:value-type="float" office:value="2.177">
            <text:p>2.177</text:p>
          </table:table-cell>
          <table:table-cell office:value-type="float" office:value="0.436">
            <text:p>0.436</text:p>
          </table:table-cell>
          <table:table-cell office:value-type="float" office:value="0.974">
            <text:p>0.97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6">
            <text:p>96</text:p>
          </table:table-cell>
          <table:table-cell office:value-type="float" office:value="4.039">
            <text:p>4.039</text:p>
          </table:table-cell>
          <table:table-cell office:value-type="float" office:value="2.657">
            <text:p>2.657</text:p>
          </table:table-cell>
          <table:table-cell office:value-type="float" office:value="0.459">
            <text:p>0.459</text:p>
          </table:table-cell>
          <table:table-cell office:value-type="float" office:value="0.752">
            <text:p>0.752</text:p>
          </table:table-cell>
          <table:table-cell table:style-name="ce4" table:formula="of:=[.$C$3]/[.$C98]" office:value-type="float" office:value="22.9935627630602">
            <text:p>22.994</text:p>
          </table:table-cell>
          <table:table-cell/>
          <table:table-cell table:style-name="ce5" office:value-type="float" office:value="96">
            <text:p>96</text:p>
          </table:table-cell>
          <table:table-cell office:value-type="float" office:value="3.751">
            <text:p>3.751</text:p>
          </table:table-cell>
          <table:table-cell office:value-type="float" office:value="2.158">
            <text:p>2.158</text:p>
          </table:table-cell>
          <table:table-cell office:value-type="float" office:value="0.435">
            <text:p>0.435</text:p>
          </table:table-cell>
          <table:table-cell office:value-type="float" office:value="0.982">
            <text:p>0.98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7">
            <text:p>97</text:p>
          </table:table-cell>
          <table:table-cell office:value-type="float" office:value="3.912">
            <text:p>3.912</text:p>
          </table:table-cell>
          <table:table-cell office:value-type="float" office:value="2.538">
            <text:p>2.538</text:p>
          </table:table-cell>
          <table:table-cell office:value-type="float" office:value="0.461">
            <text:p>0.461</text:p>
          </table:table-cell>
          <table:table-cell office:value-type="float" office:value="0.741">
            <text:p>0.741</text:p>
          </table:table-cell>
          <table:table-cell table:style-name="ce4" table:formula="of:=[.$C$3]/[.$C99]" office:value-type="float" office:value="23.7400306748466">
            <text:p>23.740</text:p>
          </table:table-cell>
          <table:table-cell/>
          <table:table-cell table:style-name="ce5" office:value-type="float" office:value="97">
            <text:p>97</text:p>
          </table:table-cell>
          <table:table-cell office:value-type="float" office:value="3.701">
            <text:p>3.701</text:p>
          </table:table-cell>
          <table:table-cell office:value-type="float" office:value="2.139">
            <text:p>2.139</text:p>
          </table:table-cell>
          <table:table-cell office:value-type="float" office:value="0.437">
            <text:p>0.437</text:p>
          </table:table-cell>
          <table:table-cell office:value-type="float" office:value="0.949">
            <text:p>0.94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8">
            <text:p>98</text:p>
          </table:table-cell>
          <table:table-cell office:value-type="float" office:value="3.849">
            <text:p>3.849</text:p>
          </table:table-cell>
          <table:table-cell office:value-type="float" office:value="2.457">
            <text:p>2.457</text:p>
          </table:table-cell>
          <table:table-cell office:value-type="float" office:value="0.464">
            <text:p>0.464</text:p>
          </table:table-cell>
          <table:table-cell office:value-type="float" office:value="0.756">
            <text:p>0.756</text:p>
          </table:table-cell>
          <table:table-cell table:style-name="ce4" table:formula="of:=[.$C$3]/[.$C100]" office:value-type="float" office:value="24.128604832424">
            <text:p>24.129</text:p>
          </table:table-cell>
          <table:table-cell/>
          <table:table-cell table:style-name="ce5" office:value-type="float" office:value="98">
            <text:p>98</text:p>
          </table:table-cell>
          <table:table-cell office:value-type="float" office:value="3.761">
            <text:p>3.761</text:p>
          </table:table-cell>
          <table:table-cell office:value-type="float" office:value="2.154">
            <text:p>2.154</text:p>
          </table:table-cell>
          <table:table-cell office:value-type="float" office:value="0.437">
            <text:p>0.437</text:p>
          </table:table-cell>
          <table:table-cell office:value-type="float" office:value="0.994">
            <text:p>0.99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99">
            <text:p>99</text:p>
          </table:table-cell>
          <table:table-cell office:value-type="float" office:value="3.741">
            <text:p>3.741</text:p>
          </table:table-cell>
          <table:table-cell office:value-type="float" office:value="2.336">
            <text:p>2.336</text:p>
          </table:table-cell>
          <table:table-cell office:value-type="float" office:value="0.466">
            <text:p>0.466</text:p>
          </table:table-cell>
          <table:table-cell office:value-type="float" office:value="0.765">
            <text:p>0.765</text:p>
          </table:table-cell>
          <table:table-cell table:style-name="ce4" table:formula="of:=[.$C$3]/[.$C101]" office:value-type="float" office:value="24.8251804330393">
            <text:p>24.825</text:p>
          </table:table-cell>
          <table:table-cell/>
          <table:table-cell table:style-name="ce5" office:value-type="float" office:value="99">
            <text:p>99</text:p>
          </table:table-cell>
          <table:table-cell office:value-type="float" office:value="3.766">
            <text:p>3.766</text:p>
          </table:table-cell>
          <table:table-cell office:value-type="float" office:value="2.146">
            <text:p>2.146</text:p>
          </table:table-cell>
          <table:table-cell office:value-type="float" office:value="0.437">
            <text:p>0.437</text:p>
          </table:table-cell>
          <table:table-cell office:value-type="float" office:value="1.005">
            <text:p>1.00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0">
            <text:p>100</text:p>
          </table:table-cell>
          <table:table-cell office:value-type="float" office:value="4.259">
            <text:p>4.259</text:p>
          </table:table-cell>
          <table:table-cell office:value-type="float" office:value="2.84">
            <text:p>2.84</text:p>
          </table:table-cell>
          <table:table-cell office:value-type="float" office:value="0.462">
            <text:p>0.462</text:p>
          </table:table-cell>
          <table:table-cell office:value-type="float" office:value="0.784">
            <text:p>0.784</text:p>
          </table:table-cell>
          <table:table-cell table:style-name="ce4" table:formula="of:=[.$C$3]/[.$C102]" office:value-type="float" office:value="21.8058229631369">
            <text:p>21.806</text:p>
          </table:table-cell>
          <table:table-cell/>
          <table:table-cell table:style-name="ce5" office:value-type="float" office:value="100">
            <text:p>100</text:p>
          </table:table-cell>
          <table:table-cell office:value-type="float" office:value="3.778">
            <text:p>3.778</text:p>
          </table:table-cell>
          <table:table-cell office:value-type="float" office:value="2.168">
            <text:p>2.168</text:p>
          </table:table-cell>
          <table:table-cell office:value-type="float" office:value="0.435">
            <text:p>0.435</text:p>
          </table:table-cell>
          <table:table-cell office:value-type="float" office:value="0.999">
            <text:p>0.99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1">
            <text:p>101</text:p>
          </table:table-cell>
          <table:table-cell office:value-type="float" office:value="4.309">
            <text:p>4.309</text:p>
          </table:table-cell>
          <table:table-cell office:value-type="float" office:value="2.885">
            <text:p>2.885</text:p>
          </table:table-cell>
          <table:table-cell office:value-type="float" office:value="0.46">
            <text:p>0.46</text:p>
          </table:table-cell>
          <table:table-cell office:value-type="float" office:value="0.789">
            <text:p>0.789</text:p>
          </table:table-cell>
          <table:table-cell table:style-name="ce4" table:formula="of:=[.$C$3]/[.$C103]" office:value-type="float" office:value="21.5527964724994">
            <text:p>21.553</text:p>
          </table:table-cell>
          <table:table-cell/>
          <table:table-cell table:style-name="ce5" office:value-type="float" office:value="101">
            <text:p>101</text:p>
          </table:table-cell>
          <table:table-cell office:value-type="float" office:value="3.772">
            <text:p>3.772</text:p>
          </table:table-cell>
          <table:table-cell office:value-type="float" office:value="2.149">
            <text:p>2.149</text:p>
          </table:table-cell>
          <table:table-cell office:value-type="float" office:value="0.442">
            <text:p>0.442</text:p>
          </table:table-cell>
          <table:table-cell office:value-type="float" office:value="1.004">
            <text:p>1.00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2">
            <text:p>102</text:p>
          </table:table-cell>
          <table:table-cell office:value-type="float" office:value="4.013">
            <text:p>4.013</text:p>
          </table:table-cell>
          <table:table-cell office:value-type="float" office:value="2.578">
            <text:p>2.578</text:p>
          </table:table-cell>
          <table:table-cell office:value-type="float" office:value="0.475">
            <text:p>0.475</text:p>
          </table:table-cell>
          <table:table-cell office:value-type="float" office:value="0.788">
            <text:p>0.788</text:p>
          </table:table-cell>
          <table:table-cell table:style-name="ce4" table:formula="of:=[.$C$3]/[.$C104]" office:value-type="float" office:value="23.1425367555445">
            <text:p>23.143</text:p>
          </table:table-cell>
          <table:table-cell/>
          <table:table-cell table:style-name="ce5" office:value-type="float" office:value="102">
            <text:p>102</text:p>
          </table:table-cell>
          <table:table-cell office:value-type="float" office:value="3.884">
            <text:p>3.884</text:p>
          </table:table-cell>
          <table:table-cell office:value-type="float" office:value="2.206">
            <text:p>2.206</text:p>
          </table:table-cell>
          <table:table-cell office:value-type="float" office:value="0.439">
            <text:p>0.439</text:p>
          </table:table-cell>
          <table:table-cell office:value-type="float" office:value="1.062">
            <text:p>1.06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3">
            <text:p>103</text:p>
          </table:table-cell>
          <table:table-cell office:value-type="float" office:value="4.159">
            <text:p>4.159</text:p>
          </table:table-cell>
          <table:table-cell office:value-type="float" office:value="2.719">
            <text:p>2.719</text:p>
          </table:table-cell>
          <table:table-cell office:value-type="float" office:value="0.467">
            <text:p>0.467</text:p>
          </table:table-cell>
          <table:table-cell office:value-type="float" office:value="0.799">
            <text:p>0.799</text:p>
          </table:table-cell>
          <table:table-cell table:style-name="ce4" table:formula="of:=[.$C$3]/[.$C105]" office:value-type="float" office:value="22.3301274344794">
            <text:p>22.330</text:p>
          </table:table-cell>
          <table:table-cell/>
          <table:table-cell table:style-name="ce5" office:value-type="float" office:value="103">
            <text:p>103</text:p>
          </table:table-cell>
          <table:table-cell office:value-type="float" office:value="3.797">
            <text:p>3.797</text:p>
          </table:table-cell>
          <table:table-cell office:value-type="float" office:value="2.174">
            <text:p>2.174</text:p>
          </table:table-cell>
          <table:table-cell office:value-type="float" office:value="0.439">
            <text:p>0.439</text:p>
          </table:table-cell>
          <table:table-cell office:value-type="float" office:value="1.007">
            <text:p>1.00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4">
            <text:p>104</text:p>
          </table:table-cell>
          <table:table-cell office:value-type="float" office:value="4.318">
            <text:p>4.318</text:p>
          </table:table-cell>
          <table:table-cell office:value-type="float" office:value="2.855">
            <text:p>2.855</text:p>
          </table:table-cell>
          <table:table-cell office:value-type="float" office:value="0.458">
            <text:p>0.458</text:p>
          </table:table-cell>
          <table:table-cell office:value-type="float" office:value="0.835">
            <text:p>0.835</text:p>
          </table:table-cell>
          <table:table-cell table:style-name="ce4" table:formula="of:=[.$C$3]/[.$C106]" office:value-type="float" office:value="21.507874015748">
            <text:p>21.508</text:p>
          </table:table-cell>
          <table:table-cell/>
          <table:table-cell table:style-name="ce5" office:value-type="float" office:value="104">
            <text:p>104</text:p>
          </table:table-cell>
          <table:table-cell office:value-type="float" office:value="3.834">
            <text:p>3.834</text:p>
          </table:table-cell>
          <table:table-cell office:value-type="float" office:value="2.171">
            <text:p>2.171</text:p>
          </table:table-cell>
          <table:table-cell office:value-type="float" office:value="0.44">
            <text:p>0.44</text:p>
          </table:table-cell>
          <table:table-cell office:value-type="float" office:value="1.047">
            <text:p>1.04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5">
            <text:p>105</text:p>
          </table:table-cell>
          <table:table-cell office:value-type="float" office:value="4.452">
            <text:p>4.452</text:p>
          </table:table-cell>
          <table:table-cell office:value-type="float" office:value="3.023">
            <text:p>3.023</text:p>
          </table:table-cell>
          <table:table-cell office:value-type="float" office:value="0.463">
            <text:p>0.463</text:p>
          </table:table-cell>
          <table:table-cell office:value-type="float" office:value="0.794">
            <text:p>0.794</text:p>
          </table:table-cell>
          <table:table-cell table:style-name="ce4" table:formula="of:=[.$C$3]/[.$C107]" office:value-type="float" office:value="20.8605121293801">
            <text:p>20.861</text:p>
          </table:table-cell>
          <table:table-cell/>
          <table:table-cell table:style-name="ce5" office:value-type="float" office:value="105">
            <text:p>105</text:p>
          </table:table-cell>
          <table:table-cell office:value-type="float" office:value="3.876">
            <text:p>3.876</text:p>
          </table:table-cell>
          <table:table-cell office:value-type="float" office:value="2.18">
            <text:p>2.18</text:p>
          </table:table-cell>
          <table:table-cell office:value-type="float" office:value="0.441">
            <text:p>0.441</text:p>
          </table:table-cell>
          <table:table-cell office:value-type="float" office:value="1.077">
            <text:p>1.07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6">
            <text:p>106</text:p>
          </table:table-cell>
          <table:table-cell office:value-type="float" office:value="4.209">
            <text:p>4.209</text:p>
          </table:table-cell>
          <table:table-cell office:value-type="float" office:value="2.743">
            <text:p>2.743</text:p>
          </table:table-cell>
          <table:table-cell office:value-type="float" office:value="0.473">
            <text:p>0.473</text:p>
          </table:table-cell>
          <table:table-cell office:value-type="float" office:value="0.822">
            <text:p>0.822</text:p>
          </table:table-cell>
          <table:table-cell table:style-name="ce4" table:formula="of:=[.$C$3]/[.$C108]" office:value-type="float" office:value="22.0648610121169">
            <text:p>22.065</text:p>
          </table:table-cell>
          <table:table-cell/>
          <table:table-cell table:style-name="ce5" office:value-type="float" office:value="106">
            <text:p>106</text:p>
          </table:table-cell>
          <table:table-cell office:value-type="float" office:value="3.846">
            <text:p>3.846</text:p>
          </table:table-cell>
          <table:table-cell office:value-type="float" office:value="2.158">
            <text:p>2.158</text:p>
          </table:table-cell>
          <table:table-cell office:value-type="float" office:value="0.439">
            <text:p>0.439</text:p>
          </table:table-cell>
          <table:table-cell office:value-type="float" office:value="1.071">
            <text:p>1.07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7">
            <text:p>107</text:p>
          </table:table-cell>
          <table:table-cell office:value-type="float" office:value="4.325">
            <text:p>4.325</text:p>
          </table:table-cell>
          <table:table-cell office:value-type="float" office:value="2.865">
            <text:p>2.865</text:p>
          </table:table-cell>
          <table:table-cell office:value-type="float" office:value="0.461">
            <text:p>0.461</text:p>
          </table:table-cell>
          <table:table-cell office:value-type="float" office:value="0.827">
            <text:p>0.827</text:p>
          </table:table-cell>
          <table:table-cell table:style-name="ce4" table:formula="of:=[.$C$3]/[.$C109]" office:value-type="float" office:value="21.473063583815">
            <text:p>21.473</text:p>
          </table:table-cell>
          <table:table-cell/>
          <table:table-cell table:style-name="ce5" office:value-type="float" office:value="107">
            <text:p>107</text:p>
          </table:table-cell>
          <table:table-cell office:value-type="float" office:value="3.868">
            <text:p>3.868</text:p>
          </table:table-cell>
          <table:table-cell office:value-type="float" office:value="2.199">
            <text:p>2.199</text:p>
          </table:table-cell>
          <table:table-cell office:value-type="float" office:value="0.432">
            <text:p>0.432</text:p>
          </table:table-cell>
          <table:table-cell office:value-type="float" office:value="1.062">
            <text:p>1.06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8">
            <text:p>108</text:p>
          </table:table-cell>
          <table:table-cell office:value-type="float" office:value="4.085">
            <text:p>4.085</text:p>
          </table:table-cell>
          <table:table-cell office:value-type="float" office:value="2.568">
            <text:p>2.568</text:p>
          </table:table-cell>
          <table:table-cell office:value-type="float" office:value="0.468">
            <text:p>0.468</text:p>
          </table:table-cell>
          <table:table-cell office:value-type="float" office:value="0.875">
            <text:p>0.875</text:p>
          </table:table-cell>
          <table:table-cell table:style-name="ce4" table:formula="of:=[.$C$3]/[.$C110]" office:value-type="float" office:value="22.7346389228886">
            <text:p>22.735</text:p>
          </table:table-cell>
          <table:table-cell/>
          <table:table-cell table:style-name="ce5" office:value-type="float" office:value="108">
            <text:p>108</text:p>
          </table:table-cell>
          <table:table-cell office:value-type="float" office:value="3.906">
            <text:p>3.906</text:p>
          </table:table-cell>
          <table:table-cell office:value-type="float" office:value="2.208">
            <text:p>2.208</text:p>
          </table:table-cell>
          <table:table-cell office:value-type="float" office:value="0.44">
            <text:p>0.44</text:p>
          </table:table-cell>
          <table:table-cell office:value-type="float" office:value="1.079">
            <text:p>1.07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09">
            <text:p>109</text:p>
          </table:table-cell>
          <table:table-cell office:value-type="float" office:value="3.867">
            <text:p>3.867</text:p>
          </table:table-cell>
          <table:table-cell office:value-type="float" office:value="2.42">
            <text:p>2.42</text:p>
          </table:table-cell>
          <table:table-cell office:value-type="float" office:value="0.465">
            <text:p>0.465</text:p>
          </table:table-cell>
          <table:table-cell office:value-type="float" office:value="0.809">
            <text:p>0.809</text:p>
          </table:table-cell>
          <table:table-cell table:style-name="ce4" table:formula="of:=[.$C$3]/[.$C111]" office:value-type="float" office:value="24.0162916989915">
            <text:p>24.016</text:p>
          </table:table-cell>
          <table:table-cell/>
          <table:table-cell table:style-name="ce5" office:value-type="float" office:value="109">
            <text:p>109</text:p>
          </table:table-cell>
          <table:table-cell office:value-type="float" office:value="3.96">
            <text:p>3.96</text:p>
          </table:table-cell>
          <table:table-cell office:value-type="float" office:value="2.237">
            <text:p>2.237</text:p>
          </table:table-cell>
          <table:table-cell office:value-type="float" office:value="0.439">
            <text:p>0.439</text:p>
          </table:table-cell>
          <table:table-cell office:value-type="float" office:value="1.106">
            <text:p>1.10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0">
            <text:p>110</text:p>
          </table:table-cell>
          <table:table-cell office:value-type="float" office:value="4.394">
            <text:p>4.394</text:p>
          </table:table-cell>
          <table:table-cell office:value-type="float" office:value="2.927">
            <text:p>2.927</text:p>
          </table:table-cell>
          <table:table-cell office:value-type="float" office:value="0.472">
            <text:p>0.472</text:p>
          </table:table-cell>
          <table:table-cell office:value-type="float" office:value="0.822">
            <text:p>0.822</text:p>
          </table:table-cell>
          <table:table-cell table:style-name="ce4" table:formula="of:=[.$C$3]/[.$C112]" office:value-type="float" office:value="21.1358670914884">
            <text:p>21.136</text:p>
          </table:table-cell>
          <table:table-cell/>
          <table:table-cell table:style-name="ce5" office:value-type="float" office:value="110">
            <text:p>110</text:p>
          </table:table-cell>
          <table:table-cell office:value-type="float" office:value="3.922">
            <text:p>3.922</text:p>
          </table:table-cell>
          <table:table-cell office:value-type="float" office:value="2.201">
            <text:p>2.201</text:p>
          </table:table-cell>
          <table:table-cell office:value-type="float" office:value="0.44">
            <text:p>0.44</text:p>
          </table:table-cell>
          <table:table-cell office:value-type="float" office:value="1.103">
            <text:p>1.10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1">
            <text:p>111</text:p>
          </table:table-cell>
          <table:table-cell office:value-type="float" office:value="3.908">
            <text:p>3.908</text:p>
          </table:table-cell>
          <table:table-cell office:value-type="float" office:value="2.431">
            <text:p>2.431</text:p>
          </table:table-cell>
          <table:table-cell office:value-type="float" office:value="0.479">
            <text:p>0.479</text:p>
          </table:table-cell>
          <table:table-cell office:value-type="float" office:value="0.826">
            <text:p>0.826</text:p>
          </table:table-cell>
          <table:table-cell table:style-name="ce4" table:formula="of:=[.$C$3]/[.$C113]" office:value-type="float" office:value="23.764329580348">
            <text:p>23.764</text:p>
          </table:table-cell>
          <table:table-cell/>
          <table:table-cell table:style-name="ce5" office:value-type="float" office:value="111">
            <text:p>111</text:p>
          </table:table-cell>
          <table:table-cell office:value-type="float" office:value="3.901">
            <text:p>3.901</text:p>
          </table:table-cell>
          <table:table-cell office:value-type="float" office:value="2.213">
            <text:p>2.213</text:p>
          </table:table-cell>
          <table:table-cell office:value-type="float" office:value="0.441">
            <text:p>0.441</text:p>
          </table:table-cell>
          <table:table-cell office:value-type="float" office:value="1.069">
            <text:p>1.06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2">
            <text:p>112</text:p>
          </table:table-cell>
          <table:table-cell office:value-type="float" office:value="4.377">
            <text:p>4.377</text:p>
          </table:table-cell>
          <table:table-cell office:value-type="float" office:value="2.904">
            <text:p>2.904</text:p>
          </table:table-cell>
          <table:table-cell office:value-type="float" office:value="0.462">
            <text:p>0.462</text:p>
          </table:table-cell>
          <table:table-cell office:value-type="float" office:value="0.838">
            <text:p>0.838</text:p>
          </table:table-cell>
          <table:table-cell table:style-name="ce4" table:formula="of:=[.$C$3]/[.$C114]" office:value-type="float" office:value="21.2179575051405">
            <text:p>21.218</text:p>
          </table:table-cell>
          <table:table-cell/>
          <table:table-cell table:style-name="ce5" office:value-type="float" office:value="112">
            <text:p>112</text:p>
          </table:table-cell>
          <table:table-cell office:value-type="float" office:value="3.82">
            <text:p>3.82</text:p>
          </table:table-cell>
          <table:table-cell office:value-type="float" office:value="2.119">
            <text:p>2.119</text:p>
          </table:table-cell>
          <table:table-cell office:value-type="float" office:value="0.444">
            <text:p>0.444</text:p>
          </table:table-cell>
          <table:table-cell office:value-type="float" office:value="1.078">
            <text:p>1.07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3">
            <text:p>113</text:p>
          </table:table-cell>
          <table:table-cell office:value-type="float" office:value="4.149">
            <text:p>4.149</text:p>
          </table:table-cell>
          <table:table-cell office:value-type="float" office:value="2.646">
            <text:p>2.646</text:p>
          </table:table-cell>
          <table:table-cell office:value-type="float" office:value="0.472">
            <text:p>0.472</text:p>
          </table:table-cell>
          <table:table-cell office:value-type="float" office:value="0.857">
            <text:p>0.857</text:p>
          </table:table-cell>
          <table:table-cell table:style-name="ce4" table:formula="of:=[.$C$3]/[.$C115]" office:value-type="float" office:value="22.3839479392625">
            <text:p>22.384</text:p>
          </table:table-cell>
          <table:table-cell/>
          <table:table-cell table:style-name="ce5" office:value-type="float" office:value="113">
            <text:p>113</text:p>
          </table:table-cell>
          <table:table-cell office:value-type="float" office:value="4.044">
            <text:p>4.044</text:p>
          </table:table-cell>
          <table:table-cell office:value-type="float" office:value="2.276">
            <text:p>2.276</text:p>
          </table:table-cell>
          <table:table-cell office:value-type="float" office:value="0.441">
            <text:p>0.441</text:p>
          </table:table-cell>
          <table:table-cell office:value-type="float" office:value="1.149">
            <text:p>1.14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4">
            <text:p>114</text:p>
          </table:table-cell>
          <table:table-cell office:value-type="float" office:value="3.94">
            <text:p>3.94</text:p>
          </table:table-cell>
          <table:table-cell office:value-type="float" office:value="2.443">
            <text:p>2.443</text:p>
          </table:table-cell>
          <table:table-cell office:value-type="float" office:value="0.469">
            <text:p>0.469</text:p>
          </table:table-cell>
          <table:table-cell office:value-type="float" office:value="0.855">
            <text:p>0.855</text:p>
          </table:table-cell>
          <table:table-cell table:style-name="ce4" table:formula="of:=[.$C$3]/[.$C116]" office:value-type="float" office:value="23.5713197969543">
            <text:p>23.571</text:p>
          </table:table-cell>
          <table:table-cell/>
          <table:table-cell table:style-name="ce5" office:value-type="float" office:value="114">
            <text:p>114</text:p>
          </table:table-cell>
          <table:table-cell office:value-type="float" office:value="3.892">
            <text:p>3.892</text:p>
          </table:table-cell>
          <table:table-cell office:value-type="float" office:value="2.192">
            <text:p>2.192</text:p>
          </table:table-cell>
          <table:table-cell office:value-type="float" office:value="0.437">
            <text:p>0.437</text:p>
          </table:table-cell>
          <table:table-cell office:value-type="float" office:value="1.088">
            <text:p>1.08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5">
            <text:p>115</text:p>
          </table:table-cell>
          <table:table-cell office:value-type="float" office:value="4.021">
            <text:p>4.021</text:p>
          </table:table-cell>
          <table:table-cell office:value-type="float" office:value="2.545">
            <text:p>2.545</text:p>
          </table:table-cell>
          <table:table-cell office:value-type="float" office:value="0.459">
            <text:p>0.459</text:p>
          </table:table-cell>
          <table:table-cell office:value-type="float" office:value="0.846">
            <text:p>0.846</text:p>
          </table:table-cell>
          <table:table-cell table:style-name="ce4" table:formula="of:=[.$C$3]/[.$C117]" office:value-type="float" office:value="23.0964934095996">
            <text:p>23.096</text:p>
          </table:table-cell>
          <table:table-cell/>
          <table:table-cell table:style-name="ce5" office:value-type="float" office:value="115">
            <text:p>115</text:p>
          </table:table-cell>
          <table:table-cell office:value-type="float" office:value="3.947">
            <text:p>3.947</text:p>
          </table:table-cell>
          <table:table-cell office:value-type="float" office:value="2.213">
            <text:p>2.213</text:p>
          </table:table-cell>
          <table:table-cell office:value-type="float" office:value="0.446">
            <text:p>0.446</text:p>
          </table:table-cell>
          <table:table-cell office:value-type="float" office:value="1.11">
            <text:p>1.1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6">
            <text:p>116</text:p>
          </table:table-cell>
          <table:table-cell office:value-type="float" office:value="4.494">
            <text:p>4.494</text:p>
          </table:table-cell>
          <table:table-cell office:value-type="float" office:value="2.945">
            <text:p>2.945</text:p>
          </table:table-cell>
          <table:table-cell office:value-type="float" office:value="0.513">
            <text:p>0.513</text:p>
          </table:table-cell>
          <table:table-cell office:value-type="float" office:value="0.863">
            <text:p>0.863</text:p>
          </table:table-cell>
          <table:table-cell table:style-name="ce4" table:formula="of:=[.$C$3]/[.$C118]" office:value-type="float" office:value="20.6655540720961">
            <text:p>20.666</text:p>
          </table:table-cell>
          <table:table-cell/>
          <table:table-cell table:style-name="ce5" office:value-type="float" office:value="116">
            <text:p>116</text:p>
          </table:table-cell>
          <table:table-cell office:value-type="float" office:value="4.023">
            <text:p>4.023</text:p>
          </table:table-cell>
          <table:table-cell office:value-type="float" office:value="2.209">
            <text:p>2.209</text:p>
          </table:table-cell>
          <table:table-cell office:value-type="float" office:value="0.438">
            <text:p>0.438</text:p>
          </table:table-cell>
          <table:table-cell office:value-type="float" office:value="1.198">
            <text:p>1.19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7">
            <text:p>117</text:p>
          </table:table-cell>
          <table:table-cell office:value-type="float" office:value="4.547">
            <text:p>4.547</text:p>
          </table:table-cell>
          <table:table-cell office:value-type="float" office:value="2.994">
            <text:p>2.994</text:p>
          </table:table-cell>
          <table:table-cell office:value-type="float" office:value="0.463">
            <text:p>0.463</text:p>
          </table:table-cell>
          <table:table-cell office:value-type="float" office:value="0.921">
            <text:p>0.921</text:p>
          </table:table-cell>
          <table:table-cell table:style-name="ce4" table:formula="of:=[.$C$3]/[.$C119]" office:value-type="float" office:value="20.4246756102925">
            <text:p>20.425</text:p>
          </table:table-cell>
          <table:table-cell/>
          <table:table-cell table:style-name="ce5" office:value-type="float" office:value="117">
            <text:p>117</text:p>
          </table:table-cell>
          <table:table-cell office:value-type="float" office:value="4.067">
            <text:p>4.067</text:p>
          </table:table-cell>
          <table:table-cell office:value-type="float" office:value="2.249">
            <text:p>2.249</text:p>
          </table:table-cell>
          <table:table-cell office:value-type="float" office:value="0.439">
            <text:p>0.439</text:p>
          </table:table-cell>
          <table:table-cell office:value-type="float" office:value="1.201">
            <text:p>1.20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8">
            <text:p>118</text:p>
          </table:table-cell>
          <table:table-cell office:value-type="float" office:value="4.338">
            <text:p>4.338</text:p>
          </table:table-cell>
          <table:table-cell office:value-type="float" office:value="2.864">
            <text:p>2.864</text:p>
          </table:table-cell>
          <table:table-cell office:value-type="float" office:value="0.453">
            <text:p>0.453</text:p>
          </table:table-cell>
          <table:table-cell office:value-type="float" office:value="0.852">
            <text:p>0.852</text:p>
          </table:table-cell>
          <table:table-cell table:style-name="ce4" table:formula="of:=[.$C$3]/[.$C120]" office:value-type="float" office:value="21.4087136929461">
            <text:p>21.409</text:p>
          </table:table-cell>
          <table:table-cell/>
          <table:table-cell table:style-name="ce5" office:value-type="float" office:value="118">
            <text:p>118</text:p>
          </table:table-cell>
          <table:table-cell office:value-type="float" office:value="4.113">
            <text:p>4.113</text:p>
          </table:table-cell>
          <table:table-cell office:value-type="float" office:value="2.3">
            <text:p>2.3</text:p>
          </table:table-cell>
          <table:table-cell office:value-type="float" office:value="0.439">
            <text:p>0.439</text:p>
          </table:table-cell>
          <table:table-cell office:value-type="float" office:value="1.196">
            <text:p>1.19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19">
            <text:p>119</text:p>
          </table:table-cell>
          <table:table-cell office:value-type="float" office:value="4.727">
            <text:p>4.727</text:p>
          </table:table-cell>
          <table:table-cell office:value-type="float" office:value="3.181">
            <text:p>3.181</text:p>
          </table:table-cell>
          <table:table-cell office:value-type="float" office:value="0.463">
            <text:p>0.463</text:p>
          </table:table-cell>
          <table:table-cell office:value-type="float" office:value="0.911">
            <text:p>0.911</text:p>
          </table:table-cell>
          <table:table-cell table:style-name="ce4" table:formula="of:=[.$C$3]/[.$C121]" office:value-type="float" office:value="19.6469219378041">
            <text:p>19.647</text:p>
          </table:table-cell>
          <table:table-cell/>
          <table:table-cell table:style-name="ce5" office:value-type="float" office:value="119">
            <text:p>119</text:p>
          </table:table-cell>
          <table:table-cell office:value-type="float" office:value="4.072">
            <text:p>4.072</text:p>
          </table:table-cell>
          <table:table-cell office:value-type="float" office:value="2.265">
            <text:p>2.265</text:p>
          </table:table-cell>
          <table:table-cell office:value-type="float" office:value="0.439">
            <text:p>0.439</text:p>
          </table:table-cell>
          <table:table-cell office:value-type="float" office:value="1.189">
            <text:p>1.18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0">
            <text:p>120</text:p>
          </table:table-cell>
          <table:table-cell office:value-type="float" office:value="4.695">
            <text:p>4.695</text:p>
          </table:table-cell>
          <table:table-cell office:value-type="float" office:value="3.163">
            <text:p>3.163</text:p>
          </table:table-cell>
          <table:table-cell office:value-type="float" office:value="0.466">
            <text:p>0.466</text:p>
          </table:table-cell>
          <table:table-cell office:value-type="float" office:value="0.892">
            <text:p>0.892</text:p>
          </table:table-cell>
          <table:table-cell table:style-name="ce4" table:formula="of:=[.$C$3]/[.$C122]" office:value-type="float" office:value="19.7808306709265">
            <text:p>19.781</text:p>
          </table:table-cell>
          <table:table-cell/>
          <table:table-cell table:style-name="ce5" office:value-type="float" office:value="120">
            <text:p>120</text:p>
          </table:table-cell>
          <table:table-cell office:value-type="float" office:value="4.127">
            <text:p>4.127</text:p>
          </table:table-cell>
          <table:table-cell office:value-type="float" office:value="2.326">
            <text:p>2.326</text:p>
          </table:table-cell>
          <table:table-cell office:value-type="float" office:value="0.445">
            <text:p>0.445</text:p>
          </table:table-cell>
          <table:table-cell office:value-type="float" office:value="1.178">
            <text:p>1.17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1">
            <text:p>121</text:p>
          </table:table-cell>
          <table:table-cell office:value-type="float" office:value="4.262">
            <text:p>4.262</text:p>
          </table:table-cell>
          <table:table-cell office:value-type="float" office:value="2.714">
            <text:p>2.714</text:p>
          </table:table-cell>
          <table:table-cell office:value-type="float" office:value="0.465">
            <text:p>0.465</text:p>
          </table:table-cell>
          <table:table-cell office:value-type="float" office:value="0.91">
            <text:p>0.91</text:p>
          </table:table-cell>
          <table:table-cell table:style-name="ce4" table:formula="of:=[.$C$3]/[.$C123]" office:value-type="float" office:value="21.7904739558892">
            <text:p>21.790</text:p>
          </table:table-cell>
          <table:table-cell/>
          <table:table-cell table:style-name="ce5" office:value-type="float" office:value="121">
            <text:p>121</text:p>
          </table:table-cell>
          <table:table-cell office:value-type="float" office:value="4.117">
            <text:p>4.117</text:p>
          </table:table-cell>
          <table:table-cell office:value-type="float" office:value="2.285">
            <text:p>2.285</text:p>
          </table:table-cell>
          <table:table-cell office:value-type="float" office:value="0.446">
            <text:p>0.446</text:p>
          </table:table-cell>
          <table:table-cell office:value-type="float" office:value="1.208">
            <text:p>1.20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2">
            <text:p>122</text:p>
          </table:table-cell>
          <table:table-cell office:value-type="float" office:value="4.464">
            <text:p>4.464</text:p>
          </table:table-cell>
          <table:table-cell office:value-type="float" office:value="2.933">
            <text:p>2.933</text:p>
          </table:table-cell>
          <table:table-cell office:value-type="float" office:value="0.472">
            <text:p>0.472</text:p>
          </table:table-cell>
          <table:table-cell office:value-type="float" office:value="0.885">
            <text:p>0.885</text:p>
          </table:table-cell>
          <table:table-cell table:style-name="ce4" table:formula="of:=[.$C$3]/[.$C124]" office:value-type="float" office:value="20.804435483871">
            <text:p>20.804</text:p>
          </table:table-cell>
          <table:table-cell/>
          <table:table-cell table:style-name="ce5" office:value-type="float" office:value="122">
            <text:p>122</text:p>
          </table:table-cell>
          <table:table-cell office:value-type="float" office:value="4.093">
            <text:p>4.093</text:p>
          </table:table-cell>
          <table:table-cell office:value-type="float" office:value="2.292">
            <text:p>2.292</text:p>
          </table:table-cell>
          <table:table-cell office:value-type="float" office:value="0.446">
            <text:p>0.446</text:p>
          </table:table-cell>
          <table:table-cell office:value-type="float" office:value="1.177">
            <text:p>1.17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3">
            <text:p>123</text:p>
          </table:table-cell>
          <table:table-cell office:value-type="float" office:value="4.133">
            <text:p>4.133</text:p>
          </table:table-cell>
          <table:table-cell office:value-type="float" office:value="2.585">
            <text:p>2.585</text:p>
          </table:table-cell>
          <table:table-cell office:value-type="float" office:value="0.469">
            <text:p>0.469</text:p>
          </table:table-cell>
          <table:table-cell office:value-type="float" office:value="0.907">
            <text:p>0.907</text:p>
          </table:table-cell>
          <table:table-cell table:style-name="ce4" table:formula="of:=[.$C$3]/[.$C125]" office:value-type="float" office:value="22.470602467941">
            <text:p>22.471</text:p>
          </table:table-cell>
          <table:table-cell/>
          <table:table-cell table:style-name="ce5" office:value-type="float" office:value="123">
            <text:p>123</text:p>
          </table:table-cell>
          <table:table-cell office:value-type="float" office:value="4.251">
            <text:p>4.251</text:p>
          </table:table-cell>
          <table:table-cell office:value-type="float" office:value="2.261">
            <text:p>2.261</text:p>
          </table:table-cell>
          <table:table-cell office:value-type="float" office:value="0.461">
            <text:p>0.461</text:p>
          </table:table-cell>
          <table:table-cell office:value-type="float" office:value="1.35">
            <text:p>1.3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4">
            <text:p>124</text:p>
          </table:table-cell>
          <table:table-cell office:value-type="float" office:value="4.203">
            <text:p>4.203</text:p>
          </table:table-cell>
          <table:table-cell office:value-type="float" office:value="2.639">
            <text:p>2.639</text:p>
          </table:table-cell>
          <table:table-cell office:value-type="float" office:value="0.467">
            <text:p>0.467</text:p>
          </table:table-cell>
          <table:table-cell office:value-type="float" office:value="0.923">
            <text:p>0.923</text:p>
          </table:table-cell>
          <table:table-cell table:style-name="ce4" table:formula="of:=[.$C$3]/[.$C126]" office:value-type="float" office:value="22.0963597430407">
            <text:p>22.096</text:p>
          </table:table-cell>
          <table:table-cell/>
          <table:table-cell table:style-name="ce5" office:value-type="float" office:value="124">
            <text:p>124</text:p>
          </table:table-cell>
          <table:table-cell office:value-type="float" office:value="4.259">
            <text:p>4.259</text:p>
          </table:table-cell>
          <table:table-cell office:value-type="float" office:value="2.365">
            <text:p>2.365</text:p>
          </table:table-cell>
          <table:table-cell office:value-type="float" office:value="0.504">
            <text:p>0.504</text:p>
          </table:table-cell>
          <table:table-cell office:value-type="float" office:value="1.212">
            <text:p>1.21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5">
            <text:p>125</text:p>
          </table:table-cell>
          <table:table-cell office:value-type="float" office:value="4.327">
            <text:p>4.327</text:p>
          </table:table-cell>
          <table:table-cell office:value-type="float" office:value="2.777">
            <text:p>2.777</text:p>
          </table:table-cell>
          <table:table-cell office:value-type="float" office:value="0.46">
            <text:p>0.46</text:p>
          </table:table-cell>
          <table:table-cell office:value-type="float" office:value="0.918">
            <text:p>0.918</text:p>
          </table:table-cell>
          <table:table-cell table:style-name="ce4" table:formula="of:=[.$C$3]/[.$C127]" office:value-type="float" office:value="21.4631384330945">
            <text:p>21.463</text:p>
          </table:table-cell>
          <table:table-cell/>
          <table:table-cell table:style-name="ce5" office:value-type="float" office:value="125">
            <text:p>125</text:p>
          </table:table-cell>
          <table:table-cell office:value-type="float" office:value="4.264">
            <text:p>4.264</text:p>
          </table:table-cell>
          <table:table-cell office:value-type="float" office:value="2.372">
            <text:p>2.372</text:p>
          </table:table-cell>
          <table:table-cell office:value-type="float" office:value="0.46">
            <text:p>0.46</text:p>
          </table:table-cell>
          <table:table-cell office:value-type="float" office:value="1.254">
            <text:p>1.25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6">
            <text:p>126</text:p>
          </table:table-cell>
          <table:table-cell office:value-type="float" office:value="4.437">
            <text:p>4.437</text:p>
          </table:table-cell>
          <table:table-cell office:value-type="float" office:value="2.842">
            <text:p>2.842</text:p>
          </table:table-cell>
          <table:table-cell office:value-type="float" office:value="0.467">
            <text:p>0.467</text:p>
          </table:table-cell>
          <table:table-cell office:value-type="float" office:value="0.955">
            <text:p>0.955</text:p>
          </table:table-cell>
          <table:table-cell table:style-name="ce4" table:formula="of:=[.$C$3]/[.$C128]" office:value-type="float" office:value="20.9310344827586">
            <text:p>20.931</text:p>
          </table:table-cell>
          <table:table-cell/>
          <table:table-cell table:style-name="ce5" office:value-type="float" office:value="126">
            <text:p>126</text:p>
          </table:table-cell>
          <table:table-cell office:value-type="float" office:value="4.195">
            <text:p>4.195</text:p>
          </table:table-cell>
          <table:table-cell office:value-type="float" office:value="2.321">
            <text:p>2.321</text:p>
          </table:table-cell>
          <table:table-cell office:value-type="float" office:value="0.456">
            <text:p>0.456</text:p>
          </table:table-cell>
          <table:table-cell office:value-type="float" office:value="1.24">
            <text:p>1.2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7">
            <text:p>127</text:p>
          </table:table-cell>
          <table:table-cell office:value-type="float" office:value="4.563">
            <text:p>4.563</text:p>
          </table:table-cell>
          <table:table-cell office:value-type="float" office:value="2.95">
            <text:p>2.95</text:p>
          </table:table-cell>
          <table:table-cell office:value-type="float" office:value="0.474">
            <text:p>0.474</text:p>
          </table:table-cell>
          <table:table-cell office:value-type="float" office:value="0.966">
            <text:p>0.966</text:p>
          </table:table-cell>
          <table:table-cell table:style-name="ce4" table:formula="of:=[.$C$3]/[.$C129]" office:value-type="float" office:value="20.353057199211">
            <text:p>20.353</text:p>
          </table:table-cell>
          <table:table-cell/>
          <table:table-cell table:style-name="ce5" office:value-type="float" office:value="127">
            <text:p>127</text:p>
          </table:table-cell>
          <table:table-cell office:value-type="float" office:value="4.26">
            <text:p>4.26</text:p>
          </table:table-cell>
          <table:table-cell office:value-type="float" office:value="2.396">
            <text:p>2.396</text:p>
          </table:table-cell>
          <table:table-cell office:value-type="float" office:value="0.453">
            <text:p>0.453</text:p>
          </table:table-cell>
          <table:table-cell office:value-type="float" office:value="1.237">
            <text:p>1.23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8">
            <text:p>128</text:p>
          </table:table-cell>
          <table:table-cell office:value-type="float" office:value="4.51">
            <text:p>4.51</text:p>
          </table:table-cell>
          <table:table-cell office:value-type="float" office:value="2.944">
            <text:p>2.944</text:p>
          </table:table-cell>
          <table:table-cell office:value-type="float" office:value="0.464">
            <text:p>0.464</text:p>
          </table:table-cell>
          <table:table-cell office:value-type="float" office:value="0.932">
            <text:p>0.932</text:p>
          </table:table-cell>
          <table:table-cell table:style-name="ce4" table:formula="of:=[.$C$3]/[.$C130]" office:value-type="float" office:value="20.5922394678492">
            <text:p>20.592</text:p>
          </table:table-cell>
          <table:table-cell/>
          <table:table-cell table:style-name="ce5" office:value-type="float" office:value="128">
            <text:p>128</text:p>
          </table:table-cell>
          <table:table-cell office:value-type="float" office:value="4.258">
            <text:p>4.258</text:p>
          </table:table-cell>
          <table:table-cell office:value-type="float" office:value="2.361">
            <text:p>2.361</text:p>
          </table:table-cell>
          <table:table-cell office:value-type="float" office:value="0.457">
            <text:p>0.457</text:p>
          </table:table-cell>
          <table:table-cell office:value-type="float" office:value="1.265">
            <text:p>1.26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29">
            <text:p>129</text:p>
          </table:table-cell>
          <table:table-cell office:value-type="float" office:value="4.688">
            <text:p>4.688</text:p>
          </table:table-cell>
          <table:table-cell office:value-type="float" office:value="3.084">
            <text:p>3.084</text:p>
          </table:table-cell>
          <table:table-cell office:value-type="float" office:value="0.469">
            <text:p>0.469</text:p>
          </table:table-cell>
          <table:table-cell office:value-type="float" office:value="0.962">
            <text:p>0.962</text:p>
          </table:table-cell>
          <table:table-cell table:style-name="ce4" table:formula="of:=[.$C$3]/[.$C131]" office:value-type="float" office:value="19.810366894198">
            <text:p>19.810</text:p>
          </table:table-cell>
          <table:table-cell/>
          <table:table-cell table:style-name="ce5" office:value-type="float" office:value="129">
            <text:p>129</text:p>
          </table:table-cell>
          <table:table-cell office:value-type="float" office:value="4.313">
            <text:p>4.313</text:p>
          </table:table-cell>
          <table:table-cell office:value-type="float" office:value="2.407">
            <text:p>2.407</text:p>
          </table:table-cell>
          <table:table-cell office:value-type="float" office:value="0.464">
            <text:p>0.464</text:p>
          </table:table-cell>
          <table:table-cell office:value-type="float" office:value="1.264">
            <text:p>1.26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0">
            <text:p>130</text:p>
          </table:table-cell>
          <table:table-cell office:value-type="float" office:value="4.93">
            <text:p>4.93</text:p>
          </table:table-cell>
          <table:table-cell office:value-type="float" office:value="3.337">
            <text:p>3.337</text:p>
          </table:table-cell>
          <table:table-cell office:value-type="float" office:value="0.464">
            <text:p>0.464</text:p>
          </table:table-cell>
          <table:table-cell office:value-type="float" office:value="0.957">
            <text:p>0.957</text:p>
          </table:table-cell>
          <table:table-cell table:style-name="ce4" table:formula="of:=[.$C$3]/[.$C132]" office:value-type="float" office:value="18.8379310344828">
            <text:p>18.838</text:p>
          </table:table-cell>
          <table:table-cell/>
          <table:table-cell table:style-name="ce5" office:value-type="float" office:value="130">
            <text:p>130</text:p>
          </table:table-cell>
          <table:table-cell office:value-type="float" office:value="4.391">
            <text:p>4.391</text:p>
          </table:table-cell>
          <table:table-cell office:value-type="float" office:value="2.469">
            <text:p>2.469</text:p>
          </table:table-cell>
          <table:table-cell office:value-type="float" office:value="0.461">
            <text:p>0.461</text:p>
          </table:table-cell>
          <table:table-cell office:value-type="float" office:value="1.283">
            <text:p>1.28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1">
            <text:p>131</text:p>
          </table:table-cell>
          <table:table-cell office:value-type="float" office:value="4.867">
            <text:p>4.867</text:p>
          </table:table-cell>
          <table:table-cell office:value-type="float" office:value="3.242">
            <text:p>3.242</text:p>
          </table:table-cell>
          <table:table-cell office:value-type="float" office:value="0.469">
            <text:p>0.469</text:p>
          </table:table-cell>
          <table:table-cell office:value-type="float" office:value="0.981">
            <text:p>0.981</text:p>
          </table:table-cell>
          <table:table-cell table:style-name="ce4" table:formula="of:=[.$C$3]/[.$C133]" office:value-type="float" office:value="19.0817752208753">
            <text:p>19.082</text:p>
          </table:table-cell>
          <table:table-cell/>
          <table:table-cell table:style-name="ce5" office:value-type="float" office:value="131">
            <text:p>131</text:p>
          </table:table-cell>
          <table:table-cell office:value-type="float" office:value="4.491">
            <text:p>4.491</text:p>
          </table:table-cell>
          <table:table-cell office:value-type="float" office:value="2.501">
            <text:p>2.501</text:p>
          </table:table-cell>
          <table:table-cell office:value-type="float" office:value="0.459">
            <text:p>0.459</text:p>
          </table:table-cell>
          <table:table-cell office:value-type="float" office:value="1.353">
            <text:p>1.35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2">
            <text:p>132</text:p>
          </table:table-cell>
          <table:table-cell office:value-type="float" office:value="4.604">
            <text:p>4.604</text:p>
          </table:table-cell>
          <table:table-cell office:value-type="float" office:value="3.012">
            <text:p>3.012</text:p>
          </table:table-cell>
          <table:table-cell office:value-type="float" office:value="0.463">
            <text:p>0.463</text:p>
          </table:table-cell>
          <table:table-cell office:value-type="float" office:value="0.955">
            <text:p>0.955</text:p>
          </table:table-cell>
          <table:table-cell table:style-name="ce4" table:formula="of:=[.$C$3]/[.$C134]" office:value-type="float" office:value="20.1718071242398">
            <text:p>20.172</text:p>
          </table:table-cell>
          <table:table-cell/>
          <table:table-cell table:style-name="ce5" office:value-type="float" office:value="132">
            <text:p>132</text:p>
          </table:table-cell>
          <table:table-cell office:value-type="float" office:value="4.447">
            <text:p>4.447</text:p>
          </table:table-cell>
          <table:table-cell office:value-type="float" office:value="2.494">
            <text:p>2.494</text:p>
          </table:table-cell>
          <table:table-cell office:value-type="float" office:value="0.458">
            <text:p>0.458</text:p>
          </table:table-cell>
          <table:table-cell office:value-type="float" office:value="1.317">
            <text:p>1.31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3">
            <text:p>133</text:p>
          </table:table-cell>
          <table:table-cell office:value-type="float" office:value="4.416">
            <text:p>4.416</text:p>
          </table:table-cell>
          <table:table-cell office:value-type="float" office:value="2.774">
            <text:p>2.774</text:p>
          </table:table-cell>
          <table:table-cell office:value-type="float" office:value="0.472">
            <text:p>0.472</text:p>
          </table:table-cell>
          <table:table-cell office:value-type="float" office:value="0.998">
            <text:p>0.998</text:p>
          </table:table-cell>
          <table:table-cell table:style-name="ce4" table:formula="of:=[.$C$3]/[.$C135]" office:value-type="float" office:value="21.0305706521739">
            <text:p>21.031</text:p>
          </table:table-cell>
          <table:table-cell/>
          <table:table-cell table:style-name="ce5" office:value-type="float" office:value="133">
            <text:p>133</text:p>
          </table:table-cell>
          <table:table-cell office:value-type="float" office:value="4.453">
            <text:p>4.453</text:p>
          </table:table-cell>
          <table:table-cell office:value-type="float" office:value="2.497">
            <text:p>2.497</text:p>
          </table:table-cell>
          <table:table-cell office:value-type="float" office:value="0.472">
            <text:p>0.472</text:p>
          </table:table-cell>
          <table:table-cell office:value-type="float" office:value="1.306">
            <text:p>1.30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4">
            <text:p>134</text:p>
          </table:table-cell>
          <table:table-cell office:value-type="float" office:value="4.789">
            <text:p>4.789</text:p>
          </table:table-cell>
          <table:table-cell office:value-type="float" office:value="3.149">
            <text:p>3.149</text:p>
          </table:table-cell>
          <table:table-cell office:value-type="float" office:value="0.464">
            <text:p>0.464</text:p>
          </table:table-cell>
          <table:table-cell office:value-type="float" office:value="1.003">
            <text:p>1.003</text:p>
          </table:table-cell>
          <table:table-cell table:style-name="ce4" table:formula="of:=[.$C$3]/[.$C136]" office:value-type="float" office:value="19.3925662977657">
            <text:p>19.393</text:p>
          </table:table-cell>
          <table:table-cell/>
          <table:table-cell table:style-name="ce5" office:value-type="float" office:value="134">
            <text:p>134</text:p>
          </table:table-cell>
          <table:table-cell office:value-type="float" office:value="4.535">
            <text:p>4.535</text:p>
          </table:table-cell>
          <table:table-cell office:value-type="float" office:value="2.542">
            <text:p>2.542</text:p>
          </table:table-cell>
          <table:table-cell office:value-type="float" office:value="0.458">
            <text:p>0.458</text:p>
          </table:table-cell>
          <table:table-cell office:value-type="float" office:value="1.359">
            <text:p>1.35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5">
            <text:p>135</text:p>
          </table:table-cell>
          <table:table-cell office:value-type="float" office:value="4.901">
            <text:p>4.901</text:p>
          </table:table-cell>
          <table:table-cell office:value-type="float" office:value="3.266">
            <text:p>3.266</text:p>
          </table:table-cell>
          <table:table-cell office:value-type="float" office:value="0.465">
            <text:p>0.465</text:p>
          </table:table-cell>
          <table:table-cell office:value-type="float" office:value="0.997">
            <text:p>0.997</text:p>
          </table:table-cell>
          <table:table-cell table:style-name="ce4" table:formula="of:=[.$C$3]/[.$C137]" office:value-type="float" office:value="18.9493980820241">
            <text:p>18.949</text:p>
          </table:table-cell>
          <table:table-cell/>
          <table:table-cell table:style-name="ce5" office:value-type="float" office:value="135">
            <text:p>135</text:p>
          </table:table-cell>
          <table:table-cell office:value-type="float" office:value="4.609">
            <text:p>4.609</text:p>
          </table:table-cell>
          <table:table-cell office:value-type="float" office:value="2.606">
            <text:p>2.606</text:p>
          </table:table-cell>
          <table:table-cell office:value-type="float" office:value="0.463">
            <text:p>0.463</text:p>
          </table:table-cell>
          <table:table-cell office:value-type="float" office:value="1.362">
            <text:p>1.36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6">
            <text:p>136</text:p>
          </table:table-cell>
          <table:table-cell office:value-type="float" office:value="4.989">
            <text:p>4.989</text:p>
          </table:table-cell>
          <table:table-cell office:value-type="float" office:value="3.276">
            <text:p>3.276</text:p>
          </table:table-cell>
          <table:table-cell office:value-type="float" office:value="0.468">
            <text:p>0.468</text:p>
          </table:table-cell>
          <table:table-cell office:value-type="float" office:value="1.071">
            <text:p>1.071</text:p>
          </table:table-cell>
          <table:table-cell table:style-name="ce4" table:formula="of:=[.$C$3]/[.$C138]" office:value-type="float" office:value="18.6151533373422">
            <text:p>18.615</text:p>
          </table:table-cell>
          <table:table-cell/>
          <table:table-cell table:style-name="ce5" office:value-type="float" office:value="136">
            <text:p>136</text:p>
          </table:table-cell>
          <table:table-cell office:value-type="float" office:value="4.679">
            <text:p>4.679</text:p>
          </table:table-cell>
          <table:table-cell office:value-type="float" office:value="2.59">
            <text:p>2.59</text:p>
          </table:table-cell>
          <table:table-cell office:value-type="float" office:value="0.469">
            <text:p>0.469</text:p>
          </table:table-cell>
          <table:table-cell office:value-type="float" office:value="1.441">
            <text:p>1.44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7">
            <text:p>137</text:p>
          </table:table-cell>
          <table:table-cell office:value-type="float" office:value="5.145">
            <text:p>5.145</text:p>
          </table:table-cell>
          <table:table-cell office:value-type="float" office:value="3.507">
            <text:p>3.507</text:p>
          </table:table-cell>
          <table:table-cell office:value-type="float" office:value="0.469">
            <text:p>0.469</text:p>
          </table:table-cell>
          <table:table-cell office:value-type="float" office:value="0.994">
            <text:p>0.994</text:p>
          </table:table-cell>
          <table:table-cell table:style-name="ce4" table:formula="of:=[.$C$3]/[.$C139]" office:value-type="float" office:value="18.0507288629738">
            <text:p>18.051</text:p>
          </table:table-cell>
          <table:table-cell/>
          <table:table-cell table:style-name="ce5" office:value-type="float" office:value="137">
            <text:p>137</text:p>
          </table:table-cell>
          <table:table-cell office:value-type="float" office:value="4.498">
            <text:p>4.498</text:p>
          </table:table-cell>
          <table:table-cell office:value-type="float" office:value="2.48">
            <text:p>2.48</text:p>
          </table:table-cell>
          <table:table-cell office:value-type="float" office:value="0.507">
            <text:p>0.507</text:p>
          </table:table-cell>
          <table:table-cell office:value-type="float" office:value="1.335">
            <text:p>1.33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8">
            <text:p>138</text:p>
          </table:table-cell>
          <table:table-cell office:value-type="float" office:value="5.088">
            <text:p>5.088</text:p>
          </table:table-cell>
          <table:table-cell office:value-type="float" office:value="3.418">
            <text:p>3.418</text:p>
          </table:table-cell>
          <table:table-cell office:value-type="float" office:value="0.472">
            <text:p>0.472</text:p>
          </table:table-cell>
          <table:table-cell office:value-type="float" office:value="1.025">
            <text:p>1.025</text:p>
          </table:table-cell>
          <table:table-cell table:style-name="ce4" table:formula="of:=[.$C$3]/[.$C140]" office:value-type="float" office:value="18.2529481132075">
            <text:p>18.253</text:p>
          </table:table-cell>
          <table:table-cell/>
          <table:table-cell table:style-name="ce5" office:value-type="float" office:value="138">
            <text:p>138</text:p>
          </table:table-cell>
          <table:table-cell office:value-type="float" office:value="4.626">
            <text:p>4.626</text:p>
          </table:table-cell>
          <table:table-cell office:value-type="float" office:value="2.591">
            <text:p>2.591</text:p>
          </table:table-cell>
          <table:table-cell office:value-type="float" office:value="0.467">
            <text:p>0.467</text:p>
          </table:table-cell>
          <table:table-cell office:value-type="float" office:value="1.39">
            <text:p>1.3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39">
            <text:p>139</text:p>
          </table:table-cell>
          <table:table-cell office:value-type="float" office:value="4.572">
            <text:p>4.572</text:p>
          </table:table-cell>
          <table:table-cell office:value-type="float" office:value="2.954">
            <text:p>2.954</text:p>
          </table:table-cell>
          <table:table-cell office:value-type="float" office:value="0.463">
            <text:p>0.463</text:p>
          </table:table-cell>
          <table:table-cell office:value-type="float" office:value="0.983">
            <text:p>0.983</text:p>
          </table:table-cell>
          <table:table-cell table:style-name="ce4" table:formula="of:=[.$C$3]/[.$C141]" office:value-type="float" office:value="20.3129921259843">
            <text:p>20.313</text:p>
          </table:table-cell>
          <table:table-cell/>
          <table:table-cell table:style-name="ce5" office:value-type="float" office:value="139">
            <text:p>139</text:p>
          </table:table-cell>
          <table:table-cell office:value-type="float" office:value="4.635">
            <text:p>4.635</text:p>
          </table:table-cell>
          <table:table-cell office:value-type="float" office:value="2.598">
            <text:p>2.598</text:p>
          </table:table-cell>
          <table:table-cell office:value-type="float" office:value="0.457">
            <text:p>0.457</text:p>
          </table:table-cell>
          <table:table-cell office:value-type="float" office:value="1.402">
            <text:p>1.40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0">
            <text:p>140</text:p>
          </table:table-cell>
          <table:table-cell office:value-type="float" office:value="5.474">
            <text:p>5.474</text:p>
          </table:table-cell>
          <table:table-cell office:value-type="float" office:value="3.8">
            <text:p>3.8</text:p>
          </table:table-cell>
          <table:table-cell office:value-type="float" office:value="0.477">
            <text:p>0.477</text:p>
          </table:table-cell>
          <table:table-cell office:value-type="float" office:value="1.023">
            <text:p>1.023</text:p>
          </table:table-cell>
          <table:table-cell table:style-name="ce4" table:formula="of:=[.$C$3]/[.$C142]" office:value-type="float" office:value="16.9658385093168">
            <text:p>16.966</text:p>
          </table:table-cell>
          <table:table-cell/>
          <table:table-cell table:style-name="ce5" office:value-type="float" office:value="140">
            <text:p>140</text:p>
          </table:table-cell>
          <table:table-cell office:value-type="float" office:value="4.765">
            <text:p>4.765</text:p>
          </table:table-cell>
          <table:table-cell office:value-type="float" office:value="2.689">
            <text:p>2.689</text:p>
          </table:table-cell>
          <table:table-cell office:value-type="float" office:value="0.458">
            <text:p>0.458</text:p>
          </table:table-cell>
          <table:table-cell office:value-type="float" office:value="1.443">
            <text:p>1.44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1">
            <text:p>141</text:p>
          </table:table-cell>
          <table:table-cell office:value-type="float" office:value="4.831">
            <text:p>4.831</text:p>
          </table:table-cell>
          <table:table-cell office:value-type="float" office:value="3.162">
            <text:p>3.162</text:p>
          </table:table-cell>
          <table:table-cell office:value-type="float" office:value="0.479">
            <text:p>0.479</text:p>
          </table:table-cell>
          <table:table-cell office:value-type="float" office:value="1.015">
            <text:p>1.015</text:p>
          </table:table-cell>
          <table:table-cell table:style-name="ce4" table:formula="of:=[.$C$3]/[.$C143]" office:value-type="float" office:value="19.2239701925067">
            <text:p>19.224</text:p>
          </table:table-cell>
          <table:table-cell/>
          <table:table-cell table:style-name="ce5" office:value-type="float" office:value="141">
            <text:p>141</text:p>
          </table:table-cell>
          <table:table-cell office:value-type="float" office:value="4.802">
            <text:p>4.802</text:p>
          </table:table-cell>
          <table:table-cell office:value-type="float" office:value="2.668">
            <text:p>2.668</text:p>
          </table:table-cell>
          <table:table-cell office:value-type="float" office:value="0.46">
            <text:p>0.46</text:p>
          </table:table-cell>
          <table:table-cell office:value-type="float" office:value="1.498">
            <text:p>1.49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2">
            <text:p>142</text:p>
          </table:table-cell>
          <table:table-cell office:value-type="float" office:value="4.515">
            <text:p>4.515</text:p>
          </table:table-cell>
          <table:table-cell office:value-type="float" office:value="2.845">
            <text:p>2.845</text:p>
          </table:table-cell>
          <table:table-cell office:value-type="float" office:value="0.483">
            <text:p>0.483</text:p>
          </table:table-cell>
          <table:table-cell office:value-type="float" office:value="1.012">
            <text:p>1.012</text:p>
          </table:table-cell>
          <table:table-cell table:style-name="ce4" table:formula="of:=[.$C$3]/[.$C144]" office:value-type="float" office:value="20.5694352159468">
            <text:p>20.569</text:p>
          </table:table-cell>
          <table:table-cell/>
          <table:table-cell table:style-name="ce5" office:value-type="float" office:value="142">
            <text:p>142</text:p>
          </table:table-cell>
          <table:table-cell office:value-type="float" office:value="4.769">
            <text:p>4.769</text:p>
          </table:table-cell>
          <table:table-cell office:value-type="float" office:value="2.681">
            <text:p>2.681</text:p>
          </table:table-cell>
          <table:table-cell office:value-type="float" office:value="0.459">
            <text:p>0.459</text:p>
          </table:table-cell>
          <table:table-cell office:value-type="float" office:value="1.453">
            <text:p>1.45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3">
            <text:p>143</text:p>
          </table:table-cell>
          <table:table-cell office:value-type="float" office:value="4.96">
            <text:p>4.96</text:p>
          </table:table-cell>
          <table:table-cell office:value-type="float" office:value="3.33">
            <text:p>3.33</text:p>
          </table:table-cell>
          <table:table-cell office:value-type="float" office:value="0.466">
            <text:p>0.466</text:p>
          </table:table-cell>
          <table:table-cell office:value-type="float" office:value="0.99">
            <text:p>0.99</text:p>
          </table:table-cell>
          <table:table-cell table:style-name="ce4" table:formula="of:=[.$C$3]/[.$C145]" office:value-type="float" office:value="18.7239919354839">
            <text:p>18.724</text:p>
          </table:table-cell>
          <table:table-cell/>
          <table:table-cell table:style-name="ce5" office:value-type="float" office:value="143">
            <text:p>143</text:p>
          </table:table-cell>
          <table:table-cell office:value-type="float" office:value="4.835">
            <text:p>4.835</text:p>
          </table:table-cell>
          <table:table-cell office:value-type="float" office:value="2.695">
            <text:p>2.695</text:p>
          </table:table-cell>
          <table:table-cell office:value-type="float" office:value="0.464">
            <text:p>0.464</text:p>
          </table:table-cell>
          <table:table-cell office:value-type="float" office:value="1.502">
            <text:p>1.50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4">
            <text:p>144</text:p>
          </table:table-cell>
          <table:table-cell office:value-type="float" office:value="4.541">
            <text:p>4.541</text:p>
          </table:table-cell>
          <table:table-cell office:value-type="float" office:value="2.847">
            <text:p>2.847</text:p>
          </table:table-cell>
          <table:table-cell office:value-type="float" office:value="0.471">
            <text:p>0.471</text:p>
          </table:table-cell>
          <table:table-cell office:value-type="float" office:value="1.049">
            <text:p>1.049</text:p>
          </table:table-cell>
          <table:table-cell table:style-name="ce4" table:formula="of:=[.$C$3]/[.$C146]" office:value-type="float" office:value="20.4516626293768">
            <text:p>20.452</text:p>
          </table:table-cell>
          <table:table-cell/>
          <table:table-cell table:style-name="ce5" office:value-type="float" office:value="144">
            <text:p>144</text:p>
          </table:table-cell>
          <table:table-cell office:value-type="float" office:value="5.03">
            <text:p>5.03</text:p>
          </table:table-cell>
          <table:table-cell office:value-type="float" office:value="2.669">
            <text:p>2.669</text:p>
          </table:table-cell>
          <table:table-cell office:value-type="float" office:value="0.469">
            <text:p>0.469</text:p>
          </table:table-cell>
          <table:table-cell office:value-type="float" office:value="1.715">
            <text:p>1.71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5">
            <text:p>145</text:p>
          </table:table-cell>
          <table:table-cell office:value-type="float" office:value="5.221">
            <text:p>5.221</text:p>
          </table:table-cell>
          <table:table-cell office:value-type="float" office:value="3.48">
            <text:p>3.48</text:p>
          </table:table-cell>
          <table:table-cell office:value-type="float" office:value="0.489">
            <text:p>0.489</text:p>
          </table:table-cell>
          <table:table-cell office:value-type="float" office:value="1.077">
            <text:p>1.077</text:p>
          </table:table-cell>
          <table:table-cell table:style-name="ce4" table:formula="of:=[.$C$3]/[.$C147]" office:value-type="float" office:value="17.78797165294">
            <text:p>17.788</text:p>
          </table:table-cell>
          <table:table-cell/>
          <table:table-cell table:style-name="ce5" office:value-type="float" office:value="145">
            <text:p>145</text:p>
          </table:table-cell>
          <table:table-cell office:value-type="float" office:value="4.83">
            <text:p>4.83</text:p>
          </table:table-cell>
          <table:table-cell office:value-type="float" office:value="2.744">
            <text:p>2.744</text:p>
          </table:table-cell>
          <table:table-cell office:value-type="float" office:value="0.467">
            <text:p>0.467</text:p>
          </table:table-cell>
          <table:table-cell office:value-type="float" office:value="1.442">
            <text:p>1.44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6">
            <text:p>146</text:p>
          </table:table-cell>
          <table:table-cell office:value-type="float" office:value="4.702">
            <text:p>4.702</text:p>
          </table:table-cell>
          <table:table-cell office:value-type="float" office:value="3.016">
            <text:p>3.016</text:p>
          </table:table-cell>
          <table:table-cell office:value-type="float" office:value="0.468">
            <text:p>0.468</text:p>
          </table:table-cell>
          <table:table-cell office:value-type="float" office:value="1.043">
            <text:p>1.043</text:p>
          </table:table-cell>
          <table:table-cell table:style-name="ce4" table:formula="of:=[.$C$3]/[.$C148]" office:value-type="float" office:value="19.7513823904721">
            <text:p>19.751</text:p>
          </table:table-cell>
          <table:table-cell/>
          <table:table-cell table:style-name="ce5" office:value-type="float" office:value="146">
            <text:p>146</text:p>
          </table:table-cell>
          <table:table-cell office:value-type="float" office:value="4.706">
            <text:p>4.706</text:p>
          </table:table-cell>
          <table:table-cell office:value-type="float" office:value="2.665">
            <text:p>2.665</text:p>
          </table:table-cell>
          <table:table-cell office:value-type="float" office:value="0.465">
            <text:p>0.465</text:p>
          </table:table-cell>
          <table:table-cell office:value-type="float" office:value="1.398">
            <text:p>1.39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7">
            <text:p>147</text:p>
          </table:table-cell>
          <table:table-cell office:value-type="float" office:value="5.141">
            <text:p>5.141</text:p>
          </table:table-cell>
          <table:table-cell office:value-type="float" office:value="3.327">
            <text:p>3.327</text:p>
          </table:table-cell>
          <table:table-cell office:value-type="float" office:value="0.468">
            <text:p>0.468</text:p>
          </table:table-cell>
          <table:table-cell office:value-type="float" office:value="1.172">
            <text:p>1.172</text:p>
          </table:table-cell>
          <table:table-cell table:style-name="ce4" table:formula="of:=[.$C$3]/[.$C149]" office:value-type="float" office:value="18.064773390391">
            <text:p>18.065</text:p>
          </table:table-cell>
          <table:table-cell/>
          <table:table-cell table:style-name="ce5" office:value-type="float" office:value="147">
            <text:p>147</text:p>
          </table:table-cell>
          <table:table-cell office:value-type="float" office:value="4.734">
            <text:p>4.734</text:p>
          </table:table-cell>
          <table:table-cell office:value-type="float" office:value="2.669">
            <text:p>2.669</text:p>
          </table:table-cell>
          <table:table-cell office:value-type="float" office:value="0.455">
            <text:p>0.455</text:p>
          </table:table-cell>
          <table:table-cell office:value-type="float" office:value="1.436">
            <text:p>1.43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8">
            <text:p>148</text:p>
          </table:table-cell>
          <table:table-cell office:value-type="float" office:value="4.849">
            <text:p>4.849</text:p>
          </table:table-cell>
          <table:table-cell office:value-type="float" office:value="3.124">
            <text:p>3.124</text:p>
          </table:table-cell>
          <table:table-cell office:value-type="float" office:value="0.472">
            <text:p>0.472</text:p>
          </table:table-cell>
          <table:table-cell office:value-type="float" office:value="1.078">
            <text:p>1.078</text:p>
          </table:table-cell>
          <table:table-cell table:style-name="ce4" table:formula="of:=[.$C$3]/[.$C150]" office:value-type="float" office:value="19.1526087853166">
            <text:p>19.153</text:p>
          </table:table-cell>
          <table:table-cell/>
          <table:table-cell table:style-name="ce5" office:value-type="float" office:value="148">
            <text:p>148</text:p>
          </table:table-cell>
          <table:table-cell office:value-type="float" office:value="4.989">
            <text:p>4.989</text:p>
          </table:table-cell>
          <table:table-cell office:value-type="float" office:value="2.883">
            <text:p>2.883</text:p>
          </table:table-cell>
          <table:table-cell office:value-type="float" office:value="0.468">
            <text:p>0.468</text:p>
          </table:table-cell>
          <table:table-cell office:value-type="float" office:value="1.461">
            <text:p>1.46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49">
            <text:p>149</text:p>
          </table:table-cell>
          <table:table-cell office:value-type="float" office:value="5.064">
            <text:p>5.064</text:p>
          </table:table-cell>
          <table:table-cell office:value-type="float" office:value="3.307">
            <text:p>3.307</text:p>
          </table:table-cell>
          <table:table-cell office:value-type="float" office:value="0.484">
            <text:p>0.484</text:p>
          </table:table-cell>
          <table:table-cell office:value-type="float" office:value="1.098">
            <text:p>1.098</text:p>
          </table:table-cell>
          <table:table-cell table:style-name="ce4" table:formula="of:=[.$C$3]/[.$C151]" office:value-type="float" office:value="18.3394549763033">
            <text:p>18.339</text:p>
          </table:table-cell>
          <table:table-cell/>
          <table:table-cell table:style-name="ce5" office:value-type="float" office:value="149">
            <text:p>149</text:p>
          </table:table-cell>
          <table:table-cell office:value-type="float" office:value="4.833">
            <text:p>4.833</text:p>
          </table:table-cell>
          <table:table-cell office:value-type="float" office:value="2.739">
            <text:p>2.739</text:p>
          </table:table-cell>
          <table:table-cell office:value-type="float" office:value="0.455">
            <text:p>0.455</text:p>
          </table:table-cell>
          <table:table-cell office:value-type="float" office:value="1.464">
            <text:p>1.46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0">
            <text:p>150</text:p>
          </table:table-cell>
          <table:table-cell office:value-type="float" office:value="4.709">
            <text:p>4.709</text:p>
          </table:table-cell>
          <table:table-cell office:value-type="float" office:value="2.955">
            <text:p>2.955</text:p>
          </table:table-cell>
          <table:table-cell office:value-type="float" office:value="0.484">
            <text:p>0.484</text:p>
          </table:table-cell>
          <table:table-cell office:value-type="float" office:value="1.095">
            <text:p>1.095</text:p>
          </table:table-cell>
          <table:table-cell table:style-name="ce4" table:formula="of:=[.$C$3]/[.$C152]" office:value-type="float" office:value="19.7220216606498">
            <text:p>19.722</text:p>
          </table:table-cell>
          <table:table-cell/>
          <table:table-cell table:style-name="ce5" office:value-type="float" office:value="150">
            <text:p>150</text:p>
          </table:table-cell>
          <table:table-cell office:value-type="float" office:value="5.004">
            <text:p>5.004</text:p>
          </table:table-cell>
          <table:table-cell office:value-type="float" office:value="2.868">
            <text:p>2.868</text:p>
          </table:table-cell>
          <table:table-cell office:value-type="float" office:value="0.471">
            <text:p>0.471</text:p>
          </table:table-cell>
          <table:table-cell office:value-type="float" office:value="1.487">
            <text:p>1.48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1">
            <text:p>151</text:p>
          </table:table-cell>
          <table:table-cell office:value-type="float" office:value="5.772">
            <text:p>5.772</text:p>
          </table:table-cell>
          <table:table-cell office:value-type="float" office:value="3.988">
            <text:p>3.988</text:p>
          </table:table-cell>
          <table:table-cell office:value-type="float" office:value="0.466">
            <text:p>0.466</text:p>
          </table:table-cell>
          <table:table-cell office:value-type="float" office:value="1.142">
            <text:p>1.142</text:p>
          </table:table-cell>
          <table:table-cell table:style-name="ce4" table:formula="of:=[.$C$3]/[.$C153]" office:value-type="float" office:value="16.0899168399168">
            <text:p>16.090</text:p>
          </table:table-cell>
          <table:table-cell/>
          <table:table-cell table:style-name="ce5" office:value-type="float" office:value="151">
            <text:p>151</text:p>
          </table:table-cell>
          <table:table-cell office:value-type="float" office:value="5.095">
            <text:p>5.095</text:p>
          </table:table-cell>
          <table:table-cell office:value-type="float" office:value="2.928">
            <text:p>2.928</text:p>
          </table:table-cell>
          <table:table-cell office:value-type="float" office:value="0.462">
            <text:p>0.462</text:p>
          </table:table-cell>
          <table:table-cell office:value-type="float" office:value="1.528">
            <text:p>1.52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2">
            <text:p>152</text:p>
          </table:table-cell>
          <table:table-cell office:value-type="float" office:value="4.805">
            <text:p>4.805</text:p>
          </table:table-cell>
          <table:table-cell office:value-type="float" office:value="3.061">
            <text:p>3.061</text:p>
          </table:table-cell>
          <table:table-cell office:value-type="float" office:value="0.479">
            <text:p>0.479</text:p>
          </table:table-cell>
          <table:table-cell office:value-type="float" office:value="1.092">
            <text:p>1.092</text:p>
          </table:table-cell>
          <table:table-cell table:style-name="ce4" table:formula="of:=[.$C$3]/[.$C154]" office:value-type="float" office:value="19.3279916753382">
            <text:p>19.328</text:p>
          </table:table-cell>
          <table:table-cell/>
          <table:table-cell table:style-name="ce5" office:value-type="float" office:value="152">
            <text:p>152</text:p>
          </table:table-cell>
          <table:table-cell office:value-type="float" office:value="5.146">
            <text:p>5.146</text:p>
          </table:table-cell>
          <table:table-cell office:value-type="float" office:value="2.975">
            <text:p>2.975</text:p>
          </table:table-cell>
          <table:table-cell office:value-type="float" office:value="0.476">
            <text:p>0.476</text:p>
          </table:table-cell>
          <table:table-cell office:value-type="float" office:value="1.517">
            <text:p>1.51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3">
            <text:p>153</text:p>
          </table:table-cell>
          <table:table-cell office:value-type="float" office:value="5.183">
            <text:p>5.183</text:p>
          </table:table-cell>
          <table:table-cell office:value-type="float" office:value="3.388">
            <text:p>3.388</text:p>
          </table:table-cell>
          <table:table-cell office:value-type="float" office:value="0.476">
            <text:p>0.476</text:p>
          </table:table-cell>
          <table:table-cell office:value-type="float" office:value="1.144">
            <text:p>1.144</text:p>
          </table:table-cell>
          <table:table-cell table:style-name="ce4" table:formula="of:=[.$C$3]/[.$C155]" office:value-type="float" office:value="17.918387034536">
            <text:p>17.918</text:p>
          </table:table-cell>
          <table:table-cell/>
          <table:table-cell table:style-name="ce5" office:value-type="float" office:value="153">
            <text:p>153</text:p>
          </table:table-cell>
          <table:table-cell office:value-type="float" office:value="5.034">
            <text:p>5.034</text:p>
          </table:table-cell>
          <table:table-cell office:value-type="float" office:value="2.865">
            <text:p>2.865</text:p>
          </table:table-cell>
          <table:table-cell office:value-type="float" office:value="0.464">
            <text:p>0.464</text:p>
          </table:table-cell>
          <table:table-cell office:value-type="float" office:value="1.527">
            <text:p>1.52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4">
            <text:p>154</text:p>
          </table:table-cell>
          <table:table-cell office:value-type="float" office:value="5.087">
            <text:p>5.087</text:p>
          </table:table-cell>
          <table:table-cell office:value-type="float" office:value="3.319">
            <text:p>3.319</text:p>
          </table:table-cell>
          <table:table-cell office:value-type="float" office:value="0.488">
            <text:p>0.488</text:p>
          </table:table-cell>
          <table:table-cell office:value-type="float" office:value="1.105">
            <text:p>1.105</text:p>
          </table:table-cell>
          <table:table-cell table:style-name="ce4" table:formula="of:=[.$C$3]/[.$C156]" office:value-type="float" office:value="18.2565362689208">
            <text:p>18.257</text:p>
          </table:table-cell>
          <table:table-cell/>
          <table:table-cell table:style-name="ce5" office:value-type="float" office:value="154">
            <text:p>154</text:p>
          </table:table-cell>
          <table:table-cell office:value-type="float" office:value="5.284">
            <text:p>5.284</text:p>
          </table:table-cell>
          <table:table-cell office:value-type="float" office:value="2.994">
            <text:p>2.994</text:p>
          </table:table-cell>
          <table:table-cell office:value-type="float" office:value="0.47">
            <text:p>0.47</text:p>
          </table:table-cell>
          <table:table-cell office:value-type="float" office:value="1.643">
            <text:p>1.64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5">
            <text:p>155</text:p>
          </table:table-cell>
          <table:table-cell office:value-type="float" office:value="5.34">
            <text:p>5.34</text:p>
          </table:table-cell>
          <table:table-cell office:value-type="float" office:value="3.544">
            <text:p>3.544</text:p>
          </table:table-cell>
          <table:table-cell office:value-type="float" office:value="0.49">
            <text:p>0.49</text:p>
          </table:table-cell>
          <table:table-cell office:value-type="float" office:value="1.131">
            <text:p>1.131</text:p>
          </table:table-cell>
          <table:table-cell table:style-name="ce4" table:formula="of:=[.$C$3]/[.$C157]" office:value-type="float" office:value="17.3915730337079">
            <text:p>17.392</text:p>
          </table:table-cell>
          <table:table-cell/>
          <table:table-cell table:style-name="ce5" office:value-type="float" office:value="155">
            <text:p>155</text:p>
          </table:table-cell>
          <table:table-cell office:value-type="float" office:value="5.03">
            <text:p>5.03</text:p>
          </table:table-cell>
          <table:table-cell office:value-type="float" office:value="2.834">
            <text:p>2.834</text:p>
          </table:table-cell>
          <table:table-cell office:value-type="float" office:value="0.461">
            <text:p>0.461</text:p>
          </table:table-cell>
          <table:table-cell office:value-type="float" office:value="1.561">
            <text:p>1.56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6">
            <text:p>156</text:p>
          </table:table-cell>
          <table:table-cell office:value-type="float" office:value="5.46">
            <text:p>5.46</text:p>
          </table:table-cell>
          <table:table-cell office:value-type="float" office:value="3.632">
            <text:p>3.632</text:p>
          </table:table-cell>
          <table:table-cell office:value-type="float" office:value="0.479">
            <text:p>0.479</text:p>
          </table:table-cell>
          <table:table-cell office:value-type="float" office:value="1.173">
            <text:p>1.173</text:p>
          </table:table-cell>
          <table:table-cell table:style-name="ce4" table:formula="of:=[.$C$3]/[.$C158]" office:value-type="float" office:value="17.0093406593407">
            <text:p>17.009</text:p>
          </table:table-cell>
          <table:table-cell/>
          <table:table-cell table:style-name="ce5" office:value-type="float" office:value="156">
            <text:p>156</text:p>
          </table:table-cell>
          <table:table-cell office:value-type="float" office:value="5.188">
            <text:p>5.188</text:p>
          </table:table-cell>
          <table:table-cell office:value-type="float" office:value="2.889">
            <text:p>2.889</text:p>
          </table:table-cell>
          <table:table-cell office:value-type="float" office:value="0.493">
            <text:p>0.493</text:p>
          </table:table-cell>
          <table:table-cell office:value-type="float" office:value="1.631">
            <text:p>1.63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7">
            <text:p>157</text:p>
          </table:table-cell>
          <table:table-cell office:value-type="float" office:value="5.385">
            <text:p>5.385</text:p>
          </table:table-cell>
          <table:table-cell office:value-type="float" office:value="3.591">
            <text:p>3.591</text:p>
          </table:table-cell>
          <table:table-cell office:value-type="float" office:value="0.47">
            <text:p>0.47</text:p>
          </table:table-cell>
          <table:table-cell office:value-type="float" office:value="1.148">
            <text:p>1.148</text:p>
          </table:table-cell>
          <table:table-cell table:style-name="ce4" table:formula="of:=[.$C$3]/[.$C159]" office:value-type="float" office:value="17.2462395543175">
            <text:p>17.246</text:p>
          </table:table-cell>
          <table:table-cell/>
          <table:table-cell table:style-name="ce5" office:value-type="float" office:value="157">
            <text:p>157</text:p>
          </table:table-cell>
          <table:table-cell office:value-type="float" office:value="5.179">
            <text:p>5.179</text:p>
          </table:table-cell>
          <table:table-cell office:value-type="float" office:value="2.971">
            <text:p>2.971</text:p>
          </table:table-cell>
          <table:table-cell office:value-type="float" office:value="0.464">
            <text:p>0.464</text:p>
          </table:table-cell>
          <table:table-cell office:value-type="float" office:value="1.568">
            <text:p>1.56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8">
            <text:p>158</text:p>
          </table:table-cell>
          <table:table-cell office:value-type="float" office:value="5.85">
            <text:p>5.85</text:p>
          </table:table-cell>
          <table:table-cell office:value-type="float" office:value="3.992">
            <text:p>3.992</text:p>
          </table:table-cell>
          <table:table-cell office:value-type="float" office:value="0.476">
            <text:p>0.476</text:p>
          </table:table-cell>
          <table:table-cell office:value-type="float" office:value="1.205">
            <text:p>1.205</text:p>
          </table:table-cell>
          <table:table-cell table:style-name="ce4" table:formula="of:=[.$C$3]/[.$C160]" office:value-type="float" office:value="15.8753846153846">
            <text:p>15.875</text:p>
          </table:table-cell>
          <table:table-cell/>
          <table:table-cell table:style-name="ce5" office:value-type="float" office:value="158">
            <text:p>158</text:p>
          </table:table-cell>
          <table:table-cell office:value-type="float" office:value="5.366">
            <text:p>5.366</text:p>
          </table:table-cell>
          <table:table-cell office:value-type="float" office:value="3.054">
            <text:p>3.054</text:p>
          </table:table-cell>
          <table:table-cell office:value-type="float" office:value="0.471">
            <text:p>0.471</text:p>
          </table:table-cell>
          <table:table-cell office:value-type="float" office:value="1.664">
            <text:p>1.66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59">
            <text:p>159</text:p>
          </table:table-cell>
          <table:table-cell office:value-type="float" office:value="5.33">
            <text:p>5.33</text:p>
          </table:table-cell>
          <table:table-cell office:value-type="float" office:value="3.496">
            <text:p>3.496</text:p>
          </table:table-cell>
          <table:table-cell office:value-type="float" office:value="0.481">
            <text:p>0.481</text:p>
          </table:table-cell>
          <table:table-cell office:value-type="float" office:value="1.179">
            <text:p>1.179</text:p>
          </table:table-cell>
          <table:table-cell table:style-name="ce4" table:formula="of:=[.$C$3]/[.$C161]" office:value-type="float" office:value="17.4242026266417">
            <text:p>17.424</text:p>
          </table:table-cell>
          <table:table-cell/>
          <table:table-cell table:style-name="ce5" office:value-type="float" office:value="159">
            <text:p>159</text:p>
          </table:table-cell>
          <table:table-cell office:value-type="float" office:value="5.253">
            <text:p>5.253</text:p>
          </table:table-cell>
          <table:table-cell office:value-type="float" office:value="3.005">
            <text:p>3.005</text:p>
          </table:table-cell>
          <table:table-cell office:value-type="float" office:value="0.461">
            <text:p>0.461</text:p>
          </table:table-cell>
          <table:table-cell office:value-type="float" office:value="1.61">
            <text:p>1.6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0">
            <text:p>160</text:p>
          </table:table-cell>
          <table:table-cell office:value-type="float" office:value="5.115">
            <text:p>5.115</text:p>
          </table:table-cell>
          <table:table-cell office:value-type="float" office:value="3.295">
            <text:p>3.295</text:p>
          </table:table-cell>
          <table:table-cell office:value-type="float" office:value="0.49">
            <text:p>0.49</text:p>
          </table:table-cell>
          <table:table-cell office:value-type="float" office:value="1.154">
            <text:p>1.154</text:p>
          </table:table-cell>
          <table:table-cell table:style-name="ce4" table:formula="of:=[.$C$3]/[.$C162]" office:value-type="float" office:value="18.1565982404692">
            <text:p>18.157</text:p>
          </table:table-cell>
          <table:table-cell/>
          <table:table-cell table:style-name="ce5" office:value-type="float" office:value="160">
            <text:p>160</text:p>
          </table:table-cell>
          <table:table-cell office:value-type="float" office:value="5.414">
            <text:p>5.414</text:p>
          </table:table-cell>
          <table:table-cell office:value-type="float" office:value="3.125">
            <text:p>3.125</text:p>
          </table:table-cell>
          <table:table-cell office:value-type="float" office:value="0.475">
            <text:p>0.475</text:p>
          </table:table-cell>
          <table:table-cell office:value-type="float" office:value="1.636">
            <text:p>1.63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1">
            <text:p>161</text:p>
          </table:table-cell>
          <table:table-cell office:value-type="float" office:value="6.109">
            <text:p>6.109</text:p>
          </table:table-cell>
          <table:table-cell office:value-type="float" office:value="4.285">
            <text:p>4.285</text:p>
          </table:table-cell>
          <table:table-cell office:value-type="float" office:value="0.479">
            <text:p>0.479</text:p>
          </table:table-cell>
          <table:table-cell office:value-type="float" office:value="1.169">
            <text:p>1.169</text:p>
          </table:table-cell>
          <table:table-cell table:style-name="ce4" table:formula="of:=[.$C$3]/[.$C163]" office:value-type="float" office:value="15.2023244393518">
            <text:p>15.202</text:p>
          </table:table-cell>
          <table:table-cell/>
          <table:table-cell table:style-name="ce5" office:value-type="float" office:value="161">
            <text:p>161</text:p>
          </table:table-cell>
          <table:table-cell office:value-type="float" office:value="5.521">
            <text:p>5.521</text:p>
          </table:table-cell>
          <table:table-cell office:value-type="float" office:value="3.18">
            <text:p>3.18</text:p>
          </table:table-cell>
          <table:table-cell office:value-type="float" office:value="0.469">
            <text:p>0.469</text:p>
          </table:table-cell>
          <table:table-cell office:value-type="float" office:value="1.694">
            <text:p>1.69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2">
            <text:p>162</text:p>
          </table:table-cell>
          <table:table-cell office:value-type="float" office:value="5.166">
            <text:p>5.166</text:p>
          </table:table-cell>
          <table:table-cell office:value-type="float" office:value="3.373">
            <text:p>3.373</text:p>
          </table:table-cell>
          <table:table-cell office:value-type="float" office:value="0.486">
            <text:p>0.486</text:p>
          </table:table-cell>
          <table:table-cell office:value-type="float" office:value="1.133">
            <text:p>1.133</text:p>
          </table:table-cell>
          <table:table-cell table:style-name="ce4" table:formula="of:=[.$C$3]/[.$C164]" office:value-type="float" office:value="17.9773519163763">
            <text:p>17.977</text:p>
          </table:table-cell>
          <table:table-cell/>
          <table:table-cell table:style-name="ce5" office:value-type="float" office:value="162">
            <text:p>162</text:p>
          </table:table-cell>
          <table:table-cell office:value-type="float" office:value="5.393">
            <text:p>5.393</text:p>
          </table:table-cell>
          <table:table-cell office:value-type="float" office:value="3.094">
            <text:p>3.094</text:p>
          </table:table-cell>
          <table:table-cell office:value-type="float" office:value="0.482">
            <text:p>0.482</text:p>
          </table:table-cell>
          <table:table-cell office:value-type="float" office:value="1.639">
            <text:p>1.63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3">
            <text:p>163</text:p>
          </table:table-cell>
          <table:table-cell office:value-type="float" office:value="5.154">
            <text:p>5.154</text:p>
          </table:table-cell>
          <table:table-cell office:value-type="float" office:value="3.365">
            <text:p>3.365</text:p>
          </table:table-cell>
          <table:table-cell office:value-type="float" office:value="0.48">
            <text:p>0.48</text:p>
          </table:table-cell>
          <table:table-cell office:value-type="float" office:value="1.134">
            <text:p>1.134</text:p>
          </table:table-cell>
          <table:table-cell table:style-name="ce4" table:formula="of:=[.$C$3]/[.$C165]" office:value-type="float" office:value="18.0192083818393">
            <text:p>18.019</text:p>
          </table:table-cell>
          <table:table-cell/>
          <table:table-cell table:style-name="ce5" office:value-type="float" office:value="163">
            <text:p>163</text:p>
          </table:table-cell>
          <table:table-cell office:value-type="float" office:value="5.482">
            <text:p>5.482</text:p>
          </table:table-cell>
          <table:table-cell office:value-type="float" office:value="3.171">
            <text:p>3.171</text:p>
          </table:table-cell>
          <table:table-cell office:value-type="float" office:value="0.469">
            <text:p>0.469</text:p>
          </table:table-cell>
          <table:table-cell office:value-type="float" office:value="1.665">
            <text:p>1.66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4">
            <text:p>164</text:p>
          </table:table-cell>
          <table:table-cell office:value-type="float" office:value="5.934">
            <text:p>5.934</text:p>
          </table:table-cell>
          <table:table-cell office:value-type="float" office:value="4.058">
            <text:p>4.058</text:p>
          </table:table-cell>
          <table:table-cell office:value-type="float" office:value="0.49">
            <text:p>0.49</text:p>
          </table:table-cell>
          <table:table-cell office:value-type="float" office:value="1.209">
            <text:p>1.209</text:p>
          </table:table-cell>
          <table:table-cell table:style-name="ce4" table:formula="of:=[.$C$3]/[.$C166]" office:value-type="float" office:value="15.6506572295248">
            <text:p>15.651</text:p>
          </table:table-cell>
          <table:table-cell/>
          <table:table-cell table:style-name="ce5" office:value-type="float" office:value="164">
            <text:p>164</text:p>
          </table:table-cell>
          <table:table-cell office:value-type="float" office:value="5.955">
            <text:p>5.955</text:p>
          </table:table-cell>
          <table:table-cell office:value-type="float" office:value="3.274">
            <text:p>3.274</text:p>
          </table:table-cell>
          <table:table-cell office:value-type="float" office:value="0.471">
            <text:p>0.471</text:p>
          </table:table-cell>
          <table:table-cell office:value-type="float" office:value="2.031">
            <text:p>2.03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5">
            <text:p>165</text:p>
          </table:table-cell>
          <table:table-cell office:value-type="float" office:value="5.34">
            <text:p>5.34</text:p>
          </table:table-cell>
          <table:table-cell office:value-type="float" office:value="3.489">
            <text:p>3.489</text:p>
          </table:table-cell>
          <table:table-cell office:value-type="float" office:value="0.486">
            <text:p>0.486</text:p>
          </table:table-cell>
          <table:table-cell office:value-type="float" office:value="1.188">
            <text:p>1.188</text:p>
          </table:table-cell>
          <table:table-cell table:style-name="ce4" table:formula="of:=[.$C$3]/[.$C167]" office:value-type="float" office:value="17.3915730337079">
            <text:p>17.392</text:p>
          </table:table-cell>
          <table:table-cell/>
          <table:table-cell table:style-name="ce5" office:value-type="float" office:value="165">
            <text:p>165</text:p>
          </table:table-cell>
          <table:table-cell office:value-type="float" office:value="5.764">
            <text:p>5.764</text:p>
          </table:table-cell>
          <table:table-cell office:value-type="float" office:value="3.28">
            <text:p>3.28</text:p>
          </table:table-cell>
          <table:table-cell office:value-type="float" office:value="0.476">
            <text:p>0.476</text:p>
          </table:table-cell>
          <table:table-cell office:value-type="float" office:value="1.829">
            <text:p>1.82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6">
            <text:p>166</text:p>
          </table:table-cell>
          <table:table-cell office:value-type="float" office:value="5.351">
            <text:p>5.351</text:p>
          </table:table-cell>
          <table:table-cell office:value-type="float" office:value="3.5">
            <text:p>3.5</text:p>
          </table:table-cell>
          <table:table-cell office:value-type="float" office:value="0.469">
            <text:p>0.469</text:p>
          </table:table-cell>
          <table:table-cell office:value-type="float" office:value="1.208">
            <text:p>1.208</text:p>
          </table:table-cell>
          <table:table-cell table:style-name="ce4" table:formula="of:=[.$C$3]/[.$C168]" office:value-type="float" office:value="17.3558213418053">
            <text:p>17.356</text:p>
          </table:table-cell>
          <table:table-cell/>
          <table:table-cell table:style-name="ce5" office:value-type="float" office:value="166">
            <text:p>166</text:p>
          </table:table-cell>
          <table:table-cell office:value-type="float" office:value="5.525">
            <text:p>5.525</text:p>
          </table:table-cell>
          <table:table-cell office:value-type="float" office:value="3.158">
            <text:p>3.158</text:p>
          </table:table-cell>
          <table:table-cell office:value-type="float" office:value="0.467">
            <text:p>0.467</text:p>
          </table:table-cell>
          <table:table-cell office:value-type="float" office:value="1.722">
            <text:p>1.72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7">
            <text:p>167</text:p>
          </table:table-cell>
          <table:table-cell office:value-type="float" office:value="5.347">
            <text:p>5.347</text:p>
          </table:table-cell>
          <table:table-cell office:value-type="float" office:value="3.482">
            <text:p>3.482</text:p>
          </table:table-cell>
          <table:table-cell office:value-type="float" office:value="0.508">
            <text:p>0.508</text:p>
          </table:table-cell>
          <table:table-cell office:value-type="float" office:value="1.183">
            <text:p>1.183</text:p>
          </table:table-cell>
          <table:table-cell table:style-name="ce4" table:formula="of:=[.$C$3]/[.$C169]" office:value-type="float" office:value="17.368804937348">
            <text:p>17.369</text:p>
          </table:table-cell>
          <table:table-cell/>
          <table:table-cell table:style-name="ce5" office:value-type="float" office:value="167">
            <text:p>167</text:p>
          </table:table-cell>
          <table:table-cell office:value-type="float" office:value="5.684">
            <text:p>5.684</text:p>
          </table:table-cell>
          <table:table-cell office:value-type="float" office:value="3.287">
            <text:p>3.287</text:p>
          </table:table-cell>
          <table:table-cell office:value-type="float" office:value="0.473">
            <text:p>0.473</text:p>
          </table:table-cell>
          <table:table-cell office:value-type="float" office:value="1.745">
            <text:p>1.74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8">
            <text:p>168</text:p>
          </table:table-cell>
          <table:table-cell office:value-type="float" office:value="5.367">
            <text:p>5.367</text:p>
          </table:table-cell>
          <table:table-cell office:value-type="float" office:value="3.544">
            <text:p>3.544</text:p>
          </table:table-cell>
          <table:table-cell office:value-type="float" office:value="0.473">
            <text:p>0.473</text:p>
          </table:table-cell>
          <table:table-cell office:value-type="float" office:value="1.173">
            <text:p>1.173</text:p>
          </table:table-cell>
          <table:table-cell table:style-name="ce4" table:formula="of:=[.$C$3]/[.$C170]" office:value-type="float" office:value="17.3040804918949">
            <text:p>17.304</text:p>
          </table:table-cell>
          <table:table-cell/>
          <table:table-cell table:style-name="ce5" office:value-type="float" office:value="168">
            <text:p>168</text:p>
          </table:table-cell>
          <table:table-cell office:value-type="float" office:value="5.719">
            <text:p>5.719</text:p>
          </table:table-cell>
          <table:table-cell office:value-type="float" office:value="3.361">
            <text:p>3.361</text:p>
          </table:table-cell>
          <table:table-cell office:value-type="float" office:value="0.472">
            <text:p>0.472</text:p>
          </table:table-cell>
          <table:table-cell office:value-type="float" office:value="1.708">
            <text:p>1.70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69">
            <text:p>169</text:p>
          </table:table-cell>
          <table:table-cell office:value-type="float" office:value="5.607">
            <text:p>5.607</text:p>
          </table:table-cell>
          <table:table-cell office:value-type="float" office:value="3.713">
            <text:p>3.713</text:p>
          </table:table-cell>
          <table:table-cell office:value-type="float" office:value="0.47">
            <text:p>0.47</text:p>
          </table:table-cell>
          <table:table-cell office:value-type="float" office:value="1.249">
            <text:p>1.249</text:p>
          </table:table-cell>
          <table:table-cell table:style-name="ce4" table:formula="of:=[.$C$3]/[.$C171]" office:value-type="float" office:value="16.5634028892456">
            <text:p>16.563</text:p>
          </table:table-cell>
          <table:table-cell/>
          <table:table-cell table:style-name="ce5" office:value-type="float" office:value="169">
            <text:p>169</text:p>
          </table:table-cell>
          <table:table-cell office:value-type="float" office:value="5.692">
            <text:p>5.692</text:p>
          </table:table-cell>
          <table:table-cell office:value-type="float" office:value="3.27">
            <text:p>3.27</text:p>
          </table:table-cell>
          <table:table-cell office:value-type="float" office:value="0.471">
            <text:p>0.471</text:p>
          </table:table-cell>
          <table:table-cell office:value-type="float" office:value="1.772">
            <text:p>1.77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0">
            <text:p>170</text:p>
          </table:table-cell>
          <table:table-cell office:value-type="float" office:value="5.637">
            <text:p>5.637</text:p>
          </table:table-cell>
          <table:table-cell office:value-type="float" office:value="3.717">
            <text:p>3.717</text:p>
          </table:table-cell>
          <table:table-cell office:value-type="float" office:value="0.502">
            <text:p>0.502</text:p>
          </table:table-cell>
          <table:table-cell office:value-type="float" office:value="1.242">
            <text:p>1.242</text:p>
          </table:table-cell>
          <table:table-cell table:style-name="ce4" table:formula="of:=[.$C$3]/[.$C172]" office:value-type="float" office:value="16.4752527940394">
            <text:p>16.475</text:p>
          </table:table-cell>
          <table:table-cell/>
          <table:table-cell table:style-name="ce5" office:value-type="float" office:value="170">
            <text:p>170</text:p>
          </table:table-cell>
          <table:table-cell office:value-type="float" office:value="5.724">
            <text:p>5.724</text:p>
          </table:table-cell>
          <table:table-cell office:value-type="float" office:value="3.337">
            <text:p>3.337</text:p>
          </table:table-cell>
          <table:table-cell office:value-type="float" office:value="0.473">
            <text:p>0.473</text:p>
          </table:table-cell>
          <table:table-cell office:value-type="float" office:value="1.735">
            <text:p>1.73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1">
            <text:p>171</text:p>
          </table:table-cell>
          <table:table-cell office:value-type="float" office:value="5.489">
            <text:p>5.489</text:p>
          </table:table-cell>
          <table:table-cell office:value-type="float" office:value="3.6">
            <text:p>3.6</text:p>
          </table:table-cell>
          <table:table-cell office:value-type="float" office:value="0.476">
            <text:p>0.476</text:p>
          </table:table-cell>
          <table:table-cell office:value-type="float" office:value="1.237">
            <text:p>1.237</text:p>
          </table:table-cell>
          <table:table-cell table:style-name="ce4" table:formula="of:=[.$C$3]/[.$C173]" office:value-type="float" office:value="16.9194753142649">
            <text:p>16.919</text:p>
          </table:table-cell>
          <table:table-cell/>
          <table:table-cell table:style-name="ce5" office:value-type="float" office:value="171">
            <text:p>171</text:p>
          </table:table-cell>
          <table:table-cell office:value-type="float" office:value="5.78">
            <text:p>5.78</text:p>
          </table:table-cell>
          <table:table-cell office:value-type="float" office:value="3.402">
            <text:p>3.402</text:p>
          </table:table-cell>
          <table:table-cell office:value-type="float" office:value="0.471">
            <text:p>0.471</text:p>
          </table:table-cell>
          <table:table-cell office:value-type="float" office:value="1.728">
            <text:p>1.72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2">
            <text:p>172</text:p>
          </table:table-cell>
          <table:table-cell office:value-type="float" office:value="5.707">
            <text:p>5.707</text:p>
          </table:table-cell>
          <table:table-cell office:value-type="float" office:value="3.833">
            <text:p>3.833</text:p>
          </table:table-cell>
          <table:table-cell office:value-type="float" office:value="0.493">
            <text:p>0.493</text:p>
          </table:table-cell>
          <table:table-cell office:value-type="float" office:value="1.204">
            <text:p>1.204</text:p>
          </table:table-cell>
          <table:table-cell table:style-name="ce4" table:formula="of:=[.$C$3]/[.$C174]" office:value-type="float" office:value="16.2731732959523">
            <text:p>16.273</text:p>
          </table:table-cell>
          <table:table-cell/>
          <table:table-cell table:style-name="ce5" office:value-type="float" office:value="172">
            <text:p>172</text:p>
          </table:table-cell>
          <table:table-cell office:value-type="float" office:value="5.856">
            <text:p>5.856</text:p>
          </table:table-cell>
          <table:table-cell office:value-type="float" office:value="3.394">
            <text:p>3.394</text:p>
          </table:table-cell>
          <table:table-cell office:value-type="float" office:value="0.48">
            <text:p>0.48</text:p>
          </table:table-cell>
          <table:table-cell office:value-type="float" office:value="1.802">
            <text:p>1.80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3">
            <text:p>173</text:p>
          </table:table-cell>
          <table:table-cell office:value-type="float" office:value="5.441">
            <text:p>5.441</text:p>
          </table:table-cell>
          <table:table-cell office:value-type="float" office:value="3.527">
            <text:p>3.527</text:p>
          </table:table-cell>
          <table:table-cell office:value-type="float" office:value="0.48">
            <text:p>0.48</text:p>
          </table:table-cell>
          <table:table-cell office:value-type="float" office:value="1.257">
            <text:p>1.257</text:p>
          </table:table-cell>
          <table:table-cell table:style-name="ce4" table:formula="of:=[.$C$3]/[.$C175]" office:value-type="float" office:value="17.0687373644551">
            <text:p>17.069</text:p>
          </table:table-cell>
          <table:table-cell/>
          <table:table-cell table:style-name="ce5" office:value-type="float" office:value="173">
            <text:p>173</text:p>
          </table:table-cell>
          <table:table-cell office:value-type="float" office:value="6.313">
            <text:p>6.313</text:p>
          </table:table-cell>
          <table:table-cell office:value-type="float" office:value="3.489">
            <text:p>3.489</text:p>
          </table:table-cell>
          <table:table-cell office:value-type="float" office:value="0.471">
            <text:p>0.471</text:p>
          </table:table-cell>
          <table:table-cell office:value-type="float" office:value="2.174">
            <text:p>2.17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4">
            <text:p>174</text:p>
          </table:table-cell>
          <table:table-cell office:value-type="float" office:value="5.9">
            <text:p>5.9</text:p>
          </table:table-cell>
          <table:table-cell office:value-type="float" office:value="3.949">
            <text:p>3.949</text:p>
          </table:table-cell>
          <table:table-cell office:value-type="float" office:value="0.478">
            <text:p>0.478</text:p>
          </table:table-cell>
          <table:table-cell office:value-type="float" office:value="1.297">
            <text:p>1.297</text:p>
          </table:table-cell>
          <table:table-cell table:style-name="ce4" table:formula="of:=[.$C$3]/[.$C176]" office:value-type="float" office:value="15.7408474576271">
            <text:p>15.741</text:p>
          </table:table-cell>
          <table:table-cell/>
          <table:table-cell table:style-name="ce5" office:value-type="float" office:value="174">
            <text:p>174</text:p>
          </table:table-cell>
          <table:table-cell office:value-type="float" office:value="5.974">
            <text:p>5.974</text:p>
          </table:table-cell>
          <table:table-cell office:value-type="float" office:value="3.47">
            <text:p>3.47</text:p>
          </table:table-cell>
          <table:table-cell office:value-type="float" office:value="0.476">
            <text:p>0.476</text:p>
          </table:table-cell>
          <table:table-cell office:value-type="float" office:value="1.849">
            <text:p>1.84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5">
            <text:p>175</text:p>
          </table:table-cell>
          <table:table-cell office:value-type="float" office:value="5.566">
            <text:p>5.566</text:p>
          </table:table-cell>
          <table:table-cell office:value-type="float" office:value="3.607">
            <text:p>3.607</text:p>
          </table:table-cell>
          <table:table-cell office:value-type="float" office:value="0.485">
            <text:p>0.485</text:p>
          </table:table-cell>
          <table:table-cell office:value-type="float" office:value="1.298">
            <text:p>1.298</text:p>
          </table:table-cell>
          <table:table-cell table:style-name="ce4" table:formula="of:=[.$C$3]/[.$C177]" office:value-type="float" office:value="16.6854114265181">
            <text:p>16.685</text:p>
          </table:table-cell>
          <table:table-cell/>
          <table:table-cell table:style-name="ce5" office:value-type="float" office:value="175">
            <text:p>175</text:p>
          </table:table-cell>
          <table:table-cell office:value-type="float" office:value="6.178">
            <text:p>6.178</text:p>
          </table:table-cell>
          <table:table-cell office:value-type="float" office:value="3.633">
            <text:p>3.633</text:p>
          </table:table-cell>
          <table:table-cell office:value-type="float" office:value="0.473">
            <text:p>0.473</text:p>
          </table:table-cell>
          <table:table-cell office:value-type="float" office:value="1.893">
            <text:p>1.89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6">
            <text:p>176</text:p>
          </table:table-cell>
          <table:table-cell office:value-type="float" office:value="6.284">
            <text:p>6.284</text:p>
          </table:table-cell>
          <table:table-cell office:value-type="float" office:value="4.293">
            <text:p>4.293</text:p>
          </table:table-cell>
          <table:table-cell office:value-type="float" office:value="0.493">
            <text:p>0.493</text:p>
          </table:table-cell>
          <table:table-cell office:value-type="float" office:value="1.322">
            <text:p>1.322</text:p>
          </table:table-cell>
          <table:table-cell table:style-name="ce4" table:formula="of:=[.$C$3]/[.$C178]" office:value-type="float" office:value="14.778962444303">
            <text:p>14.779</text:p>
          </table:table-cell>
          <table:table-cell/>
          <table:table-cell table:style-name="ce5" office:value-type="float" office:value="176">
            <text:p>176</text:p>
          </table:table-cell>
          <table:table-cell office:value-type="float" office:value="5.909">
            <text:p>5.909</text:p>
          </table:table-cell>
          <table:table-cell office:value-type="float" office:value="3.454">
            <text:p>3.454</text:p>
          </table:table-cell>
          <table:table-cell office:value-type="float" office:value="0.472">
            <text:p>0.472</text:p>
          </table:table-cell>
          <table:table-cell office:value-type="float" office:value="1.804">
            <text:p>1.80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7">
            <text:p>177</text:p>
          </table:table-cell>
          <table:table-cell office:value-type="float" office:value="5.919">
            <text:p>5.919</text:p>
          </table:table-cell>
          <table:table-cell office:value-type="float" office:value="3.989">
            <text:p>3.989</text:p>
          </table:table-cell>
          <table:table-cell office:value-type="float" office:value="0.483">
            <text:p>0.483</text:p>
          </table:table-cell>
          <table:table-cell office:value-type="float" office:value="1.27">
            <text:p>1.27</text:p>
          </table:table-cell>
          <table:table-cell table:style-name="ce4" table:formula="of:=[.$C$3]/[.$C179]" office:value-type="float" office:value="15.6903193106944">
            <text:p>15.690</text:p>
          </table:table-cell>
          <table:table-cell/>
          <table:table-cell table:style-name="ce5" office:value-type="float" office:value="177">
            <text:p>177</text:p>
          </table:table-cell>
          <table:table-cell office:value-type="float" office:value="6.074">
            <text:p>6.074</text:p>
          </table:table-cell>
          <table:table-cell office:value-type="float" office:value="3.521">
            <text:p>3.521</text:p>
          </table:table-cell>
          <table:table-cell office:value-type="float" office:value="0.477">
            <text:p>0.477</text:p>
          </table:table-cell>
          <table:table-cell office:value-type="float" office:value="1.897">
            <text:p>1.89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8">
            <text:p>178</text:p>
          </table:table-cell>
          <table:table-cell office:value-type="float" office:value="6.373">
            <text:p>6.373</text:p>
          </table:table-cell>
          <table:table-cell office:value-type="float" office:value="4.434">
            <text:p>4.434</text:p>
          </table:table-cell>
          <table:table-cell office:value-type="float" office:value="0.497">
            <text:p>0.497</text:p>
          </table:table-cell>
          <table:table-cell office:value-type="float" office:value="1.265">
            <text:p>1.265</text:p>
          </table:table-cell>
          <table:table-cell table:style-name="ce4" table:formula="of:=[.$C$3]/[.$C180]" office:value-type="float" office:value="14.5725717872274">
            <text:p>14.573</text:p>
          </table:table-cell>
          <table:table-cell/>
          <table:table-cell table:style-name="ce5" office:value-type="float" office:value="178">
            <text:p>178</text:p>
          </table:table-cell>
          <table:table-cell office:value-type="float" office:value="6.042">
            <text:p>6.042</text:p>
          </table:table-cell>
          <table:table-cell office:value-type="float" office:value="3.541">
            <text:p>3.541</text:p>
          </table:table-cell>
          <table:table-cell office:value-type="float" office:value="0.474">
            <text:p>0.474</text:p>
          </table:table-cell>
          <table:table-cell office:value-type="float" office:value="1.847">
            <text:p>1.84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79">
            <text:p>179</text:p>
          </table:table-cell>
          <table:table-cell office:value-type="float" office:value="5.892">
            <text:p>5.892</text:p>
          </table:table-cell>
          <table:table-cell office:value-type="float" office:value="3.932">
            <text:p>3.932</text:p>
          </table:table-cell>
          <table:table-cell office:value-type="float" office:value="0.483">
            <text:p>0.483</text:p>
          </table:table-cell>
          <table:table-cell office:value-type="float" office:value="1.302">
            <text:p>1.302</text:p>
          </table:table-cell>
          <table:table-cell table:style-name="ce4" table:formula="of:=[.$C$3]/[.$C181]" office:value-type="float" office:value="15.7622199592668">
            <text:p>15.762</text:p>
          </table:table-cell>
          <table:table-cell/>
          <table:table-cell table:style-name="ce5" office:value-type="float" office:value="179">
            <text:p>179</text:p>
          </table:table-cell>
          <table:table-cell office:value-type="float" office:value="5.963">
            <text:p>5.963</text:p>
          </table:table-cell>
          <table:table-cell office:value-type="float" office:value="3.471">
            <text:p>3.471</text:p>
          </table:table-cell>
          <table:table-cell office:value-type="float" office:value="0.473">
            <text:p>0.473</text:p>
          </table:table-cell>
          <table:table-cell office:value-type="float" office:value="1.84">
            <text:p>1.8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0">
            <text:p>180</text:p>
          </table:table-cell>
          <table:table-cell office:value-type="float" office:value="5.858">
            <text:p>5.858</text:p>
          </table:table-cell>
          <table:table-cell office:value-type="float" office:value="3.875">
            <text:p>3.875</text:p>
          </table:table-cell>
          <table:table-cell office:value-type="float" office:value="0.478">
            <text:p>0.478</text:p>
          </table:table-cell>
          <table:table-cell office:value-type="float" office:value="1.329">
            <text:p>1.329</text:p>
          </table:table-cell>
          <table:table-cell table:style-name="ce4" table:formula="of:=[.$C$3]/[.$C182]" office:value-type="float" office:value="15.8537043359508">
            <text:p>15.854</text:p>
          </table:table-cell>
          <table:table-cell/>
          <table:table-cell table:style-name="ce5" office:value-type="float" office:value="180">
            <text:p>180</text:p>
          </table:table-cell>
          <table:table-cell office:value-type="float" office:value="6.309">
            <text:p>6.309</text:p>
          </table:table-cell>
          <table:table-cell office:value-type="float" office:value="3.734">
            <text:p>3.734</text:p>
          </table:table-cell>
          <table:table-cell office:value-type="float" office:value="0.478">
            <text:p>0.478</text:p>
          </table:table-cell>
          <table:table-cell office:value-type="float" office:value="1.918">
            <text:p>1.91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1">
            <text:p>181</text:p>
          </table:table-cell>
          <table:table-cell office:value-type="float" office:value="6.078">
            <text:p>6.078</text:p>
          </table:table-cell>
          <table:table-cell office:value-type="float" office:value="4.13">
            <text:p>4.13</text:p>
          </table:table-cell>
          <table:table-cell office:value-type="float" office:value="0.483">
            <text:p>0.483</text:p>
          </table:table-cell>
          <table:table-cell office:value-type="float" office:value="1.29">
            <text:p>1.29</text:p>
          </table:table-cell>
          <table:table-cell table:style-name="ce4" table:formula="of:=[.$C$3]/[.$C183]" office:value-type="float" office:value="15.2798617966436">
            <text:p>15.280</text:p>
          </table:table-cell>
          <table:table-cell/>
          <table:table-cell table:style-name="ce5" office:value-type="float" office:value="181">
            <text:p>181</text:p>
          </table:table-cell>
          <table:table-cell office:value-type="float" office:value="6.18">
            <text:p>6.18</text:p>
          </table:table-cell>
          <table:table-cell office:value-type="float" office:value="3.595">
            <text:p>3.595</text:p>
          </table:table-cell>
          <table:table-cell office:value-type="float" office:value="0.474">
            <text:p>0.474</text:p>
          </table:table-cell>
          <table:table-cell office:value-type="float" office:value="1.931">
            <text:p>1.93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2">
            <text:p>182</text:p>
          </table:table-cell>
          <table:table-cell office:value-type="float" office:value="5.828">
            <text:p>5.828</text:p>
          </table:table-cell>
          <table:table-cell office:value-type="float" office:value="3.797">
            <text:p>3.797</text:p>
          </table:table-cell>
          <table:table-cell office:value-type="float" office:value="0.514">
            <text:p>0.514</text:p>
          </table:table-cell>
          <table:table-cell office:value-type="float" office:value="1.342">
            <text:p>1.342</text:p>
          </table:table-cell>
          <table:table-cell table:style-name="ce4" table:formula="of:=[.$C$3]/[.$C184]" office:value-type="float" office:value="15.9353122855182">
            <text:p>15.935</text:p>
          </table:table-cell>
          <table:table-cell/>
          <table:table-cell table:style-name="ce5" office:value-type="float" office:value="182">
            <text:p>182</text:p>
          </table:table-cell>
          <table:table-cell office:value-type="float" office:value="6.154">
            <text:p>6.154</text:p>
          </table:table-cell>
          <table:table-cell office:value-type="float" office:value="3.62">
            <text:p>3.62</text:p>
          </table:table-cell>
          <table:table-cell office:value-type="float" office:value="0.478">
            <text:p>0.478</text:p>
          </table:table-cell>
          <table:table-cell office:value-type="float" office:value="1.876">
            <text:p>1.87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3">
            <text:p>183</text:p>
          </table:table-cell>
          <table:table-cell office:value-type="float" office:value="5.578">
            <text:p>5.578</text:p>
          </table:table-cell>
          <table:table-cell office:value-type="float" office:value="3.626">
            <text:p>3.626</text:p>
          </table:table-cell>
          <table:table-cell office:value-type="float" office:value="0.479">
            <text:p>0.479</text:p>
          </table:table-cell>
          <table:table-cell office:value-type="float" office:value="1.297">
            <text:p>1.297</text:p>
          </table:table-cell>
          <table:table-cell table:style-name="ce4" table:formula="of:=[.$C$3]/[.$C185]" office:value-type="float" office:value="16.6495159555396">
            <text:p>16.650</text:p>
          </table:table-cell>
          <table:table-cell/>
          <table:table-cell table:style-name="ce5" office:value-type="float" office:value="183">
            <text:p>183</text:p>
          </table:table-cell>
          <table:table-cell office:value-type="float" office:value="6.557">
            <text:p>6.557</text:p>
          </table:table-cell>
          <table:table-cell office:value-type="float" office:value="3.734">
            <text:p>3.734</text:p>
          </table:table-cell>
          <table:table-cell office:value-type="float" office:value="0.475">
            <text:p>0.475</text:p>
          </table:table-cell>
          <table:table-cell office:value-type="float" office:value="2.212">
            <text:p>2.21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4">
            <text:p>184</text:p>
          </table:table-cell>
          <table:table-cell office:value-type="float" office:value="6.302">
            <text:p>6.302</text:p>
          </table:table-cell>
          <table:table-cell office:value-type="float" office:value="4.286">
            <text:p>4.286</text:p>
          </table:table-cell>
          <table:table-cell office:value-type="float" office:value="0.49">
            <text:p>0.49</text:p>
          </table:table-cell>
          <table:table-cell office:value-type="float" office:value="1.349">
            <text:p>1.349</text:p>
          </table:table-cell>
          <table:table-cell table:style-name="ce4" table:formula="of:=[.$C$3]/[.$C186]" office:value-type="float" office:value="14.7367502380197">
            <text:p>14.737</text:p>
          </table:table-cell>
          <table:table-cell/>
          <table:table-cell table:style-name="ce5" office:value-type="float" office:value="184">
            <text:p>184</text:p>
          </table:table-cell>
          <table:table-cell office:value-type="float" office:value="6.15">
            <text:p>6.15</text:p>
          </table:table-cell>
          <table:table-cell office:value-type="float" office:value="3.653">
            <text:p>3.653</text:p>
          </table:table-cell>
          <table:table-cell office:value-type="float" office:value="0.487">
            <text:p>0.487</text:p>
          </table:table-cell>
          <table:table-cell office:value-type="float" office:value="1.83">
            <text:p>1.8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5">
            <text:p>185</text:p>
          </table:table-cell>
          <table:table-cell office:value-type="float" office:value="6.061">
            <text:p>6.061</text:p>
          </table:table-cell>
          <table:table-cell office:value-type="float" office:value="4.016">
            <text:p>4.016</text:p>
          </table:table-cell>
          <table:table-cell office:value-type="float" office:value="0.478">
            <text:p>0.478</text:p>
          </table:table-cell>
          <table:table-cell office:value-type="float" office:value="1.389">
            <text:p>1.389</text:p>
          </table:table-cell>
          <table:table-cell table:style-name="ce4" table:formula="of:=[.$C$3]/[.$C187]" office:value-type="float" office:value="15.3227190232635">
            <text:p>15.323</text:p>
          </table:table-cell>
          <table:table-cell/>
          <table:table-cell table:style-name="ce5" office:value-type="float" office:value="185">
            <text:p>185</text:p>
          </table:table-cell>
          <table:table-cell office:value-type="float" office:value="6.585">
            <text:p>6.585</text:p>
          </table:table-cell>
          <table:table-cell office:value-type="float" office:value="3.897">
            <text:p>3.897</text:p>
          </table:table-cell>
          <table:table-cell office:value-type="float" office:value="0.495">
            <text:p>0.495</text:p>
          </table:table-cell>
          <table:table-cell office:value-type="float" office:value="2.014">
            <text:p>2.01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6">
            <text:p>186</text:p>
          </table:table-cell>
          <table:table-cell office:value-type="float" office:value="6.037">
            <text:p>6.037</text:p>
          </table:table-cell>
          <table:table-cell office:value-type="float" office:value="4.048">
            <text:p>4.048</text:p>
          </table:table-cell>
          <table:table-cell office:value-type="float" office:value="0.481">
            <text:p>0.481</text:p>
          </table:table-cell>
          <table:table-cell office:value-type="float" office:value="1.331">
            <text:p>1.331</text:p>
          </table:table-cell>
          <table:table-cell table:style-name="ce4" table:formula="of:=[.$C$3]/[.$C188]" office:value-type="float" office:value="15.3836342554249">
            <text:p>15.384</text:p>
          </table:table-cell>
          <table:table-cell/>
          <table:table-cell table:style-name="ce5" office:value-type="float" office:value="186">
            <text:p>186</text:p>
          </table:table-cell>
          <table:table-cell office:value-type="float" office:value="6.481">
            <text:p>6.481</text:p>
          </table:table-cell>
          <table:table-cell office:value-type="float" office:value="3.859">
            <text:p>3.859</text:p>
          </table:table-cell>
          <table:table-cell office:value-type="float" office:value="0.492">
            <text:p>0.492</text:p>
          </table:table-cell>
          <table:table-cell office:value-type="float" office:value="1.949">
            <text:p>1.94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7">
            <text:p>187</text:p>
          </table:table-cell>
          <table:table-cell office:value-type="float" office:value="6.011">
            <text:p>6.011</text:p>
          </table:table-cell>
          <table:table-cell office:value-type="float" office:value="3.986">
            <text:p>3.986</text:p>
          </table:table-cell>
          <table:table-cell office:value-type="float" office:value="0.486">
            <text:p>0.486</text:p>
          </table:table-cell>
          <table:table-cell office:value-type="float" office:value="1.362">
            <text:p>1.362</text:p>
          </table:table-cell>
          <table:table-cell table:style-name="ce4" table:formula="of:=[.$C$3]/[.$C189]" office:value-type="float" office:value="15.4501746797538">
            <text:p>15.450</text:p>
          </table:table-cell>
          <table:table-cell/>
          <table:table-cell table:style-name="ce5" office:value-type="float" office:value="187">
            <text:p>187</text:p>
          </table:table-cell>
          <table:table-cell office:value-type="float" office:value="5.994">
            <text:p>5.994</text:p>
          </table:table-cell>
          <table:table-cell office:value-type="float" office:value="3.519">
            <text:p>3.519</text:p>
          </table:table-cell>
          <table:table-cell office:value-type="float" office:value="0.486">
            <text:p>0.486</text:p>
          </table:table-cell>
          <table:table-cell office:value-type="float" office:value="1.81">
            <text:p>1.8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8">
            <text:p>188</text:p>
          </table:table-cell>
          <table:table-cell office:value-type="float" office:value="6.053">
            <text:p>6.053</text:p>
          </table:table-cell>
          <table:table-cell office:value-type="float" office:value="3.921">
            <text:p>3.921</text:p>
          </table:table-cell>
          <table:table-cell office:value-type="float" office:value="0.483">
            <text:p>0.483</text:p>
          </table:table-cell>
          <table:table-cell office:value-type="float" office:value="1.472">
            <text:p>1.472</text:p>
          </table:table-cell>
          <table:table-cell table:style-name="ce4" table:formula="of:=[.$C$3]/[.$C190]" office:value-type="float" office:value="15.342970427887">
            <text:p>15.343</text:p>
          </table:table-cell>
          <table:table-cell/>
          <table:table-cell table:style-name="ce5" office:value-type="float" office:value="188">
            <text:p>188</text:p>
          </table:table-cell>
          <table:table-cell office:value-type="float" office:value="6.419">
            <text:p>6.419</text:p>
          </table:table-cell>
          <table:table-cell office:value-type="float" office:value="3.801">
            <text:p>3.801</text:p>
          </table:table-cell>
          <table:table-cell office:value-type="float" office:value="0.49">
            <text:p>0.49</text:p>
          </table:table-cell>
          <table:table-cell office:value-type="float" office:value="1.952">
            <text:p>1.95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89">
            <text:p>189</text:p>
          </table:table-cell>
          <table:table-cell office:value-type="float" office:value="6.333">
            <text:p>6.333</text:p>
          </table:table-cell>
          <table:table-cell office:value-type="float" office:value="4.307">
            <text:p>4.307</text:p>
          </table:table-cell>
          <table:table-cell office:value-type="float" office:value="0.493">
            <text:p>0.493</text:p>
          </table:table-cell>
          <table:table-cell office:value-type="float" office:value="1.355">
            <text:p>1.355</text:p>
          </table:table-cell>
          <table:table-cell table:style-name="ce4" table:formula="of:=[.$C$3]/[.$C191]" office:value-type="float" office:value="14.6646139270488">
            <text:p>14.665</text:p>
          </table:table-cell>
          <table:table-cell/>
          <table:table-cell table:style-name="ce5" office:value-type="float" office:value="189">
            <text:p>189</text:p>
          </table:table-cell>
          <table:table-cell office:value-type="float" office:value="6.616">
            <text:p>6.616</text:p>
          </table:table-cell>
          <table:table-cell office:value-type="float" office:value="3.908">
            <text:p>3.908</text:p>
          </table:table-cell>
          <table:table-cell office:value-type="float" office:value="0.491">
            <text:p>0.491</text:p>
          </table:table-cell>
          <table:table-cell office:value-type="float" office:value="2.038">
            <text:p>2.03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0">
            <text:p>190</text:p>
          </table:table-cell>
          <table:table-cell office:value-type="float" office:value="5.938">
            <text:p>5.938</text:p>
          </table:table-cell>
          <table:table-cell office:value-type="float" office:value="3.898">
            <text:p>3.898</text:p>
          </table:table-cell>
          <table:table-cell office:value-type="float" office:value="0.488">
            <text:p>0.488</text:p>
          </table:table-cell>
          <table:table-cell office:value-type="float" office:value="1.375">
            <text:p>1.375</text:p>
          </table:table-cell>
          <table:table-cell table:style-name="ce4" table:formula="of:=[.$C$3]/[.$C192]" office:value-type="float" office:value="15.6401145166723">
            <text:p>15.640</text:p>
          </table:table-cell>
          <table:table-cell/>
          <table:table-cell table:style-name="ce5" office:value-type="float" office:value="190">
            <text:p>190</text:p>
          </table:table-cell>
          <table:table-cell office:value-type="float" office:value="6.294">
            <text:p>6.294</text:p>
          </table:table-cell>
          <table:table-cell office:value-type="float" office:value="3.641">
            <text:p>3.641</text:p>
          </table:table-cell>
          <table:table-cell office:value-type="float" office:value="0.491">
            <text:p>0.491</text:p>
          </table:table-cell>
          <table:table-cell office:value-type="float" office:value="1.983">
            <text:p>1.98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1">
            <text:p>191</text:p>
          </table:table-cell>
          <table:table-cell office:value-type="float" office:value="6.157">
            <text:p>6.157</text:p>
          </table:table-cell>
          <table:table-cell office:value-type="float" office:value="4.075">
            <text:p>4.075</text:p>
          </table:table-cell>
          <table:table-cell office:value-type="float" office:value="0.5">
            <text:p>0.5</text:p>
          </table:table-cell>
          <table:table-cell office:value-type="float" office:value="1.406">
            <text:p>1.406</text:p>
          </table:table-cell>
          <table:table-cell table:style-name="ce4" table:formula="of:=[.$C$3]/[.$C193]" office:value-type="float" office:value="15.0838070488874">
            <text:p>15.084</text:p>
          </table:table-cell>
          <table:table-cell/>
          <table:table-cell table:style-name="ce5" office:value-type="float" office:value="191">
            <text:p>191</text:p>
          </table:table-cell>
          <table:table-cell office:value-type="float" office:value="6.686">
            <text:p>6.686</text:p>
          </table:table-cell>
          <table:table-cell office:value-type="float" office:value="3.957">
            <text:p>3.957</text:p>
          </table:table-cell>
          <table:table-cell office:value-type="float" office:value="0.499">
            <text:p>0.499</text:p>
          </table:table-cell>
          <table:table-cell office:value-type="float" office:value="2.051">
            <text:p>2.05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2">
            <text:p>192</text:p>
          </table:table-cell>
          <table:table-cell office:value-type="float" office:value="6.451">
            <text:p>6.451</text:p>
          </table:table-cell>
          <table:table-cell office:value-type="float" office:value="4.259">
            <text:p>4.259</text:p>
          </table:table-cell>
          <table:table-cell office:value-type="float" office:value="0.495">
            <text:p>0.495</text:p>
          </table:table-cell>
          <table:table-cell office:value-type="float" office:value="1.52">
            <text:p>1.52</text:p>
          </table:table-cell>
          <table:table-cell table:style-name="ce4" table:formula="of:=[.$C$3]/[.$C194]" office:value-type="float" office:value="14.3963726554023">
            <text:p>14.396</text:p>
          </table:table-cell>
          <table:table-cell/>
          <table:table-cell table:style-name="ce5" office:value-type="float" office:value="192">
            <text:p>192</text:p>
          </table:table-cell>
          <table:table-cell office:value-type="float" office:value="6.655">
            <text:p>6.655</text:p>
          </table:table-cell>
          <table:table-cell office:value-type="float" office:value="3.931">
            <text:p>3.931</text:p>
          </table:table-cell>
          <table:table-cell office:value-type="float" office:value="0.495">
            <text:p>0.495</text:p>
          </table:table-cell>
          <table:table-cell office:value-type="float" office:value="2.051">
            <text:p>2.05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3">
            <text:p>193</text:p>
          </table:table-cell>
          <table:table-cell office:value-type="float" office:value="6.911">
            <text:p>6.911</text:p>
          </table:table-cell>
          <table:table-cell office:value-type="float" office:value="4.825">
            <text:p>4.825</text:p>
          </table:table-cell>
          <table:table-cell office:value-type="float" office:value="0.485">
            <text:p>0.485</text:p>
          </table:table-cell>
          <table:table-cell office:value-type="float" office:value="1.424">
            <text:p>1.424</text:p>
          </table:table-cell>
          <table:table-cell table:style-name="ce4" table:formula="of:=[.$C$3]/[.$C195]" office:value-type="float" office:value="13.4381420923166">
            <text:p>13.438</text:p>
          </table:table-cell>
          <table:table-cell/>
          <table:table-cell table:style-name="ce5" office:value-type="float" office:value="193">
            <text:p>193</text:p>
          </table:table-cell>
          <table:table-cell office:value-type="float" office:value="7.238">
            <text:p>7.238</text:p>
          </table:table-cell>
          <table:table-cell office:value-type="float" office:value="4.25">
            <text:p>4.25</text:p>
          </table:table-cell>
          <table:table-cell office:value-type="float" office:value="0.485">
            <text:p>0.485</text:p>
          </table:table-cell>
          <table:table-cell office:value-type="float" office:value="2.324">
            <text:p>2.32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4">
            <text:p>194</text:p>
          </table:table-cell>
          <table:table-cell office:value-type="float" office:value="6.164">
            <text:p>6.164</text:p>
          </table:table-cell>
          <table:table-cell office:value-type="float" office:value="4.1">
            <text:p>4.1</text:p>
          </table:table-cell>
          <table:table-cell office:value-type="float" office:value="0.492">
            <text:p>0.492</text:p>
          </table:table-cell>
          <table:table-cell office:value-type="float" office:value="1.394">
            <text:p>1.394</text:p>
          </table:table-cell>
          <table:table-cell table:style-name="ce4" table:formula="of:=[.$C$3]/[.$C196]" office:value-type="float" office:value="15.0666774821544">
            <text:p>15.067</text:p>
          </table:table-cell>
          <table:table-cell/>
          <table:table-cell table:style-name="ce5" office:value-type="float" office:value="194">
            <text:p>194</text:p>
          </table:table-cell>
          <table:table-cell office:value-type="float" office:value="7.233">
            <text:p>7.233</text:p>
          </table:table-cell>
          <table:table-cell office:value-type="float" office:value="4.086">
            <text:p>4.086</text:p>
          </table:table-cell>
          <table:table-cell office:value-type="float" office:value="0.487">
            <text:p>0.487</text:p>
          </table:table-cell>
          <table:table-cell office:value-type="float" office:value="2.484">
            <text:p>2.48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5">
            <text:p>195</text:p>
          </table:table-cell>
          <table:table-cell office:value-type="float" office:value="6.403">
            <text:p>6.403</text:p>
          </table:table-cell>
          <table:table-cell office:value-type="float" office:value="4.345">
            <text:p>4.345</text:p>
          </table:table-cell>
          <table:table-cell office:value-type="float" office:value="0.493">
            <text:p>0.493</text:p>
          </table:table-cell>
          <table:table-cell office:value-type="float" office:value="1.389">
            <text:p>1.389</text:p>
          </table:table-cell>
          <table:table-cell table:style-name="ce4" table:formula="of:=[.$C$3]/[.$C197]" office:value-type="float" office:value="14.5042948617835">
            <text:p>14.504</text:p>
          </table:table-cell>
          <table:table-cell/>
          <table:table-cell table:style-name="ce5" office:value-type="float" office:value="195">
            <text:p>195</text:p>
          </table:table-cell>
          <table:table-cell office:value-type="float" office:value="6.617">
            <text:p>6.617</text:p>
          </table:table-cell>
          <table:table-cell office:value-type="float" office:value="3.999">
            <text:p>3.999</text:p>
          </table:table-cell>
          <table:table-cell office:value-type="float" office:value="0.506">
            <text:p>0.506</text:p>
          </table:table-cell>
          <table:table-cell office:value-type="float" office:value="1.933">
            <text:p>1.93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6">
            <text:p>196</text:p>
          </table:table-cell>
          <table:table-cell office:value-type="float" office:value="6.781">
            <text:p>6.781</text:p>
          </table:table-cell>
          <table:table-cell office:value-type="float" office:value="4.666">
            <text:p>4.666</text:p>
          </table:table-cell>
          <table:table-cell office:value-type="float" office:value="0.48">
            <text:p>0.48</text:p>
          </table:table-cell>
          <table:table-cell office:value-type="float" office:value="1.458">
            <text:p>1.458</text:p>
          </table:table-cell>
          <table:table-cell table:style-name="ce4" table:formula="of:=[.$C$3]/[.$C198]" office:value-type="float" office:value="13.6957675859018">
            <text:p>13.696</text:p>
          </table:table-cell>
          <table:table-cell/>
          <table:table-cell table:style-name="ce5" office:value-type="float" office:value="196">
            <text:p>196</text:p>
          </table:table-cell>
          <table:table-cell office:value-type="float" office:value="6.881">
            <text:p>6.881</text:p>
          </table:table-cell>
          <table:table-cell office:value-type="float" office:value="4.157">
            <text:p>4.157</text:p>
          </table:table-cell>
          <table:table-cell office:value-type="float" office:value="0.493">
            <text:p>0.493</text:p>
          </table:table-cell>
          <table:table-cell office:value-type="float" office:value="2.052">
            <text:p>2.05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7">
            <text:p>197</text:p>
          </table:table-cell>
          <table:table-cell office:value-type="float" office:value="6.611">
            <text:p>6.611</text:p>
          </table:table-cell>
          <table:table-cell office:value-type="float" office:value="4.411">
            <text:p>4.411</text:p>
          </table:table-cell>
          <table:table-cell office:value-type="float" office:value="0.482">
            <text:p>0.482</text:p>
          </table:table-cell>
          <table:table-cell office:value-type="float" office:value="1.541">
            <text:p>1.541</text:p>
          </table:table-cell>
          <table:table-cell table:style-name="ce4" table:formula="of:=[.$C$3]/[.$C199]" office:value-type="float" office:value="14.0479503857208">
            <text:p>14.048</text:p>
          </table:table-cell>
          <table:table-cell/>
          <table:table-cell table:style-name="ce5" office:value-type="float" office:value="197">
            <text:p>197</text:p>
          </table:table-cell>
          <table:table-cell office:value-type="float" office:value="6.849">
            <text:p>6.849</text:p>
          </table:table-cell>
          <table:table-cell office:value-type="float" office:value="4.139">
            <text:p>4.139</text:p>
          </table:table-cell>
          <table:table-cell office:value-type="float" office:value="0.491">
            <text:p>0.491</text:p>
          </table:table-cell>
          <table:table-cell office:value-type="float" office:value="2.04">
            <text:p>2.0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8">
            <text:p>198</text:p>
          </table:table-cell>
          <table:table-cell office:value-type="float" office:value="6.627">
            <text:p>6.627</text:p>
          </table:table-cell>
          <table:table-cell office:value-type="float" office:value="4.524">
            <text:p>4.524</text:p>
          </table:table-cell>
          <table:table-cell office:value-type="float" office:value="0.489">
            <text:p>0.489</text:p>
          </table:table-cell>
          <table:table-cell office:value-type="float" office:value="1.439">
            <text:p>1.439</text:p>
          </table:table-cell>
          <table:table-cell table:style-name="ce4" table:formula="of:=[.$C$3]/[.$C200]" office:value-type="float" office:value="14.014033499321">
            <text:p>14.014</text:p>
          </table:table-cell>
          <table:table-cell/>
          <table:table-cell table:style-name="ce5" office:value-type="float" office:value="198">
            <text:p>198</text:p>
          </table:table-cell>
          <table:table-cell office:value-type="float" office:value="6.939">
            <text:p>6.939</text:p>
          </table:table-cell>
          <table:table-cell office:value-type="float" office:value="4.084">
            <text:p>4.084</text:p>
          </table:table-cell>
          <table:table-cell office:value-type="float" office:value="0.496">
            <text:p>0.496</text:p>
          </table:table-cell>
          <table:table-cell office:value-type="float" office:value="2.183">
            <text:p>2.18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199">
            <text:p>199</text:p>
          </table:table-cell>
          <table:table-cell office:value-type="float" office:value="6.277">
            <text:p>6.277</text:p>
          </table:table-cell>
          <table:table-cell office:value-type="float" office:value="4.228">
            <text:p>4.228</text:p>
          </table:table-cell>
          <table:table-cell office:value-type="float" office:value="0.491">
            <text:p>0.491</text:p>
          </table:table-cell>
          <table:table-cell office:value-type="float" office:value="1.38">
            <text:p>1.38</text:p>
          </table:table-cell>
          <table:table-cell table:style-name="ce4" table:formula="of:=[.$C$3]/[.$C201]" office:value-type="float" office:value="14.7954436832882">
            <text:p>14.795</text:p>
          </table:table-cell>
          <table:table-cell/>
          <table:table-cell table:style-name="ce5" office:value-type="float" office:value="199">
            <text:p>199</text:p>
          </table:table-cell>
          <table:table-cell office:value-type="float" office:value="7.213">
            <text:p>7.213</text:p>
          </table:table-cell>
          <table:table-cell office:value-type="float" office:value="4.381">
            <text:p>4.381</text:p>
          </table:table-cell>
          <table:table-cell office:value-type="float" office:value="0.492">
            <text:p>0.492</text:p>
          </table:table-cell>
          <table:table-cell office:value-type="float" office:value="2.161">
            <text:p>2.16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0">
            <text:p>200</text:p>
          </table:table-cell>
          <table:table-cell office:value-type="float" office:value="6.389">
            <text:p>6.389</text:p>
          </table:table-cell>
          <table:table-cell office:value-type="float" office:value="4.288">
            <text:p>4.288</text:p>
          </table:table-cell>
          <table:table-cell office:value-type="float" office:value="0.484">
            <text:p>0.484</text:p>
          </table:table-cell>
          <table:table-cell office:value-type="float" office:value="1.442">
            <text:p>1.442</text:p>
          </table:table-cell>
          <table:table-cell table:style-name="ce4" table:formula="of:=[.$C$3]/[.$C202]" office:value-type="float" office:value="14.5360776334325">
            <text:p>14.536</text:p>
          </table:table-cell>
          <table:table-cell/>
          <table:table-cell table:style-name="ce5" office:value-type="float" office:value="200">
            <text:p>200</text:p>
          </table:table-cell>
          <table:table-cell office:value-type="float" office:value="7.204">
            <text:p>7.204</text:p>
          </table:table-cell>
          <table:table-cell office:value-type="float" office:value="4.414">
            <text:p>4.414</text:p>
          </table:table-cell>
          <table:table-cell office:value-type="float" office:value="0.495">
            <text:p>0.495</text:p>
          </table:table-cell>
          <table:table-cell office:value-type="float" office:value="2.115">
            <text:p>2.11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1">
            <text:p>201</text:p>
          </table:table-cell>
          <table:table-cell office:value-type="float" office:value="6.511">
            <text:p>6.511</text:p>
          </table:table-cell>
          <table:table-cell office:value-type="float" office:value="4.437">
            <text:p>4.437</text:p>
          </table:table-cell>
          <table:table-cell office:value-type="float" office:value="0.5">
            <text:p>0.5</text:p>
          </table:table-cell>
          <table:table-cell office:value-type="float" office:value="1.396">
            <text:p>1.396</text:p>
          </table:table-cell>
          <table:table-cell table:style-name="ce4" table:formula="of:=[.$C$3]/[.$C203]" office:value-type="float" office:value="14.2637075718016">
            <text:p>14.264</text:p>
          </table:table-cell>
          <table:table-cell/>
          <table:table-cell table:style-name="ce5" office:value-type="float" office:value="201">
            <text:p>201</text:p>
          </table:table-cell>
          <table:table-cell office:value-type="float" office:value="7.85">
            <text:p>7.85</text:p>
          </table:table-cell>
          <table:table-cell office:value-type="float" office:value="4.728">
            <text:p>4.728</text:p>
          </table:table-cell>
          <table:table-cell office:value-type="float" office:value="0.448">
            <text:p>0.448</text:p>
          </table:table-cell>
          <table:table-cell office:value-type="float" office:value="2.494">
            <text:p>2.49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2">
            <text:p>202</text:p>
          </table:table-cell>
          <table:table-cell office:value-type="float" office:value="6.829">
            <text:p>6.829</text:p>
          </table:table-cell>
          <table:table-cell office:value-type="float" office:value="4.722">
            <text:p>4.722</text:p>
          </table:table-cell>
          <table:table-cell office:value-type="float" office:value="0.498">
            <text:p>0.498</text:p>
          </table:table-cell>
          <table:table-cell office:value-type="float" office:value="1.431">
            <text:p>1.431</text:p>
          </table:table-cell>
          <table:table-cell table:style-name="ce4" table:formula="of:=[.$C$3]/[.$C204]" office:value-type="float" office:value="13.5995021232977">
            <text:p>13.600</text:p>
          </table:table-cell>
          <table:table-cell/>
          <table:table-cell table:style-name="ce5" office:value-type="float" office:value="202">
            <text:p>202</text:p>
          </table:table-cell>
          <table:table-cell office:value-type="float" office:value="6.901">
            <text:p>6.901</text:p>
          </table:table-cell>
          <table:table-cell office:value-type="float" office:value="4.201">
            <text:p>4.201</text:p>
          </table:table-cell>
          <table:table-cell office:value-type="float" office:value="0.498">
            <text:p>0.498</text:p>
          </table:table-cell>
          <table:table-cell office:value-type="float" office:value="2.024">
            <text:p>2.02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3">
            <text:p>203</text:p>
          </table:table-cell>
          <table:table-cell office:value-type="float" office:value="6.673">
            <text:p>6.673</text:p>
          </table:table-cell>
          <table:table-cell office:value-type="float" office:value="4.505">
            <text:p>4.505</text:p>
          </table:table-cell>
          <table:table-cell office:value-type="float" office:value="0.525">
            <text:p>0.525</text:p>
          </table:table-cell>
          <table:table-cell office:value-type="float" office:value="1.468">
            <text:p>1.468</text:p>
          </table:table-cell>
          <table:table-cell table:style-name="ce4" table:formula="of:=[.$C$3]/[.$C205]" office:value-type="float" office:value="13.9174284429792">
            <text:p>13.917</text:p>
          </table:table-cell>
          <table:table-cell/>
          <table:table-cell table:style-name="ce5" office:value-type="float" office:value="203">
            <text:p>203</text:p>
          </table:table-cell>
          <table:table-cell office:value-type="float" office:value="7.614">
            <text:p>7.614</text:p>
          </table:table-cell>
          <table:table-cell office:value-type="float" office:value="4.531">
            <text:p>4.531</text:p>
          </table:table-cell>
          <table:table-cell office:value-type="float" office:value="0.485">
            <text:p>0.485</text:p>
          </table:table-cell>
          <table:table-cell office:value-type="float" office:value="2.42">
            <text:p>2.4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4">
            <text:p>204</text:p>
          </table:table-cell>
          <table:table-cell office:value-type="float" office:value="6.221">
            <text:p>6.221</text:p>
          </table:table-cell>
          <table:table-cell office:value-type="float" office:value="4.112">
            <text:p>4.112</text:p>
          </table:table-cell>
          <table:table-cell office:value-type="float" office:value="0.499">
            <text:p>0.499</text:p>
          </table:table-cell>
          <table:table-cell office:value-type="float" office:value="1.432">
            <text:p>1.432</text:p>
          </table:table-cell>
          <table:table-cell table:style-name="ce4" table:formula="of:=[.$C$3]/[.$C206]" office:value-type="float" office:value="14.9286288378074">
            <text:p>14.929</text:p>
          </table:table-cell>
          <table:table-cell/>
          <table:table-cell table:style-name="ce5" office:value-type="float" office:value="204">
            <text:p>204</text:p>
          </table:table-cell>
          <table:table-cell office:value-type="float" office:value="7.472">
            <text:p>7.472</text:p>
          </table:table-cell>
          <table:table-cell office:value-type="float" office:value="4.617">
            <text:p>4.617</text:p>
          </table:table-cell>
          <table:table-cell office:value-type="float" office:value="0.488">
            <text:p>0.488</text:p>
          </table:table-cell>
          <table:table-cell office:value-type="float" office:value="2.19">
            <text:p>2.1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5">
            <text:p>205</text:p>
          </table:table-cell>
          <table:table-cell office:value-type="float" office:value="6.668">
            <text:p>6.668</text:p>
          </table:table-cell>
          <table:table-cell office:value-type="float" office:value="4.507">
            <text:p>4.507</text:p>
          </table:table-cell>
          <table:table-cell office:value-type="float" office:value="0.497">
            <text:p>0.497</text:p>
          </table:table-cell>
          <table:table-cell office:value-type="float" office:value="1.486">
            <text:p>1.486</text:p>
          </table:table-cell>
          <table:table-cell table:style-name="ce4" table:formula="of:=[.$C$3]/[.$C207]" office:value-type="float" office:value="13.9278644271146">
            <text:p>13.928</text:p>
          </table:table-cell>
          <table:table-cell/>
          <table:table-cell table:style-name="ce5" office:value-type="float" office:value="205">
            <text:p>205</text:p>
          </table:table-cell>
          <table:table-cell office:value-type="float" office:value="7.312">
            <text:p>7.312</text:p>
          </table:table-cell>
          <table:table-cell office:value-type="float" office:value="4.428">
            <text:p>4.428</text:p>
          </table:table-cell>
          <table:table-cell office:value-type="float" office:value="0.499">
            <text:p>0.499</text:p>
          </table:table-cell>
          <table:table-cell office:value-type="float" office:value="2.206">
            <text:p>2.20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6">
            <text:p>206</text:p>
          </table:table-cell>
          <table:table-cell office:value-type="float" office:value="6.018">
            <text:p>6.018</text:p>
          </table:table-cell>
          <table:table-cell office:value-type="float" office:value="3.897">
            <text:p>3.897</text:p>
          </table:table-cell>
          <table:table-cell office:value-type="float" office:value="0.49">
            <text:p>0.49</text:p>
          </table:table-cell>
          <table:table-cell office:value-type="float" office:value="1.453">
            <text:p>1.453</text:p>
          </table:table-cell>
          <table:table-cell table:style-name="ce4" table:formula="of:=[.$C$3]/[.$C208]" office:value-type="float" office:value="15.4322033898305">
            <text:p>15.432</text:p>
          </table:table-cell>
          <table:table-cell/>
          <table:table-cell table:style-name="ce5" office:value-type="float" office:value="206">
            <text:p>206</text:p>
          </table:table-cell>
          <table:table-cell office:value-type="float" office:value="7.637">
            <text:p>7.637</text:p>
          </table:table-cell>
          <table:table-cell office:value-type="float" office:value="4.609">
            <text:p>4.609</text:p>
          </table:table-cell>
          <table:table-cell office:value-type="float" office:value="0.491">
            <text:p>0.491</text:p>
          </table:table-cell>
          <table:table-cell office:value-type="float" office:value="2.357">
            <text:p>2.35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7">
            <text:p>207</text:p>
          </table:table-cell>
          <table:table-cell office:value-type="float" office:value="6.301">
            <text:p>6.301</text:p>
          </table:table-cell>
          <table:table-cell office:value-type="float" office:value="4.18">
            <text:p>4.18</text:p>
          </table:table-cell>
          <table:table-cell office:value-type="float" office:value="0.484">
            <text:p>0.484</text:p>
          </table:table-cell>
          <table:table-cell office:value-type="float" office:value="1.459">
            <text:p>1.459</text:p>
          </table:table-cell>
          <table:table-cell table:style-name="ce4" table:formula="of:=[.$C$3]/[.$C209]" office:value-type="float" office:value="14.7390890334867">
            <text:p>14.739</text:p>
          </table:table-cell>
          <table:table-cell/>
          <table:table-cell table:style-name="ce5" office:value-type="float" office:value="207">
            <text:p>207</text:p>
          </table:table-cell>
          <table:table-cell office:value-type="float" office:value="7.405">
            <text:p>7.405</text:p>
          </table:table-cell>
          <table:table-cell office:value-type="float" office:value="4.532">
            <text:p>4.532</text:p>
          </table:table-cell>
          <table:table-cell office:value-type="float" office:value="0.492">
            <text:p>0.492</text:p>
          </table:table-cell>
          <table:table-cell office:value-type="float" office:value="2.206">
            <text:p>2.20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8">
            <text:p>208</text:p>
          </table:table-cell>
          <table:table-cell office:value-type="float" office:value="6.521">
            <text:p>6.521</text:p>
          </table:table-cell>
          <table:table-cell office:value-type="float" office:value="4.359">
            <text:p>4.359</text:p>
          </table:table-cell>
          <table:table-cell office:value-type="float" office:value="0.496">
            <text:p>0.496</text:p>
          </table:table-cell>
          <table:table-cell office:value-type="float" office:value="1.488">
            <text:p>1.488</text:p>
          </table:table-cell>
          <table:table-cell table:style-name="ce4" table:formula="of:=[.$C$3]/[.$C210]" office:value-type="float" office:value="14.2418340745284">
            <text:p>14.242</text:p>
          </table:table-cell>
          <table:table-cell/>
          <table:table-cell table:style-name="ce5" office:value-type="float" office:value="208">
            <text:p>208</text:p>
          </table:table-cell>
          <table:table-cell office:value-type="float" office:value="7.69">
            <text:p>7.69</text:p>
          </table:table-cell>
          <table:table-cell office:value-type="float" office:value="4.729">
            <text:p>4.729</text:p>
          </table:table-cell>
          <table:table-cell office:value-type="float" office:value="0.503">
            <text:p>0.503</text:p>
          </table:table-cell>
          <table:table-cell office:value-type="float" office:value="2.28">
            <text:p>2.2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09">
            <text:p>209</text:p>
          </table:table-cell>
          <table:table-cell office:value-type="float" office:value="6.993">
            <text:p>6.993</text:p>
          </table:table-cell>
          <table:table-cell office:value-type="float" office:value="4.84">
            <text:p>4.84</text:p>
          </table:table-cell>
          <table:table-cell office:value-type="float" office:value="0.491">
            <text:p>0.491</text:p>
          </table:table-cell>
          <table:table-cell office:value-type="float" office:value="1.484">
            <text:p>1.484</text:p>
          </table:table-cell>
          <table:table-cell table:style-name="ce4" table:formula="of:=[.$C$3]/[.$C211]" office:value-type="float" office:value="13.2805662805663">
            <text:p>13.281</text:p>
          </table:table-cell>
          <table:table-cell/>
          <table:table-cell table:style-name="ce5" office:value-type="float" office:value="209">
            <text:p>209</text:p>
          </table:table-cell>
          <table:table-cell office:value-type="float" office:value="7.768">
            <text:p>7.768</text:p>
          </table:table-cell>
          <table:table-cell office:value-type="float" office:value="4.795">
            <text:p>4.795</text:p>
          </table:table-cell>
          <table:table-cell office:value-type="float" office:value="0.508">
            <text:p>0.508</text:p>
          </table:table-cell>
          <table:table-cell office:value-type="float" office:value="2.285">
            <text:p>2.28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0">
            <text:p>210</text:p>
          </table:table-cell>
          <table:table-cell office:value-type="float" office:value="6.897">
            <text:p>6.897</text:p>
          </table:table-cell>
          <table:table-cell office:value-type="float" office:value="4.73">
            <text:p>4.73</text:p>
          </table:table-cell>
          <table:table-cell office:value-type="float" office:value="0.502">
            <text:p>0.502</text:p>
          </table:table-cell>
          <table:table-cell office:value-type="float" office:value="1.489">
            <text:p>1.489</text:p>
          </table:table-cell>
          <table:table-cell table:style-name="ce4" table:formula="of:=[.$C$3]/[.$C212]" office:value-type="float" office:value="13.4654197477164">
            <text:p>13.465</text:p>
          </table:table-cell>
          <table:table-cell/>
          <table:table-cell table:style-name="ce5" office:value-type="float" office:value="210">
            <text:p>210</text:p>
          </table:table-cell>
          <table:table-cell office:value-type="float" office:value="7.895">
            <text:p>7.895</text:p>
          </table:table-cell>
          <table:table-cell office:value-type="float" office:value="4.619">
            <text:p>4.619</text:p>
          </table:table-cell>
          <table:table-cell office:value-type="float" office:value="0.535">
            <text:p>0.535</text:p>
          </table:table-cell>
          <table:table-cell office:value-type="float" office:value="2.563">
            <text:p>2.56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1">
            <text:p>211</text:p>
          </table:table-cell>
          <table:table-cell office:value-type="float" office:value="6.952">
            <text:p>6.952</text:p>
          </table:table-cell>
          <table:table-cell office:value-type="float" office:value="4.793">
            <text:p>4.793</text:p>
          </table:table-cell>
          <table:table-cell office:value-type="float" office:value="0.49">
            <text:p>0.49</text:p>
          </table:table-cell>
          <table:table-cell office:value-type="float" office:value="1.491">
            <text:p>1.491</text:p>
          </table:table-cell>
          <table:table-cell table:style-name="ce4" table:formula="of:=[.$C$3]/[.$C213]" office:value-type="float" office:value="13.3588895281933">
            <text:p>13.359</text:p>
          </table:table-cell>
          <table:table-cell/>
          <table:table-cell table:style-name="ce5" office:value-type="float" office:value="211">
            <text:p>211</text:p>
          </table:table-cell>
          <table:table-cell office:value-type="float" office:value="8.471">
            <text:p>8.471</text:p>
          </table:table-cell>
          <table:table-cell office:value-type="float" office:value="5.229">
            <text:p>5.229</text:p>
          </table:table-cell>
          <table:table-cell office:value-type="float" office:value="0.442">
            <text:p>0.442</text:p>
          </table:table-cell>
          <table:table-cell office:value-type="float" office:value="2.621">
            <text:p>2.62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2">
            <text:p>212</text:p>
          </table:table-cell>
          <table:table-cell office:value-type="float" office:value="6.985">
            <text:p>6.985</text:p>
          </table:table-cell>
          <table:table-cell office:value-type="float" office:value="4.768">
            <text:p>4.768</text:p>
          </table:table-cell>
          <table:table-cell office:value-type="float" office:value="0.503">
            <text:p>0.503</text:p>
          </table:table-cell>
          <table:table-cell office:value-type="float" office:value="1.536">
            <text:p>1.536</text:p>
          </table:table-cell>
          <table:table-cell table:style-name="ce4" table:formula="of:=[.$C$3]/[.$C214]" office:value-type="float" office:value="13.2957766642806">
            <text:p>13.296</text:p>
          </table:table-cell>
          <table:table-cell/>
          <table:table-cell table:style-name="ce5" office:value-type="float" office:value="212">
            <text:p>212</text:p>
          </table:table-cell>
          <table:table-cell office:value-type="float" office:value="8.002">
            <text:p>8.002</text:p>
          </table:table-cell>
          <table:table-cell office:value-type="float" office:value="4.805">
            <text:p>4.805</text:p>
          </table:table-cell>
          <table:table-cell office:value-type="float" office:value="0.517">
            <text:p>0.517</text:p>
          </table:table-cell>
          <table:table-cell office:value-type="float" office:value="2.502">
            <text:p>2.50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3">
            <text:p>213</text:p>
          </table:table-cell>
          <table:table-cell office:value-type="float" office:value="7.428">
            <text:p>7.428</text:p>
          </table:table-cell>
          <table:table-cell office:value-type="float" office:value="4.988">
            <text:p>4.988</text:p>
          </table:table-cell>
          <table:table-cell office:value-type="float" office:value="0.501">
            <text:p>0.501</text:p>
          </table:table-cell>
          <table:table-cell office:value-type="float" office:value="1.761">
            <text:p>1.761</text:p>
          </table:table-cell>
          <table:table-cell table:style-name="ce4" table:formula="of:=[.$C$3]/[.$C215]" office:value-type="float" office:value="12.5028271405493">
            <text:p>12.503</text:p>
          </table:table-cell>
          <table:table-cell/>
          <table:table-cell table:style-name="ce5" office:value-type="float" office:value="213">
            <text:p>213</text:p>
          </table:table-cell>
          <table:table-cell office:value-type="float" office:value="8.152">
            <text:p>8.152</text:p>
          </table:table-cell>
          <table:table-cell office:value-type="float" office:value="4.855">
            <text:p>4.855</text:p>
          </table:table-cell>
          <table:table-cell office:value-type="float" office:value="0.497">
            <text:p>0.497</text:p>
          </table:table-cell>
          <table:table-cell office:value-type="float" office:value="2.62">
            <text:p>2.6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4">
            <text:p>214</text:p>
          </table:table-cell>
          <table:table-cell office:value-type="float" office:value="7.177">
            <text:p>7.177</text:p>
          </table:table-cell>
          <table:table-cell office:value-type="float" office:value="4.936">
            <text:p>4.936</text:p>
          </table:table-cell>
          <table:table-cell office:value-type="float" office:value="0.439">
            <text:p>0.439</text:p>
          </table:table-cell>
          <table:table-cell office:value-type="float" office:value="1.624">
            <text:p>1.624</text:p>
          </table:table-cell>
          <table:table-cell table:style-name="ce4" table:formula="of:=[.$C$3]/[.$C216]" office:value-type="float" office:value="12.9400863870698">
            <text:p>12.940</text:p>
          </table:table-cell>
          <table:table-cell/>
          <table:table-cell table:style-name="ce5" office:value-type="float" office:value="214">
            <text:p>214</text:p>
          </table:table-cell>
          <table:table-cell office:value-type="float" office:value="8.02">
            <text:p>8.02</text:p>
          </table:table-cell>
          <table:table-cell office:value-type="float" office:value="4.944">
            <text:p>4.944</text:p>
          </table:table-cell>
          <table:table-cell office:value-type="float" office:value="0.498">
            <text:p>0.498</text:p>
          </table:table-cell>
          <table:table-cell office:value-type="float" office:value="2.398">
            <text:p>2.39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5">
            <text:p>215</text:p>
          </table:table-cell>
          <table:table-cell office:value-type="float" office:value="6.846">
            <text:p>6.846</text:p>
          </table:table-cell>
          <table:table-cell office:value-type="float" office:value="4.662">
            <text:p>4.662</text:p>
          </table:table-cell>
          <table:table-cell office:value-type="float" office:value="0.495">
            <text:p>0.495</text:p>
          </table:table-cell>
          <table:table-cell office:value-type="float" office:value="1.51">
            <text:p>1.51</text:p>
          </table:table-cell>
          <table:table-cell table:style-name="ce4" table:formula="of:=[.$C$3]/[.$C217]" office:value-type="float" office:value="13.5657318141981">
            <text:p>13.566</text:p>
          </table:table-cell>
          <table:table-cell/>
          <table:table-cell table:style-name="ce5" office:value-type="float" office:value="215">
            <text:p>215</text:p>
          </table:table-cell>
          <table:table-cell office:value-type="float" office:value="8.561">
            <text:p>8.561</text:p>
          </table:table-cell>
          <table:table-cell office:value-type="float" office:value="5.424">
            <text:p>5.424</text:p>
          </table:table-cell>
          <table:table-cell office:value-type="float" office:value="0.444">
            <text:p>0.444</text:p>
          </table:table-cell>
          <table:table-cell office:value-type="float" office:value="2.514">
            <text:p>2.51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6">
            <text:p>216</text:p>
          </table:table-cell>
          <table:table-cell office:value-type="float" office:value="7.187">
            <text:p>7.187</text:p>
          </table:table-cell>
          <table:table-cell office:value-type="float" office:value="4.984">
            <text:p>4.984</text:p>
          </table:table-cell>
          <table:table-cell office:value-type="float" office:value="0.504">
            <text:p>0.504</text:p>
          </table:table-cell>
          <table:table-cell office:value-type="float" office:value="1.521">
            <text:p>1.521</text:p>
          </table:table-cell>
          <table:table-cell table:style-name="ce4" table:formula="of:=[.$C$3]/[.$C218]" office:value-type="float" office:value="12.9220815361069">
            <text:p>12.922</text:p>
          </table:table-cell>
          <table:table-cell/>
          <table:table-cell table:style-name="ce5" office:value-type="float" office:value="216">
            <text:p>216</text:p>
          </table:table-cell>
          <table:table-cell office:value-type="float" office:value="8.492">
            <text:p>8.492</text:p>
          </table:table-cell>
          <table:table-cell office:value-type="float" office:value="5.257">
            <text:p>5.257</text:p>
          </table:table-cell>
          <table:table-cell office:value-type="float" office:value="0.509">
            <text:p>0.509</text:p>
          </table:table-cell>
          <table:table-cell office:value-type="float" office:value="2.547">
            <text:p>2.54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7">
            <text:p>217</text:p>
          </table:table-cell>
          <table:table-cell office:value-type="float" office:value="7.633">
            <text:p>7.633</text:p>
          </table:table-cell>
          <table:table-cell office:value-type="float" office:value="5.399">
            <text:p>5.399</text:p>
          </table:table-cell>
          <table:table-cell office:value-type="float" office:value="0.491">
            <text:p>0.491</text:p>
          </table:table-cell>
          <table:table-cell office:value-type="float" office:value="1.567">
            <text:p>1.567</text:p>
          </table:table-cell>
          <table:table-cell table:style-name="ce4" table:formula="of:=[.$C$3]/[.$C219]" office:value-type="float" office:value="12.1670378619154">
            <text:p>12.167</text:p>
          </table:table-cell>
          <table:table-cell/>
          <table:table-cell table:style-name="ce5" office:value-type="float" office:value="217">
            <text:p>217</text:p>
          </table:table-cell>
          <table:table-cell office:value-type="float" office:value="8.293">
            <text:p>8.293</text:p>
          </table:table-cell>
          <table:table-cell office:value-type="float" office:value="4.981">
            <text:p>4.981</text:p>
          </table:table-cell>
          <table:table-cell office:value-type="float" office:value="0.501">
            <text:p>0.501</text:p>
          </table:table-cell>
          <table:table-cell office:value-type="float" office:value="2.631">
            <text:p>2.63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8">
            <text:p>218</text:p>
          </table:table-cell>
          <table:table-cell office:value-type="float" office:value="6.973">
            <text:p>6.973</text:p>
          </table:table-cell>
          <table:table-cell office:value-type="float" office:value="4.714">
            <text:p>4.714</text:p>
          </table:table-cell>
          <table:table-cell office:value-type="float" office:value="0.498">
            <text:p>0.498</text:p>
          </table:table-cell>
          <table:table-cell office:value-type="float" office:value="1.582">
            <text:p>1.582</text:p>
          </table:table-cell>
          <table:table-cell table:style-name="ce4" table:formula="of:=[.$C$3]/[.$C220]" office:value-type="float" office:value="13.3186576796214">
            <text:p>13.319</text:p>
          </table:table-cell>
          <table:table-cell/>
          <table:table-cell table:style-name="ce5" office:value-type="float" office:value="218">
            <text:p>218</text:p>
          </table:table-cell>
          <table:table-cell office:value-type="float" office:value="8.004">
            <text:p>8.004</text:p>
          </table:table-cell>
          <table:table-cell office:value-type="float" office:value="4.921">
            <text:p>4.921</text:p>
          </table:table-cell>
          <table:table-cell office:value-type="float" office:value="0.488">
            <text:p>0.488</text:p>
          </table:table-cell>
          <table:table-cell office:value-type="float" office:value="2.416">
            <text:p>2.41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19">
            <text:p>219</text:p>
          </table:table-cell>
          <table:table-cell office:value-type="float" office:value="6.871">
            <text:p>6.871</text:p>
          </table:table-cell>
          <table:table-cell office:value-type="float" office:value="4.585">
            <text:p>4.585</text:p>
          </table:table-cell>
          <table:table-cell office:value-type="float" office:value="0.483">
            <text:p>0.483</text:p>
          </table:table-cell>
          <table:table-cell office:value-type="float" office:value="1.624">
            <text:p>1.624</text:p>
          </table:table-cell>
          <table:table-cell table:style-name="ce4" table:formula="of:=[.$C$3]/[.$C221]" office:value-type="float" office:value="13.5163731625673">
            <text:p>13.516</text:p>
          </table:table-cell>
          <table:table-cell/>
          <table:table-cell table:style-name="ce5" office:value-type="float" office:value="219">
            <text:p>219</text:p>
          </table:table-cell>
          <table:table-cell office:value-type="float" office:value="8.535">
            <text:p>8.535</text:p>
          </table:table-cell>
          <table:table-cell office:value-type="float" office:value="5.294">
            <text:p>5.294</text:p>
          </table:table-cell>
          <table:table-cell office:value-type="float" office:value="0.5">
            <text:p>0.5</text:p>
          </table:table-cell>
          <table:table-cell office:value-type="float" office:value="2.562">
            <text:p>2.56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0">
            <text:p>220</text:p>
          </table:table-cell>
          <table:table-cell office:value-type="float" office:value="7.476">
            <text:p>7.476</text:p>
          </table:table-cell>
          <table:table-cell office:value-type="float" office:value="5.235">
            <text:p>5.235</text:p>
          </table:table-cell>
          <table:table-cell office:value-type="float" office:value="0.498">
            <text:p>0.498</text:p>
          </table:table-cell>
          <table:table-cell office:value-type="float" office:value="1.567">
            <text:p>1.567</text:p>
          </table:table-cell>
          <table:table-cell table:style-name="ce4" table:formula="of:=[.$C$3]/[.$C222]" office:value-type="float" office:value="12.4225521669342">
            <text:p>12.423</text:p>
          </table:table-cell>
          <table:table-cell/>
          <table:table-cell table:style-name="ce5" office:value-type="float" office:value="220">
            <text:p>220</text:p>
          </table:table-cell>
          <table:table-cell office:value-type="float" office:value="7.855">
            <text:p>7.855</text:p>
          </table:table-cell>
          <table:table-cell office:value-type="float" office:value="4.904">
            <text:p>4.904</text:p>
          </table:table-cell>
          <table:table-cell office:value-type="float" office:value="0.519">
            <text:p>0.519</text:p>
          </table:table-cell>
          <table:table-cell office:value-type="float" office:value="2.252">
            <text:p>2.25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1">
            <text:p>221</text:p>
          </table:table-cell>
          <table:table-cell office:value-type="float" office:value="7.373">
            <text:p>7.373</text:p>
          </table:table-cell>
          <table:table-cell office:value-type="float" office:value="5.097">
            <text:p>5.097</text:p>
          </table:table-cell>
          <table:table-cell office:value-type="float" office:value="0.49">
            <text:p>0.49</text:p>
          </table:table-cell>
          <table:table-cell office:value-type="float" office:value="1.608">
            <text:p>1.608</text:p>
          </table:table-cell>
          <table:table-cell table:style-name="ce4" table:formula="of:=[.$C$3]/[.$C223]" office:value-type="float" office:value="12.5960938559609">
            <text:p>12.596</text:p>
          </table:table-cell>
          <table:table-cell/>
          <table:table-cell table:style-name="ce5" office:value-type="float" office:value="221">
            <text:p>221</text:p>
          </table:table-cell>
          <table:table-cell office:value-type="float" office:value="7.991">
            <text:p>7.991</text:p>
          </table:table-cell>
          <table:table-cell office:value-type="float" office:value="4.992">
            <text:p>4.992</text:p>
          </table:table-cell>
          <table:table-cell office:value-type="float" office:value="0.496">
            <text:p>0.496</text:p>
          </table:table-cell>
          <table:table-cell office:value-type="float" office:value="2.325">
            <text:p>2.32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2">
            <text:p>222</text:p>
          </table:table-cell>
          <table:table-cell office:value-type="float" office:value="7.465">
            <text:p>7.465</text:p>
          </table:table-cell>
          <table:table-cell office:value-type="float" office:value="5.243">
            <text:p>5.243</text:p>
          </table:table-cell>
          <table:table-cell office:value-type="float" office:value="0.493">
            <text:p>0.493</text:p>
          </table:table-cell>
          <table:table-cell office:value-type="float" office:value="1.551">
            <text:p>1.551</text:p>
          </table:table-cell>
          <table:table-cell table:style-name="ce4" table:formula="of:=[.$C$3]/[.$C224]" office:value-type="float" office:value="12.4408573342264">
            <text:p>12.441</text:p>
          </table:table-cell>
          <table:table-cell/>
          <table:table-cell table:style-name="ce5" office:value-type="float" office:value="222">
            <text:p>222</text:p>
          </table:table-cell>
          <table:table-cell office:value-type="float" office:value="9.065">
            <text:p>9.065</text:p>
          </table:table-cell>
          <table:table-cell office:value-type="float" office:value="5.804">
            <text:p>5.804</text:p>
          </table:table-cell>
          <table:table-cell office:value-type="float" office:value="0.44">
            <text:p>0.44</text:p>
          </table:table-cell>
          <table:table-cell office:value-type="float" office:value="2.643">
            <text:p>2.64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3">
            <text:p>223</text:p>
          </table:table-cell>
          <table:table-cell office:value-type="float" office:value="7.441">
            <text:p>7.441</text:p>
          </table:table-cell>
          <table:table-cell office:value-type="float" office:value="5.144">
            <text:p>5.144</text:p>
          </table:table-cell>
          <table:table-cell office:value-type="float" office:value="0.445">
            <text:p>0.445</text:p>
          </table:table-cell>
          <table:table-cell office:value-type="float" office:value="1.674">
            <text:p>1.674</text:p>
          </table:table-cell>
          <table:table-cell table:style-name="ce4" table:formula="of:=[.$C$3]/[.$C225]" office:value-type="float" office:value="12.4809837387448">
            <text:p>12.481</text:p>
          </table:table-cell>
          <table:table-cell/>
          <table:table-cell table:style-name="ce5" office:value-type="float" office:value="223">
            <text:p>223</text:p>
          </table:table-cell>
          <table:table-cell office:value-type="float" office:value="9.485">
            <text:p>9.485</text:p>
          </table:table-cell>
          <table:table-cell office:value-type="float" office:value="5.831">
            <text:p>5.831</text:p>
          </table:table-cell>
          <table:table-cell office:value-type="float" office:value="0.442">
            <text:p>0.442</text:p>
          </table:table-cell>
          <table:table-cell office:value-type="float" office:value="3.034">
            <text:p>3.03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4">
            <text:p>224</text:p>
          </table:table-cell>
          <table:table-cell office:value-type="float" office:value="7.488">
            <text:p>7.488</text:p>
          </table:table-cell>
          <table:table-cell office:value-type="float" office:value="5.192">
            <text:p>5.192</text:p>
          </table:table-cell>
          <table:table-cell office:value-type="float" office:value="0.499">
            <text:p>0.499</text:p>
          </table:table-cell>
          <table:table-cell office:value-type="float" office:value="1.619">
            <text:p>1.619</text:p>
          </table:table-cell>
          <table:table-cell table:style-name="ce4" table:formula="of:=[.$C$3]/[.$C226]" office:value-type="float" office:value="12.4026442307692">
            <text:p>12.403</text:p>
          </table:table-cell>
          <table:table-cell/>
          <table:table-cell table:style-name="ce5" office:value-type="float" office:value="224">
            <text:p>224</text:p>
          </table:table-cell>
          <table:table-cell office:value-type="float" office:value="9.372">
            <text:p>9.372</text:p>
          </table:table-cell>
          <table:table-cell office:value-type="float" office:value="5.932">
            <text:p>5.932</text:p>
          </table:table-cell>
          <table:table-cell office:value-type="float" office:value="0.481">
            <text:p>0.481</text:p>
          </table:table-cell>
          <table:table-cell office:value-type="float" office:value="2.782">
            <text:p>2.782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5">
            <text:p>225</text:p>
          </table:table-cell>
          <table:table-cell office:value-type="float" office:value="7.553">
            <text:p>7.553</text:p>
          </table:table-cell>
          <table:table-cell office:value-type="float" office:value="5.265">
            <text:p>5.265</text:p>
          </table:table-cell>
          <table:table-cell office:value-type="float" office:value="0.5">
            <text:p>0.5</text:p>
          </table:table-cell>
          <table:table-cell office:value-type="float" office:value="1.61">
            <text:p>1.61</text:p>
          </table:table-cell>
          <table:table-cell table:style-name="ce4" table:formula="of:=[.$C$3]/[.$C227]" office:value-type="float" office:value="12.2959089103667">
            <text:p>12.296</text:p>
          </table:table-cell>
          <table:table-cell/>
          <table:table-cell table:style-name="ce5" office:value-type="float" office:value="225">
            <text:p>225</text:p>
          </table:table-cell>
          <table:table-cell office:value-type="float" office:value="9.43">
            <text:p>9.43</text:p>
          </table:table-cell>
          <table:table-cell office:value-type="float" office:value="5.906">
            <text:p>5.906</text:p>
          </table:table-cell>
          <table:table-cell office:value-type="float" office:value="0.447">
            <text:p>0.447</text:p>
          </table:table-cell>
          <table:table-cell office:value-type="float" office:value="2.898">
            <text:p>2.89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6">
            <text:p>226</text:p>
          </table:table-cell>
          <table:table-cell office:value-type="float" office:value="7.903">
            <text:p>7.903</text:p>
          </table:table-cell>
          <table:table-cell office:value-type="float" office:value="5.668">
            <text:p>5.668</text:p>
          </table:table-cell>
          <table:table-cell office:value-type="float" office:value="0.493">
            <text:p>0.493</text:p>
          </table:table-cell>
          <table:table-cell office:value-type="float" office:value="1.564">
            <text:p>1.564</text:p>
          </table:table-cell>
          <table:table-cell table:style-name="ce4" table:formula="of:=[.$C$3]/[.$C228]" office:value-type="float" office:value="11.7513602429457">
            <text:p>11.751</text:p>
          </table:table-cell>
          <table:table-cell/>
          <table:table-cell table:style-name="ce5" office:value-type="float" office:value="226">
            <text:p>226</text:p>
          </table:table-cell>
          <table:table-cell office:value-type="float" office:value="9.016">
            <text:p>9.016</text:p>
          </table:table-cell>
          <table:table-cell office:value-type="float" office:value="5.71">
            <text:p>5.71</text:p>
          </table:table-cell>
          <table:table-cell office:value-type="float" office:value="0.502">
            <text:p>0.502</text:p>
          </table:table-cell>
          <table:table-cell office:value-type="float" office:value="2.625">
            <text:p>2.62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7">
            <text:p>227</text:p>
          </table:table-cell>
          <table:table-cell office:value-type="float" office:value="7.674">
            <text:p>7.674</text:p>
          </table:table-cell>
          <table:table-cell office:value-type="float" office:value="5.212">
            <text:p>5.212</text:p>
          </table:table-cell>
          <table:table-cell office:value-type="float" office:value="0.488">
            <text:p>0.488</text:p>
          </table:table-cell>
          <table:table-cell office:value-type="float" office:value="1.796">
            <text:p>1.796</text:p>
          </table:table-cell>
          <table:table-cell table:style-name="ce4" table:formula="of:=[.$C$3]/[.$C229]" office:value-type="float" office:value="12.1020328381548">
            <text:p>12.102</text:p>
          </table:table-cell>
          <table:table-cell/>
          <table:table-cell table:style-name="ce5" office:value-type="float" office:value="227">
            <text:p>227</text:p>
          </table:table-cell>
          <table:table-cell office:value-type="float" office:value="9.585">
            <text:p>9.585</text:p>
          </table:table-cell>
          <table:table-cell office:value-type="float" office:value="6.014">
            <text:p>6.014</text:p>
          </table:table-cell>
          <table:table-cell office:value-type="float" office:value="0.442">
            <text:p>0.442</text:p>
          </table:table-cell>
          <table:table-cell office:value-type="float" office:value="2.95">
            <text:p>2.9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8">
            <text:p>228</text:p>
          </table:table-cell>
          <table:table-cell office:value-type="float" office:value="8.307">
            <text:p>8.307</text:p>
          </table:table-cell>
          <table:table-cell office:value-type="float" office:value="5.958">
            <text:p>5.958</text:p>
          </table:table-cell>
          <table:table-cell office:value-type="float" office:value="0.501">
            <text:p>0.501</text:p>
          </table:table-cell>
          <table:table-cell office:value-type="float" office:value="1.67">
            <text:p>1.67</text:p>
          </table:table-cell>
          <table:table-cell table:style-name="ce4" table:formula="of:=[.$C$3]/[.$C230]" office:value-type="float" office:value="11.1798483206934">
            <text:p>11.180</text:p>
          </table:table-cell>
          <table:table-cell/>
          <table:table-cell table:style-name="ce5" office:value-type="float" office:value="228">
            <text:p>228</text:p>
          </table:table-cell>
          <table:table-cell office:value-type="float" office:value="9.71">
            <text:p>9.71</text:p>
          </table:table-cell>
          <table:table-cell office:value-type="float" office:value="6.185">
            <text:p>6.185</text:p>
          </table:table-cell>
          <table:table-cell office:value-type="float" office:value="0.453">
            <text:p>0.453</text:p>
          </table:table-cell>
          <table:table-cell office:value-type="float" office:value="2.894">
            <text:p>2.89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29">
            <text:p>229</text:p>
          </table:table-cell>
          <table:table-cell office:value-type="float" office:value="8.17">
            <text:p>8.17</text:p>
          </table:table-cell>
          <table:table-cell office:value-type="float" office:value="5.762">
            <text:p>5.762</text:p>
          </table:table-cell>
          <table:table-cell office:value-type="float" office:value="0.506">
            <text:p>0.506</text:p>
          </table:table-cell>
          <table:table-cell office:value-type="float" office:value="1.723">
            <text:p>1.723</text:p>
          </table:table-cell>
          <table:table-cell table:style-name="ce4" table:formula="of:=[.$C$3]/[.$C231]" office:value-type="float" office:value="11.3673194614443">
            <text:p>11.367</text:p>
          </table:table-cell>
          <table:table-cell/>
          <table:table-cell table:style-name="ce5" office:value-type="float" office:value="229">
            <text:p>229</text:p>
          </table:table-cell>
          <table:table-cell office:value-type="float" office:value="9.01">
            <text:p>9.01</text:p>
          </table:table-cell>
          <table:table-cell office:value-type="float" office:value="5.69">
            <text:p>5.69</text:p>
          </table:table-cell>
          <table:table-cell office:value-type="float" office:value="0.507">
            <text:p>0.507</text:p>
          </table:table-cell>
          <table:table-cell office:value-type="float" office:value="2.633">
            <text:p>2.63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0">
            <text:p>230</text:p>
          </table:table-cell>
          <table:table-cell office:value-type="float" office:value="8.476">
            <text:p>8.476</text:p>
          </table:table-cell>
          <table:table-cell office:value-type="float" office:value="6.043">
            <text:p>6.043</text:p>
          </table:table-cell>
          <table:table-cell office:value-type="float" office:value="0.497">
            <text:p>0.497</text:p>
          </table:table-cell>
          <table:table-cell office:value-type="float" office:value="1.761">
            <text:p>1.761</text:p>
          </table:table-cell>
          <table:table-cell table:style-name="ce4" table:formula="of:=[.$C$3]/[.$C232]" office:value-type="float" office:value="10.9569372345446">
            <text:p>10.957</text:p>
          </table:table-cell>
          <table:table-cell/>
          <table:table-cell table:style-name="ce5" office:value-type="float" office:value="230">
            <text:p>230</text:p>
          </table:table-cell>
          <table:table-cell office:value-type="float" office:value="9.221">
            <text:p>9.221</text:p>
          </table:table-cell>
          <table:table-cell office:value-type="float" office:value="5.928">
            <text:p>5.928</text:p>
          </table:table-cell>
          <table:table-cell office:value-type="float" office:value="0.497">
            <text:p>0.497</text:p>
          </table:table-cell>
          <table:table-cell office:value-type="float" office:value="2.616">
            <text:p>2.616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1">
            <text:p>231</text:p>
          </table:table-cell>
          <table:table-cell office:value-type="float" office:value="7.687">
            <text:p>7.687</text:p>
          </table:table-cell>
          <table:table-cell office:value-type="float" office:value="5.311">
            <text:p>5.311</text:p>
          </table:table-cell>
          <table:table-cell office:value-type="float" office:value="0.491">
            <text:p>0.491</text:p>
          </table:table-cell>
          <table:table-cell office:value-type="float" office:value="1.706">
            <text:p>1.706</text:p>
          </table:table-cell>
          <table:table-cell table:style-name="ce4" table:formula="of:=[.$C$3]/[.$C233]" office:value-type="float" office:value="12.0815662807337">
            <text:p>12.082</text:p>
          </table:table-cell>
          <table:table-cell/>
          <table:table-cell table:style-name="ce5" office:value-type="float" office:value="231">
            <text:p>231</text:p>
          </table:table-cell>
          <table:table-cell office:value-type="float" office:value="9.634">
            <text:p>9.634</text:p>
          </table:table-cell>
          <table:table-cell office:value-type="float" office:value="6.133">
            <text:p>6.133</text:p>
          </table:table-cell>
          <table:table-cell office:value-type="float" office:value="0.447">
            <text:p>0.447</text:p>
          </table:table-cell>
          <table:table-cell office:value-type="float" office:value="2.875">
            <text:p>2.87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2">
            <text:p>232</text:p>
          </table:table-cell>
          <table:table-cell office:value-type="float" office:value="7.981">
            <text:p>7.981</text:p>
          </table:table-cell>
          <table:table-cell office:value-type="float" office:value="5.639">
            <text:p>5.639</text:p>
          </table:table-cell>
          <table:table-cell office:value-type="float" office:value="0.496">
            <text:p>0.496</text:p>
          </table:table-cell>
          <table:table-cell office:value-type="float" office:value="1.667">
            <text:p>1.667</text:p>
          </table:table-cell>
          <table:table-cell table:style-name="ce4" table:formula="of:=[.$C$3]/[.$C234]" office:value-type="float" office:value="11.6365117153239">
            <text:p>11.637</text:p>
          </table:table-cell>
          <table:table-cell/>
          <table:table-cell table:style-name="ce5" office:value-type="float" office:value="232">
            <text:p>232</text:p>
          </table:table-cell>
          <table:table-cell office:value-type="float" office:value="8.69">
            <text:p>8.69</text:p>
          </table:table-cell>
          <table:table-cell office:value-type="float" office:value="5.47">
            <text:p>5.47</text:p>
          </table:table-cell>
          <table:table-cell office:value-type="float" office:value="0.507">
            <text:p>0.507</text:p>
          </table:table-cell>
          <table:table-cell office:value-type="float" office:value="2.535">
            <text:p>2.53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3">
            <text:p>233</text:p>
          </table:table-cell>
          <table:table-cell office:value-type="float" office:value="8.372">
            <text:p>8.372</text:p>
          </table:table-cell>
          <table:table-cell office:value-type="float" office:value="5.976">
            <text:p>5.976</text:p>
          </table:table-cell>
          <table:table-cell office:value-type="float" office:value="0.514">
            <text:p>0.514</text:p>
          </table:table-cell>
          <table:table-cell office:value-type="float" office:value="1.703">
            <text:p>1.703</text:p>
          </table:table-cell>
          <table:table-cell table:style-name="ce4" table:formula="of:=[.$C$3]/[.$C235]" office:value-type="float" office:value="11.0930482560917">
            <text:p>11.093</text:p>
          </table:table-cell>
          <table:table-cell/>
          <table:table-cell table:style-name="ce5" office:value-type="float" office:value="233">
            <text:p>233</text:p>
          </table:table-cell>
          <table:table-cell office:value-type="float" office:value="9.311">
            <text:p>9.311</text:p>
          </table:table-cell>
          <table:table-cell office:value-type="float" office:value="5.974">
            <text:p>5.974</text:p>
          </table:table-cell>
          <table:table-cell office:value-type="float" office:value="0.52">
            <text:p>0.52</text:p>
          </table:table-cell>
          <table:table-cell office:value-type="float" office:value="2.638">
            <text:p>2.63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4">
            <text:p>234</text:p>
          </table:table-cell>
          <table:table-cell office:value-type="float" office:value="8.119">
            <text:p>8.119</text:p>
          </table:table-cell>
          <table:table-cell office:value-type="float" office:value="5.782">
            <text:p>5.782</text:p>
          </table:table-cell>
          <table:table-cell office:value-type="float" office:value="0.506">
            <text:p>0.506</text:p>
          </table:table-cell>
          <table:table-cell office:value-type="float" office:value="1.653">
            <text:p>1.653</text:p>
          </table:table-cell>
          <table:table-cell table:style-name="ce4" table:formula="of:=[.$C$3]/[.$C236]" office:value-type="float" office:value="11.4387239807858">
            <text:p>11.439</text:p>
          </table:table-cell>
          <table:table-cell/>
          <table:table-cell table:style-name="ce5" office:value-type="float" office:value="234">
            <text:p>234</text:p>
          </table:table-cell>
          <table:table-cell office:value-type="float" office:value="8.615">
            <text:p>8.615</text:p>
          </table:table-cell>
          <table:table-cell office:value-type="float" office:value="5.485">
            <text:p>5.485</text:p>
          </table:table-cell>
          <table:table-cell office:value-type="float" office:value="0.511">
            <text:p>0.511</text:p>
          </table:table-cell>
          <table:table-cell office:value-type="float" office:value="2.439">
            <text:p>2.43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5">
            <text:p>235</text:p>
          </table:table-cell>
          <table:table-cell office:value-type="float" office:value="7.743">
            <text:p>7.743</text:p>
          </table:table-cell>
          <table:table-cell office:value-type="float" office:value="5.37">
            <text:p>5.37</text:p>
          </table:table-cell>
          <table:table-cell office:value-type="float" office:value="0.493">
            <text:p>0.493</text:p>
          </table:table-cell>
          <table:table-cell office:value-type="float" office:value="1.702">
            <text:p>1.702</text:p>
          </table:table-cell>
          <table:table-cell table:style-name="ce4" table:formula="of:=[.$C$3]/[.$C237]" office:value-type="float" office:value="11.9941882991089">
            <text:p>11.994</text:p>
          </table:table-cell>
          <table:table-cell/>
          <table:table-cell table:style-name="ce5" office:value-type="float" office:value="235">
            <text:p>235</text:p>
          </table:table-cell>
          <table:table-cell office:value-type="float" office:value="10.233">
            <text:p>10.233</text:p>
          </table:table-cell>
          <table:table-cell office:value-type="float" office:value="6.399">
            <text:p>6.399</text:p>
          </table:table-cell>
          <table:table-cell office:value-type="float" office:value="0.441">
            <text:p>0.441</text:p>
          </table:table-cell>
          <table:table-cell office:value-type="float" office:value="3.215">
            <text:p>3.21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6">
            <text:p>236</text:p>
          </table:table-cell>
          <table:table-cell office:value-type="float" office:value="8.016">
            <text:p>8.016</text:p>
          </table:table-cell>
          <table:table-cell office:value-type="float" office:value="5.606">
            <text:p>5.606</text:p>
          </table:table-cell>
          <table:table-cell office:value-type="float" office:value="0.509">
            <text:p>0.509</text:p>
          </table:table-cell>
          <table:table-cell office:value-type="float" office:value="1.722">
            <text:p>1.722</text:p>
          </table:table-cell>
          <table:table-cell table:style-name="ce4" table:formula="of:=[.$C$3]/[.$C238]" office:value-type="float" office:value="11.5857035928144">
            <text:p>11.586</text:p>
          </table:table-cell>
          <table:table-cell/>
          <table:table-cell table:style-name="ce5" office:value-type="float" office:value="236">
            <text:p>236</text:p>
          </table:table-cell>
          <table:table-cell office:value-type="float" office:value="9.466">
            <text:p>9.466</text:p>
          </table:table-cell>
          <table:table-cell office:value-type="float" office:value="5.844">
            <text:p>5.844</text:p>
          </table:table-cell>
          <table:table-cell office:value-type="float" office:value="0.503">
            <text:p>0.503</text:p>
          </table:table-cell>
          <table:table-cell office:value-type="float" office:value="2.939">
            <text:p>2.939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7">
            <text:p>237</text:p>
          </table:table-cell>
          <table:table-cell office:value-type="float" office:value="8.144">
            <text:p>8.144</text:p>
          </table:table-cell>
          <table:table-cell office:value-type="float" office:value="5.742">
            <text:p>5.742</text:p>
          </table:table-cell>
          <table:table-cell office:value-type="float" office:value="0.5">
            <text:p>0.5</text:p>
          </table:table-cell>
          <table:table-cell office:value-type="float" office:value="1.722">
            <text:p>1.722</text:p>
          </table:table-cell>
          <table:table-cell table:style-name="ce4" table:formula="of:=[.$C$3]/[.$C239]" office:value-type="float" office:value="11.4036100196464">
            <text:p>11.404</text:p>
          </table:table-cell>
          <table:table-cell/>
          <table:table-cell table:style-name="ce5" office:value-type="float" office:value="237">
            <text:p>237</text:p>
          </table:table-cell>
          <table:table-cell office:value-type="float" office:value="9.583">
            <text:p>9.583</text:p>
          </table:table-cell>
          <table:table-cell office:value-type="float" office:value="6.169">
            <text:p>6.169</text:p>
          </table:table-cell>
          <table:table-cell office:value-type="float" office:value="0.511">
            <text:p>0.511</text:p>
          </table:table-cell>
          <table:table-cell office:value-type="float" office:value="2.724">
            <text:p>2.72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8">
            <text:p>238</text:p>
          </table:table-cell>
          <table:table-cell office:value-type="float" office:value="8.366">
            <text:p>8.366</text:p>
          </table:table-cell>
          <table:table-cell office:value-type="float" office:value="5.946">
            <text:p>5.946</text:p>
          </table:table-cell>
          <table:table-cell office:value-type="float" office:value="0.507">
            <text:p>0.507</text:p>
          </table:table-cell>
          <table:table-cell office:value-type="float" office:value="1.734">
            <text:p>1.734</text:p>
          </table:table-cell>
          <table:table-cell table:style-name="ce4" table:formula="of:=[.$C$3]/[.$C240]" office:value-type="float" office:value="11.1010040640689">
            <text:p>11.101</text:p>
          </table:table-cell>
          <table:table-cell/>
          <table:table-cell table:style-name="ce5" office:value-type="float" office:value="238">
            <text:p>238</text:p>
          </table:table-cell>
          <table:table-cell office:value-type="float" office:value="9.657">
            <text:p>9.657</text:p>
          </table:table-cell>
          <table:table-cell office:value-type="float" office:value="6.127">
            <text:p>6.127</text:p>
          </table:table-cell>
          <table:table-cell office:value-type="float" office:value="0.522">
            <text:p>0.522</text:p>
          </table:table-cell>
          <table:table-cell office:value-type="float" office:value="2.831">
            <text:p>2.831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39">
            <text:p>239</text:p>
          </table:table-cell>
          <table:table-cell office:value-type="float" office:value="7.874">
            <text:p>7.874</text:p>
          </table:table-cell>
          <table:table-cell office:value-type="float" office:value="5.542">
            <text:p>5.542</text:p>
          </table:table-cell>
          <table:table-cell office:value-type="float" office:value="0.498">
            <text:p>0.498</text:p>
          </table:table-cell>
          <table:table-cell office:value-type="float" office:value="1.656">
            <text:p>1.656</text:p>
          </table:table-cell>
          <table:table-cell table:style-name="ce4" table:formula="of:=[.$C$3]/[.$C241]" office:value-type="float" office:value="11.7946405892812">
            <text:p>11.795</text:p>
          </table:table-cell>
          <table:table-cell/>
          <table:table-cell table:style-name="ce5" office:value-type="float" office:value="239">
            <text:p>239</text:p>
          </table:table-cell>
          <table:table-cell office:value-type="float" office:value="9.645">
            <text:p>9.645</text:p>
          </table:table-cell>
          <table:table-cell office:value-type="float" office:value="6.252">
            <text:p>6.252</text:p>
          </table:table-cell>
          <table:table-cell office:value-type="float" office:value="0.508">
            <text:p>0.508</text:p>
          </table:table-cell>
          <table:table-cell office:value-type="float" office:value="2.707">
            <text:p>2.707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40">
            <text:p>240</text:p>
          </table:table-cell>
          <table:table-cell office:value-type="float" office:value="8.722">
            <text:p>8.722</text:p>
          </table:table-cell>
          <table:table-cell office:value-type="float" office:value="6.336">
            <text:p>6.336</text:p>
          </table:table-cell>
          <table:table-cell office:value-type="float" office:value="0.5">
            <text:p>0.5</text:p>
          </table:table-cell>
          <table:table-cell office:value-type="float" office:value="1.707">
            <text:p>1.707</text:p>
          </table:table-cell>
          <table:table-cell table:style-name="ce4" table:formula="of:=[.$C$3]/[.$C242]" office:value-type="float" office:value="10.6479018573722">
            <text:p>10.648</text:p>
          </table:table-cell>
          <table:table-cell/>
          <table:table-cell table:style-name="ce5" office:value-type="float" office:value="240">
            <text:p>240</text:p>
          </table:table-cell>
          <table:table-cell office:value-type="float" office:value="9.669">
            <text:p>9.669</text:p>
          </table:table-cell>
          <table:table-cell office:value-type="float" office:value="6.302">
            <text:p>6.302</text:p>
          </table:table-cell>
          <table:table-cell office:value-type="float" office:value="0.504">
            <text:p>0.504</text:p>
          </table:table-cell>
          <table:table-cell office:value-type="float" office:value="2.683">
            <text:p>2.683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41">
            <text:p>241</text:p>
          </table:table-cell>
          <table:table-cell office:value-type="float" office:value="8.047">
            <text:p>8.047</text:p>
          </table:table-cell>
          <table:table-cell office:value-type="float" office:value="5.647">
            <text:p>5.647</text:p>
          </table:table-cell>
          <table:table-cell office:value-type="float" office:value="0.498">
            <text:p>0.498</text:p>
          </table:table-cell>
          <table:table-cell office:value-type="float" office:value="1.723">
            <text:p>1.723</text:p>
          </table:table-cell>
          <table:table-cell table:style-name="ce4" table:formula="of:=[.$C$3]/[.$C243]" office:value-type="float" office:value="11.5410712066609">
            <text:p>11.541</text:p>
          </table:table-cell>
          <table:table-cell/>
          <table:table-cell table:style-name="ce5" office:value-type="float" office:value="241">
            <text:p>241</text:p>
          </table:table-cell>
          <table:table-cell office:value-type="float" office:value="9.431">
            <text:p>9.431</text:p>
          </table:table-cell>
          <table:table-cell office:value-type="float" office:value="5.982">
            <text:p>5.982</text:p>
          </table:table-cell>
          <table:table-cell office:value-type="float" office:value="0.501">
            <text:p>0.501</text:p>
          </table:table-cell>
          <table:table-cell office:value-type="float" office:value="2.768">
            <text:p>2.768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42">
            <text:p>242</text:p>
          </table:table-cell>
          <table:table-cell office:value-type="float" office:value="8.504">
            <text:p>8.504</text:p>
          </table:table-cell>
          <table:table-cell office:value-type="float" office:value="6.012">
            <text:p>6.012</text:p>
          </table:table-cell>
          <table:table-cell office:value-type="float" office:value="0.509">
            <text:p>0.509</text:p>
          </table:table-cell>
          <table:table-cell office:value-type="float" office:value="1.805">
            <text:p>1.805</text:p>
          </table:table-cell>
          <table:table-cell table:style-name="ce4" table:formula="of:=[.$C$3]/[.$C244]" office:value-type="float" office:value="10.9208607714017">
            <text:p>10.921</text:p>
          </table:table-cell>
          <table:table-cell/>
          <table:table-cell table:style-name="ce5" office:value-type="float" office:value="242">
            <text:p>242</text:p>
          </table:table-cell>
          <table:table-cell office:value-type="float" office:value="9.581">
            <text:p>9.581</text:p>
          </table:table-cell>
          <table:table-cell office:value-type="float" office:value="6.181">
            <text:p>6.181</text:p>
          </table:table-cell>
          <table:table-cell office:value-type="float" office:value="0.514">
            <text:p>0.514</text:p>
          </table:table-cell>
          <table:table-cell office:value-type="float" office:value="2.705">
            <text:p>2.705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43">
            <text:p>243</text:p>
          </table:table-cell>
          <table:table-cell office:value-type="float" office:value="9.023">
            <text:p>9.023</text:p>
          </table:table-cell>
          <table:table-cell office:value-type="float" office:value="6.384">
            <text:p>6.384</text:p>
          </table:table-cell>
          <table:table-cell office:value-type="float" office:value="0.508">
            <text:p>0.508</text:p>
          </table:table-cell>
          <table:table-cell office:value-type="float" office:value="1.953">
            <text:p>1.953</text:p>
          </table:table-cell>
          <table:table-cell table:style-name="ce4" table:formula="of:=[.$C$3]/[.$C245]" office:value-type="float" office:value="10.2926964424249">
            <text:p>10.293</text:p>
          </table:table-cell>
          <table:table-cell/>
          <table:table-cell table:style-name="ce5" office:value-type="float" office:value="243">
            <text:p>243</text:p>
          </table:table-cell>
          <table:table-cell office:value-type="float" office:value="9.782">
            <text:p>9.782</text:p>
          </table:table-cell>
          <table:table-cell office:value-type="float" office:value="6.381">
            <text:p>6.381</text:p>
          </table:table-cell>
          <table:table-cell office:value-type="float" office:value="0.507">
            <text:p>0.507</text:p>
          </table:table-cell>
          <table:table-cell office:value-type="float" office:value="2.714">
            <text:p>2.71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float" office:value="244">
            <text:p>244</text:p>
          </table:table-cell>
          <table:table-cell office:value-type="float" office:value="8.443">
            <text:p>8.443</text:p>
          </table:table-cell>
          <table:table-cell office:value-type="float" office:value="6.054">
            <text:p>6.054</text:p>
          </table:table-cell>
          <table:table-cell office:value-type="float" office:value="0.502">
            <text:p>0.502</text:p>
          </table:table-cell>
          <table:table-cell office:value-type="float" office:value="1.709">
            <text:p>1.709</text:p>
          </table:table-cell>
          <table:table-cell table:style-name="ce4" table:formula="of:=[.$C$3]/[.$C246]" office:value-type="float" office:value="10.9997631173753">
            <text:p>11.000</text:p>
          </table:table-cell>
          <table:table-cell/>
          <table:table-cell table:style-name="ce5" office:value-type="float" office:value="244">
            <text:p>244</text:p>
          </table:table-cell>
          <table:table-cell office:value-type="float" office:value="9.403">
            <text:p>9.403</text:p>
          </table:table-cell>
          <table:table-cell office:value-type="float" office:value="6.103">
            <text:p>6.103</text:p>
          </table:table-cell>
          <table:table-cell office:value-type="float" office:value="0.506">
            <text:p>0.506</text:p>
          </table:table-cell>
          <table:table-cell office:value-type="float" office:value="2.614">
            <text:p>2.61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Thread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oarsen</text:p>
          </table:table-cell>
          <table:table-cell table:style-name="ce2" office:value-type="string">
            <text:p>Clustering</text:p>
          </table:table-cell>
          <table:table-cell table:style-name="ce2" office:value-type="string">
            <text:p>Refinement</text:p>
          </table:table-cell>
          <table:table-cell table:style-name="ce2" office:value-type="string">
            <text:p>Speedup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92.871">
            <text:p>92.871</text:p>
          </table:table-cell>
          <table:table-cell office:value-type="float" office:value="84.302">
            <text:p>84.302</text:p>
          </table:table-cell>
          <table:table-cell office:value-type="float" office:value="0.524">
            <text:p>0.524</text:p>
          </table:table-cell>
          <table:table-cell office:value-type="float" office:value="7.889">
            <text:p>7.889</text:p>
          </table:table-cell>
          <table:table-cell table:formula="of:=[.$C$3]/[.$C250]" office:value-type="float" office:value="1">
            <text:p>1</text:p>
          </table:table-cell>
          <table:table-cell>
            <draw:frame table:end-cell-address="gmetis128.O268" table:end-x="0.8783in" table:end-y="0.172in" draw:z-index="0" draw:style-name="gr1" draw:text-style-name="P1" svg:width="6.298in" svg:height="3.5425in" svg:x="0.8028in" svg:y="0.0299in">
              <draw:object draw:notify-on-update-of-ranges="gmetis128.B250:gmetis128.B280 gmetis128.C249:gmetis128.C249 gmetis128.C250:gmetis128.C280 gmetis128.D249:gmetis128.D249 gmetis128.D250:gmetis128.D280 gmetis128.E249:gmetis128.E249 gmetis128.E250:gmetis128.E280 gmetis128.F249:gmetis128.F249 gmetis128.F250:gmetis128.F280 gmetis128.G249:gmetis128.G249 gmetis128.G250:gmetis128.G28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office:value-type="float" office:value="12.219">
            <text:p>12.219</text:p>
          </table:table-cell>
          <table:table-cell office:value-type="float" office:value="10.52">
            <text:p>10.52</text:p>
          </table:table-cell>
          <table:table-cell office:value-type="float" office:value="0.421">
            <text:p>0.421</text:p>
          </table:table-cell>
          <table:table-cell office:value-type="float" office:value="1.103">
            <text:p>1.103</text:p>
          </table:table-cell>
          <table:table-cell table:style-name="ce4" table:formula="of:=[.$C$3]/[.$C251]" office:value-type="float" office:value="7.60054014240118">
            <text:p>7.60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office:value-type="float" office:value="7.095">
            <text:p>7.095</text:p>
          </table:table-cell>
          <table:table-cell office:value-type="float" office:value="5.817">
            <text:p>5.817</text:p>
          </table:table-cell>
          <table:table-cell office:value-type="float" office:value="0.417">
            <text:p>0.417</text:p>
          </table:table-cell>
          <table:table-cell office:value-type="float" office:value="0.684">
            <text:p>0.684</text:p>
          </table:table-cell>
          <table:table-cell table:style-name="ce4" table:formula="of:=[.$C$3]/[.$C252]" office:value-type="float" office:value="13.0896405919662">
            <text:p>13.0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5">
            <text:p>25</text:p>
          </table:table-cell>
          <table:table-cell office:value-type="float" office:value="5.259">
            <text:p>5.259</text:p>
          </table:table-cell>
          <table:table-cell office:value-type="float" office:value="4.11">
            <text:p>4.11</text:p>
          </table:table-cell>
          <table:table-cell office:value-type="float" office:value="0.415">
            <text:p>0.415</text:p>
          </table:table-cell>
          <table:table-cell office:value-type="float" office:value="0.558">
            <text:p>0.558</text:p>
          </table:table-cell>
          <table:table-cell table:style-name="ce4" table:formula="of:=[.$C$3]/[.$C253]" office:value-type="float" office:value="17.6594409583571">
            <text:p>17.65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office:value-type="float" office:value="4.372">
            <text:p>4.372</text:p>
          </table:table-cell>
          <table:table-cell office:value-type="float" office:value="3.261">
            <text:p>3.261</text:p>
          </table:table-cell>
          <table:table-cell office:value-type="float" office:value="0.419">
            <text:p>0.419</text:p>
          </table:table-cell>
          <table:table-cell office:value-type="float" office:value="0.517">
            <text:p>0.517</text:p>
          </table:table-cell>
          <table:table-cell table:style-name="ce4" table:formula="of:=[.$C$3]/[.$C254]" office:value-type="float" office:value="21.2422232387923">
            <text:p>21.24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1">
            <text:p>41</text:p>
          </table:table-cell>
          <table:table-cell office:value-type="float" office:value="3.805">
            <text:p>3.805</text:p>
          </table:table-cell>
          <table:table-cell office:value-type="float" office:value="2.737">
            <text:p>2.737</text:p>
          </table:table-cell>
          <table:table-cell office:value-type="float" office:value="0.412">
            <text:p>0.412</text:p>
          </table:table-cell>
          <table:table-cell office:value-type="float" office:value="0.482">
            <text:p>0.482</text:p>
          </table:table-cell>
          <table:table-cell table:style-name="ce4" table:formula="of:=[.$C$3]/[.$C255]" office:value-type="float" office:value="24.4076215505913">
            <text:p>24.40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9">
            <text:p>49</text:p>
          </table:table-cell>
          <table:table-cell office:value-type="float" office:value="3.545">
            <text:p>3.545</text:p>
          </table:table-cell>
          <table:table-cell office:value-type="float" office:value="2.431">
            <text:p>2.431</text:p>
          </table:table-cell>
          <table:table-cell office:value-type="float" office:value="0.419">
            <text:p>0.419</text:p>
          </table:table-cell>
          <table:table-cell office:value-type="float" office:value="0.519">
            <text:p>0.519</text:p>
          </table:table-cell>
          <table:table-cell table:style-name="ce4" table:formula="of:=[.$C$3]/[.$C256]" office:value-type="float" office:value="26.1977433004231">
            <text:p>26.19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7">
            <text:p>57</text:p>
          </table:table-cell>
          <table:table-cell office:value-type="float" office:value="3.321">
            <text:p>3.321</text:p>
          </table:table-cell>
          <table:table-cell office:value-type="float" office:value="2.216">
            <text:p>2.216</text:p>
          </table:table-cell>
          <table:table-cell office:value-type="float" office:value="0.42">
            <text:p>0.42</text:p>
          </table:table-cell>
          <table:table-cell office:value-type="float" office:value="0.508">
            <text:p>0.508</text:p>
          </table:table-cell>
          <table:table-cell table:style-name="ce4" table:formula="of:=[.$C$3]/[.$C257]" office:value-type="float" office:value="27.9647696476965">
            <text:p>27.96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5">
            <text:p>65</text:p>
          </table:table-cell>
          <table:table-cell office:value-type="float" office:value="3.61">
            <text:p>3.61</text:p>
          </table:table-cell>
          <table:table-cell office:value-type="float" office:value="2.4">
            <text:p>2.4</text:p>
          </table:table-cell>
          <table:table-cell office:value-type="float" office:value="0.469">
            <text:p>0.469</text:p>
          </table:table-cell>
          <table:table-cell office:value-type="float" office:value="0.565">
            <text:p>0.565</text:p>
          </table:table-cell>
          <table:table-cell table:style-name="ce4" table:formula="of:=[.$C$3]/[.$C258]" office:value-type="float" office:value="25.7260387811634">
            <text:p>25.72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3">
            <text:p>73</text:p>
          </table:table-cell>
          <table:table-cell office:value-type="float" office:value="3.768">
            <text:p>3.768</text:p>
          </table:table-cell>
          <table:table-cell office:value-type="float" office:value="2.52">
            <text:p>2.52</text:p>
          </table:table-cell>
          <table:table-cell office:value-type="float" office:value="0.46">
            <text:p>0.46</text:p>
          </table:table-cell>
          <table:table-cell office:value-type="float" office:value="0.615">
            <text:p>0.615</text:p>
          </table:table-cell>
          <table:table-cell table:style-name="ce4" table:formula="of:=[.$C$3]/[.$C259]" office:value-type="float" office:value="24.6472929936306">
            <text:p>24.64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1">
            <text:p>81</text:p>
          </table:table-cell>
          <table:table-cell office:value-type="float" office:value="3.875">
            <text:p>3.875</text:p>
          </table:table-cell>
          <table:table-cell office:value-type="float" office:value="2.557">
            <text:p>2.557</text:p>
          </table:table-cell>
          <table:table-cell office:value-type="float" office:value="0.48">
            <text:p>0.48</text:p>
          </table:table-cell>
          <table:table-cell office:value-type="float" office:value="0.663">
            <text:p>0.663</text:p>
          </table:table-cell>
          <table:table-cell table:style-name="ce4" table:formula="of:=[.$C$3]/[.$C260]" office:value-type="float" office:value="23.9667096774194">
            <text:p>23.96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9">
            <text:p>89</text:p>
          </table:table-cell>
          <table:table-cell office:value-type="float" office:value="3.975">
            <text:p>3.975</text:p>
          </table:table-cell>
          <table:table-cell office:value-type="float" office:value="2.628">
            <text:p>2.628</text:p>
          </table:table-cell>
          <table:table-cell office:value-type="float" office:value="0.466">
            <text:p>0.466</text:p>
          </table:table-cell>
          <table:table-cell office:value-type="float" office:value="0.71">
            <text:p>0.71</text:p>
          </table:table-cell>
          <table:table-cell table:style-name="ce4" table:formula="of:=[.$C$3]/[.$C261]" office:value-type="float" office:value="23.3637735849057">
            <text:p>23.36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7">
            <text:p>97</text:p>
          </table:table-cell>
          <table:table-cell office:value-type="float" office:value="3.912">
            <text:p>3.912</text:p>
          </table:table-cell>
          <table:table-cell office:value-type="float" office:value="2.538">
            <text:p>2.538</text:p>
          </table:table-cell>
          <table:table-cell office:value-type="float" office:value="0.461">
            <text:p>0.461</text:p>
          </table:table-cell>
          <table:table-cell office:value-type="float" office:value="0.741">
            <text:p>0.741</text:p>
          </table:table-cell>
          <table:table-cell table:style-name="ce4" table:formula="of:=[.$C$3]/[.$C262]" office:value-type="float" office:value="23.7400306748466">
            <text:p>23.74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5">
            <text:p>105</text:p>
          </table:table-cell>
          <table:table-cell office:value-type="float" office:value="4.452">
            <text:p>4.452</text:p>
          </table:table-cell>
          <table:table-cell office:value-type="float" office:value="3.023">
            <text:p>3.023</text:p>
          </table:table-cell>
          <table:table-cell office:value-type="float" office:value="0.463">
            <text:p>0.463</text:p>
          </table:table-cell>
          <table:table-cell office:value-type="float" office:value="0.794">
            <text:p>0.794</text:p>
          </table:table-cell>
          <table:table-cell table:style-name="ce4" table:formula="of:=[.$C$3]/[.$C263]" office:value-type="float" office:value="20.8605121293801">
            <text:p>20.86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">
            <text:p>113</text:p>
          </table:table-cell>
          <table:table-cell office:value-type="float" office:value="4.149">
            <text:p>4.149</text:p>
          </table:table-cell>
          <table:table-cell office:value-type="float" office:value="2.646">
            <text:p>2.646</text:p>
          </table:table-cell>
          <table:table-cell office:value-type="float" office:value="0.472">
            <text:p>0.472</text:p>
          </table:table-cell>
          <table:table-cell office:value-type="float" office:value="0.857">
            <text:p>0.857</text:p>
          </table:table-cell>
          <table:table-cell table:style-name="ce4" table:formula="of:=[.$C$3]/[.$C264]" office:value-type="float" office:value="22.3839479392625">
            <text:p>22.38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1">
            <text:p>121</text:p>
          </table:table-cell>
          <table:table-cell office:value-type="float" office:value="4.262">
            <text:p>4.262</text:p>
          </table:table-cell>
          <table:table-cell office:value-type="float" office:value="2.714">
            <text:p>2.714</text:p>
          </table:table-cell>
          <table:table-cell office:value-type="float" office:value="0.465">
            <text:p>0.465</text:p>
          </table:table-cell>
          <table:table-cell office:value-type="float" office:value="0.91">
            <text:p>0.91</text:p>
          </table:table-cell>
          <table:table-cell table:style-name="ce4" table:formula="of:=[.$C$3]/[.$C265]" office:value-type="float" office:value="21.7904739558892">
            <text:p>21.7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9">
            <text:p>129</text:p>
          </table:table-cell>
          <table:table-cell office:value-type="float" office:value="4.688">
            <text:p>4.688</text:p>
          </table:table-cell>
          <table:table-cell office:value-type="float" office:value="3.084">
            <text:p>3.084</text:p>
          </table:table-cell>
          <table:table-cell office:value-type="float" office:value="0.469">
            <text:p>0.469</text:p>
          </table:table-cell>
          <table:table-cell office:value-type="float" office:value="0.962">
            <text:p>0.962</text:p>
          </table:table-cell>
          <table:table-cell table:style-name="ce4" table:formula="of:=[.$C$3]/[.$C266]" office:value-type="float" office:value="19.810366894198">
            <text:p>19.81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7">
            <text:p>137</text:p>
          </table:table-cell>
          <table:table-cell office:value-type="float" office:value="5.145">
            <text:p>5.145</text:p>
          </table:table-cell>
          <table:table-cell office:value-type="float" office:value="3.507">
            <text:p>3.507</text:p>
          </table:table-cell>
          <table:table-cell office:value-type="float" office:value="0.469">
            <text:p>0.469</text:p>
          </table:table-cell>
          <table:table-cell office:value-type="float" office:value="0.994">
            <text:p>0.994</text:p>
          </table:table-cell>
          <table:table-cell table:style-name="ce4" table:formula="of:=[.$C$3]/[.$C267]" office:value-type="float" office:value="18.0507288629738">
            <text:p>18.05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5">
            <text:p>145</text:p>
          </table:table-cell>
          <table:table-cell office:value-type="float" office:value="5.221">
            <text:p>5.221</text:p>
          </table:table-cell>
          <table:table-cell office:value-type="float" office:value="3.48">
            <text:p>3.48</text:p>
          </table:table-cell>
          <table:table-cell office:value-type="float" office:value="0.489">
            <text:p>0.489</text:p>
          </table:table-cell>
          <table:table-cell office:value-type="float" office:value="1.077">
            <text:p>1.077</text:p>
          </table:table-cell>
          <table:table-cell table:style-name="ce4" table:formula="of:=[.$C$3]/[.$C268]" office:value-type="float" office:value="17.78797165294">
            <text:p>17.7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3">
            <text:p>153</text:p>
          </table:table-cell>
          <table:table-cell office:value-type="float" office:value="5.183">
            <text:p>5.183</text:p>
          </table:table-cell>
          <table:table-cell office:value-type="float" office:value="3.388">
            <text:p>3.388</text:p>
          </table:table-cell>
          <table:table-cell office:value-type="float" office:value="0.476">
            <text:p>0.476</text:p>
          </table:table-cell>
          <table:table-cell office:value-type="float" office:value="1.144">
            <text:p>1.144</text:p>
          </table:table-cell>
          <table:table-cell table:style-name="ce4" table:formula="of:=[.$C$3]/[.$C269]" office:value-type="float" office:value="17.918387034536">
            <text:p>17.91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1">
            <text:p>161</text:p>
          </table:table-cell>
          <table:table-cell office:value-type="float" office:value="6.109">
            <text:p>6.109</text:p>
          </table:table-cell>
          <table:table-cell office:value-type="float" office:value="4.285">
            <text:p>4.285</text:p>
          </table:table-cell>
          <table:table-cell office:value-type="float" office:value="0.479">
            <text:p>0.479</text:p>
          </table:table-cell>
          <table:table-cell office:value-type="float" office:value="1.169">
            <text:p>1.169</text:p>
          </table:table-cell>
          <table:table-cell table:style-name="ce4" table:formula="of:=[.$C$3]/[.$C270]" office:value-type="float" office:value="15.2023244393518">
            <text:p>15.20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9">
            <text:p>169</text:p>
          </table:table-cell>
          <table:table-cell office:value-type="float" office:value="5.607">
            <text:p>5.607</text:p>
          </table:table-cell>
          <table:table-cell office:value-type="float" office:value="3.713">
            <text:p>3.713</text:p>
          </table:table-cell>
          <table:table-cell office:value-type="float" office:value="0.47">
            <text:p>0.47</text:p>
          </table:table-cell>
          <table:table-cell office:value-type="float" office:value="1.249">
            <text:p>1.249</text:p>
          </table:table-cell>
          <table:table-cell table:style-name="ce4" table:formula="of:=[.$C$3]/[.$C271]" office:value-type="float" office:value="16.5634028892456">
            <text:p>16.56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7">
            <text:p>177</text:p>
          </table:table-cell>
          <table:table-cell office:value-type="float" office:value="5.919">
            <text:p>5.919</text:p>
          </table:table-cell>
          <table:table-cell office:value-type="float" office:value="3.989">
            <text:p>3.989</text:p>
          </table:table-cell>
          <table:table-cell office:value-type="float" office:value="0.483">
            <text:p>0.483</text:p>
          </table:table-cell>
          <table:table-cell office:value-type="float" office:value="1.27">
            <text:p>1.27</text:p>
          </table:table-cell>
          <table:table-cell table:style-name="ce4" table:formula="of:=[.$C$3]/[.$C272]" office:value-type="float" office:value="15.6903193106944">
            <text:p>15.6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5">
            <text:p>185</text:p>
          </table:table-cell>
          <table:table-cell office:value-type="float" office:value="6.061">
            <text:p>6.061</text:p>
          </table:table-cell>
          <table:table-cell office:value-type="float" office:value="4.016">
            <text:p>4.016</text:p>
          </table:table-cell>
          <table:table-cell office:value-type="float" office:value="0.478">
            <text:p>0.478</text:p>
          </table:table-cell>
          <table:table-cell office:value-type="float" office:value="1.389">
            <text:p>1.389</text:p>
          </table:table-cell>
          <table:table-cell table:style-name="ce4" table:formula="of:=[.$C$3]/[.$C273]" office:value-type="float" office:value="15.3227190232635">
            <text:p>15.32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3">
            <text:p>193</text:p>
          </table:table-cell>
          <table:table-cell office:value-type="float" office:value="6.911">
            <text:p>6.911</text:p>
          </table:table-cell>
          <table:table-cell office:value-type="float" office:value="4.825">
            <text:p>4.825</text:p>
          </table:table-cell>
          <table:table-cell office:value-type="float" office:value="0.485">
            <text:p>0.485</text:p>
          </table:table-cell>
          <table:table-cell office:value-type="float" office:value="1.424">
            <text:p>1.424</text:p>
          </table:table-cell>
          <table:table-cell table:style-name="ce4" table:formula="of:=[.$C$3]/[.$C274]" office:value-type="float" office:value="13.4381420923166">
            <text:p>13.43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1">
            <text:p>201</text:p>
          </table:table-cell>
          <table:table-cell office:value-type="float" office:value="6.511">
            <text:p>6.511</text:p>
          </table:table-cell>
          <table:table-cell office:value-type="float" office:value="4.437">
            <text:p>4.437</text:p>
          </table:table-cell>
          <table:table-cell office:value-type="float" office:value="0.5">
            <text:p>0.5</text:p>
          </table:table-cell>
          <table:table-cell office:value-type="float" office:value="1.396">
            <text:p>1.396</text:p>
          </table:table-cell>
          <table:table-cell table:style-name="ce4" table:formula="of:=[.$C$3]/[.$C275]" office:value-type="float" office:value="14.2637075718016">
            <text:p>14.26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9">
            <text:p>209</text:p>
          </table:table-cell>
          <table:table-cell office:value-type="float" office:value="6.993">
            <text:p>6.993</text:p>
          </table:table-cell>
          <table:table-cell office:value-type="float" office:value="4.84">
            <text:p>4.84</text:p>
          </table:table-cell>
          <table:table-cell office:value-type="float" office:value="0.491">
            <text:p>0.491</text:p>
          </table:table-cell>
          <table:table-cell office:value-type="float" office:value="1.484">
            <text:p>1.484</text:p>
          </table:table-cell>
          <table:table-cell table:style-name="ce4" table:formula="of:=[.$C$3]/[.$C276]" office:value-type="float" office:value="13.2805662805663">
            <text:p>13.28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7">
            <text:p>217</text:p>
          </table:table-cell>
          <table:table-cell office:value-type="float" office:value="7.633">
            <text:p>7.633</text:p>
          </table:table-cell>
          <table:table-cell office:value-type="float" office:value="5.399">
            <text:p>5.399</text:p>
          </table:table-cell>
          <table:table-cell office:value-type="float" office:value="0.491">
            <text:p>0.491</text:p>
          </table:table-cell>
          <table:table-cell office:value-type="float" office:value="1.567">
            <text:p>1.567</text:p>
          </table:table-cell>
          <table:table-cell table:style-name="ce4" table:formula="of:=[.$C$3]/[.$C277]" office:value-type="float" office:value="12.1670378619154">
            <text:p>12.16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5">
            <text:p>225</text:p>
          </table:table-cell>
          <table:table-cell office:value-type="float" office:value="7.553">
            <text:p>7.553</text:p>
          </table:table-cell>
          <table:table-cell office:value-type="float" office:value="5.265">
            <text:p>5.265</text:p>
          </table:table-cell>
          <table:table-cell office:value-type="float" office:value="0.5">
            <text:p>0.5</text:p>
          </table:table-cell>
          <table:table-cell office:value-type="float" office:value="1.61">
            <text:p>1.61</text:p>
          </table:table-cell>
          <table:table-cell table:style-name="ce4" table:formula="of:=[.$C$3]/[.$C278]" office:value-type="float" office:value="12.2959089103667">
            <text:p>12.29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3">
            <text:p>233</text:p>
          </table:table-cell>
          <table:table-cell office:value-type="float" office:value="8.372">
            <text:p>8.372</text:p>
          </table:table-cell>
          <table:table-cell office:value-type="float" office:value="5.976">
            <text:p>5.976</text:p>
          </table:table-cell>
          <table:table-cell office:value-type="float" office:value="0.514">
            <text:p>0.514</text:p>
          </table:table-cell>
          <table:table-cell office:value-type="float" office:value="1.703">
            <text:p>1.703</text:p>
          </table:table-cell>
          <table:table-cell table:style-name="ce4" table:formula="of:=[.$C$3]/[.$C279]" office:value-type="float" office:value="11.0930482560917">
            <text:p>11.09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1">
            <text:p>241</text:p>
          </table:table-cell>
          <table:table-cell office:value-type="float" office:value="8.047">
            <text:p>8.047</text:p>
          </table:table-cell>
          <table:table-cell office:value-type="float" office:value="5.647">
            <text:p>5.647</text:p>
          </table:table-cell>
          <table:table-cell office:value-type="float" office:value="0.498">
            <text:p>0.498</text:p>
          </table:table-cell>
          <table:table-cell office:value-type="float" office:value="1.723">
            <text:p>1.723</text:p>
          </table:table-cell>
          <table:table-cell table:style-name="ce4" table:formula="of:=[.$C$3]/[.$C280]" office:value-type="float" office:value="11.5410712066609">
            <text:p>11.541</text:p>
          </table:table-cell>
          <table:table-cell table:number-columns-repeated="1017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metis1024" table:style-name="ta6">
        <office:forms form:automatic-focus="false" form:apply-design-mode="false"/>
        <table:shapes>
          <draw:frame draw:z-index="1" draw:style-name="gr2" draw:text-style-name="P2" svg:width="7.9748in" svg:height="3.5362in" svg:x="5.9118in" svg:y="0.7346in">
            <draw:object draw:notify-on-update-of-ranges="gmetis1024.B3:gmetis1024.B246 gmetis1024.B3:gmetis1024.B246 gmetis1024.C2:gmetis1024.C2 gmetis1024.C3:gmetis1024.C246 gmetis1024.B3:gmetis1024.B246 gmetis1024.D2:gmetis1024.D2 gmetis1024.D3:gmetis1024.D246 gmetis1024.B3:gmetis1024.B246 gmetis1024.E2:gmetis1024.E2 gmetis1024.E3:gmetis1024.E246 gmetis1024.B3:gmetis1024.B246 gmetis1024.F2:gmetis1024.F2 gmetis1024.F3:gmetis1024.F246 gmetis1024.B3:gmetis1024.B246 gmetis1024.G2:gmetis1024.G2 gmetis1024.G3:gmetis1024.G246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2" table:default-cell-style-name="ce1"/>
        <table:table-column table:style-name="co19" table:default-cell-style-name="ce1"/>
        <table:table-column table:style-name="co2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Thread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oarsen</text:p>
          </table:table-cell>
          <table:table-cell table:style-name="ce2" office:value-type="string">
            <text:p>Clustering</text:p>
          </table:table-cell>
          <table:table-cell table:style-name="ce2" office:value-type="string">
            <text:p>Refinement</text:p>
          </table:table-cell>
          <table:table-cell table:style-name="ce2" office:value-type="string">
            <text:p>Speedup</text:p>
          </table:table-cell>
          <table:table-cell table:number-columns-repeated="2"/>
          <table:table-cell table:style-name="ce2" office:value-type="string">
            <text:p>Time</text:p>
          </table:table-cell>
          <table:table-cell table:style-name="ce2" office:value-type="string">
            <text:p>Threads</text:p>
          </table:table-cell>
          <table:table-cell table:style-name="ce2" office:value-type="string">
            <text:p>Speedup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108.96">
            <text:p>108.96</text:p>
          </table:table-cell>
          <table:table-cell office:value-type="float" office:value="84.142">
            <text:p>84.142</text:p>
          </table:table-cell>
          <table:table-cell office:value-type="float" office:value="4.013">
            <text:p>4.013</text:p>
          </table:table-cell>
          <table:table-cell office:value-type="float" office:value="20.647">
            <text:p>20.647</text:p>
          </table:table-cell>
          <table:table-cell table:formula="of:=[.$C$3]/[.$C3]" office:value-type="float" office:value="1">
            <text:p>1</text:p>
          </table:table-cell>
          <table:table-cell/>
          <table:table-cell table:style-name="ce2" office:value-type="string">
            <text:p>Best comb</text:p>
          </table:table-cell>
          <table:table-cell table:formula="of:=MIN([.C3:.C246])" office:value-type="float" office:value="4.057">
            <text:p>4.057</text:p>
          </table:table-cell>
          <table:table-cell office:value-type="float" office:value="57">
            <text:p>57</text:p>
          </table:table-cell>
          <table:table-cell table:style-name="ce4" table:formula="of:=[.$C$3]/[.$C$59]" office:value-type="float" office:value="26.8572837071728">
            <text:p>26.85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office:value-type="float" office:value="59.477">
            <text:p>59.477</text:p>
          </table:table-cell>
          <table:table-cell office:value-type="float" office:value="45.912">
            <text:p>45.912</text:p>
          </table:table-cell>
          <table:table-cell office:value-type="float" office:value="2.265">
            <text:p>2.265</text:p>
          </table:table-cell>
          <table:table-cell office:value-type="float" office:value="11.137">
            <text:p>11.137</text:p>
          </table:table-cell>
          <table:table-cell table:style-name="ce4" table:formula="of:=[.$C$3]/[.$C4]" office:value-type="float" office:value="1.83196866015435">
            <text:p>1.83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">
            <text:p>3</text:p>
          </table:table-cell>
          <table:table-cell office:value-type="float" office:value="39.287">
            <text:p>39.287</text:p>
          </table:table-cell>
          <table:table-cell office:value-type="float" office:value="29.922">
            <text:p>29.922</text:p>
          </table:table-cell>
          <table:table-cell office:value-type="float" office:value="1.737">
            <text:p>1.737</text:p>
          </table:table-cell>
          <table:table-cell office:value-type="float" office:value="7.459">
            <text:p>7.459</text:p>
          </table:table-cell>
          <table:table-cell table:style-name="ce4" table:formula="of:=[.$C$3]/[.$C5]" office:value-type="float" office:value="2.77343650571436">
            <text:p>2.77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>
            <text:p>4</text:p>
          </table:table-cell>
          <table:table-cell office:value-type="float" office:value="29.813">
            <text:p>29.813</text:p>
          </table:table-cell>
          <table:table-cell office:value-type="float" office:value="22.332">
            <text:p>22.332</text:p>
          </table:table-cell>
          <table:table-cell office:value-type="float" office:value="1.486">
            <text:p>1.486</text:p>
          </table:table-cell>
          <table:table-cell office:value-type="float" office:value="5.822">
            <text:p>5.822</text:p>
          </table:table-cell>
          <table:table-cell table:style-name="ce4" table:formula="of:=[.$C$3]/[.$C6]" office:value-type="float" office:value="3.65478147117029">
            <text:p>3.6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">
            <text:p>5</text:p>
          </table:table-cell>
          <table:table-cell office:value-type="float" office:value="24.61">
            <text:p>24.61</text:p>
          </table:table-cell>
          <table:table-cell office:value-type="float" office:value="18.444">
            <text:p>18.444</text:p>
          </table:table-cell>
          <table:table-cell office:value-type="float" office:value="1.321">
            <text:p>1.321</text:p>
          </table:table-cell>
          <table:table-cell office:value-type="float" office:value="4.671">
            <text:p>4.671</text:p>
          </table:table-cell>
          <table:table-cell table:style-name="ce4" table:formula="of:=[.$C$3]/[.$C7]" office:value-type="float" office:value="4.42746850873629">
            <text:p>4.42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">
            <text:p>6</text:p>
          </table:table-cell>
          <table:table-cell office:value-type="float" office:value="21.716">
            <text:p>21.716</text:p>
          </table:table-cell>
          <table:table-cell office:value-type="float" office:value="16.216">
            <text:p>16.216</text:p>
          </table:table-cell>
          <table:table-cell office:value-type="float" office:value="1.222">
            <text:p>1.222</text:p>
          </table:table-cell>
          <table:table-cell office:value-type="float" office:value="4.102">
            <text:p>4.102</text:p>
          </table:table-cell>
          <table:table-cell table:style-name="ce4" table:formula="of:=[.$C$3]/[.$C8]" office:value-type="float" office:value="5.01749861853012">
            <text:p>5.01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">
            <text:p>7</text:p>
          </table:table-cell>
          <table:table-cell office:value-type="float" office:value="18.162">
            <text:p>18.162</text:p>
          </table:table-cell>
          <table:table-cell office:value-type="float" office:value="13.425">
            <text:p>13.425</text:p>
          </table:table-cell>
          <table:table-cell office:value-type="float" office:value="1.134">
            <text:p>1.134</text:p>
          </table:table-cell>
          <table:table-cell office:value-type="float" office:value="3.427">
            <text:p>3.427</text:p>
          </table:table-cell>
          <table:table-cell table:style-name="ce4" table:formula="of:=[.$C$3]/[.$C9]" office:value-type="float" office:value="5.999339279815">
            <text:p>5.99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office:value-type="float" office:value="16.09">
            <text:p>16.09</text:p>
          </table:table-cell>
          <table:table-cell office:value-type="float" office:value="11.735">
            <text:p>11.735</text:p>
          </table:table-cell>
          <table:table-cell office:value-type="float" office:value="1.105">
            <text:p>1.105</text:p>
          </table:table-cell>
          <table:table-cell office:value-type="float" office:value="3.073">
            <text:p>3.073</text:p>
          </table:table-cell>
          <table:table-cell table:style-name="ce4" table:formula="of:=[.$C$3]/[.$C10]" office:value-type="float" office:value="6.77190801740211">
            <text:p>6.77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office:value-type="float" office:value="14.427">
            <text:p>14.427</text:p>
          </table:table-cell>
          <table:table-cell office:value-type="float" office:value="10.526">
            <text:p>10.526</text:p>
          </table:table-cell>
          <table:table-cell office:value-type="float" office:value="1.061">
            <text:p>1.061</text:p>
          </table:table-cell>
          <table:table-cell office:value-type="float" office:value="2.663">
            <text:p>2.663</text:p>
          </table:table-cell>
          <table:table-cell table:style-name="ce4" table:formula="of:=[.$C$3]/[.$C11]" office:value-type="float" office:value="7.55250571844458">
            <text:p>7.5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office:value-type="float" office:value="13.097">
            <text:p>13.097</text:p>
          </table:table-cell>
          <table:table-cell office:value-type="float" office:value="9.45">
            <text:p>9.45</text:p>
          </table:table-cell>
          <table:table-cell office:value-type="float" office:value="1.025">
            <text:p>1.025</text:p>
          </table:table-cell>
          <table:table-cell office:value-type="float" office:value="2.442">
            <text:p>2.442</text:p>
          </table:table-cell>
          <table:table-cell table:style-name="ce4" table:formula="of:=[.$C$3]/[.$C12]" office:value-type="float" office:value="8.31946247232191">
            <text:p>8.31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office:value-type="float" office:value="12.214">
            <text:p>12.214</text:p>
          </table:table-cell>
          <table:table-cell office:value-type="float" office:value="8.798">
            <text:p>8.798</text:p>
          </table:table-cell>
          <table:table-cell office:value-type="float" office:value="1.03">
            <text:p>1.03</text:p>
          </table:table-cell>
          <table:table-cell office:value-type="float" office:value="2.207">
            <text:p>2.207</text:p>
          </table:table-cell>
          <table:table-cell table:style-name="ce4" table:formula="of:=[.$C$3]/[.$C13]" office:value-type="float" office:value="8.92091043065335">
            <text:p>8.92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office:value-type="float" office:value="11.618">
            <text:p>11.618</text:p>
          </table:table-cell>
          <table:table-cell office:value-type="float" office:value="8.351">
            <text:p>8.351</text:p>
          </table:table-cell>
          <table:table-cell office:value-type="float" office:value="0.972">
            <text:p>0.972</text:p>
          </table:table-cell>
          <table:table-cell office:value-type="float" office:value="2.115">
            <text:p>2.115</text:p>
          </table:table-cell>
          <table:table-cell table:style-name="ce4" table:formula="of:=[.$C$3]/[.$C14]" office:value-type="float" office:value="9.37855052504734">
            <text:p>9.37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">
            <text:p>13</text:p>
          </table:table-cell>
          <table:table-cell office:value-type="float" office:value="10.484">
            <text:p>10.484</text:p>
          </table:table-cell>
          <table:table-cell office:value-type="float" office:value="7.41">
            <text:p>7.41</text:p>
          </table:table-cell>
          <table:table-cell office:value-type="float" office:value="0.957">
            <text:p>0.957</text:p>
          </table:table-cell>
          <table:table-cell office:value-type="float" office:value="1.937">
            <text:p>1.937</text:p>
          </table:table-cell>
          <table:table-cell table:style-name="ce4" table:formula="of:=[.$C$3]/[.$C15]" office:value-type="float" office:value="10.3929797787104">
            <text:p>10.39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">
            <text:p>14</text:p>
          </table:table-cell>
          <table:table-cell office:value-type="float" office:value="9.808">
            <text:p>9.808</text:p>
          </table:table-cell>
          <table:table-cell office:value-type="float" office:value="6.862">
            <text:p>6.862</text:p>
          </table:table-cell>
          <table:table-cell office:value-type="float" office:value="0.932">
            <text:p>0.932</text:p>
          </table:table-cell>
          <table:table-cell office:value-type="float" office:value="1.834">
            <text:p>1.834</text:p>
          </table:table-cell>
          <table:table-cell table:style-name="ce4" table:formula="of:=[.$C$3]/[.$C16]" office:value-type="float" office:value="11.1092985318108">
            <text:p>11.10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">
            <text:p>15</text:p>
          </table:table-cell>
          <table:table-cell office:value-type="float" office:value="9.183">
            <text:p>9.183</text:p>
          </table:table-cell>
          <table:table-cell office:value-type="float" office:value="6.417">
            <text:p>6.417</text:p>
          </table:table-cell>
          <table:table-cell office:value-type="float" office:value="0.927">
            <text:p>0.927</text:p>
          </table:table-cell>
          <table:table-cell office:value-type="float" office:value="1.659">
            <text:p>1.659</text:p>
          </table:table-cell>
          <table:table-cell table:style-name="ce4" table:formula="of:=[.$C$3]/[.$C17]" office:value-type="float" office:value="11.8654034629206">
            <text:p>11.86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">
            <text:p>16</text:p>
          </table:table-cell>
          <table:table-cell office:value-type="float" office:value="8.748">
            <text:p>8.748</text:p>
          </table:table-cell>
          <table:table-cell office:value-type="float" office:value="6.034">
            <text:p>6.034</text:p>
          </table:table-cell>
          <table:table-cell office:value-type="float" office:value="0.941">
            <text:p>0.941</text:p>
          </table:table-cell>
          <table:table-cell office:value-type="float" office:value="1.594">
            <text:p>1.594</text:p>
          </table:table-cell>
          <table:table-cell table:style-name="ce4" table:formula="of:=[.$C$3]/[.$C18]" office:value-type="float" office:value="12.4554183813443">
            <text:p>12.4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office:value-type="float" office:value="8.317">
            <text:p>8.317</text:p>
          </table:table-cell>
          <table:table-cell office:value-type="float" office:value="5.672">
            <text:p>5.672</text:p>
          </table:table-cell>
          <table:table-cell office:value-type="float" office:value="0.907">
            <text:p>0.907</text:p>
          </table:table-cell>
          <table:table-cell office:value-type="float" office:value="1.558">
            <text:p>1.558</text:p>
          </table:table-cell>
          <table:table-cell table:style-name="ce4" table:formula="of:=[.$C$3]/[.$C19]" office:value-type="float" office:value="13.1008777203319">
            <text:p>13.10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">
            <text:p>18</text:p>
          </table:table-cell>
          <table:table-cell office:value-type="float" office:value="8.203">
            <text:p>8.203</text:p>
          </table:table-cell>
          <table:table-cell office:value-type="float" office:value="5.603">
            <text:p>5.603</text:p>
          </table:table-cell>
          <table:table-cell office:value-type="float" office:value="0.934">
            <text:p>0.934</text:p>
          </table:table-cell>
          <table:table-cell office:value-type="float" office:value="1.487">
            <text:p>1.487</text:p>
          </table:table-cell>
          <table:table-cell table:style-name="ce4" table:formula="of:=[.$C$3]/[.$C20]" office:value-type="float" office:value="13.2829452639278">
            <text:p>13.28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">
            <text:p>19</text:p>
          </table:table-cell>
          <table:table-cell office:value-type="float" office:value="7.723">
            <text:p>7.723</text:p>
          </table:table-cell>
          <table:table-cell office:value-type="float" office:value="5.174">
            <text:p>5.174</text:p>
          </table:table-cell>
          <table:table-cell office:value-type="float" office:value="0.949">
            <text:p>0.949</text:p>
          </table:table-cell>
          <table:table-cell office:value-type="float" office:value="1.41">
            <text:p>1.41</text:p>
          </table:table-cell>
          <table:table-cell table:style-name="ce4" table:formula="of:=[.$C$3]/[.$C21]" office:value-type="float" office:value="14.1085070568432">
            <text:p>14.10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">
            <text:p>20</text:p>
          </table:table-cell>
          <table:table-cell office:value-type="float" office:value="7.282">
            <text:p>7.282</text:p>
          </table:table-cell>
          <table:table-cell office:value-type="float" office:value="4.836">
            <text:p>4.836</text:p>
          </table:table-cell>
          <table:table-cell office:value-type="float" office:value="0.933">
            <text:p>0.933</text:p>
          </table:table-cell>
          <table:table-cell office:value-type="float" office:value="1.334">
            <text:p>1.334</text:p>
          </table:table-cell>
          <table:table-cell table:style-name="ce4" table:formula="of:=[.$C$3]/[.$C22]" office:value-type="float" office:value="14.9629222741005">
            <text:p>14.96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">
            <text:p>21</text:p>
          </table:table-cell>
          <table:table-cell office:value-type="float" office:value="7.027">
            <text:p>7.027</text:p>
          </table:table-cell>
          <table:table-cell office:value-type="float" office:value="4.662">
            <text:p>4.662</text:p>
          </table:table-cell>
          <table:table-cell office:value-type="float" office:value="0.927">
            <text:p>0.927</text:p>
          </table:table-cell>
          <table:table-cell office:value-type="float" office:value="1.258">
            <text:p>1.258</text:p>
          </table:table-cell>
          <table:table-cell table:style-name="ce4" table:formula="of:=[.$C$3]/[.$C23]" office:value-type="float" office:value="15.5059057919454">
            <text:p>15.50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">
            <text:p>22</text:p>
          </table:table-cell>
          <table:table-cell office:value-type="float" office:value="6.812">
            <text:p>6.812</text:p>
          </table:table-cell>
          <table:table-cell office:value-type="float" office:value="4.458">
            <text:p>4.458</text:p>
          </table:table-cell>
          <table:table-cell office:value-type="float" office:value="0.954">
            <text:p>0.954</text:p>
          </table:table-cell>
          <table:table-cell office:value-type="float" office:value="1.222">
            <text:p>1.222</text:p>
          </table:table-cell>
          <table:table-cell table:style-name="ce4" table:formula="of:=[.$C$3]/[.$C24]" office:value-type="float" office:value="15.9953024075161">
            <text:p>15.99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">
            <text:p>23</text:p>
          </table:table-cell>
          <table:table-cell office:value-type="float" office:value="6.65">
            <text:p>6.65</text:p>
          </table:table-cell>
          <table:table-cell office:value-type="float" office:value="4.306">
            <text:p>4.306</text:p>
          </table:table-cell>
          <table:table-cell office:value-type="float" office:value="0.953">
            <text:p>0.953</text:p>
          </table:table-cell>
          <table:table-cell office:value-type="float" office:value="1.215">
            <text:p>1.215</text:p>
          </table:table-cell>
          <table:table-cell table:style-name="ce4" table:formula="of:=[.$C$3]/[.$C25]" office:value-type="float" office:value="16.384962406015">
            <text:p>16.38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">
            <text:p>24</text:p>
          </table:table-cell>
          <table:table-cell office:value-type="float" office:value="6.496">
            <text:p>6.496</text:p>
          </table:table-cell>
          <table:table-cell office:value-type="float" office:value="4.203">
            <text:p>4.203</text:p>
          </table:table-cell>
          <table:table-cell office:value-type="float" office:value="0.946">
            <text:p>0.946</text:p>
          </table:table-cell>
          <table:table-cell office:value-type="float" office:value="1.169">
            <text:p>1.169</text:p>
          </table:table-cell>
          <table:table-cell table:style-name="ce4" table:formula="of:=[.$C$3]/[.$C26]" office:value-type="float" office:value="16.7733990147783">
            <text:p>16.77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5">
            <text:p>25</text:p>
          </table:table-cell>
          <table:table-cell office:value-type="float" office:value="6.234">
            <text:p>6.234</text:p>
          </table:table-cell>
          <table:table-cell office:value-type="float" office:value="3.999">
            <text:p>3.999</text:p>
          </table:table-cell>
          <table:table-cell office:value-type="float" office:value="0.928">
            <text:p>0.928</text:p>
          </table:table-cell>
          <table:table-cell office:value-type="float" office:value="1.128">
            <text:p>1.128</text:p>
          </table:table-cell>
          <table:table-cell table:style-name="ce4" table:formula="of:=[.$C$3]/[.$C27]" office:value-type="float" office:value="17.4783445620789">
            <text:p>17.47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6">
            <text:p>26</text:p>
          </table:table-cell>
          <table:table-cell office:value-type="float" office:value="6.001">
            <text:p>6.001</text:p>
          </table:table-cell>
          <table:table-cell office:value-type="float" office:value="3.842">
            <text:p>3.842</text:p>
          </table:table-cell>
          <table:table-cell office:value-type="float" office:value="0.93">
            <text:p>0.93</text:p>
          </table:table-cell>
          <table:table-cell office:value-type="float" office:value="1.051">
            <text:p>1.051</text:p>
          </table:table-cell>
          <table:table-cell table:style-name="ce4" table:formula="of:=[.$C$3]/[.$C28]" office:value-type="float" office:value="18.1569738376937">
            <text:p>18.15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7">
            <text:p>27</text:p>
          </table:table-cell>
          <table:table-cell office:value-type="float" office:value="5.941">
            <text:p>5.941</text:p>
          </table:table-cell>
          <table:table-cell office:value-type="float" office:value="3.767">
            <text:p>3.767</text:p>
          </table:table-cell>
          <table:table-cell office:value-type="float" office:value="0.957">
            <text:p>0.957</text:p>
          </table:table-cell>
          <table:table-cell office:value-type="float" office:value="1.039">
            <text:p>1.039</text:p>
          </table:table-cell>
          <table:table-cell table:style-name="ce4" table:formula="of:=[.$C$3]/[.$C29]" office:value-type="float" office:value="18.3403467429726">
            <text:p>18.34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8">
            <text:p>28</text:p>
          </table:table-cell>
          <table:table-cell office:value-type="float" office:value="5.776">
            <text:p>5.776</text:p>
          </table:table-cell>
          <table:table-cell office:value-type="float" office:value="3.604">
            <text:p>3.604</text:p>
          </table:table-cell>
          <table:table-cell office:value-type="float" office:value="0.956">
            <text:p>0.956</text:p>
          </table:table-cell>
          <table:table-cell office:value-type="float" office:value="1.039">
            <text:p>1.039</text:p>
          </table:table-cell>
          <table:table-cell table:style-name="ce4" table:formula="of:=[.$C$3]/[.$C30]" office:value-type="float" office:value="18.8642659279778">
            <text:p>18.86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9">
            <text:p>29</text:p>
          </table:table-cell>
          <table:table-cell office:value-type="float" office:value="5.602">
            <text:p>5.602</text:p>
          </table:table-cell>
          <table:table-cell office:value-type="float" office:value="3.489">
            <text:p>3.489</text:p>
          </table:table-cell>
          <table:table-cell office:value-type="float" office:value="0.919">
            <text:p>0.919</text:p>
          </table:table-cell>
          <table:table-cell office:value-type="float" office:value="1.015">
            <text:p>1.015</text:p>
          </table:table-cell>
          <table:table-cell table:style-name="ce4" table:formula="of:=[.$C$3]/[.$C31]" office:value-type="float" office:value="19.4501963584434">
            <text:p>19.45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0">
            <text:p>30</text:p>
          </table:table-cell>
          <table:table-cell office:value-type="float" office:value="5.525">
            <text:p>5.525</text:p>
          </table:table-cell>
          <table:table-cell office:value-type="float" office:value="3.425">
            <text:p>3.425</text:p>
          </table:table-cell>
          <table:table-cell office:value-type="float" office:value="0.943">
            <text:p>0.943</text:p>
          </table:table-cell>
          <table:table-cell office:value-type="float" office:value="0.979">
            <text:p>0.979</text:p>
          </table:table-cell>
          <table:table-cell table:style-name="ce4" table:formula="of:=[.$C$3]/[.$C32]" office:value-type="float" office:value="19.7212669683258">
            <text:p>19.72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1">
            <text:p>31</text:p>
          </table:table-cell>
          <table:table-cell office:value-type="float" office:value="5.438">
            <text:p>5.438</text:p>
          </table:table-cell>
          <table:table-cell office:value-type="float" office:value="3.349">
            <text:p>3.349</text:p>
          </table:table-cell>
          <table:table-cell office:value-type="float" office:value="0.945">
            <text:p>0.945</text:p>
          </table:table-cell>
          <table:table-cell office:value-type="float" office:value="0.967">
            <text:p>0.967</text:p>
          </table:table-cell>
          <table:table-cell table:style-name="ce4" table:formula="of:=[.$C$3]/[.$C33]" office:value-type="float" office:value="20.0367782272894">
            <text:p>20.0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2">
            <text:p>32</text:p>
          </table:table-cell>
          <table:table-cell office:value-type="float" office:value="5.255">
            <text:p>5.255</text:p>
          </table:table-cell>
          <table:table-cell office:value-type="float" office:value="3.216">
            <text:p>3.216</text:p>
          </table:table-cell>
          <table:table-cell office:value-type="float" office:value="0.959">
            <text:p>0.959</text:p>
          </table:table-cell>
          <table:table-cell office:value-type="float" office:value="0.902">
            <text:p>0.902</text:p>
          </table:table-cell>
          <table:table-cell table:style-name="ce4" table:formula="of:=[.$C$3]/[.$C34]" office:value-type="float" office:value="20.7345385347288">
            <text:p>20.73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office:value-type="float" office:value="5.166">
            <text:p>5.166</text:p>
          </table:table-cell>
          <table:table-cell office:value-type="float" office:value="3.171">
            <text:p>3.171</text:p>
          </table:table-cell>
          <table:table-cell office:value-type="float" office:value="0.906">
            <text:p>0.906</text:p>
          </table:table-cell>
          <table:table-cell office:value-type="float" office:value="0.911">
            <text:p>0.911</text:p>
          </table:table-cell>
          <table:table-cell table:style-name="ce4" table:formula="of:=[.$C$3]/[.$C35]" office:value-type="float" office:value="21.0917537746806">
            <text:p>21.0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4">
            <text:p>34</text:p>
          </table:table-cell>
          <table:table-cell office:value-type="float" office:value="5.07">
            <text:p>5.07</text:p>
          </table:table-cell>
          <table:table-cell office:value-type="float" office:value="3.048">
            <text:p>3.048</text:p>
          </table:table-cell>
          <table:table-cell office:value-type="float" office:value="0.948">
            <text:p>0.948</text:p>
          </table:table-cell>
          <table:table-cell office:value-type="float" office:value="0.894">
            <text:p>0.894</text:p>
          </table:table-cell>
          <table:table-cell table:style-name="ce4" table:formula="of:=[.$C$3]/[.$C36]" office:value-type="float" office:value="21.491124260355">
            <text:p>21.49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5">
            <text:p>35</text:p>
          </table:table-cell>
          <table:table-cell office:value-type="float" office:value="5.055">
            <text:p>5.055</text:p>
          </table:table-cell>
          <table:table-cell office:value-type="float" office:value="3.011">
            <text:p>3.011</text:p>
          </table:table-cell>
          <table:table-cell office:value-type="float" office:value="0.969">
            <text:p>0.969</text:p>
          </table:table-cell>
          <table:table-cell office:value-type="float" office:value="0.897">
            <text:p>0.897</text:p>
          </table:table-cell>
          <table:table-cell table:style-name="ce4" table:formula="of:=[.$C$3]/[.$C37]" office:value-type="float" office:value="21.5548961424332">
            <text:p>21.5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6">
            <text:p>36</text:p>
          </table:table-cell>
          <table:table-cell office:value-type="float" office:value="5.023">
            <text:p>5.023</text:p>
          </table:table-cell>
          <table:table-cell office:value-type="float" office:value="2.987">
            <text:p>2.987</text:p>
          </table:table-cell>
          <table:table-cell office:value-type="float" office:value="0.954">
            <text:p>0.954</text:p>
          </table:table-cell>
          <table:table-cell office:value-type="float" office:value="0.906">
            <text:p>0.906</text:p>
          </table:table-cell>
          <table:table-cell table:style-name="ce4" table:formula="of:=[.$C$3]/[.$C38]" office:value-type="float" office:value="21.6922158072865">
            <text:p>21.6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7">
            <text:p>37</text:p>
          </table:table-cell>
          <table:table-cell office:value-type="float" office:value="4.936">
            <text:p>4.936</text:p>
          </table:table-cell>
          <table:table-cell office:value-type="float" office:value="2.887">
            <text:p>2.887</text:p>
          </table:table-cell>
          <table:table-cell office:value-type="float" office:value="0.962">
            <text:p>0.962</text:p>
          </table:table-cell>
          <table:table-cell office:value-type="float" office:value="0.908">
            <text:p>0.908</text:p>
          </table:table-cell>
          <table:table-cell table:style-name="ce4" table:formula="of:=[.$C$3]/[.$C39]" office:value-type="float" office:value="22.0745542949757">
            <text:p>22.07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8">
            <text:p>38</text:p>
          </table:table-cell>
          <table:table-cell office:value-type="float" office:value="4.746">
            <text:p>4.746</text:p>
          </table:table-cell>
          <table:table-cell office:value-type="float" office:value="2.8">
            <text:p>2.8</text:p>
          </table:table-cell>
          <table:table-cell office:value-type="float" office:value="0.939">
            <text:p>0.939</text:p>
          </table:table-cell>
          <table:table-cell office:value-type="float" office:value="0.83">
            <text:p>0.83</text:p>
          </table:table-cell>
          <table:table-cell table:style-name="ce4" table:formula="of:=[.$C$3]/[.$C40]" office:value-type="float" office:value="22.9582806573957">
            <text:p>22.95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9">
            <text:p>39</text:p>
          </table:table-cell>
          <table:table-cell office:value-type="float" office:value="4.738">
            <text:p>4.738</text:p>
          </table:table-cell>
          <table:table-cell office:value-type="float" office:value="2.753">
            <text:p>2.753</text:p>
          </table:table-cell>
          <table:table-cell office:value-type="float" office:value="0.965">
            <text:p>0.965</text:p>
          </table:table-cell>
          <table:table-cell office:value-type="float" office:value="0.843">
            <text:p>0.843</text:p>
          </table:table-cell>
          <table:table-cell table:style-name="ce4" table:formula="of:=[.$C$3]/[.$C41]" office:value-type="float" office:value="22.997045166737">
            <text:p>22.99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0">
            <text:p>40</text:p>
          </table:table-cell>
          <table:table-cell office:value-type="float" office:value="4.666">
            <text:p>4.666</text:p>
          </table:table-cell>
          <table:table-cell office:value-type="float" office:value="2.701">
            <text:p>2.701</text:p>
          </table:table-cell>
          <table:table-cell office:value-type="float" office:value="0.955">
            <text:p>0.955</text:p>
          </table:table-cell>
          <table:table-cell office:value-type="float" office:value="0.832">
            <text:p>0.832</text:p>
          </table:table-cell>
          <table:table-cell table:style-name="ce4" table:formula="of:=[.$C$3]/[.$C42]" office:value-type="float" office:value="23.351907415345">
            <text:p>23.35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1">
            <text:p>41</text:p>
          </table:table-cell>
          <table:table-cell office:value-type="float" office:value="4.613">
            <text:p>4.613</text:p>
          </table:table-cell>
          <table:table-cell office:value-type="float" office:value="2.657">
            <text:p>2.657</text:p>
          </table:table-cell>
          <table:table-cell office:value-type="float" office:value="0.943">
            <text:p>0.943</text:p>
          </table:table-cell>
          <table:table-cell office:value-type="float" office:value="0.834">
            <text:p>0.834</text:p>
          </table:table-cell>
          <table:table-cell table:style-name="ce4" table:formula="of:=[.$C$3]/[.$C43]" office:value-type="float" office:value="23.6202037719488">
            <text:p>23.6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2">
            <text:p>42</text:p>
          </table:table-cell>
          <table:table-cell office:value-type="float" office:value="4.606">
            <text:p>4.606</text:p>
          </table:table-cell>
          <table:table-cell office:value-type="float" office:value="2.675">
            <text:p>2.675</text:p>
          </table:table-cell>
          <table:table-cell office:value-type="float" office:value="0.929">
            <text:p>0.929</text:p>
          </table:table-cell>
          <table:table-cell office:value-type="float" office:value="0.827">
            <text:p>0.827</text:p>
          </table:table-cell>
          <table:table-cell table:style-name="ce4" table:formula="of:=[.$C$3]/[.$C44]" office:value-type="float" office:value="23.6561007381676">
            <text:p>23.65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3">
            <text:p>43</text:p>
          </table:table-cell>
          <table:table-cell office:value-type="float" office:value="4.547">
            <text:p>4.547</text:p>
          </table:table-cell>
          <table:table-cell office:value-type="float" office:value="2.574">
            <text:p>2.574</text:p>
          </table:table-cell>
          <table:table-cell office:value-type="float" office:value="0.979">
            <text:p>0.979</text:p>
          </table:table-cell>
          <table:table-cell office:value-type="float" office:value="0.817">
            <text:p>0.817</text:p>
          </table:table-cell>
          <table:table-cell table:style-name="ce4" table:formula="of:=[.$C$3]/[.$C45]" office:value-type="float" office:value="23.9630525621289">
            <text:p>23.96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4">
            <text:p>44</text:p>
          </table:table-cell>
          <table:table-cell office:value-type="float" office:value="4.462">
            <text:p>4.462</text:p>
          </table:table-cell>
          <table:table-cell office:value-type="float" office:value="2.512">
            <text:p>2.512</text:p>
          </table:table-cell>
          <table:table-cell office:value-type="float" office:value="0.972">
            <text:p>0.972</text:p>
          </table:table-cell>
          <table:table-cell office:value-type="float" office:value="0.798">
            <text:p>0.798</text:p>
          </table:table-cell>
          <table:table-cell table:style-name="ce4" table:formula="of:=[.$C$3]/[.$C46]" office:value-type="float" office:value="24.4195428059166">
            <text:p>24.4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5">
            <text:p>45</text:p>
          </table:table-cell>
          <table:table-cell office:value-type="float" office:value="4.387">
            <text:p>4.387</text:p>
          </table:table-cell>
          <table:table-cell office:value-type="float" office:value="2.428">
            <text:p>2.428</text:p>
          </table:table-cell>
          <table:table-cell office:value-type="float" office:value="0.977">
            <text:p>0.977</text:p>
          </table:table-cell>
          <table:table-cell office:value-type="float" office:value="0.804">
            <text:p>0.804</text:p>
          </table:table-cell>
          <table:table-cell table:style-name="ce4" table:formula="of:=[.$C$3]/[.$C47]" office:value-type="float" office:value="24.8370184636426">
            <text:p>24.8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6">
            <text:p>46</text:p>
          </table:table-cell>
          <table:table-cell office:value-type="float" office:value="4.36">
            <text:p>4.36</text:p>
          </table:table-cell>
          <table:table-cell office:value-type="float" office:value="2.431">
            <text:p>2.431</text:p>
          </table:table-cell>
          <table:table-cell office:value-type="float" office:value="0.949">
            <text:p>0.949</text:p>
          </table:table-cell>
          <table:table-cell office:value-type="float" office:value="0.803">
            <text:p>0.803</text:p>
          </table:table-cell>
          <table:table-cell table:style-name="ce4" table:formula="of:=[.$C$3]/[.$C48]" office:value-type="float" office:value="24.9908256880734">
            <text:p>24.99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7">
            <text:p>47</text:p>
          </table:table-cell>
          <table:table-cell office:value-type="float" office:value="4.306">
            <text:p>4.306</text:p>
          </table:table-cell>
          <table:table-cell office:value-type="float" office:value="2.385">
            <text:p>2.385</text:p>
          </table:table-cell>
          <table:table-cell office:value-type="float" office:value="0.977">
            <text:p>0.977</text:p>
          </table:table-cell>
          <table:table-cell office:value-type="float" office:value="0.768">
            <text:p>0.768</text:p>
          </table:table-cell>
          <table:table-cell table:style-name="ce4" table:formula="of:=[.$C$3]/[.$C49]" office:value-type="float" office:value="25.3042266604738">
            <text:p>25.3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8">
            <text:p>48</text:p>
          </table:table-cell>
          <table:table-cell office:value-type="float" office:value="4.298">
            <text:p>4.298</text:p>
          </table:table-cell>
          <table:table-cell office:value-type="float" office:value="2.362">
            <text:p>2.362</text:p>
          </table:table-cell>
          <table:table-cell office:value-type="float" office:value="0.986">
            <text:p>0.986</text:p>
          </table:table-cell>
          <table:table-cell office:value-type="float" office:value="0.773">
            <text:p>0.773</text:p>
          </table:table-cell>
          <table:table-cell table:style-name="ce4" table:formula="of:=[.$C$3]/[.$C50]" office:value-type="float" office:value="25.3513261982317">
            <text:p>25.35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9">
            <text:p>49</text:p>
          </table:table-cell>
          <table:table-cell office:value-type="float" office:value="4.331">
            <text:p>4.331</text:p>
          </table:table-cell>
          <table:table-cell office:value-type="float" office:value="2.422">
            <text:p>2.422</text:p>
          </table:table-cell>
          <table:table-cell office:value-type="float" office:value="0.959">
            <text:p>0.959</text:p>
          </table:table-cell>
          <table:table-cell office:value-type="float" office:value="0.772">
            <text:p>0.772</text:p>
          </table:table-cell>
          <table:table-cell table:style-name="ce4" table:formula="of:=[.$C$3]/[.$C51]" office:value-type="float" office:value="25.1581620872778">
            <text:p>25.15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0">
            <text:p>50</text:p>
          </table:table-cell>
          <table:table-cell office:value-type="float" office:value="4.267">
            <text:p>4.267</text:p>
          </table:table-cell>
          <table:table-cell office:value-type="float" office:value="2.351">
            <text:p>2.351</text:p>
          </table:table-cell>
          <table:table-cell office:value-type="float" office:value="0.966">
            <text:p>0.966</text:p>
          </table:table-cell>
          <table:table-cell office:value-type="float" office:value="0.773">
            <text:p>0.773</text:p>
          </table:table-cell>
          <table:table-cell table:style-name="ce4" table:formula="of:=[.$C$3]/[.$C52]" office:value-type="float" office:value="25.5355050386688">
            <text:p>25.53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1">
            <text:p>51</text:p>
          </table:table-cell>
          <table:table-cell office:value-type="float" office:value="4.157">
            <text:p>4.157</text:p>
          </table:table-cell>
          <table:table-cell office:value-type="float" office:value="2.26">
            <text:p>2.26</text:p>
          </table:table-cell>
          <table:table-cell office:value-type="float" office:value="0.96">
            <text:p>0.96</text:p>
          </table:table-cell>
          <table:table-cell office:value-type="float" office:value="0.758">
            <text:p>0.758</text:p>
          </table:table-cell>
          <table:table-cell table:style-name="ce4" table:formula="of:=[.$C$3]/[.$C53]" office:value-type="float" office:value="26.2112100072167">
            <text:p>26.21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2">
            <text:p>52</text:p>
          </table:table-cell>
          <table:table-cell office:value-type="float" office:value="4.246">
            <text:p>4.246</text:p>
          </table:table-cell>
          <table:table-cell office:value-type="float" office:value="2.271">
            <text:p>2.271</text:p>
          </table:table-cell>
          <table:table-cell office:value-type="float" office:value="1">
            <text:p>1</text:p>
          </table:table-cell>
          <table:table-cell office:value-type="float" office:value="0.796">
            <text:p>0.796</text:p>
          </table:table-cell>
          <table:table-cell table:style-name="ce4" table:formula="of:=[.$C$3]/[.$C54]" office:value-type="float" office:value="25.6617993405558">
            <text:p>25.66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3">
            <text:p>53</text:p>
          </table:table-cell>
          <table:table-cell office:value-type="float" office:value="4.244">
            <text:p>4.244</text:p>
          </table:table-cell>
          <table:table-cell office:value-type="float" office:value="2.297">
            <text:p>2.297</text:p>
          </table:table-cell>
          <table:table-cell office:value-type="float" office:value="0.968">
            <text:p>0.968</text:p>
          </table:table-cell>
          <table:table-cell office:value-type="float" office:value="0.8">
            <text:p>0.8</text:p>
          </table:table-cell>
          <table:table-cell table:style-name="ce4" table:formula="of:=[.$C$3]/[.$C55]" office:value-type="float" office:value="25.6738925541942">
            <text:p>25.67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4">
            <text:p>54</text:p>
          </table:table-cell>
          <table:table-cell office:value-type="float" office:value="4.143">
            <text:p>4.143</text:p>
          </table:table-cell>
          <table:table-cell office:value-type="float" office:value="2.249">
            <text:p>2.249</text:p>
          </table:table-cell>
          <table:table-cell office:value-type="float" office:value="0.951">
            <text:p>0.951</text:p>
          </table:table-cell>
          <table:table-cell office:value-type="float" office:value="0.764">
            <text:p>0.764</text:p>
          </table:table-cell>
          <table:table-cell table:style-name="ce4" table:formula="of:=[.$C$3]/[.$C56]" office:value-type="float" office:value="26.2997827661115">
            <text:p>26.30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5">
            <text:p>55</text:p>
          </table:table-cell>
          <table:table-cell office:value-type="float" office:value="4.311">
            <text:p>4.311</text:p>
          </table:table-cell>
          <table:table-cell office:value-type="float" office:value="2.388">
            <text:p>2.388</text:p>
          </table:table-cell>
          <table:table-cell office:value-type="float" office:value="0.963">
            <text:p>0.963</text:p>
          </table:table-cell>
          <table:table-cell office:value-type="float" office:value="0.781">
            <text:p>0.781</text:p>
          </table:table-cell>
          <table:table-cell table:style-name="ce4" table:formula="of:=[.$C$3]/[.$C57]" office:value-type="float" office:value="25.2748782185108">
            <text:p>25.27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6">
            <text:p>56</text:p>
          </table:table-cell>
          <table:table-cell office:value-type="float" office:value="4.11">
            <text:p>4.11</text:p>
          </table:table-cell>
          <table:table-cell office:value-type="float" office:value="2.183">
            <text:p>2.183</text:p>
          </table:table-cell>
          <table:table-cell office:value-type="float" office:value="0.97">
            <text:p>0.97</text:p>
          </table:table-cell>
          <table:table-cell office:value-type="float" office:value="0.778">
            <text:p>0.778</text:p>
          </table:table-cell>
          <table:table-cell table:style-name="ce4" table:formula="of:=[.$C$3]/[.$C58]" office:value-type="float" office:value="26.5109489051095">
            <text:p>26.51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7">
            <text:p>57</text:p>
          </table:table-cell>
          <table:table-cell office:value-type="float" office:value="4.057">
            <text:p>4.057</text:p>
          </table:table-cell>
          <table:table-cell office:value-type="float" office:value="2.136">
            <text:p>2.136</text:p>
          </table:table-cell>
          <table:table-cell office:value-type="float" office:value="0.996">
            <text:p>0.996</text:p>
          </table:table-cell>
          <table:table-cell office:value-type="float" office:value="0.746">
            <text:p>0.746</text:p>
          </table:table-cell>
          <table:table-cell table:style-name="ce4" table:formula="of:=[.$C$3]/[.$C59]" office:value-type="float" office:value="26.8572837071728">
            <text:p>26.85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8">
            <text:p>58</text:p>
          </table:table-cell>
          <table:table-cell office:value-type="float" office:value="4.062">
            <text:p>4.062</text:p>
          </table:table-cell>
          <table:table-cell office:value-type="float" office:value="2.163">
            <text:p>2.163</text:p>
          </table:table-cell>
          <table:table-cell office:value-type="float" office:value="0.957">
            <text:p>0.957</text:p>
          </table:table-cell>
          <table:table-cell office:value-type="float" office:value="0.767">
            <text:p>0.767</text:p>
          </table:table-cell>
          <table:table-cell table:style-name="ce4" table:formula="of:=[.$C$3]/[.$C60]" office:value-type="float" office:value="26.8242245199409">
            <text:p>26.82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9">
            <text:p>59</text:p>
          </table:table-cell>
          <table:table-cell office:value-type="float" office:value="4.074">
            <text:p>4.074</text:p>
          </table:table-cell>
          <table:table-cell office:value-type="float" office:value="2.157">
            <text:p>2.157</text:p>
          </table:table-cell>
          <table:table-cell office:value-type="float" office:value="0.97">
            <text:p>0.97</text:p>
          </table:table-cell>
          <table:table-cell office:value-type="float" office:value="0.768">
            <text:p>0.768</text:p>
          </table:table-cell>
          <table:table-cell table:style-name="ce4" table:formula="of:=[.$C$3]/[.$C61]" office:value-type="float" office:value="26.7452135493373">
            <text:p>26.74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0">
            <text:p>60</text:p>
          </table:table-cell>
          <table:table-cell office:value-type="float" office:value="4.201">
            <text:p>4.201</text:p>
          </table:table-cell>
          <table:table-cell office:value-type="float" office:value="2.314">
            <text:p>2.314</text:p>
          </table:table-cell>
          <table:table-cell office:value-type="float" office:value="0.96">
            <text:p>0.96</text:p>
          </table:table-cell>
          <table:table-cell office:value-type="float" office:value="0.748">
            <text:p>0.748</text:p>
          </table:table-cell>
          <table:table-cell table:style-name="ce4" table:formula="of:=[.$C$3]/[.$C62]" office:value-type="float" office:value="25.9366817424423">
            <text:p>25.9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1">
            <text:p>61</text:p>
          </table:table-cell>
          <table:table-cell office:value-type="float" office:value="4.161">
            <text:p>4.161</text:p>
          </table:table-cell>
          <table:table-cell office:value-type="float" office:value="2.238">
            <text:p>2.238</text:p>
          </table:table-cell>
          <table:table-cell office:value-type="float" office:value="0.981">
            <text:p>0.981</text:p>
          </table:table-cell>
          <table:table-cell office:value-type="float" office:value="0.763">
            <text:p>0.763</text:p>
          </table:table-cell>
          <table:table-cell table:style-name="ce4" table:formula="of:=[.$C$3]/[.$C63]" office:value-type="float" office:value="26.1860129776496">
            <text:p>26.18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2">
            <text:p>62</text:p>
          </table:table-cell>
          <table:table-cell office:value-type="float" office:value="4.251">
            <text:p>4.251</text:p>
          </table:table-cell>
          <table:table-cell office:value-type="float" office:value="2.221">
            <text:p>2.221</text:p>
          </table:table-cell>
          <table:table-cell office:value-type="float" office:value="1.1">
            <text:p>1.1</text:p>
          </table:table-cell>
          <table:table-cell office:value-type="float" office:value="0.751">
            <text:p>0.751</text:p>
          </table:table-cell>
          <table:table-cell table:style-name="ce4" table:formula="of:=[.$C$3]/[.$C64]" office:value-type="float" office:value="25.6316160903317">
            <text:p>25.63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3">
            <text:p>63</text:p>
          </table:table-cell>
          <table:table-cell office:value-type="float" office:value="4.444">
            <text:p>4.444</text:p>
          </table:table-cell>
          <table:table-cell office:value-type="float" office:value="2.275">
            <text:p>2.275</text:p>
          </table:table-cell>
          <table:table-cell office:value-type="float" office:value="1.199">
            <text:p>1.199</text:p>
          </table:table-cell>
          <table:table-cell office:value-type="float" office:value="0.795">
            <text:p>0.795</text:p>
          </table:table-cell>
          <table:table-cell table:style-name="ce4" table:formula="of:=[.$C$3]/[.$C65]" office:value-type="float" office:value="24.5184518451845">
            <text:p>24.51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4">
            <text:p>64</text:p>
          </table:table-cell>
          <table:table-cell office:value-type="float" office:value="4.73">
            <text:p>4.73</text:p>
          </table:table-cell>
          <table:table-cell office:value-type="float" office:value="2.307">
            <text:p>2.307</text:p>
          </table:table-cell>
          <table:table-cell office:value-type="float" office:value="1.385">
            <text:p>1.385</text:p>
          </table:table-cell>
          <table:table-cell office:value-type="float" office:value="0.863">
            <text:p>0.863</text:p>
          </table:table-cell>
          <table:table-cell table:style-name="ce4" table:formula="of:=[.$C$3]/[.$C66]" office:value-type="float" office:value="23.0359408033827">
            <text:p>23.03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5">
            <text:p>65</text:p>
          </table:table-cell>
          <table:table-cell office:value-type="float" office:value="4.898">
            <text:p>4.898</text:p>
          </table:table-cell>
          <table:table-cell office:value-type="float" office:value="2.469">
            <text:p>2.469</text:p>
          </table:table-cell>
          <table:table-cell office:value-type="float" office:value="1.406">
            <text:p>1.406</text:p>
          </table:table-cell>
          <table:table-cell office:value-type="float" office:value="0.844">
            <text:p>0.844</text:p>
          </table:table-cell>
          <table:table-cell table:style-name="ce4" table:formula="of:=[.$C$3]/[.$C67]" office:value-type="float" office:value="22.2458146182115">
            <text:p>22.24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6">
            <text:p>66</text:p>
          </table:table-cell>
          <table:table-cell office:value-type="float" office:value="4.557">
            <text:p>4.557</text:p>
          </table:table-cell>
          <table:table-cell office:value-type="float" office:value="2.236">
            <text:p>2.236</text:p>
          </table:table-cell>
          <table:table-cell office:value-type="float" office:value="1.329">
            <text:p>1.329</text:p>
          </table:table-cell>
          <table:table-cell office:value-type="float" office:value="0.815">
            <text:p>0.815</text:p>
          </table:table-cell>
          <table:table-cell table:style-name="ce4" table:formula="of:=[.$C$3]/[.$C68]" office:value-type="float" office:value="23.9104674127716">
            <text:p>23.91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7">
            <text:p>67</text:p>
          </table:table-cell>
          <table:table-cell office:value-type="float" office:value="4.855">
            <text:p>4.855</text:p>
          </table:table-cell>
          <table:table-cell office:value-type="float" office:value="2.499">
            <text:p>2.499</text:p>
          </table:table-cell>
          <table:table-cell office:value-type="float" office:value="1.348">
            <text:p>1.348</text:p>
          </table:table-cell>
          <table:table-cell office:value-type="float" office:value="0.83">
            <text:p>0.83</text:p>
          </table:table-cell>
          <table:table-cell table:style-name="ce4" table:formula="of:=[.$C$3]/[.$C69]" office:value-type="float" office:value="22.442842430484">
            <text:p>22.44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8">
            <text:p>68</text:p>
          </table:table-cell>
          <table:table-cell office:value-type="float" office:value="4.701">
            <text:p>4.701</text:p>
          </table:table-cell>
          <table:table-cell office:value-type="float" office:value="2.316">
            <text:p>2.316</text:p>
          </table:table-cell>
          <table:table-cell office:value-type="float" office:value="1.399">
            <text:p>1.399</text:p>
          </table:table-cell>
          <table:table-cell office:value-type="float" office:value="0.81">
            <text:p>0.81</text:p>
          </table:table-cell>
          <table:table-cell table:style-name="ce4" table:formula="of:=[.$C$3]/[.$C70]" office:value-type="float" office:value="23.1780472239949">
            <text:p>23.17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9">
            <text:p>69</text:p>
          </table:table-cell>
          <table:table-cell office:value-type="float" office:value="4.689">
            <text:p>4.689</text:p>
          </table:table-cell>
          <table:table-cell office:value-type="float" office:value="2.313">
            <text:p>2.313</text:p>
          </table:table-cell>
          <table:table-cell office:value-type="float" office:value="1.38">
            <text:p>1.38</text:p>
          </table:table-cell>
          <table:table-cell office:value-type="float" office:value="0.818">
            <text:p>0.818</text:p>
          </table:table-cell>
          <table:table-cell table:style-name="ce4" table:formula="of:=[.$C$3]/[.$C71]" office:value-type="float" office:value="23.2373640435061">
            <text:p>23.2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0">
            <text:p>70</text:p>
          </table:table-cell>
          <table:table-cell office:value-type="float" office:value="4.874">
            <text:p>4.874</text:p>
          </table:table-cell>
          <table:table-cell office:value-type="float" office:value="2.484">
            <text:p>2.484</text:p>
          </table:table-cell>
          <table:table-cell office:value-type="float" office:value="1.385">
            <text:p>1.385</text:p>
          </table:table-cell>
          <table:table-cell office:value-type="float" office:value="0.831">
            <text:p>0.831</text:p>
          </table:table-cell>
          <table:table-cell table:style-name="ce4" table:formula="of:=[.$C$3]/[.$C72]" office:value-type="float" office:value="22.355354944604">
            <text:p>22.3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1">
            <text:p>71</text:p>
          </table:table-cell>
          <table:table-cell office:value-type="float" office:value="4.669">
            <text:p>4.669</text:p>
          </table:table-cell>
          <table:table-cell office:value-type="float" office:value="2.256">
            <text:p>2.256</text:p>
          </table:table-cell>
          <table:table-cell office:value-type="float" office:value="1.409">
            <text:p>1.409</text:p>
          </table:table-cell>
          <table:table-cell office:value-type="float" office:value="0.828">
            <text:p>0.828</text:p>
          </table:table-cell>
          <table:table-cell table:style-name="ce4" table:formula="of:=[.$C$3]/[.$C73]" office:value-type="float" office:value="23.3369029770829">
            <text:p>23.3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2">
            <text:p>72</text:p>
          </table:table-cell>
          <table:table-cell office:value-type="float" office:value="4.992">
            <text:p>4.992</text:p>
          </table:table-cell>
          <table:table-cell office:value-type="float" office:value="2.503">
            <text:p>2.503</text:p>
          </table:table-cell>
          <table:table-cell office:value-type="float" office:value="1.44">
            <text:p>1.44</text:p>
          </table:table-cell>
          <table:table-cell office:value-type="float" office:value="0.871">
            <text:p>0.871</text:p>
          </table:table-cell>
          <table:table-cell table:style-name="ce4" table:formula="of:=[.$C$3]/[.$C74]" office:value-type="float" office:value="21.8269230769231">
            <text:p>21.82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3">
            <text:p>73</text:p>
          </table:table-cell>
          <table:table-cell office:value-type="float" office:value="4.73">
            <text:p>4.73</text:p>
          </table:table-cell>
          <table:table-cell office:value-type="float" office:value="2.329">
            <text:p>2.329</text:p>
          </table:table-cell>
          <table:table-cell office:value-type="float" office:value="1.371">
            <text:p>1.371</text:p>
          </table:table-cell>
          <table:table-cell office:value-type="float" office:value="0.854">
            <text:p>0.854</text:p>
          </table:table-cell>
          <table:table-cell table:style-name="ce4" table:formula="of:=[.$C$3]/[.$C75]" office:value-type="float" office:value="23.0359408033827">
            <text:p>23.03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4">
            <text:p>74</text:p>
          </table:table-cell>
          <table:table-cell office:value-type="float" office:value="4.834">
            <text:p>4.834</text:p>
          </table:table-cell>
          <table:table-cell office:value-type="float" office:value="2.34">
            <text:p>2.34</text:p>
          </table:table-cell>
          <table:table-cell office:value-type="float" office:value="1.432">
            <text:p>1.432</text:p>
          </table:table-cell>
          <table:table-cell office:value-type="float" office:value="0.889">
            <text:p>0.889</text:p>
          </table:table-cell>
          <table:table-cell table:style-name="ce4" table:formula="of:=[.$C$3]/[.$C76]" office:value-type="float" office:value="22.5403392635499">
            <text:p>22.54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5">
            <text:p>75</text:p>
          </table:table-cell>
          <table:table-cell office:value-type="float" office:value="4.835">
            <text:p>4.835</text:p>
          </table:table-cell>
          <table:table-cell office:value-type="float" office:value="2.311">
            <text:p>2.311</text:p>
          </table:table-cell>
          <table:table-cell office:value-type="float" office:value="1.458">
            <text:p>1.458</text:p>
          </table:table-cell>
          <table:table-cell office:value-type="float" office:value="0.891">
            <text:p>0.891</text:p>
          </table:table-cell>
          <table:table-cell table:style-name="ce4" table:formula="of:=[.$C$3]/[.$C77]" office:value-type="float" office:value="22.535677352637">
            <text:p>22.53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6">
            <text:p>76</text:p>
          </table:table-cell>
          <table:table-cell office:value-type="float" office:value="4.879">
            <text:p>4.879</text:p>
          </table:table-cell>
          <table:table-cell office:value-type="float" office:value="2.414">
            <text:p>2.414</text:p>
          </table:table-cell>
          <table:table-cell office:value-type="float" office:value="1.384">
            <text:p>1.384</text:p>
          </table:table-cell>
          <table:table-cell office:value-type="float" office:value="0.905">
            <text:p>0.905</text:p>
          </table:table-cell>
          <table:table-cell table:style-name="ce4" table:formula="of:=[.$C$3]/[.$C78]" office:value-type="float" office:value="22.3324451731912">
            <text:p>22.33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7">
            <text:p>77</text:p>
          </table:table-cell>
          <table:table-cell office:value-type="float" office:value="4.732">
            <text:p>4.732</text:p>
          </table:table-cell>
          <table:table-cell office:value-type="float" office:value="2.26">
            <text:p>2.26</text:p>
          </table:table-cell>
          <table:table-cell office:value-type="float" office:value="1.407">
            <text:p>1.407</text:p>
          </table:table-cell>
          <table:table-cell office:value-type="float" office:value="0.889">
            <text:p>0.889</text:p>
          </table:table-cell>
          <table:table-cell table:style-name="ce4" table:formula="of:=[.$C$3]/[.$C79]" office:value-type="float" office:value="23.0262045646661">
            <text:p>23.02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8">
            <text:p>78</text:p>
          </table:table-cell>
          <table:table-cell office:value-type="float" office:value="4.806">
            <text:p>4.806</text:p>
          </table:table-cell>
          <table:table-cell office:value-type="float" office:value="2.37">
            <text:p>2.37</text:p>
          </table:table-cell>
          <table:table-cell office:value-type="float" office:value="1.361">
            <text:p>1.361</text:p>
          </table:table-cell>
          <table:table-cell office:value-type="float" office:value="0.9">
            <text:p>0.9</text:p>
          </table:table-cell>
          <table:table-cell table:style-name="ce4" table:formula="of:=[.$C$3]/[.$C80]" office:value-type="float" office:value="22.6716604244694">
            <text:p>22.67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9">
            <text:p>79</text:p>
          </table:table-cell>
          <table:table-cell office:value-type="float" office:value="4.89">
            <text:p>4.89</text:p>
          </table:table-cell>
          <table:table-cell office:value-type="float" office:value="2.371">
            <text:p>2.371</text:p>
          </table:table-cell>
          <table:table-cell office:value-type="float" office:value="1.406">
            <text:p>1.406</text:p>
          </table:table-cell>
          <table:table-cell office:value-type="float" office:value="0.938">
            <text:p>0.938</text:p>
          </table:table-cell>
          <table:table-cell table:style-name="ce4" table:formula="of:=[.$C$3]/[.$C81]" office:value-type="float" office:value="22.2822085889571">
            <text:p>22.28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0">
            <text:p>80</text:p>
          </table:table-cell>
          <table:table-cell office:value-type="float" office:value="4.795">
            <text:p>4.795</text:p>
          </table:table-cell>
          <table:table-cell office:value-type="float" office:value="2.325">
            <text:p>2.325</text:p>
          </table:table-cell>
          <table:table-cell office:value-type="float" office:value="1.366">
            <text:p>1.366</text:p>
          </table:table-cell>
          <table:table-cell office:value-type="float" office:value="0.93">
            <text:p>0.93</text:p>
          </table:table-cell>
          <table:table-cell table:style-name="ce4" table:formula="of:=[.$C$3]/[.$C82]" office:value-type="float" office:value="22.7236704900938">
            <text:p>22.72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1">
            <text:p>81</text:p>
          </table:table-cell>
          <table:table-cell office:value-type="float" office:value="5.04">
            <text:p>5.04</text:p>
          </table:table-cell>
          <table:table-cell office:value-type="float" office:value="2.513">
            <text:p>2.513</text:p>
          </table:table-cell>
          <table:table-cell office:value-type="float" office:value="1.41">
            <text:p>1.41</text:p>
          </table:table-cell>
          <table:table-cell office:value-type="float" office:value="0.943">
            <text:p>0.943</text:p>
          </table:table-cell>
          <table:table-cell table:style-name="ce4" table:formula="of:=[.$C$3]/[.$C83]" office:value-type="float" office:value="21.6190476190476">
            <text:p>21.61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2">
            <text:p>82</text:p>
          </table:table-cell>
          <table:table-cell office:value-type="float" office:value="4.913">
            <text:p>4.913</text:p>
          </table:table-cell>
          <table:table-cell office:value-type="float" office:value="2.456">
            <text:p>2.456</text:p>
          </table:table-cell>
          <table:table-cell office:value-type="float" office:value="1.348">
            <text:p>1.348</text:p>
          </table:table-cell>
          <table:table-cell office:value-type="float" office:value="0.934">
            <text:p>0.934</text:p>
          </table:table-cell>
          <table:table-cell table:style-name="ce4" table:formula="of:=[.$C$3]/[.$C84]" office:value-type="float" office:value="22.1778953796051">
            <text:p>22.17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3">
            <text:p>83</text:p>
          </table:table-cell>
          <table:table-cell office:value-type="float" office:value="4.836">
            <text:p>4.836</text:p>
          </table:table-cell>
          <table:table-cell office:value-type="float" office:value="2.334">
            <text:p>2.334</text:p>
          </table:table-cell>
          <table:table-cell office:value-type="float" office:value="1.397">
            <text:p>1.397</text:p>
          </table:table-cell>
          <table:table-cell office:value-type="float" office:value="0.934">
            <text:p>0.934</text:p>
          </table:table-cell>
          <table:table-cell table:style-name="ce4" table:formula="of:=[.$C$3]/[.$C85]" office:value-type="float" office:value="22.531017369727">
            <text:p>22.53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4">
            <text:p>84</text:p>
          </table:table-cell>
          <table:table-cell office:value-type="float" office:value="4.959">
            <text:p>4.959</text:p>
          </table:table-cell>
          <table:table-cell office:value-type="float" office:value="2.476">
            <text:p>2.476</text:p>
          </table:table-cell>
          <table:table-cell office:value-type="float" office:value="1.363">
            <text:p>1.363</text:p>
          </table:table-cell>
          <table:table-cell office:value-type="float" office:value="0.946">
            <text:p>0.946</text:p>
          </table:table-cell>
          <table:table-cell table:style-name="ce4" table:formula="of:=[.$C$3]/[.$C86]" office:value-type="float" office:value="21.9721718088324">
            <text:p>21.97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5">
            <text:p>85</text:p>
          </table:table-cell>
          <table:table-cell office:value-type="float" office:value="4.712">
            <text:p>4.712</text:p>
          </table:table-cell>
          <table:table-cell office:value-type="float" office:value="2.237">
            <text:p>2.237</text:p>
          </table:table-cell>
          <table:table-cell office:value-type="float" office:value="1.369">
            <text:p>1.369</text:p>
          </table:table-cell>
          <table:table-cell office:value-type="float" office:value="0.93">
            <text:p>0.93</text:p>
          </table:table-cell>
          <table:table-cell table:style-name="ce4" table:formula="of:=[.$C$3]/[.$C87]" office:value-type="float" office:value="23.1239388794567">
            <text:p>23.12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6">
            <text:p>86</text:p>
          </table:table-cell>
          <table:table-cell office:value-type="float" office:value="4.79">
            <text:p>4.79</text:p>
          </table:table-cell>
          <table:table-cell office:value-type="float" office:value="2.292">
            <text:p>2.292</text:p>
          </table:table-cell>
          <table:table-cell office:value-type="float" office:value="1.361">
            <text:p>1.361</text:p>
          </table:table-cell>
          <table:table-cell office:value-type="float" office:value="0.962">
            <text:p>0.962</text:p>
          </table:table-cell>
          <table:table-cell table:style-name="ce4" table:formula="of:=[.$C$3]/[.$C88]" office:value-type="float" office:value="22.7473903966597">
            <text:p>22.74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7">
            <text:p>87</text:p>
          </table:table-cell>
          <table:table-cell office:value-type="float" office:value="4.716">
            <text:p>4.716</text:p>
          </table:table-cell>
          <table:table-cell office:value-type="float" office:value="2.171">
            <text:p>2.171</text:p>
          </table:table-cell>
          <table:table-cell office:value-type="float" office:value="1.409">
            <text:p>1.409</text:p>
          </table:table-cell>
          <table:table-cell office:value-type="float" office:value="0.963">
            <text:p>0.963</text:p>
          </table:table-cell>
          <table:table-cell table:style-name="ce4" table:formula="of:=[.$C$3]/[.$C89]" office:value-type="float" office:value="23.1043256997455">
            <text:p>23.1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8">
            <text:p>88</text:p>
          </table:table-cell>
          <table:table-cell office:value-type="float" office:value="4.95">
            <text:p>4.95</text:p>
          </table:table-cell>
          <table:table-cell office:value-type="float" office:value="2.456">
            <text:p>2.456</text:p>
          </table:table-cell>
          <table:table-cell office:value-type="float" office:value="1.38">
            <text:p>1.38</text:p>
          </table:table-cell>
          <table:table-cell office:value-type="float" office:value="0.94">
            <text:p>0.94</text:p>
          </table:table-cell>
          <table:table-cell table:style-name="ce4" table:formula="of:=[.$C$3]/[.$C90]" office:value-type="float" office:value="22.0121212121212">
            <text:p>22.0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9">
            <text:p>89</text:p>
          </table:table-cell>
          <table:table-cell office:value-type="float" office:value="5.169">
            <text:p>5.169</text:p>
          </table:table-cell>
          <table:table-cell office:value-type="float" office:value="2.637">
            <text:p>2.637</text:p>
          </table:table-cell>
          <table:table-cell office:value-type="float" office:value="1.397">
            <text:p>1.397</text:p>
          </table:table-cell>
          <table:table-cell office:value-type="float" office:value="0.964">
            <text:p>0.964</text:p>
          </table:table-cell>
          <table:table-cell table:style-name="ce4" table:formula="of:=[.$C$3]/[.$C91]" office:value-type="float" office:value="21.0795124782356">
            <text:p>21.0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0">
            <text:p>90</text:p>
          </table:table-cell>
          <table:table-cell office:value-type="float" office:value="4.901">
            <text:p>4.901</text:p>
          </table:table-cell>
          <table:table-cell office:value-type="float" office:value="2.364">
            <text:p>2.364</text:p>
          </table:table-cell>
          <table:table-cell office:value-type="float" office:value="1.412">
            <text:p>1.412</text:p>
          </table:table-cell>
          <table:table-cell office:value-type="float" office:value="0.953">
            <text:p>0.953</text:p>
          </table:table-cell>
          <table:table-cell table:style-name="ce4" table:formula="of:=[.$C$3]/[.$C92]" office:value-type="float" office:value="22.2321975107121">
            <text:p>22.23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1">
            <text:p>91</text:p>
          </table:table-cell>
          <table:table-cell office:value-type="float" office:value="4.737">
            <text:p>4.737</text:p>
          </table:table-cell>
          <table:table-cell office:value-type="float" office:value="2.239">
            <text:p>2.239</text:p>
          </table:table-cell>
          <table:table-cell office:value-type="float" office:value="1.366">
            <text:p>1.366</text:p>
          </table:table-cell>
          <table:table-cell office:value-type="float" office:value="0.957">
            <text:p>0.957</text:p>
          </table:table-cell>
          <table:table-cell table:style-name="ce4" table:formula="of:=[.$C$3]/[.$C93]" office:value-type="float" office:value="23.0018999366688">
            <text:p>23.00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2">
            <text:p>92</text:p>
          </table:table-cell>
          <table:table-cell office:value-type="float" office:value="5.269">
            <text:p>5.269</text:p>
          </table:table-cell>
          <table:table-cell office:value-type="float" office:value="2.705">
            <text:p>2.705</text:p>
          </table:table-cell>
          <table:table-cell office:value-type="float" office:value="1.389">
            <text:p>1.389</text:p>
          </table:table-cell>
          <table:table-cell office:value-type="float" office:value="1.001">
            <text:p>1.001</text:p>
          </table:table-cell>
          <table:table-cell table:style-name="ce4" table:formula="of:=[.$C$3]/[.$C94]" office:value-type="float" office:value="20.6794458151452">
            <text:p>20.67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3">
            <text:p>93</text:p>
          </table:table-cell>
          <table:table-cell office:value-type="float" office:value="5.039">
            <text:p>5.039</text:p>
          </table:table-cell>
          <table:table-cell office:value-type="float" office:value="2.53">
            <text:p>2.53</text:p>
          </table:table-cell>
          <table:table-cell office:value-type="float" office:value="1.357">
            <text:p>1.357</text:p>
          </table:table-cell>
          <table:table-cell office:value-type="float" office:value="0.976">
            <text:p>0.976</text:p>
          </table:table-cell>
          <table:table-cell table:style-name="ce4" table:formula="of:=[.$C$3]/[.$C95]" office:value-type="float" office:value="21.6233379638817">
            <text:p>21.62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4">
            <text:p>94</text:p>
          </table:table-cell>
          <table:table-cell office:value-type="float" office:value="4.95">
            <text:p>4.95</text:p>
          </table:table-cell>
          <table:table-cell office:value-type="float" office:value="2.455">
            <text:p>2.455</text:p>
          </table:table-cell>
          <table:table-cell office:value-type="float" office:value="1.36">
            <text:p>1.36</text:p>
          </table:table-cell>
          <table:table-cell office:value-type="float" office:value="0.961">
            <text:p>0.961</text:p>
          </table:table-cell>
          <table:table-cell table:style-name="ce4" table:formula="of:=[.$C$3]/[.$C96]" office:value-type="float" office:value="22.0121212121212">
            <text:p>22.0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5">
            <text:p>95</text:p>
          </table:table-cell>
          <table:table-cell office:value-type="float" office:value="5.227">
            <text:p>5.227</text:p>
          </table:table-cell>
          <table:table-cell office:value-type="float" office:value="2.692">
            <text:p>2.692</text:p>
          </table:table-cell>
          <table:table-cell office:value-type="float" office:value="1.391">
            <text:p>1.391</text:p>
          </table:table-cell>
          <table:table-cell office:value-type="float" office:value="0.969">
            <text:p>0.969</text:p>
          </table:table-cell>
          <table:table-cell table:style-name="ce4" table:formula="of:=[.$C$3]/[.$C97]" office:value-type="float" office:value="20.8456093361393">
            <text:p>20.84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6">
            <text:p>96</text:p>
          </table:table-cell>
          <table:table-cell office:value-type="float" office:value="5.09">
            <text:p>5.09</text:p>
          </table:table-cell>
          <table:table-cell office:value-type="float" office:value="2.574">
            <text:p>2.574</text:p>
          </table:table-cell>
          <table:table-cell office:value-type="float" office:value="1.367">
            <text:p>1.367</text:p>
          </table:table-cell>
          <table:table-cell office:value-type="float" office:value="0.974">
            <text:p>0.974</text:p>
          </table:table-cell>
          <table:table-cell table:style-name="ce4" table:formula="of:=[.$C$3]/[.$C98]" office:value-type="float" office:value="21.4066797642436">
            <text:p>21.40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7">
            <text:p>97</text:p>
          </table:table-cell>
          <table:table-cell office:value-type="float" office:value="4.846">
            <text:p>4.846</text:p>
          </table:table-cell>
          <table:table-cell office:value-type="float" office:value="2.286">
            <text:p>2.286</text:p>
          </table:table-cell>
          <table:table-cell office:value-type="float" office:value="1.41">
            <text:p>1.41</text:p>
          </table:table-cell>
          <table:table-cell office:value-type="float" office:value="0.975">
            <text:p>0.975</text:p>
          </table:table-cell>
          <table:table-cell table:style-name="ce4" table:formula="of:=[.$C$3]/[.$C99]" office:value-type="float" office:value="22.4845233182006">
            <text:p>22.48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8">
            <text:p>98</text:p>
          </table:table-cell>
          <table:table-cell office:value-type="float" office:value="5.077">
            <text:p>5.077</text:p>
          </table:table-cell>
          <table:table-cell office:value-type="float" office:value="2.486">
            <text:p>2.486</text:p>
          </table:table-cell>
          <table:table-cell office:value-type="float" office:value="1.434">
            <text:p>1.434</text:p>
          </table:table-cell>
          <table:table-cell office:value-type="float" office:value="0.985">
            <text:p>0.985</text:p>
          </table:table-cell>
          <table:table-cell table:style-name="ce4" table:formula="of:=[.$C$3]/[.$C100]" office:value-type="float" office:value="21.4614930076817">
            <text:p>21.46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9">
            <text:p>99</text:p>
          </table:table-cell>
          <table:table-cell office:value-type="float" office:value="4.817">
            <text:p>4.817</text:p>
          </table:table-cell>
          <table:table-cell office:value-type="float" office:value="2.276">
            <text:p>2.276</text:p>
          </table:table-cell>
          <table:table-cell office:value-type="float" office:value="1.396">
            <text:p>1.396</text:p>
          </table:table-cell>
          <table:table-cell office:value-type="float" office:value="0.971">
            <text:p>0.971</text:p>
          </table:table-cell>
          <table:table-cell table:style-name="ce4" table:formula="of:=[.$C$3]/[.$C101]" office:value-type="float" office:value="22.6198878970313">
            <text:p>22.6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0">
            <text:p>100</text:p>
          </table:table-cell>
          <table:table-cell office:value-type="float" office:value="5.011">
            <text:p>5.011</text:p>
          </table:table-cell>
          <table:table-cell office:value-type="float" office:value="2.434">
            <text:p>2.434</text:p>
          </table:table-cell>
          <table:table-cell office:value-type="float" office:value="1.385">
            <text:p>1.385</text:p>
          </table:table-cell>
          <table:table-cell office:value-type="float" office:value="1.019">
            <text:p>1.019</text:p>
          </table:table-cell>
          <table:table-cell table:style-name="ce4" table:formula="of:=[.$C$3]/[.$C102]" office:value-type="float" office:value="21.7441628417482">
            <text:p>21.74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1">
            <text:p>101</text:p>
          </table:table-cell>
          <table:table-cell office:value-type="float" office:value="5.093">
            <text:p>5.093</text:p>
          </table:table-cell>
          <table:table-cell office:value-type="float" office:value="2.618">
            <text:p>2.618</text:p>
          </table:table-cell>
          <table:table-cell office:value-type="float" office:value="1.34">
            <text:p>1.34</text:p>
          </table:table-cell>
          <table:table-cell office:value-type="float" office:value="0.962">
            <text:p>0.962</text:p>
          </table:table-cell>
          <table:table-cell table:style-name="ce4" table:formula="of:=[.$C$3]/[.$C103]" office:value-type="float" office:value="21.3940702925584">
            <text:p>21.39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2">
            <text:p>102</text:p>
          </table:table-cell>
          <table:table-cell office:value-type="float" office:value="5.085">
            <text:p>5.085</text:p>
          </table:table-cell>
          <table:table-cell office:value-type="float" office:value="2.507">
            <text:p>2.507</text:p>
          </table:table-cell>
          <table:table-cell office:value-type="float" office:value="1.366">
            <text:p>1.366</text:p>
          </table:table-cell>
          <table:table-cell office:value-type="float" office:value="1.038">
            <text:p>1.038</text:p>
          </table:table-cell>
          <table:table-cell table:style-name="ce4" table:formula="of:=[.$C$3]/[.$C104]" office:value-type="float" office:value="21.4277286135693">
            <text:p>21.42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3">
            <text:p>103</text:p>
          </table:table-cell>
          <table:table-cell office:value-type="float" office:value="4.902">
            <text:p>4.902</text:p>
          </table:table-cell>
          <table:table-cell office:value-type="float" office:value="2.342">
            <text:p>2.342</text:p>
          </table:table-cell>
          <table:table-cell office:value-type="float" office:value="1.398">
            <text:p>1.398</text:p>
          </table:table-cell>
          <table:table-cell office:value-type="float" office:value="0.99">
            <text:p>0.99</text:p>
          </table:table-cell>
          <table:table-cell table:style-name="ce4" table:formula="of:=[.$C$3]/[.$C105]" office:value-type="float" office:value="22.2276621787026">
            <text:p>22.22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4">
            <text:p>104</text:p>
          </table:table-cell>
          <table:table-cell office:value-type="float" office:value="5.098">
            <text:p>5.098</text:p>
          </table:table-cell>
          <table:table-cell office:value-type="float" office:value="2.565">
            <text:p>2.565</text:p>
          </table:table-cell>
          <table:table-cell office:value-type="float" office:value="1.349">
            <text:p>1.349</text:p>
          </table:table-cell>
          <table:table-cell office:value-type="float" office:value="1.011">
            <text:p>1.011</text:p>
          </table:table-cell>
          <table:table-cell table:style-name="ce4" table:formula="of:=[.$C$3]/[.$C106]" office:value-type="float" office:value="21.3730874852883">
            <text:p>21.37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5">
            <text:p>105</text:p>
          </table:table-cell>
          <table:table-cell office:value-type="float" office:value="5.234">
            <text:p>5.234</text:p>
          </table:table-cell>
          <table:table-cell office:value-type="float" office:value="2.62">
            <text:p>2.62</text:p>
          </table:table-cell>
          <table:table-cell office:value-type="float" office:value="1.395">
            <text:p>1.395</text:p>
          </table:table-cell>
          <table:table-cell office:value-type="float" office:value="1.045">
            <text:p>1.045</text:p>
          </table:table-cell>
          <table:table-cell table:style-name="ce4" table:formula="of:=[.$C$3]/[.$C107]" office:value-type="float" office:value="20.817730225449">
            <text:p>20.81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6">
            <text:p>106</text:p>
          </table:table-cell>
          <table:table-cell office:value-type="float" office:value="5.367">
            <text:p>5.367</text:p>
          </table:table-cell>
          <table:table-cell office:value-type="float" office:value="2.686">
            <text:p>2.686</text:p>
          </table:table-cell>
          <table:table-cell office:value-type="float" office:value="1.444">
            <text:p>1.444</text:p>
          </table:table-cell>
          <table:table-cell office:value-type="float" office:value="1.062">
            <text:p>1.062</text:p>
          </table:table-cell>
          <table:table-cell table:style-name="ce4" table:formula="of:=[.$C$3]/[.$C108]" office:value-type="float" office:value="20.3018446059251">
            <text:p>20.30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7">
            <text:p>107</text:p>
          </table:table-cell>
          <table:table-cell office:value-type="float" office:value="5.248">
            <text:p>5.248</text:p>
          </table:table-cell>
          <table:table-cell office:value-type="float" office:value="2.653">
            <text:p>2.653</text:p>
          </table:table-cell>
          <table:table-cell office:value-type="float" office:value="1.4">
            <text:p>1.4</text:p>
          </table:table-cell>
          <table:table-cell office:value-type="float" office:value="1.022">
            <text:p>1.022</text:p>
          </table:table-cell>
          <table:table-cell table:style-name="ce4" table:formula="of:=[.$C$3]/[.$C109]" office:value-type="float" office:value="20.7621951219512">
            <text:p>20.76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8">
            <text:p>108</text:p>
          </table:table-cell>
          <table:table-cell office:value-type="float" office:value="5.039">
            <text:p>5.039</text:p>
          </table:table-cell>
          <table:table-cell office:value-type="float" office:value="2.376">
            <text:p>2.376</text:p>
          </table:table-cell>
          <table:table-cell office:value-type="float" office:value="1.454">
            <text:p>1.454</text:p>
          </table:table-cell>
          <table:table-cell office:value-type="float" office:value="1.034">
            <text:p>1.034</text:p>
          </table:table-cell>
          <table:table-cell table:style-name="ce4" table:formula="of:=[.$C$3]/[.$C110]" office:value-type="float" office:value="21.6233379638817">
            <text:p>21.62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9">
            <text:p>109</text:p>
          </table:table-cell>
          <table:table-cell office:value-type="float" office:value="5.087">
            <text:p>5.087</text:p>
          </table:table-cell>
          <table:table-cell office:value-type="float" office:value="2.429">
            <text:p>2.429</text:p>
          </table:table-cell>
          <table:table-cell office:value-type="float" office:value="1.47">
            <text:p>1.47</text:p>
          </table:table-cell>
          <table:table-cell office:value-type="float" office:value="1.011">
            <text:p>1.011</text:p>
          </table:table-cell>
          <table:table-cell table:style-name="ce4" table:formula="of:=[.$C$3]/[.$C111]" office:value-type="float" office:value="21.4193041085119">
            <text:p>21.41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0">
            <text:p>110</text:p>
          </table:table-cell>
          <table:table-cell office:value-type="float" office:value="5.364">
            <text:p>5.364</text:p>
          </table:table-cell>
          <table:table-cell office:value-type="float" office:value="2.758">
            <text:p>2.758</text:p>
          </table:table-cell>
          <table:table-cell office:value-type="float" office:value="1.366">
            <text:p>1.366</text:p>
          </table:table-cell>
          <table:table-cell office:value-type="float" office:value="1.065">
            <text:p>1.065</text:p>
          </table:table-cell>
          <table:table-cell table:style-name="ce4" table:formula="of:=[.$C$3]/[.$C112]" office:value-type="float" office:value="20.3131991051454">
            <text:p>20.31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1">
            <text:p>111</text:p>
          </table:table-cell>
          <table:table-cell office:value-type="float" office:value="5.177">
            <text:p>5.177</text:p>
          </table:table-cell>
          <table:table-cell office:value-type="float" office:value="2.608">
            <text:p>2.608</text:p>
          </table:table-cell>
          <table:table-cell office:value-type="float" office:value="1.378">
            <text:p>1.378</text:p>
          </table:table-cell>
          <table:table-cell office:value-type="float" office:value="1.016">
            <text:p>1.016</text:p>
          </table:table-cell>
          <table:table-cell table:style-name="ce4" table:formula="of:=[.$C$3]/[.$C113]" office:value-type="float" office:value="21.0469383813019">
            <text:p>21.04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2">
            <text:p>112</text:p>
          </table:table-cell>
          <table:table-cell office:value-type="float" office:value="5.166">
            <text:p>5.166</text:p>
          </table:table-cell>
          <table:table-cell office:value-type="float" office:value="2.525">
            <text:p>2.525</text:p>
          </table:table-cell>
          <table:table-cell office:value-type="float" office:value="1.397">
            <text:p>1.397</text:p>
          </table:table-cell>
          <table:table-cell office:value-type="float" office:value="1.071">
            <text:p>1.071</text:p>
          </table:table-cell>
          <table:table-cell table:style-name="ce4" table:formula="of:=[.$C$3]/[.$C114]" office:value-type="float" office:value="21.0917537746806">
            <text:p>21.0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">
            <text:p>113</text:p>
          </table:table-cell>
          <table:table-cell office:value-type="float" office:value="5.522">
            <text:p>5.522</text:p>
          </table:table-cell>
          <table:table-cell office:value-type="float" office:value="2.856">
            <text:p>2.856</text:p>
          </table:table-cell>
          <table:table-cell office:value-type="float" office:value="1.409">
            <text:p>1.409</text:p>
          </table:table-cell>
          <table:table-cell office:value-type="float" office:value="1.082">
            <text:p>1.082</text:p>
          </table:table-cell>
          <table:table-cell table:style-name="ce4" table:formula="of:=[.$C$3]/[.$C115]" office:value-type="float" office:value="19.7319811662441">
            <text:p>19.73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4">
            <text:p>114</text:p>
          </table:table-cell>
          <table:table-cell office:value-type="float" office:value="5.275">
            <text:p>5.275</text:p>
          </table:table-cell>
          <table:table-cell office:value-type="float" office:value="2.502">
            <text:p>2.502</text:p>
          </table:table-cell>
          <table:table-cell office:value-type="float" office:value="1.457">
            <text:p>1.457</text:p>
          </table:table-cell>
          <table:table-cell office:value-type="float" office:value="1.14">
            <text:p>1.14</text:p>
          </table:table-cell>
          <table:table-cell table:style-name="ce4" table:formula="of:=[.$C$3]/[.$C116]" office:value-type="float" office:value="20.6559241706161">
            <text:p>20.65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5">
            <text:p>115</text:p>
          </table:table-cell>
          <table:table-cell office:value-type="float" office:value="5.406">
            <text:p>5.406</text:p>
          </table:table-cell>
          <table:table-cell office:value-type="float" office:value="2.685">
            <text:p>2.685</text:p>
          </table:table-cell>
          <table:table-cell office:value-type="float" office:value="1.471">
            <text:p>1.471</text:p>
          </table:table-cell>
          <table:table-cell office:value-type="float" office:value="1.075">
            <text:p>1.075</text:p>
          </table:table-cell>
          <table:table-cell table:style-name="ce4" table:formula="of:=[.$C$3]/[.$C117]" office:value-type="float" office:value="20.1553829078801">
            <text:p>20.1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6">
            <text:p>116</text:p>
          </table:table-cell>
          <table:table-cell office:value-type="float" office:value="5.36">
            <text:p>5.36</text:p>
          </table:table-cell>
          <table:table-cell office:value-type="float" office:value="2.782">
            <text:p>2.782</text:p>
          </table:table-cell>
          <table:table-cell office:value-type="float" office:value="1.335">
            <text:p>1.335</text:p>
          </table:table-cell>
          <table:table-cell office:value-type="float" office:value="1.068">
            <text:p>1.068</text:p>
          </table:table-cell>
          <table:table-cell table:style-name="ce4" table:formula="of:=[.$C$3]/[.$C118]" office:value-type="float" office:value="20.3283582089552">
            <text:p>20.32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7">
            <text:p>117</text:p>
          </table:table-cell>
          <table:table-cell office:value-type="float" office:value="5.725">
            <text:p>5.725</text:p>
          </table:table-cell>
          <table:table-cell office:value-type="float" office:value="3.024">
            <text:p>3.024</text:p>
          </table:table-cell>
          <table:table-cell office:value-type="float" office:value="1.421">
            <text:p>1.421</text:p>
          </table:table-cell>
          <table:table-cell office:value-type="float" office:value="1.104">
            <text:p>1.104</text:p>
          </table:table-cell>
          <table:table-cell table:style-name="ce4" table:formula="of:=[.$C$3]/[.$C119]" office:value-type="float" office:value="19.0323144104803">
            <text:p>19.03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8">
            <text:p>118</text:p>
          </table:table-cell>
          <table:table-cell office:value-type="float" office:value="5.305">
            <text:p>5.305</text:p>
          </table:table-cell>
          <table:table-cell office:value-type="float" office:value="2.625">
            <text:p>2.625</text:p>
          </table:table-cell>
          <table:table-cell office:value-type="float" office:value="1.436">
            <text:p>1.436</text:p>
          </table:table-cell>
          <table:table-cell office:value-type="float" office:value="1.068">
            <text:p>1.068</text:p>
          </table:table-cell>
          <table:table-cell table:style-name="ce4" table:formula="of:=[.$C$3]/[.$C120]" office:value-type="float" office:value="20.5391140433553">
            <text:p>20.53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9">
            <text:p>119</text:p>
          </table:table-cell>
          <table:table-cell office:value-type="float" office:value="5.298">
            <text:p>5.298</text:p>
          </table:table-cell>
          <table:table-cell office:value-type="float" office:value="2.624">
            <text:p>2.624</text:p>
          </table:table-cell>
          <table:table-cell office:value-type="float" office:value="1.432">
            <text:p>1.432</text:p>
          </table:table-cell>
          <table:table-cell office:value-type="float" office:value="1.067">
            <text:p>1.067</text:p>
          </table:table-cell>
          <table:table-cell table:style-name="ce4" table:formula="of:=[.$C$3]/[.$C121]" office:value-type="float" office:value="20.5662514156285">
            <text:p>20.56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0">
            <text:p>120</text:p>
          </table:table-cell>
          <table:table-cell office:value-type="float" office:value="5.282">
            <text:p>5.282</text:p>
          </table:table-cell>
          <table:table-cell office:value-type="float" office:value="2.646">
            <text:p>2.646</text:p>
          </table:table-cell>
          <table:table-cell office:value-type="float" office:value="1.36">
            <text:p>1.36</text:p>
          </table:table-cell>
          <table:table-cell office:value-type="float" office:value="1.101">
            <text:p>1.101</text:p>
          </table:table-cell>
          <table:table-cell table:style-name="ce4" table:formula="of:=[.$C$3]/[.$C122]" office:value-type="float" office:value="20.6285497917455">
            <text:p>20.62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1">
            <text:p>121</text:p>
          </table:table-cell>
          <table:table-cell office:value-type="float" office:value="4.922">
            <text:p>4.922</text:p>
          </table:table-cell>
          <table:table-cell office:value-type="float" office:value="2.294">
            <text:p>2.294</text:p>
          </table:table-cell>
          <table:table-cell office:value-type="float" office:value="1.366">
            <text:p>1.366</text:p>
          </table:table-cell>
          <table:table-cell office:value-type="float" office:value="1.087">
            <text:p>1.087</text:p>
          </table:table-cell>
          <table:table-cell table:style-name="ce4" table:formula="of:=[.$C$3]/[.$C123]" office:value-type="float" office:value="22.1373425436814">
            <text:p>22.1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2">
            <text:p>122</text:p>
          </table:table-cell>
          <table:table-cell office:value-type="float" office:value="5.32">
            <text:p>5.32</text:p>
          </table:table-cell>
          <table:table-cell office:value-type="float" office:value="2.654">
            <text:p>2.654</text:p>
          </table:table-cell>
          <table:table-cell office:value-type="float" office:value="1.376">
            <text:p>1.376</text:p>
          </table:table-cell>
          <table:table-cell office:value-type="float" office:value="1.114">
            <text:p>1.114</text:p>
          </table:table-cell>
          <table:table-cell table:style-name="ce4" table:formula="of:=[.$C$3]/[.$C124]" office:value-type="float" office:value="20.4812030075188">
            <text:p>20.48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3">
            <text:p>123</text:p>
          </table:table-cell>
          <table:table-cell office:value-type="float" office:value="5.385">
            <text:p>5.385</text:p>
          </table:table-cell>
          <table:table-cell office:value-type="float" office:value="2.727">
            <text:p>2.727</text:p>
          </table:table-cell>
          <table:table-cell office:value-type="float" office:value="1.398">
            <text:p>1.398</text:p>
          </table:table-cell>
          <table:table-cell office:value-type="float" office:value="1.085">
            <text:p>1.085</text:p>
          </table:table-cell>
          <table:table-cell table:style-name="ce4" table:formula="of:=[.$C$3]/[.$C125]" office:value-type="float" office:value="20.2339832869081">
            <text:p>20.23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4">
            <text:p>124</text:p>
          </table:table-cell>
          <table:table-cell office:value-type="float" office:value="5.038">
            <text:p>5.038</text:p>
          </table:table-cell>
          <table:table-cell office:value-type="float" office:value="2.317">
            <text:p>2.317</text:p>
          </table:table-cell>
          <table:table-cell office:value-type="float" office:value="1.455">
            <text:p>1.455</text:p>
          </table:table-cell>
          <table:table-cell office:value-type="float" office:value="1.088">
            <text:p>1.088</text:p>
          </table:table-cell>
          <table:table-cell table:style-name="ce4" table:formula="of:=[.$C$3]/[.$C126]" office:value-type="float" office:value="21.6276300119095">
            <text:p>21.62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5">
            <text:p>125</text:p>
          </table:table-cell>
          <table:table-cell office:value-type="float" office:value="5.773">
            <text:p>5.773</text:p>
          </table:table-cell>
          <table:table-cell office:value-type="float" office:value="3.064">
            <text:p>3.064</text:p>
          </table:table-cell>
          <table:table-cell office:value-type="float" office:value="1.399">
            <text:p>1.399</text:p>
          </table:table-cell>
          <table:table-cell office:value-type="float" office:value="1.134">
            <text:p>1.134</text:p>
          </table:table-cell>
          <table:table-cell table:style-name="ce4" table:formula="of:=[.$C$3]/[.$C127]" office:value-type="float" office:value="18.8740689416248">
            <text:p>18.87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6">
            <text:p>126</text:p>
          </table:table-cell>
          <table:table-cell office:value-type="float" office:value="5.39">
            <text:p>5.39</text:p>
          </table:table-cell>
          <table:table-cell office:value-type="float" office:value="2.664">
            <text:p>2.664</text:p>
          </table:table-cell>
          <table:table-cell office:value-type="float" office:value="1.445">
            <text:p>1.445</text:p>
          </table:table-cell>
          <table:table-cell office:value-type="float" office:value="1.108">
            <text:p>1.108</text:p>
          </table:table-cell>
          <table:table-cell table:style-name="ce4" table:formula="of:=[.$C$3]/[.$C128]" office:value-type="float" office:value="20.2152133580705">
            <text:p>20.21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7">
            <text:p>127</text:p>
          </table:table-cell>
          <table:table-cell office:value-type="float" office:value="5.424">
            <text:p>5.424</text:p>
          </table:table-cell>
          <table:table-cell office:value-type="float" office:value="2.747">
            <text:p>2.747</text:p>
          </table:table-cell>
          <table:table-cell office:value-type="float" office:value="1.396">
            <text:p>1.396</text:p>
          </table:table-cell>
          <table:table-cell office:value-type="float" office:value="1.107">
            <text:p>1.107</text:p>
          </table:table-cell>
          <table:table-cell table:style-name="ce4" table:formula="of:=[.$C$3]/[.$C129]" office:value-type="float" office:value="20.0884955752212">
            <text:p>20.0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8">
            <text:p>128</text:p>
          </table:table-cell>
          <table:table-cell office:value-type="float" office:value="5.581">
            <text:p>5.581</text:p>
          </table:table-cell>
          <table:table-cell office:value-type="float" office:value="2.825">
            <text:p>2.825</text:p>
          </table:table-cell>
          <table:table-cell office:value-type="float" office:value="1.449">
            <text:p>1.449</text:p>
          </table:table-cell>
          <table:table-cell office:value-type="float" office:value="1.131">
            <text:p>1.131</text:p>
          </table:table-cell>
          <table:table-cell table:style-name="ce4" table:formula="of:=[.$C$3]/[.$C130]" office:value-type="float" office:value="19.5233829062892">
            <text:p>19.52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9">
            <text:p>129</text:p>
          </table:table-cell>
          <table:table-cell office:value-type="float" office:value="5.724">
            <text:p>5.724</text:p>
          </table:table-cell>
          <table:table-cell office:value-type="float" office:value="2.883">
            <text:p>2.883</text:p>
          </table:table-cell>
          <table:table-cell office:value-type="float" office:value="1.444">
            <text:p>1.444</text:p>
          </table:table-cell>
          <table:table-cell office:value-type="float" office:value="1.221">
            <text:p>1.221</text:p>
          </table:table-cell>
          <table:table-cell table:style-name="ce4" table:formula="of:=[.$C$3]/[.$C131]" office:value-type="float" office:value="19.0356394129979">
            <text:p>19.03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0">
            <text:p>130</text:p>
          </table:table-cell>
          <table:table-cell office:value-type="float" office:value="5.705">
            <text:p>5.705</text:p>
          </table:table-cell>
          <table:table-cell office:value-type="float" office:value="2.763">
            <text:p>2.763</text:p>
          </table:table-cell>
          <table:table-cell office:value-type="float" office:value="1.479">
            <text:p>1.479</text:p>
          </table:table-cell>
          <table:table-cell office:value-type="float" office:value="1.286">
            <text:p>1.286</text:p>
          </table:table-cell>
          <table:table-cell table:style-name="ce4" table:formula="of:=[.$C$3]/[.$C132]" office:value-type="float" office:value="19.0990359333918">
            <text:p>19.09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1">
            <text:p>131</text:p>
          </table:table-cell>
          <table:table-cell office:value-type="float" office:value="5.406">
            <text:p>5.406</text:p>
          </table:table-cell>
          <table:table-cell office:value-type="float" office:value="2.6">
            <text:p>2.6</text:p>
          </table:table-cell>
          <table:table-cell office:value-type="float" office:value="1.457">
            <text:p>1.457</text:p>
          </table:table-cell>
          <table:table-cell office:value-type="float" office:value="1.173">
            <text:p>1.173</text:p>
          </table:table-cell>
          <table:table-cell table:style-name="ce4" table:formula="of:=[.$C$3]/[.$C133]" office:value-type="float" office:value="20.1553829078801">
            <text:p>20.15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2">
            <text:p>132</text:p>
          </table:table-cell>
          <table:table-cell office:value-type="float" office:value="5.876">
            <text:p>5.876</text:p>
          </table:table-cell>
          <table:table-cell office:value-type="float" office:value="2.983">
            <text:p>2.983</text:p>
          </table:table-cell>
          <table:table-cell office:value-type="float" office:value="1.463">
            <text:p>1.463</text:p>
          </table:table-cell>
          <table:table-cell office:value-type="float" office:value="1.255">
            <text:p>1.255</text:p>
          </table:table-cell>
          <table:table-cell table:style-name="ce4" table:formula="of:=[.$C$3]/[.$C134]" office:value-type="float" office:value="18.5432266848196">
            <text:p>18.54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3">
            <text:p>133</text:p>
          </table:table-cell>
          <table:table-cell office:value-type="float" office:value="5.35">
            <text:p>5.35</text:p>
          </table:table-cell>
          <table:table-cell office:value-type="float" office:value="2.654">
            <text:p>2.654</text:p>
          </table:table-cell>
          <table:table-cell office:value-type="float" office:value="1.38">
            <text:p>1.38</text:p>
          </table:table-cell>
          <table:table-cell office:value-type="float" office:value="1.14">
            <text:p>1.14</text:p>
          </table:table-cell>
          <table:table-cell table:style-name="ce4" table:formula="of:=[.$C$3]/[.$C135]" office:value-type="float" office:value="20.3663551401869">
            <text:p>20.36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4">
            <text:p>134</text:p>
          </table:table-cell>
          <table:table-cell office:value-type="float" office:value="5.526">
            <text:p>5.526</text:p>
          </table:table-cell>
          <table:table-cell office:value-type="float" office:value="2.702">
            <text:p>2.702</text:p>
          </table:table-cell>
          <table:table-cell office:value-type="float" office:value="1.476">
            <text:p>1.476</text:p>
          </table:table-cell>
          <table:table-cell office:value-type="float" office:value="1.173">
            <text:p>1.173</text:p>
          </table:table-cell>
          <table:table-cell table:style-name="ce4" table:formula="of:=[.$C$3]/[.$C136]" office:value-type="float" office:value="19.7176981541802">
            <text:p>19.71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5">
            <text:p>135</text:p>
          </table:table-cell>
          <table:table-cell office:value-type="float" office:value="5.577">
            <text:p>5.577</text:p>
          </table:table-cell>
          <table:table-cell office:value-type="float" office:value="2.814">
            <text:p>2.814</text:p>
          </table:table-cell>
          <table:table-cell office:value-type="float" office:value="1.403">
            <text:p>1.403</text:p>
          </table:table-cell>
          <table:table-cell office:value-type="float" office:value="1.183">
            <text:p>1.183</text:p>
          </table:table-cell>
          <table:table-cell table:style-name="ce4" table:formula="of:=[.$C$3]/[.$C137]" office:value-type="float" office:value="19.5373856912318">
            <text:p>19.5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6">
            <text:p>136</text:p>
          </table:table-cell>
          <table:table-cell office:value-type="float" office:value="6.034">
            <text:p>6.034</text:p>
          </table:table-cell>
          <table:table-cell office:value-type="float" office:value="3.19">
            <text:p>3.19</text:p>
          </table:table-cell>
          <table:table-cell office:value-type="float" office:value="1.451">
            <text:p>1.451</text:p>
          </table:table-cell>
          <table:table-cell office:value-type="float" office:value="1.219">
            <text:p>1.219</text:p>
          </table:table-cell>
          <table:table-cell table:style-name="ce4" table:formula="of:=[.$C$3]/[.$C138]" office:value-type="float" office:value="18.0576731852834">
            <text:p>18.05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7">
            <text:p>137</text:p>
          </table:table-cell>
          <table:table-cell office:value-type="float" office:value="5.511">
            <text:p>5.511</text:p>
          </table:table-cell>
          <table:table-cell office:value-type="float" office:value="2.764">
            <text:p>2.764</text:p>
          </table:table-cell>
          <table:table-cell office:value-type="float" office:value="1.407">
            <text:p>1.407</text:p>
          </table:table-cell>
          <table:table-cell office:value-type="float" office:value="1.163">
            <text:p>1.163</text:p>
          </table:table-cell>
          <table:table-cell table:style-name="ce4" table:formula="of:=[.$C$3]/[.$C139]" office:value-type="float" office:value="19.7713663581927">
            <text:p>19.77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8">
            <text:p>138</text:p>
          </table:table-cell>
          <table:table-cell office:value-type="float" office:value="5.217">
            <text:p>5.217</text:p>
          </table:table-cell>
          <table:table-cell office:value-type="float" office:value="2.418">
            <text:p>2.418</text:p>
          </table:table-cell>
          <table:table-cell office:value-type="float" office:value="1.455">
            <text:p>1.455</text:p>
          </table:table-cell>
          <table:table-cell office:value-type="float" office:value="1.167">
            <text:p>1.167</text:p>
          </table:table-cell>
          <table:table-cell table:style-name="ce4" table:formula="of:=[.$C$3]/[.$C140]" office:value-type="float" office:value="20.8855664174813">
            <text:p>20.88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9">
            <text:p>139</text:p>
          </table:table-cell>
          <table:table-cell office:value-type="float" office:value="5.387">
            <text:p>5.387</text:p>
          </table:table-cell>
          <table:table-cell office:value-type="float" office:value="2.644">
            <text:p>2.644</text:p>
          </table:table-cell>
          <table:table-cell office:value-type="float" office:value="1.403">
            <text:p>1.403</text:p>
          </table:table-cell>
          <table:table-cell office:value-type="float" office:value="1.163">
            <text:p>1.163</text:p>
          </table:table-cell>
          <table:table-cell table:style-name="ce4" table:formula="of:=[.$C$3]/[.$C141]" office:value-type="float" office:value="20.226471134212">
            <text:p>20.22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0">
            <text:p>140</text:p>
          </table:table-cell>
          <table:table-cell office:value-type="float" office:value="5.977">
            <text:p>5.977</text:p>
          </table:table-cell>
          <table:table-cell office:value-type="float" office:value="3.165">
            <text:p>3.165</text:p>
          </table:table-cell>
          <table:table-cell office:value-type="float" office:value="1.394">
            <text:p>1.394</text:p>
          </table:table-cell>
          <table:table-cell office:value-type="float" office:value="1.24">
            <text:p>1.24</text:p>
          </table:table-cell>
          <table:table-cell table:style-name="ce4" table:formula="of:=[.$C$3]/[.$C142]" office:value-type="float" office:value="18.22988121131">
            <text:p>18.23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1">
            <text:p>141</text:p>
          </table:table-cell>
          <table:table-cell office:value-type="float" office:value="5.687">
            <text:p>5.687</text:p>
          </table:table-cell>
          <table:table-cell office:value-type="float" office:value="2.757">
            <text:p>2.757</text:p>
          </table:table-cell>
          <table:table-cell office:value-type="float" office:value="1.554">
            <text:p>1.554</text:p>
          </table:table-cell>
          <table:table-cell office:value-type="float" office:value="1.201">
            <text:p>1.201</text:p>
          </table:table-cell>
          <table:table-cell table:style-name="ce4" table:formula="of:=[.$C$3]/[.$C143]" office:value-type="float" office:value="19.159486548268">
            <text:p>19.15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2">
            <text:p>142</text:p>
          </table:table-cell>
          <table:table-cell office:value-type="float" office:value="5.292">
            <text:p>5.292</text:p>
          </table:table-cell>
          <table:table-cell office:value-type="float" office:value="2.6">
            <text:p>2.6</text:p>
          </table:table-cell>
          <table:table-cell office:value-type="float" office:value="1.389">
            <text:p>1.389</text:p>
          </table:table-cell>
          <table:table-cell office:value-type="float" office:value="1.129">
            <text:p>1.129</text:p>
          </table:table-cell>
          <table:table-cell table:style-name="ce4" table:formula="of:=[.$C$3]/[.$C144]" office:value-type="float" office:value="20.5895691609977">
            <text:p>20.5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3">
            <text:p>143</text:p>
          </table:table-cell>
          <table:table-cell office:value-type="float" office:value="5.347">
            <text:p>5.347</text:p>
          </table:table-cell>
          <table:table-cell office:value-type="float" office:value="2.591">
            <text:p>2.591</text:p>
          </table:table-cell>
          <table:table-cell office:value-type="float" office:value="1.388">
            <text:p>1.388</text:p>
          </table:table-cell>
          <table:table-cell office:value-type="float" office:value="1.192">
            <text:p>1.192</text:p>
          </table:table-cell>
          <table:table-cell table:style-name="ce4" table:formula="of:=[.$C$3]/[.$C145]" office:value-type="float" office:value="20.3777819337946">
            <text:p>20.37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4">
            <text:p>144</text:p>
          </table:table-cell>
          <table:table-cell office:value-type="float" office:value="5.571">
            <text:p>5.571</text:p>
          </table:table-cell>
          <table:table-cell office:value-type="float" office:value="2.779">
            <text:p>2.779</text:p>
          </table:table-cell>
          <table:table-cell office:value-type="float" office:value="1.44">
            <text:p>1.44</text:p>
          </table:table-cell>
          <table:table-cell office:value-type="float" office:value="1.175">
            <text:p>1.175</text:p>
          </table:table-cell>
          <table:table-cell table:style-name="ce4" table:formula="of:=[.$C$3]/[.$C146]" office:value-type="float" office:value="19.5584275713516">
            <text:p>19.55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5">
            <text:p>145</text:p>
          </table:table-cell>
          <table:table-cell office:value-type="float" office:value="6.052">
            <text:p>6.052</text:p>
          </table:table-cell>
          <table:table-cell office:value-type="float" office:value="3.193">
            <text:p>3.193</text:p>
          </table:table-cell>
          <table:table-cell office:value-type="float" office:value="1.444">
            <text:p>1.444</text:p>
          </table:table-cell>
          <table:table-cell office:value-type="float" office:value="1.238">
            <text:p>1.238</text:p>
          </table:table-cell>
          <table:table-cell table:style-name="ce4" table:formula="of:=[.$C$3]/[.$C147]" office:value-type="float" office:value="18.0039656311963">
            <text:p>18.0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6">
            <text:p>146</text:p>
          </table:table-cell>
          <table:table-cell office:value-type="float" office:value="5.484">
            <text:p>5.484</text:p>
          </table:table-cell>
          <table:table-cell office:value-type="float" office:value="2.616">
            <text:p>2.616</text:p>
          </table:table-cell>
          <table:table-cell office:value-type="float" office:value="1.477">
            <text:p>1.477</text:p>
          </table:table-cell>
          <table:table-cell office:value-type="float" office:value="1.214">
            <text:p>1.214</text:p>
          </table:table-cell>
          <table:table-cell table:style-name="ce4" table:formula="of:=[.$C$3]/[.$C148]" office:value-type="float" office:value="19.8687089715536">
            <text:p>19.86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7">
            <text:p>147</text:p>
          </table:table-cell>
          <table:table-cell office:value-type="float" office:value="6.16">
            <text:p>6.16</text:p>
          </table:table-cell>
          <table:table-cell office:value-type="float" office:value="3.297">
            <text:p>3.297</text:p>
          </table:table-cell>
          <table:table-cell office:value-type="float" office:value="1.418">
            <text:p>1.418</text:p>
          </table:table-cell>
          <table:table-cell office:value-type="float" office:value="1.268">
            <text:p>1.268</text:p>
          </table:table-cell>
          <table:table-cell table:style-name="ce4" table:formula="of:=[.$C$3]/[.$C149]" office:value-type="float" office:value="17.6883116883117">
            <text:p>17.6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8">
            <text:p>148</text:p>
          </table:table-cell>
          <table:table-cell office:value-type="float" office:value="5.967">
            <text:p>5.967</text:p>
          </table:table-cell>
          <table:table-cell office:value-type="float" office:value="3.017">
            <text:p>3.017</text:p>
          </table:table-cell>
          <table:table-cell office:value-type="float" office:value="1.435">
            <text:p>1.435</text:p>
          </table:table-cell>
          <table:table-cell office:value-type="float" office:value="1.337">
            <text:p>1.337</text:p>
          </table:table-cell>
          <table:table-cell table:style-name="ce4" table:formula="of:=[.$C$3]/[.$C150]" office:value-type="float" office:value="18.2604323780794">
            <text:p>18.26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9">
            <text:p>149</text:p>
          </table:table-cell>
          <table:table-cell office:value-type="float" office:value="5.935">
            <text:p>5.935</text:p>
          </table:table-cell>
          <table:table-cell office:value-type="float" office:value="3.068">
            <text:p>3.068</text:p>
          </table:table-cell>
          <table:table-cell office:value-type="float" office:value="1.417">
            <text:p>1.417</text:p>
          </table:table-cell>
          <table:table-cell office:value-type="float" office:value="1.274">
            <text:p>1.274</text:p>
          </table:table-cell>
          <table:table-cell table:style-name="ce4" table:formula="of:=[.$C$3]/[.$C151]" office:value-type="float" office:value="18.3588879528222">
            <text:p>18.35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0">
            <text:p>150</text:p>
          </table:table-cell>
          <table:table-cell office:value-type="float" office:value="5.551">
            <text:p>5.551</text:p>
          </table:table-cell>
          <table:table-cell office:value-type="float" office:value="2.648">
            <text:p>2.648</text:p>
          </table:table-cell>
          <table:table-cell office:value-type="float" office:value="1.474">
            <text:p>1.474</text:p>
          </table:table-cell>
          <table:table-cell office:value-type="float" office:value="1.254">
            <text:p>1.254</text:p>
          </table:table-cell>
          <table:table-cell table:style-name="ce4" table:formula="of:=[.$C$3]/[.$C152]" office:value-type="float" office:value="19.6288956944695">
            <text:p>19.62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1">
            <text:p>151</text:p>
          </table:table-cell>
          <table:table-cell office:value-type="float" office:value="6.217">
            <text:p>6.217</text:p>
          </table:table-cell>
          <table:table-cell office:value-type="float" office:value="3.386">
            <text:p>3.386</text:p>
          </table:table-cell>
          <table:table-cell office:value-type="float" office:value="1.386">
            <text:p>1.386</text:p>
          </table:table-cell>
          <table:table-cell office:value-type="float" office:value="1.268">
            <text:p>1.268</text:p>
          </table:table-cell>
          <table:table-cell table:style-name="ce4" table:formula="of:=[.$C$3]/[.$C153]" office:value-type="float" office:value="17.5261380086859">
            <text:p>17.52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2">
            <text:p>152</text:p>
          </table:table-cell>
          <table:table-cell office:value-type="float" office:value="5.726">
            <text:p>5.726</text:p>
          </table:table-cell>
          <table:table-cell office:value-type="float" office:value="2.935">
            <text:p>2.935</text:p>
          </table:table-cell>
          <table:table-cell office:value-type="float" office:value="1.397">
            <text:p>1.397</text:p>
          </table:table-cell>
          <table:table-cell office:value-type="float" office:value="1.216">
            <text:p>1.216</text:p>
          </table:table-cell>
          <table:table-cell table:style-name="ce4" table:formula="of:=[.$C$3]/[.$C154]" office:value-type="float" office:value="19.0289905693329">
            <text:p>19.02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3">
            <text:p>153</text:p>
          </table:table-cell>
          <table:table-cell office:value-type="float" office:value="6.317">
            <text:p>6.317</text:p>
          </table:table-cell>
          <table:table-cell office:value-type="float" office:value="3.328">
            <text:p>3.328</text:p>
          </table:table-cell>
          <table:table-cell office:value-type="float" office:value="1.499">
            <text:p>1.499</text:p>
          </table:table-cell>
          <table:table-cell office:value-type="float" office:value="1.313">
            <text:p>1.313</text:p>
          </table:table-cell>
          <table:table-cell table:style-name="ce4" table:formula="of:=[.$C$3]/[.$C155]" office:value-type="float" office:value="17.2486940003166">
            <text:p>17.24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4">
            <text:p>154</text:p>
          </table:table-cell>
          <table:table-cell office:value-type="float" office:value="5.749">
            <text:p>5.749</text:p>
          </table:table-cell>
          <table:table-cell office:value-type="float" office:value="2.834">
            <text:p>2.834</text:p>
          </table:table-cell>
          <table:table-cell office:value-type="float" office:value="1.43">
            <text:p>1.43</text:p>
          </table:table-cell>
          <table:table-cell office:value-type="float" office:value="1.308">
            <text:p>1.308</text:p>
          </table:table-cell>
          <table:table-cell table:style-name="ce4" table:formula="of:=[.$C$3]/[.$C156]" office:value-type="float" office:value="18.9528613671943">
            <text:p>18.9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5">
            <text:p>155</text:p>
          </table:table-cell>
          <table:table-cell office:value-type="float" office:value="5.452">
            <text:p>5.452</text:p>
          </table:table-cell>
          <table:table-cell office:value-type="float" office:value="2.648">
            <text:p>2.648</text:p>
          </table:table-cell>
          <table:table-cell office:value-type="float" office:value="1.358">
            <text:p>1.358</text:p>
          </table:table-cell>
          <table:table-cell office:value-type="float" office:value="1.269">
            <text:p>1.269</text:p>
          </table:table-cell>
          <table:table-cell table:style-name="ce4" table:formula="of:=[.$C$3]/[.$C157]" office:value-type="float" office:value="19.9853264856933">
            <text:p>19.98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6">
            <text:p>156</text:p>
          </table:table-cell>
          <table:table-cell office:value-type="float" office:value="5.924">
            <text:p>5.924</text:p>
          </table:table-cell>
          <table:table-cell office:value-type="float" office:value="3.063">
            <text:p>3.063</text:p>
          </table:table-cell>
          <table:table-cell office:value-type="float" office:value="1.412">
            <text:p>1.412</text:p>
          </table:table-cell>
          <table:table-cell office:value-type="float" office:value="1.273">
            <text:p>1.273</text:p>
          </table:table-cell>
          <table:table-cell table:style-name="ce4" table:formula="of:=[.$C$3]/[.$C158]" office:value-type="float" office:value="18.3929777177583">
            <text:p>18.39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7">
            <text:p>157</text:p>
          </table:table-cell>
          <table:table-cell office:value-type="float" office:value="5.929">
            <text:p>5.929</text:p>
          </table:table-cell>
          <table:table-cell office:value-type="float" office:value="3.035">
            <text:p>3.035</text:p>
          </table:table-cell>
          <table:table-cell office:value-type="float" office:value="1.431">
            <text:p>1.431</text:p>
          </table:table-cell>
          <table:table-cell office:value-type="float" office:value="1.287">
            <text:p>1.287</text:p>
          </table:table-cell>
          <table:table-cell table:style-name="ce4" table:formula="of:=[.$C$3]/[.$C159]" office:value-type="float" office:value="18.377466689155">
            <text:p>18.37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8">
            <text:p>158</text:p>
          </table:table-cell>
          <table:table-cell office:value-type="float" office:value="6.333">
            <text:p>6.333</text:p>
          </table:table-cell>
          <table:table-cell office:value-type="float" office:value="3.368">
            <text:p>3.368</text:p>
          </table:table-cell>
          <table:table-cell office:value-type="float" office:value="1.479">
            <text:p>1.479</text:p>
          </table:table-cell>
          <table:table-cell office:value-type="float" office:value="1.309">
            <text:p>1.309</text:p>
          </table:table-cell>
          <table:table-cell table:style-name="ce4" table:formula="of:=[.$C$3]/[.$C160]" office:value-type="float" office:value="17.2051160587399">
            <text:p>17.20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9">
            <text:p>159</text:p>
          </table:table-cell>
          <table:table-cell office:value-type="float" office:value="6.108">
            <text:p>6.108</text:p>
          </table:table-cell>
          <table:table-cell office:value-type="float" office:value="3.224">
            <text:p>3.224</text:p>
          </table:table-cell>
          <table:table-cell office:value-type="float" office:value="1.444">
            <text:p>1.444</text:p>
          </table:table-cell>
          <table:table-cell office:value-type="float" office:value="1.262">
            <text:p>1.262</text:p>
          </table:table-cell>
          <table:table-cell table:style-name="ce4" table:formula="of:=[.$C$3]/[.$C161]" office:value-type="float" office:value="17.8388998035363">
            <text:p>17.83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0">
            <text:p>160</text:p>
          </table:table-cell>
          <table:table-cell office:value-type="float" office:value="5.885">
            <text:p>5.885</text:p>
          </table:table-cell>
          <table:table-cell office:value-type="float" office:value="2.968">
            <text:p>2.968</text:p>
          </table:table-cell>
          <table:table-cell office:value-type="float" office:value="1.443">
            <text:p>1.443</text:p>
          </table:table-cell>
          <table:table-cell office:value-type="float" office:value="1.298">
            <text:p>1.298</text:p>
          </table:table-cell>
          <table:table-cell table:style-name="ce4" table:formula="of:=[.$C$3]/[.$C162]" office:value-type="float" office:value="18.5148683092608">
            <text:p>18.51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1">
            <text:p>161</text:p>
          </table:table-cell>
          <table:table-cell office:value-type="float" office:value="6.018">
            <text:p>6.018</text:p>
          </table:table-cell>
          <table:table-cell office:value-type="float" office:value="3.145">
            <text:p>3.145</text:p>
          </table:table-cell>
          <table:table-cell office:value-type="float" office:value="1.401">
            <text:p>1.401</text:p>
          </table:table-cell>
          <table:table-cell office:value-type="float" office:value="1.297">
            <text:p>1.297</text:p>
          </table:table-cell>
          <table:table-cell table:style-name="ce4" table:formula="of:=[.$C$3]/[.$C163]" office:value-type="float" office:value="18.1056829511466">
            <text:p>18.10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2">
            <text:p>162</text:p>
          </table:table-cell>
          <table:table-cell office:value-type="float" office:value="6.228">
            <text:p>6.228</text:p>
          </table:table-cell>
          <table:table-cell office:value-type="float" office:value="3.265">
            <text:p>3.265</text:p>
          </table:table-cell>
          <table:table-cell office:value-type="float" office:value="1.456">
            <text:p>1.456</text:p>
          </table:table-cell>
          <table:table-cell office:value-type="float" office:value="1.329">
            <text:p>1.329</text:p>
          </table:table-cell>
          <table:table-cell table:style-name="ce4" table:formula="of:=[.$C$3]/[.$C164]" office:value-type="float" office:value="17.495183044316">
            <text:p>17.49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3">
            <text:p>163</text:p>
          </table:table-cell>
          <table:table-cell office:value-type="float" office:value="5.679">
            <text:p>5.679</text:p>
          </table:table-cell>
          <table:table-cell office:value-type="float" office:value="2.762">
            <text:p>2.762</text:p>
          </table:table-cell>
          <table:table-cell office:value-type="float" office:value="1.442">
            <text:p>1.442</text:p>
          </table:table-cell>
          <table:table-cell office:value-type="float" office:value="1.296">
            <text:p>1.296</text:p>
          </table:table-cell>
          <table:table-cell table:style-name="ce4" table:formula="of:=[.$C$3]/[.$C165]" office:value-type="float" office:value="19.1864764923402">
            <text:p>19.18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4">
            <text:p>164</text:p>
          </table:table-cell>
          <table:table-cell office:value-type="float" office:value="6.538">
            <text:p>6.538</text:p>
          </table:table-cell>
          <table:table-cell office:value-type="float" office:value="3.451">
            <text:p>3.451</text:p>
          </table:table-cell>
          <table:table-cell office:value-type="float" office:value="1.516">
            <text:p>1.516</text:p>
          </table:table-cell>
          <table:table-cell office:value-type="float" office:value="1.392">
            <text:p>1.392</text:p>
          </table:table-cell>
          <table:table-cell table:style-name="ce4" table:formula="of:=[.$C$3]/[.$C166]" office:value-type="float" office:value="16.6656469868461">
            <text:p>16.66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5">
            <text:p>165</text:p>
          </table:table-cell>
          <table:table-cell office:value-type="float" office:value="5.915">
            <text:p>5.915</text:p>
          </table:table-cell>
          <table:table-cell office:value-type="float" office:value="2.985">
            <text:p>2.985</text:p>
          </table:table-cell>
          <table:table-cell office:value-type="float" office:value="1.44">
            <text:p>1.44</text:p>
          </table:table-cell>
          <table:table-cell office:value-type="float" office:value="1.312">
            <text:p>1.312</text:p>
          </table:table-cell>
          <table:table-cell table:style-name="ce4" table:formula="of:=[.$C$3]/[.$C167]" office:value-type="float" office:value="18.4209636517329">
            <text:p>18.42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6">
            <text:p>166</text:p>
          </table:table-cell>
          <table:table-cell office:value-type="float" office:value="6.039">
            <text:p>6.039</text:p>
          </table:table-cell>
          <table:table-cell office:value-type="float" office:value="3.128">
            <text:p>3.128</text:p>
          </table:table-cell>
          <table:table-cell office:value-type="float" office:value="1.426">
            <text:p>1.426</text:p>
          </table:table-cell>
          <table:table-cell office:value-type="float" office:value="1.307">
            <text:p>1.307</text:p>
          </table:table-cell>
          <table:table-cell table:style-name="ce4" table:formula="of:=[.$C$3]/[.$C168]" office:value-type="float" office:value="18.0427223050174">
            <text:p>18.04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7">
            <text:p>167</text:p>
          </table:table-cell>
          <table:table-cell office:value-type="float" office:value="6.528">
            <text:p>6.528</text:p>
          </table:table-cell>
          <table:table-cell office:value-type="float" office:value="3.597">
            <text:p>3.597</text:p>
          </table:table-cell>
          <table:table-cell office:value-type="float" office:value="1.362">
            <text:p>1.362</text:p>
          </table:table-cell>
          <table:table-cell office:value-type="float" office:value="1.391">
            <text:p>1.391</text:p>
          </table:table-cell>
          <table:table-cell table:style-name="ce4" table:formula="of:=[.$C$3]/[.$C169]" office:value-type="float" office:value="16.6911764705882">
            <text:p>16.69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8">
            <text:p>168</text:p>
          </table:table-cell>
          <table:table-cell office:value-type="float" office:value="6.127">
            <text:p>6.127</text:p>
          </table:table-cell>
          <table:table-cell office:value-type="float" office:value="3.144">
            <text:p>3.144</text:p>
          </table:table-cell>
          <table:table-cell office:value-type="float" office:value="1.379">
            <text:p>1.379</text:p>
          </table:table-cell>
          <table:table-cell office:value-type="float" office:value="1.425">
            <text:p>1.425</text:p>
          </table:table-cell>
          <table:table-cell table:style-name="ce4" table:formula="of:=[.$C$3]/[.$C170]" office:value-type="float" office:value="17.7835808715521">
            <text:p>17.78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9">
            <text:p>169</text:p>
          </table:table-cell>
          <table:table-cell office:value-type="float" office:value="6.37">
            <text:p>6.37</text:p>
          </table:table-cell>
          <table:table-cell office:value-type="float" office:value="3.453">
            <text:p>3.453</text:p>
          </table:table-cell>
          <table:table-cell office:value-type="float" office:value="1.403">
            <text:p>1.403</text:p>
          </table:table-cell>
          <table:table-cell office:value-type="float" office:value="1.335">
            <text:p>1.335</text:p>
          </table:table-cell>
          <table:table-cell table:style-name="ce4" table:formula="of:=[.$C$3]/[.$C171]" office:value-type="float" office:value="17.105180533752">
            <text:p>17.10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0">
            <text:p>170</text:p>
          </table:table-cell>
          <table:table-cell office:value-type="float" office:value="6.455">
            <text:p>6.455</text:p>
          </table:table-cell>
          <table:table-cell office:value-type="float" office:value="3.51">
            <text:p>3.51</text:p>
          </table:table-cell>
          <table:table-cell office:value-type="float" office:value="1.403">
            <text:p>1.403</text:p>
          </table:table-cell>
          <table:table-cell office:value-type="float" office:value="1.364">
            <text:p>1.364</text:p>
          </table:table-cell>
          <table:table-cell table:style-name="ce4" table:formula="of:=[.$C$3]/[.$C172]" office:value-type="float" office:value="16.8799380325329">
            <text:p>16.8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1">
            <text:p>171</text:p>
          </table:table-cell>
          <table:table-cell office:value-type="float" office:value="6.167">
            <text:p>6.167</text:p>
          </table:table-cell>
          <table:table-cell office:value-type="float" office:value="3.236">
            <text:p>3.236</text:p>
          </table:table-cell>
          <table:table-cell office:value-type="float" office:value="1.41">
            <text:p>1.41</text:p>
          </table:table-cell>
          <table:table-cell office:value-type="float" office:value="1.343">
            <text:p>1.343</text:p>
          </table:table-cell>
          <table:table-cell table:style-name="ce4" table:formula="of:=[.$C$3]/[.$C173]" office:value-type="float" office:value="17.6682341495054">
            <text:p>17.66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2">
            <text:p>172</text:p>
          </table:table-cell>
          <table:table-cell office:value-type="float" office:value="6.229">
            <text:p>6.229</text:p>
          </table:table-cell>
          <table:table-cell office:value-type="float" office:value="3.266">
            <text:p>3.266</text:p>
          </table:table-cell>
          <table:table-cell office:value-type="float" office:value="1.434">
            <text:p>1.434</text:p>
          </table:table-cell>
          <table:table-cell office:value-type="float" office:value="1.35">
            <text:p>1.35</text:p>
          </table:table-cell>
          <table:table-cell table:style-name="ce4" table:formula="of:=[.$C$3]/[.$C174]" office:value-type="float" office:value="17.4923743779098">
            <text:p>17.4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3">
            <text:p>173</text:p>
          </table:table-cell>
          <table:table-cell office:value-type="float" office:value="6.493">
            <text:p>6.493</text:p>
          </table:table-cell>
          <table:table-cell office:value-type="float" office:value="3.502">
            <text:p>3.502</text:p>
          </table:table-cell>
          <table:table-cell office:value-type="float" office:value="1.405">
            <text:p>1.405</text:p>
          </table:table-cell>
          <table:table-cell office:value-type="float" office:value="1.409">
            <text:p>1.409</text:p>
          </table:table-cell>
          <table:table-cell table:style-name="ce4" table:formula="of:=[.$C$3]/[.$C175]" office:value-type="float" office:value="16.7811489296165">
            <text:p>16.78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4">
            <text:p>174</text:p>
          </table:table-cell>
          <table:table-cell office:value-type="float" office:value="6.07">
            <text:p>6.07</text:p>
          </table:table-cell>
          <table:table-cell office:value-type="float" office:value="3.133">
            <text:p>3.133</text:p>
          </table:table-cell>
          <table:table-cell office:value-type="float" office:value="1.395">
            <text:p>1.395</text:p>
          </table:table-cell>
          <table:table-cell office:value-type="float" office:value="1.362">
            <text:p>1.362</text:p>
          </table:table-cell>
          <table:table-cell table:style-name="ce4" table:formula="of:=[.$C$3]/[.$C176]" office:value-type="float" office:value="17.9505766062603">
            <text:p>17.95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5">
            <text:p>175</text:p>
          </table:table-cell>
          <table:table-cell office:value-type="float" office:value="6.549">
            <text:p>6.549</text:p>
          </table:table-cell>
          <table:table-cell office:value-type="float" office:value="3.54">
            <text:p>3.54</text:p>
          </table:table-cell>
          <table:table-cell office:value-type="float" office:value="1.435">
            <text:p>1.435</text:p>
          </table:table-cell>
          <table:table-cell office:value-type="float" office:value="1.396">
            <text:p>1.396</text:p>
          </table:table-cell>
          <table:table-cell table:style-name="ce4" table:formula="of:=[.$C$3]/[.$C177]" office:value-type="float" office:value="16.6376546037563">
            <text:p>16.63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6">
            <text:p>176</text:p>
          </table:table-cell>
          <table:table-cell office:value-type="float" office:value="6.451">
            <text:p>6.451</text:p>
          </table:table-cell>
          <table:table-cell office:value-type="float" office:value="3.4">
            <text:p>3.4</text:p>
          </table:table-cell>
          <table:table-cell office:value-type="float" office:value="1.48">
            <text:p>1.48</text:p>
          </table:table-cell>
          <table:table-cell office:value-type="float" office:value="1.392">
            <text:p>1.392</text:p>
          </table:table-cell>
          <table:table-cell table:style-name="ce4" table:formula="of:=[.$C$3]/[.$C178]" office:value-type="float" office:value="16.8904045884359">
            <text:p>16.8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7">
            <text:p>177</text:p>
          </table:table-cell>
          <table:table-cell office:value-type="float" office:value="6.568">
            <text:p>6.568</text:p>
          </table:table-cell>
          <table:table-cell office:value-type="float" office:value="3.473">
            <text:p>3.473</text:p>
          </table:table-cell>
          <table:table-cell office:value-type="float" office:value="1.452">
            <text:p>1.452</text:p>
          </table:table-cell>
          <table:table-cell office:value-type="float" office:value="1.464">
            <text:p>1.464</text:p>
          </table:table-cell>
          <table:table-cell table:style-name="ce4" table:formula="of:=[.$C$3]/[.$C179]" office:value-type="float" office:value="16.5895249695493">
            <text:p>16.5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8">
            <text:p>178</text:p>
          </table:table-cell>
          <table:table-cell office:value-type="float" office:value="6.764">
            <text:p>6.764</text:p>
          </table:table-cell>
          <table:table-cell office:value-type="float" office:value="3.718">
            <text:p>3.718</text:p>
          </table:table-cell>
          <table:table-cell office:value-type="float" office:value="1.415">
            <text:p>1.415</text:p>
          </table:table-cell>
          <table:table-cell office:value-type="float" office:value="1.452">
            <text:p>1.452</text:p>
          </table:table-cell>
          <table:table-cell table:style-name="ce4" table:formula="of:=[.$C$3]/[.$C180]" office:value-type="float" office:value="16.1088113542283">
            <text:p>16.10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9">
            <text:p>179</text:p>
          </table:table-cell>
          <table:table-cell office:value-type="float" office:value="6.372">
            <text:p>6.372</text:p>
          </table:table-cell>
          <table:table-cell office:value-type="float" office:value="3.365">
            <text:p>3.365</text:p>
          </table:table-cell>
          <table:table-cell office:value-type="float" office:value="1.406">
            <text:p>1.406</text:p>
          </table:table-cell>
          <table:table-cell office:value-type="float" office:value="1.423">
            <text:p>1.423</text:p>
          </table:table-cell>
          <table:table-cell table:style-name="ce4" table:formula="of:=[.$C$3]/[.$C181]" office:value-type="float" office:value="17.0998116760829">
            <text:p>17.10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0">
            <text:p>180</text:p>
          </table:table-cell>
          <table:table-cell office:value-type="float" office:value="6.547">
            <text:p>6.547</text:p>
          </table:table-cell>
          <table:table-cell office:value-type="float" office:value="3.451">
            <text:p>3.451</text:p>
          </table:table-cell>
          <table:table-cell office:value-type="float" office:value="1.486">
            <text:p>1.486</text:p>
          </table:table-cell>
          <table:table-cell office:value-type="float" office:value="1.432">
            <text:p>1.432</text:p>
          </table:table-cell>
          <table:table-cell table:style-name="ce4" table:formula="of:=[.$C$3]/[.$C182]" office:value-type="float" office:value="16.6427371315106">
            <text:p>16.64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1">
            <text:p>181</text:p>
          </table:table-cell>
          <table:table-cell office:value-type="float" office:value="6.581">
            <text:p>6.581</text:p>
          </table:table-cell>
          <table:table-cell office:value-type="float" office:value="3.488">
            <text:p>3.488</text:p>
          </table:table-cell>
          <table:table-cell office:value-type="float" office:value="1.483">
            <text:p>1.483</text:p>
          </table:table-cell>
          <table:table-cell office:value-type="float" office:value="1.431">
            <text:p>1.431</text:p>
          </table:table-cell>
          <table:table-cell table:style-name="ce4" table:formula="of:=[.$C$3]/[.$C183]" office:value-type="float" office:value="16.5567542926607">
            <text:p>16.55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2">
            <text:p>182</text:p>
          </table:table-cell>
          <table:table-cell office:value-type="float" office:value="6.504">
            <text:p>6.504</text:p>
          </table:table-cell>
          <table:table-cell office:value-type="float" office:value="3.283">
            <text:p>3.283</text:p>
          </table:table-cell>
          <table:table-cell office:value-type="float" office:value="1.564">
            <text:p>1.564</text:p>
          </table:table-cell>
          <table:table-cell office:value-type="float" office:value="1.477">
            <text:p>1.477</text:p>
          </table:table-cell>
          <table:table-cell table:style-name="ce4" table:formula="of:=[.$C$3]/[.$C184]" office:value-type="float" office:value="16.7527675276753">
            <text:p>16.7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3">
            <text:p>183</text:p>
          </table:table-cell>
          <table:table-cell office:value-type="float" office:value="6.408">
            <text:p>6.408</text:p>
          </table:table-cell>
          <table:table-cell office:value-type="float" office:value="3.271">
            <text:p>3.271</text:p>
          </table:table-cell>
          <table:table-cell office:value-type="float" office:value="1.562">
            <text:p>1.562</text:p>
          </table:table-cell>
          <table:table-cell office:value-type="float" office:value="1.397">
            <text:p>1.397</text:p>
          </table:table-cell>
          <table:table-cell table:style-name="ce4" table:formula="of:=[.$C$3]/[.$C185]" office:value-type="float" office:value="17.0037453183521">
            <text:p>17.0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4">
            <text:p>184</text:p>
          </table:table-cell>
          <table:table-cell office:value-type="float" office:value="6.619">
            <text:p>6.619</text:p>
          </table:table-cell>
          <table:table-cell office:value-type="float" office:value="3.532">
            <text:p>3.532</text:p>
          </table:table-cell>
          <table:table-cell office:value-type="float" office:value="1.426">
            <text:p>1.426</text:p>
          </table:table-cell>
          <table:table-cell office:value-type="float" office:value="1.483">
            <text:p>1.483</text:p>
          </table:table-cell>
          <table:table-cell table:style-name="ce4" table:formula="of:=[.$C$3]/[.$C186]" office:value-type="float" office:value="16.4617011633177">
            <text:p>16.46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5">
            <text:p>185</text:p>
          </table:table-cell>
          <table:table-cell office:value-type="float" office:value="6.395">
            <text:p>6.395</text:p>
          </table:table-cell>
          <table:table-cell office:value-type="float" office:value="3.348">
            <text:p>3.348</text:p>
          </table:table-cell>
          <table:table-cell office:value-type="float" office:value="1.433">
            <text:p>1.433</text:p>
          </table:table-cell>
          <table:table-cell office:value-type="float" office:value="1.437">
            <text:p>1.437</text:p>
          </table:table-cell>
          <table:table-cell table:style-name="ce4" table:formula="of:=[.$C$3]/[.$C187]" office:value-type="float" office:value="17.0383111806099">
            <text:p>17.03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6">
            <text:p>186</text:p>
          </table:table-cell>
          <table:table-cell office:value-type="float" office:value="6.701">
            <text:p>6.701</text:p>
          </table:table-cell>
          <table:table-cell office:value-type="float" office:value="3.698">
            <text:p>3.698</text:p>
          </table:table-cell>
          <table:table-cell office:value-type="float" office:value="1.39">
            <text:p>1.39</text:p>
          </table:table-cell>
          <table:table-cell office:value-type="float" office:value="1.437">
            <text:p>1.437</text:p>
          </table:table-cell>
          <table:table-cell table:style-name="ce4" table:formula="of:=[.$C$3]/[.$C188]" office:value-type="float" office:value="16.2602596627369">
            <text:p>16.26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7">
            <text:p>187</text:p>
          </table:table-cell>
          <table:table-cell office:value-type="float" office:value="6.684">
            <text:p>6.684</text:p>
          </table:table-cell>
          <table:table-cell office:value-type="float" office:value="3.689">
            <text:p>3.689</text:p>
          </table:table-cell>
          <table:table-cell office:value-type="float" office:value="1.399">
            <text:p>1.399</text:p>
          </table:table-cell>
          <table:table-cell office:value-type="float" office:value="1.418">
            <text:p>1.418</text:p>
          </table:table-cell>
          <table:table-cell table:style-name="ce4" table:formula="of:=[.$C$3]/[.$C189]" office:value-type="float" office:value="16.3016157989228">
            <text:p>16.30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8">
            <text:p>188</text:p>
          </table:table-cell>
          <table:table-cell office:value-type="float" office:value="6.525">
            <text:p>6.525</text:p>
          </table:table-cell>
          <table:table-cell office:value-type="float" office:value="3.385">
            <text:p>3.385</text:p>
          </table:table-cell>
          <table:table-cell office:value-type="float" office:value="1.479">
            <text:p>1.479</text:p>
          </table:table-cell>
          <table:table-cell office:value-type="float" office:value="1.481">
            <text:p>1.481</text:p>
          </table:table-cell>
          <table:table-cell table:style-name="ce4" table:formula="of:=[.$C$3]/[.$C190]" office:value-type="float" office:value="16.6988505747126">
            <text:p>16.69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9">
            <text:p>189</text:p>
          </table:table-cell>
          <table:table-cell office:value-type="float" office:value="6.842">
            <text:p>6.842</text:p>
          </table:table-cell>
          <table:table-cell office:value-type="float" office:value="3.695">
            <text:p>3.695</text:p>
          </table:table-cell>
          <table:table-cell office:value-type="float" office:value="1.485">
            <text:p>1.485</text:p>
          </table:table-cell>
          <table:table-cell office:value-type="float" office:value="1.482">
            <text:p>1.482</text:p>
          </table:table-cell>
          <table:table-cell table:style-name="ce4" table:formula="of:=[.$C$3]/[.$C191]" office:value-type="float" office:value="15.9251680795089">
            <text:p>15.92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0">
            <text:p>190</text:p>
          </table:table-cell>
          <table:table-cell office:value-type="float" office:value="6.442">
            <text:p>6.442</text:p>
          </table:table-cell>
          <table:table-cell office:value-type="float" office:value="3.324">
            <text:p>3.324</text:p>
          </table:table-cell>
          <table:table-cell office:value-type="float" office:value="1.481">
            <text:p>1.481</text:p>
          </table:table-cell>
          <table:table-cell office:value-type="float" office:value="1.46">
            <text:p>1.46</text:p>
          </table:table-cell>
          <table:table-cell table:style-name="ce4" table:formula="of:=[.$C$3]/[.$C192]" office:value-type="float" office:value="16.9140018627755">
            <text:p>16.91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1">
            <text:p>191</text:p>
          </table:table-cell>
          <table:table-cell office:value-type="float" office:value="6.3">
            <text:p>6.3</text:p>
          </table:table-cell>
          <table:table-cell office:value-type="float" office:value="3.283">
            <text:p>3.283</text:p>
          </table:table-cell>
          <table:table-cell office:value-type="float" office:value="1.409">
            <text:p>1.409</text:p>
          </table:table-cell>
          <table:table-cell office:value-type="float" office:value="1.431">
            <text:p>1.431</text:p>
          </table:table-cell>
          <table:table-cell table:style-name="ce4" table:formula="of:=[.$C$3]/[.$C193]" office:value-type="float" office:value="17.2952380952381">
            <text:p>17.29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2">
            <text:p>192</text:p>
          </table:table-cell>
          <table:table-cell office:value-type="float" office:value="6.873">
            <text:p>6.873</text:p>
          </table:table-cell>
          <table:table-cell office:value-type="float" office:value="3.575">
            <text:p>3.575</text:p>
          </table:table-cell>
          <table:table-cell office:value-type="float" office:value="1.505">
            <text:p>1.505</text:p>
          </table:table-cell>
          <table:table-cell office:value-type="float" office:value="1.614">
            <text:p>1.614</text:p>
          </table:table-cell>
          <table:table-cell table:style-name="ce4" table:formula="of:=[.$C$3]/[.$C194]" office:value-type="float" office:value="15.8533391532082">
            <text:p>15.8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3">
            <text:p>193</text:p>
          </table:table-cell>
          <table:table-cell office:value-type="float" office:value="6.886">
            <text:p>6.886</text:p>
          </table:table-cell>
          <table:table-cell office:value-type="float" office:value="3.71">
            <text:p>3.71</text:p>
          </table:table-cell>
          <table:table-cell office:value-type="float" office:value="1.491">
            <text:p>1.491</text:p>
          </table:table-cell>
          <table:table-cell office:value-type="float" office:value="1.506">
            <text:p>1.506</text:p>
          </table:table-cell>
          <table:table-cell table:style-name="ce4" table:formula="of:=[.$C$3]/[.$C195]" office:value-type="float" office:value="15.82340981702">
            <text:p>15.82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4">
            <text:p>194</text:p>
          </table:table-cell>
          <table:table-cell office:value-type="float" office:value="6.65">
            <text:p>6.65</text:p>
          </table:table-cell>
          <table:table-cell office:value-type="float" office:value="3.475">
            <text:p>3.475</text:p>
          </table:table-cell>
          <table:table-cell office:value-type="float" office:value="1.496">
            <text:p>1.496</text:p>
          </table:table-cell>
          <table:table-cell office:value-type="float" office:value="1.498">
            <text:p>1.498</text:p>
          </table:table-cell>
          <table:table-cell table:style-name="ce4" table:formula="of:=[.$C$3]/[.$C196]" office:value-type="float" office:value="16.384962406015">
            <text:p>16.38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5">
            <text:p>195</text:p>
          </table:table-cell>
          <table:table-cell office:value-type="float" office:value="6.594">
            <text:p>6.594</text:p>
          </table:table-cell>
          <table:table-cell office:value-type="float" office:value="3.47">
            <text:p>3.47</text:p>
          </table:table-cell>
          <table:table-cell office:value-type="float" office:value="1.455">
            <text:p>1.455</text:p>
          </table:table-cell>
          <table:table-cell office:value-type="float" office:value="1.489">
            <text:p>1.489</text:p>
          </table:table-cell>
          <table:table-cell table:style-name="ce4" table:formula="of:=[.$C$3]/[.$C197]" office:value-type="float" office:value="16.5241128298453">
            <text:p>16.52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6">
            <text:p>196</text:p>
          </table:table-cell>
          <table:table-cell office:value-type="float" office:value="7.222">
            <text:p>7.222</text:p>
          </table:table-cell>
          <table:table-cell office:value-type="float" office:value="4.083">
            <text:p>4.083</text:p>
          </table:table-cell>
          <table:table-cell office:value-type="float" office:value="1.431">
            <text:p>1.431</text:p>
          </table:table-cell>
          <table:table-cell office:value-type="float" office:value="1.529">
            <text:p>1.529</text:p>
          </table:table-cell>
          <table:table-cell table:style-name="ce4" table:formula="of:=[.$C$3]/[.$C198]" office:value-type="float" office:value="15.087233453337">
            <text:p>15.08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7">
            <text:p>197</text:p>
          </table:table-cell>
          <table:table-cell office:value-type="float" office:value="6.811">
            <text:p>6.811</text:p>
          </table:table-cell>
          <table:table-cell office:value-type="float" office:value="3.655">
            <text:p>3.655</text:p>
          </table:table-cell>
          <table:table-cell office:value-type="float" office:value="1.428">
            <text:p>1.428</text:p>
          </table:table-cell>
          <table:table-cell office:value-type="float" office:value="1.55">
            <text:p>1.55</text:p>
          </table:table-cell>
          <table:table-cell table:style-name="ce4" table:formula="of:=[.$C$3]/[.$C199]" office:value-type="float" office:value="15.9976508589047">
            <text:p>15.99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8">
            <text:p>198</text:p>
          </table:table-cell>
          <table:table-cell office:value-type="float" office:value="6.957">
            <text:p>6.957</text:p>
          </table:table-cell>
          <table:table-cell office:value-type="float" office:value="3.845">
            <text:p>3.845</text:p>
          </table:table-cell>
          <table:table-cell office:value-type="float" office:value="1.418">
            <text:p>1.418</text:p>
          </table:table-cell>
          <table:table-cell office:value-type="float" office:value="1.514">
            <text:p>1.514</text:p>
          </table:table-cell>
          <table:table-cell table:style-name="ce4" table:formula="of:=[.$C$3]/[.$C200]" office:value-type="float" office:value="15.6619232427771">
            <text:p>15.66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9">
            <text:p>199</text:p>
          </table:table-cell>
          <table:table-cell office:value-type="float" office:value="7.034">
            <text:p>7.034</text:p>
          </table:table-cell>
          <table:table-cell office:value-type="float" office:value="3.867">
            <text:p>3.867</text:p>
          </table:table-cell>
          <table:table-cell office:value-type="float" office:value="1.479">
            <text:p>1.479</text:p>
          </table:table-cell>
          <table:table-cell office:value-type="float" office:value="1.506">
            <text:p>1.506</text:p>
          </table:table-cell>
          <table:table-cell table:style-name="ce4" table:formula="of:=[.$C$3]/[.$C201]" office:value-type="float" office:value="15.4904748365084">
            <text:p>15.4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0">
            <text:p>200</text:p>
          </table:table-cell>
          <table:table-cell office:value-type="float" office:value="6.746">
            <text:p>6.746</text:p>
          </table:table-cell>
          <table:table-cell office:value-type="float" office:value="3.563">
            <text:p>3.563</text:p>
          </table:table-cell>
          <table:table-cell office:value-type="float" office:value="1.533">
            <text:p>1.533</text:p>
          </table:table-cell>
          <table:table-cell office:value-type="float" office:value="1.471">
            <text:p>1.471</text:p>
          </table:table-cell>
          <table:table-cell table:style-name="ce4" table:formula="of:=[.$C$3]/[.$C202]" office:value-type="float" office:value="16.1517936554996">
            <text:p>16.15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1">
            <text:p>201</text:p>
          </table:table-cell>
          <table:table-cell office:value-type="float" office:value="6.797">
            <text:p>6.797</text:p>
          </table:table-cell>
          <table:table-cell office:value-type="float" office:value="3.618">
            <text:p>3.618</text:p>
          </table:table-cell>
          <table:table-cell office:value-type="float" office:value="1.504">
            <text:p>1.504</text:p>
          </table:table-cell>
          <table:table-cell office:value-type="float" office:value="1.494">
            <text:p>1.494</text:p>
          </table:table-cell>
          <table:table-cell table:style-name="ce4" table:formula="of:=[.$C$3]/[.$C203]" office:value-type="float" office:value="16.03060173606">
            <text:p>16.03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2">
            <text:p>202</text:p>
          </table:table-cell>
          <table:table-cell office:value-type="float" office:value="7.087">
            <text:p>7.087</text:p>
          </table:table-cell>
          <table:table-cell office:value-type="float" office:value="3.952">
            <text:p>3.952</text:p>
          </table:table-cell>
          <table:table-cell office:value-type="float" office:value="1.408">
            <text:p>1.408</text:p>
          </table:table-cell>
          <table:table-cell office:value-type="float" office:value="1.548">
            <text:p>1.548</text:p>
          </table:table-cell>
          <table:table-cell table:style-name="ce4" table:formula="of:=[.$C$3]/[.$C204]" office:value-type="float" office:value="15.3746296034994">
            <text:p>15.37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3">
            <text:p>203</text:p>
          </table:table-cell>
          <table:table-cell office:value-type="float" office:value="7.213">
            <text:p>7.213</text:p>
          </table:table-cell>
          <table:table-cell office:value-type="float" office:value="3.999">
            <text:p>3.999</text:p>
          </table:table-cell>
          <table:table-cell office:value-type="float" office:value="1.439">
            <text:p>1.439</text:p>
          </table:table-cell>
          <table:table-cell office:value-type="float" office:value="1.595">
            <text:p>1.595</text:p>
          </table:table-cell>
          <table:table-cell table:style-name="ce4" table:formula="of:=[.$C$3]/[.$C205]" office:value-type="float" office:value="15.1060585054762">
            <text:p>15.10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4">
            <text:p>204</text:p>
          </table:table-cell>
          <table:table-cell office:value-type="float" office:value="7.035">
            <text:p>7.035</text:p>
          </table:table-cell>
          <table:table-cell office:value-type="float" office:value="3.893">
            <text:p>3.893</text:p>
          </table:table-cell>
          <table:table-cell office:value-type="float" office:value="1.486">
            <text:p>1.486</text:p>
          </table:table-cell>
          <table:table-cell office:value-type="float" office:value="1.475">
            <text:p>1.475</text:p>
          </table:table-cell>
          <table:table-cell table:style-name="ce4" table:formula="of:=[.$C$3]/[.$C206]" office:value-type="float" office:value="15.4882729211087">
            <text:p>15.4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5">
            <text:p>205</text:p>
          </table:table-cell>
          <table:table-cell office:value-type="float" office:value="7.252">
            <text:p>7.252</text:p>
          </table:table-cell>
          <table:table-cell office:value-type="float" office:value="3.958">
            <text:p>3.958</text:p>
          </table:table-cell>
          <table:table-cell office:value-type="float" office:value="1.569">
            <text:p>1.569</text:p>
          </table:table-cell>
          <table:table-cell office:value-type="float" office:value="1.545">
            <text:p>1.545</text:p>
          </table:table-cell>
          <table:table-cell table:style-name="ce4" table:formula="of:=[.$C$3]/[.$C207]" office:value-type="float" office:value="15.0248207391065">
            <text:p>15.02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6">
            <text:p>206</text:p>
          </table:table-cell>
          <table:table-cell office:value-type="float" office:value="7.066">
            <text:p>7.066</text:p>
          </table:table-cell>
          <table:table-cell office:value-type="float" office:value="3.79">
            <text:p>3.79</text:p>
          </table:table-cell>
          <table:table-cell office:value-type="float" office:value="1.549">
            <text:p>1.549</text:p>
          </table:table-cell>
          <table:table-cell office:value-type="float" office:value="1.547">
            <text:p>1.547</text:p>
          </table:table-cell>
          <table:table-cell table:style-name="ce4" table:formula="of:=[.$C$3]/[.$C208]" office:value-type="float" office:value="15.4203226719502">
            <text:p>15.4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7">
            <text:p>207</text:p>
          </table:table-cell>
          <table:table-cell office:value-type="float" office:value="6.976">
            <text:p>6.976</text:p>
          </table:table-cell>
          <table:table-cell office:value-type="float" office:value="3.739">
            <text:p>3.739</text:p>
          </table:table-cell>
          <table:table-cell office:value-type="float" office:value="1.469">
            <text:p>1.469</text:p>
          </table:table-cell>
          <table:table-cell office:value-type="float" office:value="1.587">
            <text:p>1.587</text:p>
          </table:table-cell>
          <table:table-cell table:style-name="ce4" table:formula="of:=[.$C$3]/[.$C209]" office:value-type="float" office:value="15.6192660550459">
            <text:p>15.61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8">
            <text:p>208</text:p>
          </table:table-cell>
          <table:table-cell office:value-type="float" office:value="7.492">
            <text:p>7.492</text:p>
          </table:table-cell>
          <table:table-cell office:value-type="float" office:value="4.19">
            <text:p>4.19</text:p>
          </table:table-cell>
          <table:table-cell office:value-type="float" office:value="1.512">
            <text:p>1.512</text:p>
          </table:table-cell>
          <table:table-cell office:value-type="float" office:value="1.61">
            <text:p>1.61</text:p>
          </table:table-cell>
          <table:table-cell table:style-name="ce4" table:formula="of:=[.$C$3]/[.$C210]" office:value-type="float" office:value="14.5435130806193">
            <text:p>14.54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9">
            <text:p>209</text:p>
          </table:table-cell>
          <table:table-cell office:value-type="float" office:value="7.265">
            <text:p>7.265</text:p>
          </table:table-cell>
          <table:table-cell office:value-type="float" office:value="4.032">
            <text:p>4.032</text:p>
          </table:table-cell>
          <table:table-cell office:value-type="float" office:value="1.393">
            <text:p>1.393</text:p>
          </table:table-cell>
          <table:table-cell office:value-type="float" office:value="1.66">
            <text:p>1.66</text:p>
          </table:table-cell>
          <table:table-cell table:style-name="ce4" table:formula="of:=[.$C$3]/[.$C211]" office:value-type="float" office:value="14.9979353062629">
            <text:p>14.99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0">
            <text:p>210</text:p>
          </table:table-cell>
          <table:table-cell office:value-type="float" office:value="7.756">
            <text:p>7.756</text:p>
          </table:table-cell>
          <table:table-cell office:value-type="float" office:value="4.295">
            <text:p>4.295</text:p>
          </table:table-cell>
          <table:table-cell office:value-type="float" office:value="1.585">
            <text:p>1.585</text:p>
          </table:table-cell>
          <table:table-cell office:value-type="float" office:value="1.696">
            <text:p>1.696</text:p>
          </table:table-cell>
          <table:table-cell table:style-name="ce4" table:formula="of:=[.$C$3]/[.$C212]" office:value-type="float" office:value="14.0484785972151">
            <text:p>14.04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1">
            <text:p>211</text:p>
          </table:table-cell>
          <table:table-cell office:value-type="float" office:value="7.432">
            <text:p>7.432</text:p>
          </table:table-cell>
          <table:table-cell office:value-type="float" office:value="4.133">
            <text:p>4.133</text:p>
          </table:table-cell>
          <table:table-cell office:value-type="float" office:value="1.5">
            <text:p>1.5</text:p>
          </table:table-cell>
          <table:table-cell office:value-type="float" office:value="1.618">
            <text:p>1.618</text:p>
          </table:table-cell>
          <table:table-cell table:style-name="ce4" table:formula="of:=[.$C$3]/[.$C213]" office:value-type="float" office:value="14.6609257265877">
            <text:p>14.66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2">
            <text:p>212</text:p>
          </table:table-cell>
          <table:table-cell office:value-type="float" office:value="7.827">
            <text:p>7.827</text:p>
          </table:table-cell>
          <table:table-cell office:value-type="float" office:value="4.487">
            <text:p>4.487</text:p>
          </table:table-cell>
          <table:table-cell office:value-type="float" office:value="1.487">
            <text:p>1.487</text:p>
          </table:table-cell>
          <table:table-cell office:value-type="float" office:value="1.672">
            <text:p>1.672</text:p>
          </table:table-cell>
          <table:table-cell table:style-name="ce4" table:formula="of:=[.$C$3]/[.$C214]" office:value-type="float" office:value="13.9210425450364">
            <text:p>13.92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3">
            <text:p>213</text:p>
          </table:table-cell>
          <table:table-cell office:value-type="float" office:value="7.3">
            <text:p>7.3</text:p>
          </table:table-cell>
          <table:table-cell office:value-type="float" office:value="4.033">
            <text:p>4.033</text:p>
          </table:table-cell>
          <table:table-cell office:value-type="float" office:value="1.5">
            <text:p>1.5</text:p>
          </table:table-cell>
          <table:table-cell office:value-type="float" office:value="1.588">
            <text:p>1.588</text:p>
          </table:table-cell>
          <table:table-cell table:style-name="ce4" table:formula="of:=[.$C$3]/[.$C215]" office:value-type="float" office:value="14.9260273972603">
            <text:p>14.92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4">
            <text:p>214</text:p>
          </table:table-cell>
          <table:table-cell office:value-type="float" office:value="7.953">
            <text:p>7.953</text:p>
          </table:table-cell>
          <table:table-cell office:value-type="float" office:value="4.677">
            <text:p>4.677</text:p>
          </table:table-cell>
          <table:table-cell office:value-type="float" office:value="1.486">
            <text:p>1.486</text:p>
          </table:table-cell>
          <table:table-cell office:value-type="float" office:value="1.61">
            <text:p>1.61</text:p>
          </table:table-cell>
          <table:table-cell table:style-name="ce4" table:formula="of:=[.$C$3]/[.$C216]" office:value-type="float" office:value="13.7004903809883">
            <text:p>13.70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5">
            <text:p>215</text:p>
          </table:table-cell>
          <table:table-cell office:value-type="float" office:value="7.528">
            <text:p>7.528</text:p>
          </table:table-cell>
          <table:table-cell office:value-type="float" office:value="4.229">
            <text:p>4.229</text:p>
          </table:table-cell>
          <table:table-cell office:value-type="float" office:value="1.467">
            <text:p>1.467</text:p>
          </table:table-cell>
          <table:table-cell office:value-type="float" office:value="1.651">
            <text:p>1.651</text:p>
          </table:table-cell>
          <table:table-cell table:style-name="ce4" table:formula="of:=[.$C$3]/[.$C217]" office:value-type="float" office:value="14.4739638682253">
            <text:p>14.47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6">
            <text:p>216</text:p>
          </table:table-cell>
          <table:table-cell office:value-type="float" office:value="8.065">
            <text:p>8.065</text:p>
          </table:table-cell>
          <table:table-cell office:value-type="float" office:value="4.601">
            <text:p>4.601</text:p>
          </table:table-cell>
          <table:table-cell office:value-type="float" office:value="1.556">
            <text:p>1.556</text:p>
          </table:table-cell>
          <table:table-cell office:value-type="float" office:value="1.727">
            <text:p>1.727</text:p>
          </table:table-cell>
          <table:table-cell table:style-name="ce4" table:formula="of:=[.$C$3]/[.$C218]" office:value-type="float" office:value="13.5102293862368">
            <text:p>13.51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7">
            <text:p>217</text:p>
          </table:table-cell>
          <table:table-cell office:value-type="float" office:value="7.832">
            <text:p>7.832</text:p>
          </table:table-cell>
          <table:table-cell office:value-type="float" office:value="4.504">
            <text:p>4.504</text:p>
          </table:table-cell>
          <table:table-cell office:value-type="float" office:value="1.484">
            <text:p>1.484</text:p>
          </table:table-cell>
          <table:table-cell office:value-type="float" office:value="1.666">
            <text:p>1.666</text:p>
          </table:table-cell>
          <table:table-cell table:style-name="ce4" table:formula="of:=[.$C$3]/[.$C219]" office:value-type="float" office:value="13.9121552604699">
            <text:p>13.9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8">
            <text:p>218</text:p>
          </table:table-cell>
          <table:table-cell office:value-type="float" office:value="7.471">
            <text:p>7.471</text:p>
          </table:table-cell>
          <table:table-cell office:value-type="float" office:value="4.241">
            <text:p>4.241</text:p>
          </table:table-cell>
          <table:table-cell office:value-type="float" office:value="1.453">
            <text:p>1.453</text:p>
          </table:table-cell>
          <table:table-cell office:value-type="float" office:value="1.598">
            <text:p>1.598</text:p>
          </table:table-cell>
          <table:table-cell table:style-name="ce4" table:formula="of:=[.$C$3]/[.$C220]" office:value-type="float" office:value="14.5843929862134">
            <text:p>14.58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9">
            <text:p>219</text:p>
          </table:table-cell>
          <table:table-cell office:value-type="float" office:value="7.024">
            <text:p>7.024</text:p>
          </table:table-cell>
          <table:table-cell office:value-type="float" office:value="3.717">
            <text:p>3.717</text:p>
          </table:table-cell>
          <table:table-cell office:value-type="float" office:value="1.506">
            <text:p>1.506</text:p>
          </table:table-cell>
          <table:table-cell office:value-type="float" office:value="1.62">
            <text:p>1.62</text:p>
          </table:table-cell>
          <table:table-cell table:style-name="ce4" table:formula="of:=[.$C$3]/[.$C221]" office:value-type="float" office:value="15.5125284738041">
            <text:p>15.51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0">
            <text:p>220</text:p>
          </table:table-cell>
          <table:table-cell office:value-type="float" office:value="7.326">
            <text:p>7.326</text:p>
          </table:table-cell>
          <table:table-cell office:value-type="float" office:value="4.055">
            <text:p>4.055</text:p>
          </table:table-cell>
          <table:table-cell office:value-type="float" office:value="1.438">
            <text:p>1.438</text:p>
          </table:table-cell>
          <table:table-cell office:value-type="float" office:value="1.652">
            <text:p>1.652</text:p>
          </table:table-cell>
          <table:table-cell table:style-name="ce4" table:formula="of:=[.$C$3]/[.$C222]" office:value-type="float" office:value="14.8730548730549">
            <text:p>14.87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1">
            <text:p>221</text:p>
          </table:table-cell>
          <table:table-cell office:value-type="float" office:value="7.307">
            <text:p>7.307</text:p>
          </table:table-cell>
          <table:table-cell office:value-type="float" office:value="4.013">
            <text:p>4.013</text:p>
          </table:table-cell>
          <table:table-cell office:value-type="float" office:value="1.466">
            <text:p>1.466</text:p>
          </table:table-cell>
          <table:table-cell office:value-type="float" office:value="1.648">
            <text:p>1.648</text:p>
          </table:table-cell>
          <table:table-cell table:style-name="ce4" table:formula="of:=[.$C$3]/[.$C223]" office:value-type="float" office:value="14.9117284795402">
            <text:p>14.9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2">
            <text:p>222</text:p>
          </table:table-cell>
          <table:table-cell office:value-type="float" office:value="7.766">
            <text:p>7.766</text:p>
          </table:table-cell>
          <table:table-cell office:value-type="float" office:value="4.304">
            <text:p>4.304</text:p>
          </table:table-cell>
          <table:table-cell office:value-type="float" office:value="1.57">
            <text:p>1.57</text:p>
          </table:table-cell>
          <table:table-cell office:value-type="float" office:value="1.677">
            <text:p>1.677</text:p>
          </table:table-cell>
          <table:table-cell table:style-name="ce4" table:formula="of:=[.$C$3]/[.$C224]" office:value-type="float" office:value="14.0303888745815">
            <text:p>14.03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3">
            <text:p>223</text:p>
          </table:table-cell>
          <table:table-cell office:value-type="float" office:value="7.161">
            <text:p>7.161</text:p>
          </table:table-cell>
          <table:table-cell office:value-type="float" office:value="3.844">
            <text:p>3.844</text:p>
          </table:table-cell>
          <table:table-cell office:value-type="float" office:value="1.53">
            <text:p>1.53</text:p>
          </table:table-cell>
          <table:table-cell office:value-type="float" office:value="1.607">
            <text:p>1.607</text:p>
          </table:table-cell>
          <table:table-cell table:style-name="ce4" table:formula="of:=[.$C$3]/[.$C225]" office:value-type="float" office:value="15.2157519899455">
            <text:p>15.21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4">
            <text:p>224</text:p>
          </table:table-cell>
          <table:table-cell office:value-type="float" office:value="8.151">
            <text:p>8.151</text:p>
          </table:table-cell>
          <table:table-cell office:value-type="float" office:value="4.777">
            <text:p>4.777</text:p>
          </table:table-cell>
          <table:table-cell office:value-type="float" office:value="1.512">
            <text:p>1.512</text:p>
          </table:table-cell>
          <table:table-cell office:value-type="float" office:value="1.682">
            <text:p>1.682</text:p>
          </table:table-cell>
          <table:table-cell table:style-name="ce4" table:formula="of:=[.$C$3]/[.$C226]" office:value-type="float" office:value="13.3676849466323">
            <text:p>13.36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5">
            <text:p>225</text:p>
          </table:table-cell>
          <table:table-cell office:value-type="float" office:value="7.627">
            <text:p>7.627</text:p>
          </table:table-cell>
          <table:table-cell office:value-type="float" office:value="4.385">
            <text:p>4.385</text:p>
          </table:table-cell>
          <table:table-cell office:value-type="float" office:value="1.428">
            <text:p>1.428</text:p>
          </table:table-cell>
          <table:table-cell office:value-type="float" office:value="1.633">
            <text:p>1.633</text:p>
          </table:table-cell>
          <table:table-cell table:style-name="ce4" table:formula="of:=[.$C$3]/[.$C227]" office:value-type="float" office:value="14.2860888947161">
            <text:p>14.28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6">
            <text:p>226</text:p>
          </table:table-cell>
          <table:table-cell office:value-type="float" office:value="7.805">
            <text:p>7.805</text:p>
          </table:table-cell>
          <table:table-cell office:value-type="float" office:value="4.407">
            <text:p>4.407</text:p>
          </table:table-cell>
          <table:table-cell office:value-type="float" office:value="1.515">
            <text:p>1.515</text:p>
          </table:table-cell>
          <table:table-cell office:value-type="float" office:value="1.701">
            <text:p>1.701</text:p>
          </table:table-cell>
          <table:table-cell table:style-name="ce4" table:formula="of:=[.$C$3]/[.$C228]" office:value-type="float" office:value="13.9602818705958">
            <text:p>13.96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7">
            <text:p>227</text:p>
          </table:table-cell>
          <table:table-cell office:value-type="float" office:value="7.66">
            <text:p>7.66</text:p>
          </table:table-cell>
          <table:table-cell office:value-type="float" office:value="4.33">
            <text:p>4.33</text:p>
          </table:table-cell>
          <table:table-cell office:value-type="float" office:value="1.48">
            <text:p>1.48</text:p>
          </table:table-cell>
          <table:table-cell office:value-type="float" office:value="1.671">
            <text:p>1.671</text:p>
          </table:table-cell>
          <table:table-cell table:style-name="ce4" table:formula="of:=[.$C$3]/[.$C229]" office:value-type="float" office:value="14.2245430809399">
            <text:p>14.22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8">
            <text:p>228</text:p>
          </table:table-cell>
          <table:table-cell office:value-type="float" office:value="7.912">
            <text:p>7.912</text:p>
          </table:table-cell>
          <table:table-cell office:value-type="float" office:value="4.602">
            <text:p>4.602</text:p>
          </table:table-cell>
          <table:table-cell office:value-type="float" office:value="1.448">
            <text:p>1.448</text:p>
          </table:table-cell>
          <table:table-cell office:value-type="float" office:value="1.682">
            <text:p>1.682</text:p>
          </table:table-cell>
          <table:table-cell table:style-name="ce4" table:formula="of:=[.$C$3]/[.$C230]" office:value-type="float" office:value="13.7714863498483">
            <text:p>13.77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9">
            <text:p>229</text:p>
          </table:table-cell>
          <table:table-cell office:value-type="float" office:value="8.022">
            <text:p>8.022</text:p>
          </table:table-cell>
          <table:table-cell office:value-type="float" office:value="4.621">
            <text:p>4.621</text:p>
          </table:table-cell>
          <table:table-cell office:value-type="float" office:value="1.515">
            <text:p>1.515</text:p>
          </table:table-cell>
          <table:table-cell office:value-type="float" office:value="1.705">
            <text:p>1.705</text:p>
          </table:table-cell>
          <table:table-cell table:style-name="ce4" table:formula="of:=[.$C$3]/[.$C231]" office:value-type="float" office:value="13.5826477187734">
            <text:p>13.58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0">
            <text:p>230</text:p>
          </table:table-cell>
          <table:table-cell office:value-type="float" office:value="8.636">
            <text:p>8.636</text:p>
          </table:table-cell>
          <table:table-cell office:value-type="float" office:value="5.185">
            <text:p>5.185</text:p>
          </table:table-cell>
          <table:table-cell office:value-type="float" office:value="1.518">
            <text:p>1.518</text:p>
          </table:table-cell>
          <table:table-cell office:value-type="float" office:value="1.751">
            <text:p>1.751</text:p>
          </table:table-cell>
          <table:table-cell table:style-name="ce4" table:formula="of:=[.$C$3]/[.$C232]" office:value-type="float" office:value="12.6169522927281">
            <text:p>12.61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1">
            <text:p>231</text:p>
          </table:table-cell>
          <table:table-cell office:value-type="float" office:value="8.167">
            <text:p>8.167</text:p>
          </table:table-cell>
          <table:table-cell office:value-type="float" office:value="4.705">
            <text:p>4.705</text:p>
          </table:table-cell>
          <table:table-cell office:value-type="float" office:value="1.553">
            <text:p>1.553</text:p>
          </table:table-cell>
          <table:table-cell office:value-type="float" office:value="1.729">
            <text:p>1.729</text:p>
          </table:table-cell>
          <table:table-cell table:style-name="ce4" table:formula="of:=[.$C$3]/[.$C233]" office:value-type="float" office:value="13.3414962654586">
            <text:p>13.34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2">
            <text:p>232</text:p>
          </table:table-cell>
          <table:table-cell office:value-type="float" office:value="8.299">
            <text:p>8.299</text:p>
          </table:table-cell>
          <table:table-cell office:value-type="float" office:value="4.806">
            <text:p>4.806</text:p>
          </table:table-cell>
          <table:table-cell office:value-type="float" office:value="1.506">
            <text:p>1.506</text:p>
          </table:table-cell>
          <table:table-cell office:value-type="float" office:value="1.806">
            <text:p>1.806</text:p>
          </table:table-cell>
          <table:table-cell table:style-name="ce4" table:formula="of:=[.$C$3]/[.$C234]" office:value-type="float" office:value="13.1292926858658">
            <text:p>13.12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3">
            <text:p>233</text:p>
          </table:table-cell>
          <table:table-cell office:value-type="float" office:value="8.268">
            <text:p>8.268</text:p>
          </table:table-cell>
          <table:table-cell office:value-type="float" office:value="4.777">
            <text:p>4.777</text:p>
          </table:table-cell>
          <table:table-cell office:value-type="float" office:value="1.51">
            <text:p>1.51</text:p>
          </table:table-cell>
          <table:table-cell office:value-type="float" office:value="1.8">
            <text:p>1.8</text:p>
          </table:table-cell>
          <table:table-cell table:style-name="ce4" table:formula="of:=[.$C$3]/[.$C235]" office:value-type="float" office:value="13.1785195936139">
            <text:p>13.17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4">
            <text:p>234</text:p>
          </table:table-cell>
          <table:table-cell office:value-type="float" office:value="8.24">
            <text:p>8.24</text:p>
          </table:table-cell>
          <table:table-cell office:value-type="float" office:value="4.762">
            <text:p>4.762</text:p>
          </table:table-cell>
          <table:table-cell office:value-type="float" office:value="1.531">
            <text:p>1.531</text:p>
          </table:table-cell>
          <table:table-cell office:value-type="float" office:value="1.766">
            <text:p>1.766</text:p>
          </table:table-cell>
          <table:table-cell table:style-name="ce4" table:formula="of:=[.$C$3]/[.$C236]" office:value-type="float" office:value="13.2233009708738">
            <text:p>13.22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5">
            <text:p>235</text:p>
          </table:table-cell>
          <table:table-cell office:value-type="float" office:value="8.096">
            <text:p>8.096</text:p>
          </table:table-cell>
          <table:table-cell office:value-type="float" office:value="4.73">
            <text:p>4.73</text:p>
          </table:table-cell>
          <table:table-cell office:value-type="float" office:value="1.484">
            <text:p>1.484</text:p>
          </table:table-cell>
          <table:table-cell office:value-type="float" office:value="1.705">
            <text:p>1.705</text:p>
          </table:table-cell>
          <table:table-cell table:style-name="ce4" table:formula="of:=[.$C$3]/[.$C237]" office:value-type="float" office:value="13.4584980237154">
            <text:p>13.45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6">
            <text:p>236</text:p>
          </table:table-cell>
          <table:table-cell office:value-type="float" office:value="7.986">
            <text:p>7.986</text:p>
          </table:table-cell>
          <table:table-cell office:value-type="float" office:value="4.45">
            <text:p>4.45</text:p>
          </table:table-cell>
          <table:table-cell office:value-type="float" office:value="1.518">
            <text:p>1.518</text:p>
          </table:table-cell>
          <table:table-cell office:value-type="float" office:value="1.837">
            <text:p>1.837</text:p>
          </table:table-cell>
          <table:table-cell table:style-name="ce4" table:formula="of:=[.$C$3]/[.$C238]" office:value-type="float" office:value="13.6438767843727">
            <text:p>13.64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7">
            <text:p>237</text:p>
          </table:table-cell>
          <table:table-cell office:value-type="float" office:value="8.867">
            <text:p>8.867</text:p>
          </table:table-cell>
          <table:table-cell office:value-type="float" office:value="5.285">
            <text:p>5.285</text:p>
          </table:table-cell>
          <table:table-cell office:value-type="float" office:value="1.502">
            <text:p>1.502</text:p>
          </table:table-cell>
          <table:table-cell office:value-type="float" office:value="1.899">
            <text:p>1.899</text:p>
          </table:table-cell>
          <table:table-cell table:style-name="ce4" table:formula="of:=[.$C$3]/[.$C239]" office:value-type="float" office:value="12.2882598398556">
            <text:p>12.28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8">
            <text:p>238</text:p>
          </table:table-cell>
          <table:table-cell office:value-type="float" office:value="8.548">
            <text:p>8.548</text:p>
          </table:table-cell>
          <table:table-cell office:value-type="float" office:value="4.981">
            <text:p>4.981</text:p>
          </table:table-cell>
          <table:table-cell office:value-type="float" office:value="1.591">
            <text:p>1.591</text:p>
          </table:table-cell>
          <table:table-cell office:value-type="float" office:value="1.793">
            <text:p>1.793</text:p>
          </table:table-cell>
          <table:table-cell table:style-name="ce4" table:formula="of:=[.$C$3]/[.$C240]" office:value-type="float" office:value="12.7468413664015">
            <text:p>12.74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9">
            <text:p>239</text:p>
          </table:table-cell>
          <table:table-cell office:value-type="float" office:value="8.419">
            <text:p>8.419</text:p>
          </table:table-cell>
          <table:table-cell office:value-type="float" office:value="4.865">
            <text:p>4.865</text:p>
          </table:table-cell>
          <table:table-cell office:value-type="float" office:value="1.585">
            <text:p>1.585</text:p>
          </table:table-cell>
          <table:table-cell office:value-type="float" office:value="1.788">
            <text:p>1.788</text:p>
          </table:table-cell>
          <table:table-cell table:style-name="ce4" table:formula="of:=[.$C$3]/[.$C241]" office:value-type="float" office:value="12.942154650196">
            <text:p>12.94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0">
            <text:p>240</text:p>
          </table:table-cell>
          <table:table-cell office:value-type="float" office:value="8.573">
            <text:p>8.573</text:p>
          </table:table-cell>
          <table:table-cell office:value-type="float" office:value="5.075">
            <text:p>5.075</text:p>
          </table:table-cell>
          <table:table-cell office:value-type="float" office:value="1.484">
            <text:p>1.484</text:p>
          </table:table-cell>
          <table:table-cell office:value-type="float" office:value="1.833">
            <text:p>1.833</text:p>
          </table:table-cell>
          <table:table-cell table:style-name="ce4" table:formula="of:=[.$C$3]/[.$C242]" office:value-type="float" office:value="12.7096698938528">
            <text:p>12.71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1">
            <text:p>241</text:p>
          </table:table-cell>
          <table:table-cell office:value-type="float" office:value="8.36">
            <text:p>8.36</text:p>
          </table:table-cell>
          <table:table-cell office:value-type="float" office:value="4.931">
            <text:p>4.931</text:p>
          </table:table-cell>
          <table:table-cell office:value-type="float" office:value="1.461">
            <text:p>1.461</text:p>
          </table:table-cell>
          <table:table-cell office:value-type="float" office:value="1.788">
            <text:p>1.788</text:p>
          </table:table-cell>
          <table:table-cell table:style-name="ce4" table:formula="of:=[.$C$3]/[.$C243]" office:value-type="float" office:value="13.0334928229665">
            <text:p>13.03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2">
            <text:p>242</text:p>
          </table:table-cell>
          <table:table-cell office:value-type="float" office:value="8.551">
            <text:p>8.551</text:p>
          </table:table-cell>
          <table:table-cell office:value-type="float" office:value="4.942">
            <text:p>4.942</text:p>
          </table:table-cell>
          <table:table-cell office:value-type="float" office:value="1.587">
            <text:p>1.587</text:p>
          </table:table-cell>
          <table:table-cell office:value-type="float" office:value="1.84">
            <text:p>1.84</text:p>
          </table:table-cell>
          <table:table-cell table:style-name="ce4" table:formula="of:=[.$C$3]/[.$C244]" office:value-type="float" office:value="12.7423693135306">
            <text:p>12.74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3">
            <text:p>243</text:p>
          </table:table-cell>
          <table:table-cell office:value-type="float" office:value="8.287">
            <text:p>8.287</text:p>
          </table:table-cell>
          <table:table-cell office:value-type="float" office:value="4.752">
            <text:p>4.752</text:p>
          </table:table-cell>
          <table:table-cell office:value-type="float" office:value="1.507">
            <text:p>1.507</text:p>
          </table:table-cell>
          <table:table-cell office:value-type="float" office:value="1.85">
            <text:p>1.85</text:p>
          </table:table-cell>
          <table:table-cell table:style-name="ce4" table:formula="of:=[.$C$3]/[.$C245]" office:value-type="float" office:value="13.1483045734283">
            <text:p>13.14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4">
            <text:p>244</text:p>
          </table:table-cell>
          <table:table-cell office:value-type="float" office:value="9.139">
            <text:p>9.139</text:p>
          </table:table-cell>
          <table:table-cell office:value-type="float" office:value="5.497">
            <text:p>5.497</text:p>
          </table:table-cell>
          <table:table-cell office:value-type="float" office:value="1.533">
            <text:p>1.533</text:p>
          </table:table-cell>
          <table:table-cell office:value-type="float" office:value="1.929">
            <text:p>1.929</text:p>
          </table:table-cell>
          <table:table-cell table:style-name="ce4" table:formula="of:=[.$C$3]/[.$C246]" office:value-type="float" office:value="11.9225298172667">
            <text:p>11.92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>
            <text:p>Threads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Coarsen</text:p>
          </table:table-cell>
          <table:table-cell table:style-name="ce2" office:value-type="string">
            <text:p>Clustering</text:p>
          </table:table-cell>
          <table:table-cell table:style-name="ce2" office:value-type="string">
            <text:p>Refinement</text:p>
          </table:table-cell>
          <table:table-cell table:style-name="ce2" office:value-type="string">
            <text:p>Speedup</text:p>
          </table:table-cell>
          <table:table-cell/>
          <table:table-cell>
            <draw:frame table:end-cell-address="gmetis1024.P268" table:end-x="0.1295in" table:end-y="0.1287in" draw:z-index="0" draw:style-name="gr1" draw:text-style-name="P1" svg:width="6.2988in" svg:height="3.5425in" svg:x="0.0531in" svg:y="0.1756in">
              <draw:object draw:notify-on-update-of-ranges="gmetis1024.B250:gmetis1024.B280 gmetis1024.C249:gmetis1024.C249 gmetis1024.C250:gmetis1024.C280 gmetis1024.D249:gmetis1024.D249 gmetis1024.D250:gmetis1024.D280 gmetis1024.E249:gmetis1024.E249 gmetis1024.E250:gmetis1024.E280 gmetis1024.F249:gmetis1024.F249 gmetis1024.F250:gmetis1024.F280 gmetis1024.G249:gmetis1024.G249 gmetis1024.G250:gmetis1024.G28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1">
            <text:p>1</text:p>
          </table:table-cell>
          <table:table-cell office:value-type="float" office:value="108.96">
            <text:p>108.96</text:p>
          </table:table-cell>
          <table:table-cell office:value-type="float" office:value="84.142">
            <text:p>84.142</text:p>
          </table:table-cell>
          <table:table-cell office:value-type="float" office:value="4.013">
            <text:p>4.013</text:p>
          </table:table-cell>
          <table:table-cell office:value-type="float" office:value="20.647">
            <text:p>20.647</text:p>
          </table:table-cell>
          <table:table-cell table:formula="of:=[.$C$3]/[.$C250]" office:value-type="float" office:value="1">
            <text:p>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office:value-type="float" office:value="14.427">
            <text:p>14.427</text:p>
          </table:table-cell>
          <table:table-cell office:value-type="float" office:value="10.526">
            <text:p>10.526</text:p>
          </table:table-cell>
          <table:table-cell office:value-type="float" office:value="1.061">
            <text:p>1.061</text:p>
          </table:table-cell>
          <table:table-cell office:value-type="float" office:value="2.663">
            <text:p>2.663</text:p>
          </table:table-cell>
          <table:table-cell table:style-name="ce4" table:formula="of:=[.$C$3]/[.$C251]" office:value-type="float" office:value="7.55250571844458">
            <text:p>7.55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">
            <text:p>17</text:p>
          </table:table-cell>
          <table:table-cell office:value-type="float" office:value="8.317">
            <text:p>8.317</text:p>
          </table:table-cell>
          <table:table-cell office:value-type="float" office:value="5.672">
            <text:p>5.672</text:p>
          </table:table-cell>
          <table:table-cell office:value-type="float" office:value="0.907">
            <text:p>0.907</text:p>
          </table:table-cell>
          <table:table-cell office:value-type="float" office:value="1.558">
            <text:p>1.558</text:p>
          </table:table-cell>
          <table:table-cell table:style-name="ce4" table:formula="of:=[.$C$3]/[.$C252]" office:value-type="float" office:value="13.1008777203319">
            <text:p>13.10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5">
            <text:p>25</text:p>
          </table:table-cell>
          <table:table-cell office:value-type="float" office:value="6.234">
            <text:p>6.234</text:p>
          </table:table-cell>
          <table:table-cell office:value-type="float" office:value="3.999">
            <text:p>3.999</text:p>
          </table:table-cell>
          <table:table-cell office:value-type="float" office:value="0.928">
            <text:p>0.928</text:p>
          </table:table-cell>
          <table:table-cell office:value-type="float" office:value="1.128">
            <text:p>1.128</text:p>
          </table:table-cell>
          <table:table-cell table:style-name="ce4" table:formula="of:=[.$C$3]/[.$C253]" office:value-type="float" office:value="17.4783445620789">
            <text:p>17.47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33">
            <text:p>33</text:p>
          </table:table-cell>
          <table:table-cell office:value-type="float" office:value="5.166">
            <text:p>5.166</text:p>
          </table:table-cell>
          <table:table-cell office:value-type="float" office:value="3.171">
            <text:p>3.171</text:p>
          </table:table-cell>
          <table:table-cell office:value-type="float" office:value="0.906">
            <text:p>0.906</text:p>
          </table:table-cell>
          <table:table-cell office:value-type="float" office:value="0.911">
            <text:p>0.911</text:p>
          </table:table-cell>
          <table:table-cell table:style-name="ce4" table:formula="of:=[.$C$3]/[.$C254]" office:value-type="float" office:value="21.0917537746806">
            <text:p>21.09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1">
            <text:p>41</text:p>
          </table:table-cell>
          <table:table-cell office:value-type="float" office:value="4.613">
            <text:p>4.613</text:p>
          </table:table-cell>
          <table:table-cell office:value-type="float" office:value="2.657">
            <text:p>2.657</text:p>
          </table:table-cell>
          <table:table-cell office:value-type="float" office:value="0.943">
            <text:p>0.943</text:p>
          </table:table-cell>
          <table:table-cell office:value-type="float" office:value="0.834">
            <text:p>0.834</text:p>
          </table:table-cell>
          <table:table-cell table:style-name="ce4" table:formula="of:=[.$C$3]/[.$C255]" office:value-type="float" office:value="23.6202037719488">
            <text:p>23.62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9">
            <text:p>49</text:p>
          </table:table-cell>
          <table:table-cell office:value-type="float" office:value="4.331">
            <text:p>4.331</text:p>
          </table:table-cell>
          <table:table-cell office:value-type="float" office:value="2.422">
            <text:p>2.422</text:p>
          </table:table-cell>
          <table:table-cell office:value-type="float" office:value="0.959">
            <text:p>0.959</text:p>
          </table:table-cell>
          <table:table-cell office:value-type="float" office:value="0.772">
            <text:p>0.772</text:p>
          </table:table-cell>
          <table:table-cell table:style-name="ce4" table:formula="of:=[.$C$3]/[.$C256]" office:value-type="float" office:value="25.1581620872778">
            <text:p>25.15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57">
            <text:p>57</text:p>
          </table:table-cell>
          <table:table-cell office:value-type="float" office:value="4.057">
            <text:p>4.057</text:p>
          </table:table-cell>
          <table:table-cell office:value-type="float" office:value="2.136">
            <text:p>2.136</text:p>
          </table:table-cell>
          <table:table-cell office:value-type="float" office:value="0.996">
            <text:p>0.996</text:p>
          </table:table-cell>
          <table:table-cell office:value-type="float" office:value="0.746">
            <text:p>0.746</text:p>
          </table:table-cell>
          <table:table-cell table:style-name="ce4" table:formula="of:=[.$C$3]/[.$C257]" office:value-type="float" office:value="26.8572837071728">
            <text:p>26.85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65">
            <text:p>65</text:p>
          </table:table-cell>
          <table:table-cell office:value-type="float" office:value="4.898">
            <text:p>4.898</text:p>
          </table:table-cell>
          <table:table-cell office:value-type="float" office:value="2.469">
            <text:p>2.469</text:p>
          </table:table-cell>
          <table:table-cell office:value-type="float" office:value="1.406">
            <text:p>1.406</text:p>
          </table:table-cell>
          <table:table-cell office:value-type="float" office:value="0.844">
            <text:p>0.844</text:p>
          </table:table-cell>
          <table:table-cell table:style-name="ce4" table:formula="of:=[.$C$3]/[.$C258]" office:value-type="float" office:value="22.2458146182115">
            <text:p>22.24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73">
            <text:p>73</text:p>
          </table:table-cell>
          <table:table-cell office:value-type="float" office:value="4.73">
            <text:p>4.73</text:p>
          </table:table-cell>
          <table:table-cell office:value-type="float" office:value="2.329">
            <text:p>2.329</text:p>
          </table:table-cell>
          <table:table-cell office:value-type="float" office:value="1.371">
            <text:p>1.371</text:p>
          </table:table-cell>
          <table:table-cell office:value-type="float" office:value="0.854">
            <text:p>0.854</text:p>
          </table:table-cell>
          <table:table-cell table:style-name="ce4" table:formula="of:=[.$C$3]/[.$C259]" office:value-type="float" office:value="23.0359408033827">
            <text:p>23.03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1">
            <text:p>81</text:p>
          </table:table-cell>
          <table:table-cell office:value-type="float" office:value="5.04">
            <text:p>5.04</text:p>
          </table:table-cell>
          <table:table-cell office:value-type="float" office:value="2.513">
            <text:p>2.513</text:p>
          </table:table-cell>
          <table:table-cell office:value-type="float" office:value="1.41">
            <text:p>1.41</text:p>
          </table:table-cell>
          <table:table-cell office:value-type="float" office:value="0.943">
            <text:p>0.943</text:p>
          </table:table-cell>
          <table:table-cell table:style-name="ce4" table:formula="of:=[.$C$3]/[.$C260]" office:value-type="float" office:value="21.6190476190476">
            <text:p>21.61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89">
            <text:p>89</text:p>
          </table:table-cell>
          <table:table-cell office:value-type="float" office:value="5.169">
            <text:p>5.169</text:p>
          </table:table-cell>
          <table:table-cell office:value-type="float" office:value="2.637">
            <text:p>2.637</text:p>
          </table:table-cell>
          <table:table-cell office:value-type="float" office:value="1.397">
            <text:p>1.397</text:p>
          </table:table-cell>
          <table:table-cell office:value-type="float" office:value="0.964">
            <text:p>0.964</text:p>
          </table:table-cell>
          <table:table-cell table:style-name="ce4" table:formula="of:=[.$C$3]/[.$C261]" office:value-type="float" office:value="21.0795124782356">
            <text:p>21.08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97">
            <text:p>97</text:p>
          </table:table-cell>
          <table:table-cell office:value-type="float" office:value="4.846">
            <text:p>4.846</text:p>
          </table:table-cell>
          <table:table-cell office:value-type="float" office:value="2.286">
            <text:p>2.286</text:p>
          </table:table-cell>
          <table:table-cell office:value-type="float" office:value="1.41">
            <text:p>1.41</text:p>
          </table:table-cell>
          <table:table-cell office:value-type="float" office:value="0.975">
            <text:p>0.975</text:p>
          </table:table-cell>
          <table:table-cell table:style-name="ce4" table:formula="of:=[.$C$3]/[.$C262]" office:value-type="float" office:value="22.4845233182006">
            <text:p>22.48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05">
            <text:p>105</text:p>
          </table:table-cell>
          <table:table-cell office:value-type="float" office:value="5.234">
            <text:p>5.234</text:p>
          </table:table-cell>
          <table:table-cell office:value-type="float" office:value="2.62">
            <text:p>2.62</text:p>
          </table:table-cell>
          <table:table-cell office:value-type="float" office:value="1.395">
            <text:p>1.395</text:p>
          </table:table-cell>
          <table:table-cell office:value-type="float" office:value="1.045">
            <text:p>1.045</text:p>
          </table:table-cell>
          <table:table-cell table:style-name="ce4" table:formula="of:=[.$C$3]/[.$C263]" office:value-type="float" office:value="20.817730225449">
            <text:p>20.81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13">
            <text:p>113</text:p>
          </table:table-cell>
          <table:table-cell office:value-type="float" office:value="5.522">
            <text:p>5.522</text:p>
          </table:table-cell>
          <table:table-cell office:value-type="float" office:value="2.856">
            <text:p>2.856</text:p>
          </table:table-cell>
          <table:table-cell office:value-type="float" office:value="1.409">
            <text:p>1.409</text:p>
          </table:table-cell>
          <table:table-cell office:value-type="float" office:value="1.082">
            <text:p>1.082</text:p>
          </table:table-cell>
          <table:table-cell table:style-name="ce4" table:formula="of:=[.$C$3]/[.$C264]" office:value-type="float" office:value="19.7319811662441">
            <text:p>19.73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1">
            <text:p>121</text:p>
          </table:table-cell>
          <table:table-cell office:value-type="float" office:value="4.922">
            <text:p>4.922</text:p>
          </table:table-cell>
          <table:table-cell office:value-type="float" office:value="2.294">
            <text:p>2.294</text:p>
          </table:table-cell>
          <table:table-cell office:value-type="float" office:value="1.366">
            <text:p>1.366</text:p>
          </table:table-cell>
          <table:table-cell office:value-type="float" office:value="1.087">
            <text:p>1.087</text:p>
          </table:table-cell>
          <table:table-cell table:style-name="ce4" table:formula="of:=[.$C$3]/[.$C265]" office:value-type="float" office:value="22.1373425436814">
            <text:p>22.137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29">
            <text:p>129</text:p>
          </table:table-cell>
          <table:table-cell office:value-type="float" office:value="5.724">
            <text:p>5.724</text:p>
          </table:table-cell>
          <table:table-cell office:value-type="float" office:value="2.883">
            <text:p>2.883</text:p>
          </table:table-cell>
          <table:table-cell office:value-type="float" office:value="1.444">
            <text:p>1.444</text:p>
          </table:table-cell>
          <table:table-cell office:value-type="float" office:value="1.221">
            <text:p>1.221</text:p>
          </table:table-cell>
          <table:table-cell table:style-name="ce4" table:formula="of:=[.$C$3]/[.$C266]" office:value-type="float" office:value="19.0356394129979">
            <text:p>19.03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37">
            <text:p>137</text:p>
          </table:table-cell>
          <table:table-cell office:value-type="float" office:value="5.511">
            <text:p>5.511</text:p>
          </table:table-cell>
          <table:table-cell office:value-type="float" office:value="2.764">
            <text:p>2.764</text:p>
          </table:table-cell>
          <table:table-cell office:value-type="float" office:value="1.407">
            <text:p>1.407</text:p>
          </table:table-cell>
          <table:table-cell office:value-type="float" office:value="1.163">
            <text:p>1.163</text:p>
          </table:table-cell>
          <table:table-cell table:style-name="ce4" table:formula="of:=[.$C$3]/[.$C267]" office:value-type="float" office:value="19.7713663581927">
            <text:p>19.77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45">
            <text:p>145</text:p>
          </table:table-cell>
          <table:table-cell office:value-type="float" office:value="6.052">
            <text:p>6.052</text:p>
          </table:table-cell>
          <table:table-cell office:value-type="float" office:value="3.193">
            <text:p>3.193</text:p>
          </table:table-cell>
          <table:table-cell office:value-type="float" office:value="1.444">
            <text:p>1.444</text:p>
          </table:table-cell>
          <table:table-cell office:value-type="float" office:value="1.238">
            <text:p>1.238</text:p>
          </table:table-cell>
          <table:table-cell table:style-name="ce4" table:formula="of:=[.$C$3]/[.$C268]" office:value-type="float" office:value="18.0039656311963">
            <text:p>18.004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53">
            <text:p>153</text:p>
          </table:table-cell>
          <table:table-cell office:value-type="float" office:value="6.317">
            <text:p>6.317</text:p>
          </table:table-cell>
          <table:table-cell office:value-type="float" office:value="3.328">
            <text:p>3.328</text:p>
          </table:table-cell>
          <table:table-cell office:value-type="float" office:value="1.499">
            <text:p>1.499</text:p>
          </table:table-cell>
          <table:table-cell office:value-type="float" office:value="1.313">
            <text:p>1.313</text:p>
          </table:table-cell>
          <table:table-cell table:style-name="ce4" table:formula="of:=[.$C$3]/[.$C269]" office:value-type="float" office:value="17.2486940003166">
            <text:p>17.24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1">
            <text:p>161</text:p>
          </table:table-cell>
          <table:table-cell office:value-type="float" office:value="6.018">
            <text:p>6.018</text:p>
          </table:table-cell>
          <table:table-cell office:value-type="float" office:value="3.145">
            <text:p>3.145</text:p>
          </table:table-cell>
          <table:table-cell office:value-type="float" office:value="1.401">
            <text:p>1.401</text:p>
          </table:table-cell>
          <table:table-cell office:value-type="float" office:value="1.297">
            <text:p>1.297</text:p>
          </table:table-cell>
          <table:table-cell table:style-name="ce4" table:formula="of:=[.$C$3]/[.$C270]" office:value-type="float" office:value="18.1056829511466">
            <text:p>18.10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69">
            <text:p>169</text:p>
          </table:table-cell>
          <table:table-cell office:value-type="float" office:value="6.37">
            <text:p>6.37</text:p>
          </table:table-cell>
          <table:table-cell office:value-type="float" office:value="3.453">
            <text:p>3.453</text:p>
          </table:table-cell>
          <table:table-cell office:value-type="float" office:value="1.403">
            <text:p>1.403</text:p>
          </table:table-cell>
          <table:table-cell office:value-type="float" office:value="1.335">
            <text:p>1.335</text:p>
          </table:table-cell>
          <table:table-cell table:style-name="ce4" table:formula="of:=[.$C$3]/[.$C271]" office:value-type="float" office:value="17.105180533752">
            <text:p>17.105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77">
            <text:p>177</text:p>
          </table:table-cell>
          <table:table-cell office:value-type="float" office:value="6.568">
            <text:p>6.568</text:p>
          </table:table-cell>
          <table:table-cell office:value-type="float" office:value="3.473">
            <text:p>3.473</text:p>
          </table:table-cell>
          <table:table-cell office:value-type="float" office:value="1.452">
            <text:p>1.452</text:p>
          </table:table-cell>
          <table:table-cell office:value-type="float" office:value="1.464">
            <text:p>1.464</text:p>
          </table:table-cell>
          <table:table-cell table:style-name="ce4" table:formula="of:=[.$C$3]/[.$C272]" office:value-type="float" office:value="16.5895249695493">
            <text:p>16.590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85">
            <text:p>185</text:p>
          </table:table-cell>
          <table:table-cell office:value-type="float" office:value="6.395">
            <text:p>6.395</text:p>
          </table:table-cell>
          <table:table-cell office:value-type="float" office:value="3.348">
            <text:p>3.348</text:p>
          </table:table-cell>
          <table:table-cell office:value-type="float" office:value="1.433">
            <text:p>1.433</text:p>
          </table:table-cell>
          <table:table-cell office:value-type="float" office:value="1.437">
            <text:p>1.437</text:p>
          </table:table-cell>
          <table:table-cell table:style-name="ce4" table:formula="of:=[.$C$3]/[.$C273]" office:value-type="float" office:value="17.0383111806099">
            <text:p>17.03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193">
            <text:p>193</text:p>
          </table:table-cell>
          <table:table-cell office:value-type="float" office:value="6.886">
            <text:p>6.886</text:p>
          </table:table-cell>
          <table:table-cell office:value-type="float" office:value="3.71">
            <text:p>3.71</text:p>
          </table:table-cell>
          <table:table-cell office:value-type="float" office:value="1.491">
            <text:p>1.491</text:p>
          </table:table-cell>
          <table:table-cell office:value-type="float" office:value="1.506">
            <text:p>1.506</text:p>
          </table:table-cell>
          <table:table-cell table:style-name="ce4" table:formula="of:=[.$C$3]/[.$C274]" office:value-type="float" office:value="15.82340981702">
            <text:p>15.82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1">
            <text:p>201</text:p>
          </table:table-cell>
          <table:table-cell office:value-type="float" office:value="6.797">
            <text:p>6.797</text:p>
          </table:table-cell>
          <table:table-cell office:value-type="float" office:value="3.618">
            <text:p>3.618</text:p>
          </table:table-cell>
          <table:table-cell office:value-type="float" office:value="1.504">
            <text:p>1.504</text:p>
          </table:table-cell>
          <table:table-cell office:value-type="float" office:value="1.494">
            <text:p>1.494</text:p>
          </table:table-cell>
          <table:table-cell table:style-name="ce4" table:formula="of:=[.$C$3]/[.$C275]" office:value-type="float" office:value="16.03060173606">
            <text:p>16.031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09">
            <text:p>209</text:p>
          </table:table-cell>
          <table:table-cell office:value-type="float" office:value="7.265">
            <text:p>7.265</text:p>
          </table:table-cell>
          <table:table-cell office:value-type="float" office:value="4.032">
            <text:p>4.032</text:p>
          </table:table-cell>
          <table:table-cell office:value-type="float" office:value="1.393">
            <text:p>1.393</text:p>
          </table:table-cell>
          <table:table-cell office:value-type="float" office:value="1.66">
            <text:p>1.66</text:p>
          </table:table-cell>
          <table:table-cell table:style-name="ce4" table:formula="of:=[.$C$3]/[.$C276]" office:value-type="float" office:value="14.9979353062629">
            <text:p>14.998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17">
            <text:p>217</text:p>
          </table:table-cell>
          <table:table-cell office:value-type="float" office:value="7.832">
            <text:p>7.832</text:p>
          </table:table-cell>
          <table:table-cell office:value-type="float" office:value="4.504">
            <text:p>4.504</text:p>
          </table:table-cell>
          <table:table-cell office:value-type="float" office:value="1.484">
            <text:p>1.484</text:p>
          </table:table-cell>
          <table:table-cell office:value-type="float" office:value="1.666">
            <text:p>1.666</text:p>
          </table:table-cell>
          <table:table-cell table:style-name="ce4" table:formula="of:=[.$C$3]/[.$C277]" office:value-type="float" office:value="13.9121552604699">
            <text:p>13.912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25">
            <text:p>225</text:p>
          </table:table-cell>
          <table:table-cell office:value-type="float" office:value="7.627">
            <text:p>7.627</text:p>
          </table:table-cell>
          <table:table-cell office:value-type="float" office:value="4.385">
            <text:p>4.385</text:p>
          </table:table-cell>
          <table:table-cell office:value-type="float" office:value="1.428">
            <text:p>1.428</text:p>
          </table:table-cell>
          <table:table-cell office:value-type="float" office:value="1.633">
            <text:p>1.633</text:p>
          </table:table-cell>
          <table:table-cell table:style-name="ce4" table:formula="of:=[.$C$3]/[.$C278]" office:value-type="float" office:value="14.2860888947161">
            <text:p>14.286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33">
            <text:p>233</text:p>
          </table:table-cell>
          <table:table-cell office:value-type="float" office:value="8.268">
            <text:p>8.268</text:p>
          </table:table-cell>
          <table:table-cell office:value-type="float" office:value="4.777">
            <text:p>4.777</text:p>
          </table:table-cell>
          <table:table-cell office:value-type="float" office:value="1.51">
            <text:p>1.51</text:p>
          </table:table-cell>
          <table:table-cell office:value-type="float" office:value="1.8">
            <text:p>1.8</text:p>
          </table:table-cell>
          <table:table-cell table:style-name="ce4" table:formula="of:=[.$C$3]/[.$C279]" office:value-type="float" office:value="13.1785195936139">
            <text:p>13.179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241">
            <text:p>241</text:p>
          </table:table-cell>
          <table:table-cell office:value-type="float" office:value="8.36">
            <text:p>8.36</text:p>
          </table:table-cell>
          <table:table-cell office:value-type="float" office:value="4.931">
            <text:p>4.931</text:p>
          </table:table-cell>
          <table:table-cell office:value-type="float" office:value="1.461">
            <text:p>1.461</text:p>
          </table:table-cell>
          <table:table-cell office:value-type="float" office:value="1.788">
            <text:p>1.788</text:p>
          </table:table-cell>
          <table:table-cell table:style-name="ce4" table:formula="of:=[.$C$3]/[.$C280]" office:value-type="float" office:value="13.0334928229665">
            <text:p>13.033</text:p>
          </table:table-cell>
          <table:table-cell table:number-columns-repeated="1017"/>
        </table:table-row>
        <table:table-row table:style-name="ro1" table:number-rows-repeated="10482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imes New Roman" svg:font-family="'Times New Roman'" style:font-family-generic="swiss" style:font-pitch="variable"/>
    <style:font-face style:name="AR PL UMing CN" svg:font-family="'AR PL UMing CN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3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 PL UMing CN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 style:data-style-name="N2" text:time-value="0000-00-00T09:31: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ST_5f_NY" style:display-name="PageStyle_HOST_N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ST_5f_W" style:display-name="PageStyle_HOST_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IC_5f_NY" style:display-name="PageStyle_MIC_NY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metis16" style:display-name="PageStyle_gmetis1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metis128" style:display-name="PageStyle_gmetis128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metis1024" style:display-name="PageStyle_gmetis102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23:33:26</meta:creation-date>
    <meta:editing-cycles>1</meta:editing-cycles>
    <meta:editing-duration>P0D</meta:editing-duration>
    <meta:generator>LibreOffice/4.0.4.2$Linux_X86_64 LibreOffice_project/400m0$Build-2</meta:generator>
    <dc:date>2013-07-22T13:56:42</dc:date>
    <meta:document-statistic meta:table-count="6" meta:cell-count="7838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7cm" svg:height="8.997cm" xlink:href=".." xlink:type="simple" chart:class="chart:bar" chart:style-name="ch1">
        <chart:subtitle svg:x="7.253cm" svg:y="0.494cm" chart:style-name="ch2">
          <text:p>sub-title</text:p>
        </chart:subtitle>
        <chart:legend chart:legend-position="end" svg:x="13.125cm" svg:y="3.621cm" style:legend-expansion="high" chart:style-name="ch3"/>
        <chart:plot-area chart:style-name="ch4" table:cell-range-address="HOST_NY.C2:HOST_NY.R2 HOST_NY.A2:HOST_NY.A2 HOST_NY.C9:HOST_NY.R9 HOST_NY.A22:HOST_NY.A22 HOST_NY.C29:HOST_NY.R29 HOST_NY.A42:HOST_NY.A42 HOST_NY.C49:HOST_NY.R49" chart:data-source-has-labels="both" svg:x="2.896cm" svg:y="1.613cm" svg:width="9.591cm" svg:height="6.17cm">
          <chartooo:coordinate-region svg:x="3.623cm" svg:y="1.839cm" svg:width="8.864cm" svg:height="5.244cm"/>
          <chart:axis chart:dimension="x" chart:name="primary-x" chart:style-name="ch5" chartooo:axis-type="auto">
            <chartooo:date-scale/>
            <chart:title svg:x="6.456cm" svg:y="7.962cm" chart:style-name="ch6">
              <text:p>Number of Threads</text:p>
            </chart:title>
            <chart:categories table:cell-range-address="HOST_NY.C2:HOST_NY.R2"/>
          </chart:axis>
          <chart:axis chart:dimension="y" chart:name="primary-y" chart:style-name="ch7">
            <chart:title svg:x="0.451cm" svg:y="4.391cm" chart:style-name="ch6">
              <text:p>Time in seconds</text:p>
            </chart:title>
            <chart:grid chart:style-name="ch8" chart:class="major"/>
          </chart:axis>
          <chart:series chart:style-name="ch9" chart:values-cell-range-address="HOST_NY.C9:HOST_NY.R9" chart:label-cell-address="HOST_NY.A2:HOST_NY.A2" chart:class="chart:bar">
            <chart:data-point chart:repeated="16"/>
          </chart:series>
          <chart:series chart:style-name="ch10" chart:values-cell-range-address="HOST_NY.C29:HOST_NY.R29" chart:label-cell-address="HOST_NY.A22:HOST_NY.A22" chart:class="chart:bar">
            <chart:data-point chart:repeated="16"/>
          </chart:series>
          <chart:series chart:style-name="ch11" chart:values-cell-range-address="HOST_NY.C49:HOST_NY.R49" chart:label-cell-address="HOST_NY.A42:HOST_NY.A42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ST_NY.C2:HOST_NY.R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artition 16</text:p>
                <draw:g>
                  <svg:desc>HOST_NY.A2:HOST_NY.A2</svg:desc>
                </draw:g>
              </table:table-cell>
              <table:table-cell office:value-type="float" office:value="0.600044965744019">
                <text:p>0.600044965744019</text:p>
                <draw:g>
                  <svg:desc>HOST_NY.C9:HOST_NY.R9</svg:desc>
                </draw:g>
              </table:table-cell>
              <table:table-cell office:value-type="float" office:value="0.431078195571899">
                <text:p>0.431078195571899</text:p>
              </table:table-cell>
              <table:table-cell office:value-type="float" office:value="0.37882399559021">
                <text:p>0.37882399559021</text:p>
              </table:table-cell>
              <table:table-cell office:value-type="float" office:value="0.353461980819702">
                <text:p>0.353461980819702</text:p>
              </table:table-cell>
              <table:table-cell office:value-type="float" office:value="0.339718103408813">
                <text:p>0.339718103408813</text:p>
              </table:table-cell>
              <table:table-cell office:value-type="float" office:value="0.327244997024536">
                <text:p>0.327244997024536</text:p>
              </table:table-cell>
              <table:table-cell office:value-type="float" office:value="0.321181058883667">
                <text:p>0.321181058883667</text:p>
              </table:table-cell>
              <table:table-cell office:value-type="float" office:value="0.332375049591064">
                <text:p>0.332375049591064</text:p>
              </table:table-cell>
              <table:table-cell office:value-type="float" office:value="0.34148907661438">
                <text:p>0.34148907661438</text:p>
              </table:table-cell>
              <table:table-cell office:value-type="float" office:value="0.351609945297241">
                <text:p>0.351609945297241</text:p>
              </table:table-cell>
              <table:table-cell office:value-type="float" office:value="0.37000298500061">
                <text:p>0.37000298500061</text:p>
              </table:table-cell>
              <table:table-cell office:value-type="float" office:value="0.389860868453979">
                <text:p>0.389860868453979</text:p>
              </table:table-cell>
              <table:table-cell office:value-type="float" office:value="0.397902011871338">
                <text:p>0.397902011871338</text:p>
              </table:table-cell>
              <table:table-cell office:value-type="float" office:value="0.42642617225647">
                <text:p>0.42642617225647</text:p>
              </table:table-cell>
              <table:table-cell office:value-type="float" office:value="0.451241016387939">
                <text:p>0.451241016387939</text:p>
              </table:table-cell>
              <table:table-cell office:value-type="float" office:value="0.462579011917114">
                <text:p>0.462579011917114</text:p>
              </table:table-cell>
            </table:table-row>
            <table:table-row>
              <table:table-cell office:value-type="string">
                <text:p>Partition 128</text:p>
                <draw:g>
                  <svg:desc>HOST_NY.A22:HOST_NY.A22</svg:desc>
                </draw:g>
              </table:table-cell>
              <table:table-cell office:value-type="float" office:value="0.656987190246582">
                <text:p>0.656987190246582</text:p>
                <draw:g>
                  <svg:desc>HOST_NY.C29:HOST_NY.R29</svg:desc>
                </draw:g>
              </table:table-cell>
              <table:table-cell office:value-type="float" office:value="0.461684942245483">
                <text:p>0.461684942245483</text:p>
              </table:table-cell>
              <table:table-cell office:value-type="float" office:value="0.395741939544678">
                <text:p>0.395741939544678</text:p>
              </table:table-cell>
              <table:table-cell office:value-type="float" office:value="0.371052980422974">
                <text:p>0.371052980422974</text:p>
              </table:table-cell>
              <table:table-cell office:value-type="float" office:value="0.351331949234009">
                <text:p>0.351331949234009</text:p>
              </table:table-cell>
              <table:table-cell office:value-type="float" office:value="0.339260816574097">
                <text:p>0.339260816574097</text:p>
              </table:table-cell>
              <table:table-cell office:value-type="float" office:value="0.315351009368896">
                <text:p>0.315351009368896</text:p>
              </table:table-cell>
              <table:table-cell office:value-type="float" office:value="0.313650131225586">
                <text:p>0.313650131225586</text:p>
              </table:table-cell>
              <table:table-cell office:value-type="float" office:value="0.317042112350464">
                <text:p>0.317042112350464</text:p>
              </table:table-cell>
              <table:table-cell office:value-type="float" office:value="0.326481103897095">
                <text:p>0.326481103897095</text:p>
              </table:table-cell>
              <table:table-cell office:value-type="float" office:value="0.342151165008545">
                <text:p>0.342151165008545</text:p>
              </table:table-cell>
              <table:table-cell office:value-type="float" office:value="0.360942840576172">
                <text:p>0.360942840576172</text:p>
              </table:table-cell>
              <table:table-cell office:value-type="float" office:value="0.359998941421509">
                <text:p>0.359998941421509</text:p>
              </table:table-cell>
              <table:table-cell office:value-type="float" office:value="0.379863977432251">
                <text:p>0.379863977432251</text:p>
              </table:table-cell>
              <table:table-cell office:value-type="float" office:value="0.394773960113525">
                <text:p>0.394773960113525</text:p>
              </table:table-cell>
              <table:table-cell office:value-type="float" office:value="0.408452987670898">
                <text:p>0.408452987670898</text:p>
              </table:table-cell>
            </table:table-row>
            <table:table-row>
              <table:table-cell office:value-type="string">
                <text:p>Partition 1024</text:p>
                <draw:g>
                  <svg:desc>HOST_NY.A42:HOST_NY.A42</svg:desc>
                </draw:g>
              </table:table-cell>
              <table:table-cell office:value-type="float" office:value="1.20348191261292">
                <text:p>1.20348191261292</text:p>
                <draw:g>
                  <svg:desc>HOST_NY.C49:HOST_NY.R49</svg:desc>
                </draw:g>
              </table:table-cell>
              <table:table-cell office:value-type="float" office:value="0.744809865951538">
                <text:p>0.744809865951538</text:p>
              </table:table-cell>
              <table:table-cell office:value-type="float" office:value="0.593497037887573">
                <text:p>0.593497037887573</text:p>
              </table:table-cell>
              <table:table-cell office:value-type="float" office:value="0.5309739112854">
                <text:p>0.5309739112854</text:p>
              </table:table-cell>
              <table:table-cell office:value-type="float" office:value="0.485047101974487">
                <text:p>0.485047101974487</text:p>
              </table:table-cell>
              <table:table-cell office:value-type="float" office:value="0.457592010498047">
                <text:p>0.457592010498047</text:p>
              </table:table-cell>
              <table:table-cell office:value-type="float" office:value="0.421453952789307">
                <text:p>0.421453952789307</text:p>
              </table:table-cell>
              <table:table-cell office:value-type="float" office:value="0.411052942276001">
                <text:p>0.411052942276001</text:p>
              </table:table-cell>
              <table:table-cell office:value-type="float" office:value="0.398489952087402">
                <text:p>0.398489952087402</text:p>
              </table:table-cell>
              <table:table-cell office:value-type="float" office:value="0.40929102897644">
                <text:p>0.40929102897644</text:p>
              </table:table-cell>
              <table:table-cell office:value-type="float" office:value="0.409344911575317">
                <text:p>0.409344911575317</text:p>
              </table:table-cell>
              <table:table-cell office:value-type="float" office:value="0.414377927780151">
                <text:p>0.414377927780151</text:p>
              </table:table-cell>
              <table:table-cell office:value-type="float" office:value="0.381044864654541">
                <text:p>0.381044864654541</text:p>
              </table:table-cell>
              <table:table-cell office:value-type="float" office:value="0.389944076538086">
                <text:p>0.389944076538086</text:p>
              </table:table-cell>
              <table:table-cell office:value-type="float" office:value="0.399807929992676">
                <text:p>0.399807929992676</text:p>
              </table:table-cell>
              <table:table-cell office:value-type="float" office:value="0.405074119567871">
                <text:p>0.4050741195678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865cm" svg:y="0.315cm" chart:style-name="ch2">
          <text:p>GMetis - 128 partitions</text:p>
        </chart:title>
        <chart:subtitle svg:x="7.254cm" svg:y="1.38cm" chart:style-name="ch3">
          <text:p>sub-title</text:p>
        </chart:subtitle>
        <chart:legend chart:legend-position="end" svg:x="12.909cm" svg:y="3.071cm" style:legend-expansion="high" chart:style-name="ch4"/>
        <chart:plot-area chart:style-name="ch5" table:cell-range-address="gmetis128.B249:gmetis128.G280" chart:data-source-has-labels="both" svg:x="1.97cm" svg:y="2.499cm" svg:width="10.301cm" svg:height="5.286cm">
          <chartooo:coordinate-region svg:x="2.261cm" svg:y="2.725cm" svg:width="9.202cm" svg:height="4.098cm"/>
          <chart:axis chart:dimension="x" chart:name="primary-x" chart:style-name="ch6" chartooo:axis-type="auto">
            <chartooo:date-scale/>
            <chart:title svg:x="6.573cm" svg:y="7.964cm" chart:style-name="ch7">
              <text:p>Threads</text:p>
            </chart:title>
            <chart:categories table:cell-range-address="gmetis128.B250:gmetis128.B280"/>
          </chart:axis>
          <chart:axis chart:dimension="y" chart:name="primary-y" chart:style-name="ch8">
            <chart:title svg:x="0.451cm" svg:y="4.835cm" chart:style-name="ch7">
              <text:p>Speedup</text:p>
            </chart:title>
          </chart:axis>
          <chart:series chart:style-name="ch9" chart:values-cell-range-address="gmetis128.C250:gmetis128.C280" chart:label-cell-address="gmetis128.C249:gmetis128.C249" chart:class="chart:line">
            <chart:data-point chart:repeated="31"/>
          </chart:series>
          <chart:series chart:style-name="ch10" chart:values-cell-range-address="gmetis128.D250:gmetis128.D280" chart:label-cell-address="gmetis128.D249:gmetis128.D249" chart:class="chart:line">
            <chart:data-point chart:repeated="31"/>
          </chart:series>
          <chart:series chart:style-name="ch11" chart:values-cell-range-address="gmetis128.E250:gmetis128.E280" chart:label-cell-address="gmetis128.E249:gmetis128.E249" chart:class="chart:line">
            <chart:data-point chart:repeated="31"/>
          </chart:series>
          <chart:series chart:style-name="ch12" chart:values-cell-range-address="gmetis128.F250:gmetis128.F280" chart:label-cell-address="gmetis128.F249:gmetis128.F249" chart:class="chart:line">
            <chart:data-point chart:repeated="31"/>
          </chart:series>
          <chart:series chart:style-name="ch13" chart:values-cell-range-address="gmetis128.G250:gmetis128.G280" chart:label-cell-address="gmetis128.G249:gmetis128.G249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gmetis128.C249:gmetis128.C249</svg:desc>
                </draw:g>
              </table:table-cell>
              <table:table-cell office:value-type="string">
                <text:p>Coarsen</text:p>
                <draw:g>
                  <svg:desc>gmetis128.D249:gmetis128.D249</svg:desc>
                </draw:g>
              </table:table-cell>
              <table:table-cell office:value-type="string">
                <text:p>Clustering</text:p>
                <draw:g>
                  <svg:desc>gmetis128.E249:gmetis128.E249</svg:desc>
                </draw:g>
              </table:table-cell>
              <table:table-cell office:value-type="string">
                <text:p>Refinement</text:p>
                <draw:g>
                  <svg:desc>gmetis128.F249:gmetis128.F249</svg:desc>
                </draw:g>
              </table:table-cell>
              <table:table-cell office:value-type="string">
                <text:p>Speedup</text:p>
                <draw:g>
                  <svg:desc>gmetis128.G249:gmetis128.G24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metis128.B250:gmetis128.B280</svg:desc>
                </draw:g>
              </table:table-cell>
              <table:table-cell office:value-type="float" office:value="92.871">
                <text:p>92.871</text:p>
                <draw:g>
                  <svg:desc>gmetis128.C250:gmetis128.C280</svg:desc>
                </draw:g>
              </table:table-cell>
              <table:table-cell office:value-type="float" office:value="84.302">
                <text:p>84.302</text:p>
                <draw:g>
                  <svg:desc>gmetis128.D250:gmetis128.D280</svg:desc>
                </draw:g>
              </table:table-cell>
              <table:table-cell office:value-type="float" office:value="0.524">
                <text:p>0.524</text:p>
                <draw:g>
                  <svg:desc>gmetis128.E250:gmetis128.E280</svg:desc>
                </draw:g>
              </table:table-cell>
              <table:table-cell office:value-type="float" office:value="7.889">
                <text:p>7.889</text:p>
                <draw:g>
                  <svg:desc>gmetis128.F250:gmetis128.F280</svg:desc>
                </draw:g>
              </table:table-cell>
              <table:table-cell office:value-type="float" office:value="1">
                <text:p>1</text:p>
                <draw:g>
                  <svg:desc>gmetis128.G250:gmetis128.G280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.219">
                <text:p>12.219</text:p>
              </table:table-cell>
              <table:table-cell office:value-type="float" office:value="10.52">
                <text:p>10.52</text:p>
              </table:table-cell>
              <table:table-cell office:value-type="float" office:value="0.421">
                <text:p>0.421</text:p>
              </table:table-cell>
              <table:table-cell office:value-type="float" office:value="1.103">
                <text:p>1.103</text:p>
              </table:table-cell>
              <table:table-cell office:value-type="float" office:value="7.60054014240118">
                <text:p>7.6005401424011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.095">
                <text:p>7.095</text:p>
              </table:table-cell>
              <table:table-cell office:value-type="float" office:value="5.817">
                <text:p>5.817</text:p>
              </table:table-cell>
              <table:table-cell office:value-type="float" office:value="0.417">
                <text:p>0.417</text:p>
              </table:table-cell>
              <table:table-cell office:value-type="float" office:value="0.684">
                <text:p>0.684</text:p>
              </table:table-cell>
              <table:table-cell office:value-type="float" office:value="13.0896405919662">
                <text:p>13.08964059196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.259">
                <text:p>5.259</text:p>
              </table:table-cell>
              <table:table-cell office:value-type="float" office:value="4.11">
                <text:p>4.11</text:p>
              </table:table-cell>
              <table:table-cell office:value-type="float" office:value="0.415">
                <text:p>0.415</text:p>
              </table:table-cell>
              <table:table-cell office:value-type="float" office:value="0.558">
                <text:p>0.558</text:p>
              </table:table-cell>
              <table:table-cell office:value-type="float" office:value="17.6594409583571">
                <text:p>17.659440958357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.372">
                <text:p>4.372</text:p>
              </table:table-cell>
              <table:table-cell office:value-type="float" office:value="3.261">
                <text:p>3.261</text:p>
              </table:table-cell>
              <table:table-cell office:value-type="float" office:value="0.419">
                <text:p>0.419</text:p>
              </table:table-cell>
              <table:table-cell office:value-type="float" office:value="0.517">
                <text:p>0.517</text:p>
              </table:table-cell>
              <table:table-cell office:value-type="float" office:value="21.2422232387923">
                <text:p>21.242223238792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.805">
                <text:p>3.805</text:p>
              </table:table-cell>
              <table:table-cell office:value-type="float" office:value="2.737">
                <text:p>2.737</text:p>
              </table:table-cell>
              <table:table-cell office:value-type="float" office:value="0.412">
                <text:p>0.412</text:p>
              </table:table-cell>
              <table:table-cell office:value-type="float" office:value="0.482">
                <text:p>0.482</text:p>
              </table:table-cell>
              <table:table-cell office:value-type="float" office:value="24.4076215505913">
                <text:p>24.407621550591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545">
                <text:p>3.545</text:p>
              </table:table-cell>
              <table:table-cell office:value-type="float" office:value="2.431">
                <text:p>2.431</text:p>
              </table:table-cell>
              <table:table-cell office:value-type="float" office:value="0.419">
                <text:p>0.419</text:p>
              </table:table-cell>
              <table:table-cell office:value-type="float" office:value="0.519">
                <text:p>0.519</text:p>
              </table:table-cell>
              <table:table-cell office:value-type="float" office:value="26.1977433004231">
                <text:p>26.197743300423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.321">
                <text:p>3.321</text:p>
              </table:table-cell>
              <table:table-cell office:value-type="float" office:value="2.216">
                <text:p>2.216</text:p>
              </table:table-cell>
              <table:table-cell office:value-type="float" office:value="0.42">
                <text:p>0.42</text:p>
              </table:table-cell>
              <table:table-cell office:value-type="float" office:value="0.508">
                <text:p>0.508</text:p>
              </table:table-cell>
              <table:table-cell office:value-type="float" office:value="27.9647696476965">
                <text:p>27.964769647696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61">
                <text:p>3.61</text:p>
              </table:table-cell>
              <table:table-cell office:value-type="float" office:value="2.4">
                <text:p>2.4</text:p>
              </table:table-cell>
              <table:table-cell office:value-type="float" office:value="0.469">
                <text:p>0.469</text:p>
              </table:table-cell>
              <table:table-cell office:value-type="float" office:value="0.565">
                <text:p>0.565</text:p>
              </table:table-cell>
              <table:table-cell office:value-type="float" office:value="25.7260387811634">
                <text:p>25.726038781163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768">
                <text:p>3.768</text:p>
              </table:table-cell>
              <table:table-cell office:value-type="float" office:value="2.52">
                <text:p>2.52</text:p>
              </table:table-cell>
              <table:table-cell office:value-type="float" office:value="0.46">
                <text:p>0.46</text:p>
              </table:table-cell>
              <table:table-cell office:value-type="float" office:value="0.615">
                <text:p>0.615</text:p>
              </table:table-cell>
              <table:table-cell office:value-type="float" office:value="24.6472929936306">
                <text:p>24.647292993630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.875">
                <text:p>3.875</text:p>
              </table:table-cell>
              <table:table-cell office:value-type="float" office:value="2.557">
                <text:p>2.557</text:p>
              </table:table-cell>
              <table:table-cell office:value-type="float" office:value="0.48">
                <text:p>0.48</text:p>
              </table:table-cell>
              <table:table-cell office:value-type="float" office:value="0.663">
                <text:p>0.663</text:p>
              </table:table-cell>
              <table:table-cell office:value-type="float" office:value="23.9667096774194">
                <text:p>23.966709677419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.975">
                <text:p>3.975</text:p>
              </table:table-cell>
              <table:table-cell office:value-type="float" office:value="2.628">
                <text:p>2.628</text:p>
              </table:table-cell>
              <table:table-cell office:value-type="float" office:value="0.466">
                <text:p>0.466</text:p>
              </table:table-cell>
              <table:table-cell office:value-type="float" office:value="0.71">
                <text:p>0.71</text:p>
              </table:table-cell>
              <table:table-cell office:value-type="float" office:value="23.3637735849057">
                <text:p>23.363773584905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912">
                <text:p>3.912</text:p>
              </table:table-cell>
              <table:table-cell office:value-type="float" office:value="2.538">
                <text:p>2.538</text:p>
              </table:table-cell>
              <table:table-cell office:value-type="float" office:value="0.461">
                <text:p>0.461</text:p>
              </table:table-cell>
              <table:table-cell office:value-type="float" office:value="0.741">
                <text:p>0.741</text:p>
              </table:table-cell>
              <table:table-cell office:value-type="float" office:value="23.7400306748466">
                <text:p>23.740030674846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.452">
                <text:p>4.452</text:p>
              </table:table-cell>
              <table:table-cell office:value-type="float" office:value="3.023">
                <text:p>3.023</text:p>
              </table:table-cell>
              <table:table-cell office:value-type="float" office:value="0.463">
                <text:p>0.463</text:p>
              </table:table-cell>
              <table:table-cell office:value-type="float" office:value="0.794">
                <text:p>0.794</text:p>
              </table:table-cell>
              <table:table-cell office:value-type="float" office:value="20.8605121293801">
                <text:p>20.860512129380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.149">
                <text:p>4.149</text:p>
              </table:table-cell>
              <table:table-cell office:value-type="float" office:value="2.646">
                <text:p>2.646</text:p>
              </table:table-cell>
              <table:table-cell office:value-type="float" office:value="0.472">
                <text:p>0.472</text:p>
              </table:table-cell>
              <table:table-cell office:value-type="float" office:value="0.857">
                <text:p>0.857</text:p>
              </table:table-cell>
              <table:table-cell office:value-type="float" office:value="22.3839479392625">
                <text:p>22.383947939262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.262">
                <text:p>4.262</text:p>
              </table:table-cell>
              <table:table-cell office:value-type="float" office:value="2.714">
                <text:p>2.714</text:p>
              </table:table-cell>
              <table:table-cell office:value-type="float" office:value="0.465">
                <text:p>0.465</text:p>
              </table:table-cell>
              <table:table-cell office:value-type="float" office:value="0.91">
                <text:p>0.91</text:p>
              </table:table-cell>
              <table:table-cell office:value-type="float" office:value="21.7904739558892">
                <text:p>21.790473955889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4.688">
                <text:p>4.688</text:p>
              </table:table-cell>
              <table:table-cell office:value-type="float" office:value="3.084">
                <text:p>3.084</text:p>
              </table:table-cell>
              <table:table-cell office:value-type="float" office:value="0.469">
                <text:p>0.469</text:p>
              </table:table-cell>
              <table:table-cell office:value-type="float" office:value="0.962">
                <text:p>0.962</text:p>
              </table:table-cell>
              <table:table-cell office:value-type="float" office:value="19.810366894198">
                <text:p>19.810366894198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.145">
                <text:p>5.145</text:p>
              </table:table-cell>
              <table:table-cell office:value-type="float" office:value="3.507">
                <text:p>3.507</text:p>
              </table:table-cell>
              <table:table-cell office:value-type="float" office:value="0.469">
                <text:p>0.469</text:p>
              </table:table-cell>
              <table:table-cell office:value-type="float" office:value="0.994">
                <text:p>0.994</text:p>
              </table:table-cell>
              <table:table-cell office:value-type="float" office:value="18.0507288629738">
                <text:p>18.050728862973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.221">
                <text:p>5.221</text:p>
              </table:table-cell>
              <table:table-cell office:value-type="float" office:value="3.48">
                <text:p>3.48</text:p>
              </table:table-cell>
              <table:table-cell office:value-type="float" office:value="0.489">
                <text:p>0.489</text:p>
              </table:table-cell>
              <table:table-cell office:value-type="float" office:value="1.077">
                <text:p>1.077</text:p>
              </table:table-cell>
              <table:table-cell office:value-type="float" office:value="17.78797165294">
                <text:p>17.7879716529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5.183">
                <text:p>5.183</text:p>
              </table:table-cell>
              <table:table-cell office:value-type="float" office:value="3.388">
                <text:p>3.388</text:p>
              </table:table-cell>
              <table:table-cell office:value-type="float" office:value="0.476">
                <text:p>0.476</text:p>
              </table:table-cell>
              <table:table-cell office:value-type="float" office:value="1.144">
                <text:p>1.144</text:p>
              </table:table-cell>
              <table:table-cell office:value-type="float" office:value="17.918387034536">
                <text:p>17.91838703453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.109">
                <text:p>6.109</text:p>
              </table:table-cell>
              <table:table-cell office:value-type="float" office:value="4.285">
                <text:p>4.285</text:p>
              </table:table-cell>
              <table:table-cell office:value-type="float" office:value="0.479">
                <text:p>0.479</text:p>
              </table:table-cell>
              <table:table-cell office:value-type="float" office:value="1.169">
                <text:p>1.169</text:p>
              </table:table-cell>
              <table:table-cell office:value-type="float" office:value="15.2023244393518">
                <text:p>15.202324439351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.607">
                <text:p>5.607</text:p>
              </table:table-cell>
              <table:table-cell office:value-type="float" office:value="3.713">
                <text:p>3.713</text:p>
              </table:table-cell>
              <table:table-cell office:value-type="float" office:value="0.47">
                <text:p>0.47</text:p>
              </table:table-cell>
              <table:table-cell office:value-type="float" office:value="1.249">
                <text:p>1.249</text:p>
              </table:table-cell>
              <table:table-cell office:value-type="float" office:value="16.5634028892456">
                <text:p>16.5634028892456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5.919">
                <text:p>5.919</text:p>
              </table:table-cell>
              <table:table-cell office:value-type="float" office:value="3.989">
                <text:p>3.989</text:p>
              </table:table-cell>
              <table:table-cell office:value-type="float" office:value="0.483">
                <text:p>0.483</text:p>
              </table:table-cell>
              <table:table-cell office:value-type="float" office:value="1.27">
                <text:p>1.27</text:p>
              </table:table-cell>
              <table:table-cell office:value-type="float" office:value="15.6903193106944">
                <text:p>15.690319310694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.061">
                <text:p>6.061</text:p>
              </table:table-cell>
              <table:table-cell office:value-type="float" office:value="4.016">
                <text:p>4.016</text:p>
              </table:table-cell>
              <table:table-cell office:value-type="float" office:value="0.478">
                <text:p>0.478</text:p>
              </table:table-cell>
              <table:table-cell office:value-type="float" office:value="1.389">
                <text:p>1.389</text:p>
              </table:table-cell>
              <table:table-cell office:value-type="float" office:value="15.3227190232635">
                <text:p>15.322719023263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.911">
                <text:p>6.911</text:p>
              </table:table-cell>
              <table:table-cell office:value-type="float" office:value="4.825">
                <text:p>4.825</text:p>
              </table:table-cell>
              <table:table-cell office:value-type="float" office:value="0.485">
                <text:p>0.485</text:p>
              </table:table-cell>
              <table:table-cell office:value-type="float" office:value="1.424">
                <text:p>1.424</text:p>
              </table:table-cell>
              <table:table-cell office:value-type="float" office:value="13.4381420923166">
                <text:p>13.438142092316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.511">
                <text:p>6.511</text:p>
              </table:table-cell>
              <table:table-cell office:value-type="float" office:value="4.437">
                <text:p>4.437</text:p>
              </table:table-cell>
              <table:table-cell office:value-type="float" office:value="0.5">
                <text:p>0.5</text:p>
              </table:table-cell>
              <table:table-cell office:value-type="float" office:value="1.396">
                <text:p>1.396</text:p>
              </table:table-cell>
              <table:table-cell office:value-type="float" office:value="14.2637075718016">
                <text:p>14.263707571801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6.993">
                <text:p>6.993</text:p>
              </table:table-cell>
              <table:table-cell office:value-type="float" office:value="4.84">
                <text:p>4.84</text:p>
              </table:table-cell>
              <table:table-cell office:value-type="float" office:value="0.491">
                <text:p>0.491</text:p>
              </table:table-cell>
              <table:table-cell office:value-type="float" office:value="1.484">
                <text:p>1.484</text:p>
              </table:table-cell>
              <table:table-cell office:value-type="float" office:value="13.2805662805663">
                <text:p>13.2805662805663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7.633">
                <text:p>7.633</text:p>
              </table:table-cell>
              <table:table-cell office:value-type="float" office:value="5.399">
                <text:p>5.399</text:p>
              </table:table-cell>
              <table:table-cell office:value-type="float" office:value="0.491">
                <text:p>0.491</text:p>
              </table:table-cell>
              <table:table-cell office:value-type="float" office:value="1.567">
                <text:p>1.567</text:p>
              </table:table-cell>
              <table:table-cell office:value-type="float" office:value="12.1670378619154">
                <text:p>12.167037861915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.553">
                <text:p>7.553</text:p>
              </table:table-cell>
              <table:table-cell office:value-type="float" office:value="5.265">
                <text:p>5.265</text:p>
              </table:table-cell>
              <table:table-cell office:value-type="float" office:value="0.5">
                <text:p>0.5</text:p>
              </table:table-cell>
              <table:table-cell office:value-type="float" office:value="1.61">
                <text:p>1.61</text:p>
              </table:table-cell>
              <table:table-cell office:value-type="float" office:value="12.2959089103667">
                <text:p>12.2959089103667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8.372">
                <text:p>8.372</text:p>
              </table:table-cell>
              <table:table-cell office:value-type="float" office:value="5.976">
                <text:p>5.976</text:p>
              </table:table-cell>
              <table:table-cell office:value-type="float" office:value="0.514">
                <text:p>0.514</text:p>
              </table:table-cell>
              <table:table-cell office:value-type="float" office:value="1.703">
                <text:p>1.703</text:p>
              </table:table-cell>
              <table:table-cell office:value-type="float" office:value="11.0930482560917">
                <text:p>11.093048256091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8.047">
                <text:p>8.047</text:p>
              </table:table-cell>
              <table:table-cell office:value-type="float" office:value="5.647">
                <text:p>5.647</text:p>
              </table:table-cell>
              <table:table-cell office:value-type="float" office:value="0.498">
                <text:p>0.498</text:p>
              </table:table-cell>
              <table:table-cell office:value-type="float" office:value="1.723">
                <text:p>1.723</text:p>
              </table:table-cell>
              <table:table-cell office:value-type="float" office:value="11.5410712066609">
                <text:p>11.54107120666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759cm" svg:y="0.315cm" chart:style-name="ch2">
          <text:p>GMetis - 1024 partitions</text:p>
        </chart:title>
        <chart:subtitle svg:x="7.254cm" svg:y="1.38cm" chart:style-name="ch3">
          <text:p>sub-title</text:p>
        </chart:subtitle>
        <chart:legend chart:legend-position="end" svg:x="12.909cm" svg:y="3.071cm" style:legend-expansion="high" chart:style-name="ch4"/>
        <chart:plot-area chart:style-name="ch5" table:cell-range-address="gmetis1024.B249:gmetis1024.G280" chart:data-source-has-labels="both" svg:x="1.97cm" svg:y="2.499cm" svg:width="10.301cm" svg:height="5.286cm">
          <chartooo:coordinate-region svg:x="2.261cm" svg:y="2.725cm" svg:width="9.202cm" svg:height="4.098cm"/>
          <chart:axis chart:dimension="x" chart:name="primary-x" chart:style-name="ch6" chartooo:axis-type="auto">
            <chartooo:date-scale/>
            <chart:title svg:x="6.573cm" svg:y="7.964cm" chart:style-name="ch7">
              <text:p>Threads</text:p>
            </chart:title>
            <chart:categories table:cell-range-address="gmetis1024.B250:gmetis1024.B280"/>
          </chart:axis>
          <chart:axis chart:dimension="y" chart:name="primary-y" chart:style-name="ch8">
            <chart:title svg:x="0.451cm" svg:y="4.835cm" chart:style-name="ch7">
              <text:p>Speedup</text:p>
            </chart:title>
          </chart:axis>
          <chart:series chart:style-name="ch9" chart:values-cell-range-address="gmetis1024.C250:gmetis1024.C280" chart:label-cell-address="gmetis1024.C249:gmetis1024.C249" chart:class="chart:line">
            <chart:data-point chart:repeated="31"/>
          </chart:series>
          <chart:series chart:style-name="ch10" chart:values-cell-range-address="gmetis1024.D250:gmetis1024.D280" chart:label-cell-address="gmetis1024.D249:gmetis1024.D249" chart:class="chart:line">
            <chart:data-point chart:repeated="31"/>
          </chart:series>
          <chart:series chart:style-name="ch11" chart:values-cell-range-address="gmetis1024.E250:gmetis1024.E280" chart:label-cell-address="gmetis1024.E249:gmetis1024.E249" chart:class="chart:line">
            <chart:data-point chart:repeated="31"/>
          </chart:series>
          <chart:series chart:style-name="ch12" chart:values-cell-range-address="gmetis1024.F250:gmetis1024.F280" chart:label-cell-address="gmetis1024.F249:gmetis1024.F249" chart:class="chart:line">
            <chart:data-point chart:repeated="31"/>
          </chart:series>
          <chart:series chart:style-name="ch13" chart:values-cell-range-address="gmetis1024.G250:gmetis1024.G280" chart:label-cell-address="gmetis1024.G249:gmetis1024.G249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gmetis1024.C249:gmetis1024.C249</svg:desc>
                </draw:g>
              </table:table-cell>
              <table:table-cell office:value-type="string">
                <text:p>Coarsen</text:p>
                <draw:g>
                  <svg:desc>gmetis1024.D249:gmetis1024.D249</svg:desc>
                </draw:g>
              </table:table-cell>
              <table:table-cell office:value-type="string">
                <text:p>Clustering</text:p>
                <draw:g>
                  <svg:desc>gmetis1024.E249:gmetis1024.E249</svg:desc>
                </draw:g>
              </table:table-cell>
              <table:table-cell office:value-type="string">
                <text:p>Refinement</text:p>
                <draw:g>
                  <svg:desc>gmetis1024.F249:gmetis1024.F249</svg:desc>
                </draw:g>
              </table:table-cell>
              <table:table-cell office:value-type="string">
                <text:p>Speedup</text:p>
                <draw:g>
                  <svg:desc>gmetis1024.G249:gmetis1024.G24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metis1024.B250:gmetis1024.B280</svg:desc>
                </draw:g>
              </table:table-cell>
              <table:table-cell office:value-type="float" office:value="108.96">
                <text:p>108.96</text:p>
                <draw:g>
                  <svg:desc>gmetis1024.C250:gmetis1024.C280</svg:desc>
                </draw:g>
              </table:table-cell>
              <table:table-cell office:value-type="float" office:value="84.142">
                <text:p>84.142</text:p>
                <draw:g>
                  <svg:desc>gmetis1024.D250:gmetis1024.D280</svg:desc>
                </draw:g>
              </table:table-cell>
              <table:table-cell office:value-type="float" office:value="4.013">
                <text:p>4.013</text:p>
                <draw:g>
                  <svg:desc>gmetis1024.E250:gmetis1024.E280</svg:desc>
                </draw:g>
              </table:table-cell>
              <table:table-cell office:value-type="float" office:value="20.647">
                <text:p>20.647</text:p>
                <draw:g>
                  <svg:desc>gmetis1024.F250:gmetis1024.F280</svg:desc>
                </draw:g>
              </table:table-cell>
              <table:table-cell office:value-type="float" office:value="1">
                <text:p>1</text:p>
                <draw:g>
                  <svg:desc>gmetis1024.G250:gmetis1024.G280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4.427">
                <text:p>14.427</text:p>
              </table:table-cell>
              <table:table-cell office:value-type="float" office:value="10.526">
                <text:p>10.526</text:p>
              </table:table-cell>
              <table:table-cell office:value-type="float" office:value="1.061">
                <text:p>1.061</text:p>
              </table:table-cell>
              <table:table-cell office:value-type="float" office:value="2.663">
                <text:p>2.663</text:p>
              </table:table-cell>
              <table:table-cell office:value-type="float" office:value="7.55250571844458">
                <text:p>7.55250571844458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.317">
                <text:p>8.317</text:p>
              </table:table-cell>
              <table:table-cell office:value-type="float" office:value="5.672">
                <text:p>5.672</text:p>
              </table:table-cell>
              <table:table-cell office:value-type="float" office:value="0.907">
                <text:p>0.907</text:p>
              </table:table-cell>
              <table:table-cell office:value-type="float" office:value="1.558">
                <text:p>1.558</text:p>
              </table:table-cell>
              <table:table-cell office:value-type="float" office:value="13.1008777203319">
                <text:p>13.100877720331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6.234">
                <text:p>6.234</text:p>
              </table:table-cell>
              <table:table-cell office:value-type="float" office:value="3.999">
                <text:p>3.999</text:p>
              </table:table-cell>
              <table:table-cell office:value-type="float" office:value="0.928">
                <text:p>0.928</text:p>
              </table:table-cell>
              <table:table-cell office:value-type="float" office:value="1.128">
                <text:p>1.128</text:p>
              </table:table-cell>
              <table:table-cell office:value-type="float" office:value="17.4783445620789">
                <text:p>17.4783445620789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5.166">
                <text:p>5.166</text:p>
              </table:table-cell>
              <table:table-cell office:value-type="float" office:value="3.171">
                <text:p>3.171</text:p>
              </table:table-cell>
              <table:table-cell office:value-type="float" office:value="0.906">
                <text:p>0.906</text:p>
              </table:table-cell>
              <table:table-cell office:value-type="float" office:value="0.911">
                <text:p>0.911</text:p>
              </table:table-cell>
              <table:table-cell office:value-type="float" office:value="21.0917537746806">
                <text:p>21.091753774680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.613">
                <text:p>4.613</text:p>
              </table:table-cell>
              <table:table-cell office:value-type="float" office:value="2.657">
                <text:p>2.657</text:p>
              </table:table-cell>
              <table:table-cell office:value-type="float" office:value="0.943">
                <text:p>0.943</text:p>
              </table:table-cell>
              <table:table-cell office:value-type="float" office:value="0.834">
                <text:p>0.834</text:p>
              </table:table-cell>
              <table:table-cell office:value-type="float" office:value="23.6202037719488">
                <text:p>23.620203771948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.331">
                <text:p>4.331</text:p>
              </table:table-cell>
              <table:table-cell office:value-type="float" office:value="2.422">
                <text:p>2.422</text:p>
              </table:table-cell>
              <table:table-cell office:value-type="float" office:value="0.959">
                <text:p>0.959</text:p>
              </table:table-cell>
              <table:table-cell office:value-type="float" office:value="0.772">
                <text:p>0.772</text:p>
              </table:table-cell>
              <table:table-cell office:value-type="float" office:value="25.1581620872778">
                <text:p>25.158162087277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.057">
                <text:p>4.057</text:p>
              </table:table-cell>
              <table:table-cell office:value-type="float" office:value="2.136">
                <text:p>2.136</text:p>
              </table:table-cell>
              <table:table-cell office:value-type="float" office:value="0.996">
                <text:p>0.996</text:p>
              </table:table-cell>
              <table:table-cell office:value-type="float" office:value="0.746">
                <text:p>0.746</text:p>
              </table:table-cell>
              <table:table-cell office:value-type="float" office:value="26.8572837071728">
                <text:p>26.8572837071728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4.898">
                <text:p>4.898</text:p>
              </table:table-cell>
              <table:table-cell office:value-type="float" office:value="2.469">
                <text:p>2.469</text:p>
              </table:table-cell>
              <table:table-cell office:value-type="float" office:value="1.406">
                <text:p>1.406</text:p>
              </table:table-cell>
              <table:table-cell office:value-type="float" office:value="0.844">
                <text:p>0.844</text:p>
              </table:table-cell>
              <table:table-cell office:value-type="float" office:value="22.2458146182115">
                <text:p>22.245814618211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4.73">
                <text:p>4.73</text:p>
              </table:table-cell>
              <table:table-cell office:value-type="float" office:value="2.329">
                <text:p>2.329</text:p>
              </table:table-cell>
              <table:table-cell office:value-type="float" office:value="1.371">
                <text:p>1.371</text:p>
              </table:table-cell>
              <table:table-cell office:value-type="float" office:value="0.854">
                <text:p>0.854</text:p>
              </table:table-cell>
              <table:table-cell office:value-type="float" office:value="23.0359408033827">
                <text:p>23.035940803382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5.04">
                <text:p>5.04</text:p>
              </table:table-cell>
              <table:table-cell office:value-type="float" office:value="2.513">
                <text:p>2.513</text:p>
              </table:table-cell>
              <table:table-cell office:value-type="float" office:value="1.41">
                <text:p>1.41</text:p>
              </table:table-cell>
              <table:table-cell office:value-type="float" office:value="0.943">
                <text:p>0.943</text:p>
              </table:table-cell>
              <table:table-cell office:value-type="float" office:value="21.6190476190476">
                <text:p>21.619047619047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5.169">
                <text:p>5.169</text:p>
              </table:table-cell>
              <table:table-cell office:value-type="float" office:value="2.637">
                <text:p>2.637</text:p>
              </table:table-cell>
              <table:table-cell office:value-type="float" office:value="1.397">
                <text:p>1.397</text:p>
              </table:table-cell>
              <table:table-cell office:value-type="float" office:value="0.964">
                <text:p>0.964</text:p>
              </table:table-cell>
              <table:table-cell office:value-type="float" office:value="21.0795124782356">
                <text:p>21.079512478235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.846">
                <text:p>4.846</text:p>
              </table:table-cell>
              <table:table-cell office:value-type="float" office:value="2.286">
                <text:p>2.286</text:p>
              </table:table-cell>
              <table:table-cell office:value-type="float" office:value="1.41">
                <text:p>1.41</text:p>
              </table:table-cell>
              <table:table-cell office:value-type="float" office:value="0.975">
                <text:p>0.975</text:p>
              </table:table-cell>
              <table:table-cell office:value-type="float" office:value="22.4845233182006">
                <text:p>22.4845233182006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5.234">
                <text:p>5.234</text:p>
              </table:table-cell>
              <table:table-cell office:value-type="float" office:value="2.62">
                <text:p>2.62</text:p>
              </table:table-cell>
              <table:table-cell office:value-type="float" office:value="1.395">
                <text:p>1.395</text:p>
              </table:table-cell>
              <table:table-cell office:value-type="float" office:value="1.045">
                <text:p>1.045</text:p>
              </table:table-cell>
              <table:table-cell office:value-type="float" office:value="20.817730225449">
                <text:p>20.81773022544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5.522">
                <text:p>5.522</text:p>
              </table:table-cell>
              <table:table-cell office:value-type="float" office:value="2.856">
                <text:p>2.856</text:p>
              </table:table-cell>
              <table:table-cell office:value-type="float" office:value="1.409">
                <text:p>1.409</text:p>
              </table:table-cell>
              <table:table-cell office:value-type="float" office:value="1.082">
                <text:p>1.082</text:p>
              </table:table-cell>
              <table:table-cell office:value-type="float" office:value="19.7319811662441">
                <text:p>19.7319811662441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.922">
                <text:p>4.922</text:p>
              </table:table-cell>
              <table:table-cell office:value-type="float" office:value="2.294">
                <text:p>2.294</text:p>
              </table:table-cell>
              <table:table-cell office:value-type="float" office:value="1.366">
                <text:p>1.366</text:p>
              </table:table-cell>
              <table:table-cell office:value-type="float" office:value="1.087">
                <text:p>1.087</text:p>
              </table:table-cell>
              <table:table-cell office:value-type="float" office:value="22.1373425436814">
                <text:p>22.137342543681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5.724">
                <text:p>5.724</text:p>
              </table:table-cell>
              <table:table-cell office:value-type="float" office:value="2.883">
                <text:p>2.883</text:p>
              </table:table-cell>
              <table:table-cell office:value-type="float" office:value="1.444">
                <text:p>1.444</text:p>
              </table:table-cell>
              <table:table-cell office:value-type="float" office:value="1.221">
                <text:p>1.221</text:p>
              </table:table-cell>
              <table:table-cell office:value-type="float" office:value="19.0356394129979">
                <text:p>19.035639412997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.511">
                <text:p>5.511</text:p>
              </table:table-cell>
              <table:table-cell office:value-type="float" office:value="2.764">
                <text:p>2.764</text:p>
              </table:table-cell>
              <table:table-cell office:value-type="float" office:value="1.407">
                <text:p>1.407</text:p>
              </table:table-cell>
              <table:table-cell office:value-type="float" office:value="1.163">
                <text:p>1.163</text:p>
              </table:table-cell>
              <table:table-cell office:value-type="float" office:value="19.7713663581927">
                <text:p>19.7713663581927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.052">
                <text:p>6.052</text:p>
              </table:table-cell>
              <table:table-cell office:value-type="float" office:value="3.193">
                <text:p>3.193</text:p>
              </table:table-cell>
              <table:table-cell office:value-type="float" office:value="1.444">
                <text:p>1.444</text:p>
              </table:table-cell>
              <table:table-cell office:value-type="float" office:value="1.238">
                <text:p>1.238</text:p>
              </table:table-cell>
              <table:table-cell office:value-type="float" office:value="18.0039656311963">
                <text:p>18.0039656311963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6.317">
                <text:p>6.317</text:p>
              </table:table-cell>
              <table:table-cell office:value-type="float" office:value="3.328">
                <text:p>3.328</text:p>
              </table:table-cell>
              <table:table-cell office:value-type="float" office:value="1.499">
                <text:p>1.499</text:p>
              </table:table-cell>
              <table:table-cell office:value-type="float" office:value="1.313">
                <text:p>1.313</text:p>
              </table:table-cell>
              <table:table-cell office:value-type="float" office:value="17.2486940003166">
                <text:p>17.2486940003166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.018">
                <text:p>6.018</text:p>
              </table:table-cell>
              <table:table-cell office:value-type="float" office:value="3.145">
                <text:p>3.145</text:p>
              </table:table-cell>
              <table:table-cell office:value-type="float" office:value="1.401">
                <text:p>1.401</text:p>
              </table:table-cell>
              <table:table-cell office:value-type="float" office:value="1.297">
                <text:p>1.297</text:p>
              </table:table-cell>
              <table:table-cell office:value-type="float" office:value="18.1056829511466">
                <text:p>18.105682951146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6.37">
                <text:p>6.37</text:p>
              </table:table-cell>
              <table:table-cell office:value-type="float" office:value="3.453">
                <text:p>3.453</text:p>
              </table:table-cell>
              <table:table-cell office:value-type="float" office:value="1.403">
                <text:p>1.403</text:p>
              </table:table-cell>
              <table:table-cell office:value-type="float" office:value="1.335">
                <text:p>1.335</text:p>
              </table:table-cell>
              <table:table-cell office:value-type="float" office:value="17.105180533752">
                <text:p>17.10518053375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6.568">
                <text:p>6.568</text:p>
              </table:table-cell>
              <table:table-cell office:value-type="float" office:value="3.473">
                <text:p>3.473</text:p>
              </table:table-cell>
              <table:table-cell office:value-type="float" office:value="1.452">
                <text:p>1.452</text:p>
              </table:table-cell>
              <table:table-cell office:value-type="float" office:value="1.464">
                <text:p>1.464</text:p>
              </table:table-cell>
              <table:table-cell office:value-type="float" office:value="16.5895249695493">
                <text:p>16.5895249695493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.395">
                <text:p>6.395</text:p>
              </table:table-cell>
              <table:table-cell office:value-type="float" office:value="3.348">
                <text:p>3.348</text:p>
              </table:table-cell>
              <table:table-cell office:value-type="float" office:value="1.433">
                <text:p>1.433</text:p>
              </table:table-cell>
              <table:table-cell office:value-type="float" office:value="1.437">
                <text:p>1.437</text:p>
              </table:table-cell>
              <table:table-cell office:value-type="float" office:value="17.0383111806099">
                <text:p>17.038311180609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.886">
                <text:p>6.886</text:p>
              </table:table-cell>
              <table:table-cell office:value-type="float" office:value="3.71">
                <text:p>3.71</text:p>
              </table:table-cell>
              <table:table-cell office:value-type="float" office:value="1.491">
                <text:p>1.491</text:p>
              </table:table-cell>
              <table:table-cell office:value-type="float" office:value="1.506">
                <text:p>1.506</text:p>
              </table:table-cell>
              <table:table-cell office:value-type="float" office:value="15.82340981702">
                <text:p>15.82340981702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.797">
                <text:p>6.797</text:p>
              </table:table-cell>
              <table:table-cell office:value-type="float" office:value="3.618">
                <text:p>3.618</text:p>
              </table:table-cell>
              <table:table-cell office:value-type="float" office:value="1.504">
                <text:p>1.504</text:p>
              </table:table-cell>
              <table:table-cell office:value-type="float" office:value="1.494">
                <text:p>1.494</text:p>
              </table:table-cell>
              <table:table-cell office:value-type="float" office:value="16.03060173606">
                <text:p>16.0306017360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7.265">
                <text:p>7.265</text:p>
              </table:table-cell>
              <table:table-cell office:value-type="float" office:value="4.032">
                <text:p>4.032</text:p>
              </table:table-cell>
              <table:table-cell office:value-type="float" office:value="1.393">
                <text:p>1.393</text:p>
              </table:table-cell>
              <table:table-cell office:value-type="float" office:value="1.66">
                <text:p>1.66</text:p>
              </table:table-cell>
              <table:table-cell office:value-type="float" office:value="14.9979353062629">
                <text:p>14.997935306262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7.832">
                <text:p>7.832</text:p>
              </table:table-cell>
              <table:table-cell office:value-type="float" office:value="4.504">
                <text:p>4.504</text:p>
              </table:table-cell>
              <table:table-cell office:value-type="float" office:value="1.484">
                <text:p>1.484</text:p>
              </table:table-cell>
              <table:table-cell office:value-type="float" office:value="1.666">
                <text:p>1.666</text:p>
              </table:table-cell>
              <table:table-cell office:value-type="float" office:value="13.9121552604699">
                <text:p>13.912155260469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.627">
                <text:p>7.627</text:p>
              </table:table-cell>
              <table:table-cell office:value-type="float" office:value="4.385">
                <text:p>4.385</text:p>
              </table:table-cell>
              <table:table-cell office:value-type="float" office:value="1.428">
                <text:p>1.428</text:p>
              </table:table-cell>
              <table:table-cell office:value-type="float" office:value="1.633">
                <text:p>1.633</text:p>
              </table:table-cell>
              <table:table-cell office:value-type="float" office:value="14.2860888947161">
                <text:p>14.286088894716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8.268">
                <text:p>8.268</text:p>
              </table:table-cell>
              <table:table-cell office:value-type="float" office:value="4.777">
                <text:p>4.777</text:p>
              </table:table-cell>
              <table:table-cell office:value-type="float" office:value="1.51">
                <text:p>1.51</text:p>
              </table:table-cell>
              <table:table-cell office:value-type="float" office:value="1.8">
                <text:p>1.8</text:p>
              </table:table-cell>
              <table:table-cell office:value-type="float" office:value="13.1785195936139">
                <text:p>13.178519593613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8.36">
                <text:p>8.36</text:p>
              </table:table-cell>
              <table:table-cell office:value-type="float" office:value="4.931">
                <text:p>4.931</text:p>
              </table:table-cell>
              <table:table-cell office:value-type="float" office:value="1.461">
                <text:p>1.461</text:p>
              </table:table-cell>
              <table:table-cell office:value-type="float" office:value="1.788">
                <text:p>1.788</text:p>
              </table:table-cell>
              <table:table-cell office:value-type="float" office:value="13.0334928229665">
                <text:p>13.033492822966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244" chart:interval-maj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1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738cm" svg:height="8.984cm" xlink:href=".." xlink:type="simple" chart:class="chart:scatter" chart:column-mapping="0 1 2 3 4" chart:style-name="ch1">
        <chart:title svg:x="8.143cm" svg:y="0.314cm" chart:style-name="ch2">
          <text:p>GMetis - 16 partitions</text:p>
        </chart:title>
        <chart:subtitle svg:x="9.624cm" svg:y="1.353cm" chart:style-name="ch3">
          <text:p>sub-title</text:p>
        </chart:subtitle>
        <chart:legend chart:legend-position="end" svg:x="17.648cm" svg:y="3.064cm" style:legend-expansion="high" chart:style-name="ch4"/>
        <chart:plot-area chart:style-name="ch5" table:cell-range-address="gmetis16.B2:gmetis16.G246" chart:data-source-has-labels="both" svg:x="1.479cm" svg:y="2.472cm" svg:width="14.726cm" svg:height="5.298cm">
          <chartooo:coordinate-region svg:x="2.286cm" svg:y="2.698cm" svg:width="13.297cm" svg:height="3.921cm"/>
          <chart:axis chart:dimension="x" chart:name="primary-x" chart:style-name="ch6" chartooo:axis-type="auto">
            <chart:title svg:x="8.189cm" svg:y="7.949cm" chart:style-name="ch7">
              <text:p>Threads</text:p>
            </chart:title>
            <chart:categories table:cell-range-address="gmetis16.B3:gmetis16.B246"/>
          </chart:axis>
          <chart:axis chart:dimension="y" chart:name="primary-y" chart:style-name="ch8">
            <chart:title svg:x="0.451cm" svg:y="6.461cm" chart:style-name="ch9">
              <text:p>Time (in seconds)</text:p>
            </chart:title>
            <chart:grid chart:style-name="ch10" chart:class="major"/>
          </chart:axis>
          <chart:axis chart:dimension="y" chart:name="secondary-y" chart:style-name="ch11">
            <chart:title svg:x="16.619cm" svg:y="5.84cm" chart:style-name="ch9">
              <text:p>Speedup</text:p>
            </chart:title>
          </chart:axis>
          <chart:series chart:attached-axis="primary-y" chart:style-name="ch12" chart:values-cell-range-address="gmetis16.C3:gmetis16.C246" chart:label-cell-address="gmetis16.C2:gmetis16.C2" chart:class="chart:scatter">
            <chart:domain table:cell-range-address="gmetis16.B3:gmetis16.B246"/>
            <chart:data-point chart:repeated="244"/>
          </chart:series>
          <chart:series chart:attached-axis="primary-y" chart:style-name="ch13" chart:values-cell-range-address="gmetis16.D3:gmetis16.D246" chart:label-cell-address="gmetis16.D2:gmetis16.D2" chart:class="chart:scatter">
            <chart:data-point chart:repeated="244"/>
          </chart:series>
          <chart:series chart:attached-axis="primary-y" chart:style-name="ch14" chart:values-cell-range-address="gmetis16.E3:gmetis16.E246" chart:label-cell-address="gmetis16.E2:gmetis16.E2" chart:class="chart:scatter">
            <chart:data-point chart:repeated="244"/>
          </chart:series>
          <chart:series chart:attached-axis="primary-y" chart:style-name="ch15" chart:values-cell-range-address="gmetis16.F3:gmetis16.F246" chart:label-cell-address="gmetis16.F2:gmetis16.F2" chart:class="chart:scatter">
            <chart:data-point chart:repeated="244"/>
          </chart:series>
          <chart:series chart:attached-axis="secondary-y" chart:style-name="ch16" chart:values-cell-range-address="gmetis16.G3:gmetis16.G246" chart:label-cell-address="gmetis16.G2:gmetis16.G2" chart:class="chart:scatter">
            <chart:data-point chart:repeated="24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gmetis16.C2:gmetis16.C2</svg:desc>
                </draw:g>
              </table:table-cell>
              <table:table-cell office:value-type="string">
                <text:p>Coarsen</text:p>
                <draw:g>
                  <svg:desc>gmetis16.D2:gmetis16.D2</svg:desc>
                </draw:g>
              </table:table-cell>
              <table:table-cell office:value-type="string">
                <text:p>Clustering</text:p>
                <draw:g>
                  <svg:desc>gmetis16.E2:gmetis16.E2</svg:desc>
                </draw:g>
              </table:table-cell>
              <table:table-cell office:value-type="string">
                <text:p>Refinement</text:p>
                <draw:g>
                  <svg:desc>gmetis16.F2:gmetis16.F2</svg:desc>
                </draw:g>
              </table:table-cell>
              <table:table-cell office:value-type="string">
                <text:p>Speedup</text:p>
                <draw:g>
                  <svg:desc>gmetis16.G2:gmetis16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metis16.B3:gmetis16.B246</svg:desc>
                </draw:g>
              </table:table-cell>
              <table:table-cell office:value-type="float" office:value="1">
                <text:p>1</text:p>
                <draw:g>
                  <svg:desc>gmetis16.B3:gmetis16.B246</svg:desc>
                </draw:g>
              </table:table-cell>
              <table:table-cell office:value-type="float" office:value="90.974">
                <text:p>90.974</text:p>
                <draw:g>
                  <svg:desc>gmetis16.C3:gmetis16.C246</svg:desc>
                </draw:g>
              </table:table-cell>
              <table:table-cell office:value-type="float" office:value="84.645">
                <text:p>84.645</text:p>
                <draw:g>
                  <svg:desc>gmetis16.D3:gmetis16.D246</svg:desc>
                </draw:g>
              </table:table-cell>
              <table:table-cell office:value-type="float" office:value="0.317">
                <text:p>0.317</text:p>
                <draw:g>
                  <svg:desc>gmetis16.E3:gmetis16.E246</svg:desc>
                </draw:g>
              </table:table-cell>
              <table:table-cell office:value-type="float" office:value="5.857">
                <text:p>5.857</text:p>
                <draw:g>
                  <svg:desc>gmetis16.F3:gmetis16.F246</svg:desc>
                </draw:g>
              </table:table-cell>
              <table:table-cell office:value-type="float" office:value="1">
                <text:p>1</text:p>
                <draw:g>
                  <svg:desc>gmetis16.G3:gmetis16.G2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8.067">
                <text:p>48.067</text:p>
              </table:table-cell>
              <table:table-cell office:value-type="float" office:value="44.297">
                <text:p>44.297</text:p>
              </table:table-cell>
              <table:table-cell office:value-type="float" office:value="0.326">
                <text:p>0.326</text:p>
              </table:table-cell>
              <table:table-cell office:value-type="float" office:value="3.283">
                <text:p>3.283</text:p>
              </table:table-cell>
              <table:table-cell office:value-type="float" office:value="1.89264984292758">
                <text:p>1.892649842927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2.488">
                <text:p>32.488</text:p>
              </table:table-cell>
              <table:table-cell office:value-type="float" office:value="29.794">
                <text:p>29.794</text:p>
              </table:table-cell>
              <table:table-cell office:value-type="float" office:value="0.33">
                <text:p>0.33</text:p>
              </table:table-cell>
              <table:table-cell office:value-type="float" office:value="2.199">
                <text:p>2.199</text:p>
              </table:table-cell>
              <table:table-cell office:value-type="float" office:value="2.80023393252893">
                <text:p>2.800233932528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4.66">
                <text:p>24.66</text:p>
              </table:table-cell>
              <table:table-cell office:value-type="float" office:value="22.454">
                <text:p>22.454</text:p>
              </table:table-cell>
              <table:table-cell office:value-type="float" office:value="0.337">
                <text:p>0.337</text:p>
              </table:table-cell>
              <table:table-cell office:value-type="float" office:value="1.702">
                <text:p>1.702</text:p>
              </table:table-cell>
              <table:table-cell office:value-type="float" office:value="3.68913219789132">
                <text:p>3.6891321978913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.044">
                <text:p>20.044</text:p>
              </table:table-cell>
              <table:table-cell office:value-type="float" office:value="18.153">
                <text:p>18.153</text:p>
              </table:table-cell>
              <table:table-cell office:value-type="float" office:value="0.345">
                <text:p>0.345</text:p>
              </table:table-cell>
              <table:table-cell office:value-type="float" office:value="1.375">
                <text:p>1.375</text:p>
              </table:table-cell>
              <table:table-cell office:value-type="float" office:value="4.53871482737976">
                <text:p>4.5387148273797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7.758">
                <text:p>17.758</text:p>
              </table:table-cell>
              <table:table-cell office:value-type="float" office:value="15.972">
                <text:p>15.972</text:p>
              </table:table-cell>
              <table:table-cell office:value-type="float" office:value="0.349">
                <text:p>0.349</text:p>
              </table:table-cell>
              <table:table-cell office:value-type="float" office:value="1.264">
                <text:p>1.264</text:p>
              </table:table-cell>
              <table:table-cell office:value-type="float" office:value="5.12298682284041">
                <text:p>5.1229868228404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.092">
                <text:p>15.092</text:p>
              </table:table-cell>
              <table:table-cell office:value-type="float" office:value="13.509">
                <text:p>13.509</text:p>
              </table:table-cell>
              <table:table-cell office:value-type="float" office:value="0.355">
                <text:p>0.355</text:p>
              </table:table-cell>
              <table:table-cell office:value-type="float" office:value="1.052">
                <text:p>1.052</text:p>
              </table:table-cell>
              <table:table-cell office:value-type="float" office:value="6.02796183408428">
                <text:p>6.0279618340842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.287">
                <text:p>13.287</text:p>
              </table:table-cell>
              <table:table-cell office:value-type="float" office:value="11.8">
                <text:p>11.8</text:p>
              </table:table-cell>
              <table:table-cell office:value-type="float" office:value="0.354">
                <text:p>0.354</text:p>
              </table:table-cell>
              <table:table-cell office:value-type="float" office:value="0.958">
                <text:p>0.958</text:p>
              </table:table-cell>
              <table:table-cell office:value-type="float" office:value="6.84684277865583">
                <text:p>6.8468427786558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1.891">
                <text:p>11.891</text:p>
              </table:table-cell>
              <table:table-cell office:value-type="float" office:value="10.51">
                <text:p>10.51</text:p>
              </table:table-cell>
              <table:table-cell office:value-type="float" office:value="0.355">
                <text:p>0.355</text:p>
              </table:table-cell>
              <table:table-cell office:value-type="float" office:value="0.849">
                <text:p>0.849</text:p>
              </table:table-cell>
              <table:table-cell office:value-type="float" office:value="7.6506601631486">
                <text:p>7.650660163148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831">
                <text:p>10.831</text:p>
              </table:table-cell>
              <table:table-cell office:value-type="float" office:value="9.514">
                <text:p>9.514</text:p>
              </table:table-cell>
              <table:table-cell office:value-type="float" office:value="0.355">
                <text:p>0.355</text:p>
              </table:table-cell>
              <table:table-cell office:value-type="float" office:value="0.786">
                <text:p>0.786</text:p>
              </table:table-cell>
              <table:table-cell office:value-type="float" office:value="8.39940910349922">
                <text:p>8.3994091034992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113">
                <text:p>10.113</text:p>
              </table:table-cell>
              <table:table-cell office:value-type="float" office:value="8.844">
                <text:p>8.844</text:p>
              </table:table-cell>
              <table:table-cell office:value-type="float" office:value="0.354">
                <text:p>0.354</text:p>
              </table:table-cell>
              <table:table-cell office:value-type="float" office:value="0.739">
                <text:p>0.739</text:p>
              </table:table-cell>
              <table:table-cell office:value-type="float" office:value="8.99574804706813">
                <text:p>8.9957480470681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9.503">
                <text:p>9.503</text:p>
              </table:table-cell>
              <table:table-cell office:value-type="float" office:value="8.26">
                <text:p>8.26</text:p>
              </table:table-cell>
              <table:table-cell office:value-type="float" office:value="0.358">
                <text:p>0.358</text:p>
              </table:table-cell>
              <table:table-cell office:value-type="float" office:value="0.708">
                <text:p>0.708</text:p>
              </table:table-cell>
              <table:table-cell office:value-type="float" office:value="9.57318741450068">
                <text:p>9.573187414500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.687">
                <text:p>8.687</text:p>
              </table:table-cell>
              <table:table-cell office:value-type="float" office:value="7.483">
                <text:p>7.483</text:p>
              </table:table-cell>
              <table:table-cell office:value-type="float" office:value="0.358">
                <text:p>0.358</text:p>
              </table:table-cell>
              <table:table-cell office:value-type="float" office:value="0.669">
                <text:p>0.669</text:p>
              </table:table-cell>
              <table:table-cell office:value-type="float" office:value="10.4724300679176">
                <text:p>10.472430067917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.26">
                <text:p>8.26</text:p>
              </table:table-cell>
              <table:table-cell office:value-type="float" office:value="7.079">
                <text:p>7.079</text:p>
              </table:table-cell>
              <table:table-cell office:value-type="float" office:value="0.357">
                <text:p>0.357</text:p>
              </table:table-cell>
              <table:table-cell office:value-type="float" office:value="0.647">
                <text:p>0.647</text:p>
              </table:table-cell>
              <table:table-cell office:value-type="float" office:value="11.0138014527845">
                <text:p>11.013801452784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.582">
                <text:p>7.582</text:p>
              </table:table-cell>
              <table:table-cell office:value-type="float" office:value="6.472">
                <text:p>6.472</text:p>
              </table:table-cell>
              <table:table-cell office:value-type="float" office:value="0.351">
                <text:p>0.351</text:p>
              </table:table-cell>
              <table:table-cell office:value-type="float" office:value="0.585">
                <text:p>0.585</text:p>
              </table:table-cell>
              <table:table-cell office:value-type="float" office:value="11.9986810867845">
                <text:p>11.998681086784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7.197">
                <text:p>7.197</text:p>
              </table:table-cell>
              <table:table-cell office:value-type="float" office:value="6.092">
                <text:p>6.092</text:p>
              </table:table-cell>
              <table:table-cell office:value-type="float" office:value="0.353">
                <text:p>0.353</text:p>
              </table:table-cell>
              <table:table-cell office:value-type="float" office:value="0.577">
                <text:p>0.577</text:p>
              </table:table-cell>
              <table:table-cell office:value-type="float" office:value="12.6405446713909">
                <text:p>12.640544671390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6.844">
                <text:p>6.844</text:p>
              </table:table-cell>
              <table:table-cell office:value-type="float" office:value="5.75">
                <text:p>5.75</text:p>
              </table:table-cell>
              <table:table-cell office:value-type="float" office:value="0.356">
                <text:p>0.356</text:p>
              </table:table-cell>
              <table:table-cell office:value-type="float" office:value="0.561">
                <text:p>0.561</text:p>
              </table:table-cell>
              <table:table-cell office:value-type="float" office:value="13.2925189947399">
                <text:p>13.292518994739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6.639">
                <text:p>6.639</text:p>
              </table:table-cell>
              <table:table-cell office:value-type="float" office:value="5.551">
                <text:p>5.551</text:p>
              </table:table-cell>
              <table:table-cell office:value-type="float" office:value="0.356">
                <text:p>0.356</text:p>
              </table:table-cell>
              <table:table-cell office:value-type="float" office:value="0.556">
                <text:p>0.556</text:p>
              </table:table-cell>
              <table:table-cell office:value-type="float" office:value="13.7029673143546">
                <text:p>13.702967314354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.329">
                <text:p>6.329</text:p>
              </table:table-cell>
              <table:table-cell office:value-type="float" office:value="5.27">
                <text:p>5.27</text:p>
              </table:table-cell>
              <table:table-cell office:value-type="float" office:value="0.354">
                <text:p>0.354</text:p>
              </table:table-cell>
              <table:table-cell office:value-type="float" office:value="0.53">
                <text:p>0.53</text:p>
              </table:table-cell>
              <table:table-cell office:value-type="float" office:value="14.3741507347132">
                <text:p>14.37415073471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043">
                <text:p>6.043</text:p>
              </table:table-cell>
              <table:table-cell office:value-type="float" office:value="4.992">
                <text:p>4.992</text:p>
              </table:table-cell>
              <table:table-cell office:value-type="float" office:value="0.356">
                <text:p>0.356</text:p>
              </table:table-cell>
              <table:table-cell office:value-type="float" office:value="0.519">
                <text:p>0.519</text:p>
              </table:table-cell>
              <table:table-cell office:value-type="float" office:value="15.0544431573722">
                <text:p>15.0544431573722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785">
                <text:p>5.785</text:p>
              </table:table-cell>
              <table:table-cell office:value-type="float" office:value="4.754">
                <text:p>4.754</text:p>
              </table:table-cell>
              <table:table-cell office:value-type="float" office:value="0.355">
                <text:p>0.355</text:p>
              </table:table-cell>
              <table:table-cell office:value-type="float" office:value="0.499">
                <text:p>0.499</text:p>
              </table:table-cell>
              <table:table-cell office:value-type="float" office:value="15.7258426966292">
                <text:p>15.725842696629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5.658">
                <text:p>5.658</text:p>
              </table:table-cell>
              <table:table-cell office:value-type="float" office:value="4.643">
                <text:p>4.643</text:p>
              </table:table-cell>
              <table:table-cell office:value-type="float" office:value="0.355">
                <text:p>0.355</text:p>
              </table:table-cell>
              <table:table-cell office:value-type="float" office:value="0.484">
                <text:p>0.484</text:p>
              </table:table-cell>
              <table:table-cell office:value-type="float" office:value="16.0788264404383">
                <text:p>16.078826440438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.396">
                <text:p>5.396</text:p>
              </table:table-cell>
              <table:table-cell office:value-type="float" office:value="4.383">
                <text:p>4.383</text:p>
              </table:table-cell>
              <table:table-cell office:value-type="float" office:value="0.35">
                <text:p>0.35</text:p>
              </table:table-cell>
              <table:table-cell office:value-type="float" office:value="0.489">
                <text:p>0.489</text:p>
              </table:table-cell>
              <table:table-cell office:value-type="float" office:value="16.8595255744996">
                <text:p>16.859525574499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.328">
                <text:p>5.328</text:p>
              </table:table-cell>
              <table:table-cell office:value-type="float" office:value="4.305">
                <text:p>4.305</text:p>
              </table:table-cell>
              <table:table-cell office:value-type="float" office:value="0.355">
                <text:p>0.355</text:p>
              </table:table-cell>
              <table:table-cell office:value-type="float" office:value="0.493">
                <text:p>0.493</text:p>
              </table:table-cell>
              <table:table-cell office:value-type="float" office:value="17.0746996996997">
                <text:p>17.074699699699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5.13">
                <text:p>5.13</text:p>
              </table:table-cell>
              <table:table-cell office:value-type="float" office:value="4.129">
                <text:p>4.129</text:p>
              </table:table-cell>
              <table:table-cell office:value-type="float" office:value="0.355">
                <text:p>0.355</text:p>
              </table:table-cell>
              <table:table-cell office:value-type="float" office:value="0.471">
                <text:p>0.471</text:p>
              </table:table-cell>
              <table:table-cell office:value-type="float" office:value="17.7337231968811">
                <text:p>17.733723196881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4.94">
                <text:p>4.94</text:p>
              </table:table-cell>
              <table:table-cell office:value-type="float" office:value="3.935">
                <text:p>3.935</text:p>
              </table:table-cell>
              <table:table-cell office:value-type="float" office:value="0.355">
                <text:p>0.355</text:p>
              </table:table-cell>
              <table:table-cell office:value-type="float" office:value="0.474">
                <text:p>0.474</text:p>
              </table:table-cell>
              <table:table-cell office:value-type="float" office:value="18.4157894736842">
                <text:p>18.415789473684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4.836">
                <text:p>4.836</text:p>
              </table:table-cell>
              <table:table-cell office:value-type="float" office:value="3.838">
                <text:p>3.838</text:p>
              </table:table-cell>
              <table:table-cell office:value-type="float" office:value="0.351">
                <text:p>0.351</text:p>
              </table:table-cell>
              <table:table-cell office:value-type="float" office:value="0.473">
                <text:p>0.473</text:p>
              </table:table-cell>
              <table:table-cell office:value-type="float" office:value="18.8118279569892">
                <text:p>18.811827956989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4.737">
                <text:p>4.737</text:p>
              </table:table-cell>
              <table:table-cell office:value-type="float" office:value="3.748">
                <text:p>3.748</text:p>
              </table:table-cell>
              <table:table-cell office:value-type="float" office:value="0.349">
                <text:p>0.349</text:p>
              </table:table-cell>
              <table:table-cell office:value-type="float" office:value="0.466">
                <text:p>0.466</text:p>
              </table:table-cell>
              <table:table-cell office:value-type="float" office:value="19.2049820561537">
                <text:p>19.204982056153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646">
                <text:p>4.646</text:p>
              </table:table-cell>
              <table:table-cell office:value-type="float" office:value="3.653">
                <text:p>3.653</text:p>
              </table:table-cell>
              <table:table-cell office:value-type="float" office:value="0.352">
                <text:p>0.352</text:p>
              </table:table-cell>
              <table:table-cell office:value-type="float" office:value="0.466">
                <text:p>0.466</text:p>
              </table:table-cell>
              <table:table-cell office:value-type="float" office:value="19.5811450710288">
                <text:p>19.581145071028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533">
                <text:p>4.533</text:p>
              </table:table-cell>
              <table:table-cell office:value-type="float" office:value="3.541">
                <text:p>3.541</text:p>
              </table:table-cell>
              <table:table-cell office:value-type="float" office:value="0.355">
                <text:p>0.355</text:p>
              </table:table-cell>
              <table:table-cell office:value-type="float" office:value="0.461">
                <text:p>0.461</text:p>
              </table:table-cell>
              <table:table-cell office:value-type="float" office:value="20.0692697992499">
                <text:p>20.069269799249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438">
                <text:p>4.438</text:p>
              </table:table-cell>
              <table:table-cell office:value-type="float" office:value="3.457">
                <text:p>3.457</text:p>
              </table:table-cell>
              <table:table-cell office:value-type="float" office:value="0.355">
                <text:p>0.355</text:p>
              </table:table-cell>
              <table:table-cell office:value-type="float" office:value="0.451">
                <text:p>0.451</text:p>
              </table:table-cell>
              <table:table-cell office:value-type="float" office:value="20.4988733663813">
                <text:p>20.498873366381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.29">
                <text:p>4.29</text:p>
              </table:table-cell>
              <table:table-cell office:value-type="float" office:value="3.308">
                <text:p>3.308</text:p>
              </table:table-cell>
              <table:table-cell office:value-type="float" office:value="0.355">
                <text:p>0.355</text:p>
              </table:table-cell>
              <table:table-cell office:value-type="float" office:value="0.451">
                <text:p>0.451</text:p>
              </table:table-cell>
              <table:table-cell office:value-type="float" office:value="21.2060606060606">
                <text:p>21.206060606060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.193">
                <text:p>4.193</text:p>
              </table:table-cell>
              <table:table-cell office:value-type="float" office:value="3.222">
                <text:p>3.222</text:p>
              </table:table-cell>
              <table:table-cell office:value-type="float" office:value="0.354">
                <text:p>0.354</text:p>
              </table:table-cell>
              <table:table-cell office:value-type="float" office:value="0.441">
                <text:p>0.441</text:p>
              </table:table-cell>
              <table:table-cell office:value-type="float" office:value="21.6966372525638">
                <text:p>21.696637252563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4.121">
                <text:p>4.121</text:p>
              </table:table-cell>
              <table:table-cell office:value-type="float" office:value="3.15">
                <text:p>3.15</text:p>
              </table:table-cell>
              <table:table-cell office:value-type="float" office:value="0.355">
                <text:p>0.355</text:p>
              </table:table-cell>
              <table:table-cell office:value-type="float" office:value="0.441">
                <text:p>0.441</text:p>
              </table:table-cell>
              <table:table-cell office:value-type="float" office:value="22.0757097791798">
                <text:p>22.075709779179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.09">
                <text:p>4.09</text:p>
              </table:table-cell>
              <table:table-cell office:value-type="float" office:value="3.105">
                <text:p>3.105</text:p>
              </table:table-cell>
              <table:table-cell office:value-type="float" office:value="0.354">
                <text:p>0.354</text:p>
              </table:table-cell>
              <table:table-cell office:value-type="float" office:value="0.455">
                <text:p>0.455</text:p>
              </table:table-cell>
              <table:table-cell office:value-type="float" office:value="22.2430317848411">
                <text:p>22.243031784841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4.08">
                <text:p>4.08</text:p>
              </table:table-cell>
              <table:table-cell office:value-type="float" office:value="3.082">
                <text:p>3.082</text:p>
              </table:table-cell>
              <table:table-cell office:value-type="float" office:value="0.355">
                <text:p>0.355</text:p>
              </table:table-cell>
              <table:table-cell office:value-type="float" office:value="0.467">
                <text:p>0.467</text:p>
              </table:table-cell>
              <table:table-cell office:value-type="float" office:value="22.2975490196078">
                <text:p>22.297549019607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.998">
                <text:p>3.998</text:p>
              </table:table-cell>
              <table:table-cell office:value-type="float" office:value="2.99">
                <text:p>2.99</text:p>
              </table:table-cell>
              <table:table-cell office:value-type="float" office:value="0.353">
                <text:p>0.353</text:p>
              </table:table-cell>
              <table:table-cell office:value-type="float" office:value="0.48">
                <text:p>0.48</text:p>
              </table:table-cell>
              <table:table-cell office:value-type="float" office:value="22.7548774387194">
                <text:p>22.754877438719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.868">
                <text:p>3.868</text:p>
              </table:table-cell>
              <table:table-cell office:value-type="float" office:value="2.894">
                <text:p>2.894</text:p>
              </table:table-cell>
              <table:table-cell office:value-type="float" office:value="0.353">
                <text:p>0.353</text:p>
              </table:table-cell>
              <table:table-cell office:value-type="float" office:value="0.446">
                <text:p>0.446</text:p>
              </table:table-cell>
              <table:table-cell office:value-type="float" office:value="23.5196483971044">
                <text:p>23.519648397104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85">
                <text:p>3.85</text:p>
              </table:table-cell>
              <table:table-cell office:value-type="float" office:value="2.859">
                <text:p>2.859</text:p>
              </table:table-cell>
              <table:table-cell office:value-type="float" office:value="0.356">
                <text:p>0.356</text:p>
              </table:table-cell>
              <table:table-cell office:value-type="float" office:value="0.459">
                <text:p>0.459</text:p>
              </table:table-cell>
              <table:table-cell office:value-type="float" office:value="23.6296103896104">
                <text:p>23.629610389610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759">
                <text:p>3.759</text:p>
              </table:table-cell>
              <table:table-cell office:value-type="float" office:value="2.784">
                <text:p>2.784</text:p>
              </table:table-cell>
              <table:table-cell office:value-type="float" office:value="0.355">
                <text:p>0.355</text:p>
              </table:table-cell>
              <table:table-cell office:value-type="float" office:value="0.445">
                <text:p>0.445</text:p>
              </table:table-cell>
              <table:table-cell office:value-type="float" office:value="24.2016493748337">
                <text:p>24.2016493748337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.8">
                <text:p>3.8</text:p>
              </table:table-cell>
              <table:table-cell office:value-type="float" office:value="2.803">
                <text:p>2.803</text:p>
              </table:table-cell>
              <table:table-cell office:value-type="float" office:value="0.356">
                <text:p>0.356</text:p>
              </table:table-cell>
              <table:table-cell office:value-type="float" office:value="0.464">
                <text:p>0.464</text:p>
              </table:table-cell>
              <table:table-cell office:value-type="float" office:value="23.9405263157895">
                <text:p>23.94052631578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.766">
                <text:p>3.766</text:p>
              </table:table-cell>
              <table:table-cell office:value-type="float" office:value="2.758">
                <text:p>2.758</text:p>
              </table:table-cell>
              <table:table-cell office:value-type="float" office:value="0.356">
                <text:p>0.356</text:p>
              </table:table-cell>
              <table:table-cell office:value-type="float" office:value="0.475">
                <text:p>0.475</text:p>
              </table:table-cell>
              <table:table-cell office:value-type="float" office:value="24.1566648964418">
                <text:p>24.156664896441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3.644">
                <text:p>3.644</text:p>
              </table:table-cell>
              <table:table-cell office:value-type="float" office:value="2.648">
                <text:p>2.648</text:p>
              </table:table-cell>
              <table:table-cell office:value-type="float" office:value="0.355">
                <text:p>0.355</text:p>
              </table:table-cell>
              <table:table-cell office:value-type="float" office:value="0.465">
                <text:p>0.465</text:p>
              </table:table-cell>
              <table:table-cell office:value-type="float" office:value="24.9654226125137">
                <text:p>24.965422612513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.631">
                <text:p>3.631</text:p>
              </table:table-cell>
              <table:table-cell office:value-type="float" office:value="2.637">
                <text:p>2.637</text:p>
              </table:table-cell>
              <table:table-cell office:value-type="float" office:value="0.353">
                <text:p>0.353</text:p>
              </table:table-cell>
              <table:table-cell office:value-type="float" office:value="0.467">
                <text:p>0.467</text:p>
              </table:table-cell>
              <table:table-cell office:value-type="float" office:value="25.054805838612">
                <text:p>25.05480583861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3.726">
                <text:p>3.726</text:p>
              </table:table-cell>
              <table:table-cell office:value-type="float" office:value="2.708">
                <text:p>2.708</text:p>
              </table:table-cell>
              <table:table-cell office:value-type="float" office:value="0.355">
                <text:p>0.355</text:p>
              </table:table-cell>
              <table:table-cell office:value-type="float" office:value="0.487">
                <text:p>0.487</text:p>
              </table:table-cell>
              <table:table-cell office:value-type="float" office:value="24.4159957058508">
                <text:p>24.415995705850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.604">
                <text:p>3.604</text:p>
              </table:table-cell>
              <table:table-cell office:value-type="float" office:value="2.599">
                <text:p>2.599</text:p>
              </table:table-cell>
              <table:table-cell office:value-type="float" office:value="0.356">
                <text:p>0.356</text:p>
              </table:table-cell>
              <table:table-cell office:value-type="float" office:value="0.472">
                <text:p>0.472</text:p>
              </table:table-cell>
              <table:table-cell office:value-type="float" office:value="25.2425083240843">
                <text:p>25.242508324084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3.643">
                <text:p>3.643</text:p>
              </table:table-cell>
              <table:table-cell office:value-type="float" office:value="2.61">
                <text:p>2.61</text:p>
              </table:table-cell>
              <table:table-cell office:value-type="float" office:value="0.356">
                <text:p>0.356</text:p>
              </table:table-cell>
              <table:table-cell office:value-type="float" office:value="0.478">
                <text:p>0.478</text:p>
              </table:table-cell>
              <table:table-cell office:value-type="float" office:value="24.9722755970354">
                <text:p>24.972275597035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3.558">
                <text:p>3.558</text:p>
              </table:table-cell>
              <table:table-cell office:value-type="float" office:value="2.543">
                <text:p>2.543</text:p>
              </table:table-cell>
              <table:table-cell office:value-type="float" office:value="0.351">
                <text:p>0.351</text:p>
              </table:table-cell>
              <table:table-cell office:value-type="float" office:value="0.49">
                <text:p>0.49</text:p>
              </table:table-cell>
              <table:table-cell office:value-type="float" office:value="25.5688589094997">
                <text:p>25.568858909499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586">
                <text:p>3.586</text:p>
              </table:table-cell>
              <table:table-cell office:value-type="float" office:value="2.571">
                <text:p>2.571</text:p>
              </table:table-cell>
              <table:table-cell office:value-type="float" office:value="0.357">
                <text:p>0.357</text:p>
              </table:table-cell>
              <table:table-cell office:value-type="float" office:value="0.482">
                <text:p>0.482</text:p>
              </table:table-cell>
              <table:table-cell office:value-type="float" office:value="25.3692136084774">
                <text:p>25.36921360847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555">
                <text:p>3.555</text:p>
              </table:table-cell>
              <table:table-cell office:value-type="float" office:value="2.539">
                <text:p>2.539</text:p>
              </table:table-cell>
              <table:table-cell office:value-type="float" office:value="0.351">
                <text:p>0.351</text:p>
              </table:table-cell>
              <table:table-cell office:value-type="float" office:value="0.491">
                <text:p>0.491</text:p>
              </table:table-cell>
              <table:table-cell office:value-type="float" office:value="25.5904360056259">
                <text:p>25.5904360056259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519">
                <text:p>3.519</text:p>
              </table:table-cell>
              <table:table-cell office:value-type="float" office:value="2.501">
                <text:p>2.501</text:p>
              </table:table-cell>
              <table:table-cell office:value-type="float" office:value="0.357">
                <text:p>0.357</text:p>
              </table:table-cell>
              <table:table-cell office:value-type="float" office:value="0.485">
                <text:p>0.485</text:p>
              </table:table-cell>
              <table:table-cell office:value-type="float" office:value="25.8522307473714">
                <text:p>25.8522307473714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3.442">
                <text:p>3.442</text:p>
              </table:table-cell>
              <table:table-cell office:value-type="float" office:value="2.427">
                <text:p>2.427</text:p>
              </table:table-cell>
              <table:table-cell office:value-type="float" office:value="0.357">
                <text:p>0.357</text:p>
              </table:table-cell>
              <table:table-cell office:value-type="float" office:value="0.482">
                <text:p>0.482</text:p>
              </table:table-cell>
              <table:table-cell office:value-type="float" office:value="26.430563625799">
                <text:p>26.4305636257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.534">
                <text:p>3.534</text:p>
              </table:table-cell>
              <table:table-cell office:value-type="float" office:value="2.492">
                <text:p>2.492</text:p>
              </table:table-cell>
              <table:table-cell office:value-type="float" office:value="0.357">
                <text:p>0.357</text:p>
              </table:table-cell>
              <table:table-cell office:value-type="float" office:value="0.508">
                <text:p>0.508</text:p>
              </table:table-cell>
              <table:table-cell office:value-type="float" office:value="25.7425014148274">
                <text:p>25.7425014148274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3.541">
                <text:p>3.541</text:p>
              </table:table-cell>
              <table:table-cell office:value-type="float" office:value="2.502">
                <text:p>2.502</text:p>
              </table:table-cell>
              <table:table-cell office:value-type="float" office:value="0.356">
                <text:p>0.356</text:p>
              </table:table-cell>
              <table:table-cell office:value-type="float" office:value="0.506">
                <text:p>0.506</text:p>
              </table:table-cell>
              <table:table-cell office:value-type="float" office:value="25.6916125388308">
                <text:p>25.6916125388308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3.445">
                <text:p>3.445</text:p>
              </table:table-cell>
              <table:table-cell office:value-type="float" office:value="2.408">
                <text:p>2.408</text:p>
              </table:table-cell>
              <table:table-cell office:value-type="float" office:value="0.356">
                <text:p>0.356</text:p>
              </table:table-cell>
              <table:table-cell office:value-type="float" office:value="0.505">
                <text:p>0.505</text:p>
              </table:table-cell>
              <table:table-cell office:value-type="float" office:value="26.4075471698113">
                <text:p>26.4075471698113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3.498">
                <text:p>3.498</text:p>
              </table:table-cell>
              <table:table-cell office:value-type="float" office:value="2.457">
                <text:p>2.457</text:p>
              </table:table-cell>
              <table:table-cell office:value-type="float" office:value="0.358">
                <text:p>0.358</text:p>
              </table:table-cell>
              <table:table-cell office:value-type="float" office:value="0.506">
                <text:p>0.506</text:p>
              </table:table-cell>
              <table:table-cell office:value-type="float" office:value="26.0074328187536">
                <text:p>26.007432818753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3.357">
                <text:p>3.357</text:p>
              </table:table-cell>
              <table:table-cell office:value-type="float" office:value="2.321">
                <text:p>2.321</text:p>
              </table:table-cell>
              <table:table-cell office:value-type="float" office:value="0.356">
                <text:p>0.356</text:p>
              </table:table-cell>
              <table:table-cell office:value-type="float" office:value="0.504">
                <text:p>0.504</text:p>
              </table:table-cell>
              <table:table-cell office:value-type="float" office:value="27.0997914804885">
                <text:p>27.099791480488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3.467">
                <text:p>3.467</text:p>
              </table:table-cell>
              <table:table-cell office:value-type="float" office:value="2.406">
                <text:p>2.406</text:p>
              </table:table-cell>
              <table:table-cell office:value-type="float" office:value="0.359">
                <text:p>0.359</text:p>
              </table:table-cell>
              <table:table-cell office:value-type="float" office:value="0.526">
                <text:p>0.526</text:p>
              </table:table-cell>
              <table:table-cell office:value-type="float" office:value="26.2399769252956">
                <text:p>26.2399769252956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.469">
                <text:p>3.469</text:p>
              </table:table-cell>
              <table:table-cell office:value-type="float" office:value="2.396">
                <text:p>2.396</text:p>
              </table:table-cell>
              <table:table-cell office:value-type="float" office:value="0.359">
                <text:p>0.359</text:p>
              </table:table-cell>
              <table:table-cell office:value-type="float" office:value="0.538">
                <text:p>0.538</text:p>
              </table:table-cell>
              <table:table-cell office:value-type="float" office:value="26.2248486595561">
                <text:p>26.224848659556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595">
                <text:p>3.595</text:p>
              </table:table-cell>
              <table:table-cell office:value-type="float" office:value="2.509">
                <text:p>2.509</text:p>
              </table:table-cell>
              <table:table-cell office:value-type="float" office:value="0.358">
                <text:p>0.358</text:p>
              </table:table-cell>
              <table:table-cell office:value-type="float" office:value="0.551">
                <text:p>0.551</text:p>
              </table:table-cell>
              <table:table-cell office:value-type="float" office:value="25.305702364395">
                <text:p>25.30570236439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.49">
                <text:p>3.49</text:p>
              </table:table-cell>
              <table:table-cell office:value-type="float" office:value="2.414">
                <text:p>2.414</text:p>
              </table:table-cell>
              <table:table-cell office:value-type="float" office:value="0.358">
                <text:p>0.358</text:p>
              </table:table-cell>
              <table:table-cell office:value-type="float" office:value="0.541">
                <text:p>0.541</text:p>
              </table:table-cell>
              <table:table-cell office:value-type="float" office:value="26.0670487106017">
                <text:p>26.067048710601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3.465">
                <text:p>3.465</text:p>
              </table:table-cell>
              <table:table-cell office:value-type="float" office:value="2.362">
                <text:p>2.362</text:p>
              </table:table-cell>
              <table:table-cell office:value-type="float" office:value="0.359">
                <text:p>0.359</text:p>
              </table:table-cell>
              <table:table-cell office:value-type="float" office:value="0.568">
                <text:p>0.568</text:p>
              </table:table-cell>
              <table:table-cell office:value-type="float" office:value="26.2551226551227">
                <text:p>26.255122655122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3.512">
                <text:p>3.512</text:p>
              </table:table-cell>
              <table:table-cell office:value-type="float" office:value="2.421">
                <text:p>2.421</text:p>
              </table:table-cell>
              <table:table-cell office:value-type="float" office:value="0.36">
                <text:p>0.36</text:p>
              </table:table-cell>
              <table:table-cell office:value-type="float" office:value="0.555">
                <text:p>0.555</text:p>
              </table:table-cell>
              <table:table-cell office:value-type="float" office:value="25.9037585421412">
                <text:p>25.903758542141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.705">
                <text:p>3.705</text:p>
              </table:table-cell>
              <table:table-cell office:value-type="float" office:value="2.599">
                <text:p>2.599</text:p>
              </table:table-cell>
              <table:table-cell office:value-type="float" office:value="0.36">
                <text:p>0.36</text:p>
              </table:table-cell>
              <table:table-cell office:value-type="float" office:value="0.571">
                <text:p>0.571</text:p>
              </table:table-cell>
              <table:table-cell office:value-type="float" office:value="24.5543859649123">
                <text:p>24.554385964912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3.756">
                <text:p>3.756</text:p>
              </table:table-cell>
              <table:table-cell office:value-type="float" office:value="2.646">
                <text:p>2.646</text:p>
              </table:table-cell>
              <table:table-cell office:value-type="float" office:value="0.361">
                <text:p>0.361</text:p>
              </table:table-cell>
              <table:table-cell office:value-type="float" office:value="0.573">
                <text:p>0.573</text:p>
              </table:table-cell>
              <table:table-cell office:value-type="float" office:value="24.2209797657082">
                <text:p>24.2209797657082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3.701">
                <text:p>3.701</text:p>
              </table:table-cell>
              <table:table-cell office:value-type="float" office:value="2.59">
                <text:p>2.59</text:p>
              </table:table-cell>
              <table:table-cell office:value-type="float" office:value="0.36">
                <text:p>0.36</text:p>
              </table:table-cell>
              <table:table-cell office:value-type="float" office:value="0.576">
                <text:p>0.576</text:p>
              </table:table-cell>
              <table:table-cell office:value-type="float" office:value="24.5809240745744">
                <text:p>24.5809240745744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3.985">
                <text:p>3.985</text:p>
              </table:table-cell>
              <table:table-cell office:value-type="float" office:value="2.848">
                <text:p>2.848</text:p>
              </table:table-cell>
              <table:table-cell office:value-type="float" office:value="0.359">
                <text:p>0.359</text:p>
              </table:table-cell>
              <table:table-cell office:value-type="float" office:value="0.604">
                <text:p>0.604</text:p>
              </table:table-cell>
              <table:table-cell office:value-type="float" office:value="22.8291091593476">
                <text:p>22.829109159347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3.706">
                <text:p>3.706</text:p>
              </table:table-cell>
              <table:table-cell office:value-type="float" office:value="2.549">
                <text:p>2.549</text:p>
              </table:table-cell>
              <table:table-cell office:value-type="float" office:value="0.359">
                <text:p>0.359</text:p>
              </table:table-cell>
              <table:table-cell office:value-type="float" office:value="0.624">
                <text:p>0.624</text:p>
              </table:table-cell>
              <table:table-cell office:value-type="float" office:value="24.5477603885591">
                <text:p>24.547760388559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71">
                <text:p>3.71</text:p>
              </table:table-cell>
              <table:table-cell office:value-type="float" office:value="2.566">
                <text:p>2.566</text:p>
              </table:table-cell>
              <table:table-cell office:value-type="float" office:value="0.358">
                <text:p>0.358</text:p>
              </table:table-cell>
              <table:table-cell office:value-type="float" office:value="0.612">
                <text:p>0.612</text:p>
              </table:table-cell>
              <table:table-cell office:value-type="float" office:value="24.5212938005391">
                <text:p>24.521293800539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733">
                <text:p>3.733</text:p>
              </table:table-cell>
              <table:table-cell office:value-type="float" office:value="2.581">
                <text:p>2.581</text:p>
              </table:table-cell>
              <table:table-cell office:value-type="float" office:value="0.356">
                <text:p>0.356</text:p>
              </table:table-cell>
              <table:table-cell office:value-type="float" office:value="0.623">
                <text:p>0.623</text:p>
              </table:table-cell>
              <table:table-cell office:value-type="float" office:value="24.370211626038">
                <text:p>24.370211626038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.702">
                <text:p>3.702</text:p>
              </table:table-cell>
              <table:table-cell office:value-type="float" office:value="2.573">
                <text:p>2.573</text:p>
              </table:table-cell>
              <table:table-cell office:value-type="float" office:value="0.357">
                <text:p>0.357</text:p>
              </table:table-cell>
              <table:table-cell office:value-type="float" office:value="0.597">
                <text:p>0.597</text:p>
              </table:table-cell>
              <table:table-cell office:value-type="float" office:value="24.5742841707185">
                <text:p>24.574284170718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3.813">
                <text:p>3.813</text:p>
              </table:table-cell>
              <table:table-cell office:value-type="float" office:value="2.662">
                <text:p>2.662</text:p>
              </table:table-cell>
              <table:table-cell office:value-type="float" office:value="0.351">
                <text:p>0.351</text:p>
              </table:table-cell>
              <table:table-cell office:value-type="float" office:value="0.629">
                <text:p>0.629</text:p>
              </table:table-cell>
              <table:table-cell office:value-type="float" office:value="23.8589037503278">
                <text:p>23.8589037503278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.726">
                <text:p>3.726</text:p>
              </table:table-cell>
              <table:table-cell office:value-type="float" office:value="2.583">
                <text:p>2.583</text:p>
              </table:table-cell>
              <table:table-cell office:value-type="float" office:value="0.357">
                <text:p>0.357</text:p>
              </table:table-cell>
              <table:table-cell office:value-type="float" office:value="0.612">
                <text:p>0.612</text:p>
              </table:table-cell>
              <table:table-cell office:value-type="float" office:value="24.4159957058508">
                <text:p>24.415995705850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3.939">
                <text:p>3.939</text:p>
              </table:table-cell>
              <table:table-cell office:value-type="float" office:value="2.736">
                <text:p>2.736</text:p>
              </table:table-cell>
              <table:table-cell office:value-type="float" office:value="0.357">
                <text:p>0.357</text:p>
              </table:table-cell>
              <table:table-cell office:value-type="float" office:value="0.672">
                <text:p>0.672</text:p>
              </table:table-cell>
              <table:table-cell office:value-type="float" office:value="23.0957095709571">
                <text:p>23.095709570957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3.8">
                <text:p>3.8</text:p>
              </table:table-cell>
              <table:table-cell office:value-type="float" office:value="2.616">
                <text:p>2.616</text:p>
              </table:table-cell>
              <table:table-cell office:value-type="float" office:value="0.359">
                <text:p>0.359</text:p>
              </table:table-cell>
              <table:table-cell office:value-type="float" office:value="0.65">
                <text:p>0.65</text:p>
              </table:table-cell>
              <table:table-cell office:value-type="float" office:value="23.9405263157895">
                <text:p>23.940526315789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3.809">
                <text:p>3.809</text:p>
              </table:table-cell>
              <table:table-cell office:value-type="float" office:value="2.642">
                <text:p>2.642</text:p>
              </table:table-cell>
              <table:table-cell office:value-type="float" office:value="0.356">
                <text:p>0.356</text:p>
              </table:table-cell>
              <table:table-cell office:value-type="float" office:value="0.638">
                <text:p>0.638</text:p>
              </table:table-cell>
              <table:table-cell office:value-type="float" office:value="23.8839590443686">
                <text:p>23.883959044368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3.968">
                <text:p>3.968</text:p>
              </table:table-cell>
              <table:table-cell office:value-type="float" office:value="2.77">
                <text:p>2.77</text:p>
              </table:table-cell>
              <table:table-cell office:value-type="float" office:value="0.356">
                <text:p>0.356</text:p>
              </table:table-cell>
              <table:table-cell office:value-type="float" office:value="0.669">
                <text:p>0.669</text:p>
              </table:table-cell>
              <table:table-cell office:value-type="float" office:value="22.9269153225806">
                <text:p>22.926915322580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3.952">
                <text:p>3.952</text:p>
              </table:table-cell>
              <table:table-cell office:value-type="float" office:value="2.75">
                <text:p>2.75</text:p>
              </table:table-cell>
              <table:table-cell office:value-type="float" office:value="0.354">
                <text:p>0.354</text:p>
              </table:table-cell>
              <table:table-cell office:value-type="float" office:value="0.675">
                <text:p>0.675</text:p>
              </table:table-cell>
              <table:table-cell office:value-type="float" office:value="23.0197368421053">
                <text:p>23.0197368421053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895">
                <text:p>3.895</text:p>
              </table:table-cell>
              <table:table-cell office:value-type="float" office:value="2.686">
                <text:p>2.686</text:p>
              </table:table-cell>
              <table:table-cell office:value-type="float" office:value="0.354">
                <text:p>0.354</text:p>
              </table:table-cell>
              <table:table-cell office:value-type="float" office:value="0.684">
                <text:p>0.684</text:p>
              </table:table-cell>
              <table:table-cell office:value-type="float" office:value="23.3566110397946">
                <text:p>23.356611039794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079">
                <text:p>4.079</text:p>
              </table:table-cell>
              <table:table-cell office:value-type="float" office:value="2.864">
                <text:p>2.864</text:p>
              </table:table-cell>
              <table:table-cell office:value-type="float" office:value="0.355">
                <text:p>0.355</text:p>
              </table:table-cell>
              <table:table-cell office:value-type="float" office:value="0.687">
                <text:p>0.687</text:p>
              </table:table-cell>
              <table:table-cell office:value-type="float" office:value="22.303015444962">
                <text:p>22.30301544496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4.024">
                <text:p>4.024</text:p>
              </table:table-cell>
              <table:table-cell office:value-type="float" office:value="2.81">
                <text:p>2.81</text:p>
              </table:table-cell>
              <table:table-cell office:value-type="float" office:value="0.356">
                <text:p>0.356</text:p>
              </table:table-cell>
              <table:table-cell office:value-type="float" office:value="0.687">
                <text:p>0.687</text:p>
              </table:table-cell>
              <table:table-cell office:value-type="float" office:value="22.6078528827038">
                <text:p>22.607852882703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3.921">
                <text:p>3.921</text:p>
              </table:table-cell>
              <table:table-cell office:value-type="float" office:value="2.719">
                <text:p>2.719</text:p>
              </table:table-cell>
              <table:table-cell office:value-type="float" office:value="0.353">
                <text:p>0.353</text:p>
              </table:table-cell>
              <table:table-cell office:value-type="float" office:value="0.677">
                <text:p>0.677</text:p>
              </table:table-cell>
              <table:table-cell office:value-type="float" office:value="23.2017342514665">
                <text:p>23.2017342514665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3.994">
                <text:p>3.994</text:p>
              </table:table-cell>
              <table:table-cell office:value-type="float" office:value="2.766">
                <text:p>2.766</text:p>
              </table:table-cell>
              <table:table-cell office:value-type="float" office:value="0.357">
                <text:p>0.357</text:p>
              </table:table-cell>
              <table:table-cell office:value-type="float" office:value="0.697">
                <text:p>0.697</text:p>
              </table:table-cell>
              <table:table-cell office:value-type="float" office:value="22.7776664997496">
                <text:p>22.7776664997496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3.826">
                <text:p>3.826</text:p>
              </table:table-cell>
              <table:table-cell office:value-type="float" office:value="2.582">
                <text:p>2.582</text:p>
              </table:table-cell>
              <table:table-cell office:value-type="float" office:value="0.359">
                <text:p>0.359</text:p>
              </table:table-cell>
              <table:table-cell office:value-type="float" office:value="0.711">
                <text:p>0.711</text:p>
              </table:table-cell>
              <table:table-cell office:value-type="float" office:value="23.7778358599059">
                <text:p>23.777835859905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3.865">
                <text:p>3.865</text:p>
              </table:table-cell>
              <table:table-cell office:value-type="float" office:value="2.627">
                <text:p>2.627</text:p>
              </table:table-cell>
              <table:table-cell office:value-type="float" office:value="0.355">
                <text:p>0.355</text:p>
              </table:table-cell>
              <table:table-cell office:value-type="float" office:value="0.712">
                <text:p>0.712</text:p>
              </table:table-cell>
              <table:table-cell office:value-type="float" office:value="23.5379042690815">
                <text:p>23.537904269081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4.027">
                <text:p>4.027</text:p>
              </table:table-cell>
              <table:table-cell office:value-type="float" office:value="2.788">
                <text:p>2.788</text:p>
              </table:table-cell>
              <table:table-cell office:value-type="float" office:value="0.354">
                <text:p>0.354</text:p>
              </table:table-cell>
              <table:table-cell office:value-type="float" office:value="0.712">
                <text:p>0.712</text:p>
              </table:table-cell>
              <table:table-cell office:value-type="float" office:value="22.591010677924">
                <text:p>22.591010677924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3.982">
                <text:p>3.982</text:p>
              </table:table-cell>
              <table:table-cell office:value-type="float" office:value="2.735">
                <text:p>2.735</text:p>
              </table:table-cell>
              <table:table-cell office:value-type="float" office:value="0.356">
                <text:p>0.356</text:p>
              </table:table-cell>
              <table:table-cell office:value-type="float" office:value="0.719">
                <text:p>0.719</text:p>
              </table:table-cell>
              <table:table-cell office:value-type="float" office:value="22.8463083877449">
                <text:p>22.846308387744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4.187">
                <text:p>4.187</text:p>
              </table:table-cell>
              <table:table-cell office:value-type="float" office:value="2.944">
                <text:p>2.944</text:p>
              </table:table-cell>
              <table:table-cell office:value-type="float" office:value="0.349">
                <text:p>0.349</text:p>
              </table:table-cell>
              <table:table-cell office:value-type="float" office:value="0.725">
                <text:p>0.725</text:p>
              </table:table-cell>
              <table:table-cell office:value-type="float" office:value="21.727728684022">
                <text:p>21.72772868402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921">
                <text:p>3.921</text:p>
              </table:table-cell>
              <table:table-cell office:value-type="float" office:value="2.637">
                <text:p>2.637</text:p>
              </table:table-cell>
              <table:table-cell office:value-type="float" office:value="0.353">
                <text:p>0.353</text:p>
              </table:table-cell>
              <table:table-cell office:value-type="float" office:value="0.76">
                <text:p>0.76</text:p>
              </table:table-cell>
              <table:table-cell office:value-type="float" office:value="23.2017342514665">
                <text:p>23.201734251466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.01">
                <text:p>4.01</text:p>
              </table:table-cell>
              <table:table-cell office:value-type="float" office:value="2.769">
                <text:p>2.769</text:p>
              </table:table-cell>
              <table:table-cell office:value-type="float" office:value="0.354">
                <text:p>0.354</text:p>
              </table:table-cell>
              <table:table-cell office:value-type="float" office:value="0.716">
                <text:p>0.716</text:p>
              </table:table-cell>
              <table:table-cell office:value-type="float" office:value="22.686783042394">
                <text:p>22.68678304239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3.871">
                <text:p>3.871</text:p>
              </table:table-cell>
              <table:table-cell office:value-type="float" office:value="2.621">
                <text:p>2.621</text:p>
              </table:table-cell>
              <table:table-cell office:value-type="float" office:value="0.355">
                <text:p>0.355</text:p>
              </table:table-cell>
              <table:table-cell office:value-type="float" office:value="0.723">
                <text:p>0.723</text:p>
              </table:table-cell>
              <table:table-cell office:value-type="float" office:value="23.5014208214932">
                <text:p>23.50142082149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4.148">
                <text:p>4.148</text:p>
              </table:table-cell>
              <table:table-cell office:value-type="float" office:value="2.824">
                <text:p>2.824</text:p>
              </table:table-cell>
              <table:table-cell office:value-type="float" office:value="0.355">
                <text:p>0.355</text:p>
              </table:table-cell>
              <table:table-cell office:value-type="float" office:value="0.797">
                <text:p>0.797</text:p>
              </table:table-cell>
              <table:table-cell office:value-type="float" office:value="21.9320154291225">
                <text:p>21.9320154291225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4.439">
                <text:p>4.439</text:p>
              </table:table-cell>
              <table:table-cell office:value-type="float" office:value="3.123">
                <text:p>3.123</text:p>
              </table:table-cell>
              <table:table-cell office:value-type="float" office:value="0.353">
                <text:p>0.353</text:p>
              </table:table-cell>
              <table:table-cell office:value-type="float" office:value="0.792">
                <text:p>0.792</text:p>
              </table:table-cell>
              <table:table-cell office:value-type="float" office:value="20.4942554629421">
                <text:p>20.4942554629421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4.249">
                <text:p>4.249</text:p>
              </table:table-cell>
              <table:table-cell office:value-type="float" office:value="2.927">
                <text:p>2.927</text:p>
              </table:table-cell>
              <table:table-cell office:value-type="float" office:value="0.355">
                <text:p>0.355</text:p>
              </table:table-cell>
              <table:table-cell office:value-type="float" office:value="0.795">
                <text:p>0.795</text:p>
              </table:table-cell>
              <table:table-cell office:value-type="float" office:value="21.4106848670275">
                <text:p>21.410684867027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4.335">
                <text:p>4.335</text:p>
              </table:table-cell>
              <table:table-cell office:value-type="float" office:value="3.02">
                <text:p>3.02</text:p>
              </table:table-cell>
              <table:table-cell office:value-type="float" office:value="0.355">
                <text:p>0.355</text:p>
              </table:table-cell>
              <table:table-cell office:value-type="float" office:value="0.787">
                <text:p>0.787</text:p>
              </table:table-cell>
              <table:table-cell office:value-type="float" office:value="20.9859284890427">
                <text:p>20.985928489042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4.243">
                <text:p>4.243</text:p>
              </table:table-cell>
              <table:table-cell office:value-type="float" office:value="2.952">
                <text:p>2.952</text:p>
              </table:table-cell>
              <table:table-cell office:value-type="float" office:value="0.35">
                <text:p>0.35</text:p>
              </table:table-cell>
              <table:table-cell office:value-type="float" office:value="0.77">
                <text:p>0.77</text:p>
              </table:table-cell>
              <table:table-cell office:value-type="float" office:value="21.4409615837851">
                <text:p>21.44096158378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4.45">
                <text:p>4.45</text:p>
              </table:table-cell>
              <table:table-cell office:value-type="float" office:value="3.143">
                <text:p>3.143</text:p>
              </table:table-cell>
              <table:table-cell office:value-type="float" office:value="0.351">
                <text:p>0.351</text:p>
              </table:table-cell>
              <table:table-cell office:value-type="float" office:value="0.785">
                <text:p>0.785</text:p>
              </table:table-cell>
              <table:table-cell office:value-type="float" office:value="20.443595505618">
                <text:p>20.44359550561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4.177">
                <text:p>4.177</text:p>
              </table:table-cell>
              <table:table-cell office:value-type="float" office:value="2.883">
                <text:p>2.883</text:p>
              </table:table-cell>
              <table:table-cell office:value-type="float" office:value="0.355">
                <text:p>0.355</text:p>
              </table:table-cell>
              <table:table-cell office:value-type="float" office:value="0.768">
                <text:p>0.768</text:p>
              </table:table-cell>
              <table:table-cell office:value-type="float" office:value="21.7797462293512">
                <text:p>21.77974622935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.024">
                <text:p>4.024</text:p>
              </table:table-cell>
              <table:table-cell office:value-type="float" office:value="2.676">
                <text:p>2.676</text:p>
              </table:table-cell>
              <table:table-cell office:value-type="float" office:value="0.351">
                <text:p>0.351</text:p>
              </table:table-cell>
              <table:table-cell office:value-type="float" office:value="0.826">
                <text:p>0.826</text:p>
              </table:table-cell>
              <table:table-cell office:value-type="float" office:value="22.6078528827038">
                <text:p>22.60785288270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.94">
                <text:p>3.94</text:p>
              </table:table-cell>
              <table:table-cell office:value-type="float" office:value="2.616">
                <text:p>2.616</text:p>
              </table:table-cell>
              <table:table-cell office:value-type="float" office:value="0.355">
                <text:p>0.355</text:p>
              </table:table-cell>
              <table:table-cell office:value-type="float" office:value="0.797">
                <text:p>0.797</text:p>
              </table:table-cell>
              <table:table-cell office:value-type="float" office:value="23.089847715736">
                <text:p>23.08984771573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4.292">
                <text:p>4.292</text:p>
              </table:table-cell>
              <table:table-cell office:value-type="float" office:value="2.935">
                <text:p>2.935</text:p>
              </table:table-cell>
              <table:table-cell office:value-type="float" office:value="0.354">
                <text:p>0.354</text:p>
              </table:table-cell>
              <table:table-cell office:value-type="float" office:value="0.832">
                <text:p>0.832</text:p>
              </table:table-cell>
              <table:table-cell office:value-type="float" office:value="21.1961789375583">
                <text:p>21.196178937558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.294">
                <text:p>4.294</text:p>
              </table:table-cell>
              <table:table-cell office:value-type="float" office:value="2.92">
                <text:p>2.92</text:p>
              </table:table-cell>
              <table:table-cell office:value-type="float" office:value="0.356">
                <text:p>0.356</text:p>
              </table:table-cell>
              <table:table-cell office:value-type="float" office:value="0.845">
                <text:p>0.845</text:p>
              </table:table-cell>
              <table:table-cell office:value-type="float" office:value="21.18630647415">
                <text:p>21.1863064741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4.454">
                <text:p>4.454</text:p>
              </table:table-cell>
              <table:table-cell office:value-type="float" office:value="3.108">
                <text:p>3.108</text:p>
              </table:table-cell>
              <table:table-cell office:value-type="float" office:value="0.355">
                <text:p>0.355</text:p>
              </table:table-cell>
              <table:table-cell office:value-type="float" office:value="0.817">
                <text:p>0.817</text:p>
              </table:table-cell>
              <table:table-cell office:value-type="float" office:value="20.4252357431522">
                <text:p>20.425235743152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4.487">
                <text:p>4.487</text:p>
              </table:table-cell>
              <table:table-cell office:value-type="float" office:value="3.113">
                <text:p>3.113</text:p>
              </table:table-cell>
              <table:table-cell office:value-type="float" office:value="0.35">
                <text:p>0.35</text:p>
              </table:table-cell>
              <table:table-cell office:value-type="float" office:value="0.854">
                <text:p>0.854</text:p>
              </table:table-cell>
              <table:table-cell office:value-type="float" office:value="20.2750167149543">
                <text:p>20.275016714954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4.076">
                <text:p>4.076</text:p>
              </table:table-cell>
              <table:table-cell office:value-type="float" office:value="2.731">
                <text:p>2.731</text:p>
              </table:table-cell>
              <table:table-cell office:value-type="float" office:value="0.351">
                <text:p>0.351</text:p>
              </table:table-cell>
              <table:table-cell office:value-type="float" office:value="0.825">
                <text:p>0.825</text:p>
              </table:table-cell>
              <table:table-cell office:value-type="float" office:value="22.319430814524">
                <text:p>22.319430814524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4.594">
                <text:p>4.594</text:p>
              </table:table-cell>
              <table:table-cell office:value-type="float" office:value="3.209">
                <text:p>3.209</text:p>
              </table:table-cell>
              <table:table-cell office:value-type="float" office:value="0.355">
                <text:p>0.355</text:p>
              </table:table-cell>
              <table:table-cell office:value-type="float" office:value="0.858">
                <text:p>0.858</text:p>
              </table:table-cell>
              <table:table-cell office:value-type="float" office:value="19.8027862429256">
                <text:p>19.802786242925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4.78">
                <text:p>4.78</text:p>
              </table:table-cell>
              <table:table-cell office:value-type="float" office:value="3.357">
                <text:p>3.357</text:p>
              </table:table-cell>
              <table:table-cell office:value-type="float" office:value="0.356">
                <text:p>0.356</text:p>
              </table:table-cell>
              <table:table-cell office:value-type="float" office:value="0.894">
                <text:p>0.894</text:p>
              </table:table-cell>
              <table:table-cell office:value-type="float" office:value="19.0322175732218">
                <text:p>19.032217573221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4.088">
                <text:p>4.088</text:p>
              </table:table-cell>
              <table:table-cell office:value-type="float" office:value="2.703">
                <text:p>2.703</text:p>
              </table:table-cell>
              <table:table-cell office:value-type="float" office:value="0.356">
                <text:p>0.356</text:p>
              </table:table-cell>
              <table:table-cell office:value-type="float" office:value="0.856">
                <text:p>0.856</text:p>
              </table:table-cell>
              <table:table-cell office:value-type="float" office:value="22.2539138943249">
                <text:p>22.253913894324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.182">
                <text:p>4.182</text:p>
              </table:table-cell>
              <table:table-cell office:value-type="float" office:value="2.811">
                <text:p>2.811</text:p>
              </table:table-cell>
              <table:table-cell office:value-type="float" office:value="0.358">
                <text:p>0.358</text:p>
              </table:table-cell>
              <table:table-cell office:value-type="float" office:value="0.84">
                <text:p>0.84</text:p>
              </table:table-cell>
              <table:table-cell office:value-type="float" office:value="21.753706360593">
                <text:p>21.75370636059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614">
                <text:p>4.614</text:p>
              </table:table-cell>
              <table:table-cell office:value-type="float" office:value="3.215">
                <text:p>3.215</text:p>
              </table:table-cell>
              <table:table-cell office:value-type="float" office:value="0.355">
                <text:p>0.355</text:p>
              </table:table-cell>
              <table:table-cell office:value-type="float" office:value="0.873">
                <text:p>0.873</text:p>
              </table:table-cell>
              <table:table-cell office:value-type="float" office:value="19.7169484178587">
                <text:p>19.7169484178587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4.409">
                <text:p>4.409</text:p>
              </table:table-cell>
              <table:table-cell office:value-type="float" office:value="2.97">
                <text:p>2.97</text:p>
              </table:table-cell>
              <table:table-cell office:value-type="float" office:value="0.357">
                <text:p>0.357</text:p>
              </table:table-cell>
              <table:table-cell office:value-type="float" office:value="0.91">
                <text:p>0.91</text:p>
              </table:table-cell>
              <table:table-cell office:value-type="float" office:value="20.633703787707">
                <text:p>20.633703787707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4.653">
                <text:p>4.653</text:p>
              </table:table-cell>
              <table:table-cell office:value-type="float" office:value="3.217">
                <text:p>3.217</text:p>
              </table:table-cell>
              <table:table-cell office:value-type="float" office:value="0.356">
                <text:p>0.356</text:p>
              </table:table-cell>
              <table:table-cell office:value-type="float" office:value="0.908">
                <text:p>0.908</text:p>
              </table:table-cell>
              <table:table-cell office:value-type="float" office:value="19.551687083602">
                <text:p>19.55168708360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4.81">
                <text:p>4.81</text:p>
              </table:table-cell>
              <table:table-cell office:value-type="float" office:value="3.366">
                <text:p>3.366</text:p>
              </table:table-cell>
              <table:table-cell office:value-type="float" office:value="0.359">
                <text:p>0.359</text:p>
              </table:table-cell>
              <table:table-cell office:value-type="float" office:value="0.913">
                <text:p>0.913</text:p>
              </table:table-cell>
              <table:table-cell office:value-type="float" office:value="18.9135135135135">
                <text:p>18.913513513513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4.211">
                <text:p>4.211</text:p>
              </table:table-cell>
              <table:table-cell office:value-type="float" office:value="2.774">
                <text:p>2.774</text:p>
              </table:table-cell>
              <table:table-cell office:value-type="float" office:value="0.353">
                <text:p>0.353</text:p>
              </table:table-cell>
              <table:table-cell office:value-type="float" office:value="0.912">
                <text:p>0.912</text:p>
              </table:table-cell>
              <table:table-cell office:value-type="float" office:value="21.6038945618618">
                <text:p>21.603894561861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4.799">
                <text:p>4.799</text:p>
              </table:table-cell>
              <table:table-cell office:value-type="float" office:value="3.299">
                <text:p>3.299</text:p>
              </table:table-cell>
              <table:table-cell office:value-type="float" office:value="0.359">
                <text:p>0.359</text:p>
              </table:table-cell>
              <table:table-cell office:value-type="float" office:value="0.967">
                <text:p>0.967</text:p>
              </table:table-cell>
              <table:table-cell office:value-type="float" office:value="18.9568660137529">
                <text:p>18.9568660137529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4.448">
                <text:p>4.448</text:p>
              </table:table-cell>
              <table:table-cell office:value-type="float" office:value="2.97">
                <text:p>2.97</text:p>
              </table:table-cell>
              <table:table-cell office:value-type="float" office:value="0.358">
                <text:p>0.358</text:p>
              </table:table-cell>
              <table:table-cell office:value-type="float" office:value="0.948">
                <text:p>0.948</text:p>
              </table:table-cell>
              <table:table-cell office:value-type="float" office:value="20.4527877697842">
                <text:p>20.452787769784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4.718">
                <text:p>4.718</text:p>
              </table:table-cell>
              <table:table-cell office:value-type="float" office:value="3.262">
                <text:p>3.262</text:p>
              </table:table-cell>
              <table:table-cell office:value-type="float" office:value="0.357">
                <text:p>0.357</text:p>
              </table:table-cell>
              <table:table-cell office:value-type="float" office:value="0.926">
                <text:p>0.926</text:p>
              </table:table-cell>
              <table:table-cell office:value-type="float" office:value="19.2823230182281">
                <text:p>19.2823230182281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4.689">
                <text:p>4.689</text:p>
              </table:table-cell>
              <table:table-cell office:value-type="float" office:value="3.211">
                <text:p>3.211</text:p>
              </table:table-cell>
              <table:table-cell office:value-type="float" office:value="0.352">
                <text:p>0.352</text:p>
              </table:table-cell>
              <table:table-cell office:value-type="float" office:value="0.955">
                <text:p>0.955</text:p>
              </table:table-cell>
              <table:table-cell office:value-type="float" office:value="19.4015781616549">
                <text:p>19.401578161654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.931">
                <text:p>4.931</text:p>
              </table:table-cell>
              <table:table-cell office:value-type="float" office:value="3.438">
                <text:p>3.438</text:p>
              </table:table-cell>
              <table:table-cell office:value-type="float" office:value="0.351">
                <text:p>0.351</text:p>
              </table:table-cell>
              <table:table-cell office:value-type="float" office:value="0.972">
                <text:p>0.972</text:p>
              </table:table-cell>
              <table:table-cell office:value-type="float" office:value="18.4494017440681">
                <text:p>18.449401744068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898">
                <text:p>4.898</text:p>
              </table:table-cell>
              <table:table-cell office:value-type="float" office:value="3.378">
                <text:p>3.378</text:p>
              </table:table-cell>
              <table:table-cell office:value-type="float" office:value="0.357">
                <text:p>0.357</text:p>
              </table:table-cell>
              <table:table-cell office:value-type="float" office:value="0.991">
                <text:p>0.991</text:p>
              </table:table-cell>
              <table:table-cell office:value-type="float" office:value="18.5737035524704">
                <text:p>18.573703552470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5.001">
                <text:p>5.001</text:p>
              </table:table-cell>
              <table:table-cell office:value-type="float" office:value="3.432">
                <text:p>3.432</text:p>
              </table:table-cell>
              <table:table-cell office:value-type="float" office:value="0.359">
                <text:p>0.359</text:p>
              </table:table-cell>
              <table:table-cell office:value-type="float" office:value="1.037">
                <text:p>1.037</text:p>
              </table:table-cell>
              <table:table-cell office:value-type="float" office:value="18.1911617676465">
                <text:p>18.1911617676465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4.797">
                <text:p>4.797</text:p>
              </table:table-cell>
              <table:table-cell office:value-type="float" office:value="3.317">
                <text:p>3.317</text:p>
              </table:table-cell>
              <table:table-cell office:value-type="float" office:value="0.359">
                <text:p>0.359</text:p>
              </table:table-cell>
              <table:table-cell office:value-type="float" office:value="0.947">
                <text:p>0.947</text:p>
              </table:table-cell>
              <table:table-cell office:value-type="float" office:value="18.9647696476965">
                <text:p>18.964769647696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4.702">
                <text:p>4.702</text:p>
              </table:table-cell>
              <table:table-cell office:value-type="float" office:value="3.11">
                <text:p>3.11</text:p>
              </table:table-cell>
              <table:table-cell office:value-type="float" office:value="0.358">
                <text:p>0.358</text:p>
              </table:table-cell>
              <table:table-cell office:value-type="float" office:value="1.061">
                <text:p>1.061</text:p>
              </table:table-cell>
              <table:table-cell office:value-type="float" office:value="19.3479370480647">
                <text:p>19.3479370480647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4.583">
                <text:p>4.583</text:p>
              </table:table-cell>
              <table:table-cell office:value-type="float" office:value="3.05">
                <text:p>3.05</text:p>
              </table:table-cell>
              <table:table-cell office:value-type="float" office:value="0.355">
                <text:p>0.355</text:p>
              </table:table-cell>
              <table:table-cell office:value-type="float" office:value="1.005">
                <text:p>1.005</text:p>
              </table:table-cell>
              <table:table-cell office:value-type="float" office:value="19.8503163866463">
                <text:p>19.8503163866463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4.87">
                <text:p>4.87</text:p>
              </table:table-cell>
              <table:table-cell office:value-type="float" office:value="3.388">
                <text:p>3.388</text:p>
              </table:table-cell>
              <table:table-cell office:value-type="float" office:value="0.357">
                <text:p>0.357</text:p>
              </table:table-cell>
              <table:table-cell office:value-type="float" office:value="0.951">
                <text:p>0.951</text:p>
              </table:table-cell>
              <table:table-cell office:value-type="float" office:value="18.6804928131417">
                <text:p>18.6804928131417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4.981">
                <text:p>4.981</text:p>
              </table:table-cell>
              <table:table-cell office:value-type="float" office:value="3.421">
                <text:p>3.421</text:p>
              </table:table-cell>
              <table:table-cell office:value-type="float" office:value="0.359">
                <text:p>0.359</text:p>
              </table:table-cell>
              <table:table-cell office:value-type="float" office:value="1.027">
                <text:p>1.027</text:p>
              </table:table-cell>
              <table:table-cell office:value-type="float" office:value="18.2642039751054">
                <text:p>18.264203975105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5.259">
                <text:p>5.259</text:p>
              </table:table-cell>
              <table:table-cell office:value-type="float" office:value="3.687">
                <text:p>3.687</text:p>
              </table:table-cell>
              <table:table-cell office:value-type="float" office:value="0.356">
                <text:p>0.356</text:p>
              </table:table-cell>
              <table:table-cell office:value-type="float" office:value="1.044">
                <text:p>1.044</text:p>
              </table:table-cell>
              <table:table-cell office:value-type="float" office:value="17.2987259935349">
                <text:p>17.298725993534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4.609">
                <text:p>4.609</text:p>
              </table:table-cell>
              <table:table-cell office:value-type="float" office:value="3.081">
                <text:p>3.081</text:p>
              </table:table-cell>
              <table:table-cell office:value-type="float" office:value="0.356">
                <text:p>0.356</text:p>
              </table:table-cell>
              <table:table-cell office:value-type="float" office:value="1">
                <text:p>1</text:p>
              </table:table-cell>
              <table:table-cell office:value-type="float" office:value="19.7383380342808">
                <text:p>19.738338034280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.175">
                <text:p>5.175</text:p>
              </table:table-cell>
              <table:table-cell office:value-type="float" office:value="3.626">
                <text:p>3.626</text:p>
              </table:table-cell>
              <table:table-cell office:value-type="float" office:value="0.353">
                <text:p>0.353</text:p>
              </table:table-cell>
              <table:table-cell office:value-type="float" office:value="1.025">
                <text:p>1.025</text:p>
              </table:table-cell>
              <table:table-cell office:value-type="float" office:value="17.5795169082126">
                <text:p>17.579516908212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278">
                <text:p>5.278</text:p>
              </table:table-cell>
              <table:table-cell office:value-type="float" office:value="3.722">
                <text:p>3.722</text:p>
              </table:table-cell>
              <table:table-cell office:value-type="float" office:value="0.359">
                <text:p>0.359</text:p>
              </table:table-cell>
              <table:table-cell office:value-type="float" office:value="1.024">
                <text:p>1.024</text:p>
              </table:table-cell>
              <table:table-cell office:value-type="float" office:value="17.2364532019704">
                <text:p>17.236453201970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4.666">
                <text:p>4.666</text:p>
              </table:table-cell>
              <table:table-cell office:value-type="float" office:value="3.089">
                <text:p>3.089</text:p>
              </table:table-cell>
              <table:table-cell office:value-type="float" office:value="0.359">
                <text:p>0.359</text:p>
              </table:table-cell>
              <table:table-cell office:value-type="float" office:value="1.045">
                <text:p>1.045</text:p>
              </table:table-cell>
              <table:table-cell office:value-type="float" office:value="19.4972138876982">
                <text:p>19.497213887698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5.229">
                <text:p>5.229</text:p>
              </table:table-cell>
              <table:table-cell office:value-type="float" office:value="3.65">
                <text:p>3.65</text:p>
              </table:table-cell>
              <table:table-cell office:value-type="float" office:value="0.358">
                <text:p>0.358</text:p>
              </table:table-cell>
              <table:table-cell office:value-type="float" office:value="1.047">
                <text:p>1.047</text:p>
              </table:table-cell>
              <table:table-cell office:value-type="float" office:value="17.397972843756">
                <text:p>17.39797284375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5.474">
                <text:p>5.474</text:p>
              </table:table-cell>
              <table:table-cell office:value-type="float" office:value="3.875">
                <text:p>3.875</text:p>
              </table:table-cell>
              <table:table-cell office:value-type="float" office:value="0.355">
                <text:p>0.355</text:p>
              </table:table-cell>
              <table:table-cell office:value-type="float" office:value="1.072">
                <text:p>1.072</text:p>
              </table:table-cell>
              <table:table-cell office:value-type="float" office:value="16.6192911947388">
                <text:p>16.6192911947388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5.242">
                <text:p>5.242</text:p>
              </table:table-cell>
              <table:table-cell office:value-type="float" office:value="3.667">
                <text:p>3.667</text:p>
              </table:table-cell>
              <table:table-cell office:value-type="float" office:value="0.359">
                <text:p>0.359</text:p>
              </table:table-cell>
              <table:table-cell office:value-type="float" office:value="1.042">
                <text:p>1.042</text:p>
              </table:table-cell>
              <table:table-cell office:value-type="float" office:value="17.3548264021366">
                <text:p>17.354826402136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5.801">
                <text:p>5.801</text:p>
              </table:table-cell>
              <table:table-cell office:value-type="float" office:value="4.018">
                <text:p>4.018</text:p>
              </table:table-cell>
              <table:table-cell office:value-type="float" office:value="0.355">
                <text:p>0.355</text:p>
              </table:table-cell>
              <table:table-cell office:value-type="float" office:value="1.257">
                <text:p>1.257</text:p>
              </table:table-cell>
              <table:table-cell office:value-type="float" office:value="15.6824685399069">
                <text:p>15.682468539906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5.451">
                <text:p>5.451</text:p>
              </table:table-cell>
              <table:table-cell office:value-type="float" office:value="3.8">
                <text:p>3.8</text:p>
              </table:table-cell>
              <table:table-cell office:value-type="float" office:value="0.36">
                <text:p>0.36</text:p>
              </table:table-cell>
              <table:table-cell office:value-type="float" office:value="1.117">
                <text:p>1.117</text:p>
              </table:table-cell>
              <table:table-cell office:value-type="float" office:value="16.6894147862777">
                <text:p>16.6894147862777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5.312">
                <text:p>5.312</text:p>
              </table:table-cell>
              <table:table-cell office:value-type="float" office:value="3.688">
                <text:p>3.688</text:p>
              </table:table-cell>
              <table:table-cell office:value-type="float" office:value="0.358">
                <text:p>0.358</text:p>
              </table:table-cell>
              <table:table-cell office:value-type="float" office:value="1.092">
                <text:p>1.092</text:p>
              </table:table-cell>
              <table:table-cell office:value-type="float" office:value="17.1261295180723">
                <text:p>17.126129518072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5.148">
                <text:p>5.148</text:p>
              </table:table-cell>
              <table:table-cell office:value-type="float" office:value="3.444">
                <text:p>3.444</text:p>
              </table:table-cell>
              <table:table-cell office:value-type="float" office:value="0.358">
                <text:p>0.358</text:p>
              </table:table-cell>
              <table:table-cell office:value-type="float" office:value="1.147">
                <text:p>1.147</text:p>
              </table:table-cell>
              <table:table-cell office:value-type="float" office:value="17.6717171717172">
                <text:p>17.6717171717172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.026">
                <text:p>5.026</text:p>
              </table:table-cell>
              <table:table-cell office:value-type="float" office:value="3.367">
                <text:p>3.367</text:p>
              </table:table-cell>
              <table:table-cell office:value-type="float" office:value="0.361">
                <text:p>0.361</text:p>
              </table:table-cell>
              <table:table-cell office:value-type="float" office:value="1.124">
                <text:p>1.124</text:p>
              </table:table-cell>
              <table:table-cell office:value-type="float" office:value="18.1006764822921">
                <text:p>18.100676482292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38">
                <text:p>5.38</text:p>
              </table:table-cell>
              <table:table-cell office:value-type="float" office:value="3.57">
                <text:p>3.57</text:p>
              </table:table-cell>
              <table:table-cell office:value-type="float" office:value="0.361">
                <text:p>0.361</text:p>
              </table:table-cell>
              <table:table-cell office:value-type="float" office:value="1.275">
                <text:p>1.275</text:p>
              </table:table-cell>
              <table:table-cell office:value-type="float" office:value="16.9096654275093">
                <text:p>16.9096654275093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5.413">
                <text:p>5.413</text:p>
              </table:table-cell>
              <table:table-cell office:value-type="float" office:value="3.664">
                <text:p>3.664</text:p>
              </table:table-cell>
              <table:table-cell office:value-type="float" office:value="0.362">
                <text:p>0.362</text:p>
              </table:table-cell>
              <table:table-cell office:value-type="float" office:value="1.214">
                <text:p>1.214</text:p>
              </table:table-cell>
              <table:table-cell office:value-type="float" office:value="16.8065767596527">
                <text:p>16.806576759652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5.062">
                <text:p>5.062</text:p>
              </table:table-cell>
              <table:table-cell office:value-type="float" office:value="3.458">
                <text:p>3.458</text:p>
              </table:table-cell>
              <table:table-cell office:value-type="float" office:value="0.36">
                <text:p>0.36</text:p>
              </table:table-cell>
              <table:table-cell office:value-type="float" office:value="1.069">
                <text:p>1.069</text:p>
              </table:table-cell>
              <table:table-cell office:value-type="float" office:value="17.9719478467009">
                <text:p>17.971947846700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5.239">
                <text:p>5.239</text:p>
              </table:table-cell>
              <table:table-cell office:value-type="float" office:value="3.543">
                <text:p>3.543</text:p>
              </table:table-cell>
              <table:table-cell office:value-type="float" office:value="0.361">
                <text:p>0.361</text:p>
              </table:table-cell>
              <table:table-cell office:value-type="float" office:value="1.161">
                <text:p>1.161</text:p>
              </table:table-cell>
              <table:table-cell office:value-type="float" office:value="17.3647642679901">
                <text:p>17.3647642679901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5.368">
                <text:p>5.368</text:p>
              </table:table-cell>
              <table:table-cell office:value-type="float" office:value="3.713">
                <text:p>3.713</text:p>
              </table:table-cell>
              <table:table-cell office:value-type="float" office:value="0.361">
                <text:p>0.361</text:p>
              </table:table-cell>
              <table:table-cell office:value-type="float" office:value="1.119">
                <text:p>1.119</text:p>
              </table:table-cell>
              <table:table-cell office:value-type="float" office:value="16.9474664679583">
                <text:p>16.947466467958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5.839">
                <text:p>5.839</text:p>
              </table:table-cell>
              <table:table-cell office:value-type="float" office:value="4.11">
                <text:p>4.11</text:p>
              </table:table-cell>
              <table:table-cell office:value-type="float" office:value="0.363">
                <text:p>0.363</text:p>
              </table:table-cell>
              <table:table-cell office:value-type="float" office:value="1.192">
                <text:p>1.192</text:p>
              </table:table-cell>
              <table:table-cell office:value-type="float" office:value="15.5804076040418">
                <text:p>15.5804076040418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5.104">
                <text:p>5.104</text:p>
              </table:table-cell>
              <table:table-cell office:value-type="float" office:value="3.463">
                <text:p>3.463</text:p>
              </table:table-cell>
              <table:table-cell office:value-type="float" office:value="0.361">
                <text:p>0.361</text:p>
              </table:table-cell>
              <table:table-cell office:value-type="float" office:value="1.105">
                <text:p>1.105</text:p>
              </table:table-cell>
              <table:table-cell office:value-type="float" office:value="17.8240595611285">
                <text:p>17.8240595611285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5.83">
                <text:p>5.83</text:p>
              </table:table-cell>
              <table:table-cell office:value-type="float" office:value="4.134">
                <text:p>4.134</text:p>
              </table:table-cell>
              <table:table-cell office:value-type="float" office:value="0.362">
                <text:p>0.362</text:p>
              </table:table-cell>
              <table:table-cell office:value-type="float" office:value="1.16">
                <text:p>1.16</text:p>
              </table:table-cell>
              <table:table-cell office:value-type="float" office:value="15.6044596912521">
                <text:p>15.604459691252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5.69">
                <text:p>5.69</text:p>
              </table:table-cell>
              <table:table-cell office:value-type="float" office:value="3.997">
                <text:p>3.997</text:p>
              </table:table-cell>
              <table:table-cell office:value-type="float" office:value="0.358">
                <text:p>0.358</text:p>
              </table:table-cell>
              <table:table-cell office:value-type="float" office:value="1.162">
                <text:p>1.162</text:p>
              </table:table-cell>
              <table:table-cell office:value-type="float" office:value="15.9884007029877">
                <text:p>15.988400702987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.953">
                <text:p>5.953</text:p>
              </table:table-cell>
              <table:table-cell office:value-type="float" office:value="4.181">
                <text:p>4.181</text:p>
              </table:table-cell>
              <table:table-cell office:value-type="float" office:value="0.36">
                <text:p>0.36</text:p>
              </table:table-cell>
              <table:table-cell office:value-type="float" office:value="1.238">
                <text:p>1.238</text:p>
              </table:table-cell>
              <table:table-cell office:value-type="float" office:value="15.2820426675626">
                <text:p>15.282042667562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754">
                <text:p>5.754</text:p>
              </table:table-cell>
              <table:table-cell office:value-type="float" office:value="3.969">
                <text:p>3.969</text:p>
              </table:table-cell>
              <table:table-cell office:value-type="float" office:value="0.362">
                <text:p>0.362</text:p>
              </table:table-cell>
              <table:table-cell office:value-type="float" office:value="1.249">
                <text:p>1.249</text:p>
              </table:table-cell>
              <table:table-cell office:value-type="float" office:value="15.8105665623914">
                <text:p>15.810566562391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5.915">
                <text:p>5.915</text:p>
              </table:table-cell>
              <table:table-cell office:value-type="float" office:value="4.221">
                <text:p>4.221</text:p>
              </table:table-cell>
              <table:table-cell office:value-type="float" office:value="0.364">
                <text:p>0.364</text:p>
              </table:table-cell>
              <table:table-cell office:value-type="float" office:value="1.154">
                <text:p>1.154</text:p>
              </table:table-cell>
              <table:table-cell office:value-type="float" office:value="15.3802197802198">
                <text:p>15.380219780219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5.921">
                <text:p>5.921</text:p>
              </table:table-cell>
              <table:table-cell office:value-type="float" office:value="4.192">
                <text:p>4.192</text:p>
              </table:table-cell>
              <table:table-cell office:value-type="float" office:value="0.363">
                <text:p>0.363</text:p>
              </table:table-cell>
              <table:table-cell office:value-type="float" office:value="1.192">
                <text:p>1.192</text:p>
              </table:table-cell>
              <table:table-cell office:value-type="float" office:value="15.3646343523054">
                <text:p>15.3646343523054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5.925">
                <text:p>5.925</text:p>
              </table:table-cell>
              <table:table-cell office:value-type="float" office:value="4.177">
                <text:p>4.177</text:p>
              </table:table-cell>
              <table:table-cell office:value-type="float" office:value="0.365">
                <text:p>0.365</text:p>
              </table:table-cell>
              <table:table-cell office:value-type="float" office:value="1.207">
                <text:p>1.207</text:p>
              </table:table-cell>
              <table:table-cell office:value-type="float" office:value="15.3542616033755">
                <text:p>15.354261603375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5.683">
                <text:p>5.683</text:p>
              </table:table-cell>
              <table:table-cell office:value-type="float" office:value="3.922">
                <text:p>3.922</text:p>
              </table:table-cell>
              <table:table-cell office:value-type="float" office:value="0.365">
                <text:p>0.365</text:p>
              </table:table-cell>
              <table:table-cell office:value-type="float" office:value="1.221">
                <text:p>1.221</text:p>
              </table:table-cell>
              <table:table-cell office:value-type="float" office:value="16.0080943163822">
                <text:p>16.008094316382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6.093">
                <text:p>6.093</text:p>
              </table:table-cell>
              <table:table-cell office:value-type="float" office:value="4.324">
                <text:p>4.324</text:p>
              </table:table-cell>
              <table:table-cell office:value-type="float" office:value="0.366">
                <text:p>0.366</text:p>
              </table:table-cell>
              <table:table-cell office:value-type="float" office:value="1.228">
                <text:p>1.228</text:p>
              </table:table-cell>
              <table:table-cell office:value-type="float" office:value="14.9309043164287">
                <text:p>14.930904316428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5.677">
                <text:p>5.677</text:p>
              </table:table-cell>
              <table:table-cell office:value-type="float" office:value="3.925">
                <text:p>3.925</text:p>
              </table:table-cell>
              <table:table-cell office:value-type="float" office:value="0.361">
                <text:p>0.361</text:p>
              </table:table-cell>
              <table:table-cell office:value-type="float" office:value="1.218">
                <text:p>1.218</text:p>
              </table:table-cell>
              <table:table-cell office:value-type="float" office:value="16.0250132112031">
                <text:p>16.025013211203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5.512">
                <text:p>5.512</text:p>
              </table:table-cell>
              <table:table-cell office:value-type="float" office:value="3.687">
                <text:p>3.687</text:p>
              </table:table-cell>
              <table:table-cell office:value-type="float" office:value="0.363">
                <text:p>0.363</text:p>
              </table:table-cell>
              <table:table-cell office:value-type="float" office:value="1.287">
                <text:p>1.287</text:p>
              </table:table-cell>
              <table:table-cell office:value-type="float" office:value="16.5047169811321">
                <text:p>16.5047169811321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5.962">
                <text:p>5.962</text:p>
              </table:table-cell>
              <table:table-cell office:value-type="float" office:value="4.15">
                <text:p>4.15</text:p>
              </table:table-cell>
              <table:table-cell office:value-type="float" office:value="0.365">
                <text:p>0.365</text:p>
              </table:table-cell>
              <table:table-cell office:value-type="float" office:value="1.272">
                <text:p>1.272</text:p>
              </table:table-cell>
              <table:table-cell office:value-type="float" office:value="15.2589734988259">
                <text:p>15.258973498825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.546">
                <text:p>5.546</text:p>
              </table:table-cell>
              <table:table-cell office:value-type="float" office:value="3.739">
                <text:p>3.739</text:p>
              </table:table-cell>
              <table:table-cell office:value-type="float" office:value="0.365">
                <text:p>0.365</text:p>
              </table:table-cell>
              <table:table-cell office:value-type="float" office:value="1.267">
                <text:p>1.267</text:p>
              </table:table-cell>
              <table:table-cell office:value-type="float" office:value="16.4035340786152">
                <text:p>16.403534078615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809">
                <text:p>5.809</text:p>
              </table:table-cell>
              <table:table-cell office:value-type="float" office:value="3.969">
                <text:p>3.969</text:p>
              </table:table-cell>
              <table:table-cell office:value-type="float" office:value="0.359">
                <text:p>0.359</text:p>
              </table:table-cell>
              <table:table-cell office:value-type="float" office:value="1.308">
                <text:p>1.308</text:p>
              </table:table-cell>
              <table:table-cell office:value-type="float" office:value="15.6608710621449">
                <text:p>15.6608710621449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6.091">
                <text:p>6.091</text:p>
              </table:table-cell>
              <table:table-cell office:value-type="float" office:value="4.237">
                <text:p>4.237</text:p>
              </table:table-cell>
              <table:table-cell office:value-type="float" office:value="0.365">
                <text:p>0.365</text:p>
              </table:table-cell>
              <table:table-cell office:value-type="float" office:value="1.314">
                <text:p>1.314</text:p>
              </table:table-cell>
              <table:table-cell office:value-type="float" office:value="14.9358069282548">
                <text:p>14.935806928254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6.52">
                <text:p>6.52</text:p>
              </table:table-cell>
              <table:table-cell office:value-type="float" office:value="4.642">
                <text:p>4.642</text:p>
              </table:table-cell>
              <table:table-cell office:value-type="float" office:value="0.365">
                <text:p>0.365</text:p>
              </table:table-cell>
              <table:table-cell office:value-type="float" office:value="1.338">
                <text:p>1.338</text:p>
              </table:table-cell>
              <table:table-cell office:value-type="float" office:value="13.9530674846626">
                <text:p>13.953067484662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6.026">
                <text:p>6.026</text:p>
              </table:table-cell>
              <table:table-cell office:value-type="float" office:value="4.151">
                <text:p>4.151</text:p>
              </table:table-cell>
              <table:table-cell office:value-type="float" office:value="0.365">
                <text:p>0.365</text:p>
              </table:table-cell>
              <table:table-cell office:value-type="float" office:value="1.335">
                <text:p>1.335</text:p>
              </table:table-cell>
              <table:table-cell office:value-type="float" office:value="15.0969133753734">
                <text:p>15.096913375373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6.478">
                <text:p>6.478</text:p>
              </table:table-cell>
              <table:table-cell office:value-type="float" office:value="4.597">
                <text:p>4.597</text:p>
              </table:table-cell>
              <table:table-cell office:value-type="float" office:value="0.365">
                <text:p>0.365</text:p>
              </table:table-cell>
              <table:table-cell office:value-type="float" office:value="1.34">
                <text:p>1.34</text:p>
              </table:table-cell>
              <table:table-cell office:value-type="float" office:value="14.0435319543069">
                <text:p>14.043531954306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6.296">
                <text:p>6.296</text:p>
              </table:table-cell>
              <table:table-cell office:value-type="float" office:value="4.379">
                <text:p>4.379</text:p>
              </table:table-cell>
              <table:table-cell office:value-type="float" office:value="0.365">
                <text:p>0.365</text:p>
              </table:table-cell>
              <table:table-cell office:value-type="float" office:value="1.376">
                <text:p>1.376</text:p>
              </table:table-cell>
              <table:table-cell office:value-type="float" office:value="14.4494917407878">
                <text:p>14.4494917407878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6.394">
                <text:p>6.394</text:p>
              </table:table-cell>
              <table:table-cell office:value-type="float" office:value="4.441">
                <text:p>4.441</text:p>
              </table:table-cell>
              <table:table-cell office:value-type="float" office:value="0.366">
                <text:p>0.366</text:p>
              </table:table-cell>
              <table:table-cell office:value-type="float" office:value="1.412">
                <text:p>1.412</text:p>
              </table:table-cell>
              <table:table-cell office:value-type="float" office:value="14.2280262746325">
                <text:p>14.228026274632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6.536">
                <text:p>6.536</text:p>
              </table:table-cell>
              <table:table-cell office:value-type="float" office:value="4.578">
                <text:p>4.578</text:p>
              </table:table-cell>
              <table:table-cell office:value-type="float" office:value="0.365">
                <text:p>0.365</text:p>
              </table:table-cell>
              <table:table-cell office:value-type="float" office:value="1.417">
                <text:p>1.417</text:p>
              </table:table-cell>
              <table:table-cell office:value-type="float" office:value="13.9189106487148">
                <text:p>13.918910648714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5.716">
                <text:p>5.716</text:p>
              </table:table-cell>
              <table:table-cell office:value-type="float" office:value="3.874">
                <text:p>3.874</text:p>
              </table:table-cell>
              <table:table-cell office:value-type="float" office:value="0.36">
                <text:p>0.36</text:p>
              </table:table-cell>
              <table:table-cell office:value-type="float" office:value="1.309">
                <text:p>1.309</text:p>
              </table:table-cell>
              <table:table-cell office:value-type="float" office:value="15.9156752974108">
                <text:p>15.915675297410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.195">
                <text:p>6.195</text:p>
              </table:table-cell>
              <table:table-cell office:value-type="float" office:value="4.296">
                <text:p>4.296</text:p>
              </table:table-cell>
              <table:table-cell office:value-type="float" office:value="0.365">
                <text:p>0.365</text:p>
              </table:table-cell>
              <table:table-cell office:value-type="float" office:value="1.359">
                <text:p>1.359</text:p>
              </table:table-cell>
              <table:table-cell office:value-type="float" office:value="14.6850686037127">
                <text:p>14.685068603712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573">
                <text:p>6.573</text:p>
              </table:table-cell>
              <table:table-cell office:value-type="float" office:value="4.693">
                <text:p>4.693</text:p>
              </table:table-cell>
              <table:table-cell office:value-type="float" office:value="0.359">
                <text:p>0.359</text:p>
              </table:table-cell>
              <table:table-cell office:value-type="float" office:value="1.347">
                <text:p>1.347</text:p>
              </table:table-cell>
              <table:table-cell office:value-type="float" office:value="13.840559866119">
                <text:p>13.84055986611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6.649">
                <text:p>6.649</text:p>
              </table:table-cell>
              <table:table-cell office:value-type="float" office:value="4.702">
                <text:p>4.702</text:p>
              </table:table-cell>
              <table:table-cell office:value-type="float" office:value="0.365">
                <text:p>0.365</text:p>
              </table:table-cell>
              <table:table-cell office:value-type="float" office:value="1.407">
                <text:p>1.407</text:p>
              </table:table-cell>
              <table:table-cell office:value-type="float" office:value="13.6823582493608">
                <text:p>13.682358249360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6.126">
                <text:p>6.126</text:p>
              </table:table-cell>
              <table:table-cell office:value-type="float" office:value="4.266">
                <text:p>4.266</text:p>
              </table:table-cell>
              <table:table-cell office:value-type="float" office:value="0.366">
                <text:p>0.366</text:p>
              </table:table-cell>
              <table:table-cell office:value-type="float" office:value="1.318">
                <text:p>1.318</text:p>
              </table:table-cell>
              <table:table-cell office:value-type="float" office:value="14.8504733920992">
                <text:p>14.850473392099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6.507">
                <text:p>6.507</text:p>
              </table:table-cell>
              <table:table-cell office:value-type="float" office:value="4.515">
                <text:p>4.515</text:p>
              </table:table-cell>
              <table:table-cell office:value-type="float" office:value="0.365">
                <text:p>0.365</text:p>
              </table:table-cell>
              <table:table-cell office:value-type="float" office:value="1.452">
                <text:p>1.452</text:p>
              </table:table-cell>
              <table:table-cell office:value-type="float" office:value="13.9809435992009">
                <text:p>13.980943599200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6.509">
                <text:p>6.509</text:p>
              </table:table-cell>
              <table:table-cell office:value-type="float" office:value="4.461">
                <text:p>4.461</text:p>
              </table:table-cell>
              <table:table-cell office:value-type="float" office:value="0.366">
                <text:p>0.366</text:p>
              </table:table-cell>
              <table:table-cell office:value-type="float" office:value="1.506">
                <text:p>1.506</text:p>
              </table:table-cell>
              <table:table-cell office:value-type="float" office:value="13.9766477185436">
                <text:p>13.9766477185436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6.543">
                <text:p>6.543</text:p>
              </table:table-cell>
              <table:table-cell office:value-type="float" office:value="4.554">
                <text:p>4.554</text:p>
              </table:table-cell>
              <table:table-cell office:value-type="float" office:value="0.368">
                <text:p>0.368</text:p>
              </table:table-cell>
              <table:table-cell office:value-type="float" office:value="1.446">
                <text:p>1.446</text:p>
              </table:table-cell>
              <table:table-cell office:value-type="float" office:value="13.9040195628916">
                <text:p>13.904019562891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6.779">
                <text:p>6.779</text:p>
              </table:table-cell>
              <table:table-cell office:value-type="float" office:value="4.838">
                <text:p>4.838</text:p>
              </table:table-cell>
              <table:table-cell office:value-type="float" office:value="0.366">
                <text:p>0.366</text:p>
              </table:table-cell>
              <table:table-cell office:value-type="float" office:value="1.398">
                <text:p>1.398</text:p>
              </table:table-cell>
              <table:table-cell office:value-type="float" office:value="13.4199734474111">
                <text:p>13.419973447411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6.231">
                <text:p>6.231</text:p>
              </table:table-cell>
              <table:table-cell office:value-type="float" office:value="4.295">
                <text:p>4.295</text:p>
              </table:table-cell>
              <table:table-cell office:value-type="float" office:value="0.365">
                <text:p>0.365</text:p>
              </table:table-cell>
              <table:table-cell office:value-type="float" office:value="1.396">
                <text:p>1.396</text:p>
              </table:table-cell>
              <table:table-cell office:value-type="float" office:value="14.6002246830364">
                <text:p>14.600224683036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6.853">
                <text:p>6.853</text:p>
              </table:table-cell>
              <table:table-cell office:value-type="float" office:value="4.9">
                <text:p>4.9</text:p>
              </table:table-cell>
              <table:table-cell office:value-type="float" office:value="0.36">
                <text:p>0.36</text:p>
              </table:table-cell>
              <table:table-cell office:value-type="float" office:value="1.42">
                <text:p>1.42</text:p>
              </table:table-cell>
              <table:table-cell office:value-type="float" office:value="13.2750620166351">
                <text:p>13.2750620166351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6.786">
                <text:p>6.786</text:p>
              </table:table-cell>
              <table:table-cell office:value-type="float" office:value="4.773">
                <text:p>4.773</text:p>
              </table:table-cell>
              <table:table-cell office:value-type="float" office:value="0.367">
                <text:p>0.367</text:p>
              </table:table-cell>
              <table:table-cell office:value-type="float" office:value="1.471">
                <text:p>1.471</text:p>
              </table:table-cell>
              <table:table-cell office:value-type="float" office:value="13.4061302681992">
                <text:p>13.406130268199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961">
                <text:p>6.961</text:p>
              </table:table-cell>
              <table:table-cell office:value-type="float" office:value="4.85">
                <text:p>4.85</text:p>
              </table:table-cell>
              <table:table-cell office:value-type="float" office:value="0.367">
                <text:p>0.367</text:p>
              </table:table-cell>
              <table:table-cell office:value-type="float" office:value="1.568">
                <text:p>1.568</text:p>
              </table:table-cell>
              <table:table-cell office:value-type="float" office:value="13.0690992673466">
                <text:p>13.069099267346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6.733">
                <text:p>6.733</text:p>
              </table:table-cell>
              <table:table-cell office:value-type="float" office:value="4.726">
                <text:p>4.726</text:p>
              </table:table-cell>
              <table:table-cell office:value-type="float" office:value="0.365">
                <text:p>0.365</text:p>
              </table:table-cell>
              <table:table-cell office:value-type="float" office:value="1.465">
                <text:p>1.465</text:p>
              </table:table-cell>
              <table:table-cell office:value-type="float" office:value="13.5116589930195">
                <text:p>13.5116589930195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6.491">
                <text:p>6.491</text:p>
              </table:table-cell>
              <table:table-cell office:value-type="float" office:value="4.486">
                <text:p>4.486</text:p>
              </table:table-cell>
              <table:table-cell office:value-type="float" office:value="0.367">
                <text:p>0.367</text:p>
              </table:table-cell>
              <table:table-cell office:value-type="float" office:value="1.461">
                <text:p>1.461</text:p>
              </table:table-cell>
              <table:table-cell office:value-type="float" office:value="14.0154059466954">
                <text:p>14.015405946695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7.007">
                <text:p>7.007</text:p>
              </table:table-cell>
              <table:table-cell office:value-type="float" office:value="4.961">
                <text:p>4.961</text:p>
              </table:table-cell>
              <table:table-cell office:value-type="float" office:value="0.363">
                <text:p>0.363</text:p>
              </table:table-cell>
              <table:table-cell office:value-type="float" office:value="1.508">
                <text:p>1.508</text:p>
              </table:table-cell>
              <table:table-cell office:value-type="float" office:value="12.9833024118738">
                <text:p>12.983302411873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7.337">
                <text:p>7.337</text:p>
              </table:table-cell>
              <table:table-cell office:value-type="float" office:value="5.367">
                <text:p>5.367</text:p>
              </table:table-cell>
              <table:table-cell office:value-type="float" office:value="0.367">
                <text:p>0.367</text:p>
              </table:table-cell>
              <table:table-cell office:value-type="float" office:value="1.426">
                <text:p>1.426</text:p>
              </table:table-cell>
              <table:table-cell office:value-type="float" office:value="12.3993457816546">
                <text:p>12.399345781654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7.48">
                <text:p>7.48</text:p>
              </table:table-cell>
              <table:table-cell office:value-type="float" office:value="5.439">
                <text:p>5.439</text:p>
              </table:table-cell>
              <table:table-cell office:value-type="float" office:value="0.369">
                <text:p>0.369</text:p>
              </table:table-cell>
              <table:table-cell office:value-type="float" office:value="1.496">
                <text:p>1.496</text:p>
              </table:table-cell>
              <table:table-cell office:value-type="float" office:value="12.1622994652406">
                <text:p>12.162299465240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7.402">
                <text:p>7.402</text:p>
              </table:table-cell>
              <table:table-cell office:value-type="float" office:value="5.403">
                <text:p>5.403</text:p>
              </table:table-cell>
              <table:table-cell office:value-type="float" office:value="0.369">
                <text:p>0.369</text:p>
              </table:table-cell>
              <table:table-cell office:value-type="float" office:value="1.454">
                <text:p>1.454</text:p>
              </table:table-cell>
              <table:table-cell office:value-type="float" office:value="12.2904620372872">
                <text:p>12.290462037287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7.299">
                <text:p>7.299</text:p>
              </table:table-cell>
              <table:table-cell office:value-type="float" office:value="5.308">
                <text:p>5.308</text:p>
              </table:table-cell>
              <table:table-cell office:value-type="float" office:value="0.368">
                <text:p>0.368</text:p>
              </table:table-cell>
              <table:table-cell office:value-type="float" office:value="1.446">
                <text:p>1.446</text:p>
              </table:table-cell>
              <table:table-cell office:value-type="float" office:value="12.4638991642691">
                <text:p>12.4638991642691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7.078">
                <text:p>7.078</text:p>
              </table:table-cell>
              <table:table-cell office:value-type="float" office:value="4.824">
                <text:p>4.824</text:p>
              </table:table-cell>
              <table:table-cell office:value-type="float" office:value="0.367">
                <text:p>0.367</text:p>
              </table:table-cell>
              <table:table-cell office:value-type="float" office:value="1.711">
                <text:p>1.711</text:p>
              </table:table-cell>
              <table:table-cell office:value-type="float" office:value="12.8530658378073">
                <text:p>12.853065837807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6.904">
                <text:p>6.904</text:p>
              </table:table-cell>
              <table:table-cell office:value-type="float" office:value="4.806">
                <text:p>4.806</text:p>
              </table:table-cell>
              <table:table-cell office:value-type="float" office:value="0.368">
                <text:p>0.368</text:p>
              </table:table-cell>
              <table:table-cell office:value-type="float" office:value="1.554">
                <text:p>1.554</text:p>
              </table:table-cell>
              <table:table-cell office:value-type="float" office:value="13.1769988412514">
                <text:p>13.17699884125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7.169">
                <text:p>7.169</text:p>
              </table:table-cell>
              <table:table-cell office:value-type="float" office:value="5.119">
                <text:p>5.119</text:p>
              </table:table-cell>
              <table:table-cell office:value-type="float" office:value="0.366">
                <text:p>0.366</text:p>
              </table:table-cell>
              <table:table-cell office:value-type="float" office:value="1.508">
                <text:p>1.508</text:p>
              </table:table-cell>
              <table:table-cell office:value-type="float" office:value="12.6899149114242">
                <text:p>12.689914911424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7.631">
                <text:p>7.631</text:p>
              </table:table-cell>
              <table:table-cell office:value-type="float" office:value="5.508">
                <text:p>5.508</text:p>
              </table:table-cell>
              <table:table-cell office:value-type="float" office:value="0.367">
                <text:p>0.367</text:p>
              </table:table-cell>
              <table:table-cell office:value-type="float" office:value="1.579">
                <text:p>1.579</text:p>
              </table:table-cell>
              <table:table-cell office:value-type="float" office:value="11.9216354344123">
                <text:p>11.921635434412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7.42">
                <text:p>7.42</text:p>
              </table:table-cell>
              <table:table-cell office:value-type="float" office:value="5.225">
                <text:p>5.225</text:p>
              </table:table-cell>
              <table:table-cell office:value-type="float" office:value="0.37">
                <text:p>0.37</text:p>
              </table:table-cell>
              <table:table-cell office:value-type="float" office:value="1.648">
                <text:p>1.648</text:p>
              </table:table-cell>
              <table:table-cell office:value-type="float" office:value="12.2606469002695">
                <text:p>12.260646900269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7.365">
                <text:p>7.365</text:p>
              </table:table-cell>
              <table:table-cell office:value-type="float" office:value="5.266">
                <text:p>5.266</text:p>
              </table:table-cell>
              <table:table-cell office:value-type="float" office:value="0.369">
                <text:p>0.369</text:p>
              </table:table-cell>
              <table:table-cell office:value-type="float" office:value="1.553">
                <text:p>1.553</text:p>
              </table:table-cell>
              <table:table-cell office:value-type="float" office:value="12.3522063815343">
                <text:p>12.3522063815343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7.19">
                <text:p>7.19</text:p>
              </table:table-cell>
              <table:table-cell office:value-type="float" office:value="5.06">
                <text:p>5.06</text:p>
              </table:table-cell>
              <table:table-cell office:value-type="float" office:value="0.368">
                <text:p>0.368</text:p>
              </table:table-cell>
              <table:table-cell office:value-type="float" office:value="1.586">
                <text:p>1.586</text:p>
              </table:table-cell>
              <table:table-cell office:value-type="float" office:value="12.6528511821975">
                <text:p>12.652851182197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6.871">
                <text:p>6.871</text:p>
              </table:table-cell>
              <table:table-cell office:value-type="float" office:value="4.777">
                <text:p>4.777</text:p>
              </table:table-cell>
              <table:table-cell office:value-type="float" office:value="0.364">
                <text:p>0.364</text:p>
              </table:table-cell>
              <table:table-cell office:value-type="float" office:value="1.554">
                <text:p>1.554</text:p>
              </table:table-cell>
              <table:table-cell office:value-type="float" office:value="13.2402852568767">
                <text:p>13.240285256876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7.562">
                <text:p>7.562</text:p>
              </table:table-cell>
              <table:table-cell office:value-type="float" office:value="5.388">
                <text:p>5.388</text:p>
              </table:table-cell>
              <table:table-cell office:value-type="float" office:value="0.369">
                <text:p>0.369</text:p>
              </table:table-cell>
              <table:table-cell office:value-type="float" office:value="1.628">
                <text:p>1.628</text:p>
              </table:table-cell>
              <table:table-cell office:value-type="float" office:value="12.0304152340651">
                <text:p>12.030415234065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7.346">
                <text:p>7.346</text:p>
              </table:table-cell>
              <table:table-cell office:value-type="float" office:value="5.182">
                <text:p>5.182</text:p>
              </table:table-cell>
              <table:table-cell office:value-type="float" office:value="0.37">
                <text:p>0.37</text:p>
              </table:table-cell>
              <table:table-cell office:value-type="float" office:value="1.616">
                <text:p>1.616</text:p>
              </table:table-cell>
              <table:table-cell office:value-type="float" office:value="12.384154641982">
                <text:p>12.38415464198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7.765">
                <text:p>7.765</text:p>
              </table:table-cell>
              <table:table-cell office:value-type="float" office:value="5.587">
                <text:p>5.587</text:p>
              </table:table-cell>
              <table:table-cell office:value-type="float" office:value="0.372">
                <text:p>0.372</text:p>
              </table:table-cell>
              <table:table-cell office:value-type="float" office:value="1.63">
                <text:p>1.63</text:p>
              </table:table-cell>
              <table:table-cell office:value-type="float" office:value="11.7159047005795">
                <text:p>11.7159047005795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7.344">
                <text:p>7.344</text:p>
              </table:table-cell>
              <table:table-cell office:value-type="float" office:value="5.271">
                <text:p>5.271</text:p>
              </table:table-cell>
              <table:table-cell office:value-type="float" office:value="0.371">
                <text:p>0.371</text:p>
              </table:table-cell>
              <table:table-cell office:value-type="float" office:value="1.525">
                <text:p>1.525</text:p>
              </table:table-cell>
              <table:table-cell office:value-type="float" office:value="12.3875272331155">
                <text:p>12.387527233115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.749">
                <text:p>7.749</text:p>
              </table:table-cell>
              <table:table-cell office:value-type="float" office:value="5.558">
                <text:p>5.558</text:p>
              </table:table-cell>
              <table:table-cell office:value-type="float" office:value="0.37">
                <text:p>0.37</text:p>
              </table:table-cell>
              <table:table-cell office:value-type="float" office:value="1.643">
                <text:p>1.643</text:p>
              </table:table-cell>
              <table:table-cell office:value-type="float" office:value="11.7400954961931">
                <text:p>11.740095496193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7.817">
                <text:p>7.817</text:p>
              </table:table-cell>
              <table:table-cell office:value-type="float" office:value="5.643">
                <text:p>5.643</text:p>
              </table:table-cell>
              <table:table-cell office:value-type="float" office:value="0.371">
                <text:p>0.371</text:p>
              </table:table-cell>
              <table:table-cell office:value-type="float" office:value="1.626">
                <text:p>1.626</text:p>
              </table:table-cell>
              <table:table-cell office:value-type="float" office:value="11.6379685301266">
                <text:p>11.637968530126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7.227">
                <text:p>7.227</text:p>
              </table:table-cell>
              <table:table-cell office:value-type="float" office:value="5.047">
                <text:p>5.047</text:p>
              </table:table-cell>
              <table:table-cell office:value-type="float" office:value="0.362">
                <text:p>0.362</text:p>
              </table:table-cell>
              <table:table-cell office:value-type="float" office:value="1.644">
                <text:p>1.644</text:p>
              </table:table-cell>
              <table:table-cell office:value-type="float" office:value="12.5880725058807">
                <text:p>12.588072505880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8.089">
                <text:p>8.089</text:p>
              </table:table-cell>
              <table:table-cell office:value-type="float" office:value="5.716">
                <text:p>5.716</text:p>
              </table:table-cell>
              <table:table-cell office:value-type="float" office:value="0.368">
                <text:p>0.368</text:p>
              </table:table-cell>
              <table:table-cell office:value-type="float" office:value="1.829">
                <text:p>1.829</text:p>
              </table:table-cell>
              <table:table-cell office:value-type="float" office:value="11.246631227593">
                <text:p>11.24663122759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7.678">
                <text:p>7.678</text:p>
              </table:table-cell>
              <table:table-cell office:value-type="float" office:value="5.468">
                <text:p>5.468</text:p>
              </table:table-cell>
              <table:table-cell office:value-type="float" office:value="0.37">
                <text:p>0.37</text:p>
              </table:table-cell>
              <table:table-cell office:value-type="float" office:value="1.662">
                <text:p>1.662</text:p>
              </table:table-cell>
              <table:table-cell office:value-type="float" office:value="11.848658504819">
                <text:p>11.848658504819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7.762">
                <text:p>7.762</text:p>
              </table:table-cell>
              <table:table-cell office:value-type="float" office:value="5.443">
                <text:p>5.443</text:p>
              </table:table-cell>
              <table:table-cell office:value-type="float" office:value="0.371">
                <text:p>0.371</text:p>
              </table:table-cell>
              <table:table-cell office:value-type="float" office:value="1.771">
                <text:p>1.771</text:p>
              </table:table-cell>
              <table:table-cell office:value-type="float" office:value="11.7204328781242">
                <text:p>11.720432878124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7.972">
                <text:p>7.972</text:p>
              </table:table-cell>
              <table:table-cell office:value-type="float" office:value="5.75">
                <text:p>5.75</text:p>
              </table:table-cell>
              <table:table-cell office:value-type="float" office:value="0.369">
                <text:p>0.369</text:p>
              </table:table-cell>
              <table:table-cell office:value-type="float" office:value="1.676">
                <text:p>1.676</text:p>
              </table:table-cell>
              <table:table-cell office:value-type="float" office:value="11.4116909182137">
                <text:p>11.411690918213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7.788">
                <text:p>7.788</text:p>
              </table:table-cell>
              <table:table-cell office:value-type="float" office:value="5.522">
                <text:p>5.522</text:p>
              </table:table-cell>
              <table:table-cell office:value-type="float" office:value="0.372">
                <text:p>0.372</text:p>
              </table:table-cell>
              <table:table-cell office:value-type="float" office:value="1.717">
                <text:p>1.717</text:p>
              </table:table-cell>
              <table:table-cell office:value-type="float" office:value="11.6813045711351">
                <text:p>11.6813045711351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7.987">
                <text:p>7.987</text:p>
              </table:table-cell>
              <table:table-cell office:value-type="float" office:value="5.62">
                <text:p>5.62</text:p>
              </table:table-cell>
              <table:table-cell office:value-type="float" office:value="0.367">
                <text:p>0.367</text:p>
              </table:table-cell>
              <table:table-cell office:value-type="float" office:value="1.824">
                <text:p>1.824</text:p>
              </table:table-cell>
              <table:table-cell office:value-type="float" office:value="11.3902591711531">
                <text:p>11.3902591711531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8.087">
                <text:p>8.087</text:p>
              </table:table-cell>
              <table:table-cell office:value-type="float" office:value="5.845">
                <text:p>5.845</text:p>
              </table:table-cell>
              <table:table-cell office:value-type="float" office:value="0.371">
                <text:p>0.371</text:p>
              </table:table-cell>
              <table:table-cell office:value-type="float" office:value="1.693">
                <text:p>1.693</text:p>
              </table:table-cell>
              <table:table-cell office:value-type="float" office:value="11.2494126375665">
                <text:p>11.249412637566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126">
                <text:p>8.126</text:p>
              </table:table-cell>
              <table:table-cell office:value-type="float" office:value="5.893">
                <text:p>5.893</text:p>
              </table:table-cell>
              <table:table-cell office:value-type="float" office:value="0.371">
                <text:p>0.371</text:p>
              </table:table-cell>
              <table:table-cell office:value-type="float" office:value="1.683">
                <text:p>1.683</text:p>
              </table:table-cell>
              <table:table-cell office:value-type="float" office:value="11.1954221018952">
                <text:p>11.1954221018952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7.861">
                <text:p>7.861</text:p>
              </table:table-cell>
              <table:table-cell office:value-type="float" office:value="5.563">
                <text:p>5.563</text:p>
              </table:table-cell>
              <table:table-cell office:value-type="float" office:value="0.367">
                <text:p>0.367</text:p>
              </table:table-cell>
              <table:table-cell office:value-type="float" office:value="1.755">
                <text:p>1.755</text:p>
              </table:table-cell>
              <table:table-cell office:value-type="float" office:value="11.5728278844931">
                <text:p>11.572827884493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8.599">
                <text:p>8.599</text:p>
              </table:table-cell>
              <table:table-cell office:value-type="float" office:value="6.287">
                <text:p>6.287</text:p>
              </table:table-cell>
              <table:table-cell office:value-type="float" office:value="0.366">
                <text:p>0.366</text:p>
              </table:table-cell>
              <table:table-cell office:value-type="float" office:value="1.772">
                <text:p>1.772</text:p>
              </table:table-cell>
              <table:table-cell office:value-type="float" office:value="10.5796022793348">
                <text:p>10.5796022793348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8.439">
                <text:p>8.439</text:p>
              </table:table-cell>
              <table:table-cell office:value-type="float" office:value="6.207">
                <text:p>6.207</text:p>
              </table:table-cell>
              <table:table-cell office:value-type="float" office:value="0.373">
                <text:p>0.373</text:p>
              </table:table-cell>
              <table:table-cell office:value-type="float" office:value="1.681">
                <text:p>1.681</text:p>
              </table:table-cell>
              <table:table-cell office:value-type="float" office:value="10.7801872259746">
                <text:p>10.780187225974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8.468">
                <text:p>8.468</text:p>
              </table:table-cell>
              <table:table-cell office:value-type="float" office:value="6.184">
                <text:p>6.184</text:p>
              </table:table-cell>
              <table:table-cell office:value-type="float" office:value="0.369">
                <text:p>0.369</text:p>
              </table:table-cell>
              <table:table-cell office:value-type="float" office:value="1.737">
                <text:p>1.737</text:p>
              </table:table-cell>
              <table:table-cell office:value-type="float" office:value="10.7432687765706">
                <text:p>10.7432687765706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7.888">
                <text:p>7.888</text:p>
              </table:table-cell>
              <table:table-cell office:value-type="float" office:value="5.574">
                <text:p>5.574</text:p>
              </table:table-cell>
              <table:table-cell office:value-type="float" office:value="0.374">
                <text:p>0.374</text:p>
              </table:table-cell>
              <table:table-cell office:value-type="float" office:value="1.762">
                <text:p>1.762</text:p>
              </table:table-cell>
              <table:table-cell office:value-type="float" office:value="11.533215010142">
                <text:p>11.53321501014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8.666">
                <text:p>8.666</text:p>
              </table:table-cell>
              <table:table-cell office:value-type="float" office:value="6.389">
                <text:p>6.389</text:p>
              </table:table-cell>
              <table:table-cell office:value-type="float" office:value="0.372">
                <text:p>0.372</text:p>
              </table:table-cell>
              <table:table-cell office:value-type="float" office:value="1.727">
                <text:p>1.727</text:p>
              </table:table-cell>
              <table:table-cell office:value-type="float" office:value="10.4978075236557">
                <text:p>10.4978075236557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8.72">
                <text:p>8.72</text:p>
              </table:table-cell>
              <table:table-cell office:value-type="float" office:value="6.314">
                <text:p>6.314</text:p>
              </table:table-cell>
              <table:table-cell office:value-type="float" office:value="0.366">
                <text:p>0.366</text:p>
              </table:table-cell>
              <table:table-cell office:value-type="float" office:value="1.864">
                <text:p>1.864</text:p>
              </table:table-cell>
              <table:table-cell office:value-type="float" office:value="10.4327981651376">
                <text:p>10.432798165137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8.162">
                <text:p>8.162</text:p>
              </table:table-cell>
              <table:table-cell office:value-type="float" office:value="5.762">
                <text:p>5.762</text:p>
              </table:table-cell>
              <table:table-cell office:value-type="float" office:value="0.368">
                <text:p>0.368</text:p>
              </table:table-cell>
              <table:table-cell office:value-type="float" office:value="1.856">
                <text:p>1.856</text:p>
              </table:table-cell>
              <table:table-cell office:value-type="float" office:value="11.1460426366087">
                <text:p>11.1460426366087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8.245">
                <text:p>8.245</text:p>
              </table:table-cell>
              <table:table-cell office:value-type="float" office:value="5.825">
                <text:p>5.825</text:p>
              </table:table-cell>
              <table:table-cell office:value-type="float" office:value="0.372">
                <text:p>0.372</text:p>
              </table:table-cell>
              <table:table-cell office:value-type="float" office:value="1.871">
                <text:p>1.871</text:p>
              </table:table-cell>
              <table:table-cell office:value-type="float" office:value="11.0338386901152">
                <text:p>11.03383869011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654">
                <text:p>8.654</text:p>
              </table:table-cell>
              <table:table-cell office:value-type="float" office:value="6.276">
                <text:p>6.276</text:p>
              </table:table-cell>
              <table:table-cell office:value-type="float" office:value="0.374">
                <text:p>0.374</text:p>
              </table:table-cell>
              <table:table-cell office:value-type="float" office:value="1.826">
                <text:p>1.826</text:p>
              </table:table-cell>
              <table:table-cell office:value-type="float" office:value="10.512364224636">
                <text:p>10.51236422463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8.684">
                <text:p>8.684</text:p>
              </table:table-cell>
              <table:table-cell office:value-type="float" office:value="6.314">
                <text:p>6.314</text:p>
              </table:table-cell>
              <table:table-cell office:value-type="float" office:value="0.372">
                <text:p>0.372</text:p>
              </table:table-cell>
              <table:table-cell office:value-type="float" office:value="1.82">
                <text:p>1.82</text:p>
              </table:table-cell>
              <table:table-cell office:value-type="float" office:value="10.4760479041916">
                <text:p>10.4760479041916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8.5">
                <text:p>8.5</text:p>
              </table:table-cell>
              <table:table-cell office:value-type="float" office:value="5.992">
                <text:p>5.992</text:p>
              </table:table-cell>
              <table:table-cell office:value-type="float" office:value="0.368">
                <text:p>0.368</text:p>
              </table:table-cell>
              <table:table-cell office:value-type="float" office:value="1.963">
                <text:p>1.963</text:p>
              </table:table-cell>
              <table:table-cell office:value-type="float" office:value="10.7028235294118">
                <text:p>10.702823529411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8.701">
                <text:p>8.701</text:p>
              </table:table-cell>
              <table:table-cell office:value-type="float" office:value="6.194">
                <text:p>6.194</text:p>
              </table:table-cell>
              <table:table-cell office:value-type="float" office:value="0.371">
                <text:p>0.371</text:p>
              </table:table-cell>
              <table:table-cell office:value-type="float" office:value="1.961">
                <text:p>1.961</text:p>
              </table:table-cell>
              <table:table-cell office:value-type="float" office:value="10.4555798184117">
                <text:p>10.4555798184117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8.708">
                <text:p>8.708</text:p>
              </table:table-cell>
              <table:table-cell office:value-type="float" office:value="6.343">
                <text:p>6.343</text:p>
              </table:table-cell>
              <table:table-cell office:value-type="float" office:value="0.373">
                <text:p>0.373</text:p>
              </table:table-cell>
              <table:table-cell office:value-type="float" office:value="1.814">
                <text:p>1.814</text:p>
              </table:table-cell>
              <table:table-cell office:value-type="float" office:value="10.4471750114837">
                <text:p>10.447175011483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9">
                <text:p>9</text:p>
              </table:table-cell>
              <table:table-cell office:value-type="float" office:value="6.469">
                <text:p>6.469</text:p>
              </table:table-cell>
              <table:table-cell office:value-type="float" office:value="0.374">
                <text:p>0.374</text:p>
              </table:table-cell>
              <table:table-cell office:value-type="float" office:value="1.98">
                <text:p>1.98</text:p>
              </table:table-cell>
              <table:table-cell office:value-type="float" office:value="10.1082222222222">
                <text:p>10.108222222222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8.771">
                <text:p>8.771</text:p>
              </table:table-cell>
              <table:table-cell office:value-type="float" office:value="6.386">
                <text:p>6.386</text:p>
              </table:table-cell>
              <table:table-cell office:value-type="float" office:value="0.373">
                <text:p>0.373</text:p>
              </table:table-cell>
              <table:table-cell office:value-type="float" office:value="1.834">
                <text:p>1.834</text:p>
              </table:table-cell>
              <table:table-cell office:value-type="float" office:value="10.3721354463573">
                <text:p>10.3721354463573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8.742">
                <text:p>8.742</text:p>
              </table:table-cell>
              <table:table-cell office:value-type="float" office:value="6.327">
                <text:p>6.327</text:p>
              </table:table-cell>
              <table:table-cell office:value-type="float" office:value="0.374">
                <text:p>0.374</text:p>
              </table:table-cell>
              <table:table-cell office:value-type="float" office:value="1.863">
                <text:p>1.863</text:p>
              </table:table-cell>
              <table:table-cell office:value-type="float" office:value="10.406543125143">
                <text:p>10.406543125143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9.585">
                <text:p>9.585</text:p>
              </table:table-cell>
              <table:table-cell office:value-type="float" office:value="6.957">
                <text:p>6.957</text:p>
              </table:table-cell>
              <table:table-cell office:value-type="float" office:value="0.405">
                <text:p>0.405</text:p>
              </table:table-cell>
              <table:table-cell office:value-type="float" office:value="2.048">
                <text:p>2.048</text:p>
              </table:table-cell>
              <table:table-cell office:value-type="float" office:value="9.49128847157016">
                <text:p>9.4912884715701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9.274">
                <text:p>9.274</text:p>
              </table:table-cell>
              <table:table-cell office:value-type="float" office:value="6.793">
                <text:p>6.793</text:p>
              </table:table-cell>
              <table:table-cell office:value-type="float" office:value="0.373">
                <text:p>0.373</text:p>
              </table:table-cell>
              <table:table-cell office:value-type="float" office:value="1.93">
                <text:p>1.93</text:p>
              </table:table-cell>
              <table:table-cell office:value-type="float" office:value="9.80957515635109">
                <text:p>9.8095751563510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439">
                <text:p>9.439</text:p>
              </table:table-cell>
              <table:table-cell office:value-type="float" office:value="6.871">
                <text:p>6.871</text:p>
              </table:table-cell>
              <table:table-cell office:value-type="float" office:value="0.374">
                <text:p>0.374</text:p>
              </table:table-cell>
              <table:table-cell office:value-type="float" office:value="2.016">
                <text:p>2.016</text:p>
              </table:table-cell>
              <table:table-cell office:value-type="float" office:value="9.63809725606526">
                <text:p>9.6380972560652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9.144">
                <text:p>9.144</text:p>
              </table:table-cell>
              <table:table-cell office:value-type="float" office:value="6.656">
                <text:p>6.656</text:p>
              </table:table-cell>
              <table:table-cell office:value-type="float" office:value="0.374">
                <text:p>0.374</text:p>
              </table:table-cell>
              <table:table-cell office:value-type="float" office:value="1.936">
                <text:p>1.936</text:p>
              </table:table-cell>
              <table:table-cell office:value-type="float" office:value="9.94903762029746">
                <text:p>9.9490376202974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9.51">
                <text:p>9.51</text:p>
              </table:table-cell>
              <table:table-cell office:value-type="float" office:value="7.053">
                <text:p>7.053</text:p>
              </table:table-cell>
              <table:table-cell office:value-type="float" office:value="0.37">
                <text:p>0.37</text:p>
              </table:table-cell>
              <table:table-cell office:value-type="float" office:value="1.909">
                <text:p>1.909</text:p>
              </table:table-cell>
              <table:table-cell office:value-type="float" office:value="9.56614090431125">
                <text:p>9.5661409043112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9.864">
                <text:p>9.864</text:p>
              </table:table-cell>
              <table:table-cell office:value-type="float" office:value="7.049">
                <text:p>7.049</text:p>
              </table:table-cell>
              <table:table-cell office:value-type="float" office:value="0.374">
                <text:p>0.374</text:p>
              </table:table-cell>
              <table:table-cell office:value-type="float" office:value="2.262">
                <text:p>2.262</text:p>
              </table:table-cell>
              <table:table-cell office:value-type="float" office:value="9.2228304947283">
                <text:p>9.2228304947283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9.149">
                <text:p>9.149</text:p>
              </table:table-cell>
              <table:table-cell office:value-type="float" office:value="6.731">
                <text:p>6.731</text:p>
              </table:table-cell>
              <table:table-cell office:value-type="float" office:value="0.369">
                <text:p>0.369</text:p>
              </table:table-cell>
              <table:table-cell office:value-type="float" office:value="1.873">
                <text:p>1.873</text:p>
              </table:table-cell>
              <table:table-cell office:value-type="float" office:value="9.94360039348563">
                <text:p>9.9436003934856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8.858">
                <text:p>8.858</text:p>
              </table:table-cell>
              <table:table-cell office:value-type="float" office:value="6.54">
                <text:p>6.54</text:p>
              </table:table-cell>
              <table:table-cell office:value-type="float" office:value="0.376">
                <text:p>0.376</text:p>
              </table:table-cell>
              <table:table-cell office:value-type="float" office:value="1.764">
                <text:p>1.764</text:p>
              </table:table-cell>
              <table:table-cell office:value-type="float" office:value="10.2702641679837">
                <text:p>10.270264167983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9.667">
                <text:p>9.667</text:p>
              </table:table-cell>
              <table:table-cell office:value-type="float" office:value="7.152">
                <text:p>7.152</text:p>
              </table:table-cell>
              <table:table-cell office:value-type="float" office:value="0.374">
                <text:p>0.374</text:p>
              </table:table-cell>
              <table:table-cell office:value-type="float" office:value="1.963">
                <text:p>1.963</text:p>
              </table:table-cell>
              <table:table-cell office:value-type="float" office:value="9.41077893865729">
                <text:p>9.4107789386572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9.817">
                <text:p>9.817</text:p>
              </table:table-cell>
              <table:table-cell office:value-type="float" office:value="7.327">
                <text:p>7.327</text:p>
              </table:table-cell>
              <table:table-cell office:value-type="float" office:value="0.371">
                <text:p>0.371</text:p>
              </table:table-cell>
              <table:table-cell office:value-type="float" office:value="1.941">
                <text:p>1.941</text:p>
              </table:table-cell>
              <table:table-cell office:value-type="float" office:value="9.26698584088826">
                <text:p>9.2669858408882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9.468">
                <text:p>9.468</text:p>
              </table:table-cell>
              <table:table-cell office:value-type="float" office:value="6.85">
                <text:p>6.85</text:p>
              </table:table-cell>
              <table:table-cell office:value-type="float" office:value="0.368">
                <text:p>0.368</text:p>
              </table:table-cell>
              <table:table-cell office:value-type="float" office:value="2.074">
                <text:p>2.074</text:p>
              </table:table-cell>
              <table:table-cell office:value-type="float" office:value="9.60857625686523">
                <text:p>9.6085762568652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9.726">
                <text:p>9.726</text:p>
              </table:table-cell>
              <table:table-cell office:value-type="float" office:value="7.013">
                <text:p>7.013</text:p>
              </table:table-cell>
              <table:table-cell office:value-type="float" office:value="0.367">
                <text:p>0.367</text:p>
              </table:table-cell>
              <table:table-cell office:value-type="float" office:value="2.171">
                <text:p>2.171</text:p>
              </table:table-cell>
              <table:table-cell office:value-type="float" office:value="9.35369113715813">
                <text:p>9.3536911371581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0.15">
                <text:p>10.15</text:p>
              </table:table-cell>
              <table:table-cell office:value-type="float" office:value="7.486">
                <text:p>7.486</text:p>
              </table:table-cell>
              <table:table-cell office:value-type="float" office:value="0.377">
                <text:p>0.377</text:p>
              </table:table-cell>
              <table:table-cell office:value-type="float" office:value="2.108">
                <text:p>2.108</text:p>
              </table:table-cell>
              <table:table-cell office:value-type="float" office:value="8.96295566502463">
                <text:p>8.9629556650246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9.922">
                <text:p>9.922</text:p>
              </table:table-cell>
              <table:table-cell office:value-type="float" office:value="7.356">
                <text:p>7.356</text:p>
              </table:table-cell>
              <table:table-cell office:value-type="float" office:value="0.368">
                <text:p>0.368</text:p>
              </table:table-cell>
              <table:table-cell office:value-type="float" office:value="2.022">
                <text:p>2.022</text:p>
              </table:table-cell>
              <table:table-cell office:value-type="float" office:value="9.16891755694416">
                <text:p>9.16891755694416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9.899">
                <text:p>9.899</text:p>
              </table:table-cell>
              <table:table-cell office:value-type="float" office:value="7.408">
                <text:p>7.408</text:p>
              </table:table-cell>
              <table:table-cell office:value-type="float" office:value="0.375">
                <text:p>0.375</text:p>
              </table:table-cell>
              <table:table-cell office:value-type="float" office:value="1.937">
                <text:p>1.937</text:p>
              </table:table-cell>
              <table:table-cell office:value-type="float" office:value="9.19022123446813">
                <text:p>9.1902212344681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9.84">
                <text:p>9.84</text:p>
              </table:table-cell>
              <table:table-cell office:value-type="float" office:value="7.202">
                <text:p>7.202</text:p>
              </table:table-cell>
              <table:table-cell office:value-type="float" office:value="0.375">
                <text:p>0.375</text:p>
              </table:table-cell>
              <table:table-cell office:value-type="float" office:value="2.084">
                <text:p>2.084</text:p>
              </table:table-cell>
              <table:table-cell office:value-type="float" office:value="9.24532520325203">
                <text:p>9.2453252032520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10.131">
                <text:p>10.131</text:p>
              </table:table-cell>
              <table:table-cell office:value-type="float" office:value="7.54">
                <text:p>7.54</text:p>
              </table:table-cell>
              <table:table-cell office:value-type="float" office:value="0.373">
                <text:p>0.373</text:p>
              </table:table-cell>
              <table:table-cell office:value-type="float" office:value="2.042">
                <text:p>2.042</text:p>
              </table:table-cell>
              <table:table-cell office:value-type="float" office:value="8.97976507748495">
                <text:p>8.9797650774849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7cm" svg:height="8.997cm" xlink:href=".." xlink:type="simple" chart:class="chart:bar" chart:style-name="ch1">
        <chart:subtitle svg:x="7.253cm" svg:y="0.494cm" chart:style-name="ch2">
          <text:p>sub-title</text:p>
        </chart:subtitle>
        <chart:legend chart:legend-position="end" svg:x="13.125cm" svg:y="3.621cm" style:legend-expansion="high" chart:style-name="ch3"/>
        <chart:plot-area chart:style-name="ch4" table:cell-range-address="HOST_NY.C2:HOST_NY.R2 HOST_NY.A2:HOST_NY.A2 HOST_NY.C13:HOST_NY.R13 HOST_NY.A22:HOST_NY.A22 HOST_NY.C33:HOST_NY.R33 HOST_NY.A42:HOST_NY.A42 HOST_NY.C53:HOST_NY.R53" chart:data-source-has-labels="both" svg:x="1.97cm" svg:y="1.613cm" svg:width="10.517cm" svg:height="6.17cm">
          <chartooo:coordinate-region svg:x="2.697cm" svg:y="1.839cm" svg:width="9.79cm" svg:height="5.244cm"/>
          <chart:axis chart:dimension="x" chart:name="primary-x" chart:style-name="ch5" chartooo:axis-type="auto">
            <chartooo:date-scale/>
            <chart:title svg:x="5.993cm" svg:y="7.962cm" chart:style-name="ch6">
              <text:p>Number of Threads</text:p>
            </chart:title>
            <chart:categories table:cell-range-address="HOST_NY.C2:HOST_NY.R2"/>
          </chart:axis>
          <chart:axis chart:dimension="y" chart:name="primary-y" chart:style-name="ch7">
            <chart:title svg:x="0.451cm" svg:y="4.391cm" chart:style-name="ch6">
              <text:p>Speedup</text:p>
            </chart:title>
            <chart:grid chart:style-name="ch8" chart:class="major"/>
          </chart:axis>
          <chart:series chart:style-name="ch9" chart:values-cell-range-address="HOST_NY.C13:HOST_NY.R13" chart:label-cell-address="HOST_NY.A2:HOST_NY.A2" chart:class="chart:bar">
            <chart:data-point chart:repeated="16"/>
          </chart:series>
          <chart:series chart:style-name="ch10" chart:values-cell-range-address="HOST_NY.C33:HOST_NY.R33" chart:label-cell-address="HOST_NY.A22:HOST_NY.A22" chart:class="chart:bar">
            <chart:data-point chart:repeated="16"/>
          </chart:series>
          <chart:series chart:style-name="ch11" chart:values-cell-range-address="HOST_NY.C53:HOST_NY.R53" chart:label-cell-address="HOST_NY.A42:HOST_NY.A42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ST_NY.C2:HOST_NY.R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artition 16</text:p>
                <draw:g>
                  <svg:desc>HOST_NY.A2:HOST_NY.A2</svg:desc>
                </draw:g>
              </table:table-cell>
              <table:table-cell office:value-type="float" office:value="1">
                <text:p>1</text:p>
                <draw:g>
                  <svg:desc>HOST_NY.C13:HOST_NY.R13</svg:desc>
                </draw:g>
              </table:table-cell>
              <table:table-cell office:value-type="float" office:value="1.39196315635486">
                <text:p>1.39196315635486</text:p>
              </table:table-cell>
              <table:table-cell office:value-type="float" office:value="1.58396768084647">
                <text:p>1.58396768084647</text:p>
              </table:table-cell>
              <table:table-cell office:value-type="float" office:value="1.69762237045261">
                <text:p>1.69762237045261</text:p>
              </table:table-cell>
              <table:table-cell office:value-type="float" office:value="1.76630258947941">
                <text:p>1.76630258947941</text:p>
              </table:table-cell>
              <table:table-cell office:value-type="float" office:value="1.83362609421048">
                <text:p>1.83362609421048</text:p>
              </table:table-cell>
              <table:table-cell office:value-type="float" office:value="1.86824518179747">
                <text:p>1.86824518179747</text:p>
              </table:table-cell>
              <table:table-cell office:value-type="float" office:value="1.80532493784441">
                <text:p>1.80532493784441</text:p>
              </table:table-cell>
              <table:table-cell office:value-type="float" office:value="1.75714248810836">
                <text:p>1.75714248810836</text:p>
              </table:table-cell>
              <table:table-cell office:value-type="float" office:value="1.70656425897384">
                <text:p>1.70656425897384</text:p>
              </table:table-cell>
              <table:table-cell office:value-type="float" office:value="1.62173006723994">
                <text:p>1.62173006723994</text:p>
              </table:table-cell>
              <table:table-cell office:value-type="float" office:value="1.53912591464627">
                <text:p>1.53912591464627</text:p>
              </table:table-cell>
              <table:table-cell office:value-type="float" office:value="1.50802194470443">
                <text:p>1.50802194470443</text:p>
              </table:table-cell>
              <table:table-cell office:value-type="float" office:value="1.40714854008334">
                <text:p>1.40714854008334</text:p>
              </table:table-cell>
              <table:table-cell office:value-type="float" office:value="1.32976600963098">
                <text:p>1.32976600963098</text:p>
              </table:table-cell>
              <table:table-cell office:value-type="float" office:value="1.29717291594617">
                <text:p>1.29717291594617</text:p>
              </table:table-cell>
            </table:table-row>
            <table:table-row>
              <table:table-cell office:value-type="string">
                <text:p>Partition 128</text:p>
                <draw:g>
                  <svg:desc>HOST_NY.A22:HOST_NY.A22</svg:desc>
                </draw:g>
              </table:table-cell>
              <table:table-cell office:value-type="float" office:value="1">
                <text:p>1</text:p>
                <draw:g>
                  <svg:desc>HOST_NY.C33:HOST_NY.R33</svg:desc>
                </draw:g>
              </table:table-cell>
              <table:table-cell office:value-type="float" office:value="1.42302061455852">
                <text:p>1.42302061455852</text:p>
              </table:table-cell>
              <table:table-cell office:value-type="float" office:value="1.66014042131213">
                <text:p>1.66014042131213</text:p>
              </table:table-cell>
              <table:table-cell office:value-type="float" office:value="1.77060211050633">
                <text:p>1.77060211050633</text:p>
              </table:table-cell>
              <table:table-cell office:value-type="float" office:value="1.86998988187376">
                <text:p>1.86998988187376</text:p>
              </table:table-cell>
              <table:table-cell office:value-type="float" office:value="1.93652540508783">
                <text:p>1.93652540508783</text:p>
              </table:table-cell>
              <table:table-cell office:value-type="float" office:value="2.08335210837407">
                <text:p>2.08335210837407</text:p>
              </table:table-cell>
              <table:table-cell office:value-type="float" office:value="2.09464981787002">
                <text:p>2.09464981787002</text:p>
              </table:table-cell>
              <table:table-cell office:value-type="float" office:value="2.07223950589989">
                <text:p>2.07223950589989</text:p>
              </table:table-cell>
              <table:table-cell office:value-type="float" office:value="2.01232837798068">
                <text:p>2.01232837798068</text:p>
              </table:table-cell>
              <table:table-cell office:value-type="float" office:value="1.92016645692314">
                <text:p>1.92016645692314</text:p>
              </table:table-cell>
              <table:table-cell office:value-type="float" office:value="1.82019731766347">
                <text:p>1.82019731766347</text:p>
              </table:table-cell>
              <table:table-cell office:value-type="float" office:value="1.82496978366762">
                <text:p>1.82496978366762</text:p>
              </table:table-cell>
              <table:table-cell office:value-type="float" office:value="1.72953275192765">
                <text:p>1.72953275192765</text:p>
              </table:table-cell>
              <table:table-cell office:value-type="float" office:value="1.66421105905175">
                <text:p>1.66421105905175</text:p>
              </table:table-cell>
              <table:table-cell office:value-type="float" office:value="1.60847688737176">
                <text:p>1.60847688737176</text:p>
              </table:table-cell>
            </table:table-row>
            <table:table-row>
              <table:table-cell office:value-type="string">
                <text:p>Partition 1024</text:p>
                <draw:g>
                  <svg:desc>HOST_NY.A42:HOST_NY.A42</svg:desc>
                </draw:g>
              </table:table-cell>
              <table:table-cell office:value-type="float" office:value="1">
                <text:p>1</text:p>
                <draw:g>
                  <svg:desc>HOST_NY.C53:HOST_NY.R53</svg:desc>
                </draw:g>
              </table:table-cell>
              <table:table-cell office:value-type="float" office:value="1.61582434340528">
                <text:p>1.61582434340528</text:p>
              </table:table-cell>
              <table:table-cell office:value-type="float" office:value="2.02778082414103">
                <text:p>2.02778082414103</text:p>
              </table:table-cell>
              <table:table-cell office:value-type="float" office:value="2.26655563867439">
                <text:p>2.26655563867439</text:p>
              </table:table-cell>
              <table:table-cell office:value-type="float" office:value="2.48116504090818">
                <text:p>2.48116504090818</text:p>
              </table:table-cell>
              <table:table-cell office:value-type="float" office:value="2.63003261639783">
                <text:p>2.63003261639783</text:p>
              </table:table-cell>
              <table:table-cell office:value-type="float" office:value="2.85554781168363">
                <text:p>2.85554781168363</text:p>
              </table:table-cell>
              <table:table-cell office:value-type="float" office:value="2.92780269604503">
                <text:p>2.92780269604503</text:p>
              </table:table-cell>
              <table:table-cell office:value-type="float" office:value="3.02010604359971">
                <text:p>3.02010604359971</text:p>
              </table:table-cell>
              <table:table-cell office:value-type="float" office:value="2.94040628161971">
                <text:p>2.94040628161971</text:p>
              </table:table-cell>
              <table:table-cell office:value-type="float" office:value="2.94001923214694">
                <text:p>2.94001923214694</text:p>
              </table:table-cell>
              <table:table-cell office:value-type="float" office:value="2.90430988701558">
                <text:p>2.90430988701558</text:p>
              </table:table-cell>
              <table:table-cell office:value-type="float" office:value="3.15837326322193">
                <text:p>3.15837326322193</text:p>
              </table:table-cell>
              <table:table-cell office:value-type="float" office:value="3.08629361240053">
                <text:p>3.08629361240053</text:p>
              </table:table-cell>
              <table:table-cell office:value-type="float" office:value="3.01015018045031">
                <text:p>3.01015018045031</text:p>
              </table:table-cell>
              <table:table-cell office:value-type="float" office:value="2.97101654851903">
                <text:p>2.971016548519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244" chart:interval-maj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89cm" svg:y="3.899cm" style:legend-expansion="high" chart:style-name="ch2"/>
        <chart:plot-area chart:style-name="ch3" table:cell-range-address="gmetis128.V26:gmetis128.V26 gmetis128.B3:gmetis128.C246 gmetis128.C2:gmetis128.C2 gmetis128.J2:gmetis128.J246" chart:data-source-has-labels="both" svg:x="0.77cm" svg:y="0.855cm" svg:width="12.479cm" svg:height="7.545cm">
          <chartooo:coordinate-region svg:x="1.391cm" svg:y="1.082cm" svg:width="11.722cm" svg:height="6.167cm"/>
          <chart:axis chart:dimension="x" chart:name="primary-x" chart:style-name="ch4" chartooo:axis-type="auto">
            <chart:categories table:cell-range-address="gmetis128.B3:gmetis128.B2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metis128.C3:gmetis128.C246" chart:label-cell-address="gmetis128.C2:gmetis128.C2" chart:class="chart:scatter">
            <chart:domain table:cell-range-address="gmetis128.B3:gmetis128.B246"/>
            <chart:data-point chart:repeated="244"/>
          </chart:series>
          <chart:series chart:style-name="ch8" chart:values-cell-range-address="gmetis128.J3:gmetis128.J246" chart:label-cell-address="gmetis128.J2:gmetis128.J2" chart:class="chart:scatter">
            <chart:data-point chart:repeated="2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gmetis128.C2:gmetis128.C2</svg:desc>
                </draw:g>
              </table:table-cell>
              <table:table-cell office:value-type="string">
                <text:p>Time</text:p>
                <draw:g>
                  <svg:desc>gmetis128.J2:gmetis128.J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metis128.B3:gmetis128.B246</svg:desc>
                </draw:g>
              </table:table-cell>
              <table:table-cell office:value-type="float" office:value="92.871">
                <text:p>92.871</text:p>
                <draw:g>
                  <svg:desc>gmetis128.C3:gmetis128.C246</svg:desc>
                </draw:g>
              </table:table-cell>
              <table:table-cell office:value-type="float" office:value="93.053">
                <text:p>93.053</text:p>
                <draw:g>
                  <svg:desc>gmetis128.J3:gmetis128.J2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9.081">
                <text:p>49.081</text:p>
              </table:table-cell>
              <table:table-cell office:value-type="float" office:value="49.449">
                <text:p>49.44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3.37">
                <text:p>33.37</text:p>
              </table:table-cell>
              <table:table-cell office:value-type="float" office:value="33.698">
                <text:p>33.69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.541">
                <text:p>25.541</text:p>
              </table:table-cell>
              <table:table-cell office:value-type="float" office:value="25.304">
                <text:p>25.30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.794">
                <text:p>20.794</text:p>
              </table:table-cell>
              <table:table-cell office:value-type="float" office:value="20.512">
                <text:p>20.51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8.307">
                <text:p>18.307</text:p>
              </table:table-cell>
              <table:table-cell office:value-type="float" office:value="18.333">
                <text:p>18.3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.551">
                <text:p>15.551</text:p>
              </table:table-cell>
              <table:table-cell office:value-type="float" office:value="15.759">
                <text:p>15.75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.655">
                <text:p>13.655</text:p>
              </table:table-cell>
              <table:table-cell office:value-type="float" office:value="13.929">
                <text:p>13.9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.219">
                <text:p>12.219</text:p>
              </table:table-cell>
              <table:table-cell office:value-type="float" office:value="11.92">
                <text:p>11.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.038">
                <text:p>11.038</text:p>
              </table:table-cell>
              <table:table-cell office:value-type="float" office:value="10.903">
                <text:p>10.90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.173">
                <text:p>10.173</text:p>
              </table:table-cell>
              <table:table-cell office:value-type="float" office:value="10.108">
                <text:p>10.1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064">
                <text:p>10.064</text:p>
              </table:table-cell>
              <table:table-cell office:value-type="float" office:value="9.653">
                <text:p>9.65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.965">
                <text:p>8.965</text:p>
              </table:table-cell>
              <table:table-cell office:value-type="float" office:value="8.866">
                <text:p>8.86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.265">
                <text:p>8.265</text:p>
              </table:table-cell>
              <table:table-cell office:value-type="float" office:value="8.233">
                <text:p>8.2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.887">
                <text:p>7.887</text:p>
              </table:table-cell>
              <table:table-cell office:value-type="float" office:value="7.673">
                <text:p>7.6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.379">
                <text:p>7.379</text:p>
              </table:table-cell>
              <table:table-cell office:value-type="float" office:value="7.292">
                <text:p>7.29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.095">
                <text:p>7.095</text:p>
              </table:table-cell>
              <table:table-cell office:value-type="float" office:value="7.011">
                <text:p>7.01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.752">
                <text:p>6.752</text:p>
              </table:table-cell>
              <table:table-cell office:value-type="float" office:value="6.808">
                <text:p>6.8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.405">
                <text:p>6.405</text:p>
              </table:table-cell>
              <table:table-cell office:value-type="float" office:value="6.449">
                <text:p>6.44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.111">
                <text:p>6.111</text:p>
              </table:table-cell>
              <table:table-cell office:value-type="float" office:value="6.111">
                <text:p>6.111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.947">
                <text:p>5.947</text:p>
              </table:table-cell>
              <table:table-cell office:value-type="float" office:value="5.868">
                <text:p>5.8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.717">
                <text:p>5.717</text:p>
              </table:table-cell>
              <table:table-cell office:value-type="float" office:value="5.676">
                <text:p>5.67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5.557">
                <text:p>5.557</text:p>
              </table:table-cell>
              <table:table-cell office:value-type="float" office:value="5.583">
                <text:p>5.58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.386">
                <text:p>5.386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.259">
                <text:p>5.259</text:p>
              </table:table-cell>
              <table:table-cell office:value-type="float" office:value="5.219">
                <text:p>5.21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.067">
                <text:p>5.067</text:p>
              </table:table-cell>
              <table:table-cell office:value-type="float" office:value="5.047">
                <text:p>5.04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4.912">
                <text:p>4.912</text:p>
              </table:table-cell>
              <table:table-cell office:value-type="float" office:value="4.866">
                <text:p>4.86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4.82">
                <text:p>4.82</text:p>
              </table:table-cell>
              <table:table-cell office:value-type="float" office:value="4.784">
                <text:p>4.78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4.768">
                <text:p>4.768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687">
                <text:p>4.687</text:p>
              </table:table-cell>
              <table:table-cell office:value-type="float" office:value="4.708">
                <text:p>4.70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4.478">
                <text:p>4.478</text:p>
              </table:table-cell>
              <table:table-cell office:value-type="float" office:value="4.586">
                <text:p>4.58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01">
                <text:p>4.401</text:p>
              </table:table-cell>
              <table:table-cell office:value-type="float" office:value="4.377">
                <text:p>4.37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.372">
                <text:p>4.372</text:p>
              </table:table-cell>
              <table:table-cell office:value-type="float" office:value="4.318">
                <text:p>4.31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.203">
                <text:p>4.203</text:p>
              </table:table-cell>
              <table:table-cell office:value-type="float" office:value="4.303">
                <text:p>4.30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.155">
                <text:p>4.155</text:p>
              </table:table-cell>
              <table:table-cell office:value-type="float" office:value="4.259">
                <text:p>4.259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4.126">
                <text:p>4.126</text:p>
              </table:table-cell>
              <table:table-cell office:value-type="float" office:value="4.263">
                <text:p>4.26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4.008">
                <text:p>4.008</text:p>
              </table:table-cell>
              <table:table-cell office:value-type="float" office:value="4.116">
                <text:p>4.116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.93">
                <text:p>3.93</text:p>
              </table:table-cell>
              <table:table-cell office:value-type="float" office:value="4.009">
                <text:p>4.00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.825">
                <text:p>3.825</text:p>
              </table:table-cell>
              <table:table-cell office:value-type="float" office:value="3.972">
                <text:p>3.97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798">
                <text:p>3.798</text:p>
              </table:table-cell>
              <table:table-cell office:value-type="float" office:value="3.972">
                <text:p>3.97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.805">
                <text:p>3.805</text:p>
              </table:table-cell>
              <table:table-cell office:value-type="float" office:value="4.037">
                <text:p>4.03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.777">
                <text:p>3.777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3.715">
                <text:p>3.715</text:p>
              </table:table-cell>
              <table:table-cell office:value-type="float" office:value="3.857">
                <text:p>3.857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3.643">
                <text:p>3.643</text:p>
              </table:table-cell>
              <table:table-cell office:value-type="float" office:value="3.833">
                <text:p>3.833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.583">
                <text:p>3.583</text:p>
              </table:table-cell>
              <table:table-cell office:value-type="float" office:value="3.755">
                <text:p>3.75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3.598">
                <text:p>3.598</text:p>
              </table:table-cell>
              <table:table-cell office:value-type="float" office:value="3.718">
                <text:p>3.718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3.555">
                <text:p>3.555</text:p>
              </table:table-cell>
              <table:table-cell office:value-type="float" office:value="3.777">
                <text:p>3.77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.533">
                <text:p>3.533</text:p>
              </table:table-cell>
              <table:table-cell office:value-type="float" office:value="3.733">
                <text:p>3.73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545">
                <text:p>3.545</text:p>
              </table:table-cell>
              <table:table-cell office:value-type="float" office:value="3.783">
                <text:p>3.7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474">
                <text:p>3.474</text:p>
              </table:table-cell>
              <table:table-cell office:value-type="float" office:value="3.63">
                <text:p>3.6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.494">
                <text:p>3.494</text:p>
              </table:table-cell>
              <table:table-cell office:value-type="float" office:value="3.641">
                <text:p>3.64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3.423">
                <text:p>3.423</text:p>
              </table:table-cell>
              <table:table-cell office:value-type="float" office:value="3.573">
                <text:p>3.573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.377">
                <text:p>3.377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3.484">
                <text:p>3.484</text:p>
              </table:table-cell>
              <table:table-cell office:value-type="float" office:value="3.645">
                <text:p>3.64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3.512">
                <text:p>3.512</text:p>
              </table:table-cell>
              <table:table-cell office:value-type="float" office:value="3.605">
                <text:p>3.60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3.497">
                <text:p>3.497</text:p>
              </table:table-cell>
              <table:table-cell office:value-type="float" office:value="3.621">
                <text:p>3.62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.321">
                <text:p>3.321</text:p>
              </table:table-cell>
              <table:table-cell office:value-type="float" office:value="3.567">
                <text:p>3.567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3.548">
                <text:p>3.548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3.37">
                <text:p>3.37</text:p>
              </table:table-cell>
              <table:table-cell office:value-type="float" office:value="3.56">
                <text:p>3.5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55">
                <text:p>3.55</text:p>
              </table:table-cell>
              <table:table-cell office:value-type="float" office:value="3.578">
                <text:p>3.578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.446">
                <text:p>3.446</text:p>
              </table:table-cell>
              <table:table-cell office:value-type="float" office:value="3.634">
                <text:p>3.63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3.347">
                <text:p>3.347</text:p>
              </table:table-cell>
              <table:table-cell office:value-type="float" office:value="3.538">
                <text:p>3.53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3.748">
                <text:p>3.748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.692">
                <text:p>3.692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61">
                <text:p>3.61</text:p>
              </table:table-cell>
              <table:table-cell office:value-type="float" office:value="3.523">
                <text:p>3.523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3.586">
                <text:p>3.586</text:p>
              </table:table-cell>
              <table:table-cell office:value-type="float" office:value="3.557">
                <text:p>3.55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.6">
                <text:p>3.6</text:p>
              </table:table-cell>
              <table:table-cell office:value-type="float" office:value="3.494">
                <text:p>3.49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3.712">
                <text:p>3.712</text:p>
              </table:table-cell>
              <table:table-cell office:value-type="float" office:value="3.511">
                <text:p>3.511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3.633">
                <text:p>3.633</text:p>
              </table:table-cell>
              <table:table-cell office:value-type="float" office:value="3.531">
                <text:p>3.5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651">
                <text:p>3.651</text:p>
              </table:table-cell>
              <table:table-cell office:value-type="float" office:value="3.564">
                <text:p>3.56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3.858">
                <text:p>3.858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.844">
                <text:p>3.844</text:p>
              </table:table-cell>
              <table:table-cell office:value-type="float" office:value="3.594">
                <text:p>3.594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768">
                <text:p>3.768</text:p>
              </table:table-cell>
              <table:table-cell office:value-type="float" office:value="3.556">
                <text:p>3.55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3.979">
                <text:p>3.979</text:p>
              </table:table-cell>
              <table:table-cell office:value-type="float" office:value="3.51">
                <text:p>3.5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3.864">
                <text:p>3.864</text:p>
              </table:table-cell>
              <table:table-cell office:value-type="float" office:value="3.585">
                <text:p>3.585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3.886">
                <text:p>3.886</text:p>
              </table:table-cell>
              <table:table-cell office:value-type="float" office:value="3.587">
                <text:p>3.58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3.881">
                <text:p>3.881</text:p>
              </table:table-cell>
              <table:table-cell office:value-type="float" office:value="3.607">
                <text:p>3.607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3.72">
                <text:p>3.72</text:p>
              </table:table-cell>
              <table:table-cell office:value-type="float" office:value="3.588">
                <text:p>3.58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3.856">
                <text:p>3.856</text:p>
              </table:table-cell>
              <table:table-cell office:value-type="float" office:value="3.586">
                <text:p>3.5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077">
                <text:p>4.077</text:p>
              </table:table-cell>
              <table:table-cell office:value-type="float" office:value="3.608">
                <text:p>3.60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3.875">
                <text:p>3.875</text:p>
              </table:table-cell>
              <table:table-cell office:value-type="float" office:value="3.542">
                <text:p>3.54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4.003">
                <text:p>4.003</text:p>
              </table:table-cell>
              <table:table-cell office:value-type="float" office:value="3.579">
                <text:p>3.579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3.82">
                <text:p>3.82</text:p>
              </table:table-cell>
              <table:table-cell office:value-type="float" office:value="3.639">
                <text:p>3.63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3.804">
                <text:p>3.804</text:p>
              </table:table-cell>
              <table:table-cell office:value-type="float" office:value="3.575">
                <text:p>3.57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3.577">
                <text:p>3.577</text:p>
              </table:table-cell>
              <table:table-cell office:value-type="float" office:value="3.616">
                <text:p>3.61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3.697">
                <text:p>3.697</text:p>
              </table:table-cell>
              <table:table-cell office:value-type="float" office:value="3.638">
                <text:p>3.63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3.661">
                <text:p>3.661</text:p>
              </table:table-cell>
              <table:table-cell office:value-type="float" office:value="3.603">
                <text:p>3.603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.075">
                <text:p>4.075</text:p>
              </table:table-cell>
              <table:table-cell office:value-type="float" office:value="3.612">
                <text:p>3.61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.975">
                <text:p>3.975</text:p>
              </table:table-cell>
              <table:table-cell office:value-type="float" office:value="3.674">
                <text:p>3.67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035">
                <text:p>4.035</text:p>
              </table:table-cell>
              <table:table-cell office:value-type="float" office:value="3.699">
                <text:p>3.69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3.908">
                <text:p>3.908</text:p>
              </table:table-cell>
              <table:table-cell office:value-type="float" office:value="3.793">
                <text:p>3.793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3.97">
                <text:p>3.97</text:p>
              </table:table-cell>
              <table:table-cell office:value-type="float" office:value="3.639">
                <text:p>3.639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4.29">
                <text:p>4.29</text:p>
              </table:table-cell>
              <table:table-cell office:value-type="float" office:value="3.686">
                <text:p>3.68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4.099">
                <text:p>4.099</text:p>
              </table:table-cell>
              <table:table-cell office:value-type="float" office:value="3.843">
                <text:p>3.843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.072">
                <text:p>4.072</text:p>
              </table:table-cell>
              <table:table-cell office:value-type="float" office:value="3.763">
                <text:p>3.76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4.039">
                <text:p>4.039</text:p>
              </table:table-cell>
              <table:table-cell office:value-type="float" office:value="3.751">
                <text:p>3.75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3.912">
                <text:p>3.912</text:p>
              </table:table-cell>
              <table:table-cell office:value-type="float" office:value="3.701">
                <text:p>3.701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3.849">
                <text:p>3.849</text:p>
              </table:table-cell>
              <table:table-cell office:value-type="float" office:value="3.761">
                <text:p>3.76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.741">
                <text:p>3.741</text:p>
              </table:table-cell>
              <table:table-cell office:value-type="float" office:value="3.766">
                <text:p>3.7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259">
                <text:p>4.259</text:p>
              </table:table-cell>
              <table:table-cell office:value-type="float" office:value="3.778">
                <text:p>3.77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.309">
                <text:p>4.309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4.013">
                <text:p>4.013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4.159">
                <text:p>4.159</text:p>
              </table:table-cell>
              <table:table-cell office:value-type="float" office:value="3.797">
                <text:p>3.797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4.318">
                <text:p>4.318</text:p>
              </table:table-cell>
              <table:table-cell office:value-type="float" office:value="3.834">
                <text:p>3.834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.452">
                <text:p>4.452</text:p>
              </table:table-cell>
              <table:table-cell office:value-type="float" office:value="3.876">
                <text:p>3.87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4.209">
                <text:p>4.209</text:p>
              </table:table-cell>
              <table:table-cell office:value-type="float" office:value="3.846">
                <text:p>3.846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4.325">
                <text:p>4.325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4.085">
                <text:p>4.085</text:p>
              </table:table-cell>
              <table:table-cell office:value-type="float" office:value="3.906">
                <text:p>3.90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3.867">
                <text:p>3.86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.394">
                <text:p>4.394</text:p>
              </table:table-cell>
              <table:table-cell office:value-type="float" office:value="3.922">
                <text:p>3.92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3.908">
                <text:p>3.908</text:p>
              </table:table-cell>
              <table:table-cell office:value-type="float" office:value="3.901">
                <text:p>3.90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4.377">
                <text:p>4.377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.149">
                <text:p>4.149</text:p>
              </table:table-cell>
              <table:table-cell office:value-type="float" office:value="4.044">
                <text:p>4.044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3.94">
                <text:p>3.94</text:p>
              </table:table-cell>
              <table:table-cell office:value-type="float" office:value="3.892">
                <text:p>3.892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4.021">
                <text:p>4.021</text:p>
              </table:table-cell>
              <table:table-cell office:value-type="float" office:value="3.947">
                <text:p>3.94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4.494">
                <text:p>4.494</text:p>
              </table:table-cell>
              <table:table-cell office:value-type="float" office:value="4.023">
                <text:p>4.02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4.547">
                <text:p>4.547</text:p>
              </table:table-cell>
              <table:table-cell office:value-type="float" office:value="4.067">
                <text:p>4.06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4.338">
                <text:p>4.338</text:p>
              </table:table-cell>
              <table:table-cell office:value-type="float" office:value="4.113">
                <text:p>4.11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4.727">
                <text:p>4.727</text:p>
              </table:table-cell>
              <table:table-cell office:value-type="float" office:value="4.072">
                <text:p>4.07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695">
                <text:p>4.695</text:p>
              </table:table-cell>
              <table:table-cell office:value-type="float" office:value="4.127">
                <text:p>4.127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4.262">
                <text:p>4.262</text:p>
              </table:table-cell>
              <table:table-cell office:value-type="float" office:value="4.117">
                <text:p>4.11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4.464">
                <text:p>4.464</text:p>
              </table:table-cell>
              <table:table-cell office:value-type="float" office:value="4.093">
                <text:p>4.093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4.133">
                <text:p>4.133</text:p>
              </table:table-cell>
              <table:table-cell office:value-type="float" office:value="4.251">
                <text:p>4.25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4.203">
                <text:p>4.203</text:p>
              </table:table-cell>
              <table:table-cell office:value-type="float" office:value="4.259">
                <text:p>4.259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4.327">
                <text:p>4.327</text:p>
              </table:table-cell>
              <table:table-cell office:value-type="float" office:value="4.264">
                <text:p>4.26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.437">
                <text:p>4.437</text:p>
              </table:table-cell>
              <table:table-cell office:value-type="float" office:value="4.195">
                <text:p>4.19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4.563">
                <text:p>4.563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51">
                <text:p>4.51</text:p>
              </table:table-cell>
              <table:table-cell office:value-type="float" office:value="4.258">
                <text:p>4.258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4.688">
                <text:p>4.688</text:p>
              </table:table-cell>
              <table:table-cell office:value-type="float" office:value="4.313">
                <text:p>4.31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93">
                <text:p>4.93</text:p>
              </table:table-cell>
              <table:table-cell office:value-type="float" office:value="4.391">
                <text:p>4.391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4.867">
                <text:p>4.867</text:p>
              </table:table-cell>
              <table:table-cell office:value-type="float" office:value="4.491">
                <text:p>4.49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4.604">
                <text:p>4.604</text:p>
              </table:table-cell>
              <table:table-cell office:value-type="float" office:value="4.447">
                <text:p>4.447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4.416">
                <text:p>4.416</text:p>
              </table:table-cell>
              <table:table-cell office:value-type="float" office:value="4.453">
                <text:p>4.453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4.789">
                <text:p>4.789</text:p>
              </table:table-cell>
              <table:table-cell office:value-type="float" office:value="4.535">
                <text:p>4.53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.901">
                <text:p>4.901</text:p>
              </table:table-cell>
              <table:table-cell office:value-type="float" office:value="4.609">
                <text:p>4.609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4.989">
                <text:p>4.989</text:p>
              </table:table-cell>
              <table:table-cell office:value-type="float" office:value="4.679">
                <text:p>4.679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.145">
                <text:p>5.145</text:p>
              </table:table-cell>
              <table:table-cell office:value-type="float" office:value="4.498">
                <text:p>4.49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5.088">
                <text:p>5.088</text:p>
              </table:table-cell>
              <table:table-cell office:value-type="float" office:value="4.626">
                <text:p>4.62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4.572">
                <text:p>4.572</text:p>
              </table:table-cell>
              <table:table-cell office:value-type="float" office:value="4.635">
                <text:p>4.63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474">
                <text:p>5.474</text:p>
              </table:table-cell>
              <table:table-cell office:value-type="float" office:value="4.765">
                <text:p>4.76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4.831">
                <text:p>4.831</text:p>
              </table:table-cell>
              <table:table-cell office:value-type="float" office:value="4.802">
                <text:p>4.80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4.515">
                <text:p>4.515</text:p>
              </table:table-cell>
              <table:table-cell office:value-type="float" office:value="4.769">
                <text:p>4.76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4.96">
                <text:p>4.96</text:p>
              </table:table-cell>
              <table:table-cell office:value-type="float" office:value="4.835">
                <text:p>4.83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4.541">
                <text:p>4.541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.221">
                <text:p>5.221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4.702">
                <text:p>4.702</text:p>
              </table:table-cell>
              <table:table-cell office:value-type="float" office:value="4.706">
                <text:p>4.70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5.141">
                <text:p>5.141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4.849">
                <text:p>4.849</text:p>
              </table:table-cell>
              <table:table-cell office:value-type="float" office:value="4.989">
                <text:p>4.98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5.064">
                <text:p>5.064</text:p>
              </table:table-cell>
              <table:table-cell office:value-type="float" office:value="4.833">
                <text:p>4.8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709">
                <text:p>4.709</text:p>
              </table:table-cell>
              <table:table-cell office:value-type="float" office:value="5.004">
                <text:p>5.00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5.772">
                <text:p>5.772</text:p>
              </table:table-cell>
              <table:table-cell office:value-type="float" office:value="5.095">
                <text:p>5.095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4.805">
                <text:p>4.805</text:p>
              </table:table-cell>
              <table:table-cell office:value-type="float" office:value="5.146">
                <text:p>5.14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5.183">
                <text:p>5.183</text:p>
              </table:table-cell>
              <table:table-cell office:value-type="float" office:value="5.034">
                <text:p>5.034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5.087">
                <text:p>5.087</text:p>
              </table:table-cell>
              <table:table-cell office:value-type="float" office:value="5.284">
                <text:p>5.28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5.34">
                <text:p>5.34</text:p>
              </table:table-cell>
              <table:table-cell office:value-type="float" office:value="5.03">
                <text:p>5.0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5.46">
                <text:p>5.46</text:p>
              </table:table-cell>
              <table:table-cell office:value-type="float" office:value="5.188">
                <text:p>5.188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5.385">
                <text:p>5.385</text:p>
              </table:table-cell>
              <table:table-cell office:value-type="float" office:value="5.179">
                <text:p>5.17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5.85">
                <text:p>5.85</text:p>
              </table:table-cell>
              <table:table-cell office:value-type="float" office:value="5.366">
                <text:p>5.366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5.33">
                <text:p>5.33</text:p>
              </table:table-cell>
              <table:table-cell office:value-type="float" office:value="5.253">
                <text:p>5.25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.115">
                <text:p>5.115</text:p>
              </table:table-cell>
              <table:table-cell office:value-type="float" office:value="5.414">
                <text:p>5.414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.109">
                <text:p>6.109</text:p>
              </table:table-cell>
              <table:table-cell office:value-type="float" office:value="5.521">
                <text:p>5.521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5.166">
                <text:p>5.166</text:p>
              </table:table-cell>
              <table:table-cell office:value-type="float" office:value="5.393">
                <text:p>5.39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5.154">
                <text:p>5.154</text:p>
              </table:table-cell>
              <table:table-cell office:value-type="float" office:value="5.482">
                <text:p>5.48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5.934">
                <text:p>5.934</text:p>
              </table:table-cell>
              <table:table-cell office:value-type="float" office:value="5.955">
                <text:p>5.955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5.34">
                <text:p>5.34</text:p>
              </table:table-cell>
              <table:table-cell office:value-type="float" office:value="5.764">
                <text:p>5.764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5.351">
                <text:p>5.351</text:p>
              </table:table-cell>
              <table:table-cell office:value-type="float" office:value="5.525">
                <text:p>5.52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5.347">
                <text:p>5.347</text:p>
              </table:table-cell>
              <table:table-cell office:value-type="float" office:value="5.684">
                <text:p>5.684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5.367">
                <text:p>5.367</text:p>
              </table:table-cell>
              <table:table-cell office:value-type="float" office:value="5.719">
                <text:p>5.71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5.607">
                <text:p>5.607</text:p>
              </table:table-cell>
              <table:table-cell office:value-type="float" office:value="5.692">
                <text:p>5.69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5.637">
                <text:p>5.637</text:p>
              </table:table-cell>
              <table:table-cell office:value-type="float" office:value="5.724">
                <text:p>5.72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5.489">
                <text:p>5.489</text:p>
              </table:table-cell>
              <table:table-cell office:value-type="float" office:value="5.78">
                <text:p>5.7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5.707">
                <text:p>5.707</text:p>
              </table:table-cell>
              <table:table-cell office:value-type="float" office:value="5.856">
                <text:p>5.85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5.441">
                <text:p>5.441</text:p>
              </table:table-cell>
              <table:table-cell office:value-type="float" office:value="6.313">
                <text:p>6.313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5.9">
                <text:p>5.9</text:p>
              </table:table-cell>
              <table:table-cell office:value-type="float" office:value="5.974">
                <text:p>5.97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.566">
                <text:p>5.566</text:p>
              </table:table-cell>
              <table:table-cell office:value-type="float" office:value="6.178">
                <text:p>6.178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6.284">
                <text:p>6.284</text:p>
              </table:table-cell>
              <table:table-cell office:value-type="float" office:value="5.909">
                <text:p>5.90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5.919">
                <text:p>5.919</text:p>
              </table:table-cell>
              <table:table-cell office:value-type="float" office:value="6.074">
                <text:p>6.07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6.373">
                <text:p>6.373</text:p>
              </table:table-cell>
              <table:table-cell office:value-type="float" office:value="6.042">
                <text:p>6.042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5.892">
                <text:p>5.892</text:p>
              </table:table-cell>
              <table:table-cell office:value-type="float" office:value="5.963">
                <text:p>5.9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858">
                <text:p>5.858</text:p>
              </table:table-cell>
              <table:table-cell office:value-type="float" office:value="6.309">
                <text:p>6.30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6.078">
                <text:p>6.078</text:p>
              </table:table-cell>
              <table:table-cell office:value-type="float" office:value="6.18">
                <text:p>6.18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5.828">
                <text:p>5.828</text:p>
              </table:table-cell>
              <table:table-cell office:value-type="float" office:value="6.154">
                <text:p>6.154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5.578">
                <text:p>5.578</text:p>
              </table:table-cell>
              <table:table-cell office:value-type="float" office:value="6.557">
                <text:p>6.557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6.302">
                <text:p>6.302</text:p>
              </table:table-cell>
              <table:table-cell office:value-type="float" office:value="6.15">
                <text:p>6.15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6.061">
                <text:p>6.061</text:p>
              </table:table-cell>
              <table:table-cell office:value-type="float" office:value="6.585">
                <text:p>6.58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6.037">
                <text:p>6.037</text:p>
              </table:table-cell>
              <table:table-cell office:value-type="float" office:value="6.481">
                <text:p>6.48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6.011">
                <text:p>6.011</text:p>
              </table:table-cell>
              <table:table-cell office:value-type="float" office:value="5.994">
                <text:p>5.994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.053">
                <text:p>6.053</text:p>
              </table:table-cell>
              <table:table-cell office:value-type="float" office:value="6.419">
                <text:p>6.41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6.333">
                <text:p>6.333</text:p>
              </table:table-cell>
              <table:table-cell office:value-type="float" office:value="6.616">
                <text:p>6.61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5.938">
                <text:p>5.938</text:p>
              </table:table-cell>
              <table:table-cell office:value-type="float" office:value="6.294">
                <text:p>6.294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6.157">
                <text:p>6.157</text:p>
              </table:table-cell>
              <table:table-cell office:value-type="float" office:value="6.686">
                <text:p>6.686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6.451">
                <text:p>6.451</text:p>
              </table:table-cell>
              <table:table-cell office:value-type="float" office:value="6.655">
                <text:p>6.65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.911">
                <text:p>6.911</text:p>
              </table:table-cell>
              <table:table-cell office:value-type="float" office:value="7.238">
                <text:p>7.238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6.164">
                <text:p>6.164</text:p>
              </table:table-cell>
              <table:table-cell office:value-type="float" office:value="7.233">
                <text:p>7.23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.403">
                <text:p>6.403</text:p>
              </table:table-cell>
              <table:table-cell office:value-type="float" office:value="6.617">
                <text:p>6.617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6.781">
                <text:p>6.781</text:p>
              </table:table-cell>
              <table:table-cell office:value-type="float" office:value="6.881">
                <text:p>6.881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6.611">
                <text:p>6.611</text:p>
              </table:table-cell>
              <table:table-cell office:value-type="float" office:value="6.849">
                <text:p>6.84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6.627">
                <text:p>6.627</text:p>
              </table:table-cell>
              <table:table-cell office:value-type="float" office:value="6.939">
                <text:p>6.939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6.277">
                <text:p>6.277</text:p>
              </table:table-cell>
              <table:table-cell office:value-type="float" office:value="7.213">
                <text:p>7.21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.389">
                <text:p>6.389</text:p>
              </table:table-cell>
              <table:table-cell office:value-type="float" office:value="7.204">
                <text:p>7.204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6.511">
                <text:p>6.511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6.829">
                <text:p>6.829</text:p>
              </table:table-cell>
              <table:table-cell office:value-type="float" office:value="6.901">
                <text:p>6.901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6.673">
                <text:p>6.673</text:p>
              </table:table-cell>
              <table:table-cell office:value-type="float" office:value="7.614">
                <text:p>7.614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6.221">
                <text:p>6.221</text:p>
              </table:table-cell>
              <table:table-cell office:value-type="float" office:value="7.472">
                <text:p>7.472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6.668">
                <text:p>6.668</text:p>
              </table:table-cell>
              <table:table-cell office:value-type="float" office:value="7.312">
                <text:p>7.31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6.018">
                <text:p>6.018</text:p>
              </table:table-cell>
              <table:table-cell office:value-type="float" office:value="7.637">
                <text:p>7.637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6.301">
                <text:p>6.301</text:p>
              </table:table-cell>
              <table:table-cell office:value-type="float" office:value="7.405">
                <text:p>7.40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6.521">
                <text:p>6.52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6.993">
                <text:p>6.993</text:p>
              </table:table-cell>
              <table:table-cell office:value-type="float" office:value="7.768">
                <text:p>7.76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.897">
                <text:p>6.897</text:p>
              </table:table-cell>
              <table:table-cell office:value-type="float" office:value="7.895">
                <text:p>7.89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6.952">
                <text:p>6.952</text:p>
              </table:table-cell>
              <table:table-cell office:value-type="float" office:value="8.471">
                <text:p>8.47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6.985">
                <text:p>6.985</text:p>
              </table:table-cell>
              <table:table-cell office:value-type="float" office:value="8.002">
                <text:p>8.002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7.428">
                <text:p>7.428</text:p>
              </table:table-cell>
              <table:table-cell office:value-type="float" office:value="8.152">
                <text:p>8.15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7.177">
                <text:p>7.177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6.846">
                <text:p>6.846</text:p>
              </table:table-cell>
              <table:table-cell office:value-type="float" office:value="8.561">
                <text:p>8.56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7.187">
                <text:p>7.187</text:p>
              </table:table-cell>
              <table:table-cell office:value-type="float" office:value="8.492">
                <text:p>8.49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7.633">
                <text:p>7.633</text:p>
              </table:table-cell>
              <table:table-cell office:value-type="float" office:value="8.293">
                <text:p>8.293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6.973">
                <text:p>6.973</text:p>
              </table:table-cell>
              <table:table-cell office:value-type="float" office:value="8.004">
                <text:p>8.00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6.871">
                <text:p>6.871</text:p>
              </table:table-cell>
              <table:table-cell office:value-type="float" office:value="8.535">
                <text:p>8.53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7.476">
                <text:p>7.476</text:p>
              </table:table-cell>
              <table:table-cell office:value-type="float" office:value="7.855">
                <text:p>7.85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7.373">
                <text:p>7.373</text:p>
              </table:table-cell>
              <table:table-cell office:value-type="float" office:value="7.991">
                <text:p>7.99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7.465">
                <text:p>7.465</text:p>
              </table:table-cell>
              <table:table-cell office:value-type="float" office:value="9.065">
                <text:p>9.06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7.441">
                <text:p>7.441</text:p>
              </table:table-cell>
              <table:table-cell office:value-type="float" office:value="9.485">
                <text:p>9.48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7.488">
                <text:p>7.488</text:p>
              </table:table-cell>
              <table:table-cell office:value-type="float" office:value="9.372">
                <text:p>9.37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7.553">
                <text:p>7.553</text:p>
              </table:table-cell>
              <table:table-cell office:value-type="float" office:value="9.43">
                <text:p>9.4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7.903">
                <text:p>7.903</text:p>
              </table:table-cell>
              <table:table-cell office:value-type="float" office:value="9.016">
                <text:p>9.016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7.674">
                <text:p>7.674</text:p>
              </table:table-cell>
              <table:table-cell office:value-type="float" office:value="9.585">
                <text:p>9.585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8.307">
                <text:p>8.307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8.17">
                <text:p>8.17</text:p>
              </table:table-cell>
              <table:table-cell office:value-type="float" office:value="9.01">
                <text:p>9.0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8.476">
                <text:p>8.476</text:p>
              </table:table-cell>
              <table:table-cell office:value-type="float" office:value="9.221">
                <text:p>9.221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7.687">
                <text:p>7.687</text:p>
              </table:table-cell>
              <table:table-cell office:value-type="float" office:value="9.634">
                <text:p>9.634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7.981">
                <text:p>7.981</text:p>
              </table:table-cell>
              <table:table-cell office:value-type="float" office:value="8.69">
                <text:p>8.6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8.372">
                <text:p>8.372</text:p>
              </table:table-cell>
              <table:table-cell office:value-type="float" office:value="9.311">
                <text:p>9.31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8.119">
                <text:p>8.119</text:p>
              </table:table-cell>
              <table:table-cell office:value-type="float" office:value="8.615">
                <text:p>8.615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7.743">
                <text:p>7.743</text:p>
              </table:table-cell>
              <table:table-cell office:value-type="float" office:value="10.233">
                <text:p>10.23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8.016">
                <text:p>8.016</text:p>
              </table:table-cell>
              <table:table-cell office:value-type="float" office:value="9.466">
                <text:p>9.46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8.144">
                <text:p>8.144</text:p>
              </table:table-cell>
              <table:table-cell office:value-type="float" office:value="9.583">
                <text:p>9.583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8.366">
                <text:p>8.366</text:p>
              </table:table-cell>
              <table:table-cell office:value-type="float" office:value="9.657">
                <text:p>9.657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.874">
                <text:p>7.874</text:p>
              </table:table-cell>
              <table:table-cell office:value-type="float" office:value="9.645">
                <text:p>9.64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.722">
                <text:p>8.722</text:p>
              </table:table-cell>
              <table:table-cell office:value-type="float" office:value="9.669">
                <text:p>9.669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8.047">
                <text:p>8.047</text:p>
              </table:table-cell>
              <table:table-cell office:value-type="float" office:value="9.431">
                <text:p>9.43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8.504">
                <text:p>8.504</text:p>
              </table:table-cell>
              <table:table-cell office:value-type="float" office:value="9.581">
                <text:p>9.581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9.023">
                <text:p>9.023</text:p>
              </table:table-cell>
              <table:table-cell office:value-type="float" office:value="9.782">
                <text:p>9.78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8.443">
                <text:p>8.443</text:p>
              </table:table-cell>
              <table:table-cell office:value-type="float" office:value="9.403">
                <text:p>9.403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7cm" svg:height="8.997cm" xlink:href=".." xlink:type="simple" chart:class="chart:bar" chart:style-name="ch1">
        <chart:subtitle svg:x="7.253cm" svg:y="0.494cm" chart:style-name="ch2">
          <text:p>sub-title</text:p>
        </chart:subtitle>
        <chart:legend chart:legend-position="end" svg:x="13.125cm" svg:y="3.621cm" style:legend-expansion="high" chart:style-name="ch3"/>
        <chart:plot-area chart:style-name="ch4" table:cell-range-address="HOST_W.C2:HOST_W.R2 HOST_W.A2:HOST_W.A2 HOST_W.C9:HOST_W.R9 HOST_W.A22:HOST_W.A22 HOST_W.C29:HOST_W.R29 HOST_W.A42:HOST_W.A42 HOST_W.C49:HOST_W.R49" chart:data-source-has-labels="both" svg:x="2.896cm" svg:y="1.613cm" svg:width="9.591cm" svg:height="6.17cm">
          <chartooo:coordinate-region svg:x="3.517cm" svg:y="1.839cm" svg:width="8.97cm" svg:height="5.244cm"/>
          <chart:axis chart:dimension="x" chart:name="primary-x" chart:style-name="ch5" chartooo:axis-type="auto">
            <chartooo:date-scale/>
            <chart:title svg:x="6.456cm" svg:y="7.962cm" chart:style-name="ch6">
              <text:p>Number of Threads</text:p>
            </chart:title>
            <chart:categories table:cell-range-address="HOST_W.C2:HOST_W.R2"/>
          </chart:axis>
          <chart:axis chart:dimension="y" chart:name="primary-y" chart:style-name="ch7">
            <chart:title svg:x="0.451cm" svg:y="4.391cm" chart:style-name="ch6">
              <text:p>Time in seconds</text:p>
            </chart:title>
            <chart:grid chart:style-name="ch8" chart:class="major"/>
          </chart:axis>
          <chart:series chart:style-name="ch9" chart:values-cell-range-address="HOST_W.C9:HOST_W.R9" chart:label-cell-address="HOST_W.A2:HOST_W.A2" chart:class="chart:bar">
            <chart:data-point chart:repeated="16"/>
          </chart:series>
          <chart:series chart:style-name="ch10" chart:values-cell-range-address="HOST_W.C29:HOST_W.R29" chart:label-cell-address="HOST_W.A22:HOST_W.A22" chart:class="chart:bar">
            <chart:data-point chart:repeated="16"/>
          </chart:series>
          <chart:series chart:style-name="ch11" chart:values-cell-range-address="HOST_W.C49:HOST_W.R49" chart:label-cell-address="HOST_W.A42:HOST_W.A42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ST_W.C2:HOST_W.R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artition 16</text:p>
                <draw:g>
                  <svg:desc>HOST_W.A2:HOST_W.A2</svg:desc>
                </draw:g>
              </table:table-cell>
              <table:table-cell office:value-type="float" office:value="15.9760580062866">
                <text:p>15.9760580062866</text:p>
                <draw:g>
                  <svg:desc>HOST_W.C9:HOST_W.R9</svg:desc>
                </draw:g>
              </table:table-cell>
              <table:table-cell office:value-type="float" office:value="10.20951795578">
                <text:p>10.20951795578</text:p>
              </table:table-cell>
              <table:table-cell office:value-type="float" office:value="8.27369618415833">
                <text:p>8.27369618415833</text:p>
              </table:table-cell>
              <table:table-cell office:value-type="float" office:value="7.2885000705719">
                <text:p>7.2885000705719</text:p>
              </table:table-cell>
              <table:table-cell office:value-type="float" office:value="6.60103917121887">
                <text:p>6.60103917121887</text:p>
              </table:table-cell>
              <table:table-cell office:value-type="float" office:value="6.20798397064209">
                <text:p>6.20798397064209</text:p>
              </table:table-cell>
              <table:table-cell office:value-type="float" office:value="5.94343400001526">
                <text:p>5.94343400001526</text:p>
              </table:table-cell>
              <table:table-cell office:value-type="float" office:value="5.75152492523193">
                <text:p>5.75152492523193</text:p>
              </table:table-cell>
              <table:table-cell office:value-type="float" office:value="5.46551179885864">
                <text:p>5.46551179885864</text:p>
              </table:table-cell>
              <table:table-cell office:value-type="float" office:value="5.3674488067627">
                <text:p>5.3674488067627</text:p>
              </table:table-cell>
              <table:table-cell office:value-type="float" office:value="5.37961602210999">
                <text:p>5.37961602210999</text:p>
              </table:table-cell>
              <table:table-cell office:value-type="float" office:value="5.28419709205627">
                <text:p>5.28419709205627</text:p>
              </table:table-cell>
              <table:table-cell office:value-type="float" office:value="5.32072615623474">
                <text:p>5.32072615623474</text:p>
              </table:table-cell>
              <table:table-cell office:value-type="float" office:value="5.19430494308472">
                <text:p>5.19430494308472</text:p>
              </table:table-cell>
              <table:table-cell office:value-type="float" office:value="5.21099805831909">
                <text:p>5.21099805831909</text:p>
              </table:table-cell>
              <table:table-cell office:value-type="float" office:value="5.17176485061646">
                <text:p>5.17176485061646</text:p>
              </table:table-cell>
            </table:table-row>
            <table:table-row>
              <table:table-cell office:value-type="string">
                <text:p>Partition 128</text:p>
                <draw:g>
                  <svg:desc>HOST_W.A22:HOST_W.A22</svg:desc>
                </draw:g>
              </table:table-cell>
              <table:table-cell office:value-type="float" office:value="16.1796128749847">
                <text:p>16.1796128749847</text:p>
                <draw:g>
                  <svg:desc>HOST_W.C29:HOST_W.R29</svg:desc>
                </draw:g>
              </table:table-cell>
              <table:table-cell office:value-type="float" office:value="10.316999912262">
                <text:p>10.316999912262</text:p>
              </table:table-cell>
              <table:table-cell office:value-type="float" office:value="8.40516495704651">
                <text:p>8.40516495704651</text:p>
              </table:table-cell>
              <table:table-cell office:value-type="float" office:value="7.34390020370483">
                <text:p>7.34390020370483</text:p>
              </table:table-cell>
              <table:table-cell office:value-type="float" office:value="6.75569891929626">
                <text:p>6.75569891929626</text:p>
              </table:table-cell>
              <table:table-cell office:value-type="float" office:value="6.31712603569031">
                <text:p>6.31712603569031</text:p>
              </table:table-cell>
              <table:table-cell office:value-type="float" office:value="6.00366401672363">
                <text:p>6.00366401672363</text:p>
              </table:table-cell>
              <table:table-cell office:value-type="float" office:value="5.75540900230408">
                <text:p>5.75540900230408</text:p>
              </table:table-cell>
              <table:table-cell office:value-type="float" office:value="5.52906608581543">
                <text:p>5.52906608581543</text:p>
              </table:table-cell>
              <table:table-cell office:value-type="float" office:value="5.41497492790222">
                <text:p>5.41497492790222</text:p>
              </table:table-cell>
              <table:table-cell office:value-type="float" office:value="5.46357703208923">
                <text:p>5.46357703208923</text:p>
              </table:table-cell>
              <table:table-cell office:value-type="float" office:value="5.37757802009583">
                <text:p>5.37757802009583</text:p>
              </table:table-cell>
              <table:table-cell office:value-type="float" office:value="5.36040496826172">
                <text:p>5.36040496826172</text:p>
              </table:table-cell>
              <table:table-cell office:value-type="float" office:value="5.32506990432739">
                <text:p>5.32506990432739</text:p>
              </table:table-cell>
              <table:table-cell office:value-type="float" office:value="5.20673513412476">
                <text:p>5.20673513412476</text:p>
              </table:table-cell>
              <table:table-cell office:value-type="float" office:value="5.16684603691101">
                <text:p>5.16684603691101</text:p>
              </table:table-cell>
            </table:table-row>
            <table:table-row>
              <table:table-cell office:value-type="string">
                <text:p>Partition 1024</text:p>
                <draw:g>
                  <svg:desc>HOST_W.A42:HOST_W.A42</svg:desc>
                </draw:g>
              </table:table-cell>
              <table:table-cell office:value-type="float" office:value="18.3256630897522">
                <text:p>18.3256630897522</text:p>
                <draw:g>
                  <svg:desc>HOST_W.C49:HOST_W.R49</svg:desc>
                </draw:g>
              </table:table-cell>
              <table:table-cell office:value-type="float" office:value="11.3479521274567">
                <text:p>11.3479521274567</text:p>
              </table:table-cell>
              <table:table-cell office:value-type="float" office:value="9.17621397972107">
                <text:p>9.17621397972107</text:p>
              </table:table-cell>
              <table:table-cell office:value-type="float" office:value="7.87519502639771">
                <text:p>7.87519502639771</text:p>
              </table:table-cell>
              <table:table-cell office:value-type="float" office:value="7.20990705490112">
                <text:p>7.20990705490112</text:p>
              </table:table-cell>
              <table:table-cell office:value-type="float" office:value="6.72152996063232">
                <text:p>6.72152996063232</text:p>
              </table:table-cell>
              <table:table-cell office:value-type="float" office:value="6.37186193466187">
                <text:p>6.37186193466187</text:p>
              </table:table-cell>
              <table:table-cell office:value-type="float" office:value="6.18981599807739">
                <text:p>6.18981599807739</text:p>
              </table:table-cell>
              <table:table-cell office:value-type="float" office:value="5.85465908050537">
                <text:p>5.85465908050537</text:p>
              </table:table-cell>
              <table:table-cell office:value-type="float" office:value="5.69843101501465">
                <text:p>5.69843101501465</text:p>
              </table:table-cell>
              <table:table-cell office:value-type="float" office:value="5.66268801689148">
                <text:p>5.66268801689148</text:p>
              </table:table-cell>
              <table:table-cell office:value-type="float" office:value="5.55643510818481">
                <text:p>5.55643510818481</text:p>
              </table:table-cell>
              <table:table-cell office:value-type="float" office:value="5.6155059337616">
                <text:p>5.6155059337616</text:p>
              </table:table-cell>
              <table:table-cell office:value-type="float" office:value="5.49016809463501">
                <text:p>5.49016809463501</text:p>
              </table:table-cell>
              <table:table-cell office:value-type="float" office:value="5.42905902862549">
                <text:p>5.42905902862549</text:p>
              </table:table-cell>
              <table:table-cell office:value-type="float" office:value="5.42951798439026">
                <text:p>5.429517984390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7cm" svg:height="8.997cm" xlink:href=".." xlink:type="simple" chart:class="chart:bar" chart:style-name="ch1">
        <chart:subtitle svg:x="7.253cm" svg:y="0.494cm" chart:style-name="ch2">
          <text:p>sub-title</text:p>
        </chart:subtitle>
        <chart:legend chart:legend-position="end" svg:x="13.125cm" svg:y="3.621cm" style:legend-expansion="high" chart:style-name="ch3"/>
        <chart:plot-area chart:style-name="ch4" table:cell-range-address="HOST_W.C2:HOST_W.R2 HOST_W.A2:HOST_W.A2 HOST_W.C13:HOST_W.R13 HOST_W.A22:HOST_W.A22 HOST_W.C33:HOST_W.R33 HOST_W.A42:HOST_W.A42 HOST_W.C53:HOST_W.R53" chart:data-source-has-labels="both" svg:x="1.97cm" svg:y="1.613cm" svg:width="10.517cm" svg:height="6.17cm">
          <chartooo:coordinate-region svg:x="2.697cm" svg:y="1.839cm" svg:width="9.79cm" svg:height="5.244cm"/>
          <chart:axis chart:dimension="x" chart:name="primary-x" chart:style-name="ch5" chartooo:axis-type="auto">
            <chartooo:date-scale/>
            <chart:title svg:x="5.993cm" svg:y="7.962cm" chart:style-name="ch6">
              <text:p>Number of Threads</text:p>
            </chart:title>
            <chart:categories table:cell-range-address="HOST_W.C2:HOST_W.R2"/>
          </chart:axis>
          <chart:axis chart:dimension="y" chart:name="primary-y" chart:style-name="ch7">
            <chart:title svg:x="0.451cm" svg:y="4.391cm" chart:style-name="ch6">
              <text:p>Speedup</text:p>
            </chart:title>
            <chart:grid chart:style-name="ch8" chart:class="major"/>
          </chart:axis>
          <chart:series chart:style-name="ch9" chart:values-cell-range-address="HOST_W.C13:HOST_W.R13" chart:label-cell-address="HOST_W.A2:HOST_W.A2" chart:class="chart:bar">
            <chart:data-point chart:repeated="16"/>
          </chart:series>
          <chart:series chart:style-name="ch10" chart:values-cell-range-address="HOST_W.C33:HOST_W.R33" chart:label-cell-address="HOST_W.A22:HOST_W.A22" chart:class="chart:bar">
            <chart:data-point chart:repeated="16"/>
          </chart:series>
          <chart:series chart:style-name="ch11" chart:values-cell-range-address="HOST_W.C53:HOST_W.R53" chart:label-cell-address="HOST_W.A42:HOST_W.A42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HOST_W.C2:HOST_W.R2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Partition 16</text:p>
                <draw:g>
                  <svg:desc>HOST_W.A2:HOST_W.A2</svg:desc>
                </draw:g>
              </table:table-cell>
              <table:table-cell office:value-type="float" office:value="1">
                <text:p>1</text:p>
                <draw:g>
                  <svg:desc>HOST_W.C13:HOST_W.R13</svg:desc>
                </draw:g>
              </table:table-cell>
              <table:table-cell office:value-type="float" office:value="1.56482001162865">
                <text:p>1.56482001162865</text:p>
              </table:table-cell>
              <table:table-cell office:value-type="float" office:value="1.93094569231053">
                <text:p>1.93094569231053</text:p>
              </table:table-cell>
              <table:table-cell office:value-type="float" office:value="2.19195415402294">
                <text:p>2.19195415402294</text:p>
              </table:table-cell>
              <table:table-cell office:value-type="float" office:value="2.42023378318124">
                <text:p>2.42023378318124</text:p>
              </table:table-cell>
              <table:table-cell office:value-type="float" office:value="2.57346959686724">
                <text:p>2.57346959686724</text:p>
              </table:table-cell>
              <table:table-cell office:value-type="float" office:value="2.6880180727582">
                <text:p>2.6880180727582</text:p>
              </table:table-cell>
              <table:table-cell office:value-type="float" office:value="2.77770821025215">
                <text:p>2.77770821025215</text:p>
              </table:table-cell>
              <table:table-cell office:value-type="float" office:value="2.92306715166599">
                <text:p>2.92306715166599</text:p>
              </table:table-cell>
              <table:table-cell office:value-type="float" office:value="2.97647142645452">
                <text:p>2.97647142645452</text:p>
              </table:table-cell>
              <table:table-cell office:value-type="float" office:value="2.96973946479185">
                <text:p>2.96973946479185</text:p>
              </table:table-cell>
              <table:table-cell office:value-type="float" office:value="3.02336527725345">
                <text:p>3.02336527725345</text:p>
              </table:table-cell>
              <table:table-cell office:value-type="float" office:value="3.00260857957633">
                <text:p>3.00260857957633</text:p>
              </table:table-cell>
              <table:table-cell office:value-type="float" office:value="3.07568735015372">
                <text:p>3.07568735015372</text:p>
              </table:table-cell>
              <table:table-cell office:value-type="float" office:value="3.06583457285724">
                <text:p>3.06583457285724</text:p>
              </table:table-cell>
              <table:table-cell office:value-type="float" office:value="3.08909211221819">
                <text:p>3.08909211221819</text:p>
              </table:table-cell>
            </table:table-row>
            <table:table-row>
              <table:table-cell office:value-type="string">
                <text:p>Partition 128</text:p>
                <draw:g>
                  <svg:desc>HOST_W.A22:HOST_W.A22</svg:desc>
                </draw:g>
              </table:table-cell>
              <table:table-cell office:value-type="float" office:value="1">
                <text:p>1</text:p>
                <draw:g>
                  <svg:desc>HOST_W.C33:HOST_W.R33</svg:desc>
                </draw:g>
              </table:table-cell>
              <table:table-cell office:value-type="float" office:value="1.56824784458463">
                <text:p>1.56824784458463</text:p>
              </table:table-cell>
              <table:table-cell office:value-type="float" office:value="1.92496077800596">
                <text:p>1.92496077800596</text:p>
              </table:table-cell>
              <table:table-cell office:value-type="float" office:value="2.20313626631561">
                <text:p>2.20313626631561</text:p>
              </table:table-cell>
              <table:table-cell office:value-type="float" office:value="2.39495765993522">
                <text:p>2.39495765993522</text:p>
              </table:table-cell>
              <table:table-cell office:value-type="float" office:value="2.56123002510534">
                <text:p>2.56123002510534</text:p>
              </table:table-cell>
              <table:table-cell office:value-type="float" office:value="2.69495641826645">
                <text:p>2.69495641826645</text:p>
              </table:table-cell>
              <table:table-cell office:value-type="float" office:value="2.81120123148632">
                <text:p>2.81120123148632</text:p>
              </table:table-cell>
              <table:table-cell office:value-type="float" office:value="2.9262831414681">
                <text:p>2.9262831414681</text:p>
              </table:table-cell>
              <table:table-cell office:value-type="float" office:value="2.98793864983835">
                <text:p>2.98793864983835</text:p>
              </table:table-cell>
              <table:table-cell office:value-type="float" office:value="2.96135897415868">
                <text:p>2.96135897415868</text:p>
              </table:table-cell>
              <table:table-cell office:value-type="float" office:value="3.00871745877457">
                <text:p>3.00871745877457</text:p>
              </table:table-cell>
              <table:table-cell office:value-type="float" office:value="3.01835644336242">
                <text:p>3.01835644336242</text:p>
              </table:table-cell>
              <table:table-cell office:value-type="float" office:value="3.03838506642634">
                <text:p>3.03838506642634</text:p>
              </table:table-cell>
              <table:table-cell office:value-type="float" office:value="3.10743920291702">
                <text:p>3.10743920291702</text:p>
              </table:table-cell>
              <table:table-cell office:value-type="float" office:value="3.13142926253279">
                <text:p>3.13142926253279</text:p>
              </table:table-cell>
            </table:table-row>
            <table:table-row>
              <table:table-cell office:value-type="string">
                <text:p>Partition 1024</text:p>
                <draw:g>
                  <svg:desc>HOST_W.A42:HOST_W.A42</svg:desc>
                </draw:g>
              </table:table-cell>
              <table:table-cell office:value-type="float" office:value="1">
                <text:p>1</text:p>
                <draw:g>
                  <svg:desc>HOST_W.C53:HOST_W.R53</svg:desc>
                </draw:g>
              </table:table-cell>
              <table:table-cell office:value-type="float" office:value="1.61488723991113">
                <text:p>1.61488723991113</text:p>
              </table:table-cell>
              <table:table-cell office:value-type="float" office:value="1.99708323391879">
                <text:p>1.99708323391879</text:p>
              </table:table-cell>
              <table:table-cell office:value-type="float" office:value="2.32701069983974">
                <text:p>2.32701069983974</text:p>
              </table:table-cell>
              <table:table-cell office:value-type="float" office:value="2.54173361046241">
                <text:p>2.54173361046241</text:p>
              </table:table-cell>
              <table:table-cell office:value-type="float" office:value="2.72641246815602">
                <text:p>2.72641246815602</text:p>
              </table:table-cell>
              <table:table-cell office:value-type="float" office:value="2.87602953071906">
                <text:p>2.87602953071906</text:p>
              </table:table-cell>
              <table:table-cell office:value-type="float" office:value="2.96061516133021">
                <text:p>2.96061516133021</text:p>
              </table:table-cell>
              <table:table-cell office:value-type="float" office:value="3.13009909505616">
                <text:p>3.13009909505616</text:p>
              </table:table-cell>
              <table:table-cell office:value-type="float" office:value="3.21591382636139">
                <text:p>3.21591382636139</text:p>
              </table:table-cell>
              <table:table-cell office:value-type="float" office:value="3.23621273767648">
                <text:p>3.23621273767648</text:p>
              </table:table-cell>
              <table:table-cell office:value-type="float" office:value="3.29809720314342">
                <text:p>3.29809720314342</text:p>
              </table:table-cell>
              <table:table-cell office:value-type="float" office:value="3.26340374418883">
                <text:p>3.26340374418883</text:p>
              </table:table-cell>
              <table:table-cell office:value-type="float" office:value="3.33790564767225">
                <text:p>3.33790564767225</text:p>
              </table:table-cell>
              <table:table-cell office:value-type="float" office:value="3.37547685393132">
                <text:p>3.37547685393132</text:p>
              </table:table-cell>
              <table:table-cell office:value-type="float" office:value="3.37519152573729">
                <text:p>3.375191525737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8.998cm" xlink:href=".." xlink:type="simple" chart:class="chart:bar" chart:style-name="ch1">
        <chart:subtitle svg:x="7.254cm" svg:y="0.494cm" chart:style-name="ch2">
          <text:p>sub-title</text:p>
        </chart:subtitle>
        <chart:legend chart:legend-position="end" svg:x="13.126cm" svg:y="3.622cm" style:legend-expansion="high" chart:style-name="ch3"/>
        <chart:plot-area chart:style-name="ch4" table:cell-range-address="MIC_NY.C2:MIC_NY.F2 MIC_NY.A2:MIC_NY.A2 MIC_NY.C9:MIC_NY.F9 MIC_NY.A22:MIC_NY.A22 MIC_NY.C29:MIC_NY.F29 MIC_NY.A42:MIC_NY.A42 MIC_NY.C47:MIC_NY.F47" chart:data-source-has-labels="both" svg:x="2.896cm" svg:y="1.613cm" svg:width="9.592cm" svg:height="6.171cm">
          <chartooo:coordinate-region svg:x="3.517cm" svg:y="1.839cm" svg:width="8.971cm" svg:height="5.245cm"/>
          <chart:axis chart:dimension="x" chart:name="primary-x" chart:style-name="ch5" chartooo:axis-type="auto">
            <chartooo:date-scale/>
            <chart:title svg:x="6.457cm" svg:y="7.963cm" chart:style-name="ch6">
              <text:p>Number of Threads</text:p>
            </chart:title>
            <chart:categories table:cell-range-address="MIC_NY.C2:MIC_NY.F2"/>
          </chart:axis>
          <chart:axis chart:dimension="y" chart:name="primary-y" chart:style-name="ch7">
            <chart:title svg:x="0.451cm" svg:y="4.391cm" chart:style-name="ch6">
              <text:p>Time in seconds</text:p>
            </chart:title>
            <chart:grid chart:style-name="ch8" chart:class="major"/>
          </chart:axis>
          <chart:series chart:style-name="ch9" chart:values-cell-range-address="MIC_NY.C9:MIC_NY.F9" chart:label-cell-address="MIC_NY.A2:MIC_NY.A2" chart:class="chart:bar">
            <chart:data-point chart:repeated="4"/>
          </chart:series>
          <chart:series chart:style-name="ch10" chart:values-cell-range-address="MIC_NY.C29:MIC_NY.F29" chart:label-cell-address="MIC_NY.A22:MIC_NY.A22" chart:class="chart:bar">
            <chart:data-point chart:repeated="4"/>
          </chart:series>
          <chart:series chart:style-name="ch11" chart:values-cell-range-address="MIC_NY.C47:MIC_NY.F47" chart:label-cell-address="MIC_NY.A42:MIC_NY.A4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60">
                <text:p>60</text:p>
                <draw:g>
                  <svg:desc>MIC_NY.C2:MIC_NY.F2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Partition 16</text:p>
                <draw:g>
                  <svg:desc>MIC_NY.A2:MIC_NY.A2</svg:desc>
                </draw:g>
              </table:table-cell>
              <table:table-cell office:value-type="float" office:value="6.32141709327698">
                <text:p>6.32141709327698</text:p>
                <draw:g>
                  <svg:desc>MIC_NY.C9:MIC_NY.F9</svg:desc>
                </draw:g>
              </table:table-cell>
              <table:table-cell office:value-type="float" office:value="12.8041169643402">
                <text:p>12.8041169643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ition 128</text:p>
                <draw:g>
                  <svg:desc>MIC_NY.A22:MIC_NY.A22</svg:desc>
                </draw:g>
              </table:table-cell>
              <table:table-cell office:value-type="float" office:value="6.13321995735168">
                <text:p>6.13321995735168</text:p>
                <draw:g>
                  <svg:desc>MIC_NY.C29:MIC_NY.F29</svg:desc>
                </draw:g>
              </table:table-cell>
              <table:table-cell office:value-type="float" office:value="10.1650218963623">
                <text:p>10.1650218963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ition 1024</text:p>
                <draw:g>
                  <svg:desc>MIC_NY.A42:MIC_NY.A42</svg:desc>
                </draw:g>
              </table:table-cell>
              <table:table-cell office:value-type="float" office:value="6.38717007637024">
                <text:p>6.38717007637024</text:p>
                <draw:g>
                  <svg:desc>MIC_NY.C47:MIC_NY.F47</svg:desc>
                </draw:g>
              </table:table-cell>
              <table:table-cell office:value-type="float" office:value="9.17714095115662">
                <text:p>9.17714095115662</text:p>
              </table:table-cell>
              <table:table-cell office:value-type="float" office:value="12.6164391040802">
                <text:p>12.616439104080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7" style:family="chart" style:data-style-name="N0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98cm" svg:height="8.996cm" xlink:href=".." xlink:type="simple" chart:class="chart:bar" chart:style-name="ch1">
        <chart:subtitle svg:x="7.254cm" svg:y="0.494cm" chart:style-name="ch2">
          <text:p>sub-title</text:p>
        </chart:subtitle>
        <chart:legend chart:legend-position="end" svg:x="13.126cm" svg:y="3.621cm" style:legend-expansion="high" chart:style-name="ch3"/>
        <chart:plot-area chart:style-name="ch4" table:cell-range-address="MIC_NY.C2:MIC_NY.F2 MIC_NY.A2:MIC_NY.A2 MIC_NY.C13:MIC_NY.F13 MIC_NY.A22:MIC_NY.A22 MIC_NY.C33:MIC_NY.F33 MIC_NY.A42:MIC_NY.A42 MIC_NY.C51:MIC_NY.F51" chart:data-source-has-labels="both" svg:x="1.97cm" svg:y="1.613cm" svg:width="10.518cm" svg:height="6.169cm">
          <chartooo:coordinate-region svg:x="2.591cm" svg:y="1.839cm" svg:width="9.897cm" svg:height="5.243cm"/>
          <chart:axis chart:dimension="x" chart:name="primary-x" chart:style-name="ch5" chartooo:axis-type="auto">
            <chartooo:date-scale/>
            <chart:title svg:x="5.994cm" svg:y="7.961cm" chart:style-name="ch6">
              <text:p>Number of Threads</text:p>
            </chart:title>
            <chart:categories table:cell-range-address="MIC_NY.C2:MIC_NY.F2"/>
          </chart:axis>
          <chart:axis chart:dimension="y" chart:name="primary-y" chart:style-name="ch7">
            <chart:title svg:x="0.451cm" svg:y="4.39cm" chart:style-name="ch6">
              <text:p>Speedup</text:p>
            </chart:title>
            <chart:grid chart:style-name="ch8" chart:class="major"/>
          </chart:axis>
          <chart:series chart:style-name="ch9" chart:values-cell-range-address="MIC_NY.C13:MIC_NY.F13" chart:label-cell-address="MIC_NY.A2:MIC_NY.A2" chart:class="chart:bar">
            <chart:data-point chart:repeated="4"/>
          </chart:series>
          <chart:series chart:style-name="ch10" chart:values-cell-range-address="MIC_NY.C33:MIC_NY.F33" chart:label-cell-address="MIC_NY.A22:MIC_NY.A22" chart:class="chart:bar">
            <chart:data-point chart:repeated="4"/>
          </chart:series>
          <chart:series chart:style-name="ch11" chart:values-cell-range-address="MIC_NY.C51:MIC_NY.F51" chart:label-cell-address="MIC_NY.A42:MIC_NY.A4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60">
                <text:p>60</text:p>
                <draw:g>
                  <svg:desc>MIC_NY.C2:MIC_NY.F2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180">
                <text:p>180</text:p>
              </table:table-cell>
              <table:table-cell office:value-type="float" office:value="240">
                <text:p>240</text:p>
              </table:table-cell>
            </table:table-row>
          </table:table-header-rows>
          <table:table-rows>
            <table:table-row>
              <table:table-cell office:value-type="string">
                <text:p>Partition 16</text:p>
                <draw:g>
                  <svg:desc>MIC_NY.A2:MIC_NY.A2</svg:desc>
                </draw:g>
              </table:table-cell>
              <table:table-cell office:value-type="float" office:value="1">
                <text:p>1</text:p>
                <draw:g>
                  <svg:desc>MIC_NY.C13:MIC_NY.F13</svg:desc>
                </draw:g>
              </table:table-cell>
              <table:table-cell office:value-type="float" office:value="0.493701917194469">
                <text:p>0.49370191719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ition 128</text:p>
                <draw:g>
                  <svg:desc>MIC_NY.A22:MIC_NY.A22</svg:desc>
                </draw:g>
              </table:table-cell>
              <table:table-cell office:value-type="float" office:value="1">
                <text:p>1</text:p>
                <draw:g>
                  <svg:desc>MIC_NY.C33:MIC_NY.F33</svg:desc>
                </draw:g>
              </table:table-cell>
              <table:table-cell office:value-type="float" office:value="0.603365149616308">
                <text:p>0.603365149616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artition 1024</text:p>
                <draw:g>
                  <svg:desc>MIC_NY.A42:MIC_NY.A42</svg:desc>
                </draw:g>
              </table:table-cell>
              <table:table-cell office:value-type="float" office:value="6.36365103721619">
                <text:p>6.36365103721619</text:p>
                <draw:g>
                  <svg:desc>MIC_NY.C51:MIC_NY.F51</svg:desc>
                </draw:g>
              </table:table-cell>
              <table:table-cell office:value-type="float" office:value="9.17757916450501">
                <text:p>9.17757916450501</text:p>
              </table:table-cell>
              <table:table-cell office:value-type="float" office:value="12.6457591056824">
                <text:p>12.645759105682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244" chart:interval-maj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264cm" svg:height="9cm" xlink:href=".." xlink:type="simple" chart:class="chart:scatter" chart:column-mapping="0 1 2 3 4" chart:style-name="ch1">
        <chart:title svg:x="7.787cm" svg:y="0.315cm" chart:style-name="ch2">
          <text:p>GMetis - 128 partitions</text:p>
        </chart:title>
        <chart:legend chart:legend-position="end" svg:x="17.174cm" svg:y="3.072cm" style:legend-expansion="high" chart:style-name="ch3"/>
        <chart:plot-area chart:style-name="ch4" table:cell-range-address="gmetis128.B2:gmetis128.G246" chart:data-source-has-labels="both" svg:x="1.47cm" svg:y="1.714cm" svg:width="14.279cm" svg:height="6.071cm">
          <chartooo:coordinate-region svg:x="2.277cm" svg:y="1.94cm" svg:width="12.85cm" svg:height="4.694cm"/>
          <chart:axis chart:dimension="x" chart:name="primary-x" chart:style-name="ch5" chartooo:axis-type="auto">
            <chart:title svg:x="7.956cm" svg:y="7.965cm" chart:style-name="ch6">
              <text:p>Threads</text:p>
            </chart:title>
            <chart:categories table:cell-range-address="gmetis128.B3:gmetis128.B246"/>
          </chart:axis>
          <chart:axis chart:dimension="x" chart:name="secondary-x" chart:style-name="ch7"/>
          <chart:axis chart:dimension="y" chart:name="primary-y" chart:style-name="ch8">
            <chart:title svg:x="0.451cm" svg:y="6.089cm" chart:style-name="ch9">
              <text:p>Time (in seconds)</text:p>
            </chart:title>
            <chart:grid chart:style-name="ch10" chart:class="major"/>
          </chart:axis>
          <chart:axis chart:dimension="y" chart:name="secondary-y" chart:style-name="ch11">
            <chart:title svg:x="16.154cm" svg:y="5.468cm" chart:style-name="ch9">
              <text:p>Speedup</text:p>
            </chart:title>
          </chart:axis>
          <chart:series chart:attached-axis="primary-y" chart:style-name="ch12" chart:values-cell-range-address="gmetis128.C3:gmetis128.C246" chart:label-cell-address="gmetis128.C2:gmetis128.C2" chart:class="chart:scatter">
            <chart:domain table:cell-range-address="gmetis128.B3:gmetis128.B246"/>
            <chart:data-point chart:repeated="244"/>
          </chart:series>
          <chart:series chart:attached-axis="primary-y" chart:style-name="ch13" chart:values-cell-range-address="gmetis128.D3:gmetis128.D246" chart:label-cell-address="gmetis128.D2:gmetis128.D2" chart:class="chart:scatter">
            <chart:data-point chart:repeated="244"/>
          </chart:series>
          <chart:series chart:attached-axis="primary-y" chart:style-name="ch14" chart:values-cell-range-address="gmetis128.E3:gmetis128.E246" chart:label-cell-address="gmetis128.E2:gmetis128.E2" chart:class="chart:scatter">
            <chart:data-point chart:repeated="244"/>
          </chart:series>
          <chart:series chart:attached-axis="primary-y" chart:style-name="ch15" chart:values-cell-range-address="gmetis128.F3:gmetis128.F246" chart:label-cell-address="gmetis128.F2:gmetis128.F2" chart:class="chart:scatter">
            <chart:data-point chart:repeated="244"/>
          </chart:series>
          <chart:series chart:attached-axis="secondary-y" chart:style-name="ch16" chart:values-cell-range-address="gmetis128.G3:gmetis128.G246" chart:label-cell-address="gmetis128.G2:gmetis128.G2" chart:class="chart:scatter">
            <chart:data-point chart:repeated="24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gmetis128.C2:gmetis128.C2</svg:desc>
                </draw:g>
              </table:table-cell>
              <table:table-cell office:value-type="string">
                <text:p>Coarsen</text:p>
                <draw:g>
                  <svg:desc>gmetis128.D2:gmetis128.D2</svg:desc>
                </draw:g>
              </table:table-cell>
              <table:table-cell office:value-type="string">
                <text:p>Clustering</text:p>
                <draw:g>
                  <svg:desc>gmetis128.E2:gmetis128.E2</svg:desc>
                </draw:g>
              </table:table-cell>
              <table:table-cell office:value-type="string">
                <text:p>Refinement</text:p>
                <draw:g>
                  <svg:desc>gmetis128.F2:gmetis128.F2</svg:desc>
                </draw:g>
              </table:table-cell>
              <table:table-cell office:value-type="string">
                <text:p>Speedup</text:p>
                <draw:g>
                  <svg:desc>gmetis128.G2:gmetis128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metis128.B3:gmetis128.B246</svg:desc>
                </draw:g>
              </table:table-cell>
              <table:table-cell office:value-type="float" office:value="1">
                <text:p>1</text:p>
                <draw:g>
                  <svg:desc>gmetis128.B3:gmetis128.B246</svg:desc>
                </draw:g>
              </table:table-cell>
              <table:table-cell office:value-type="float" office:value="92.871">
                <text:p>92.871</text:p>
                <draw:g>
                  <svg:desc>gmetis128.C3:gmetis128.C246</svg:desc>
                </draw:g>
              </table:table-cell>
              <table:table-cell office:value-type="float" office:value="84.302">
                <text:p>84.302</text:p>
                <draw:g>
                  <svg:desc>gmetis128.D3:gmetis128.D246</svg:desc>
                </draw:g>
              </table:table-cell>
              <table:table-cell office:value-type="float" office:value="0.524">
                <text:p>0.524</text:p>
                <draw:g>
                  <svg:desc>gmetis128.E3:gmetis128.E246</svg:desc>
                </draw:g>
              </table:table-cell>
              <table:table-cell office:value-type="float" office:value="7.889">
                <text:p>7.889</text:p>
                <draw:g>
                  <svg:desc>gmetis128.F3:gmetis128.F246</svg:desc>
                </draw:g>
              </table:table-cell>
              <table:table-cell office:value-type="float" office:value="1">
                <text:p>1</text:p>
                <draw:g>
                  <svg:desc>gmetis128.G3:gmetis128.G2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49.081">
                <text:p>49.081</text:p>
              </table:table-cell>
              <table:table-cell office:value-type="float" office:value="44.112">
                <text:p>44.112</text:p>
              </table:table-cell>
              <table:table-cell office:value-type="float" office:value="0.448">
                <text:p>0.448</text:p>
              </table:table-cell>
              <table:table-cell office:value-type="float" office:value="4.36">
                <text:p>4.36</text:p>
              </table:table-cell>
              <table:table-cell office:value-type="float" office:value="1.89219861046026">
                <text:p>1.892198610460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3.37">
                <text:p>33.37</text:p>
              </table:table-cell>
              <table:table-cell office:value-type="float" office:value="29.834">
                <text:p>29.834</text:p>
              </table:table-cell>
              <table:table-cell office:value-type="float" office:value="0.435">
                <text:p>0.435</text:p>
              </table:table-cell>
              <table:table-cell office:value-type="float" office:value="2.933">
                <text:p>2.933</text:p>
              </table:table-cell>
              <table:table-cell office:value-type="float" office:value="2.78306862451304">
                <text:p>2.783068624513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5.541">
                <text:p>25.541</text:p>
              </table:table-cell>
              <table:table-cell office:value-type="float" office:value="22.643">
                <text:p>22.643</text:p>
              </table:table-cell>
              <table:table-cell office:value-type="float" office:value="0.428">
                <text:p>0.428</text:p>
              </table:table-cell>
              <table:table-cell office:value-type="float" office:value="2.3">
                <text:p>2.3</text:p>
              </table:table-cell>
              <table:table-cell office:value-type="float" office:value="3.63615363533143">
                <text:p>3.6361536353314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0.794">
                <text:p>20.794</text:p>
              </table:table-cell>
              <table:table-cell office:value-type="float" office:value="18.246">
                <text:p>18.246</text:p>
              </table:table-cell>
              <table:table-cell office:value-type="float" office:value="0.424">
                <text:p>0.424</text:p>
              </table:table-cell>
              <table:table-cell office:value-type="float" office:value="1.951">
                <text:p>1.951</text:p>
              </table:table-cell>
              <table:table-cell office:value-type="float" office:value="4.46624026161393">
                <text:p>4.46624026161393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18.307">
                <text:p>18.307</text:p>
              </table:table-cell>
              <table:table-cell office:value-type="float" office:value="16.039">
                <text:p>16.039</text:p>
              </table:table-cell>
              <table:table-cell office:value-type="float" office:value="0.423">
                <text:p>0.423</text:p>
              </table:table-cell>
              <table:table-cell office:value-type="float" office:value="1.67">
                <text:p>1.67</text:p>
              </table:table-cell>
              <table:table-cell office:value-type="float" office:value="5.0729775495712">
                <text:p>5.07297754957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5.551">
                <text:p>15.551</text:p>
              </table:table-cell>
              <table:table-cell office:value-type="float" office:value="13.575">
                <text:p>13.575</text:p>
              </table:table-cell>
              <table:table-cell office:value-type="float" office:value="0.426">
                <text:p>0.426</text:p>
              </table:table-cell>
              <table:table-cell office:value-type="float" office:value="1.374">
                <text:p>1.374</text:p>
              </table:table-cell>
              <table:table-cell office:value-type="float" office:value="5.97202752234583">
                <text:p>5.9720275223458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3.655">
                <text:p>13.655</text:p>
              </table:table-cell>
              <table:table-cell office:value-type="float" office:value="11.82">
                <text:p>11.82</text:p>
              </table:table-cell>
              <table:table-cell office:value-type="float" office:value="0.424">
                <text:p>0.424</text:p>
              </table:table-cell>
              <table:table-cell office:value-type="float" office:value="1.234">
                <text:p>1.234</text:p>
              </table:table-cell>
              <table:table-cell office:value-type="float" office:value="6.80124496521421">
                <text:p>6.8012449652142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2.219">
                <text:p>12.219</text:p>
              </table:table-cell>
              <table:table-cell office:value-type="float" office:value="10.52">
                <text:p>10.52</text:p>
              </table:table-cell>
              <table:table-cell office:value-type="float" office:value="0.421">
                <text:p>0.421</text:p>
              </table:table-cell>
              <table:table-cell office:value-type="float" office:value="1.103">
                <text:p>1.103</text:p>
              </table:table-cell>
              <table:table-cell office:value-type="float" office:value="7.60054014240118">
                <text:p>7.600540142401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038">
                <text:p>11.038</text:p>
              </table:table-cell>
              <table:table-cell office:value-type="float" office:value="9.429">
                <text:p>9.429</text:p>
              </table:table-cell>
              <table:table-cell office:value-type="float" office:value="0.419">
                <text:p>0.419</text:p>
              </table:table-cell>
              <table:table-cell office:value-type="float" office:value="1.013">
                <text:p>1.013</text:p>
              </table:table-cell>
              <table:table-cell office:value-type="float" office:value="8.41375249139337">
                <text:p>8.4137524913933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0.173">
                <text:p>10.173</text:p>
              </table:table-cell>
              <table:table-cell office:value-type="float" office:value="8.658">
                <text:p>8.658</text:p>
              </table:table-cell>
              <table:table-cell office:value-type="float" office:value="0.422">
                <text:p>0.422</text:p>
              </table:table-cell>
              <table:table-cell office:value-type="float" office:value="0.915">
                <text:p>0.915</text:p>
              </table:table-cell>
              <table:table-cell office:value-type="float" office:value="9.12916543792392">
                <text:p>9.129165437923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0.064">
                <text:p>10.064</text:p>
              </table:table-cell>
              <table:table-cell office:value-type="float" office:value="8.557">
                <text:p>8.557</text:p>
              </table:table-cell>
              <table:table-cell office:value-type="float" office:value="0.442">
                <text:p>0.442</text:p>
              </table:table-cell>
              <table:table-cell office:value-type="float" office:value="0.887">
                <text:p>0.887</text:p>
              </table:table-cell>
              <table:table-cell office:value-type="float" office:value="9.22804054054054">
                <text:p>9.2280405405405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8.965">
                <text:p>8.965</text:p>
              </table:table-cell>
              <table:table-cell office:value-type="float" office:value="7.537">
                <text:p>7.537</text:p>
              </table:table-cell>
              <table:table-cell office:value-type="float" office:value="0.42">
                <text:p>0.42</text:p>
              </table:table-cell>
              <table:table-cell office:value-type="float" office:value="0.831">
                <text:p>0.831</text:p>
              </table:table-cell>
              <table:table-cell office:value-type="float" office:value="10.3592861126603">
                <text:p>10.359286112660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8.265">
                <text:p>8.265</text:p>
              </table:table-cell>
              <table:table-cell office:value-type="float" office:value="6.9">
                <text:p>6.9</text:p>
              </table:table-cell>
              <table:table-cell office:value-type="float" office:value="0.413">
                <text:p>0.413</text:p>
              </table:table-cell>
              <table:table-cell office:value-type="float" office:value="0.776">
                <text:p>0.776</text:p>
              </table:table-cell>
              <table:table-cell office:value-type="float" office:value="11.2366606170599">
                <text:p>11.236660617059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7.887">
                <text:p>7.887</text:p>
              </table:table-cell>
              <table:table-cell office:value-type="float" office:value="6.559">
                <text:p>6.559</text:p>
              </table:table-cell>
              <table:table-cell office:value-type="float" office:value="0.419">
                <text:p>0.419</text:p>
              </table:table-cell>
              <table:table-cell office:value-type="float" office:value="0.732">
                <text:p>0.732</text:p>
              </table:table-cell>
              <table:table-cell office:value-type="float" office:value="11.7751996957018">
                <text:p>11.775199695701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7.379">
                <text:p>7.379</text:p>
              </table:table-cell>
              <table:table-cell office:value-type="float" office:value="6.08">
                <text:p>6.08</text:p>
              </table:table-cell>
              <table:table-cell office:value-type="float" office:value="0.418">
                <text:p>0.418</text:p>
              </table:table-cell>
              <table:table-cell office:value-type="float" office:value="0.704">
                <text:p>0.704</text:p>
              </table:table-cell>
              <table:table-cell office:value-type="float" office:value="12.5858517414284">
                <text:p>12.585851741428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7.095">
                <text:p>7.095</text:p>
              </table:table-cell>
              <table:table-cell office:value-type="float" office:value="5.817">
                <text:p>5.817</text:p>
              </table:table-cell>
              <table:table-cell office:value-type="float" office:value="0.417">
                <text:p>0.417</text:p>
              </table:table-cell>
              <table:table-cell office:value-type="float" office:value="0.684">
                <text:p>0.684</text:p>
              </table:table-cell>
              <table:table-cell office:value-type="float" office:value="13.0896405919662">
                <text:p>13.08964059196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6.752">
                <text:p>6.752</text:p>
              </table:table-cell>
              <table:table-cell office:value-type="float" office:value="5.503">
                <text:p>5.503</text:p>
              </table:table-cell>
              <table:table-cell office:value-type="float" office:value="0.417">
                <text:p>0.417</text:p>
              </table:table-cell>
              <table:table-cell office:value-type="float" office:value="0.655">
                <text:p>0.655</text:p>
              </table:table-cell>
              <table:table-cell office:value-type="float" office:value="13.7545912322275">
                <text:p>13.75459123222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6.405">
                <text:p>6.405</text:p>
              </table:table-cell>
              <table:table-cell office:value-type="float" office:value="5.178">
                <text:p>5.178</text:p>
              </table:table-cell>
              <table:table-cell office:value-type="float" office:value="0.416">
                <text:p>0.416</text:p>
              </table:table-cell>
              <table:table-cell office:value-type="float" office:value="0.634">
                <text:p>0.634</text:p>
              </table:table-cell>
              <table:table-cell office:value-type="float" office:value="14.4997658079625">
                <text:p>14.499765807962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111">
                <text:p>6.111</text:p>
              </table:table-cell>
              <table:table-cell office:value-type="float" office:value="4.907">
                <text:p>4.907</text:p>
              </table:table-cell>
              <table:table-cell office:value-type="float" office:value="0.415">
                <text:p>0.415</text:p>
              </table:table-cell>
              <table:table-cell office:value-type="float" office:value="0.612">
                <text:p>0.612</text:p>
              </table:table-cell>
              <table:table-cell office:value-type="float" office:value="15.1973490427099">
                <text:p>15.197349042709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5.947">
                <text:p>5.947</text:p>
              </table:table-cell>
              <table:table-cell office:value-type="float" office:value="4.762">
                <text:p>4.762</text:p>
              </table:table-cell>
              <table:table-cell office:value-type="float" office:value="0.412">
                <text:p>0.412</text:p>
              </table:table-cell>
              <table:table-cell office:value-type="float" office:value="0.597">
                <text:p>0.597</text:p>
              </table:table-cell>
              <table:table-cell office:value-type="float" office:value="15.6164452665209">
                <text:p>15.61644526652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5.717">
                <text:p>5.717</text:p>
              </table:table-cell>
              <table:table-cell office:value-type="float" office:value="4.561">
                <text:p>4.561</text:p>
              </table:table-cell>
              <table:table-cell office:value-type="float" office:value="0.412">
                <text:p>0.412</text:p>
              </table:table-cell>
              <table:table-cell office:value-type="float" office:value="0.569">
                <text:p>0.569</text:p>
              </table:table-cell>
              <table:table-cell office:value-type="float" office:value="16.2447087633374">
                <text:p>16.244708763337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5.557">
                <text:p>5.557</text:p>
              </table:table-cell>
              <table:table-cell office:value-type="float" office:value="4.407">
                <text:p>4.407</text:p>
              </table:table-cell>
              <table:table-cell office:value-type="float" office:value="0.411">
                <text:p>0.411</text:p>
              </table:table-cell>
              <table:table-cell office:value-type="float" office:value="0.565">
                <text:p>0.565</text:p>
              </table:table-cell>
              <table:table-cell office:value-type="float" office:value="16.7124347669606">
                <text:p>16.712434766960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5.386">
                <text:p>5.386</text:p>
              </table:table-cell>
              <table:table-cell office:value-type="float" office:value="4.212">
                <text:p>4.212</text:p>
              </table:table-cell>
              <table:table-cell office:value-type="float" office:value="0.418">
                <text:p>0.418</text:p>
              </table:table-cell>
              <table:table-cell office:value-type="float" office:value="0.58">
                <text:p>0.58</text:p>
              </table:table-cell>
              <table:table-cell office:value-type="float" office:value="17.2430375046417">
                <text:p>17.243037504641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5.259">
                <text:p>5.259</text:p>
              </table:table-cell>
              <table:table-cell office:value-type="float" office:value="4.11">
                <text:p>4.11</text:p>
              </table:table-cell>
              <table:table-cell office:value-type="float" office:value="0.415">
                <text:p>0.415</text:p>
              </table:table-cell>
              <table:table-cell office:value-type="float" office:value="0.558">
                <text:p>0.558</text:p>
              </table:table-cell>
              <table:table-cell office:value-type="float" office:value="17.6594409583571">
                <text:p>17.6594409583571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5.067">
                <text:p>5.067</text:p>
              </table:table-cell>
              <table:table-cell office:value-type="float" office:value="3.944">
                <text:p>3.944</text:p>
              </table:table-cell>
              <table:table-cell office:value-type="float" office:value="0.414">
                <text:p>0.414</text:p>
              </table:table-cell>
              <table:table-cell office:value-type="float" office:value="0.532">
                <text:p>0.532</text:p>
              </table:table-cell>
              <table:table-cell office:value-type="float" office:value="18.3285968028419">
                <text:p>18.328596802841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4.912">
                <text:p>4.912</text:p>
              </table:table-cell>
              <table:table-cell office:value-type="float" office:value="3.792">
                <text:p>3.792</text:p>
              </table:table-cell>
              <table:table-cell office:value-type="float" office:value="0.414">
                <text:p>0.414</text:p>
              </table:table-cell>
              <table:table-cell office:value-type="float" office:value="0.531">
                <text:p>0.531</text:p>
              </table:table-cell>
              <table:table-cell office:value-type="float" office:value="18.9069625407166">
                <text:p>18.906962540716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4.82">
                <text:p>4.82</text:p>
              </table:table-cell>
              <table:table-cell office:value-type="float" office:value="3.716">
                <text:p>3.716</text:p>
              </table:table-cell>
              <table:table-cell office:value-type="float" office:value="0.414">
                <text:p>0.414</text:p>
              </table:table-cell>
              <table:table-cell office:value-type="float" office:value="0.514">
                <text:p>0.514</text:p>
              </table:table-cell>
              <table:table-cell office:value-type="float" office:value="19.2678423236515">
                <text:p>19.267842323651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768">
                <text:p>4.768</text:p>
              </table:table-cell>
              <table:table-cell office:value-type="float" office:value="3.664">
                <text:p>3.664</text:p>
              </table:table-cell>
              <table:table-cell office:value-type="float" office:value="0.414">
                <text:p>0.414</text:p>
              </table:table-cell>
              <table:table-cell office:value-type="float" office:value="0.514">
                <text:p>0.514</text:p>
              </table:table-cell>
              <table:table-cell office:value-type="float" office:value="19.4779781879195">
                <text:p>19.47797818791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687">
                <text:p>4.687</text:p>
              </table:table-cell>
              <table:table-cell office:value-type="float" office:value="3.563">
                <text:p>3.563</text:p>
              </table:table-cell>
              <table:table-cell office:value-type="float" office:value="0.422">
                <text:p>0.422</text:p>
              </table:table-cell>
              <table:table-cell office:value-type="float" office:value="0.529">
                <text:p>0.529</text:p>
              </table:table-cell>
              <table:table-cell office:value-type="float" office:value="19.814593556646">
                <text:p>19.81459355664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4.478">
                <text:p>4.478</text:p>
              </table:table-cell>
              <table:table-cell office:value-type="float" office:value="3.371">
                <text:p>3.371</text:p>
              </table:table-cell>
              <table:table-cell office:value-type="float" office:value="0.416">
                <text:p>0.416</text:p>
              </table:table-cell>
              <table:table-cell office:value-type="float" office:value="0.515">
                <text:p>0.515</text:p>
              </table:table-cell>
              <table:table-cell office:value-type="float" office:value="20.7393925859759">
                <text:p>20.73939258597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4.401">
                <text:p>4.401</text:p>
              </table:table-cell>
              <table:table-cell office:value-type="float" office:value="3.31">
                <text:p>3.31</text:p>
              </table:table-cell>
              <table:table-cell office:value-type="float" office:value="0.415">
                <text:p>0.415</text:p>
              </table:table-cell>
              <table:table-cell office:value-type="float" office:value="0.499">
                <text:p>0.499</text:p>
              </table:table-cell>
              <table:table-cell office:value-type="float" office:value="21.1022494887526">
                <text:p>21.1022494887526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4.372">
                <text:p>4.372</text:p>
              </table:table-cell>
              <table:table-cell office:value-type="float" office:value="3.261">
                <text:p>3.261</text:p>
              </table:table-cell>
              <table:table-cell office:value-type="float" office:value="0.419">
                <text:p>0.419</text:p>
              </table:table-cell>
              <table:table-cell office:value-type="float" office:value="0.517">
                <text:p>0.517</text:p>
              </table:table-cell>
              <table:table-cell office:value-type="float" office:value="21.2422232387923">
                <text:p>21.242223238792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4.203">
                <text:p>4.203</text:p>
              </table:table-cell>
              <table:table-cell office:value-type="float" office:value="3.108">
                <text:p>3.108</text:p>
              </table:table-cell>
              <table:table-cell office:value-type="float" office:value="0.416">
                <text:p>0.416</text:p>
              </table:table-cell>
              <table:table-cell office:value-type="float" office:value="0.503">
                <text:p>0.503</text:p>
              </table:table-cell>
              <table:table-cell office:value-type="float" office:value="22.0963597430407">
                <text:p>22.096359743040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4.155">
                <text:p>4.155</text:p>
              </table:table-cell>
              <table:table-cell office:value-type="float" office:value="3.07">
                <text:p>3.07</text:p>
              </table:table-cell>
              <table:table-cell office:value-type="float" office:value="0.418">
                <text:p>0.418</text:p>
              </table:table-cell>
              <table:table-cell office:value-type="float" office:value="0.491">
                <text:p>0.491</text:p>
              </table:table-cell>
              <table:table-cell office:value-type="float" office:value="22.3516245487365">
                <text:p>22.351624548736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4.126">
                <text:p>4.126</text:p>
              </table:table-cell>
              <table:table-cell office:value-type="float" office:value="3.037">
                <text:p>3.037</text:p>
              </table:table-cell>
              <table:table-cell office:value-type="float" office:value="0.414">
                <text:p>0.414</text:p>
              </table:table-cell>
              <table:table-cell office:value-type="float" office:value="0.499">
                <text:p>0.499</text:p>
              </table:table-cell>
              <table:table-cell office:value-type="float" office:value="22.5087251575376">
                <text:p>22.5087251575376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.008">
                <text:p>4.008</text:p>
              </table:table-cell>
              <table:table-cell office:value-type="float" office:value="2.933">
                <text:p>2.933</text:p>
              </table:table-cell>
              <table:table-cell office:value-type="float" office:value="0.417">
                <text:p>0.417</text:p>
              </table:table-cell>
              <table:table-cell office:value-type="float" office:value="0.482">
                <text:p>0.482</text:p>
              </table:table-cell>
              <table:table-cell office:value-type="float" office:value="23.1714071856287">
                <text:p>23.171407185628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3.93">
                <text:p>3.93</text:p>
              </table:table-cell>
              <table:table-cell office:value-type="float" office:value="2.842">
                <text:p>2.842</text:p>
              </table:table-cell>
              <table:table-cell office:value-type="float" office:value="0.418">
                <text:p>0.418</text:p>
              </table:table-cell>
              <table:table-cell office:value-type="float" office:value="0.494">
                <text:p>0.494</text:p>
              </table:table-cell>
              <table:table-cell office:value-type="float" office:value="23.6312977099237">
                <text:p>23.631297709923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825">
                <text:p>3.825</text:p>
              </table:table-cell>
              <table:table-cell office:value-type="float" office:value="2.753">
                <text:p>2.753</text:p>
              </table:table-cell>
              <table:table-cell office:value-type="float" office:value="0.417">
                <text:p>0.417</text:p>
              </table:table-cell>
              <table:table-cell office:value-type="float" office:value="0.479">
                <text:p>0.479</text:p>
              </table:table-cell>
              <table:table-cell office:value-type="float" office:value="24.28">
                <text:p>24.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.798">
                <text:p>3.798</text:p>
              </table:table-cell>
              <table:table-cell office:value-type="float" office:value="2.73">
                <text:p>2.73</text:p>
              </table:table-cell>
              <table:table-cell office:value-type="float" office:value="0.414">
                <text:p>0.414</text:p>
              </table:table-cell>
              <table:table-cell office:value-type="float" office:value="0.48">
                <text:p>0.48</text:p>
              </table:table-cell>
              <table:table-cell office:value-type="float" office:value="24.4526066350711">
                <text:p>24.452606635071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.805">
                <text:p>3.805</text:p>
              </table:table-cell>
              <table:table-cell office:value-type="float" office:value="2.737">
                <text:p>2.737</text:p>
              </table:table-cell>
              <table:table-cell office:value-type="float" office:value="0.412">
                <text:p>0.412</text:p>
              </table:table-cell>
              <table:table-cell office:value-type="float" office:value="0.482">
                <text:p>0.482</text:p>
              </table:table-cell>
              <table:table-cell office:value-type="float" office:value="24.4076215505913">
                <text:p>24.407621550591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3.777">
                <text:p>3.777</text:p>
              </table:table-cell>
              <table:table-cell office:value-type="float" office:value="2.693">
                <text:p>2.693</text:p>
              </table:table-cell>
              <table:table-cell office:value-type="float" office:value="0.415">
                <text:p>0.415</text:p>
              </table:table-cell>
              <table:table-cell office:value-type="float" office:value="0.494">
                <text:p>0.494</text:p>
              </table:table-cell>
              <table:table-cell office:value-type="float" office:value="24.5885623510723">
                <text:p>24.5885623510723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3.715">
                <text:p>3.715</text:p>
              </table:table-cell>
              <table:table-cell office:value-type="float" office:value="2.626">
                <text:p>2.626</text:p>
              </table:table-cell>
              <table:table-cell office:value-type="float" office:value="0.414">
                <text:p>0.414</text:p>
              </table:table-cell>
              <table:table-cell office:value-type="float" office:value="0.5">
                <text:p>0.5</text:p>
              </table:table-cell>
              <table:table-cell office:value-type="float" office:value="24.9989232839838">
                <text:p>24.9989232839838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3.643">
                <text:p>3.643</text:p>
              </table:table-cell>
              <table:table-cell office:value-type="float" office:value="2.564">
                <text:p>2.564</text:p>
              </table:table-cell>
              <table:table-cell office:value-type="float" office:value="0.416">
                <text:p>0.416</text:p>
              </table:table-cell>
              <table:table-cell office:value-type="float" office:value="0.488">
                <text:p>0.488</text:p>
              </table:table-cell>
              <table:table-cell office:value-type="float" office:value="25.493000274499">
                <text:p>25.493000274499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3.583">
                <text:p>3.583</text:p>
              </table:table-cell>
              <table:table-cell office:value-type="float" office:value="2.514">
                <text:p>2.514</text:p>
              </table:table-cell>
              <table:table-cell office:value-type="float" office:value="0.415">
                <text:p>0.415</text:p>
              </table:table-cell>
              <table:table-cell office:value-type="float" office:value="0.478">
                <text:p>0.478</text:p>
              </table:table-cell>
              <table:table-cell office:value-type="float" office:value="25.9198995255373">
                <text:p>25.9198995255373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3.598">
                <text:p>3.598</text:p>
              </table:table-cell>
              <table:table-cell office:value-type="float" office:value="2.514">
                <text:p>2.514</text:p>
              </table:table-cell>
              <table:table-cell office:value-type="float" office:value="0.419">
                <text:p>0.419</text:p>
              </table:table-cell>
              <table:table-cell office:value-type="float" office:value="0.488">
                <text:p>0.488</text:p>
              </table:table-cell>
              <table:table-cell office:value-type="float" office:value="25.8118399110617">
                <text:p>25.811839911061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3.555">
                <text:p>3.555</text:p>
              </table:table-cell>
              <table:table-cell office:value-type="float" office:value="2.449">
                <text:p>2.449</text:p>
              </table:table-cell>
              <table:table-cell office:value-type="float" office:value="0.418">
                <text:p>0.418</text:p>
              </table:table-cell>
              <table:table-cell office:value-type="float" office:value="0.512">
                <text:p>0.512</text:p>
              </table:table-cell>
              <table:table-cell office:value-type="float" office:value="26.1240506329114">
                <text:p>26.12405063291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3.533">
                <text:p>3.533</text:p>
              </table:table-cell>
              <table:table-cell office:value-type="float" office:value="2.444">
                <text:p>2.444</text:p>
              </table:table-cell>
              <table:table-cell office:value-type="float" office:value="0.419">
                <text:p>0.419</text:p>
              </table:table-cell>
              <table:table-cell office:value-type="float" office:value="0.494">
                <text:p>0.494</text:p>
              </table:table-cell>
              <table:table-cell office:value-type="float" office:value="26.2867251627512">
                <text:p>26.286725162751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545">
                <text:p>3.545</text:p>
              </table:table-cell>
              <table:table-cell office:value-type="float" office:value="2.431">
                <text:p>2.431</text:p>
              </table:table-cell>
              <table:table-cell office:value-type="float" office:value="0.419">
                <text:p>0.419</text:p>
              </table:table-cell>
              <table:table-cell office:value-type="float" office:value="0.519">
                <text:p>0.519</text:p>
              </table:table-cell>
              <table:table-cell office:value-type="float" office:value="26.1977433004231">
                <text:p>26.19774330042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.474">
                <text:p>3.474</text:p>
              </table:table-cell>
              <table:table-cell office:value-type="float" office:value="2.38">
                <text:p>2.38</text:p>
              </table:table-cell>
              <table:table-cell office:value-type="float" office:value="0.415">
                <text:p>0.415</text:p>
              </table:table-cell>
              <table:table-cell office:value-type="float" office:value="0.504">
                <text:p>0.504</text:p>
              </table:table-cell>
              <table:table-cell office:value-type="float" office:value="26.7331606217617">
                <text:p>26.733160621761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3.494">
                <text:p>3.494</text:p>
              </table:table-cell>
              <table:table-cell office:value-type="float" office:value="2.412">
                <text:p>2.412</text:p>
              </table:table-cell>
              <table:table-cell office:value-type="float" office:value="0.412">
                <text:p>0.412</text:p>
              </table:table-cell>
              <table:table-cell office:value-type="float" office:value="0.496">
                <text:p>0.496</text:p>
              </table:table-cell>
              <table:table-cell office:value-type="float" office:value="26.5801373783629">
                <text:p>26.580137378362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3.423">
                <text:p>3.423</text:p>
              </table:table-cell>
              <table:table-cell office:value-type="float" office:value="2.348">
                <text:p>2.348</text:p>
              </table:table-cell>
              <table:table-cell office:value-type="float" office:value="0.414">
                <text:p>0.414</text:p>
              </table:table-cell>
              <table:table-cell office:value-type="float" office:value="0.488">
                <text:p>0.488</text:p>
              </table:table-cell>
              <table:table-cell office:value-type="float" office:value="27.1314636283961">
                <text:p>27.131463628396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3.377">
                <text:p>3.377</text:p>
              </table:table-cell>
              <table:table-cell office:value-type="float" office:value="2.283">
                <text:p>2.283</text:p>
              </table:table-cell>
              <table:table-cell office:value-type="float" office:value="0.418">
                <text:p>0.418</text:p>
              </table:table-cell>
              <table:table-cell office:value-type="float" office:value="0.5">
                <text:p>0.5</text:p>
              </table:table-cell>
              <table:table-cell office:value-type="float" office:value="27.5010364228605">
                <text:p>27.501036422860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3.484">
                <text:p>3.484</text:p>
              </table:table-cell>
              <table:table-cell office:value-type="float" office:value="2.378">
                <text:p>2.378</text:p>
              </table:table-cell>
              <table:table-cell office:value-type="float" office:value="0.421">
                <text:p>0.421</text:p>
              </table:table-cell>
              <table:table-cell office:value-type="float" office:value="0.508">
                <text:p>0.508</text:p>
              </table:table-cell>
              <table:table-cell office:value-type="float" office:value="26.656429391504">
                <text:p>26.65642939150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3.512">
                <text:p>3.512</text:p>
              </table:table-cell>
              <table:table-cell office:value-type="float" office:value="2.388">
                <text:p>2.388</text:p>
              </table:table-cell>
              <table:table-cell office:value-type="float" office:value="0.422">
                <text:p>0.422</text:p>
              </table:table-cell>
              <table:table-cell office:value-type="float" office:value="0.525">
                <text:p>0.525</text:p>
              </table:table-cell>
              <table:table-cell office:value-type="float" office:value="26.4439066059226">
                <text:p>26.443906605922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3.497">
                <text:p>3.497</text:p>
              </table:table-cell>
              <table:table-cell office:value-type="float" office:value="2.391">
                <text:p>2.391</text:p>
              </table:table-cell>
              <table:table-cell office:value-type="float" office:value="0.423">
                <text:p>0.423</text:p>
              </table:table-cell>
              <table:table-cell office:value-type="float" office:value="0.507">
                <text:p>0.507</text:p>
              </table:table-cell>
              <table:table-cell office:value-type="float" office:value="26.5573348584501">
                <text:p>26.5573348584501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3.321">
                <text:p>3.321</text:p>
              </table:table-cell>
              <table:table-cell office:value-type="float" office:value="2.216">
                <text:p>2.216</text:p>
              </table:table-cell>
              <table:table-cell office:value-type="float" office:value="0.42">
                <text:p>0.42</text:p>
              </table:table-cell>
              <table:table-cell office:value-type="float" office:value="0.508">
                <text:p>0.508</text:p>
              </table:table-cell>
              <table:table-cell office:value-type="float" office:value="27.9647696476965">
                <text:p>27.964769647696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3.548">
                <text:p>3.548</text:p>
              </table:table-cell>
              <table:table-cell office:value-type="float" office:value="2.414">
                <text:p>2.414</text:p>
              </table:table-cell>
              <table:table-cell office:value-type="float" office:value="0.42">
                <text:p>0.42</text:p>
              </table:table-cell>
              <table:table-cell office:value-type="float" office:value="0.537">
                <text:p>0.537</text:p>
              </table:table-cell>
              <table:table-cell office:value-type="float" office:value="26.1755918827508">
                <text:p>26.175591882750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.37">
                <text:p>3.37</text:p>
              </table:table-cell>
              <table:table-cell office:value-type="float" office:value="2.249">
                <text:p>2.249</text:p>
              </table:table-cell>
              <table:table-cell office:value-type="float" office:value="0.423">
                <text:p>0.423</text:p>
              </table:table-cell>
              <table:table-cell office:value-type="float" office:value="0.522">
                <text:p>0.522</text:p>
              </table:table-cell>
              <table:table-cell office:value-type="float" office:value="27.5581602373887">
                <text:p>27.55816023738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.55">
                <text:p>3.55</text:p>
              </table:table-cell>
              <table:table-cell office:value-type="float" office:value="2.424">
                <text:p>2.424</text:p>
              </table:table-cell>
              <table:table-cell office:value-type="float" office:value="0.422">
                <text:p>0.422</text:p>
              </table:table-cell>
              <table:table-cell office:value-type="float" office:value="0.527">
                <text:p>0.527</text:p>
              </table:table-cell>
              <table:table-cell office:value-type="float" office:value="26.1608450704225">
                <text:p>26.16084507042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3.446">
                <text:p>3.446</text:p>
              </table:table-cell>
              <table:table-cell office:value-type="float" office:value="2.328">
                <text:p>2.328</text:p>
              </table:table-cell>
              <table:table-cell office:value-type="float" office:value="0.422">
                <text:p>0.422</text:p>
              </table:table-cell>
              <table:table-cell office:value-type="float" office:value="0.518">
                <text:p>0.518</text:p>
              </table:table-cell>
              <table:table-cell office:value-type="float" office:value="26.9503772489843">
                <text:p>26.950377248984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3.347">
                <text:p>3.347</text:p>
              </table:table-cell>
              <table:table-cell office:value-type="float" office:value="2.213">
                <text:p>2.213</text:p>
              </table:table-cell>
              <table:table-cell office:value-type="float" office:value="0.433">
                <text:p>0.433</text:p>
              </table:table-cell>
              <table:table-cell office:value-type="float" office:value="0.524">
                <text:p>0.524</text:p>
              </table:table-cell>
              <table:table-cell office:value-type="float" office:value="27.7475351060651">
                <text:p>27.7475351060651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3.748">
                <text:p>3.748</text:p>
              </table:table-cell>
              <table:table-cell office:value-type="float" office:value="2.565">
                <text:p>2.565</text:p>
              </table:table-cell>
              <table:table-cell office:value-type="float" office:value="0.445">
                <text:p>0.445</text:p>
              </table:table-cell>
              <table:table-cell office:value-type="float" office:value="0.564">
                <text:p>0.564</text:p>
              </table:table-cell>
              <table:table-cell office:value-type="float" office:value="24.7788153681964">
                <text:p>24.778815368196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3.692">
                <text:p>3.692</text:p>
              </table:table-cell>
              <table:table-cell office:value-type="float" office:value="2.493">
                <text:p>2.493</text:p>
              </table:table-cell>
              <table:table-cell office:value-type="float" office:value="0.463">
                <text:p>0.463</text:p>
              </table:table-cell>
              <table:table-cell office:value-type="float" office:value="0.56">
                <text:p>0.56</text:p>
              </table:table-cell>
              <table:table-cell office:value-type="float" office:value="25.1546587215601">
                <text:p>25.1546587215601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3.61">
                <text:p>3.61</text:p>
              </table:table-cell>
              <table:table-cell office:value-type="float" office:value="2.4">
                <text:p>2.4</text:p>
              </table:table-cell>
              <table:table-cell office:value-type="float" office:value="0.469">
                <text:p>0.469</text:p>
              </table:table-cell>
              <table:table-cell office:value-type="float" office:value="0.565">
                <text:p>0.565</text:p>
              </table:table-cell>
              <table:table-cell office:value-type="float" office:value="25.7260387811634">
                <text:p>25.7260387811634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3.586">
                <text:p>3.586</text:p>
              </table:table-cell>
              <table:table-cell office:value-type="float" office:value="2.378">
                <text:p>2.378</text:p>
              </table:table-cell>
              <table:table-cell office:value-type="float" office:value="0.466">
                <text:p>0.466</text:p>
              </table:table-cell>
              <table:table-cell office:value-type="float" office:value="0.568">
                <text:p>0.568</text:p>
              </table:table-cell>
              <table:table-cell office:value-type="float" office:value="25.8982152816509">
                <text:p>25.898215281650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3.6">
                <text:p>3.6</text:p>
              </table:table-cell>
              <table:table-cell office:value-type="float" office:value="2.387">
                <text:p>2.387</text:p>
              </table:table-cell>
              <table:table-cell office:value-type="float" office:value="0.465">
                <text:p>0.465</text:p>
              </table:table-cell>
              <table:table-cell office:value-type="float" office:value="0.573">
                <text:p>0.573</text:p>
              </table:table-cell>
              <table:table-cell office:value-type="float" office:value="25.7975">
                <text:p>25.797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3.712">
                <text:p>3.712</text:p>
              </table:table-cell>
              <table:table-cell office:value-type="float" office:value="2.481">
                <text:p>2.481</text:p>
              </table:table-cell>
              <table:table-cell office:value-type="float" office:value="0.464">
                <text:p>0.464</text:p>
              </table:table-cell>
              <table:table-cell office:value-type="float" office:value="0.592">
                <text:p>0.592</text:p>
              </table:table-cell>
              <table:table-cell office:value-type="float" office:value="25.0191271551724">
                <text:p>25.019127155172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633">
                <text:p>3.633</text:p>
              </table:table-cell>
              <table:table-cell office:value-type="float" office:value="2.414">
                <text:p>2.414</text:p>
              </table:table-cell>
              <table:table-cell office:value-type="float" office:value="0.462">
                <text:p>0.462</text:p>
              </table:table-cell>
              <table:table-cell office:value-type="float" office:value="0.581">
                <text:p>0.581</text:p>
              </table:table-cell>
              <table:table-cell office:value-type="float" office:value="25.5631709331131">
                <text:p>25.563170933113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.651">
                <text:p>3.651</text:p>
              </table:table-cell>
              <table:table-cell office:value-type="float" office:value="2.425">
                <text:p>2.425</text:p>
              </table:table-cell>
              <table:table-cell office:value-type="float" office:value="0.467">
                <text:p>0.467</text:p>
              </table:table-cell>
              <table:table-cell office:value-type="float" office:value="0.585">
                <text:p>0.585</text:p>
              </table:table-cell>
              <table:table-cell office:value-type="float" office:value="25.4371405094495">
                <text:p>25.437140509449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3.858">
                <text:p>3.858</text:p>
              </table:table-cell>
              <table:table-cell office:value-type="float" office:value="2.616">
                <text:p>2.616</text:p>
              </table:table-cell>
              <table:table-cell office:value-type="float" office:value="0.463">
                <text:p>0.463</text:p>
              </table:table-cell>
              <table:table-cell office:value-type="float" office:value="0.606">
                <text:p>0.606</text:p>
              </table:table-cell>
              <table:table-cell office:value-type="float" office:value="24.0723172628305">
                <text:p>24.072317262830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3.844">
                <text:p>3.844</text:p>
              </table:table-cell>
              <table:table-cell office:value-type="float" office:value="2.588">
                <text:p>2.588</text:p>
              </table:table-cell>
              <table:table-cell office:value-type="float" office:value="0.469">
                <text:p>0.469</text:p>
              </table:table-cell>
              <table:table-cell office:value-type="float" office:value="0.612">
                <text:p>0.612</text:p>
              </table:table-cell>
              <table:table-cell office:value-type="float" office:value="24.1599895941727">
                <text:p>24.1599895941727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3.768">
                <text:p>3.768</text:p>
              </table:table-cell>
              <table:table-cell office:value-type="float" office:value="2.52">
                <text:p>2.52</text:p>
              </table:table-cell>
              <table:table-cell office:value-type="float" office:value="0.46">
                <text:p>0.46</text:p>
              </table:table-cell>
              <table:table-cell office:value-type="float" office:value="0.615">
                <text:p>0.615</text:p>
              </table:table-cell>
              <table:table-cell office:value-type="float" office:value="24.6472929936306">
                <text:p>24.647292993630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3.979">
                <text:p>3.979</text:p>
              </table:table-cell>
              <table:table-cell office:value-type="float" office:value="2.726">
                <text:p>2.726</text:p>
              </table:table-cell>
              <table:table-cell office:value-type="float" office:value="0.468">
                <text:p>0.468</text:p>
              </table:table-cell>
              <table:table-cell office:value-type="float" office:value="0.611">
                <text:p>0.611</text:p>
              </table:table-cell>
              <table:table-cell office:value-type="float" office:value="23.3402865041468">
                <text:p>23.340286504146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3.864">
                <text:p>3.864</text:p>
              </table:table-cell>
              <table:table-cell office:value-type="float" office:value="2.586">
                <text:p>2.586</text:p>
              </table:table-cell>
              <table:table-cell office:value-type="float" office:value="0.466">
                <text:p>0.466</text:p>
              </table:table-cell>
              <table:table-cell office:value-type="float" office:value="0.638">
                <text:p>0.638</text:p>
              </table:table-cell>
              <table:table-cell office:value-type="float" office:value="24.0349378881988">
                <text:p>24.034937888198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3.886">
                <text:p>3.886</text:p>
              </table:table-cell>
              <table:table-cell office:value-type="float" office:value="2.62">
                <text:p>2.62</text:p>
              </table:table-cell>
              <table:table-cell office:value-type="float" office:value="0.463">
                <text:p>0.463</text:p>
              </table:table-cell>
              <table:table-cell office:value-type="float" office:value="0.631">
                <text:p>0.631</text:p>
              </table:table-cell>
              <table:table-cell office:value-type="float" office:value="23.8988677303139">
                <text:p>23.8988677303139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3.881">
                <text:p>3.881</text:p>
              </table:table-cell>
              <table:table-cell office:value-type="float" office:value="2.571">
                <text:p>2.571</text:p>
              </table:table-cell>
              <table:table-cell office:value-type="float" office:value="0.463">
                <text:p>0.463</text:p>
              </table:table-cell>
              <table:table-cell office:value-type="float" office:value="0.673">
                <text:p>0.673</text:p>
              </table:table-cell>
              <table:table-cell office:value-type="float" office:value="23.9296573048183">
                <text:p>23.9296573048183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3.72">
                <text:p>3.72</text:p>
              </table:table-cell>
              <table:table-cell office:value-type="float" office:value="2.439">
                <text:p>2.439</text:p>
              </table:table-cell>
              <table:table-cell office:value-type="float" office:value="0.459">
                <text:p>0.459</text:p>
              </table:table-cell>
              <table:table-cell office:value-type="float" office:value="0.649">
                <text:p>0.649</text:p>
              </table:table-cell>
              <table:table-cell office:value-type="float" office:value="24.9653225806452">
                <text:p>24.9653225806452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856">
                <text:p>3.856</text:p>
              </table:table-cell>
              <table:table-cell office:value-type="float" office:value="2.535">
                <text:p>2.535</text:p>
              </table:table-cell>
              <table:table-cell office:value-type="float" office:value="0.463">
                <text:p>0.463</text:p>
              </table:table-cell>
              <table:table-cell office:value-type="float" office:value="0.683">
                <text:p>0.683</text:p>
              </table:table-cell>
              <table:table-cell office:value-type="float" office:value="24.0848029045643">
                <text:p>24.084802904564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077">
                <text:p>4.077</text:p>
              </table:table-cell>
              <table:table-cell office:value-type="float" office:value="2.782">
                <text:p>2.782</text:p>
              </table:table-cell>
              <table:table-cell office:value-type="float" office:value="0.464">
                <text:p>0.464</text:p>
              </table:table-cell>
              <table:table-cell office:value-type="float" office:value="0.657">
                <text:p>0.657</text:p>
              </table:table-cell>
              <table:table-cell office:value-type="float" office:value="22.7792494481236">
                <text:p>22.7792494481236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3.875">
                <text:p>3.875</text:p>
              </table:table-cell>
              <table:table-cell office:value-type="float" office:value="2.557">
                <text:p>2.557</text:p>
              </table:table-cell>
              <table:table-cell office:value-type="float" office:value="0.48">
                <text:p>0.48</text:p>
              </table:table-cell>
              <table:table-cell office:value-type="float" office:value="0.663">
                <text:p>0.663</text:p>
              </table:table-cell>
              <table:table-cell office:value-type="float" office:value="23.9667096774194">
                <text:p>23.9667096774194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4.003">
                <text:p>4.003</text:p>
              </table:table-cell>
              <table:table-cell office:value-type="float" office:value="2.689">
                <text:p>2.689</text:p>
              </table:table-cell>
              <table:table-cell office:value-type="float" office:value="0.461">
                <text:p>0.461</text:p>
              </table:table-cell>
              <table:table-cell office:value-type="float" office:value="0.681">
                <text:p>0.681</text:p>
              </table:table-cell>
              <table:table-cell office:value-type="float" office:value="23.2003497376967">
                <text:p>23.2003497376967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3.82">
                <text:p>3.82</text:p>
              </table:table-cell>
              <table:table-cell office:value-type="float" office:value="2.515">
                <text:p>2.515</text:p>
              </table:table-cell>
              <table:table-cell office:value-type="float" office:value="0.466">
                <text:p>0.466</text:p>
              </table:table-cell>
              <table:table-cell office:value-type="float" office:value="0.667">
                <text:p>0.667</text:p>
              </table:table-cell>
              <table:table-cell office:value-type="float" office:value="24.311780104712">
                <text:p>24.31178010471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3.804">
                <text:p>3.804</text:p>
              </table:table-cell>
              <table:table-cell office:value-type="float" office:value="2.486">
                <text:p>2.486</text:p>
              </table:table-cell>
              <table:table-cell office:value-type="float" office:value="0.461">
                <text:p>0.461</text:p>
              </table:table-cell>
              <table:table-cell office:value-type="float" office:value="0.684">
                <text:p>0.684</text:p>
              </table:table-cell>
              <table:table-cell office:value-type="float" office:value="24.4140378548896">
                <text:p>24.4140378548896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3.577">
                <text:p>3.577</text:p>
              </table:table-cell>
              <table:table-cell office:value-type="float" office:value="2.274">
                <text:p>2.274</text:p>
              </table:table-cell>
              <table:table-cell office:value-type="float" office:value="0.465">
                <text:p>0.465</text:p>
              </table:table-cell>
              <table:table-cell office:value-type="float" office:value="0.667">
                <text:p>0.667</text:p>
              </table:table-cell>
              <table:table-cell office:value-type="float" office:value="25.9633771316746">
                <text:p>25.963377131674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3.697">
                <text:p>3.697</text:p>
              </table:table-cell>
              <table:table-cell office:value-type="float" office:value="2.404">
                <text:p>2.404</text:p>
              </table:table-cell>
              <table:table-cell office:value-type="float" office:value="0.461">
                <text:p>0.461</text:p>
              </table:table-cell>
              <table:table-cell office:value-type="float" office:value="0.66">
                <text:p>0.66</text:p>
              </table:table-cell>
              <table:table-cell office:value-type="float" office:value="25.1206383554233">
                <text:p>25.120638355423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3.661">
                <text:p>3.661</text:p>
              </table:table-cell>
              <table:table-cell office:value-type="float" office:value="2.346">
                <text:p>2.346</text:p>
              </table:table-cell>
              <table:table-cell office:value-type="float" office:value="0.463">
                <text:p>0.463</text:p>
              </table:table-cell>
              <table:table-cell office:value-type="float" office:value="0.679">
                <text:p>0.679</text:p>
              </table:table-cell>
              <table:table-cell office:value-type="float" office:value="25.3676591095329">
                <text:p>25.3676591095329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4.075">
                <text:p>4.075</text:p>
              </table:table-cell>
              <table:table-cell office:value-type="float" office:value="2.763">
                <text:p>2.763</text:p>
              </table:table-cell>
              <table:table-cell office:value-type="float" office:value="0.458">
                <text:p>0.458</text:p>
              </table:table-cell>
              <table:table-cell office:value-type="float" office:value="0.685">
                <text:p>0.685</text:p>
              </table:table-cell>
              <table:table-cell office:value-type="float" office:value="22.7904294478528">
                <text:p>22.790429447852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.975">
                <text:p>3.975</text:p>
              </table:table-cell>
              <table:table-cell office:value-type="float" office:value="2.628">
                <text:p>2.628</text:p>
              </table:table-cell>
              <table:table-cell office:value-type="float" office:value="0.466">
                <text:p>0.466</text:p>
              </table:table-cell>
              <table:table-cell office:value-type="float" office:value="0.71">
                <text:p>0.71</text:p>
              </table:table-cell>
              <table:table-cell office:value-type="float" office:value="23.3637735849057">
                <text:p>23.363773584905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.035">
                <text:p>4.035</text:p>
              </table:table-cell>
              <table:table-cell office:value-type="float" office:value="2.653">
                <text:p>2.653</text:p>
              </table:table-cell>
              <table:table-cell office:value-type="float" office:value="0.458">
                <text:p>0.458</text:p>
              </table:table-cell>
              <table:table-cell office:value-type="float" office:value="0.752">
                <text:p>0.752</text:p>
              </table:table-cell>
              <table:table-cell office:value-type="float" office:value="23.0163568773234">
                <text:p>23.016356877323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3.908">
                <text:p>3.908</text:p>
              </table:table-cell>
              <table:table-cell office:value-type="float" office:value="2.534">
                <text:p>2.534</text:p>
              </table:table-cell>
              <table:table-cell office:value-type="float" office:value="0.465">
                <text:p>0.465</text:p>
              </table:table-cell>
              <table:table-cell office:value-type="float" office:value="0.736">
                <text:p>0.736</text:p>
              </table:table-cell>
              <table:table-cell office:value-type="float" office:value="23.764329580348">
                <text:p>23.76432958034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3.97">
                <text:p>3.97</text:p>
              </table:table-cell>
              <table:table-cell office:value-type="float" office:value="2.608">
                <text:p>2.608</text:p>
              </table:table-cell>
              <table:table-cell office:value-type="float" office:value="0.471">
                <text:p>0.471</text:p>
              </table:table-cell>
              <table:table-cell office:value-type="float" office:value="0.719">
                <text:p>0.719</text:p>
              </table:table-cell>
              <table:table-cell office:value-type="float" office:value="23.3931989924433">
                <text:p>23.3931989924433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4.29">
                <text:p>4.29</text:p>
              </table:table-cell>
              <table:table-cell office:value-type="float" office:value="2.901">
                <text:p>2.901</text:p>
              </table:table-cell>
              <table:table-cell office:value-type="float" office:value="0.475">
                <text:p>0.475</text:p>
              </table:table-cell>
              <table:table-cell office:value-type="float" office:value="0.741">
                <text:p>0.741</text:p>
              </table:table-cell>
              <table:table-cell office:value-type="float" office:value="21.6482517482517">
                <text:p>21.648251748251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4.099">
                <text:p>4.099</text:p>
              </table:table-cell>
              <table:table-cell office:value-type="float" office:value="2.733">
                <text:p>2.733</text:p>
              </table:table-cell>
              <table:table-cell office:value-type="float" office:value="0.462">
                <text:p>0.462</text:p>
              </table:table-cell>
              <table:table-cell office:value-type="float" office:value="0.732">
                <text:p>0.732</text:p>
              </table:table-cell>
              <table:table-cell office:value-type="float" office:value="22.6569895096365">
                <text:p>22.6569895096365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4.072">
                <text:p>4.072</text:p>
              </table:table-cell>
              <table:table-cell office:value-type="float" office:value="2.614">
                <text:p>2.614</text:p>
              </table:table-cell>
              <table:table-cell office:value-type="float" office:value="0.457">
                <text:p>0.457</text:p>
              </table:table-cell>
              <table:table-cell office:value-type="float" office:value="0.832">
                <text:p>0.832</text:p>
              </table:table-cell>
              <table:table-cell office:value-type="float" office:value="22.8072200392927">
                <text:p>22.8072200392927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4.039">
                <text:p>4.039</text:p>
              </table:table-cell>
              <table:table-cell office:value-type="float" office:value="2.657">
                <text:p>2.657</text:p>
              </table:table-cell>
              <table:table-cell office:value-type="float" office:value="0.459">
                <text:p>0.459</text:p>
              </table:table-cell>
              <table:table-cell office:value-type="float" office:value="0.752">
                <text:p>0.752</text:p>
              </table:table-cell>
              <table:table-cell office:value-type="float" office:value="22.9935627630602">
                <text:p>22.9935627630602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3.912">
                <text:p>3.912</text:p>
              </table:table-cell>
              <table:table-cell office:value-type="float" office:value="2.538">
                <text:p>2.538</text:p>
              </table:table-cell>
              <table:table-cell office:value-type="float" office:value="0.461">
                <text:p>0.461</text:p>
              </table:table-cell>
              <table:table-cell office:value-type="float" office:value="0.741">
                <text:p>0.741</text:p>
              </table:table-cell>
              <table:table-cell office:value-type="float" office:value="23.7400306748466">
                <text:p>23.740030674846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3.849">
                <text:p>3.849</text:p>
              </table:table-cell>
              <table:table-cell office:value-type="float" office:value="2.457">
                <text:p>2.457</text:p>
              </table:table-cell>
              <table:table-cell office:value-type="float" office:value="0.464">
                <text:p>0.464</text:p>
              </table:table-cell>
              <table:table-cell office:value-type="float" office:value="0.756">
                <text:p>0.756</text:p>
              </table:table-cell>
              <table:table-cell office:value-type="float" office:value="24.128604832424">
                <text:p>24.12860483242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.741">
                <text:p>3.741</text:p>
              </table:table-cell>
              <table:table-cell office:value-type="float" office:value="2.336">
                <text:p>2.336</text:p>
              </table:table-cell>
              <table:table-cell office:value-type="float" office:value="0.466">
                <text:p>0.466</text:p>
              </table:table-cell>
              <table:table-cell office:value-type="float" office:value="0.765">
                <text:p>0.765</text:p>
              </table:table-cell>
              <table:table-cell office:value-type="float" office:value="24.8251804330393">
                <text:p>24.825180433039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259">
                <text:p>4.259</text:p>
              </table:table-cell>
              <table:table-cell office:value-type="float" office:value="2.84">
                <text:p>2.84</text:p>
              </table:table-cell>
              <table:table-cell office:value-type="float" office:value="0.462">
                <text:p>0.462</text:p>
              </table:table-cell>
              <table:table-cell office:value-type="float" office:value="0.784">
                <text:p>0.784</text:p>
              </table:table-cell>
              <table:table-cell office:value-type="float" office:value="21.8058229631369">
                <text:p>21.8058229631369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4.309">
                <text:p>4.309</text:p>
              </table:table-cell>
              <table:table-cell office:value-type="float" office:value="2.885">
                <text:p>2.885</text:p>
              </table:table-cell>
              <table:table-cell office:value-type="float" office:value="0.46">
                <text:p>0.46</text:p>
              </table:table-cell>
              <table:table-cell office:value-type="float" office:value="0.789">
                <text:p>0.789</text:p>
              </table:table-cell>
              <table:table-cell office:value-type="float" office:value="21.5527964724994">
                <text:p>21.552796472499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4.013">
                <text:p>4.013</text:p>
              </table:table-cell>
              <table:table-cell office:value-type="float" office:value="2.578">
                <text:p>2.578</text:p>
              </table:table-cell>
              <table:table-cell office:value-type="float" office:value="0.475">
                <text:p>0.475</text:p>
              </table:table-cell>
              <table:table-cell office:value-type="float" office:value="0.788">
                <text:p>0.788</text:p>
              </table:table-cell>
              <table:table-cell office:value-type="float" office:value="23.1425367555445">
                <text:p>23.1425367555445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4.159">
                <text:p>4.159</text:p>
              </table:table-cell>
              <table:table-cell office:value-type="float" office:value="2.719">
                <text:p>2.719</text:p>
              </table:table-cell>
              <table:table-cell office:value-type="float" office:value="0.467">
                <text:p>0.467</text:p>
              </table:table-cell>
              <table:table-cell office:value-type="float" office:value="0.799">
                <text:p>0.799</text:p>
              </table:table-cell>
              <table:table-cell office:value-type="float" office:value="22.3301274344794">
                <text:p>22.3301274344794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4.318">
                <text:p>4.318</text:p>
              </table:table-cell>
              <table:table-cell office:value-type="float" office:value="2.855">
                <text:p>2.855</text:p>
              </table:table-cell>
              <table:table-cell office:value-type="float" office:value="0.458">
                <text:p>0.458</text:p>
              </table:table-cell>
              <table:table-cell office:value-type="float" office:value="0.835">
                <text:p>0.835</text:p>
              </table:table-cell>
              <table:table-cell office:value-type="float" office:value="21.507874015748">
                <text:p>21.50787401574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4.452">
                <text:p>4.452</text:p>
              </table:table-cell>
              <table:table-cell office:value-type="float" office:value="3.023">
                <text:p>3.023</text:p>
              </table:table-cell>
              <table:table-cell office:value-type="float" office:value="0.463">
                <text:p>0.463</text:p>
              </table:table-cell>
              <table:table-cell office:value-type="float" office:value="0.794">
                <text:p>0.794</text:p>
              </table:table-cell>
              <table:table-cell office:value-type="float" office:value="20.8605121293801">
                <text:p>20.8605121293801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4.209">
                <text:p>4.209</text:p>
              </table:table-cell>
              <table:table-cell office:value-type="float" office:value="2.743">
                <text:p>2.743</text:p>
              </table:table-cell>
              <table:table-cell office:value-type="float" office:value="0.473">
                <text:p>0.473</text:p>
              </table:table-cell>
              <table:table-cell office:value-type="float" office:value="0.822">
                <text:p>0.822</text:p>
              </table:table-cell>
              <table:table-cell office:value-type="float" office:value="22.0648610121169">
                <text:p>22.0648610121169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4.325">
                <text:p>4.325</text:p>
              </table:table-cell>
              <table:table-cell office:value-type="float" office:value="2.865">
                <text:p>2.865</text:p>
              </table:table-cell>
              <table:table-cell office:value-type="float" office:value="0.461">
                <text:p>0.461</text:p>
              </table:table-cell>
              <table:table-cell office:value-type="float" office:value="0.827">
                <text:p>0.827</text:p>
              </table:table-cell>
              <table:table-cell office:value-type="float" office:value="21.473063583815">
                <text:p>21.47306358381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4.085">
                <text:p>4.085</text:p>
              </table:table-cell>
              <table:table-cell office:value-type="float" office:value="2.568">
                <text:p>2.568</text:p>
              </table:table-cell>
              <table:table-cell office:value-type="float" office:value="0.468">
                <text:p>0.468</text:p>
              </table:table-cell>
              <table:table-cell office:value-type="float" office:value="0.875">
                <text:p>0.875</text:p>
              </table:table-cell>
              <table:table-cell office:value-type="float" office:value="22.7346389228886">
                <text:p>22.7346389228886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.867">
                <text:p>3.867</text:p>
              </table:table-cell>
              <table:table-cell office:value-type="float" office:value="2.42">
                <text:p>2.42</text:p>
              </table:table-cell>
              <table:table-cell office:value-type="float" office:value="0.465">
                <text:p>0.465</text:p>
              </table:table-cell>
              <table:table-cell office:value-type="float" office:value="0.809">
                <text:p>0.809</text:p>
              </table:table-cell>
              <table:table-cell office:value-type="float" office:value="24.0162916989915">
                <text:p>24.016291698991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394">
                <text:p>4.394</text:p>
              </table:table-cell>
              <table:table-cell office:value-type="float" office:value="2.927">
                <text:p>2.927</text:p>
              </table:table-cell>
              <table:table-cell office:value-type="float" office:value="0.472">
                <text:p>0.472</text:p>
              </table:table-cell>
              <table:table-cell office:value-type="float" office:value="0.822">
                <text:p>0.822</text:p>
              </table:table-cell>
              <table:table-cell office:value-type="float" office:value="21.1358670914884">
                <text:p>21.135867091488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3.908">
                <text:p>3.908</text:p>
              </table:table-cell>
              <table:table-cell office:value-type="float" office:value="2.431">
                <text:p>2.431</text:p>
              </table:table-cell>
              <table:table-cell office:value-type="float" office:value="0.479">
                <text:p>0.479</text:p>
              </table:table-cell>
              <table:table-cell office:value-type="float" office:value="0.826">
                <text:p>0.826</text:p>
              </table:table-cell>
              <table:table-cell office:value-type="float" office:value="23.764329580348">
                <text:p>23.764329580348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4.377">
                <text:p>4.377</text:p>
              </table:table-cell>
              <table:table-cell office:value-type="float" office:value="2.904">
                <text:p>2.904</text:p>
              </table:table-cell>
              <table:table-cell office:value-type="float" office:value="0.462">
                <text:p>0.462</text:p>
              </table:table-cell>
              <table:table-cell office:value-type="float" office:value="0.838">
                <text:p>0.838</text:p>
              </table:table-cell>
              <table:table-cell office:value-type="float" office:value="21.2179575051405">
                <text:p>21.217957505140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4.149">
                <text:p>4.149</text:p>
              </table:table-cell>
              <table:table-cell office:value-type="float" office:value="2.646">
                <text:p>2.646</text:p>
              </table:table-cell>
              <table:table-cell office:value-type="float" office:value="0.472">
                <text:p>0.472</text:p>
              </table:table-cell>
              <table:table-cell office:value-type="float" office:value="0.857">
                <text:p>0.857</text:p>
              </table:table-cell>
              <table:table-cell office:value-type="float" office:value="22.3839479392625">
                <text:p>22.383947939262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3.94">
                <text:p>3.94</text:p>
              </table:table-cell>
              <table:table-cell office:value-type="float" office:value="2.443">
                <text:p>2.443</text:p>
              </table:table-cell>
              <table:table-cell office:value-type="float" office:value="0.469">
                <text:p>0.469</text:p>
              </table:table-cell>
              <table:table-cell office:value-type="float" office:value="0.855">
                <text:p>0.855</text:p>
              </table:table-cell>
              <table:table-cell office:value-type="float" office:value="23.5713197969543">
                <text:p>23.5713197969543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4.021">
                <text:p>4.021</text:p>
              </table:table-cell>
              <table:table-cell office:value-type="float" office:value="2.545">
                <text:p>2.545</text:p>
              </table:table-cell>
              <table:table-cell office:value-type="float" office:value="0.459">
                <text:p>0.459</text:p>
              </table:table-cell>
              <table:table-cell office:value-type="float" office:value="0.846">
                <text:p>0.846</text:p>
              </table:table-cell>
              <table:table-cell office:value-type="float" office:value="23.0964934095996">
                <text:p>23.0964934095996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4.494">
                <text:p>4.494</text:p>
              </table:table-cell>
              <table:table-cell office:value-type="float" office:value="2.945">
                <text:p>2.945</text:p>
              </table:table-cell>
              <table:table-cell office:value-type="float" office:value="0.513">
                <text:p>0.513</text:p>
              </table:table-cell>
              <table:table-cell office:value-type="float" office:value="0.863">
                <text:p>0.863</text:p>
              </table:table-cell>
              <table:table-cell office:value-type="float" office:value="20.6655540720961">
                <text:p>20.665554072096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4.547">
                <text:p>4.547</text:p>
              </table:table-cell>
              <table:table-cell office:value-type="float" office:value="2.994">
                <text:p>2.994</text:p>
              </table:table-cell>
              <table:table-cell office:value-type="float" office:value="0.463">
                <text:p>0.463</text:p>
              </table:table-cell>
              <table:table-cell office:value-type="float" office:value="0.921">
                <text:p>0.921</text:p>
              </table:table-cell>
              <table:table-cell office:value-type="float" office:value="20.4246756102925">
                <text:p>20.424675610292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4.338">
                <text:p>4.338</text:p>
              </table:table-cell>
              <table:table-cell office:value-type="float" office:value="2.864">
                <text:p>2.864</text:p>
              </table:table-cell>
              <table:table-cell office:value-type="float" office:value="0.453">
                <text:p>0.453</text:p>
              </table:table-cell>
              <table:table-cell office:value-type="float" office:value="0.852">
                <text:p>0.852</text:p>
              </table:table-cell>
              <table:table-cell office:value-type="float" office:value="21.4087136929461">
                <text:p>21.408713692946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.727">
                <text:p>4.727</text:p>
              </table:table-cell>
              <table:table-cell office:value-type="float" office:value="3.181">
                <text:p>3.181</text:p>
              </table:table-cell>
              <table:table-cell office:value-type="float" office:value="0.463">
                <text:p>0.463</text:p>
              </table:table-cell>
              <table:table-cell office:value-type="float" office:value="0.911">
                <text:p>0.911</text:p>
              </table:table-cell>
              <table:table-cell office:value-type="float" office:value="19.6469219378041">
                <text:p>19.646921937804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4.695">
                <text:p>4.695</text:p>
              </table:table-cell>
              <table:table-cell office:value-type="float" office:value="3.163">
                <text:p>3.163</text:p>
              </table:table-cell>
              <table:table-cell office:value-type="float" office:value="0.466">
                <text:p>0.466</text:p>
              </table:table-cell>
              <table:table-cell office:value-type="float" office:value="0.892">
                <text:p>0.892</text:p>
              </table:table-cell>
              <table:table-cell office:value-type="float" office:value="19.7808306709265">
                <text:p>19.780830670926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4.262">
                <text:p>4.262</text:p>
              </table:table-cell>
              <table:table-cell office:value-type="float" office:value="2.714">
                <text:p>2.714</text:p>
              </table:table-cell>
              <table:table-cell office:value-type="float" office:value="0.465">
                <text:p>0.465</text:p>
              </table:table-cell>
              <table:table-cell office:value-type="float" office:value="0.91">
                <text:p>0.91</text:p>
              </table:table-cell>
              <table:table-cell office:value-type="float" office:value="21.7904739558892">
                <text:p>21.790473955889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4.464">
                <text:p>4.464</text:p>
              </table:table-cell>
              <table:table-cell office:value-type="float" office:value="2.933">
                <text:p>2.933</text:p>
              </table:table-cell>
              <table:table-cell office:value-type="float" office:value="0.472">
                <text:p>0.472</text:p>
              </table:table-cell>
              <table:table-cell office:value-type="float" office:value="0.885">
                <text:p>0.885</text:p>
              </table:table-cell>
              <table:table-cell office:value-type="float" office:value="20.804435483871">
                <text:p>20.80443548387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4.133">
                <text:p>4.133</text:p>
              </table:table-cell>
              <table:table-cell office:value-type="float" office:value="2.585">
                <text:p>2.585</text:p>
              </table:table-cell>
              <table:table-cell office:value-type="float" office:value="0.469">
                <text:p>0.469</text:p>
              </table:table-cell>
              <table:table-cell office:value-type="float" office:value="0.907">
                <text:p>0.907</text:p>
              </table:table-cell>
              <table:table-cell office:value-type="float" office:value="22.470602467941">
                <text:p>22.47060246794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4.203">
                <text:p>4.203</text:p>
              </table:table-cell>
              <table:table-cell office:value-type="float" office:value="2.639">
                <text:p>2.639</text:p>
              </table:table-cell>
              <table:table-cell office:value-type="float" office:value="0.467">
                <text:p>0.467</text:p>
              </table:table-cell>
              <table:table-cell office:value-type="float" office:value="0.923">
                <text:p>0.923</text:p>
              </table:table-cell>
              <table:table-cell office:value-type="float" office:value="22.0963597430407">
                <text:p>22.096359743040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4.327">
                <text:p>4.327</text:p>
              </table:table-cell>
              <table:table-cell office:value-type="float" office:value="2.777">
                <text:p>2.777</text:p>
              </table:table-cell>
              <table:table-cell office:value-type="float" office:value="0.46">
                <text:p>0.46</text:p>
              </table:table-cell>
              <table:table-cell office:value-type="float" office:value="0.918">
                <text:p>0.918</text:p>
              </table:table-cell>
              <table:table-cell office:value-type="float" office:value="21.4631384330945">
                <text:p>21.4631384330945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4.437">
                <text:p>4.437</text:p>
              </table:table-cell>
              <table:table-cell office:value-type="float" office:value="2.842">
                <text:p>2.842</text:p>
              </table:table-cell>
              <table:table-cell office:value-type="float" office:value="0.467">
                <text:p>0.467</text:p>
              </table:table-cell>
              <table:table-cell office:value-type="float" office:value="0.955">
                <text:p>0.955</text:p>
              </table:table-cell>
              <table:table-cell office:value-type="float" office:value="20.9310344827586">
                <text:p>20.9310344827586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4.563">
                <text:p>4.563</text:p>
              </table:table-cell>
              <table:table-cell office:value-type="float" office:value="2.95">
                <text:p>2.95</text:p>
              </table:table-cell>
              <table:table-cell office:value-type="float" office:value="0.474">
                <text:p>0.474</text:p>
              </table:table-cell>
              <table:table-cell office:value-type="float" office:value="0.966">
                <text:p>0.966</text:p>
              </table:table-cell>
              <table:table-cell office:value-type="float" office:value="20.353057199211">
                <text:p>20.3530571992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4.51">
                <text:p>4.51</text:p>
              </table:table-cell>
              <table:table-cell office:value-type="float" office:value="2.944">
                <text:p>2.944</text:p>
              </table:table-cell>
              <table:table-cell office:value-type="float" office:value="0.464">
                <text:p>0.464</text:p>
              </table:table-cell>
              <table:table-cell office:value-type="float" office:value="0.932">
                <text:p>0.932</text:p>
              </table:table-cell>
              <table:table-cell office:value-type="float" office:value="20.5922394678492">
                <text:p>20.592239467849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4.688">
                <text:p>4.688</text:p>
              </table:table-cell>
              <table:table-cell office:value-type="float" office:value="3.084">
                <text:p>3.084</text:p>
              </table:table-cell>
              <table:table-cell office:value-type="float" office:value="0.469">
                <text:p>0.469</text:p>
              </table:table-cell>
              <table:table-cell office:value-type="float" office:value="0.962">
                <text:p>0.962</text:p>
              </table:table-cell>
              <table:table-cell office:value-type="float" office:value="19.810366894198">
                <text:p>19.8103668941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4.93">
                <text:p>4.93</text:p>
              </table:table-cell>
              <table:table-cell office:value-type="float" office:value="3.337">
                <text:p>3.337</text:p>
              </table:table-cell>
              <table:table-cell office:value-type="float" office:value="0.464">
                <text:p>0.464</text:p>
              </table:table-cell>
              <table:table-cell office:value-type="float" office:value="0.957">
                <text:p>0.957</text:p>
              </table:table-cell>
              <table:table-cell office:value-type="float" office:value="18.8379310344828">
                <text:p>18.837931034482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4.867">
                <text:p>4.867</text:p>
              </table:table-cell>
              <table:table-cell office:value-type="float" office:value="3.242">
                <text:p>3.242</text:p>
              </table:table-cell>
              <table:table-cell office:value-type="float" office:value="0.469">
                <text:p>0.469</text:p>
              </table:table-cell>
              <table:table-cell office:value-type="float" office:value="0.981">
                <text:p>0.981</text:p>
              </table:table-cell>
              <table:table-cell office:value-type="float" office:value="19.0817752208753">
                <text:p>19.0817752208753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4.604">
                <text:p>4.604</text:p>
              </table:table-cell>
              <table:table-cell office:value-type="float" office:value="3.012">
                <text:p>3.012</text:p>
              </table:table-cell>
              <table:table-cell office:value-type="float" office:value="0.463">
                <text:p>0.463</text:p>
              </table:table-cell>
              <table:table-cell office:value-type="float" office:value="0.955">
                <text:p>0.955</text:p>
              </table:table-cell>
              <table:table-cell office:value-type="float" office:value="20.1718071242398">
                <text:p>20.1718071242398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4.416">
                <text:p>4.416</text:p>
              </table:table-cell>
              <table:table-cell office:value-type="float" office:value="2.774">
                <text:p>2.774</text:p>
              </table:table-cell>
              <table:table-cell office:value-type="float" office:value="0.472">
                <text:p>0.472</text:p>
              </table:table-cell>
              <table:table-cell office:value-type="float" office:value="0.998">
                <text:p>0.998</text:p>
              </table:table-cell>
              <table:table-cell office:value-type="float" office:value="21.0305706521739">
                <text:p>21.030570652173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4.789">
                <text:p>4.789</text:p>
              </table:table-cell>
              <table:table-cell office:value-type="float" office:value="3.149">
                <text:p>3.149</text:p>
              </table:table-cell>
              <table:table-cell office:value-type="float" office:value="0.464">
                <text:p>0.464</text:p>
              </table:table-cell>
              <table:table-cell office:value-type="float" office:value="1.003">
                <text:p>1.003</text:p>
              </table:table-cell>
              <table:table-cell office:value-type="float" office:value="19.3925662977657">
                <text:p>19.392566297765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4.901">
                <text:p>4.901</text:p>
              </table:table-cell>
              <table:table-cell office:value-type="float" office:value="3.266">
                <text:p>3.266</text:p>
              </table:table-cell>
              <table:table-cell office:value-type="float" office:value="0.465">
                <text:p>0.465</text:p>
              </table:table-cell>
              <table:table-cell office:value-type="float" office:value="0.997">
                <text:p>0.997</text:p>
              </table:table-cell>
              <table:table-cell office:value-type="float" office:value="18.9493980820241">
                <text:p>18.9493980820241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4.989">
                <text:p>4.989</text:p>
              </table:table-cell>
              <table:table-cell office:value-type="float" office:value="3.276">
                <text:p>3.276</text:p>
              </table:table-cell>
              <table:table-cell office:value-type="float" office:value="0.468">
                <text:p>0.468</text:p>
              </table:table-cell>
              <table:table-cell office:value-type="float" office:value="1.071">
                <text:p>1.071</text:p>
              </table:table-cell>
              <table:table-cell office:value-type="float" office:value="18.6151533373422">
                <text:p>18.6151533373422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5.145">
                <text:p>5.145</text:p>
              </table:table-cell>
              <table:table-cell office:value-type="float" office:value="3.507">
                <text:p>3.507</text:p>
              </table:table-cell>
              <table:table-cell office:value-type="float" office:value="0.469">
                <text:p>0.469</text:p>
              </table:table-cell>
              <table:table-cell office:value-type="float" office:value="0.994">
                <text:p>0.994</text:p>
              </table:table-cell>
              <table:table-cell office:value-type="float" office:value="18.0507288629738">
                <text:p>18.050728862973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5.088">
                <text:p>5.088</text:p>
              </table:table-cell>
              <table:table-cell office:value-type="float" office:value="3.418">
                <text:p>3.418</text:p>
              </table:table-cell>
              <table:table-cell office:value-type="float" office:value="0.472">
                <text:p>0.472</text:p>
              </table:table-cell>
              <table:table-cell office:value-type="float" office:value="1.025">
                <text:p>1.025</text:p>
              </table:table-cell>
              <table:table-cell office:value-type="float" office:value="18.2529481132075">
                <text:p>18.252948113207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.572">
                <text:p>4.572</text:p>
              </table:table-cell>
              <table:table-cell office:value-type="float" office:value="2.954">
                <text:p>2.954</text:p>
              </table:table-cell>
              <table:table-cell office:value-type="float" office:value="0.463">
                <text:p>0.463</text:p>
              </table:table-cell>
              <table:table-cell office:value-type="float" office:value="0.983">
                <text:p>0.983</text:p>
              </table:table-cell>
              <table:table-cell office:value-type="float" office:value="20.3129921259843">
                <text:p>20.312992125984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474">
                <text:p>5.474</text:p>
              </table:table-cell>
              <table:table-cell office:value-type="float" office:value="3.8">
                <text:p>3.8</text:p>
              </table:table-cell>
              <table:table-cell office:value-type="float" office:value="0.477">
                <text:p>0.477</text:p>
              </table:table-cell>
              <table:table-cell office:value-type="float" office:value="1.023">
                <text:p>1.023</text:p>
              </table:table-cell>
              <table:table-cell office:value-type="float" office:value="16.9658385093168">
                <text:p>16.9658385093168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4.831">
                <text:p>4.831</text:p>
              </table:table-cell>
              <table:table-cell office:value-type="float" office:value="3.162">
                <text:p>3.162</text:p>
              </table:table-cell>
              <table:table-cell office:value-type="float" office:value="0.479">
                <text:p>0.479</text:p>
              </table:table-cell>
              <table:table-cell office:value-type="float" office:value="1.015">
                <text:p>1.015</text:p>
              </table:table-cell>
              <table:table-cell office:value-type="float" office:value="19.2239701925067">
                <text:p>19.2239701925067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4.515">
                <text:p>4.515</text:p>
              </table:table-cell>
              <table:table-cell office:value-type="float" office:value="2.845">
                <text:p>2.845</text:p>
              </table:table-cell>
              <table:table-cell office:value-type="float" office:value="0.483">
                <text:p>0.483</text:p>
              </table:table-cell>
              <table:table-cell office:value-type="float" office:value="1.012">
                <text:p>1.012</text:p>
              </table:table-cell>
              <table:table-cell office:value-type="float" office:value="20.5694352159468">
                <text:p>20.5694352159468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4.96">
                <text:p>4.96</text:p>
              </table:table-cell>
              <table:table-cell office:value-type="float" office:value="3.33">
                <text:p>3.33</text:p>
              </table:table-cell>
              <table:table-cell office:value-type="float" office:value="0.466">
                <text:p>0.466</text:p>
              </table:table-cell>
              <table:table-cell office:value-type="float" office:value="0.99">
                <text:p>0.99</text:p>
              </table:table-cell>
              <table:table-cell office:value-type="float" office:value="18.7239919354839">
                <text:p>18.723991935483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4.541">
                <text:p>4.541</text:p>
              </table:table-cell>
              <table:table-cell office:value-type="float" office:value="2.847">
                <text:p>2.847</text:p>
              </table:table-cell>
              <table:table-cell office:value-type="float" office:value="0.471">
                <text:p>0.471</text:p>
              </table:table-cell>
              <table:table-cell office:value-type="float" office:value="1.049">
                <text:p>1.049</text:p>
              </table:table-cell>
              <table:table-cell office:value-type="float" office:value="20.4516626293768">
                <text:p>20.451662629376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5.221">
                <text:p>5.221</text:p>
              </table:table-cell>
              <table:table-cell office:value-type="float" office:value="3.48">
                <text:p>3.48</text:p>
              </table:table-cell>
              <table:table-cell office:value-type="float" office:value="0.489">
                <text:p>0.489</text:p>
              </table:table-cell>
              <table:table-cell office:value-type="float" office:value="1.077">
                <text:p>1.077</text:p>
              </table:table-cell>
              <table:table-cell office:value-type="float" office:value="17.78797165294">
                <text:p>17.78797165294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4.702">
                <text:p>4.702</text:p>
              </table:table-cell>
              <table:table-cell office:value-type="float" office:value="3.016">
                <text:p>3.016</text:p>
              </table:table-cell>
              <table:table-cell office:value-type="float" office:value="0.468">
                <text:p>0.468</text:p>
              </table:table-cell>
              <table:table-cell office:value-type="float" office:value="1.043">
                <text:p>1.043</text:p>
              </table:table-cell>
              <table:table-cell office:value-type="float" office:value="19.7513823904721">
                <text:p>19.7513823904721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5.141">
                <text:p>5.141</text:p>
              </table:table-cell>
              <table:table-cell office:value-type="float" office:value="3.327">
                <text:p>3.327</text:p>
              </table:table-cell>
              <table:table-cell office:value-type="float" office:value="0.468">
                <text:p>0.468</text:p>
              </table:table-cell>
              <table:table-cell office:value-type="float" office:value="1.172">
                <text:p>1.172</text:p>
              </table:table-cell>
              <table:table-cell office:value-type="float" office:value="18.064773390391">
                <text:p>18.06477339039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4.849">
                <text:p>4.849</text:p>
              </table:table-cell>
              <table:table-cell office:value-type="float" office:value="3.124">
                <text:p>3.124</text:p>
              </table:table-cell>
              <table:table-cell office:value-type="float" office:value="0.472">
                <text:p>0.472</text:p>
              </table:table-cell>
              <table:table-cell office:value-type="float" office:value="1.078">
                <text:p>1.078</text:p>
              </table:table-cell>
              <table:table-cell office:value-type="float" office:value="19.1526087853166">
                <text:p>19.152608785316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.064">
                <text:p>5.064</text:p>
              </table:table-cell>
              <table:table-cell office:value-type="float" office:value="3.307">
                <text:p>3.307</text:p>
              </table:table-cell>
              <table:table-cell office:value-type="float" office:value="0.484">
                <text:p>0.484</text:p>
              </table:table-cell>
              <table:table-cell office:value-type="float" office:value="1.098">
                <text:p>1.098</text:p>
              </table:table-cell>
              <table:table-cell office:value-type="float" office:value="18.3394549763033">
                <text:p>18.339454976303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4.709">
                <text:p>4.709</text:p>
              </table:table-cell>
              <table:table-cell office:value-type="float" office:value="2.955">
                <text:p>2.955</text:p>
              </table:table-cell>
              <table:table-cell office:value-type="float" office:value="0.484">
                <text:p>0.484</text:p>
              </table:table-cell>
              <table:table-cell office:value-type="float" office:value="1.095">
                <text:p>1.095</text:p>
              </table:table-cell>
              <table:table-cell office:value-type="float" office:value="19.7220216606498">
                <text:p>19.7220216606498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5.772">
                <text:p>5.772</text:p>
              </table:table-cell>
              <table:table-cell office:value-type="float" office:value="3.988">
                <text:p>3.988</text:p>
              </table:table-cell>
              <table:table-cell office:value-type="float" office:value="0.466">
                <text:p>0.466</text:p>
              </table:table-cell>
              <table:table-cell office:value-type="float" office:value="1.142">
                <text:p>1.142</text:p>
              </table:table-cell>
              <table:table-cell office:value-type="float" office:value="16.0899168399168">
                <text:p>16.0899168399168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4.805">
                <text:p>4.805</text:p>
              </table:table-cell>
              <table:table-cell office:value-type="float" office:value="3.061">
                <text:p>3.061</text:p>
              </table:table-cell>
              <table:table-cell office:value-type="float" office:value="0.479">
                <text:p>0.479</text:p>
              </table:table-cell>
              <table:table-cell office:value-type="float" office:value="1.092">
                <text:p>1.092</text:p>
              </table:table-cell>
              <table:table-cell office:value-type="float" office:value="19.3279916753382">
                <text:p>19.3279916753382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5.183">
                <text:p>5.183</text:p>
              </table:table-cell>
              <table:table-cell office:value-type="float" office:value="3.388">
                <text:p>3.388</text:p>
              </table:table-cell>
              <table:table-cell office:value-type="float" office:value="0.476">
                <text:p>0.476</text:p>
              </table:table-cell>
              <table:table-cell office:value-type="float" office:value="1.144">
                <text:p>1.144</text:p>
              </table:table-cell>
              <table:table-cell office:value-type="float" office:value="17.918387034536">
                <text:p>17.91838703453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5.087">
                <text:p>5.087</text:p>
              </table:table-cell>
              <table:table-cell office:value-type="float" office:value="3.319">
                <text:p>3.319</text:p>
              </table:table-cell>
              <table:table-cell office:value-type="float" office:value="0.488">
                <text:p>0.488</text:p>
              </table:table-cell>
              <table:table-cell office:value-type="float" office:value="1.105">
                <text:p>1.105</text:p>
              </table:table-cell>
              <table:table-cell office:value-type="float" office:value="18.2565362689208">
                <text:p>18.2565362689208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5.34">
                <text:p>5.34</text:p>
              </table:table-cell>
              <table:table-cell office:value-type="float" office:value="3.544">
                <text:p>3.544</text:p>
              </table:table-cell>
              <table:table-cell office:value-type="float" office:value="0.49">
                <text:p>0.49</text:p>
              </table:table-cell>
              <table:table-cell office:value-type="float" office:value="1.131">
                <text:p>1.131</text:p>
              </table:table-cell>
              <table:table-cell office:value-type="float" office:value="17.3915730337079">
                <text:p>17.3915730337079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5.46">
                <text:p>5.46</text:p>
              </table:table-cell>
              <table:table-cell office:value-type="float" office:value="3.632">
                <text:p>3.632</text:p>
              </table:table-cell>
              <table:table-cell office:value-type="float" office:value="0.479">
                <text:p>0.479</text:p>
              </table:table-cell>
              <table:table-cell office:value-type="float" office:value="1.173">
                <text:p>1.173</text:p>
              </table:table-cell>
              <table:table-cell office:value-type="float" office:value="17.0093406593407">
                <text:p>17.009340659340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5.385">
                <text:p>5.385</text:p>
              </table:table-cell>
              <table:table-cell office:value-type="float" office:value="3.591">
                <text:p>3.591</text:p>
              </table:table-cell>
              <table:table-cell office:value-type="float" office:value="0.47">
                <text:p>0.47</text:p>
              </table:table-cell>
              <table:table-cell office:value-type="float" office:value="1.148">
                <text:p>1.148</text:p>
              </table:table-cell>
              <table:table-cell office:value-type="float" office:value="17.2462395543175">
                <text:p>17.246239554317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5.85">
                <text:p>5.85</text:p>
              </table:table-cell>
              <table:table-cell office:value-type="float" office:value="3.992">
                <text:p>3.992</text:p>
              </table:table-cell>
              <table:table-cell office:value-type="float" office:value="0.476">
                <text:p>0.476</text:p>
              </table:table-cell>
              <table:table-cell office:value-type="float" office:value="1.205">
                <text:p>1.205</text:p>
              </table:table-cell>
              <table:table-cell office:value-type="float" office:value="15.8753846153846">
                <text:p>15.8753846153846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5.33">
                <text:p>5.33</text:p>
              </table:table-cell>
              <table:table-cell office:value-type="float" office:value="3.496">
                <text:p>3.496</text:p>
              </table:table-cell>
              <table:table-cell office:value-type="float" office:value="0.481">
                <text:p>0.481</text:p>
              </table:table-cell>
              <table:table-cell office:value-type="float" office:value="1.179">
                <text:p>1.179</text:p>
              </table:table-cell>
              <table:table-cell office:value-type="float" office:value="17.4242026266417">
                <text:p>17.424202626641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115">
                <text:p>5.115</text:p>
              </table:table-cell>
              <table:table-cell office:value-type="float" office:value="3.295">
                <text:p>3.295</text:p>
              </table:table-cell>
              <table:table-cell office:value-type="float" office:value="0.49">
                <text:p>0.49</text:p>
              </table:table-cell>
              <table:table-cell office:value-type="float" office:value="1.154">
                <text:p>1.154</text:p>
              </table:table-cell>
              <table:table-cell office:value-type="float" office:value="18.1565982404692">
                <text:p>18.156598240469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6.109">
                <text:p>6.109</text:p>
              </table:table-cell>
              <table:table-cell office:value-type="float" office:value="4.285">
                <text:p>4.285</text:p>
              </table:table-cell>
              <table:table-cell office:value-type="float" office:value="0.479">
                <text:p>0.479</text:p>
              </table:table-cell>
              <table:table-cell office:value-type="float" office:value="1.169">
                <text:p>1.169</text:p>
              </table:table-cell>
              <table:table-cell office:value-type="float" office:value="15.2023244393518">
                <text:p>15.2023244393518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5.166">
                <text:p>5.166</text:p>
              </table:table-cell>
              <table:table-cell office:value-type="float" office:value="3.373">
                <text:p>3.373</text:p>
              </table:table-cell>
              <table:table-cell office:value-type="float" office:value="0.486">
                <text:p>0.486</text:p>
              </table:table-cell>
              <table:table-cell office:value-type="float" office:value="1.133">
                <text:p>1.133</text:p>
              </table:table-cell>
              <table:table-cell office:value-type="float" office:value="17.9773519163763">
                <text:p>17.9773519163763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5.154">
                <text:p>5.154</text:p>
              </table:table-cell>
              <table:table-cell office:value-type="float" office:value="3.365">
                <text:p>3.365</text:p>
              </table:table-cell>
              <table:table-cell office:value-type="float" office:value="0.48">
                <text:p>0.48</text:p>
              </table:table-cell>
              <table:table-cell office:value-type="float" office:value="1.134">
                <text:p>1.134</text:p>
              </table:table-cell>
              <table:table-cell office:value-type="float" office:value="18.0192083818393">
                <text:p>18.0192083818393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5.934">
                <text:p>5.934</text:p>
              </table:table-cell>
              <table:table-cell office:value-type="float" office:value="4.058">
                <text:p>4.058</text:p>
              </table:table-cell>
              <table:table-cell office:value-type="float" office:value="0.49">
                <text:p>0.49</text:p>
              </table:table-cell>
              <table:table-cell office:value-type="float" office:value="1.209">
                <text:p>1.209</text:p>
              </table:table-cell>
              <table:table-cell office:value-type="float" office:value="15.6506572295248">
                <text:p>15.650657229524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5.34">
                <text:p>5.34</text:p>
              </table:table-cell>
              <table:table-cell office:value-type="float" office:value="3.489">
                <text:p>3.489</text:p>
              </table:table-cell>
              <table:table-cell office:value-type="float" office:value="0.486">
                <text:p>0.486</text:p>
              </table:table-cell>
              <table:table-cell office:value-type="float" office:value="1.188">
                <text:p>1.188</text:p>
              </table:table-cell>
              <table:table-cell office:value-type="float" office:value="17.3915730337079">
                <text:p>17.391573033707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5.351">
                <text:p>5.351</text:p>
              </table:table-cell>
              <table:table-cell office:value-type="float" office:value="3.5">
                <text:p>3.5</text:p>
              </table:table-cell>
              <table:table-cell office:value-type="float" office:value="0.469">
                <text:p>0.469</text:p>
              </table:table-cell>
              <table:table-cell office:value-type="float" office:value="1.208">
                <text:p>1.208</text:p>
              </table:table-cell>
              <table:table-cell office:value-type="float" office:value="17.3558213418053">
                <text:p>17.355821341805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5.347">
                <text:p>5.347</text:p>
              </table:table-cell>
              <table:table-cell office:value-type="float" office:value="3.482">
                <text:p>3.482</text:p>
              </table:table-cell>
              <table:table-cell office:value-type="float" office:value="0.508">
                <text:p>0.508</text:p>
              </table:table-cell>
              <table:table-cell office:value-type="float" office:value="1.183">
                <text:p>1.183</text:p>
              </table:table-cell>
              <table:table-cell office:value-type="float" office:value="17.368804937348">
                <text:p>17.368804937348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5.367">
                <text:p>5.367</text:p>
              </table:table-cell>
              <table:table-cell office:value-type="float" office:value="3.544">
                <text:p>3.544</text:p>
              </table:table-cell>
              <table:table-cell office:value-type="float" office:value="0.473">
                <text:p>0.473</text:p>
              </table:table-cell>
              <table:table-cell office:value-type="float" office:value="1.173">
                <text:p>1.173</text:p>
              </table:table-cell>
              <table:table-cell office:value-type="float" office:value="17.3040804918949">
                <text:p>17.3040804918949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5.607">
                <text:p>5.607</text:p>
              </table:table-cell>
              <table:table-cell office:value-type="float" office:value="3.713">
                <text:p>3.713</text:p>
              </table:table-cell>
              <table:table-cell office:value-type="float" office:value="0.47">
                <text:p>0.47</text:p>
              </table:table-cell>
              <table:table-cell office:value-type="float" office:value="1.249">
                <text:p>1.249</text:p>
              </table:table-cell>
              <table:table-cell office:value-type="float" office:value="16.5634028892456">
                <text:p>16.56340288924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5.637">
                <text:p>5.637</text:p>
              </table:table-cell>
              <table:table-cell office:value-type="float" office:value="3.717">
                <text:p>3.717</text:p>
              </table:table-cell>
              <table:table-cell office:value-type="float" office:value="0.502">
                <text:p>0.502</text:p>
              </table:table-cell>
              <table:table-cell office:value-type="float" office:value="1.242">
                <text:p>1.242</text:p>
              </table:table-cell>
              <table:table-cell office:value-type="float" office:value="16.4752527940394">
                <text:p>16.475252794039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5.489">
                <text:p>5.489</text:p>
              </table:table-cell>
              <table:table-cell office:value-type="float" office:value="3.6">
                <text:p>3.6</text:p>
              </table:table-cell>
              <table:table-cell office:value-type="float" office:value="0.476">
                <text:p>0.476</text:p>
              </table:table-cell>
              <table:table-cell office:value-type="float" office:value="1.237">
                <text:p>1.237</text:p>
              </table:table-cell>
              <table:table-cell office:value-type="float" office:value="16.9194753142649">
                <text:p>16.919475314264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5.707">
                <text:p>5.707</text:p>
              </table:table-cell>
              <table:table-cell office:value-type="float" office:value="3.833">
                <text:p>3.833</text:p>
              </table:table-cell>
              <table:table-cell office:value-type="float" office:value="0.493">
                <text:p>0.493</text:p>
              </table:table-cell>
              <table:table-cell office:value-type="float" office:value="1.204">
                <text:p>1.204</text:p>
              </table:table-cell>
              <table:table-cell office:value-type="float" office:value="16.2731732959523">
                <text:p>16.2731732959523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5.441">
                <text:p>5.441</text:p>
              </table:table-cell>
              <table:table-cell office:value-type="float" office:value="3.527">
                <text:p>3.527</text:p>
              </table:table-cell>
              <table:table-cell office:value-type="float" office:value="0.48">
                <text:p>0.48</text:p>
              </table:table-cell>
              <table:table-cell office:value-type="float" office:value="1.257">
                <text:p>1.257</text:p>
              </table:table-cell>
              <table:table-cell office:value-type="float" office:value="17.0687373644551">
                <text:p>17.0687373644551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5.9">
                <text:p>5.9</text:p>
              </table:table-cell>
              <table:table-cell office:value-type="float" office:value="3.949">
                <text:p>3.949</text:p>
              </table:table-cell>
              <table:table-cell office:value-type="float" office:value="0.478">
                <text:p>0.478</text:p>
              </table:table-cell>
              <table:table-cell office:value-type="float" office:value="1.297">
                <text:p>1.297</text:p>
              </table:table-cell>
              <table:table-cell office:value-type="float" office:value="15.7408474576271">
                <text:p>15.7408474576271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5.566">
                <text:p>5.566</text:p>
              </table:table-cell>
              <table:table-cell office:value-type="float" office:value="3.607">
                <text:p>3.607</text:p>
              </table:table-cell>
              <table:table-cell office:value-type="float" office:value="0.485">
                <text:p>0.485</text:p>
              </table:table-cell>
              <table:table-cell office:value-type="float" office:value="1.298">
                <text:p>1.298</text:p>
              </table:table-cell>
              <table:table-cell office:value-type="float" office:value="16.6854114265181">
                <text:p>16.685411426518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6.284">
                <text:p>6.284</text:p>
              </table:table-cell>
              <table:table-cell office:value-type="float" office:value="4.293">
                <text:p>4.293</text:p>
              </table:table-cell>
              <table:table-cell office:value-type="float" office:value="0.493">
                <text:p>0.493</text:p>
              </table:table-cell>
              <table:table-cell office:value-type="float" office:value="1.322">
                <text:p>1.322</text:p>
              </table:table-cell>
              <table:table-cell office:value-type="float" office:value="14.778962444303">
                <text:p>14.778962444303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5.919">
                <text:p>5.919</text:p>
              </table:table-cell>
              <table:table-cell office:value-type="float" office:value="3.989">
                <text:p>3.989</text:p>
              </table:table-cell>
              <table:table-cell office:value-type="float" office:value="0.483">
                <text:p>0.483</text:p>
              </table:table-cell>
              <table:table-cell office:value-type="float" office:value="1.27">
                <text:p>1.27</text:p>
              </table:table-cell>
              <table:table-cell office:value-type="float" office:value="15.6903193106944">
                <text:p>15.6903193106944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6.373">
                <text:p>6.373</text:p>
              </table:table-cell>
              <table:table-cell office:value-type="float" office:value="4.434">
                <text:p>4.434</text:p>
              </table:table-cell>
              <table:table-cell office:value-type="float" office:value="0.497">
                <text:p>0.497</text:p>
              </table:table-cell>
              <table:table-cell office:value-type="float" office:value="1.265">
                <text:p>1.265</text:p>
              </table:table-cell>
              <table:table-cell office:value-type="float" office:value="14.5725717872274">
                <text:p>14.5725717872274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5.892">
                <text:p>5.892</text:p>
              </table:table-cell>
              <table:table-cell office:value-type="float" office:value="3.932">
                <text:p>3.932</text:p>
              </table:table-cell>
              <table:table-cell office:value-type="float" office:value="0.483">
                <text:p>0.483</text:p>
              </table:table-cell>
              <table:table-cell office:value-type="float" office:value="1.302">
                <text:p>1.302</text:p>
              </table:table-cell>
              <table:table-cell office:value-type="float" office:value="15.7622199592668">
                <text:p>15.762219959266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5.858">
                <text:p>5.858</text:p>
              </table:table-cell>
              <table:table-cell office:value-type="float" office:value="3.875">
                <text:p>3.875</text:p>
              </table:table-cell>
              <table:table-cell office:value-type="float" office:value="0.478">
                <text:p>0.478</text:p>
              </table:table-cell>
              <table:table-cell office:value-type="float" office:value="1.329">
                <text:p>1.329</text:p>
              </table:table-cell>
              <table:table-cell office:value-type="float" office:value="15.8537043359508">
                <text:p>15.8537043359508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6.078">
                <text:p>6.078</text:p>
              </table:table-cell>
              <table:table-cell office:value-type="float" office:value="4.13">
                <text:p>4.13</text:p>
              </table:table-cell>
              <table:table-cell office:value-type="float" office:value="0.483">
                <text:p>0.483</text:p>
              </table:table-cell>
              <table:table-cell office:value-type="float" office:value="1.29">
                <text:p>1.29</text:p>
              </table:table-cell>
              <table:table-cell office:value-type="float" office:value="15.2798617966436">
                <text:p>15.2798617966436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5.828">
                <text:p>5.828</text:p>
              </table:table-cell>
              <table:table-cell office:value-type="float" office:value="3.797">
                <text:p>3.797</text:p>
              </table:table-cell>
              <table:table-cell office:value-type="float" office:value="0.514">
                <text:p>0.514</text:p>
              </table:table-cell>
              <table:table-cell office:value-type="float" office:value="1.342">
                <text:p>1.342</text:p>
              </table:table-cell>
              <table:table-cell office:value-type="float" office:value="15.9353122855182">
                <text:p>15.9353122855182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5.578">
                <text:p>5.578</text:p>
              </table:table-cell>
              <table:table-cell office:value-type="float" office:value="3.626">
                <text:p>3.626</text:p>
              </table:table-cell>
              <table:table-cell office:value-type="float" office:value="0.479">
                <text:p>0.479</text:p>
              </table:table-cell>
              <table:table-cell office:value-type="float" office:value="1.297">
                <text:p>1.297</text:p>
              </table:table-cell>
              <table:table-cell office:value-type="float" office:value="16.6495159555396">
                <text:p>16.6495159555396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6.302">
                <text:p>6.302</text:p>
              </table:table-cell>
              <table:table-cell office:value-type="float" office:value="4.286">
                <text:p>4.286</text:p>
              </table:table-cell>
              <table:table-cell office:value-type="float" office:value="0.49">
                <text:p>0.49</text:p>
              </table:table-cell>
              <table:table-cell office:value-type="float" office:value="1.349">
                <text:p>1.349</text:p>
              </table:table-cell>
              <table:table-cell office:value-type="float" office:value="14.7367502380197">
                <text:p>14.736750238019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6.061">
                <text:p>6.061</text:p>
              </table:table-cell>
              <table:table-cell office:value-type="float" office:value="4.016">
                <text:p>4.016</text:p>
              </table:table-cell>
              <table:table-cell office:value-type="float" office:value="0.478">
                <text:p>0.478</text:p>
              </table:table-cell>
              <table:table-cell office:value-type="float" office:value="1.389">
                <text:p>1.389</text:p>
              </table:table-cell>
              <table:table-cell office:value-type="float" office:value="15.3227190232635">
                <text:p>15.322719023263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6.037">
                <text:p>6.037</text:p>
              </table:table-cell>
              <table:table-cell office:value-type="float" office:value="4.048">
                <text:p>4.048</text:p>
              </table:table-cell>
              <table:table-cell office:value-type="float" office:value="0.481">
                <text:p>0.481</text:p>
              </table:table-cell>
              <table:table-cell office:value-type="float" office:value="1.331">
                <text:p>1.331</text:p>
              </table:table-cell>
              <table:table-cell office:value-type="float" office:value="15.3836342554249">
                <text:p>15.383634255424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6.011">
                <text:p>6.011</text:p>
              </table:table-cell>
              <table:table-cell office:value-type="float" office:value="3.986">
                <text:p>3.986</text:p>
              </table:table-cell>
              <table:table-cell office:value-type="float" office:value="0.486">
                <text:p>0.486</text:p>
              </table:table-cell>
              <table:table-cell office:value-type="float" office:value="1.362">
                <text:p>1.362</text:p>
              </table:table-cell>
              <table:table-cell office:value-type="float" office:value="15.4501746797538">
                <text:p>15.450174679753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6.053">
                <text:p>6.053</text:p>
              </table:table-cell>
              <table:table-cell office:value-type="float" office:value="3.921">
                <text:p>3.921</text:p>
              </table:table-cell>
              <table:table-cell office:value-type="float" office:value="0.483">
                <text:p>0.483</text:p>
              </table:table-cell>
              <table:table-cell office:value-type="float" office:value="1.472">
                <text:p>1.472</text:p>
              </table:table-cell>
              <table:table-cell office:value-type="float" office:value="15.342970427887">
                <text:p>15.34297042788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6.333">
                <text:p>6.333</text:p>
              </table:table-cell>
              <table:table-cell office:value-type="float" office:value="4.307">
                <text:p>4.307</text:p>
              </table:table-cell>
              <table:table-cell office:value-type="float" office:value="0.493">
                <text:p>0.493</text:p>
              </table:table-cell>
              <table:table-cell office:value-type="float" office:value="1.355">
                <text:p>1.355</text:p>
              </table:table-cell>
              <table:table-cell office:value-type="float" office:value="14.6646139270488">
                <text:p>14.664613927048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5.938">
                <text:p>5.938</text:p>
              </table:table-cell>
              <table:table-cell office:value-type="float" office:value="3.898">
                <text:p>3.898</text:p>
              </table:table-cell>
              <table:table-cell office:value-type="float" office:value="0.488">
                <text:p>0.488</text:p>
              </table:table-cell>
              <table:table-cell office:value-type="float" office:value="1.375">
                <text:p>1.375</text:p>
              </table:table-cell>
              <table:table-cell office:value-type="float" office:value="15.6401145166723">
                <text:p>15.640114516672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6.157">
                <text:p>6.157</text:p>
              </table:table-cell>
              <table:table-cell office:value-type="float" office:value="4.075">
                <text:p>4.075</text:p>
              </table:table-cell>
              <table:table-cell office:value-type="float" office:value="0.5">
                <text:p>0.5</text:p>
              </table:table-cell>
              <table:table-cell office:value-type="float" office:value="1.406">
                <text:p>1.406</text:p>
              </table:table-cell>
              <table:table-cell office:value-type="float" office:value="15.0838070488874">
                <text:p>15.083807048887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6.451">
                <text:p>6.451</text:p>
              </table:table-cell>
              <table:table-cell office:value-type="float" office:value="4.259">
                <text:p>4.259</text:p>
              </table:table-cell>
              <table:table-cell office:value-type="float" office:value="0.495">
                <text:p>0.495</text:p>
              </table:table-cell>
              <table:table-cell office:value-type="float" office:value="1.52">
                <text:p>1.52</text:p>
              </table:table-cell>
              <table:table-cell office:value-type="float" office:value="14.3963726554023">
                <text:p>14.3963726554023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6.911">
                <text:p>6.911</text:p>
              </table:table-cell>
              <table:table-cell office:value-type="float" office:value="4.825">
                <text:p>4.825</text:p>
              </table:table-cell>
              <table:table-cell office:value-type="float" office:value="0.485">
                <text:p>0.485</text:p>
              </table:table-cell>
              <table:table-cell office:value-type="float" office:value="1.424">
                <text:p>1.424</text:p>
              </table:table-cell>
              <table:table-cell office:value-type="float" office:value="13.4381420923166">
                <text:p>13.438142092316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6.164">
                <text:p>6.164</text:p>
              </table:table-cell>
              <table:table-cell office:value-type="float" office:value="4.1">
                <text:p>4.1</text:p>
              </table:table-cell>
              <table:table-cell office:value-type="float" office:value="0.492">
                <text:p>0.492</text:p>
              </table:table-cell>
              <table:table-cell office:value-type="float" office:value="1.394">
                <text:p>1.394</text:p>
              </table:table-cell>
              <table:table-cell office:value-type="float" office:value="15.0666774821544">
                <text:p>15.066677482154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6.403">
                <text:p>6.403</text:p>
              </table:table-cell>
              <table:table-cell office:value-type="float" office:value="4.345">
                <text:p>4.345</text:p>
              </table:table-cell>
              <table:table-cell office:value-type="float" office:value="0.493">
                <text:p>0.493</text:p>
              </table:table-cell>
              <table:table-cell office:value-type="float" office:value="1.389">
                <text:p>1.389</text:p>
              </table:table-cell>
              <table:table-cell office:value-type="float" office:value="14.5042948617835">
                <text:p>14.5042948617835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6.781">
                <text:p>6.781</text:p>
              </table:table-cell>
              <table:table-cell office:value-type="float" office:value="4.666">
                <text:p>4.666</text:p>
              </table:table-cell>
              <table:table-cell office:value-type="float" office:value="0.48">
                <text:p>0.48</text:p>
              </table:table-cell>
              <table:table-cell office:value-type="float" office:value="1.458">
                <text:p>1.458</text:p>
              </table:table-cell>
              <table:table-cell office:value-type="float" office:value="13.6957675859018">
                <text:p>13.6957675859018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6.611">
                <text:p>6.611</text:p>
              </table:table-cell>
              <table:table-cell office:value-type="float" office:value="4.411">
                <text:p>4.411</text:p>
              </table:table-cell>
              <table:table-cell office:value-type="float" office:value="0.482">
                <text:p>0.482</text:p>
              </table:table-cell>
              <table:table-cell office:value-type="float" office:value="1.541">
                <text:p>1.541</text:p>
              </table:table-cell>
              <table:table-cell office:value-type="float" office:value="14.0479503857208">
                <text:p>14.047950385720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6.627">
                <text:p>6.627</text:p>
              </table:table-cell>
              <table:table-cell office:value-type="float" office:value="4.524">
                <text:p>4.524</text:p>
              </table:table-cell>
              <table:table-cell office:value-type="float" office:value="0.489">
                <text:p>0.489</text:p>
              </table:table-cell>
              <table:table-cell office:value-type="float" office:value="1.439">
                <text:p>1.439</text:p>
              </table:table-cell>
              <table:table-cell office:value-type="float" office:value="14.014033499321">
                <text:p>14.01403349932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6.277">
                <text:p>6.277</text:p>
              </table:table-cell>
              <table:table-cell office:value-type="float" office:value="4.228">
                <text:p>4.228</text:p>
              </table:table-cell>
              <table:table-cell office:value-type="float" office:value="0.491">
                <text:p>0.491</text:p>
              </table:table-cell>
              <table:table-cell office:value-type="float" office:value="1.38">
                <text:p>1.38</text:p>
              </table:table-cell>
              <table:table-cell office:value-type="float" office:value="14.7954436832882">
                <text:p>14.795443683288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389">
                <text:p>6.389</text:p>
              </table:table-cell>
              <table:table-cell office:value-type="float" office:value="4.288">
                <text:p>4.288</text:p>
              </table:table-cell>
              <table:table-cell office:value-type="float" office:value="0.484">
                <text:p>0.484</text:p>
              </table:table-cell>
              <table:table-cell office:value-type="float" office:value="1.442">
                <text:p>1.442</text:p>
              </table:table-cell>
              <table:table-cell office:value-type="float" office:value="14.5360776334325">
                <text:p>14.5360776334325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6.511">
                <text:p>6.511</text:p>
              </table:table-cell>
              <table:table-cell office:value-type="float" office:value="4.437">
                <text:p>4.437</text:p>
              </table:table-cell>
              <table:table-cell office:value-type="float" office:value="0.5">
                <text:p>0.5</text:p>
              </table:table-cell>
              <table:table-cell office:value-type="float" office:value="1.396">
                <text:p>1.396</text:p>
              </table:table-cell>
              <table:table-cell office:value-type="float" office:value="14.2637075718016">
                <text:p>14.263707571801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6.829">
                <text:p>6.829</text:p>
              </table:table-cell>
              <table:table-cell office:value-type="float" office:value="4.722">
                <text:p>4.722</text:p>
              </table:table-cell>
              <table:table-cell office:value-type="float" office:value="0.498">
                <text:p>0.498</text:p>
              </table:table-cell>
              <table:table-cell office:value-type="float" office:value="1.431">
                <text:p>1.431</text:p>
              </table:table-cell>
              <table:table-cell office:value-type="float" office:value="13.5995021232977">
                <text:p>13.5995021232977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6.673">
                <text:p>6.673</text:p>
              </table:table-cell>
              <table:table-cell office:value-type="float" office:value="4.505">
                <text:p>4.505</text:p>
              </table:table-cell>
              <table:table-cell office:value-type="float" office:value="0.525">
                <text:p>0.525</text:p>
              </table:table-cell>
              <table:table-cell office:value-type="float" office:value="1.468">
                <text:p>1.468</text:p>
              </table:table-cell>
              <table:table-cell office:value-type="float" office:value="13.9174284429792">
                <text:p>13.917428442979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6.221">
                <text:p>6.221</text:p>
              </table:table-cell>
              <table:table-cell office:value-type="float" office:value="4.112">
                <text:p>4.112</text:p>
              </table:table-cell>
              <table:table-cell office:value-type="float" office:value="0.499">
                <text:p>0.499</text:p>
              </table:table-cell>
              <table:table-cell office:value-type="float" office:value="1.432">
                <text:p>1.432</text:p>
              </table:table-cell>
              <table:table-cell office:value-type="float" office:value="14.9286288378074">
                <text:p>14.9286288378074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6.668">
                <text:p>6.668</text:p>
              </table:table-cell>
              <table:table-cell office:value-type="float" office:value="4.507">
                <text:p>4.507</text:p>
              </table:table-cell>
              <table:table-cell office:value-type="float" office:value="0.497">
                <text:p>0.497</text:p>
              </table:table-cell>
              <table:table-cell office:value-type="float" office:value="1.486">
                <text:p>1.486</text:p>
              </table:table-cell>
              <table:table-cell office:value-type="float" office:value="13.9278644271146">
                <text:p>13.927864427114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6.018">
                <text:p>6.018</text:p>
              </table:table-cell>
              <table:table-cell office:value-type="float" office:value="3.897">
                <text:p>3.897</text:p>
              </table:table-cell>
              <table:table-cell office:value-type="float" office:value="0.49">
                <text:p>0.49</text:p>
              </table:table-cell>
              <table:table-cell office:value-type="float" office:value="1.453">
                <text:p>1.453</text:p>
              </table:table-cell>
              <table:table-cell office:value-type="float" office:value="15.4322033898305">
                <text:p>15.432203389830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6.301">
                <text:p>6.301</text:p>
              </table:table-cell>
              <table:table-cell office:value-type="float" office:value="4.18">
                <text:p>4.18</text:p>
              </table:table-cell>
              <table:table-cell office:value-type="float" office:value="0.484">
                <text:p>0.484</text:p>
              </table:table-cell>
              <table:table-cell office:value-type="float" office:value="1.459">
                <text:p>1.459</text:p>
              </table:table-cell>
              <table:table-cell office:value-type="float" office:value="14.7390890334867">
                <text:p>14.7390890334867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6.521">
                <text:p>6.521</text:p>
              </table:table-cell>
              <table:table-cell office:value-type="float" office:value="4.359">
                <text:p>4.359</text:p>
              </table:table-cell>
              <table:table-cell office:value-type="float" office:value="0.496">
                <text:p>0.496</text:p>
              </table:table-cell>
              <table:table-cell office:value-type="float" office:value="1.488">
                <text:p>1.488</text:p>
              </table:table-cell>
              <table:table-cell office:value-type="float" office:value="14.2418340745284">
                <text:p>14.2418340745284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6.993">
                <text:p>6.993</text:p>
              </table:table-cell>
              <table:table-cell office:value-type="float" office:value="4.84">
                <text:p>4.84</text:p>
              </table:table-cell>
              <table:table-cell office:value-type="float" office:value="0.491">
                <text:p>0.491</text:p>
              </table:table-cell>
              <table:table-cell office:value-type="float" office:value="1.484">
                <text:p>1.484</text:p>
              </table:table-cell>
              <table:table-cell office:value-type="float" office:value="13.2805662805663">
                <text:p>13.280566280566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6.897">
                <text:p>6.897</text:p>
              </table:table-cell>
              <table:table-cell office:value-type="float" office:value="4.73">
                <text:p>4.73</text:p>
              </table:table-cell>
              <table:table-cell office:value-type="float" office:value="0.502">
                <text:p>0.502</text:p>
              </table:table-cell>
              <table:table-cell office:value-type="float" office:value="1.489">
                <text:p>1.489</text:p>
              </table:table-cell>
              <table:table-cell office:value-type="float" office:value="13.4654197477164">
                <text:p>13.4654197477164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6.952">
                <text:p>6.952</text:p>
              </table:table-cell>
              <table:table-cell office:value-type="float" office:value="4.793">
                <text:p>4.793</text:p>
              </table:table-cell>
              <table:table-cell office:value-type="float" office:value="0.49">
                <text:p>0.49</text:p>
              </table:table-cell>
              <table:table-cell office:value-type="float" office:value="1.491">
                <text:p>1.491</text:p>
              </table:table-cell>
              <table:table-cell office:value-type="float" office:value="13.3588895281933">
                <text:p>13.358889528193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6.985">
                <text:p>6.985</text:p>
              </table:table-cell>
              <table:table-cell office:value-type="float" office:value="4.768">
                <text:p>4.768</text:p>
              </table:table-cell>
              <table:table-cell office:value-type="float" office:value="0.503">
                <text:p>0.503</text:p>
              </table:table-cell>
              <table:table-cell office:value-type="float" office:value="1.536">
                <text:p>1.536</text:p>
              </table:table-cell>
              <table:table-cell office:value-type="float" office:value="13.2957766642806">
                <text:p>13.2957766642806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7.428">
                <text:p>7.428</text:p>
              </table:table-cell>
              <table:table-cell office:value-type="float" office:value="4.988">
                <text:p>4.988</text:p>
              </table:table-cell>
              <table:table-cell office:value-type="float" office:value="0.501">
                <text:p>0.501</text:p>
              </table:table-cell>
              <table:table-cell office:value-type="float" office:value="1.761">
                <text:p>1.761</text:p>
              </table:table-cell>
              <table:table-cell office:value-type="float" office:value="12.5028271405493">
                <text:p>12.502827140549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7.177">
                <text:p>7.177</text:p>
              </table:table-cell>
              <table:table-cell office:value-type="float" office:value="4.936">
                <text:p>4.936</text:p>
              </table:table-cell>
              <table:table-cell office:value-type="float" office:value="0.439">
                <text:p>0.439</text:p>
              </table:table-cell>
              <table:table-cell office:value-type="float" office:value="1.624">
                <text:p>1.624</text:p>
              </table:table-cell>
              <table:table-cell office:value-type="float" office:value="12.9400863870698">
                <text:p>12.9400863870698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6.846">
                <text:p>6.846</text:p>
              </table:table-cell>
              <table:table-cell office:value-type="float" office:value="4.662">
                <text:p>4.662</text:p>
              </table:table-cell>
              <table:table-cell office:value-type="float" office:value="0.495">
                <text:p>0.495</text:p>
              </table:table-cell>
              <table:table-cell office:value-type="float" office:value="1.51">
                <text:p>1.51</text:p>
              </table:table-cell>
              <table:table-cell office:value-type="float" office:value="13.5657318141981">
                <text:p>13.565731814198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7.187">
                <text:p>7.187</text:p>
              </table:table-cell>
              <table:table-cell office:value-type="float" office:value="4.984">
                <text:p>4.984</text:p>
              </table:table-cell>
              <table:table-cell office:value-type="float" office:value="0.504">
                <text:p>0.504</text:p>
              </table:table-cell>
              <table:table-cell office:value-type="float" office:value="1.521">
                <text:p>1.521</text:p>
              </table:table-cell>
              <table:table-cell office:value-type="float" office:value="12.9220815361069">
                <text:p>12.9220815361069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7.633">
                <text:p>7.633</text:p>
              </table:table-cell>
              <table:table-cell office:value-type="float" office:value="5.399">
                <text:p>5.399</text:p>
              </table:table-cell>
              <table:table-cell office:value-type="float" office:value="0.491">
                <text:p>0.491</text:p>
              </table:table-cell>
              <table:table-cell office:value-type="float" office:value="1.567">
                <text:p>1.567</text:p>
              </table:table-cell>
              <table:table-cell office:value-type="float" office:value="12.1670378619154">
                <text:p>12.167037861915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6.973">
                <text:p>6.973</text:p>
              </table:table-cell>
              <table:table-cell office:value-type="float" office:value="4.714">
                <text:p>4.714</text:p>
              </table:table-cell>
              <table:table-cell office:value-type="float" office:value="0.498">
                <text:p>0.498</text:p>
              </table:table-cell>
              <table:table-cell office:value-type="float" office:value="1.582">
                <text:p>1.582</text:p>
              </table:table-cell>
              <table:table-cell office:value-type="float" office:value="13.3186576796214">
                <text:p>13.318657679621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6.871">
                <text:p>6.871</text:p>
              </table:table-cell>
              <table:table-cell office:value-type="float" office:value="4.585">
                <text:p>4.585</text:p>
              </table:table-cell>
              <table:table-cell office:value-type="float" office:value="0.483">
                <text:p>0.483</text:p>
              </table:table-cell>
              <table:table-cell office:value-type="float" office:value="1.624">
                <text:p>1.624</text:p>
              </table:table-cell>
              <table:table-cell office:value-type="float" office:value="13.5163731625673">
                <text:p>13.516373162567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.476">
                <text:p>7.476</text:p>
              </table:table-cell>
              <table:table-cell office:value-type="float" office:value="5.235">
                <text:p>5.235</text:p>
              </table:table-cell>
              <table:table-cell office:value-type="float" office:value="0.498">
                <text:p>0.498</text:p>
              </table:table-cell>
              <table:table-cell office:value-type="float" office:value="1.567">
                <text:p>1.567</text:p>
              </table:table-cell>
              <table:table-cell office:value-type="float" office:value="12.4225521669342">
                <text:p>12.4225521669342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7.373">
                <text:p>7.373</text:p>
              </table:table-cell>
              <table:table-cell office:value-type="float" office:value="5.097">
                <text:p>5.097</text:p>
              </table:table-cell>
              <table:table-cell office:value-type="float" office:value="0.49">
                <text:p>0.49</text:p>
              </table:table-cell>
              <table:table-cell office:value-type="float" office:value="1.608">
                <text:p>1.608</text:p>
              </table:table-cell>
              <table:table-cell office:value-type="float" office:value="12.5960938559609">
                <text:p>12.596093855960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7.465">
                <text:p>7.465</text:p>
              </table:table-cell>
              <table:table-cell office:value-type="float" office:value="5.243">
                <text:p>5.243</text:p>
              </table:table-cell>
              <table:table-cell office:value-type="float" office:value="0.493">
                <text:p>0.493</text:p>
              </table:table-cell>
              <table:table-cell office:value-type="float" office:value="1.551">
                <text:p>1.551</text:p>
              </table:table-cell>
              <table:table-cell office:value-type="float" office:value="12.4408573342264">
                <text:p>12.440857334226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7.441">
                <text:p>7.441</text:p>
              </table:table-cell>
              <table:table-cell office:value-type="float" office:value="5.144">
                <text:p>5.144</text:p>
              </table:table-cell>
              <table:table-cell office:value-type="float" office:value="0.445">
                <text:p>0.445</text:p>
              </table:table-cell>
              <table:table-cell office:value-type="float" office:value="1.674">
                <text:p>1.674</text:p>
              </table:table-cell>
              <table:table-cell office:value-type="float" office:value="12.4809837387448">
                <text:p>12.480983738744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7.488">
                <text:p>7.488</text:p>
              </table:table-cell>
              <table:table-cell office:value-type="float" office:value="5.192">
                <text:p>5.192</text:p>
              </table:table-cell>
              <table:table-cell office:value-type="float" office:value="0.499">
                <text:p>0.499</text:p>
              </table:table-cell>
              <table:table-cell office:value-type="float" office:value="1.619">
                <text:p>1.619</text:p>
              </table:table-cell>
              <table:table-cell office:value-type="float" office:value="12.4026442307692">
                <text:p>12.4026442307692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7.553">
                <text:p>7.553</text:p>
              </table:table-cell>
              <table:table-cell office:value-type="float" office:value="5.265">
                <text:p>5.265</text:p>
              </table:table-cell>
              <table:table-cell office:value-type="float" office:value="0.5">
                <text:p>0.5</text:p>
              </table:table-cell>
              <table:table-cell office:value-type="float" office:value="1.61">
                <text:p>1.61</text:p>
              </table:table-cell>
              <table:table-cell office:value-type="float" office:value="12.2959089103667">
                <text:p>12.2959089103667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7.903">
                <text:p>7.903</text:p>
              </table:table-cell>
              <table:table-cell office:value-type="float" office:value="5.668">
                <text:p>5.668</text:p>
              </table:table-cell>
              <table:table-cell office:value-type="float" office:value="0.493">
                <text:p>0.493</text:p>
              </table:table-cell>
              <table:table-cell office:value-type="float" office:value="1.564">
                <text:p>1.564</text:p>
              </table:table-cell>
              <table:table-cell office:value-type="float" office:value="11.7513602429457">
                <text:p>11.7513602429457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7.674">
                <text:p>7.674</text:p>
              </table:table-cell>
              <table:table-cell office:value-type="float" office:value="5.212">
                <text:p>5.212</text:p>
              </table:table-cell>
              <table:table-cell office:value-type="float" office:value="0.488">
                <text:p>0.488</text:p>
              </table:table-cell>
              <table:table-cell office:value-type="float" office:value="1.796">
                <text:p>1.796</text:p>
              </table:table-cell>
              <table:table-cell office:value-type="float" office:value="12.1020328381548">
                <text:p>12.102032838154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8.307">
                <text:p>8.307</text:p>
              </table:table-cell>
              <table:table-cell office:value-type="float" office:value="5.958">
                <text:p>5.958</text:p>
              </table:table-cell>
              <table:table-cell office:value-type="float" office:value="0.501">
                <text:p>0.501</text:p>
              </table:table-cell>
              <table:table-cell office:value-type="float" office:value="1.67">
                <text:p>1.67</text:p>
              </table:table-cell>
              <table:table-cell office:value-type="float" office:value="11.1798483206934">
                <text:p>11.179848320693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.17">
                <text:p>8.17</text:p>
              </table:table-cell>
              <table:table-cell office:value-type="float" office:value="5.762">
                <text:p>5.762</text:p>
              </table:table-cell>
              <table:table-cell office:value-type="float" office:value="0.506">
                <text:p>0.506</text:p>
              </table:table-cell>
              <table:table-cell office:value-type="float" office:value="1.723">
                <text:p>1.723</text:p>
              </table:table-cell>
              <table:table-cell office:value-type="float" office:value="11.3673194614443">
                <text:p>11.367319461444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476">
                <text:p>8.476</text:p>
              </table:table-cell>
              <table:table-cell office:value-type="float" office:value="6.043">
                <text:p>6.043</text:p>
              </table:table-cell>
              <table:table-cell office:value-type="float" office:value="0.497">
                <text:p>0.497</text:p>
              </table:table-cell>
              <table:table-cell office:value-type="float" office:value="1.761">
                <text:p>1.761</text:p>
              </table:table-cell>
              <table:table-cell office:value-type="float" office:value="10.9569372345446">
                <text:p>10.956937234544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7.687">
                <text:p>7.687</text:p>
              </table:table-cell>
              <table:table-cell office:value-type="float" office:value="5.311">
                <text:p>5.311</text:p>
              </table:table-cell>
              <table:table-cell office:value-type="float" office:value="0.491">
                <text:p>0.491</text:p>
              </table:table-cell>
              <table:table-cell office:value-type="float" office:value="1.706">
                <text:p>1.706</text:p>
              </table:table-cell>
              <table:table-cell office:value-type="float" office:value="12.0815662807337">
                <text:p>12.081566280733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7.981">
                <text:p>7.981</text:p>
              </table:table-cell>
              <table:table-cell office:value-type="float" office:value="5.639">
                <text:p>5.639</text:p>
              </table:table-cell>
              <table:table-cell office:value-type="float" office:value="0.496">
                <text:p>0.496</text:p>
              </table:table-cell>
              <table:table-cell office:value-type="float" office:value="1.667">
                <text:p>1.667</text:p>
              </table:table-cell>
              <table:table-cell office:value-type="float" office:value="11.6365117153239">
                <text:p>11.6365117153239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8.372">
                <text:p>8.372</text:p>
              </table:table-cell>
              <table:table-cell office:value-type="float" office:value="5.976">
                <text:p>5.976</text:p>
              </table:table-cell>
              <table:table-cell office:value-type="float" office:value="0.514">
                <text:p>0.514</text:p>
              </table:table-cell>
              <table:table-cell office:value-type="float" office:value="1.703">
                <text:p>1.703</text:p>
              </table:table-cell>
              <table:table-cell office:value-type="float" office:value="11.0930482560917">
                <text:p>11.093048256091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8.119">
                <text:p>8.119</text:p>
              </table:table-cell>
              <table:table-cell office:value-type="float" office:value="5.782">
                <text:p>5.782</text:p>
              </table:table-cell>
              <table:table-cell office:value-type="float" office:value="0.506">
                <text:p>0.506</text:p>
              </table:table-cell>
              <table:table-cell office:value-type="float" office:value="1.653">
                <text:p>1.653</text:p>
              </table:table-cell>
              <table:table-cell office:value-type="float" office:value="11.4387239807858">
                <text:p>11.438723980785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7.743">
                <text:p>7.743</text:p>
              </table:table-cell>
              <table:table-cell office:value-type="float" office:value="5.37">
                <text:p>5.37</text:p>
              </table:table-cell>
              <table:table-cell office:value-type="float" office:value="0.493">
                <text:p>0.493</text:p>
              </table:table-cell>
              <table:table-cell office:value-type="float" office:value="1.702">
                <text:p>1.702</text:p>
              </table:table-cell>
              <table:table-cell office:value-type="float" office:value="11.9941882991089">
                <text:p>11.9941882991089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8.016">
                <text:p>8.016</text:p>
              </table:table-cell>
              <table:table-cell office:value-type="float" office:value="5.606">
                <text:p>5.606</text:p>
              </table:table-cell>
              <table:table-cell office:value-type="float" office:value="0.509">
                <text:p>0.509</text:p>
              </table:table-cell>
              <table:table-cell office:value-type="float" office:value="1.722">
                <text:p>1.722</text:p>
              </table:table-cell>
              <table:table-cell office:value-type="float" office:value="11.5857035928144">
                <text:p>11.5857035928144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8.144">
                <text:p>8.144</text:p>
              </table:table-cell>
              <table:table-cell office:value-type="float" office:value="5.742">
                <text:p>5.742</text:p>
              </table:table-cell>
              <table:table-cell office:value-type="float" office:value="0.5">
                <text:p>0.5</text:p>
              </table:table-cell>
              <table:table-cell office:value-type="float" office:value="1.722">
                <text:p>1.722</text:p>
              </table:table-cell>
              <table:table-cell office:value-type="float" office:value="11.4036100196464">
                <text:p>11.4036100196464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8.366">
                <text:p>8.366</text:p>
              </table:table-cell>
              <table:table-cell office:value-type="float" office:value="5.946">
                <text:p>5.946</text:p>
              </table:table-cell>
              <table:table-cell office:value-type="float" office:value="0.507">
                <text:p>0.507</text:p>
              </table:table-cell>
              <table:table-cell office:value-type="float" office:value="1.734">
                <text:p>1.734</text:p>
              </table:table-cell>
              <table:table-cell office:value-type="float" office:value="11.1010040640689">
                <text:p>11.1010040640689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7.874">
                <text:p>7.874</text:p>
              </table:table-cell>
              <table:table-cell office:value-type="float" office:value="5.542">
                <text:p>5.542</text:p>
              </table:table-cell>
              <table:table-cell office:value-type="float" office:value="0.498">
                <text:p>0.498</text:p>
              </table:table-cell>
              <table:table-cell office:value-type="float" office:value="1.656">
                <text:p>1.656</text:p>
              </table:table-cell>
              <table:table-cell office:value-type="float" office:value="11.7946405892812">
                <text:p>11.794640589281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722">
                <text:p>8.722</text:p>
              </table:table-cell>
              <table:table-cell office:value-type="float" office:value="6.336">
                <text:p>6.336</text:p>
              </table:table-cell>
              <table:table-cell office:value-type="float" office:value="0.5">
                <text:p>0.5</text:p>
              </table:table-cell>
              <table:table-cell office:value-type="float" office:value="1.707">
                <text:p>1.707</text:p>
              </table:table-cell>
              <table:table-cell office:value-type="float" office:value="10.6479018573722">
                <text:p>10.6479018573722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8.047">
                <text:p>8.047</text:p>
              </table:table-cell>
              <table:table-cell office:value-type="float" office:value="5.647">
                <text:p>5.647</text:p>
              </table:table-cell>
              <table:table-cell office:value-type="float" office:value="0.498">
                <text:p>0.498</text:p>
              </table:table-cell>
              <table:table-cell office:value-type="float" office:value="1.723">
                <text:p>1.723</text:p>
              </table:table-cell>
              <table:table-cell office:value-type="float" office:value="11.5410712066609">
                <text:p>11.541071206660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8.504">
                <text:p>8.504</text:p>
              </table:table-cell>
              <table:table-cell office:value-type="float" office:value="6.012">
                <text:p>6.012</text:p>
              </table:table-cell>
              <table:table-cell office:value-type="float" office:value="0.509">
                <text:p>0.509</text:p>
              </table:table-cell>
              <table:table-cell office:value-type="float" office:value="1.805">
                <text:p>1.805</text:p>
              </table:table-cell>
              <table:table-cell office:value-type="float" office:value="10.9208607714017">
                <text:p>10.9208607714017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9.023">
                <text:p>9.023</text:p>
              </table:table-cell>
              <table:table-cell office:value-type="float" office:value="6.384">
                <text:p>6.384</text:p>
              </table:table-cell>
              <table:table-cell office:value-type="float" office:value="0.508">
                <text:p>0.508</text:p>
              </table:table-cell>
              <table:table-cell office:value-type="float" office:value="1.953">
                <text:p>1.953</text:p>
              </table:table-cell>
              <table:table-cell office:value-type="float" office:value="10.2926964424249">
                <text:p>10.2926964424249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8.443">
                <text:p>8.443</text:p>
              </table:table-cell>
              <table:table-cell office:value-type="float" office:value="6.054">
                <text:p>6.054</text:p>
              </table:table-cell>
              <table:table-cell office:value-type="float" office:value="0.502">
                <text:p>0.502</text:p>
              </table:table-cell>
              <table:table-cell office:value-type="float" office:value="1.709">
                <text:p>1.709</text:p>
              </table:table-cell>
              <table:table-cell office:value-type="float" office:value="10.9997631173753">
                <text:p>10.99976311737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weight-asian="bold" style:font-size-complex="9pt" style:font-weight-complex="bold"/>
    </style:style>
    <style:style style:name="ch8" style:family="chart" style:data-style-name="N0">
      <style:chart-properties chart:display-label="true" chart:logarithmic="false" chart:reverse-direction="false" text:line-break="false" chart:axis-position="end" chart:tick-mark-position="at-axis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9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971cm" svg:y="0.315cm" chart:style-name="ch2">
          <text:p>GMetis - 16 partitions</text:p>
        </chart:title>
        <chart:subtitle svg:x="7.254cm" svg:y="1.38cm" chart:style-name="ch3">
          <text:p>sub-title</text:p>
        </chart:subtitle>
        <chart:legend chart:legend-position="end" svg:x="12.909cm" svg:y="3.071cm" style:legend-expansion="high" chart:style-name="ch4"/>
        <chart:plot-area chart:style-name="ch5" table:cell-range-address="gmetis16.B249:gmetis16.G280" chart:data-source-has-labels="both" svg:x="0.769cm" svg:y="2.499cm" svg:width="11.502cm" svg:height="5.286cm">
          <chartooo:coordinate-region svg:x="1.061cm" svg:y="2.725cm" svg:width="10.402cm" svg:height="4.098cm"/>
          <chart:axis chart:dimension="x" chart:name="primary-x" chart:style-name="ch6" chartooo:axis-type="auto">
            <chartooo:date-scale/>
            <chart:title svg:x="5.973cm" svg:y="7.964cm" chart:style-name="ch7">
              <text:p>Threads</text:p>
            </chart:title>
            <chart:categories table:cell-range-address="gmetis16.B250:gmetis16.B280"/>
          </chart:axis>
          <chart:axis chart:dimension="y" chart:name="primary-y" chart:style-name="ch8"/>
          <chart:series chart:style-name="ch9" chart:values-cell-range-address="gmetis16.C250:gmetis16.C280" chart:label-cell-address="gmetis16.C249:gmetis16.C249" chart:class="chart:line">
            <chart:data-point chart:repeated="31"/>
          </chart:series>
          <chart:series chart:style-name="ch10" chart:values-cell-range-address="gmetis16.D250:gmetis16.D280" chart:label-cell-address="gmetis16.D249:gmetis16.D249" chart:class="chart:line">
            <chart:data-point chart:repeated="31"/>
          </chart:series>
          <chart:series chart:style-name="ch11" chart:values-cell-range-address="gmetis16.E250:gmetis16.E280" chart:label-cell-address="gmetis16.E249:gmetis16.E249" chart:class="chart:line">
            <chart:data-point chart:repeated="31"/>
          </chart:series>
          <chart:series chart:style-name="ch12" chart:values-cell-range-address="gmetis16.F250:gmetis16.F280" chart:label-cell-address="gmetis16.F249:gmetis16.F249" chart:class="chart:line">
            <chart:data-point chart:repeated="31"/>
          </chart:series>
          <chart:series chart:style-name="ch13" chart:values-cell-range-address="gmetis16.G250:gmetis16.G280" chart:label-cell-address="gmetis16.G249:gmetis16.G249" chart:class="chart:line">
            <chart:data-point chart:repeated="3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gmetis16.C249:gmetis16.C249</svg:desc>
                </draw:g>
              </table:table-cell>
              <table:table-cell office:value-type="string">
                <text:p>Coarsen</text:p>
                <draw:g>
                  <svg:desc>gmetis16.D249:gmetis16.D249</svg:desc>
                </draw:g>
              </table:table-cell>
              <table:table-cell office:value-type="string">
                <text:p>Clustering</text:p>
                <draw:g>
                  <svg:desc>gmetis16.E249:gmetis16.E249</svg:desc>
                </draw:g>
              </table:table-cell>
              <table:table-cell office:value-type="string">
                <text:p>Refinement</text:p>
                <draw:g>
                  <svg:desc>gmetis16.F249:gmetis16.F249</svg:desc>
                </draw:g>
              </table:table-cell>
              <table:table-cell office:value-type="string">
                <text:p>Speedup</text:p>
                <draw:g>
                  <svg:desc>gmetis16.G249:gmetis16.G24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metis16.B250:gmetis16.B280</svg:desc>
                </draw:g>
              </table:table-cell>
              <table:table-cell office:value-type="float" office:value="90.974">
                <text:p>90.974</text:p>
                <draw:g>
                  <svg:desc>gmetis16.C250:gmetis16.C280</svg:desc>
                </draw:g>
              </table:table-cell>
              <table:table-cell office:value-type="float" office:value="84.645">
                <text:p>84.645</text:p>
                <draw:g>
                  <svg:desc>gmetis16.D250:gmetis16.D280</svg:desc>
                </draw:g>
              </table:table-cell>
              <table:table-cell office:value-type="float" office:value="0.317">
                <text:p>0.317</text:p>
                <draw:g>
                  <svg:desc>gmetis16.E250:gmetis16.E280</svg:desc>
                </draw:g>
              </table:table-cell>
              <table:table-cell office:value-type="float" office:value="5.857">
                <text:p>5.857</text:p>
                <draw:g>
                  <svg:desc>gmetis16.F250:gmetis16.F280</svg:desc>
                </draw:g>
              </table:table-cell>
              <table:table-cell office:value-type="float" office:value="1">
                <text:p>1</text:p>
                <draw:g>
                  <svg:desc>gmetis16.G250:gmetis16.G280</svg:desc>
                </draw:g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.891">
                <text:p>11.891</text:p>
              </table:table-cell>
              <table:table-cell office:value-type="float" office:value="10.51">
                <text:p>10.51</text:p>
              </table:table-cell>
              <table:table-cell office:value-type="float" office:value="0.355">
                <text:p>0.355</text:p>
              </table:table-cell>
              <table:table-cell office:value-type="float" office:value="0.849">
                <text:p>0.849</text:p>
              </table:table-cell>
              <table:table-cell office:value-type="float" office:value="7.6506601631486">
                <text:p>7.65066016314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.844">
                <text:p>6.844</text:p>
              </table:table-cell>
              <table:table-cell office:value-type="float" office:value="5.75">
                <text:p>5.75</text:p>
              </table:table-cell>
              <table:table-cell office:value-type="float" office:value="0.356">
                <text:p>0.356</text:p>
              </table:table-cell>
              <table:table-cell office:value-type="float" office:value="0.561">
                <text:p>0.561</text:p>
              </table:table-cell>
              <table:table-cell office:value-type="float" office:value="13.2925189947399">
                <text:p>13.2925189947399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5.13">
                <text:p>5.13</text:p>
              </table:table-cell>
              <table:table-cell office:value-type="float" office:value="4.129">
                <text:p>4.129</text:p>
              </table:table-cell>
              <table:table-cell office:value-type="float" office:value="0.355">
                <text:p>0.355</text:p>
              </table:table-cell>
              <table:table-cell office:value-type="float" office:value="0.471">
                <text:p>0.471</text:p>
              </table:table-cell>
              <table:table-cell office:value-type="float" office:value="17.7337231968811">
                <text:p>17.733723196881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4.193">
                <text:p>4.193</text:p>
              </table:table-cell>
              <table:table-cell office:value-type="float" office:value="3.222">
                <text:p>3.222</text:p>
              </table:table-cell>
              <table:table-cell office:value-type="float" office:value="0.354">
                <text:p>0.354</text:p>
              </table:table-cell>
              <table:table-cell office:value-type="float" office:value="0.441">
                <text:p>0.441</text:p>
              </table:table-cell>
              <table:table-cell office:value-type="float" office:value="21.6966372525638">
                <text:p>21.696637252563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.8">
                <text:p>3.8</text:p>
              </table:table-cell>
              <table:table-cell office:value-type="float" office:value="2.803">
                <text:p>2.803</text:p>
              </table:table-cell>
              <table:table-cell office:value-type="float" office:value="0.356">
                <text:p>0.356</text:p>
              </table:table-cell>
              <table:table-cell office:value-type="float" office:value="0.464">
                <text:p>0.464</text:p>
              </table:table-cell>
              <table:table-cell office:value-type="float" office:value="23.9405263157895">
                <text:p>23.9405263157895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3.586">
                <text:p>3.586</text:p>
              </table:table-cell>
              <table:table-cell office:value-type="float" office:value="2.571">
                <text:p>2.571</text:p>
              </table:table-cell>
              <table:table-cell office:value-type="float" office:value="0.357">
                <text:p>0.357</text:p>
              </table:table-cell>
              <table:table-cell office:value-type="float" office:value="0.482">
                <text:p>0.482</text:p>
              </table:table-cell>
              <table:table-cell office:value-type="float" office:value="25.3692136084774">
                <text:p>25.3692136084774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3.357">
                <text:p>3.357</text:p>
              </table:table-cell>
              <table:table-cell office:value-type="float" office:value="2.321">
                <text:p>2.321</text:p>
              </table:table-cell>
              <table:table-cell office:value-type="float" office:value="0.356">
                <text:p>0.356</text:p>
              </table:table-cell>
              <table:table-cell office:value-type="float" office:value="0.504">
                <text:p>0.504</text:p>
              </table:table-cell>
              <table:table-cell office:value-type="float" office:value="27.0997914804885">
                <text:p>27.099791480488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3.756">
                <text:p>3.756</text:p>
              </table:table-cell>
              <table:table-cell office:value-type="float" office:value="2.646">
                <text:p>2.646</text:p>
              </table:table-cell>
              <table:table-cell office:value-type="float" office:value="0.361">
                <text:p>0.361</text:p>
              </table:table-cell>
              <table:table-cell office:value-type="float" office:value="0.573">
                <text:p>0.573</text:p>
              </table:table-cell>
              <table:table-cell office:value-type="float" office:value="24.2209797657082">
                <text:p>24.220979765708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3.726">
                <text:p>3.726</text:p>
              </table:table-cell>
              <table:table-cell office:value-type="float" office:value="2.583">
                <text:p>2.583</text:p>
              </table:table-cell>
              <table:table-cell office:value-type="float" office:value="0.357">
                <text:p>0.357</text:p>
              </table:table-cell>
              <table:table-cell office:value-type="float" office:value="0.612">
                <text:p>0.612</text:p>
              </table:table-cell>
              <table:table-cell office:value-type="float" office:value="24.4159957058508">
                <text:p>24.415995705850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4.024">
                <text:p>4.024</text:p>
              </table:table-cell>
              <table:table-cell office:value-type="float" office:value="2.81">
                <text:p>2.81</text:p>
              </table:table-cell>
              <table:table-cell office:value-type="float" office:value="0.356">
                <text:p>0.356</text:p>
              </table:table-cell>
              <table:table-cell office:value-type="float" office:value="0.687">
                <text:p>0.687</text:p>
              </table:table-cell>
              <table:table-cell office:value-type="float" office:value="22.6078528827038">
                <text:p>22.607852882703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3.921">
                <text:p>3.921</text:p>
              </table:table-cell>
              <table:table-cell office:value-type="float" office:value="2.637">
                <text:p>2.637</text:p>
              </table:table-cell>
              <table:table-cell office:value-type="float" office:value="0.353">
                <text:p>0.353</text:p>
              </table:table-cell>
              <table:table-cell office:value-type="float" office:value="0.76">
                <text:p>0.76</text:p>
              </table:table-cell>
              <table:table-cell office:value-type="float" office:value="23.2017342514665">
                <text:p>23.201734251466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.45">
                <text:p>4.45</text:p>
              </table:table-cell>
              <table:table-cell office:value-type="float" office:value="3.143">
                <text:p>3.143</text:p>
              </table:table-cell>
              <table:table-cell office:value-type="float" office:value="0.351">
                <text:p>0.351</text:p>
              </table:table-cell>
              <table:table-cell office:value-type="float" office:value="0.785">
                <text:p>0.785</text:p>
              </table:table-cell>
              <table:table-cell office:value-type="float" office:value="20.443595505618">
                <text:p>20.443595505618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.076">
                <text:p>4.076</text:p>
              </table:table-cell>
              <table:table-cell office:value-type="float" office:value="2.731">
                <text:p>2.731</text:p>
              </table:table-cell>
              <table:table-cell office:value-type="float" office:value="0.351">
                <text:p>0.351</text:p>
              </table:table-cell>
              <table:table-cell office:value-type="float" office:value="0.825">
                <text:p>0.825</text:p>
              </table:table-cell>
              <table:table-cell office:value-type="float" office:value="22.319430814524">
                <text:p>22.319430814524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4.81">
                <text:p>4.81</text:p>
              </table:table-cell>
              <table:table-cell office:value-type="float" office:value="3.366">
                <text:p>3.366</text:p>
              </table:table-cell>
              <table:table-cell office:value-type="float" office:value="0.359">
                <text:p>0.359</text:p>
              </table:table-cell>
              <table:table-cell office:value-type="float" office:value="0.913">
                <text:p>0.913</text:p>
              </table:table-cell>
              <table:table-cell office:value-type="float" office:value="18.9135135135135">
                <text:p>18.913513513513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5.001">
                <text:p>5.001</text:p>
              </table:table-cell>
              <table:table-cell office:value-type="float" office:value="3.432">
                <text:p>3.432</text:p>
              </table:table-cell>
              <table:table-cell office:value-type="float" office:value="0.359">
                <text:p>0.359</text:p>
              </table:table-cell>
              <table:table-cell office:value-type="float" office:value="1.037">
                <text:p>1.037</text:p>
              </table:table-cell>
              <table:table-cell office:value-type="float" office:value="18.1911617676465">
                <text:p>18.1911617676465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5.175">
                <text:p>5.175</text:p>
              </table:table-cell>
              <table:table-cell office:value-type="float" office:value="3.626">
                <text:p>3.626</text:p>
              </table:table-cell>
              <table:table-cell office:value-type="float" office:value="0.353">
                <text:p>0.353</text:p>
              </table:table-cell>
              <table:table-cell office:value-type="float" office:value="1.025">
                <text:p>1.025</text:p>
              </table:table-cell>
              <table:table-cell office:value-type="float" office:value="17.5795169082126">
                <text:p>17.579516908212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.312">
                <text:p>5.312</text:p>
              </table:table-cell>
              <table:table-cell office:value-type="float" office:value="3.688">
                <text:p>3.688</text:p>
              </table:table-cell>
              <table:table-cell office:value-type="float" office:value="0.358">
                <text:p>0.358</text:p>
              </table:table-cell>
              <table:table-cell office:value-type="float" office:value="1.092">
                <text:p>1.092</text:p>
              </table:table-cell>
              <table:table-cell office:value-type="float" office:value="17.1261295180723">
                <text:p>17.126129518072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5.839">
                <text:p>5.839</text:p>
              </table:table-cell>
              <table:table-cell office:value-type="float" office:value="4.11">
                <text:p>4.11</text:p>
              </table:table-cell>
              <table:table-cell office:value-type="float" office:value="0.363">
                <text:p>0.363</text:p>
              </table:table-cell>
              <table:table-cell office:value-type="float" office:value="1.192">
                <text:p>1.192</text:p>
              </table:table-cell>
              <table:table-cell office:value-type="float" office:value="15.5804076040418">
                <text:p>15.5804076040418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5.925">
                <text:p>5.925</text:p>
              </table:table-cell>
              <table:table-cell office:value-type="float" office:value="4.177">
                <text:p>4.177</text:p>
              </table:table-cell>
              <table:table-cell office:value-type="float" office:value="0.365">
                <text:p>0.365</text:p>
              </table:table-cell>
              <table:table-cell office:value-type="float" office:value="1.207">
                <text:p>1.207</text:p>
              </table:table-cell>
              <table:table-cell office:value-type="float" office:value="15.3542616033755">
                <text:p>15.354261603375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.091">
                <text:p>6.091</text:p>
              </table:table-cell>
              <table:table-cell office:value-type="float" office:value="4.237">
                <text:p>4.237</text:p>
              </table:table-cell>
              <table:table-cell office:value-type="float" office:value="0.365">
                <text:p>0.365</text:p>
              </table:table-cell>
              <table:table-cell office:value-type="float" office:value="1.314">
                <text:p>1.314</text:p>
              </table:table-cell>
              <table:table-cell office:value-type="float" office:value="14.9358069282548">
                <text:p>14.935806928254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6.195">
                <text:p>6.195</text:p>
              </table:table-cell>
              <table:table-cell office:value-type="float" office:value="4.296">
                <text:p>4.296</text:p>
              </table:table-cell>
              <table:table-cell office:value-type="float" office:value="0.365">
                <text:p>0.365</text:p>
              </table:table-cell>
              <table:table-cell office:value-type="float" office:value="1.359">
                <text:p>1.359</text:p>
              </table:table-cell>
              <table:table-cell office:value-type="float" office:value="14.6850686037127">
                <text:p>14.6850686037127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6.231">
                <text:p>6.231</text:p>
              </table:table-cell>
              <table:table-cell office:value-type="float" office:value="4.295">
                <text:p>4.295</text:p>
              </table:table-cell>
              <table:table-cell office:value-type="float" office:value="0.365">
                <text:p>0.365</text:p>
              </table:table-cell>
              <table:table-cell office:value-type="float" office:value="1.396">
                <text:p>1.396</text:p>
              </table:table-cell>
              <table:table-cell office:value-type="float" office:value="14.6002246830364">
                <text:p>14.6002246830364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7.48">
                <text:p>7.48</text:p>
              </table:table-cell>
              <table:table-cell office:value-type="float" office:value="5.439">
                <text:p>5.439</text:p>
              </table:table-cell>
              <table:table-cell office:value-type="float" office:value="0.369">
                <text:p>0.369</text:p>
              </table:table-cell>
              <table:table-cell office:value-type="float" office:value="1.496">
                <text:p>1.496</text:p>
              </table:table-cell>
              <table:table-cell office:value-type="float" office:value="12.1622994652406">
                <text:p>12.1622994652406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7.365">
                <text:p>7.365</text:p>
              </table:table-cell>
              <table:table-cell office:value-type="float" office:value="5.266">
                <text:p>5.266</text:p>
              </table:table-cell>
              <table:table-cell office:value-type="float" office:value="0.369">
                <text:p>0.369</text:p>
              </table:table-cell>
              <table:table-cell office:value-type="float" office:value="1.553">
                <text:p>1.553</text:p>
              </table:table-cell>
              <table:table-cell office:value-type="float" office:value="12.3522063815343">
                <text:p>12.352206381534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7.817">
                <text:p>7.817</text:p>
              </table:table-cell>
              <table:table-cell office:value-type="float" office:value="5.643">
                <text:p>5.643</text:p>
              </table:table-cell>
              <table:table-cell office:value-type="float" office:value="0.371">
                <text:p>0.371</text:p>
              </table:table-cell>
              <table:table-cell office:value-type="float" office:value="1.626">
                <text:p>1.626</text:p>
              </table:table-cell>
              <table:table-cell office:value-type="float" office:value="11.6379685301266">
                <text:p>11.637968530126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8.087">
                <text:p>8.087</text:p>
              </table:table-cell>
              <table:table-cell office:value-type="float" office:value="5.845">
                <text:p>5.845</text:p>
              </table:table-cell>
              <table:table-cell office:value-type="float" office:value="0.371">
                <text:p>0.371</text:p>
              </table:table-cell>
              <table:table-cell office:value-type="float" office:value="1.693">
                <text:p>1.693</text:p>
              </table:table-cell>
              <table:table-cell office:value-type="float" office:value="11.2494126375665">
                <text:p>11.2494126375665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8.72">
                <text:p>8.72</text:p>
              </table:table-cell>
              <table:table-cell office:value-type="float" office:value="6.314">
                <text:p>6.314</text:p>
              </table:table-cell>
              <table:table-cell office:value-type="float" office:value="0.366">
                <text:p>0.366</text:p>
              </table:table-cell>
              <table:table-cell office:value-type="float" office:value="1.864">
                <text:p>1.864</text:p>
              </table:table-cell>
              <table:table-cell office:value-type="float" office:value="10.4327981651376">
                <text:p>10.4327981651376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6.469">
                <text:p>6.469</text:p>
              </table:table-cell>
              <table:table-cell office:value-type="float" office:value="0.374">
                <text:p>0.374</text:p>
              </table:table-cell>
              <table:table-cell office:value-type="float" office:value="1.98">
                <text:p>1.98</text:p>
              </table:table-cell>
              <table:table-cell office:value-type="float" office:value="10.1082222222222">
                <text:p>10.1082222222222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9.864">
                <text:p>9.864</text:p>
              </table:table-cell>
              <table:table-cell office:value-type="float" office:value="7.049">
                <text:p>7.049</text:p>
              </table:table-cell>
              <table:table-cell office:value-type="float" office:value="0.374">
                <text:p>0.374</text:p>
              </table:table-cell>
              <table:table-cell office:value-type="float" office:value="2.262">
                <text:p>2.262</text:p>
              </table:table-cell>
              <table:table-cell office:value-type="float" office:value="9.2228304947283">
                <text:p>9.2228304947283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9.922">
                <text:p>9.922</text:p>
              </table:table-cell>
              <table:table-cell office:value-type="float" office:value="7.356">
                <text:p>7.356</text:p>
              </table:table-cell>
              <table:table-cell office:value-type="float" office:value="0.368">
                <text:p>0.368</text:p>
              </table:table-cell>
              <table:table-cell office:value-type="float" office:value="2.022">
                <text:p>2.022</text:p>
              </table:table-cell>
              <table:table-cell office:value-type="float" office:value="9.16891755694416">
                <text:p>9.1689175569441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244" chart:interval-major="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257cm" svg:height="8.983cm" xlink:href=".." xlink:type="simple" chart:class="chart:scatter" chart:column-mapping="0 1 2 3 4" chart:style-name="ch1">
        <chart:title svg:x="7.663cm" svg:y="0.314cm" chart:style-name="ch2">
          <text:p>GMetis - 1024 partitions</text:p>
        </chart:title>
        <chart:legend chart:legend-position="end" svg:x="17.167cm" svg:y="3.063cm" style:legend-expansion="high" chart:style-name="ch3"/>
        <chart:plot-area chart:style-name="ch4" table:cell-range-address="gmetis1024.B2:gmetis1024.G246" chart:data-source-has-labels="both" svg:x="1.47cm" svg:y="1.71cm" svg:width="14.272cm" svg:height="6.059cm">
          <chartooo:coordinate-region svg:x="2.277cm" svg:y="1.936cm" svg:width="12.843cm" svg:height="4.682cm"/>
          <chart:axis chart:dimension="x" chart:name="primary-x" chart:style-name="ch5" chartooo:axis-type="auto">
            <chart:title svg:x="7.953cm" svg:y="7.948cm" chart:style-name="ch6">
              <text:p>Threads</text:p>
            </chart:title>
            <chart:categories table:cell-range-address="gmetis1024.B3:gmetis1024.B246"/>
          </chart:axis>
          <chart:axis chart:dimension="y" chart:name="primary-y" chart:style-name="ch7">
            <chart:title svg:x="0.451cm" svg:y="6.079cm" chart:style-name="ch8">
              <text:p>Time (in seconds)</text:p>
            </chart:title>
            <chart:grid chart:style-name="ch9" chart:class="major"/>
          </chart:axis>
          <chart:axis chart:dimension="y" chart:name="secondary-y" chart:style-name="ch10">
            <chart:title svg:x="16.147cm" svg:y="5.458cm" chart:style-name="ch8">
              <text:p>Speedup</text:p>
            </chart:title>
          </chart:axis>
          <chart:series chart:attached-axis="primary-y" chart:style-name="ch11" chart:values-cell-range-address="gmetis1024.C3:gmetis1024.C246" chart:label-cell-address="gmetis1024.C2:gmetis1024.C2" chart:class="chart:scatter">
            <chart:domain table:cell-range-address="gmetis1024.B3:gmetis1024.B246"/>
            <chart:data-point chart:repeated="244"/>
          </chart:series>
          <chart:series chart:attached-axis="primary-y" chart:style-name="ch12" chart:values-cell-range-address="gmetis1024.D3:gmetis1024.D246" chart:label-cell-address="gmetis1024.D2:gmetis1024.D2" chart:class="chart:scatter">
            <chart:data-point chart:repeated="244"/>
          </chart:series>
          <chart:series chart:attached-axis="primary-y" chart:style-name="ch13" chart:values-cell-range-address="gmetis1024.E3:gmetis1024.E246" chart:label-cell-address="gmetis1024.E2:gmetis1024.E2" chart:class="chart:scatter">
            <chart:data-point chart:repeated="244"/>
          </chart:series>
          <chart:series chart:attached-axis="primary-y" chart:style-name="ch14" chart:values-cell-range-address="gmetis1024.F3:gmetis1024.F246" chart:label-cell-address="gmetis1024.F2:gmetis1024.F2" chart:class="chart:scatter">
            <chart:data-point chart:repeated="244"/>
          </chart:series>
          <chart:series chart:attached-axis="secondary-y" chart:style-name="ch15" chart:values-cell-range-address="gmetis1024.G3:gmetis1024.G246" chart:label-cell-address="gmetis1024.G2:gmetis1024.G2" chart:class="chart:scatter">
            <chart:data-point chart:repeated="24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</text:p>
                <draw:g>
                  <svg:desc>gmetis1024.C2:gmetis1024.C2</svg:desc>
                </draw:g>
              </table:table-cell>
              <table:table-cell office:value-type="string">
                <text:p>Coarsen</text:p>
                <draw:g>
                  <svg:desc>gmetis1024.D2:gmetis1024.D2</svg:desc>
                </draw:g>
              </table:table-cell>
              <table:table-cell office:value-type="string">
                <text:p>Clustering</text:p>
                <draw:g>
                  <svg:desc>gmetis1024.E2:gmetis1024.E2</svg:desc>
                </draw:g>
              </table:table-cell>
              <table:table-cell office:value-type="string">
                <text:p>Refinement</text:p>
                <draw:g>
                  <svg:desc>gmetis1024.F2:gmetis1024.F2</svg:desc>
                </draw:g>
              </table:table-cell>
              <table:table-cell office:value-type="string">
                <text:p>Speedup</text:p>
                <draw:g>
                  <svg:desc>gmetis1024.G2:gmetis1024.G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gmetis1024.B3:gmetis1024.B246</svg:desc>
                </draw:g>
              </table:table-cell>
              <table:table-cell office:value-type="float" office:value="1">
                <text:p>1</text:p>
                <draw:g>
                  <svg:desc>gmetis1024.B3:gmetis1024.B246</svg:desc>
                </draw:g>
              </table:table-cell>
              <table:table-cell office:value-type="float" office:value="108.96">
                <text:p>108.96</text:p>
                <draw:g>
                  <svg:desc>gmetis1024.C3:gmetis1024.C246</svg:desc>
                </draw:g>
              </table:table-cell>
              <table:table-cell office:value-type="float" office:value="84.142">
                <text:p>84.142</text:p>
                <draw:g>
                  <svg:desc>gmetis1024.D3:gmetis1024.D246</svg:desc>
                </draw:g>
              </table:table-cell>
              <table:table-cell office:value-type="float" office:value="4.013">
                <text:p>4.013</text:p>
                <draw:g>
                  <svg:desc>gmetis1024.E3:gmetis1024.E246</svg:desc>
                </draw:g>
              </table:table-cell>
              <table:table-cell office:value-type="float" office:value="20.647">
                <text:p>20.647</text:p>
                <draw:g>
                  <svg:desc>gmetis1024.F3:gmetis1024.F246</svg:desc>
                </draw:g>
              </table:table-cell>
              <table:table-cell office:value-type="float" office:value="1">
                <text:p>1</text:p>
                <draw:g>
                  <svg:desc>gmetis1024.G3:gmetis1024.G2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59.477">
                <text:p>59.477</text:p>
              </table:table-cell>
              <table:table-cell office:value-type="float" office:value="45.912">
                <text:p>45.912</text:p>
              </table:table-cell>
              <table:table-cell office:value-type="float" office:value="2.265">
                <text:p>2.265</text:p>
              </table:table-cell>
              <table:table-cell office:value-type="float" office:value="11.137">
                <text:p>11.137</text:p>
              </table:table-cell>
              <table:table-cell office:value-type="float" office:value="1.83196866015435">
                <text:p>1.8319686601543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39.287">
                <text:p>39.287</text:p>
              </table:table-cell>
              <table:table-cell office:value-type="float" office:value="29.922">
                <text:p>29.922</text:p>
              </table:table-cell>
              <table:table-cell office:value-type="float" office:value="1.737">
                <text:p>1.737</text:p>
              </table:table-cell>
              <table:table-cell office:value-type="float" office:value="7.459">
                <text:p>7.459</text:p>
              </table:table-cell>
              <table:table-cell office:value-type="float" office:value="2.77343650571436">
                <text:p>2.7734365057143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9.813">
                <text:p>29.813</text:p>
              </table:table-cell>
              <table:table-cell office:value-type="float" office:value="22.332">
                <text:p>22.332</text:p>
              </table:table-cell>
              <table:table-cell office:value-type="float" office:value="1.486">
                <text:p>1.486</text:p>
              </table:table-cell>
              <table:table-cell office:value-type="float" office:value="5.822">
                <text:p>5.822</text:p>
              </table:table-cell>
              <table:table-cell office:value-type="float" office:value="3.65478147117029">
                <text:p>3.6547814711702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4.61">
                <text:p>24.61</text:p>
              </table:table-cell>
              <table:table-cell office:value-type="float" office:value="18.444">
                <text:p>18.444</text:p>
              </table:table-cell>
              <table:table-cell office:value-type="float" office:value="1.321">
                <text:p>1.321</text:p>
              </table:table-cell>
              <table:table-cell office:value-type="float" office:value="4.671">
                <text:p>4.671</text:p>
              </table:table-cell>
              <table:table-cell office:value-type="float" office:value="4.42746850873629">
                <text:p>4.427468508736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21.716">
                <text:p>21.716</text:p>
              </table:table-cell>
              <table:table-cell office:value-type="float" office:value="16.216">
                <text:p>16.216</text:p>
              </table:table-cell>
              <table:table-cell office:value-type="float" office:value="1.222">
                <text:p>1.222</text:p>
              </table:table-cell>
              <table:table-cell office:value-type="float" office:value="4.102">
                <text:p>4.102</text:p>
              </table:table-cell>
              <table:table-cell office:value-type="float" office:value="5.01749861853012">
                <text:p>5.017498618530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8.162">
                <text:p>18.162</text:p>
              </table:table-cell>
              <table:table-cell office:value-type="float" office:value="13.425">
                <text:p>13.425</text:p>
              </table:table-cell>
              <table:table-cell office:value-type="float" office:value="1.134">
                <text:p>1.134</text:p>
              </table:table-cell>
              <table:table-cell office:value-type="float" office:value="3.427">
                <text:p>3.427</text:p>
              </table:table-cell>
              <table:table-cell office:value-type="float" office:value="5.999339279815">
                <text:p>5.9993392798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6.09">
                <text:p>16.09</text:p>
              </table:table-cell>
              <table:table-cell office:value-type="float" office:value="11.735">
                <text:p>11.735</text:p>
              </table:table-cell>
              <table:table-cell office:value-type="float" office:value="1.105">
                <text:p>1.105</text:p>
              </table:table-cell>
              <table:table-cell office:value-type="float" office:value="3.073">
                <text:p>3.073</text:p>
              </table:table-cell>
              <table:table-cell office:value-type="float" office:value="6.77190801740211">
                <text:p>6.7719080174021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.427">
                <text:p>14.427</text:p>
              </table:table-cell>
              <table:table-cell office:value-type="float" office:value="10.526">
                <text:p>10.526</text:p>
              </table:table-cell>
              <table:table-cell office:value-type="float" office:value="1.061">
                <text:p>1.061</text:p>
              </table:table-cell>
              <table:table-cell office:value-type="float" office:value="2.663">
                <text:p>2.663</text:p>
              </table:table-cell>
              <table:table-cell office:value-type="float" office:value="7.55250571844458">
                <text:p>7.552505718444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3.097">
                <text:p>13.097</text:p>
              </table:table-cell>
              <table:table-cell office:value-type="float" office:value="9.45">
                <text:p>9.45</text:p>
              </table:table-cell>
              <table:table-cell office:value-type="float" office:value="1.025">
                <text:p>1.025</text:p>
              </table:table-cell>
              <table:table-cell office:value-type="float" office:value="2.442">
                <text:p>2.442</text:p>
              </table:table-cell>
              <table:table-cell office:value-type="float" office:value="8.31946247232191">
                <text:p>8.3194624723219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.214">
                <text:p>12.214</text:p>
              </table:table-cell>
              <table:table-cell office:value-type="float" office:value="8.798">
                <text:p>8.798</text:p>
              </table:table-cell>
              <table:table-cell office:value-type="float" office:value="1.03">
                <text:p>1.03</text:p>
              </table:table-cell>
              <table:table-cell office:value-type="float" office:value="2.207">
                <text:p>2.207</text:p>
              </table:table-cell>
              <table:table-cell office:value-type="float" office:value="8.92091043065335">
                <text:p>8.9209104306533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.618">
                <text:p>11.618</text:p>
              </table:table-cell>
              <table:table-cell office:value-type="float" office:value="8.351">
                <text:p>8.351</text:p>
              </table:table-cell>
              <table:table-cell office:value-type="float" office:value="0.972">
                <text:p>0.972</text:p>
              </table:table-cell>
              <table:table-cell office:value-type="float" office:value="2.115">
                <text:p>2.115</text:p>
              </table:table-cell>
              <table:table-cell office:value-type="float" office:value="9.37855052504734">
                <text:p>9.3785505250473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0.484">
                <text:p>10.484</text:p>
              </table:table-cell>
              <table:table-cell office:value-type="float" office:value="7.41">
                <text:p>7.41</text:p>
              </table:table-cell>
              <table:table-cell office:value-type="float" office:value="0.957">
                <text:p>0.957</text:p>
              </table:table-cell>
              <table:table-cell office:value-type="float" office:value="1.937">
                <text:p>1.937</text:p>
              </table:table-cell>
              <table:table-cell office:value-type="float" office:value="10.3929797787104">
                <text:p>10.392979778710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9.808">
                <text:p>9.808</text:p>
              </table:table-cell>
              <table:table-cell office:value-type="float" office:value="6.862">
                <text:p>6.862</text:p>
              </table:table-cell>
              <table:table-cell office:value-type="float" office:value="0.932">
                <text:p>0.932</text:p>
              </table:table-cell>
              <table:table-cell office:value-type="float" office:value="1.834">
                <text:p>1.834</text:p>
              </table:table-cell>
              <table:table-cell office:value-type="float" office:value="11.1092985318108">
                <text:p>11.109298531810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9.183">
                <text:p>9.183</text:p>
              </table:table-cell>
              <table:table-cell office:value-type="float" office:value="6.417">
                <text:p>6.417</text:p>
              </table:table-cell>
              <table:table-cell office:value-type="float" office:value="0.927">
                <text:p>0.927</text:p>
              </table:table-cell>
              <table:table-cell office:value-type="float" office:value="1.659">
                <text:p>1.659</text:p>
              </table:table-cell>
              <table:table-cell office:value-type="float" office:value="11.8654034629206">
                <text:p>11.86540346292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8.748">
                <text:p>8.748</text:p>
              </table:table-cell>
              <table:table-cell office:value-type="float" office:value="6.034">
                <text:p>6.034</text:p>
              </table:table-cell>
              <table:table-cell office:value-type="float" office:value="0.941">
                <text:p>0.941</text:p>
              </table:table-cell>
              <table:table-cell office:value-type="float" office:value="1.594">
                <text:p>1.594</text:p>
              </table:table-cell>
              <table:table-cell office:value-type="float" office:value="12.4554183813443">
                <text:p>12.455418381344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8.317">
                <text:p>8.317</text:p>
              </table:table-cell>
              <table:table-cell office:value-type="float" office:value="5.672">
                <text:p>5.672</text:p>
              </table:table-cell>
              <table:table-cell office:value-type="float" office:value="0.907">
                <text:p>0.907</text:p>
              </table:table-cell>
              <table:table-cell office:value-type="float" office:value="1.558">
                <text:p>1.558</text:p>
              </table:table-cell>
              <table:table-cell office:value-type="float" office:value="13.1008777203319">
                <text:p>13.1008777203319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8.203">
                <text:p>8.203</text:p>
              </table:table-cell>
              <table:table-cell office:value-type="float" office:value="5.603">
                <text:p>5.603</text:p>
              </table:table-cell>
              <table:table-cell office:value-type="float" office:value="0.934">
                <text:p>0.934</text:p>
              </table:table-cell>
              <table:table-cell office:value-type="float" office:value="1.487">
                <text:p>1.487</text:p>
              </table:table-cell>
              <table:table-cell office:value-type="float" office:value="13.2829452639278">
                <text:p>13.282945263927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7.723">
                <text:p>7.723</text:p>
              </table:table-cell>
              <table:table-cell office:value-type="float" office:value="5.174">
                <text:p>5.174</text:p>
              </table:table-cell>
              <table:table-cell office:value-type="float" office:value="0.949">
                <text:p>0.949</text:p>
              </table:table-cell>
              <table:table-cell office:value-type="float" office:value="1.41">
                <text:p>1.41</text:p>
              </table:table-cell>
              <table:table-cell office:value-type="float" office:value="14.1085070568432">
                <text:p>14.108507056843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.282">
                <text:p>7.282</text:p>
              </table:table-cell>
              <table:table-cell office:value-type="float" office:value="4.836">
                <text:p>4.836</text:p>
              </table:table-cell>
              <table:table-cell office:value-type="float" office:value="0.933">
                <text:p>0.933</text:p>
              </table:table-cell>
              <table:table-cell office:value-type="float" office:value="1.334">
                <text:p>1.334</text:p>
              </table:table-cell>
              <table:table-cell office:value-type="float" office:value="14.9629222741005">
                <text:p>14.962922274100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7.027">
                <text:p>7.027</text:p>
              </table:table-cell>
              <table:table-cell office:value-type="float" office:value="4.662">
                <text:p>4.662</text:p>
              </table:table-cell>
              <table:table-cell office:value-type="float" office:value="0.927">
                <text:p>0.927</text:p>
              </table:table-cell>
              <table:table-cell office:value-type="float" office:value="1.258">
                <text:p>1.258</text:p>
              </table:table-cell>
              <table:table-cell office:value-type="float" office:value="15.5059057919454">
                <text:p>15.505905791945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6.812">
                <text:p>6.812</text:p>
              </table:table-cell>
              <table:table-cell office:value-type="float" office:value="4.458">
                <text:p>4.458</text:p>
              </table:table-cell>
              <table:table-cell office:value-type="float" office:value="0.954">
                <text:p>0.954</text:p>
              </table:table-cell>
              <table:table-cell office:value-type="float" office:value="1.222">
                <text:p>1.222</text:p>
              </table:table-cell>
              <table:table-cell office:value-type="float" office:value="15.9953024075161">
                <text:p>15.995302407516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6.65">
                <text:p>6.65</text:p>
              </table:table-cell>
              <table:table-cell office:value-type="float" office:value="4.306">
                <text:p>4.306</text:p>
              </table:table-cell>
              <table:table-cell office:value-type="float" office:value="0.953">
                <text:p>0.953</text:p>
              </table:table-cell>
              <table:table-cell office:value-type="float" office:value="1.215">
                <text:p>1.215</text:p>
              </table:table-cell>
              <table:table-cell office:value-type="float" office:value="16.384962406015">
                <text:p>16.3849624060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6.496">
                <text:p>6.496</text:p>
              </table:table-cell>
              <table:table-cell office:value-type="float" office:value="4.203">
                <text:p>4.203</text:p>
              </table:table-cell>
              <table:table-cell office:value-type="float" office:value="0.946">
                <text:p>0.946</text:p>
              </table:table-cell>
              <table:table-cell office:value-type="float" office:value="1.169">
                <text:p>1.169</text:p>
              </table:table-cell>
              <table:table-cell office:value-type="float" office:value="16.7733990147783">
                <text:p>16.773399014778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6.234">
                <text:p>6.234</text:p>
              </table:table-cell>
              <table:table-cell office:value-type="float" office:value="3.999">
                <text:p>3.999</text:p>
              </table:table-cell>
              <table:table-cell office:value-type="float" office:value="0.928">
                <text:p>0.928</text:p>
              </table:table-cell>
              <table:table-cell office:value-type="float" office:value="1.128">
                <text:p>1.128</text:p>
              </table:table-cell>
              <table:table-cell office:value-type="float" office:value="17.4783445620789">
                <text:p>17.478344562078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6.001">
                <text:p>6.001</text:p>
              </table:table-cell>
              <table:table-cell office:value-type="float" office:value="3.842">
                <text:p>3.842</text:p>
              </table:table-cell>
              <table:table-cell office:value-type="float" office:value="0.93">
                <text:p>0.93</text:p>
              </table:table-cell>
              <table:table-cell office:value-type="float" office:value="1.051">
                <text:p>1.051</text:p>
              </table:table-cell>
              <table:table-cell office:value-type="float" office:value="18.1569738376937">
                <text:p>18.1569738376937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5.941">
                <text:p>5.941</text:p>
              </table:table-cell>
              <table:table-cell office:value-type="float" office:value="3.767">
                <text:p>3.767</text:p>
              </table:table-cell>
              <table:table-cell office:value-type="float" office:value="0.957">
                <text:p>0.957</text:p>
              </table:table-cell>
              <table:table-cell office:value-type="float" office:value="1.039">
                <text:p>1.039</text:p>
              </table:table-cell>
              <table:table-cell office:value-type="float" office:value="18.3403467429726">
                <text:p>18.340346742972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.776">
                <text:p>5.776</text:p>
              </table:table-cell>
              <table:table-cell office:value-type="float" office:value="3.604">
                <text:p>3.604</text:p>
              </table:table-cell>
              <table:table-cell office:value-type="float" office:value="0.956">
                <text:p>0.956</text:p>
              </table:table-cell>
              <table:table-cell office:value-type="float" office:value="1.039">
                <text:p>1.039</text:p>
              </table:table-cell>
              <table:table-cell office:value-type="float" office:value="18.8642659279778">
                <text:p>18.8642659279778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.602">
                <text:p>5.602</text:p>
              </table:table-cell>
              <table:table-cell office:value-type="float" office:value="3.489">
                <text:p>3.489</text:p>
              </table:table-cell>
              <table:table-cell office:value-type="float" office:value="0.919">
                <text:p>0.919</text:p>
              </table:table-cell>
              <table:table-cell office:value-type="float" office:value="1.015">
                <text:p>1.015</text:p>
              </table:table-cell>
              <table:table-cell office:value-type="float" office:value="19.4501963584434">
                <text:p>19.45019635844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.525">
                <text:p>5.525</text:p>
              </table:table-cell>
              <table:table-cell office:value-type="float" office:value="3.425">
                <text:p>3.425</text:p>
              </table:table-cell>
              <table:table-cell office:value-type="float" office:value="0.943">
                <text:p>0.943</text:p>
              </table:table-cell>
              <table:table-cell office:value-type="float" office:value="0.979">
                <text:p>0.979</text:p>
              </table:table-cell>
              <table:table-cell office:value-type="float" office:value="19.7212669683258">
                <text:p>19.7212669683258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5.438">
                <text:p>5.438</text:p>
              </table:table-cell>
              <table:table-cell office:value-type="float" office:value="3.349">
                <text:p>3.349</text:p>
              </table:table-cell>
              <table:table-cell office:value-type="float" office:value="0.945">
                <text:p>0.945</text:p>
              </table:table-cell>
              <table:table-cell office:value-type="float" office:value="0.967">
                <text:p>0.967</text:p>
              </table:table-cell>
              <table:table-cell office:value-type="float" office:value="20.0367782272894">
                <text:p>20.03677822728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5.255">
                <text:p>5.255</text:p>
              </table:table-cell>
              <table:table-cell office:value-type="float" office:value="3.216">
                <text:p>3.216</text:p>
              </table:table-cell>
              <table:table-cell office:value-type="float" office:value="0.959">
                <text:p>0.959</text:p>
              </table:table-cell>
              <table:table-cell office:value-type="float" office:value="0.902">
                <text:p>0.902</text:p>
              </table:table-cell>
              <table:table-cell office:value-type="float" office:value="20.7345385347288">
                <text:p>20.73453853472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5.166">
                <text:p>5.166</text:p>
              </table:table-cell>
              <table:table-cell office:value-type="float" office:value="3.171">
                <text:p>3.171</text:p>
              </table:table-cell>
              <table:table-cell office:value-type="float" office:value="0.906">
                <text:p>0.906</text:p>
              </table:table-cell>
              <table:table-cell office:value-type="float" office:value="0.911">
                <text:p>0.911</text:p>
              </table:table-cell>
              <table:table-cell office:value-type="float" office:value="21.0917537746806">
                <text:p>21.091753774680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34">
                <text:p>34</text:p>
              </table:table-cell>
              <table:table-cell office:value-type="float" office:value="5.07">
                <text:p>5.07</text:p>
              </table:table-cell>
              <table:table-cell office:value-type="float" office:value="3.048">
                <text:p>3.048</text:p>
              </table:table-cell>
              <table:table-cell office:value-type="float" office:value="0.948">
                <text:p>0.948</text:p>
              </table:table-cell>
              <table:table-cell office:value-type="float" office:value="0.894">
                <text:p>0.894</text:p>
              </table:table-cell>
              <table:table-cell office:value-type="float" office:value="21.491124260355">
                <text:p>21.4911242603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5">
                <text:p>35</text:p>
              </table:table-cell>
              <table:table-cell office:value-type="float" office:value="5.055">
                <text:p>5.055</text:p>
              </table:table-cell>
              <table:table-cell office:value-type="float" office:value="3.011">
                <text:p>3.011</text:p>
              </table:table-cell>
              <table:table-cell office:value-type="float" office:value="0.969">
                <text:p>0.969</text:p>
              </table:table-cell>
              <table:table-cell office:value-type="float" office:value="0.897">
                <text:p>0.897</text:p>
              </table:table-cell>
              <table:table-cell office:value-type="float" office:value="21.5548961424332">
                <text:p>21.554896142433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36">
                <text:p>36</text:p>
              </table:table-cell>
              <table:table-cell office:value-type="float" office:value="5.023">
                <text:p>5.023</text:p>
              </table:table-cell>
              <table:table-cell office:value-type="float" office:value="2.987">
                <text:p>2.987</text:p>
              </table:table-cell>
              <table:table-cell office:value-type="float" office:value="0.954">
                <text:p>0.954</text:p>
              </table:table-cell>
              <table:table-cell office:value-type="float" office:value="0.906">
                <text:p>0.906</text:p>
              </table:table-cell>
              <table:table-cell office:value-type="float" office:value="21.6922158072865">
                <text:p>21.692215807286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4.936">
                <text:p>4.936</text:p>
              </table:table-cell>
              <table:table-cell office:value-type="float" office:value="2.887">
                <text:p>2.887</text:p>
              </table:table-cell>
              <table:table-cell office:value-type="float" office:value="0.962">
                <text:p>0.962</text:p>
              </table:table-cell>
              <table:table-cell office:value-type="float" office:value="0.908">
                <text:p>0.908</text:p>
              </table:table-cell>
              <table:table-cell office:value-type="float" office:value="22.0745542949757">
                <text:p>22.074554294975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4.746">
                <text:p>4.746</text:p>
              </table:table-cell>
              <table:table-cell office:value-type="float" office:value="2.8">
                <text:p>2.8</text:p>
              </table:table-cell>
              <table:table-cell office:value-type="float" office:value="0.939">
                <text:p>0.939</text:p>
              </table:table-cell>
              <table:table-cell office:value-type="float" office:value="0.83">
                <text:p>0.83</text:p>
              </table:table-cell>
              <table:table-cell office:value-type="float" office:value="22.9582806573957">
                <text:p>22.958280657395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.738">
                <text:p>4.738</text:p>
              </table:table-cell>
              <table:table-cell office:value-type="float" office:value="2.753">
                <text:p>2.753</text:p>
              </table:table-cell>
              <table:table-cell office:value-type="float" office:value="0.965">
                <text:p>0.965</text:p>
              </table:table-cell>
              <table:table-cell office:value-type="float" office:value="0.843">
                <text:p>0.843</text:p>
              </table:table-cell>
              <table:table-cell office:value-type="float" office:value="22.997045166737">
                <text:p>22.99704516673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.666">
                <text:p>4.666</text:p>
              </table:table-cell>
              <table:table-cell office:value-type="float" office:value="2.701">
                <text:p>2.701</text:p>
              </table:table-cell>
              <table:table-cell office:value-type="float" office:value="0.955">
                <text:p>0.955</text:p>
              </table:table-cell>
              <table:table-cell office:value-type="float" office:value="0.832">
                <text:p>0.832</text:p>
              </table:table-cell>
              <table:table-cell office:value-type="float" office:value="23.351907415345">
                <text:p>23.351907415345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.613">
                <text:p>4.613</text:p>
              </table:table-cell>
              <table:table-cell office:value-type="float" office:value="2.657">
                <text:p>2.657</text:p>
              </table:table-cell>
              <table:table-cell office:value-type="float" office:value="0.943">
                <text:p>0.943</text:p>
              </table:table-cell>
              <table:table-cell office:value-type="float" office:value="0.834">
                <text:p>0.834</text:p>
              </table:table-cell>
              <table:table-cell office:value-type="float" office:value="23.6202037719488">
                <text:p>23.6202037719488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42">
                <text:p>42</text:p>
              </table:table-cell>
              <table:table-cell office:value-type="float" office:value="4.606">
                <text:p>4.606</text:p>
              </table:table-cell>
              <table:table-cell office:value-type="float" office:value="2.675">
                <text:p>2.675</text:p>
              </table:table-cell>
              <table:table-cell office:value-type="float" office:value="0.929">
                <text:p>0.929</text:p>
              </table:table-cell>
              <table:table-cell office:value-type="float" office:value="0.827">
                <text:p>0.827</text:p>
              </table:table-cell>
              <table:table-cell office:value-type="float" office:value="23.6561007381676">
                <text:p>23.656100738167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.547">
                <text:p>4.547</text:p>
              </table:table-cell>
              <table:table-cell office:value-type="float" office:value="2.574">
                <text:p>2.574</text:p>
              </table:table-cell>
              <table:table-cell office:value-type="float" office:value="0.979">
                <text:p>0.979</text:p>
              </table:table-cell>
              <table:table-cell office:value-type="float" office:value="0.817">
                <text:p>0.817</text:p>
              </table:table-cell>
              <table:table-cell office:value-type="float" office:value="23.9630525621289">
                <text:p>23.9630525621289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.462">
                <text:p>4.462</text:p>
              </table:table-cell>
              <table:table-cell office:value-type="float" office:value="2.512">
                <text:p>2.512</text:p>
              </table:table-cell>
              <table:table-cell office:value-type="float" office:value="0.972">
                <text:p>0.972</text:p>
              </table:table-cell>
              <table:table-cell office:value-type="float" office:value="0.798">
                <text:p>0.798</text:p>
              </table:table-cell>
              <table:table-cell office:value-type="float" office:value="24.4195428059166">
                <text:p>24.419542805916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5">
                <text:p>45</text:p>
              </table:table-cell>
              <table:table-cell office:value-type="float" office:value="4.387">
                <text:p>4.387</text:p>
              </table:table-cell>
              <table:table-cell office:value-type="float" office:value="2.428">
                <text:p>2.428</text:p>
              </table:table-cell>
              <table:table-cell office:value-type="float" office:value="0.977">
                <text:p>0.977</text:p>
              </table:table-cell>
              <table:table-cell office:value-type="float" office:value="0.804">
                <text:p>0.804</text:p>
              </table:table-cell>
              <table:table-cell office:value-type="float" office:value="24.8370184636426">
                <text:p>24.837018463642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6">
                <text:p>46</text:p>
              </table:table-cell>
              <table:table-cell office:value-type="float" office:value="4.36">
                <text:p>4.36</text:p>
              </table:table-cell>
              <table:table-cell office:value-type="float" office:value="2.431">
                <text:p>2.431</text:p>
              </table:table-cell>
              <table:table-cell office:value-type="float" office:value="0.949">
                <text:p>0.949</text:p>
              </table:table-cell>
              <table:table-cell office:value-type="float" office:value="0.803">
                <text:p>0.803</text:p>
              </table:table-cell>
              <table:table-cell office:value-type="float" office:value="24.9908256880734">
                <text:p>24.990825688073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.306">
                <text:p>4.306</text:p>
              </table:table-cell>
              <table:table-cell office:value-type="float" office:value="2.385">
                <text:p>2.385</text:p>
              </table:table-cell>
              <table:table-cell office:value-type="float" office:value="0.977">
                <text:p>0.977</text:p>
              </table:table-cell>
              <table:table-cell office:value-type="float" office:value="0.768">
                <text:p>0.768</text:p>
              </table:table-cell>
              <table:table-cell office:value-type="float" office:value="25.3042266604738">
                <text:p>25.3042266604738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.298">
                <text:p>4.298</text:p>
              </table:table-cell>
              <table:table-cell office:value-type="float" office:value="2.362">
                <text:p>2.362</text:p>
              </table:table-cell>
              <table:table-cell office:value-type="float" office:value="0.986">
                <text:p>0.986</text:p>
              </table:table-cell>
              <table:table-cell office:value-type="float" office:value="0.773">
                <text:p>0.773</text:p>
              </table:table-cell>
              <table:table-cell office:value-type="float" office:value="25.3513261982317">
                <text:p>25.351326198231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.331">
                <text:p>4.331</text:p>
              </table:table-cell>
              <table:table-cell office:value-type="float" office:value="2.422">
                <text:p>2.422</text:p>
              </table:table-cell>
              <table:table-cell office:value-type="float" office:value="0.959">
                <text:p>0.959</text:p>
              </table:table-cell>
              <table:table-cell office:value-type="float" office:value="0.772">
                <text:p>0.772</text:p>
              </table:table-cell>
              <table:table-cell office:value-type="float" office:value="25.1581620872778">
                <text:p>25.15816208727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4.267">
                <text:p>4.267</text:p>
              </table:table-cell>
              <table:table-cell office:value-type="float" office:value="2.351">
                <text:p>2.351</text:p>
              </table:table-cell>
              <table:table-cell office:value-type="float" office:value="0.966">
                <text:p>0.966</text:p>
              </table:table-cell>
              <table:table-cell office:value-type="float" office:value="0.773">
                <text:p>0.773</text:p>
              </table:table-cell>
              <table:table-cell office:value-type="float" office:value="25.5355050386688">
                <text:p>25.535505038668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4.157">
                <text:p>4.157</text:p>
              </table:table-cell>
              <table:table-cell office:value-type="float" office:value="2.26">
                <text:p>2.26</text:p>
              </table:table-cell>
              <table:table-cell office:value-type="float" office:value="0.96">
                <text:p>0.96</text:p>
              </table:table-cell>
              <table:table-cell office:value-type="float" office:value="0.758">
                <text:p>0.758</text:p>
              </table:table-cell>
              <table:table-cell office:value-type="float" office:value="26.2112100072167">
                <text:p>26.2112100072167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52">
                <text:p>52</text:p>
              </table:table-cell>
              <table:table-cell office:value-type="float" office:value="4.246">
                <text:p>4.246</text:p>
              </table:table-cell>
              <table:table-cell office:value-type="float" office:value="2.271">
                <text:p>2.271</text:p>
              </table:table-cell>
              <table:table-cell office:value-type="float" office:value="1">
                <text:p>1</text:p>
              </table:table-cell>
              <table:table-cell office:value-type="float" office:value="0.796">
                <text:p>0.796</text:p>
              </table:table-cell>
              <table:table-cell office:value-type="float" office:value="25.6617993405558">
                <text:p>25.6617993405558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4.244">
                <text:p>4.244</text:p>
              </table:table-cell>
              <table:table-cell office:value-type="float" office:value="2.297">
                <text:p>2.297</text:p>
              </table:table-cell>
              <table:table-cell office:value-type="float" office:value="0.968">
                <text:p>0.968</text:p>
              </table:table-cell>
              <table:table-cell office:value-type="float" office:value="0.8">
                <text:p>0.8</text:p>
              </table:table-cell>
              <table:table-cell office:value-type="float" office:value="25.6738925541942">
                <text:p>25.673892554194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4.143">
                <text:p>4.143</text:p>
              </table:table-cell>
              <table:table-cell office:value-type="float" office:value="2.249">
                <text:p>2.249</text:p>
              </table:table-cell>
              <table:table-cell office:value-type="float" office:value="0.951">
                <text:p>0.951</text:p>
              </table:table-cell>
              <table:table-cell office:value-type="float" office:value="0.764">
                <text:p>0.764</text:p>
              </table:table-cell>
              <table:table-cell office:value-type="float" office:value="26.2997827661115">
                <text:p>26.299782766111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55">
                <text:p>55</text:p>
              </table:table-cell>
              <table:table-cell office:value-type="float" office:value="4.311">
                <text:p>4.311</text:p>
              </table:table-cell>
              <table:table-cell office:value-type="float" office:value="2.388">
                <text:p>2.388</text:p>
              </table:table-cell>
              <table:table-cell office:value-type="float" office:value="0.963">
                <text:p>0.963</text:p>
              </table:table-cell>
              <table:table-cell office:value-type="float" office:value="0.781">
                <text:p>0.781</text:p>
              </table:table-cell>
              <table:table-cell office:value-type="float" office:value="25.2748782185108">
                <text:p>25.274878218510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4.11">
                <text:p>4.11</text:p>
              </table:table-cell>
              <table:table-cell office:value-type="float" office:value="2.183">
                <text:p>2.183</text:p>
              </table:table-cell>
              <table:table-cell office:value-type="float" office:value="0.97">
                <text:p>0.97</text:p>
              </table:table-cell>
              <table:table-cell office:value-type="float" office:value="0.778">
                <text:p>0.778</text:p>
              </table:table-cell>
              <table:table-cell office:value-type="float" office:value="26.5109489051095">
                <text:p>26.5109489051095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57">
                <text:p>57</text:p>
              </table:table-cell>
              <table:table-cell office:value-type="float" office:value="4.057">
                <text:p>4.057</text:p>
              </table:table-cell>
              <table:table-cell office:value-type="float" office:value="2.136">
                <text:p>2.136</text:p>
              </table:table-cell>
              <table:table-cell office:value-type="float" office:value="0.996">
                <text:p>0.996</text:p>
              </table:table-cell>
              <table:table-cell office:value-type="float" office:value="0.746">
                <text:p>0.746</text:p>
              </table:table-cell>
              <table:table-cell office:value-type="float" office:value="26.8572837071728">
                <text:p>26.857283707172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58">
                <text:p>58</text:p>
              </table:table-cell>
              <table:table-cell office:value-type="float" office:value="4.062">
                <text:p>4.062</text:p>
              </table:table-cell>
              <table:table-cell office:value-type="float" office:value="2.163">
                <text:p>2.163</text:p>
              </table:table-cell>
              <table:table-cell office:value-type="float" office:value="0.957">
                <text:p>0.957</text:p>
              </table:table-cell>
              <table:table-cell office:value-type="float" office:value="0.767">
                <text:p>0.767</text:p>
              </table:table-cell>
              <table:table-cell office:value-type="float" office:value="26.8242245199409">
                <text:p>26.8242245199409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.074">
                <text:p>4.074</text:p>
              </table:table-cell>
              <table:table-cell office:value-type="float" office:value="2.157">
                <text:p>2.157</text:p>
              </table:table-cell>
              <table:table-cell office:value-type="float" office:value="0.97">
                <text:p>0.97</text:p>
              </table:table-cell>
              <table:table-cell office:value-type="float" office:value="0.768">
                <text:p>0.768</text:p>
              </table:table-cell>
              <table:table-cell office:value-type="float" office:value="26.7452135493373">
                <text:p>26.745213549337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4.201">
                <text:p>4.201</text:p>
              </table:table-cell>
              <table:table-cell office:value-type="float" office:value="2.314">
                <text:p>2.314</text:p>
              </table:table-cell>
              <table:table-cell office:value-type="float" office:value="0.96">
                <text:p>0.96</text:p>
              </table:table-cell>
              <table:table-cell office:value-type="float" office:value="0.748">
                <text:p>0.748</text:p>
              </table:table-cell>
              <table:table-cell office:value-type="float" office:value="25.9366817424423">
                <text:p>25.936681742442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4.161">
                <text:p>4.161</text:p>
              </table:table-cell>
              <table:table-cell office:value-type="float" office:value="2.238">
                <text:p>2.238</text:p>
              </table:table-cell>
              <table:table-cell office:value-type="float" office:value="0.981">
                <text:p>0.981</text:p>
              </table:table-cell>
              <table:table-cell office:value-type="float" office:value="0.763">
                <text:p>0.763</text:p>
              </table:table-cell>
              <table:table-cell office:value-type="float" office:value="26.1860129776496">
                <text:p>26.186012977649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4.251">
                <text:p>4.251</text:p>
              </table:table-cell>
              <table:table-cell office:value-type="float" office:value="2.221">
                <text:p>2.221</text:p>
              </table:table-cell>
              <table:table-cell office:value-type="float" office:value="1.1">
                <text:p>1.1</text:p>
              </table:table-cell>
              <table:table-cell office:value-type="float" office:value="0.751">
                <text:p>0.751</text:p>
              </table:table-cell>
              <table:table-cell office:value-type="float" office:value="25.6316160903317">
                <text:p>25.6316160903317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4.444">
                <text:p>4.444</text:p>
              </table:table-cell>
              <table:table-cell office:value-type="float" office:value="2.275">
                <text:p>2.275</text:p>
              </table:table-cell>
              <table:table-cell office:value-type="float" office:value="1.199">
                <text:p>1.199</text:p>
              </table:table-cell>
              <table:table-cell office:value-type="float" office:value="0.795">
                <text:p>0.795</text:p>
              </table:table-cell>
              <table:table-cell office:value-type="float" office:value="24.5184518451845">
                <text:p>24.51845184518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4.73">
                <text:p>4.73</text:p>
              </table:table-cell>
              <table:table-cell office:value-type="float" office:value="2.307">
                <text:p>2.307</text:p>
              </table:table-cell>
              <table:table-cell office:value-type="float" office:value="1.385">
                <text:p>1.385</text:p>
              </table:table-cell>
              <table:table-cell office:value-type="float" office:value="0.863">
                <text:p>0.863</text:p>
              </table:table-cell>
              <table:table-cell office:value-type="float" office:value="23.0359408033827">
                <text:p>23.035940803382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">
                <text:p>65</text:p>
              </table:table-cell>
              <table:table-cell office:value-type="float" office:value="4.898">
                <text:p>4.898</text:p>
              </table:table-cell>
              <table:table-cell office:value-type="float" office:value="2.469">
                <text:p>2.469</text:p>
              </table:table-cell>
              <table:table-cell office:value-type="float" office:value="1.406">
                <text:p>1.406</text:p>
              </table:table-cell>
              <table:table-cell office:value-type="float" office:value="0.844">
                <text:p>0.844</text:p>
              </table:table-cell>
              <table:table-cell office:value-type="float" office:value="22.2458146182115">
                <text:p>22.245814618211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4.557">
                <text:p>4.557</text:p>
              </table:table-cell>
              <table:table-cell office:value-type="float" office:value="2.236">
                <text:p>2.236</text:p>
              </table:table-cell>
              <table:table-cell office:value-type="float" office:value="1.329">
                <text:p>1.329</text:p>
              </table:table-cell>
              <table:table-cell office:value-type="float" office:value="0.815">
                <text:p>0.815</text:p>
              </table:table-cell>
              <table:table-cell office:value-type="float" office:value="23.9104674127716">
                <text:p>23.910467412771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4.855">
                <text:p>4.855</text:p>
              </table:table-cell>
              <table:table-cell office:value-type="float" office:value="2.499">
                <text:p>2.499</text:p>
              </table:table-cell>
              <table:table-cell office:value-type="float" office:value="1.348">
                <text:p>1.348</text:p>
              </table:table-cell>
              <table:table-cell office:value-type="float" office:value="0.83">
                <text:p>0.83</text:p>
              </table:table-cell>
              <table:table-cell office:value-type="float" office:value="22.442842430484">
                <text:p>22.44284243048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68">
                <text:p>68</text:p>
              </table:table-cell>
              <table:table-cell office:value-type="float" office:value="4.701">
                <text:p>4.701</text:p>
              </table:table-cell>
              <table:table-cell office:value-type="float" office:value="2.316">
                <text:p>2.316</text:p>
              </table:table-cell>
              <table:table-cell office:value-type="float" office:value="1.399">
                <text:p>1.399</text:p>
              </table:table-cell>
              <table:table-cell office:value-type="float" office:value="0.81">
                <text:p>0.81</text:p>
              </table:table-cell>
              <table:table-cell office:value-type="float" office:value="23.1780472239949">
                <text:p>23.178047223994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.689">
                <text:p>4.689</text:p>
              </table:table-cell>
              <table:table-cell office:value-type="float" office:value="2.313">
                <text:p>2.313</text:p>
              </table:table-cell>
              <table:table-cell office:value-type="float" office:value="1.38">
                <text:p>1.38</text:p>
              </table:table-cell>
              <table:table-cell office:value-type="float" office:value="0.818">
                <text:p>0.818</text:p>
              </table:table-cell>
              <table:table-cell office:value-type="float" office:value="23.2373640435061">
                <text:p>23.237364043506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4.874">
                <text:p>4.874</text:p>
              </table:table-cell>
              <table:table-cell office:value-type="float" office:value="2.484">
                <text:p>2.484</text:p>
              </table:table-cell>
              <table:table-cell office:value-type="float" office:value="1.385">
                <text:p>1.385</text:p>
              </table:table-cell>
              <table:table-cell office:value-type="float" office:value="0.831">
                <text:p>0.831</text:p>
              </table:table-cell>
              <table:table-cell office:value-type="float" office:value="22.355354944604">
                <text:p>22.35535494460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4.669">
                <text:p>4.669</text:p>
              </table:table-cell>
              <table:table-cell office:value-type="float" office:value="2.256">
                <text:p>2.256</text:p>
              </table:table-cell>
              <table:table-cell office:value-type="float" office:value="1.409">
                <text:p>1.409</text:p>
              </table:table-cell>
              <table:table-cell office:value-type="float" office:value="0.828">
                <text:p>0.828</text:p>
              </table:table-cell>
              <table:table-cell office:value-type="float" office:value="23.3369029770829">
                <text:p>23.336902977082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2">
                <text:p>72</text:p>
              </table:table-cell>
              <table:table-cell office:value-type="float" office:value="4.992">
                <text:p>4.992</text:p>
              </table:table-cell>
              <table:table-cell office:value-type="float" office:value="2.503">
                <text:p>2.503</text:p>
              </table:table-cell>
              <table:table-cell office:value-type="float" office:value="1.44">
                <text:p>1.44</text:p>
              </table:table-cell>
              <table:table-cell office:value-type="float" office:value="0.871">
                <text:p>0.871</text:p>
              </table:table-cell>
              <table:table-cell office:value-type="float" office:value="21.8269230769231">
                <text:p>21.8269230769231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4.73">
                <text:p>4.73</text:p>
              </table:table-cell>
              <table:table-cell office:value-type="float" office:value="2.329">
                <text:p>2.329</text:p>
              </table:table-cell>
              <table:table-cell office:value-type="float" office:value="1.371">
                <text:p>1.371</text:p>
              </table:table-cell>
              <table:table-cell office:value-type="float" office:value="0.854">
                <text:p>0.854</text:p>
              </table:table-cell>
              <table:table-cell office:value-type="float" office:value="23.0359408033827">
                <text:p>23.0359408033827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4.834">
                <text:p>4.834</text:p>
              </table:table-cell>
              <table:table-cell office:value-type="float" office:value="2.34">
                <text:p>2.34</text:p>
              </table:table-cell>
              <table:table-cell office:value-type="float" office:value="1.432">
                <text:p>1.432</text:p>
              </table:table-cell>
              <table:table-cell office:value-type="float" office:value="0.889">
                <text:p>0.889</text:p>
              </table:table-cell>
              <table:table-cell office:value-type="float" office:value="22.5403392635499">
                <text:p>22.540339263549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4.835">
                <text:p>4.835</text:p>
              </table:table-cell>
              <table:table-cell office:value-type="float" office:value="2.311">
                <text:p>2.311</text:p>
              </table:table-cell>
              <table:table-cell office:value-type="float" office:value="1.458">
                <text:p>1.458</text:p>
              </table:table-cell>
              <table:table-cell office:value-type="float" office:value="0.891">
                <text:p>0.891</text:p>
              </table:table-cell>
              <table:table-cell office:value-type="float" office:value="22.535677352637">
                <text:p>22.535677352637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4.879">
                <text:p>4.879</text:p>
              </table:table-cell>
              <table:table-cell office:value-type="float" office:value="2.414">
                <text:p>2.414</text:p>
              </table:table-cell>
              <table:table-cell office:value-type="float" office:value="1.384">
                <text:p>1.384</text:p>
              </table:table-cell>
              <table:table-cell office:value-type="float" office:value="0.905">
                <text:p>0.905</text:p>
              </table:table-cell>
              <table:table-cell office:value-type="float" office:value="22.3324451731912">
                <text:p>22.3324451731912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4.732">
                <text:p>4.732</text:p>
              </table:table-cell>
              <table:table-cell office:value-type="float" office:value="2.26">
                <text:p>2.26</text:p>
              </table:table-cell>
              <table:table-cell office:value-type="float" office:value="1.407">
                <text:p>1.407</text:p>
              </table:table-cell>
              <table:table-cell office:value-type="float" office:value="0.889">
                <text:p>0.889</text:p>
              </table:table-cell>
              <table:table-cell office:value-type="float" office:value="23.0262045646661">
                <text:p>23.0262045646661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78">
                <text:p>78</text:p>
              </table:table-cell>
              <table:table-cell office:value-type="float" office:value="4.806">
                <text:p>4.806</text:p>
              </table:table-cell>
              <table:table-cell office:value-type="float" office:value="2.37">
                <text:p>2.37</text:p>
              </table:table-cell>
              <table:table-cell office:value-type="float" office:value="1.361">
                <text:p>1.361</text:p>
              </table:table-cell>
              <table:table-cell office:value-type="float" office:value="0.9">
                <text:p>0.9</text:p>
              </table:table-cell>
              <table:table-cell office:value-type="float" office:value="22.6716604244694">
                <text:p>22.67166042446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.89">
                <text:p>4.89</text:p>
              </table:table-cell>
              <table:table-cell office:value-type="float" office:value="2.371">
                <text:p>2.371</text:p>
              </table:table-cell>
              <table:table-cell office:value-type="float" office:value="1.406">
                <text:p>1.406</text:p>
              </table:table-cell>
              <table:table-cell office:value-type="float" office:value="0.938">
                <text:p>0.938</text:p>
              </table:table-cell>
              <table:table-cell office:value-type="float" office:value="22.2822085889571">
                <text:p>22.28220858895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795">
                <text:p>4.795</text:p>
              </table:table-cell>
              <table:table-cell office:value-type="float" office:value="2.325">
                <text:p>2.325</text:p>
              </table:table-cell>
              <table:table-cell office:value-type="float" office:value="1.366">
                <text:p>1.366</text:p>
              </table:table-cell>
              <table:table-cell office:value-type="float" office:value="0.93">
                <text:p>0.93</text:p>
              </table:table-cell>
              <table:table-cell office:value-type="float" office:value="22.7236704900938">
                <text:p>22.723670490093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5.04">
                <text:p>5.04</text:p>
              </table:table-cell>
              <table:table-cell office:value-type="float" office:value="2.513">
                <text:p>2.513</text:p>
              </table:table-cell>
              <table:table-cell office:value-type="float" office:value="1.41">
                <text:p>1.41</text:p>
              </table:table-cell>
              <table:table-cell office:value-type="float" office:value="0.943">
                <text:p>0.943</text:p>
              </table:table-cell>
              <table:table-cell office:value-type="float" office:value="21.6190476190476">
                <text:p>21.619047619047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2">
                <text:p>82</text:p>
              </table:table-cell>
              <table:table-cell office:value-type="float" office:value="4.913">
                <text:p>4.913</text:p>
              </table:table-cell>
              <table:table-cell office:value-type="float" office:value="2.456">
                <text:p>2.456</text:p>
              </table:table-cell>
              <table:table-cell office:value-type="float" office:value="1.348">
                <text:p>1.348</text:p>
              </table:table-cell>
              <table:table-cell office:value-type="float" office:value="0.934">
                <text:p>0.934</text:p>
              </table:table-cell>
              <table:table-cell office:value-type="float" office:value="22.1778953796051">
                <text:p>22.177895379605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4.836">
                <text:p>4.836</text:p>
              </table:table-cell>
              <table:table-cell office:value-type="float" office:value="2.334">
                <text:p>2.334</text:p>
              </table:table-cell>
              <table:table-cell office:value-type="float" office:value="1.397">
                <text:p>1.397</text:p>
              </table:table-cell>
              <table:table-cell office:value-type="float" office:value="0.934">
                <text:p>0.934</text:p>
              </table:table-cell>
              <table:table-cell office:value-type="float" office:value="22.531017369727">
                <text:p>22.531017369727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4">
                <text:p>84</text:p>
              </table:table-cell>
              <table:table-cell office:value-type="float" office:value="4.959">
                <text:p>4.959</text:p>
              </table:table-cell>
              <table:table-cell office:value-type="float" office:value="2.476">
                <text:p>2.476</text:p>
              </table:table-cell>
              <table:table-cell office:value-type="float" office:value="1.363">
                <text:p>1.363</text:p>
              </table:table-cell>
              <table:table-cell office:value-type="float" office:value="0.946">
                <text:p>0.946</text:p>
              </table:table-cell>
              <table:table-cell office:value-type="float" office:value="21.9721718088324">
                <text:p>21.972171808832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4.712">
                <text:p>4.712</text:p>
              </table:table-cell>
              <table:table-cell office:value-type="float" office:value="2.237">
                <text:p>2.237</text:p>
              </table:table-cell>
              <table:table-cell office:value-type="float" office:value="1.369">
                <text:p>1.369</text:p>
              </table:table-cell>
              <table:table-cell office:value-type="float" office:value="0.93">
                <text:p>0.93</text:p>
              </table:table-cell>
              <table:table-cell office:value-type="float" office:value="23.1239388794567">
                <text:p>23.1239388794567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4.79">
                <text:p>4.79</text:p>
              </table:table-cell>
              <table:table-cell office:value-type="float" office:value="2.292">
                <text:p>2.292</text:p>
              </table:table-cell>
              <table:table-cell office:value-type="float" office:value="1.361">
                <text:p>1.361</text:p>
              </table:table-cell>
              <table:table-cell office:value-type="float" office:value="0.962">
                <text:p>0.962</text:p>
              </table:table-cell>
              <table:table-cell office:value-type="float" office:value="22.7473903966597">
                <text:p>22.7473903966597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4.716">
                <text:p>4.716</text:p>
              </table:table-cell>
              <table:table-cell office:value-type="float" office:value="2.171">
                <text:p>2.171</text:p>
              </table:table-cell>
              <table:table-cell office:value-type="float" office:value="1.409">
                <text:p>1.409</text:p>
              </table:table-cell>
              <table:table-cell office:value-type="float" office:value="0.963">
                <text:p>0.963</text:p>
              </table:table-cell>
              <table:table-cell office:value-type="float" office:value="23.1043256997455">
                <text:p>23.1043256997455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88">
                <text:p>88</text:p>
              </table:table-cell>
              <table:table-cell office:value-type="float" office:value="4.95">
                <text:p>4.95</text:p>
              </table:table-cell>
              <table:table-cell office:value-type="float" office:value="2.456">
                <text:p>2.456</text:p>
              </table:table-cell>
              <table:table-cell office:value-type="float" office:value="1.38">
                <text:p>1.38</text:p>
              </table:table-cell>
              <table:table-cell office:value-type="float" office:value="0.94">
                <text:p>0.94</text:p>
              </table:table-cell>
              <table:table-cell office:value-type="float" office:value="22.0121212121212">
                <text:p>22.012121212121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.169">
                <text:p>5.169</text:p>
              </table:table-cell>
              <table:table-cell office:value-type="float" office:value="2.637">
                <text:p>2.637</text:p>
              </table:table-cell>
              <table:table-cell office:value-type="float" office:value="1.397">
                <text:p>1.397</text:p>
              </table:table-cell>
              <table:table-cell office:value-type="float" office:value="0.964">
                <text:p>0.964</text:p>
              </table:table-cell>
              <table:table-cell office:value-type="float" office:value="21.0795124782356">
                <text:p>21.079512478235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.901">
                <text:p>4.901</text:p>
              </table:table-cell>
              <table:table-cell office:value-type="float" office:value="2.364">
                <text:p>2.364</text:p>
              </table:table-cell>
              <table:table-cell office:value-type="float" office:value="1.412">
                <text:p>1.412</text:p>
              </table:table-cell>
              <table:table-cell office:value-type="float" office:value="0.953">
                <text:p>0.953</text:p>
              </table:table-cell>
              <table:table-cell office:value-type="float" office:value="22.2321975107121">
                <text:p>22.2321975107121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4.737">
                <text:p>4.737</text:p>
              </table:table-cell>
              <table:table-cell office:value-type="float" office:value="2.239">
                <text:p>2.239</text:p>
              </table:table-cell>
              <table:table-cell office:value-type="float" office:value="1.366">
                <text:p>1.366</text:p>
              </table:table-cell>
              <table:table-cell office:value-type="float" office:value="0.957">
                <text:p>0.957</text:p>
              </table:table-cell>
              <table:table-cell office:value-type="float" office:value="23.0018999366688">
                <text:p>23.001899936668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92">
                <text:p>92</text:p>
              </table:table-cell>
              <table:table-cell office:value-type="float" office:value="5.269">
                <text:p>5.269</text:p>
              </table:table-cell>
              <table:table-cell office:value-type="float" office:value="2.705">
                <text:p>2.705</text:p>
              </table:table-cell>
              <table:table-cell office:value-type="float" office:value="1.389">
                <text:p>1.389</text:p>
              </table:table-cell>
              <table:table-cell office:value-type="float" office:value="1.001">
                <text:p>1.001</text:p>
              </table:table-cell>
              <table:table-cell office:value-type="float" office:value="20.6794458151452">
                <text:p>20.6794458151452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5.039">
                <text:p>5.039</text:p>
              </table:table-cell>
              <table:table-cell office:value-type="float" office:value="2.53">
                <text:p>2.53</text:p>
              </table:table-cell>
              <table:table-cell office:value-type="float" office:value="1.357">
                <text:p>1.357</text:p>
              </table:table-cell>
              <table:table-cell office:value-type="float" office:value="0.976">
                <text:p>0.976</text:p>
              </table:table-cell>
              <table:table-cell office:value-type="float" office:value="21.6233379638817">
                <text:p>21.623337963881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94">
                <text:p>94</text:p>
              </table:table-cell>
              <table:table-cell office:value-type="float" office:value="4.95">
                <text:p>4.95</text:p>
              </table:table-cell>
              <table:table-cell office:value-type="float" office:value="2.455">
                <text:p>2.455</text:p>
              </table:table-cell>
              <table:table-cell office:value-type="float" office:value="1.36">
                <text:p>1.36</text:p>
              </table:table-cell>
              <table:table-cell office:value-type="float" office:value="0.961">
                <text:p>0.961</text:p>
              </table:table-cell>
              <table:table-cell office:value-type="float" office:value="22.0121212121212">
                <text:p>22.012121212121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5.227">
                <text:p>5.227</text:p>
              </table:table-cell>
              <table:table-cell office:value-type="float" office:value="2.692">
                <text:p>2.692</text:p>
              </table:table-cell>
              <table:table-cell office:value-type="float" office:value="1.391">
                <text:p>1.391</text:p>
              </table:table-cell>
              <table:table-cell office:value-type="float" office:value="0.969">
                <text:p>0.969</text:p>
              </table:table-cell>
              <table:table-cell office:value-type="float" office:value="20.8456093361393">
                <text:p>20.8456093361393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96">
                <text:p>96</text:p>
              </table:table-cell>
              <table:table-cell office:value-type="float" office:value="5.09">
                <text:p>5.09</text:p>
              </table:table-cell>
              <table:table-cell office:value-type="float" office:value="2.574">
                <text:p>2.574</text:p>
              </table:table-cell>
              <table:table-cell office:value-type="float" office:value="1.367">
                <text:p>1.367</text:p>
              </table:table-cell>
              <table:table-cell office:value-type="float" office:value="0.974">
                <text:p>0.974</text:p>
              </table:table-cell>
              <table:table-cell office:value-type="float" office:value="21.4066797642436">
                <text:p>21.4066797642436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97">
                <text:p>97</text:p>
              </table:table-cell>
              <table:table-cell office:value-type="float" office:value="4.846">
                <text:p>4.846</text:p>
              </table:table-cell>
              <table:table-cell office:value-type="float" office:value="2.286">
                <text:p>2.286</text:p>
              </table:table-cell>
              <table:table-cell office:value-type="float" office:value="1.41">
                <text:p>1.41</text:p>
              </table:table-cell>
              <table:table-cell office:value-type="float" office:value="0.975">
                <text:p>0.975</text:p>
              </table:table-cell>
              <table:table-cell office:value-type="float" office:value="22.4845233182006">
                <text:p>22.4845233182006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8">
                <text:p>98</text:p>
              </table:table-cell>
              <table:table-cell office:value-type="float" office:value="5.077">
                <text:p>5.077</text:p>
              </table:table-cell>
              <table:table-cell office:value-type="float" office:value="2.486">
                <text:p>2.486</text:p>
              </table:table-cell>
              <table:table-cell office:value-type="float" office:value="1.434">
                <text:p>1.434</text:p>
              </table:table-cell>
              <table:table-cell office:value-type="float" office:value="0.985">
                <text:p>0.985</text:p>
              </table:table-cell>
              <table:table-cell office:value-type="float" office:value="21.4614930076817">
                <text:p>21.4614930076817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.817">
                <text:p>4.817</text:p>
              </table:table-cell>
              <table:table-cell office:value-type="float" office:value="2.276">
                <text:p>2.276</text:p>
              </table:table-cell>
              <table:table-cell office:value-type="float" office:value="1.396">
                <text:p>1.396</text:p>
              </table:table-cell>
              <table:table-cell office:value-type="float" office:value="0.971">
                <text:p>0.971</text:p>
              </table:table-cell>
              <table:table-cell office:value-type="float" office:value="22.6198878970313">
                <text:p>22.619887897031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5.011">
                <text:p>5.011</text:p>
              </table:table-cell>
              <table:table-cell office:value-type="float" office:value="2.434">
                <text:p>2.434</text:p>
              </table:table-cell>
              <table:table-cell office:value-type="float" office:value="1.385">
                <text:p>1.385</text:p>
              </table:table-cell>
              <table:table-cell office:value-type="float" office:value="1.019">
                <text:p>1.019</text:p>
              </table:table-cell>
              <table:table-cell office:value-type="float" office:value="21.7441628417482">
                <text:p>21.7441628417482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01">
                <text:p>101</text:p>
              </table:table-cell>
              <table:table-cell office:value-type="float" office:value="5.093">
                <text:p>5.093</text:p>
              </table:table-cell>
              <table:table-cell office:value-type="float" office:value="2.618">
                <text:p>2.618</text:p>
              </table:table-cell>
              <table:table-cell office:value-type="float" office:value="1.34">
                <text:p>1.34</text:p>
              </table:table-cell>
              <table:table-cell office:value-type="float" office:value="0.962">
                <text:p>0.962</text:p>
              </table:table-cell>
              <table:table-cell office:value-type="float" office:value="21.3940702925584">
                <text:p>21.3940702925584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5.085">
                <text:p>5.085</text:p>
              </table:table-cell>
              <table:table-cell office:value-type="float" office:value="2.507">
                <text:p>2.507</text:p>
              </table:table-cell>
              <table:table-cell office:value-type="float" office:value="1.366">
                <text:p>1.366</text:p>
              </table:table-cell>
              <table:table-cell office:value-type="float" office:value="1.038">
                <text:p>1.038</text:p>
              </table:table-cell>
              <table:table-cell office:value-type="float" office:value="21.4277286135693">
                <text:p>21.427728613569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4.902">
                <text:p>4.902</text:p>
              </table:table-cell>
              <table:table-cell office:value-type="float" office:value="2.342">
                <text:p>2.342</text:p>
              </table:table-cell>
              <table:table-cell office:value-type="float" office:value="1.398">
                <text:p>1.398</text:p>
              </table:table-cell>
              <table:table-cell office:value-type="float" office:value="0.99">
                <text:p>0.99</text:p>
              </table:table-cell>
              <table:table-cell office:value-type="float" office:value="22.2276621787026">
                <text:p>22.2276621787026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04">
                <text:p>104</text:p>
              </table:table-cell>
              <table:table-cell office:value-type="float" office:value="5.098">
                <text:p>5.098</text:p>
              </table:table-cell>
              <table:table-cell office:value-type="float" office:value="2.565">
                <text:p>2.565</text:p>
              </table:table-cell>
              <table:table-cell office:value-type="float" office:value="1.349">
                <text:p>1.349</text:p>
              </table:table-cell>
              <table:table-cell office:value-type="float" office:value="1.011">
                <text:p>1.011</text:p>
              </table:table-cell>
              <table:table-cell office:value-type="float" office:value="21.3730874852883">
                <text:p>21.373087485288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5.234">
                <text:p>5.234</text:p>
              </table:table-cell>
              <table:table-cell office:value-type="float" office:value="2.62">
                <text:p>2.62</text:p>
              </table:table-cell>
              <table:table-cell office:value-type="float" office:value="1.395">
                <text:p>1.395</text:p>
              </table:table-cell>
              <table:table-cell office:value-type="float" office:value="1.045">
                <text:p>1.045</text:p>
              </table:table-cell>
              <table:table-cell office:value-type="float" office:value="20.817730225449">
                <text:p>20.81773022544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06">
                <text:p>106</text:p>
              </table:table-cell>
              <table:table-cell office:value-type="float" office:value="5.367">
                <text:p>5.367</text:p>
              </table:table-cell>
              <table:table-cell office:value-type="float" office:value="2.686">
                <text:p>2.686</text:p>
              </table:table-cell>
              <table:table-cell office:value-type="float" office:value="1.444">
                <text:p>1.444</text:p>
              </table:table-cell>
              <table:table-cell office:value-type="float" office:value="1.062">
                <text:p>1.062</text:p>
              </table:table-cell>
              <table:table-cell office:value-type="float" office:value="20.3018446059251">
                <text:p>20.3018446059251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07">
                <text:p>107</text:p>
              </table:table-cell>
              <table:table-cell office:value-type="float" office:value="5.248">
                <text:p>5.248</text:p>
              </table:table-cell>
              <table:table-cell office:value-type="float" office:value="2.653">
                <text:p>2.653</text:p>
              </table:table-cell>
              <table:table-cell office:value-type="float" office:value="1.4">
                <text:p>1.4</text:p>
              </table:table-cell>
              <table:table-cell office:value-type="float" office:value="1.022">
                <text:p>1.022</text:p>
              </table:table-cell>
              <table:table-cell office:value-type="float" office:value="20.7621951219512">
                <text:p>20.762195121951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08">
                <text:p>108</text:p>
              </table:table-cell>
              <table:table-cell office:value-type="float" office:value="5.039">
                <text:p>5.039</text:p>
              </table:table-cell>
              <table:table-cell office:value-type="float" office:value="2.376">
                <text:p>2.376</text:p>
              </table:table-cell>
              <table:table-cell office:value-type="float" office:value="1.454">
                <text:p>1.454</text:p>
              </table:table-cell>
              <table:table-cell office:value-type="float" office:value="1.034">
                <text:p>1.034</text:p>
              </table:table-cell>
              <table:table-cell office:value-type="float" office:value="21.6233379638817">
                <text:p>21.623337963881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5.087">
                <text:p>5.087</text:p>
              </table:table-cell>
              <table:table-cell office:value-type="float" office:value="2.429">
                <text:p>2.429</text:p>
              </table:table-cell>
              <table:table-cell office:value-type="float" office:value="1.47">
                <text:p>1.47</text:p>
              </table:table-cell>
              <table:table-cell office:value-type="float" office:value="1.011">
                <text:p>1.011</text:p>
              </table:table-cell>
              <table:table-cell office:value-type="float" office:value="21.4193041085119">
                <text:p>21.41930410851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5.364">
                <text:p>5.364</text:p>
              </table:table-cell>
              <table:table-cell office:value-type="float" office:value="2.758">
                <text:p>2.758</text:p>
              </table:table-cell>
              <table:table-cell office:value-type="float" office:value="1.366">
                <text:p>1.366</text:p>
              </table:table-cell>
              <table:table-cell office:value-type="float" office:value="1.065">
                <text:p>1.065</text:p>
              </table:table-cell>
              <table:table-cell office:value-type="float" office:value="20.3131991051454">
                <text:p>20.3131991051454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5.177">
                <text:p>5.177</text:p>
              </table:table-cell>
              <table:table-cell office:value-type="float" office:value="2.608">
                <text:p>2.608</text:p>
              </table:table-cell>
              <table:table-cell office:value-type="float" office:value="1.378">
                <text:p>1.378</text:p>
              </table:table-cell>
              <table:table-cell office:value-type="float" office:value="1.016">
                <text:p>1.016</text:p>
              </table:table-cell>
              <table:table-cell office:value-type="float" office:value="21.0469383813019">
                <text:p>21.0469383813019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5.166">
                <text:p>5.166</text:p>
              </table:table-cell>
              <table:table-cell office:value-type="float" office:value="2.525">
                <text:p>2.525</text:p>
              </table:table-cell>
              <table:table-cell office:value-type="float" office:value="1.397">
                <text:p>1.397</text:p>
              </table:table-cell>
              <table:table-cell office:value-type="float" office:value="1.071">
                <text:p>1.071</text:p>
              </table:table-cell>
              <table:table-cell office:value-type="float" office:value="21.0917537746806">
                <text:p>21.0917537746806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5.522">
                <text:p>5.522</text:p>
              </table:table-cell>
              <table:table-cell office:value-type="float" office:value="2.856">
                <text:p>2.856</text:p>
              </table:table-cell>
              <table:table-cell office:value-type="float" office:value="1.409">
                <text:p>1.409</text:p>
              </table:table-cell>
              <table:table-cell office:value-type="float" office:value="1.082">
                <text:p>1.082</text:p>
              </table:table-cell>
              <table:table-cell office:value-type="float" office:value="19.7319811662441">
                <text:p>19.731981166244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4">
                <text:p>114</text:p>
              </table:table-cell>
              <table:table-cell office:value-type="float" office:value="5.275">
                <text:p>5.275</text:p>
              </table:table-cell>
              <table:table-cell office:value-type="float" office:value="2.502">
                <text:p>2.502</text:p>
              </table:table-cell>
              <table:table-cell office:value-type="float" office:value="1.457">
                <text:p>1.457</text:p>
              </table:table-cell>
              <table:table-cell office:value-type="float" office:value="1.14">
                <text:p>1.14</text:p>
              </table:table-cell>
              <table:table-cell office:value-type="float" office:value="20.6559241706161">
                <text:p>20.6559241706161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15">
                <text:p>115</text:p>
              </table:table-cell>
              <table:table-cell office:value-type="float" office:value="5.406">
                <text:p>5.406</text:p>
              </table:table-cell>
              <table:table-cell office:value-type="float" office:value="2.685">
                <text:p>2.685</text:p>
              </table:table-cell>
              <table:table-cell office:value-type="float" office:value="1.471">
                <text:p>1.471</text:p>
              </table:table-cell>
              <table:table-cell office:value-type="float" office:value="1.075">
                <text:p>1.075</text:p>
              </table:table-cell>
              <table:table-cell office:value-type="float" office:value="20.1553829078801">
                <text:p>20.1553829078801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6">
                <text:p>116</text:p>
              </table:table-cell>
              <table:table-cell office:value-type="float" office:value="5.36">
                <text:p>5.36</text:p>
              </table:table-cell>
              <table:table-cell office:value-type="float" office:value="2.782">
                <text:p>2.782</text:p>
              </table:table-cell>
              <table:table-cell office:value-type="float" office:value="1.335">
                <text:p>1.335</text:p>
              </table:table-cell>
              <table:table-cell office:value-type="float" office:value="1.068">
                <text:p>1.068</text:p>
              </table:table-cell>
              <table:table-cell office:value-type="float" office:value="20.3283582089552">
                <text:p>20.3283582089552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5.725">
                <text:p>5.725</text:p>
              </table:table-cell>
              <table:table-cell office:value-type="float" office:value="3.024">
                <text:p>3.024</text:p>
              </table:table-cell>
              <table:table-cell office:value-type="float" office:value="1.421">
                <text:p>1.421</text:p>
              </table:table-cell>
              <table:table-cell office:value-type="float" office:value="1.104">
                <text:p>1.104</text:p>
              </table:table-cell>
              <table:table-cell office:value-type="float" office:value="19.0323144104803">
                <text:p>19.032314410480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8">
                <text:p>118</text:p>
              </table:table-cell>
              <table:table-cell office:value-type="float" office:value="5.305">
                <text:p>5.305</text:p>
              </table:table-cell>
              <table:table-cell office:value-type="float" office:value="2.625">
                <text:p>2.625</text:p>
              </table:table-cell>
              <table:table-cell office:value-type="float" office:value="1.436">
                <text:p>1.436</text:p>
              </table:table-cell>
              <table:table-cell office:value-type="float" office:value="1.068">
                <text:p>1.068</text:p>
              </table:table-cell>
              <table:table-cell office:value-type="float" office:value="20.5391140433553">
                <text:p>20.539114043355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5.298">
                <text:p>5.298</text:p>
              </table:table-cell>
              <table:table-cell office:value-type="float" office:value="2.624">
                <text:p>2.624</text:p>
              </table:table-cell>
              <table:table-cell office:value-type="float" office:value="1.432">
                <text:p>1.432</text:p>
              </table:table-cell>
              <table:table-cell office:value-type="float" office:value="1.067">
                <text:p>1.067</text:p>
              </table:table-cell>
              <table:table-cell office:value-type="float" office:value="20.5662514156285">
                <text:p>20.566251415628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5.282">
                <text:p>5.282</text:p>
              </table:table-cell>
              <table:table-cell office:value-type="float" office:value="2.646">
                <text:p>2.646</text:p>
              </table:table-cell>
              <table:table-cell office:value-type="float" office:value="1.36">
                <text:p>1.36</text:p>
              </table:table-cell>
              <table:table-cell office:value-type="float" office:value="1.101">
                <text:p>1.101</text:p>
              </table:table-cell>
              <table:table-cell office:value-type="float" office:value="20.6285497917455">
                <text:p>20.6285497917455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1">
                <text:p>121</text:p>
              </table:table-cell>
              <table:table-cell office:value-type="float" office:value="4.922">
                <text:p>4.922</text:p>
              </table:table-cell>
              <table:table-cell office:value-type="float" office:value="2.294">
                <text:p>2.294</text:p>
              </table:table-cell>
              <table:table-cell office:value-type="float" office:value="1.366">
                <text:p>1.366</text:p>
              </table:table-cell>
              <table:table-cell office:value-type="float" office:value="1.087">
                <text:p>1.087</text:p>
              </table:table-cell>
              <table:table-cell office:value-type="float" office:value="22.1373425436814">
                <text:p>22.1373425436814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  <table:table-cell office:value-type="float" office:value="5.32">
                <text:p>5.32</text:p>
              </table:table-cell>
              <table:table-cell office:value-type="float" office:value="2.654">
                <text:p>2.654</text:p>
              </table:table-cell>
              <table:table-cell office:value-type="float" office:value="1.376">
                <text:p>1.376</text:p>
              </table:table-cell>
              <table:table-cell office:value-type="float" office:value="1.114">
                <text:p>1.114</text:p>
              </table:table-cell>
              <table:table-cell office:value-type="float" office:value="20.4812030075188">
                <text:p>20.4812030075188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5.385">
                <text:p>5.385</text:p>
              </table:table-cell>
              <table:table-cell office:value-type="float" office:value="2.727">
                <text:p>2.727</text:p>
              </table:table-cell>
              <table:table-cell office:value-type="float" office:value="1.398">
                <text:p>1.398</text:p>
              </table:table-cell>
              <table:table-cell office:value-type="float" office:value="1.085">
                <text:p>1.085</text:p>
              </table:table-cell>
              <table:table-cell office:value-type="float" office:value="20.2339832869081">
                <text:p>20.2339832869081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124">
                <text:p>124</text:p>
              </table:table-cell>
              <table:table-cell office:value-type="float" office:value="5.038">
                <text:p>5.038</text:p>
              </table:table-cell>
              <table:table-cell office:value-type="float" office:value="2.317">
                <text:p>2.317</text:p>
              </table:table-cell>
              <table:table-cell office:value-type="float" office:value="1.455">
                <text:p>1.455</text:p>
              </table:table-cell>
              <table:table-cell office:value-type="float" office:value="1.088">
                <text:p>1.088</text:p>
              </table:table-cell>
              <table:table-cell office:value-type="float" office:value="21.6276300119095">
                <text:p>21.627630011909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5.773">
                <text:p>5.773</text:p>
              </table:table-cell>
              <table:table-cell office:value-type="float" office:value="3.064">
                <text:p>3.064</text:p>
              </table:table-cell>
              <table:table-cell office:value-type="float" office:value="1.399">
                <text:p>1.399</text:p>
              </table:table-cell>
              <table:table-cell office:value-type="float" office:value="1.134">
                <text:p>1.134</text:p>
              </table:table-cell>
              <table:table-cell office:value-type="float" office:value="18.8740689416248">
                <text:p>18.874068941624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6">
                <text:p>126</text:p>
              </table:table-cell>
              <table:table-cell office:value-type="float" office:value="5.39">
                <text:p>5.39</text:p>
              </table:table-cell>
              <table:table-cell office:value-type="float" office:value="2.664">
                <text:p>2.664</text:p>
              </table:table-cell>
              <table:table-cell office:value-type="float" office:value="1.445">
                <text:p>1.445</text:p>
              </table:table-cell>
              <table:table-cell office:value-type="float" office:value="1.108">
                <text:p>1.108</text:p>
              </table:table-cell>
              <table:table-cell office:value-type="float" office:value="20.2152133580705">
                <text:p>20.215213358070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5.424">
                <text:p>5.424</text:p>
              </table:table-cell>
              <table:table-cell office:value-type="float" office:value="2.747">
                <text:p>2.747</text:p>
              </table:table-cell>
              <table:table-cell office:value-type="float" office:value="1.396">
                <text:p>1.396</text:p>
              </table:table-cell>
              <table:table-cell office:value-type="float" office:value="1.107">
                <text:p>1.107</text:p>
              </table:table-cell>
              <table:table-cell office:value-type="float" office:value="20.0884955752212">
                <text:p>20.088495575221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8">
                <text:p>128</text:p>
              </table:table-cell>
              <table:table-cell office:value-type="float" office:value="5.581">
                <text:p>5.581</text:p>
              </table:table-cell>
              <table:table-cell office:value-type="float" office:value="2.825">
                <text:p>2.825</text:p>
              </table:table-cell>
              <table:table-cell office:value-type="float" office:value="1.449">
                <text:p>1.449</text:p>
              </table:table-cell>
              <table:table-cell office:value-type="float" office:value="1.131">
                <text:p>1.131</text:p>
              </table:table-cell>
              <table:table-cell office:value-type="float" office:value="19.5233829062892">
                <text:p>19.5233829062892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.724">
                <text:p>5.724</text:p>
              </table:table-cell>
              <table:table-cell office:value-type="float" office:value="2.883">
                <text:p>2.883</text:p>
              </table:table-cell>
              <table:table-cell office:value-type="float" office:value="1.444">
                <text:p>1.444</text:p>
              </table:table-cell>
              <table:table-cell office:value-type="float" office:value="1.221">
                <text:p>1.221</text:p>
              </table:table-cell>
              <table:table-cell office:value-type="float" office:value="19.0356394129979">
                <text:p>19.035639412997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5.705">
                <text:p>5.705</text:p>
              </table:table-cell>
              <table:table-cell office:value-type="float" office:value="2.763">
                <text:p>2.763</text:p>
              </table:table-cell>
              <table:table-cell office:value-type="float" office:value="1.479">
                <text:p>1.479</text:p>
              </table:table-cell>
              <table:table-cell office:value-type="float" office:value="1.286">
                <text:p>1.286</text:p>
              </table:table-cell>
              <table:table-cell office:value-type="float" office:value="19.0990359333918">
                <text:p>19.099035933391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31">
                <text:p>131</text:p>
              </table:table-cell>
              <table:table-cell office:value-type="float" office:value="5.406">
                <text:p>5.406</text:p>
              </table:table-cell>
              <table:table-cell office:value-type="float" office:value="2.6">
                <text:p>2.6</text:p>
              </table:table-cell>
              <table:table-cell office:value-type="float" office:value="1.457">
                <text:p>1.457</text:p>
              </table:table-cell>
              <table:table-cell office:value-type="float" office:value="1.173">
                <text:p>1.173</text:p>
              </table:table-cell>
              <table:table-cell office:value-type="float" office:value="20.1553829078801">
                <text:p>20.155382907880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32">
                <text:p>132</text:p>
              </table:table-cell>
              <table:table-cell office:value-type="float" office:value="5.876">
                <text:p>5.876</text:p>
              </table:table-cell>
              <table:table-cell office:value-type="float" office:value="2.983">
                <text:p>2.983</text:p>
              </table:table-cell>
              <table:table-cell office:value-type="float" office:value="1.463">
                <text:p>1.463</text:p>
              </table:table-cell>
              <table:table-cell office:value-type="float" office:value="1.255">
                <text:p>1.255</text:p>
              </table:table-cell>
              <table:table-cell office:value-type="float" office:value="18.5432266848196">
                <text:p>18.5432266848196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5.35">
                <text:p>5.35</text:p>
              </table:table-cell>
              <table:table-cell office:value-type="float" office:value="2.654">
                <text:p>2.654</text:p>
              </table:table-cell>
              <table:table-cell office:value-type="float" office:value="1.38">
                <text:p>1.38</text:p>
              </table:table-cell>
              <table:table-cell office:value-type="float" office:value="1.14">
                <text:p>1.14</text:p>
              </table:table-cell>
              <table:table-cell office:value-type="float" office:value="20.3663551401869">
                <text:p>20.366355140186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5.526">
                <text:p>5.526</text:p>
              </table:table-cell>
              <table:table-cell office:value-type="float" office:value="2.702">
                <text:p>2.702</text:p>
              </table:table-cell>
              <table:table-cell office:value-type="float" office:value="1.476">
                <text:p>1.476</text:p>
              </table:table-cell>
              <table:table-cell office:value-type="float" office:value="1.173">
                <text:p>1.173</text:p>
              </table:table-cell>
              <table:table-cell office:value-type="float" office:value="19.7176981541802">
                <text:p>19.717698154180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5">
                <text:p>135</text:p>
              </table:table-cell>
              <table:table-cell office:value-type="float" office:value="5.577">
                <text:p>5.577</text:p>
              </table:table-cell>
              <table:table-cell office:value-type="float" office:value="2.814">
                <text:p>2.814</text:p>
              </table:table-cell>
              <table:table-cell office:value-type="float" office:value="1.403">
                <text:p>1.403</text:p>
              </table:table-cell>
              <table:table-cell office:value-type="float" office:value="1.183">
                <text:p>1.183</text:p>
              </table:table-cell>
              <table:table-cell office:value-type="float" office:value="19.5373856912318">
                <text:p>19.537385691231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6.034">
                <text:p>6.034</text:p>
              </table:table-cell>
              <table:table-cell office:value-type="float" office:value="3.19">
                <text:p>3.19</text:p>
              </table:table-cell>
              <table:table-cell office:value-type="float" office:value="1.451">
                <text:p>1.451</text:p>
              </table:table-cell>
              <table:table-cell office:value-type="float" office:value="1.219">
                <text:p>1.219</text:p>
              </table:table-cell>
              <table:table-cell office:value-type="float" office:value="18.0576731852834">
                <text:p>18.057673185283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7">
                <text:p>137</text:p>
              </table:table-cell>
              <table:table-cell office:value-type="float" office:value="5.511">
                <text:p>5.511</text:p>
              </table:table-cell>
              <table:table-cell office:value-type="float" office:value="2.764">
                <text:p>2.764</text:p>
              </table:table-cell>
              <table:table-cell office:value-type="float" office:value="1.407">
                <text:p>1.407</text:p>
              </table:table-cell>
              <table:table-cell office:value-type="float" office:value="1.163">
                <text:p>1.163</text:p>
              </table:table-cell>
              <table:table-cell office:value-type="float" office:value="19.7713663581927">
                <text:p>19.771366358192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8">
                <text:p>138</text:p>
              </table:table-cell>
              <table:table-cell office:value-type="float" office:value="5.217">
                <text:p>5.217</text:p>
              </table:table-cell>
              <table:table-cell office:value-type="float" office:value="2.418">
                <text:p>2.418</text:p>
              </table:table-cell>
              <table:table-cell office:value-type="float" office:value="1.455">
                <text:p>1.455</text:p>
              </table:table-cell>
              <table:table-cell office:value-type="float" office:value="1.167">
                <text:p>1.167</text:p>
              </table:table-cell>
              <table:table-cell office:value-type="float" office:value="20.8855664174813">
                <text:p>20.8855664174813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5.387">
                <text:p>5.387</text:p>
              </table:table-cell>
              <table:table-cell office:value-type="float" office:value="2.644">
                <text:p>2.644</text:p>
              </table:table-cell>
              <table:table-cell office:value-type="float" office:value="1.403">
                <text:p>1.403</text:p>
              </table:table-cell>
              <table:table-cell office:value-type="float" office:value="1.163">
                <text:p>1.163</text:p>
              </table:table-cell>
              <table:table-cell office:value-type="float" office:value="20.226471134212">
                <text:p>20.2264711342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5.977">
                <text:p>5.977</text:p>
              </table:table-cell>
              <table:table-cell office:value-type="float" office:value="3.165">
                <text:p>3.165</text:p>
              </table:table-cell>
              <table:table-cell office:value-type="float" office:value="1.394">
                <text:p>1.394</text:p>
              </table:table-cell>
              <table:table-cell office:value-type="float" office:value="1.24">
                <text:p>1.24</text:p>
              </table:table-cell>
              <table:table-cell office:value-type="float" office:value="18.22988121131">
                <text:p>18.22988121131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1">
                <text:p>141</text:p>
              </table:table-cell>
              <table:table-cell office:value-type="float" office:value="5.687">
                <text:p>5.687</text:p>
              </table:table-cell>
              <table:table-cell office:value-type="float" office:value="2.757">
                <text:p>2.757</text:p>
              </table:table-cell>
              <table:table-cell office:value-type="float" office:value="1.554">
                <text:p>1.554</text:p>
              </table:table-cell>
              <table:table-cell office:value-type="float" office:value="1.201">
                <text:p>1.201</text:p>
              </table:table-cell>
              <table:table-cell office:value-type="float" office:value="19.159486548268">
                <text:p>19.15948654826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42">
                <text:p>142</text:p>
              </table:table-cell>
              <table:table-cell office:value-type="float" office:value="5.292">
                <text:p>5.292</text:p>
              </table:table-cell>
              <table:table-cell office:value-type="float" office:value="2.6">
                <text:p>2.6</text:p>
              </table:table-cell>
              <table:table-cell office:value-type="float" office:value="1.389">
                <text:p>1.389</text:p>
              </table:table-cell>
              <table:table-cell office:value-type="float" office:value="1.129">
                <text:p>1.129</text:p>
              </table:table-cell>
              <table:table-cell office:value-type="float" office:value="20.5895691609977">
                <text:p>20.589569160997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5.347">
                <text:p>5.347</text:p>
              </table:table-cell>
              <table:table-cell office:value-type="float" office:value="2.591">
                <text:p>2.591</text:p>
              </table:table-cell>
              <table:table-cell office:value-type="float" office:value="1.388">
                <text:p>1.388</text:p>
              </table:table-cell>
              <table:table-cell office:value-type="float" office:value="1.192">
                <text:p>1.192</text:p>
              </table:table-cell>
              <table:table-cell office:value-type="float" office:value="20.3777819337946">
                <text:p>20.3777819337946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44">
                <text:p>144</text:p>
              </table:table-cell>
              <table:table-cell office:value-type="float" office:value="5.571">
                <text:p>5.571</text:p>
              </table:table-cell>
              <table:table-cell office:value-type="float" office:value="2.779">
                <text:p>2.779</text:p>
              </table:table-cell>
              <table:table-cell office:value-type="float" office:value="1.44">
                <text:p>1.44</text:p>
              </table:table-cell>
              <table:table-cell office:value-type="float" office:value="1.175">
                <text:p>1.175</text:p>
              </table:table-cell>
              <table:table-cell office:value-type="float" office:value="19.5584275713516">
                <text:p>19.5584275713516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45">
                <text:p>145</text:p>
              </table:table-cell>
              <table:table-cell office:value-type="float" office:value="6.052">
                <text:p>6.052</text:p>
              </table:table-cell>
              <table:table-cell office:value-type="float" office:value="3.193">
                <text:p>3.193</text:p>
              </table:table-cell>
              <table:table-cell office:value-type="float" office:value="1.444">
                <text:p>1.444</text:p>
              </table:table-cell>
              <table:table-cell office:value-type="float" office:value="1.238">
                <text:p>1.238</text:p>
              </table:table-cell>
              <table:table-cell office:value-type="float" office:value="18.0039656311963">
                <text:p>18.003965631196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46">
                <text:p>146</text:p>
              </table:table-cell>
              <table:table-cell office:value-type="float" office:value="5.484">
                <text:p>5.484</text:p>
              </table:table-cell>
              <table:table-cell office:value-type="float" office:value="2.616">
                <text:p>2.616</text:p>
              </table:table-cell>
              <table:table-cell office:value-type="float" office:value="1.477">
                <text:p>1.477</text:p>
              </table:table-cell>
              <table:table-cell office:value-type="float" office:value="1.214">
                <text:p>1.214</text:p>
              </table:table-cell>
              <table:table-cell office:value-type="float" office:value="19.8687089715536">
                <text:p>19.8687089715536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7">
                <text:p>147</text:p>
              </table:table-cell>
              <table:table-cell office:value-type="float" office:value="6.16">
                <text:p>6.16</text:p>
              </table:table-cell>
              <table:table-cell office:value-type="float" office:value="3.297">
                <text:p>3.297</text:p>
              </table:table-cell>
              <table:table-cell office:value-type="float" office:value="1.418">
                <text:p>1.418</text:p>
              </table:table-cell>
              <table:table-cell office:value-type="float" office:value="1.268">
                <text:p>1.268</text:p>
              </table:table-cell>
              <table:table-cell office:value-type="float" office:value="17.6883116883117">
                <text:p>17.688311688311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5.967">
                <text:p>5.967</text:p>
              </table:table-cell>
              <table:table-cell office:value-type="float" office:value="3.017">
                <text:p>3.017</text:p>
              </table:table-cell>
              <table:table-cell office:value-type="float" office:value="1.435">
                <text:p>1.435</text:p>
              </table:table-cell>
              <table:table-cell office:value-type="float" office:value="1.337">
                <text:p>1.337</text:p>
              </table:table-cell>
              <table:table-cell office:value-type="float" office:value="18.2604323780794">
                <text:p>18.2604323780794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.935">
                <text:p>5.935</text:p>
              </table:table-cell>
              <table:table-cell office:value-type="float" office:value="3.068">
                <text:p>3.068</text:p>
              </table:table-cell>
              <table:table-cell office:value-type="float" office:value="1.417">
                <text:p>1.417</text:p>
              </table:table-cell>
              <table:table-cell office:value-type="float" office:value="1.274">
                <text:p>1.274</text:p>
              </table:table-cell>
              <table:table-cell office:value-type="float" office:value="18.3588879528222">
                <text:p>18.358887952822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5.551">
                <text:p>5.551</text:p>
              </table:table-cell>
              <table:table-cell office:value-type="float" office:value="2.648">
                <text:p>2.648</text:p>
              </table:table-cell>
              <table:table-cell office:value-type="float" office:value="1.474">
                <text:p>1.474</text:p>
              </table:table-cell>
              <table:table-cell office:value-type="float" office:value="1.254">
                <text:p>1.254</text:p>
              </table:table-cell>
              <table:table-cell office:value-type="float" office:value="19.6288956944695">
                <text:p>19.628895694469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  <table:table-cell office:value-type="float" office:value="6.217">
                <text:p>6.217</text:p>
              </table:table-cell>
              <table:table-cell office:value-type="float" office:value="3.386">
                <text:p>3.386</text:p>
              </table:table-cell>
              <table:table-cell office:value-type="float" office:value="1.386">
                <text:p>1.386</text:p>
              </table:table-cell>
              <table:table-cell office:value-type="float" office:value="1.268">
                <text:p>1.268</text:p>
              </table:table-cell>
              <table:table-cell office:value-type="float" office:value="17.5261380086859">
                <text:p>17.5261380086859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52">
                <text:p>152</text:p>
              </table:table-cell>
              <table:table-cell office:value-type="float" office:value="5.726">
                <text:p>5.726</text:p>
              </table:table-cell>
              <table:table-cell office:value-type="float" office:value="2.935">
                <text:p>2.935</text:p>
              </table:table-cell>
              <table:table-cell office:value-type="float" office:value="1.397">
                <text:p>1.397</text:p>
              </table:table-cell>
              <table:table-cell office:value-type="float" office:value="1.216">
                <text:p>1.216</text:p>
              </table:table-cell>
              <table:table-cell office:value-type="float" office:value="19.0289905693329">
                <text:p>19.0289905693329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6.317">
                <text:p>6.317</text:p>
              </table:table-cell>
              <table:table-cell office:value-type="float" office:value="3.328">
                <text:p>3.328</text:p>
              </table:table-cell>
              <table:table-cell office:value-type="float" office:value="1.499">
                <text:p>1.499</text:p>
              </table:table-cell>
              <table:table-cell office:value-type="float" office:value="1.313">
                <text:p>1.313</text:p>
              </table:table-cell>
              <table:table-cell office:value-type="float" office:value="17.2486940003166">
                <text:p>17.248694000316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54">
                <text:p>154</text:p>
              </table:table-cell>
              <table:table-cell office:value-type="float" office:value="5.749">
                <text:p>5.749</text:p>
              </table:table-cell>
              <table:table-cell office:value-type="float" office:value="2.834">
                <text:p>2.834</text:p>
              </table:table-cell>
              <table:table-cell office:value-type="float" office:value="1.43">
                <text:p>1.43</text:p>
              </table:table-cell>
              <table:table-cell office:value-type="float" office:value="1.308">
                <text:p>1.308</text:p>
              </table:table-cell>
              <table:table-cell office:value-type="float" office:value="18.9528613671943">
                <text:p>18.9528613671943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55">
                <text:p>155</text:p>
              </table:table-cell>
              <table:table-cell office:value-type="float" office:value="5.452">
                <text:p>5.452</text:p>
              </table:table-cell>
              <table:table-cell office:value-type="float" office:value="2.648">
                <text:p>2.648</text:p>
              </table:table-cell>
              <table:table-cell office:value-type="float" office:value="1.358">
                <text:p>1.358</text:p>
              </table:table-cell>
              <table:table-cell office:value-type="float" office:value="1.269">
                <text:p>1.269</text:p>
              </table:table-cell>
              <table:table-cell office:value-type="float" office:value="19.9853264856933">
                <text:p>19.9853264856933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6">
                <text:p>156</text:p>
              </table:table-cell>
              <table:table-cell office:value-type="float" office:value="5.924">
                <text:p>5.924</text:p>
              </table:table-cell>
              <table:table-cell office:value-type="float" office:value="3.063">
                <text:p>3.063</text:p>
              </table:table-cell>
              <table:table-cell office:value-type="float" office:value="1.412">
                <text:p>1.412</text:p>
              </table:table-cell>
              <table:table-cell office:value-type="float" office:value="1.273">
                <text:p>1.273</text:p>
              </table:table-cell>
              <table:table-cell office:value-type="float" office:value="18.3929777177583">
                <text:p>18.3929777177583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57">
                <text:p>157</text:p>
              </table:table-cell>
              <table:table-cell office:value-type="float" office:value="5.929">
                <text:p>5.929</text:p>
              </table:table-cell>
              <table:table-cell office:value-type="float" office:value="3.035">
                <text:p>3.035</text:p>
              </table:table-cell>
              <table:table-cell office:value-type="float" office:value="1.431">
                <text:p>1.431</text:p>
              </table:table-cell>
              <table:table-cell office:value-type="float" office:value="1.287">
                <text:p>1.287</text:p>
              </table:table-cell>
              <table:table-cell office:value-type="float" office:value="18.377466689155">
                <text:p>18.377466689155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58">
                <text:p>158</text:p>
              </table:table-cell>
              <table:table-cell office:value-type="float" office:value="6.333">
                <text:p>6.333</text:p>
              </table:table-cell>
              <table:table-cell office:value-type="float" office:value="3.368">
                <text:p>3.368</text:p>
              </table:table-cell>
              <table:table-cell office:value-type="float" office:value="1.479">
                <text:p>1.479</text:p>
              </table:table-cell>
              <table:table-cell office:value-type="float" office:value="1.309">
                <text:p>1.309</text:p>
              </table:table-cell>
              <table:table-cell office:value-type="float" office:value="17.2051160587399">
                <text:p>17.2051160587399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6.108">
                <text:p>6.108</text:p>
              </table:table-cell>
              <table:table-cell office:value-type="float" office:value="3.224">
                <text:p>3.224</text:p>
              </table:table-cell>
              <table:table-cell office:value-type="float" office:value="1.444">
                <text:p>1.444</text:p>
              </table:table-cell>
              <table:table-cell office:value-type="float" office:value="1.262">
                <text:p>1.262</text:p>
              </table:table-cell>
              <table:table-cell office:value-type="float" office:value="17.8388998035363">
                <text:p>17.838899803536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5.885">
                <text:p>5.885</text:p>
              </table:table-cell>
              <table:table-cell office:value-type="float" office:value="2.968">
                <text:p>2.968</text:p>
              </table:table-cell>
              <table:table-cell office:value-type="float" office:value="1.443">
                <text:p>1.443</text:p>
              </table:table-cell>
              <table:table-cell office:value-type="float" office:value="1.298">
                <text:p>1.298</text:p>
              </table:table-cell>
              <table:table-cell office:value-type="float" office:value="18.5148683092608">
                <text:p>18.514868309260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61">
                <text:p>161</text:p>
              </table:table-cell>
              <table:table-cell office:value-type="float" office:value="6.018">
                <text:p>6.018</text:p>
              </table:table-cell>
              <table:table-cell office:value-type="float" office:value="3.145">
                <text:p>3.145</text:p>
              </table:table-cell>
              <table:table-cell office:value-type="float" office:value="1.401">
                <text:p>1.401</text:p>
              </table:table-cell>
              <table:table-cell office:value-type="float" office:value="1.297">
                <text:p>1.297</text:p>
              </table:table-cell>
              <table:table-cell office:value-type="float" office:value="18.1056829511466">
                <text:p>18.105682951146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6.228">
                <text:p>6.228</text:p>
              </table:table-cell>
              <table:table-cell office:value-type="float" office:value="3.265">
                <text:p>3.265</text:p>
              </table:table-cell>
              <table:table-cell office:value-type="float" office:value="1.456">
                <text:p>1.456</text:p>
              </table:table-cell>
              <table:table-cell office:value-type="float" office:value="1.329">
                <text:p>1.329</text:p>
              </table:table-cell>
              <table:table-cell office:value-type="float" office:value="17.495183044316">
                <text:p>17.49518304431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5.679">
                <text:p>5.679</text:p>
              </table:table-cell>
              <table:table-cell office:value-type="float" office:value="2.762">
                <text:p>2.762</text:p>
              </table:table-cell>
              <table:table-cell office:value-type="float" office:value="1.442">
                <text:p>1.442</text:p>
              </table:table-cell>
              <table:table-cell office:value-type="float" office:value="1.296">
                <text:p>1.296</text:p>
              </table:table-cell>
              <table:table-cell office:value-type="float" office:value="19.1864764923402">
                <text:p>19.1864764923402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64">
                <text:p>164</text:p>
              </table:table-cell>
              <table:table-cell office:value-type="float" office:value="6.538">
                <text:p>6.538</text:p>
              </table:table-cell>
              <table:table-cell office:value-type="float" office:value="3.451">
                <text:p>3.451</text:p>
              </table:table-cell>
              <table:table-cell office:value-type="float" office:value="1.516">
                <text:p>1.516</text:p>
              </table:table-cell>
              <table:table-cell office:value-type="float" office:value="1.392">
                <text:p>1.392</text:p>
              </table:table-cell>
              <table:table-cell office:value-type="float" office:value="16.6656469868461">
                <text:p>16.6656469868461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5">
                <text:p>165</text:p>
              </table:table-cell>
              <table:table-cell office:value-type="float" office:value="5.915">
                <text:p>5.915</text:p>
              </table:table-cell>
              <table:table-cell office:value-type="float" office:value="2.985">
                <text:p>2.985</text:p>
              </table:table-cell>
              <table:table-cell office:value-type="float" office:value="1.44">
                <text:p>1.44</text:p>
              </table:table-cell>
              <table:table-cell office:value-type="float" office:value="1.312">
                <text:p>1.312</text:p>
              </table:table-cell>
              <table:table-cell office:value-type="float" office:value="18.4209636517329">
                <text:p>18.4209636517329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66">
                <text:p>166</text:p>
              </table:table-cell>
              <table:table-cell office:value-type="float" office:value="6.039">
                <text:p>6.039</text:p>
              </table:table-cell>
              <table:table-cell office:value-type="float" office:value="3.128">
                <text:p>3.128</text:p>
              </table:table-cell>
              <table:table-cell office:value-type="float" office:value="1.426">
                <text:p>1.426</text:p>
              </table:table-cell>
              <table:table-cell office:value-type="float" office:value="1.307">
                <text:p>1.307</text:p>
              </table:table-cell>
              <table:table-cell office:value-type="float" office:value="18.0427223050174">
                <text:p>18.042722305017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6.528">
                <text:p>6.528</text:p>
              </table:table-cell>
              <table:table-cell office:value-type="float" office:value="3.597">
                <text:p>3.597</text:p>
              </table:table-cell>
              <table:table-cell office:value-type="float" office:value="1.362">
                <text:p>1.362</text:p>
              </table:table-cell>
              <table:table-cell office:value-type="float" office:value="1.391">
                <text:p>1.391</text:p>
              </table:table-cell>
              <table:table-cell office:value-type="float" office:value="16.6911764705882">
                <text:p>16.6911764705882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68">
                <text:p>168</text:p>
              </table:table-cell>
              <table:table-cell office:value-type="float" office:value="6.127">
                <text:p>6.127</text:p>
              </table:table-cell>
              <table:table-cell office:value-type="float" office:value="3.144">
                <text:p>3.144</text:p>
              </table:table-cell>
              <table:table-cell office:value-type="float" office:value="1.379">
                <text:p>1.379</text:p>
              </table:table-cell>
              <table:table-cell office:value-type="float" office:value="1.425">
                <text:p>1.425</text:p>
              </table:table-cell>
              <table:table-cell office:value-type="float" office:value="17.7835808715521">
                <text:p>17.783580871552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6.37">
                <text:p>6.37</text:p>
              </table:table-cell>
              <table:table-cell office:value-type="float" office:value="3.453">
                <text:p>3.453</text:p>
              </table:table-cell>
              <table:table-cell office:value-type="float" office:value="1.403">
                <text:p>1.403</text:p>
              </table:table-cell>
              <table:table-cell office:value-type="float" office:value="1.335">
                <text:p>1.335</text:p>
              </table:table-cell>
              <table:table-cell office:value-type="float" office:value="17.105180533752">
                <text:p>17.10518053375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6.455">
                <text:p>6.455</text:p>
              </table:table-cell>
              <table:table-cell office:value-type="float" office:value="3.51">
                <text:p>3.51</text:p>
              </table:table-cell>
              <table:table-cell office:value-type="float" office:value="1.403">
                <text:p>1.403</text:p>
              </table:table-cell>
              <table:table-cell office:value-type="float" office:value="1.364">
                <text:p>1.364</text:p>
              </table:table-cell>
              <table:table-cell office:value-type="float" office:value="16.8799380325329">
                <text:p>16.8799380325329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71">
                <text:p>171</text:p>
              </table:table-cell>
              <table:table-cell office:value-type="float" office:value="6.167">
                <text:p>6.167</text:p>
              </table:table-cell>
              <table:table-cell office:value-type="float" office:value="3.236">
                <text:p>3.236</text:p>
              </table:table-cell>
              <table:table-cell office:value-type="float" office:value="1.41">
                <text:p>1.41</text:p>
              </table:table-cell>
              <table:table-cell office:value-type="float" office:value="1.343">
                <text:p>1.343</text:p>
              </table:table-cell>
              <table:table-cell office:value-type="float" office:value="17.6682341495054">
                <text:p>17.668234149505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6.229">
                <text:p>6.229</text:p>
              </table:table-cell>
              <table:table-cell office:value-type="float" office:value="3.266">
                <text:p>3.266</text:p>
              </table:table-cell>
              <table:table-cell office:value-type="float" office:value="1.434">
                <text:p>1.434</text:p>
              </table:table-cell>
              <table:table-cell office:value-type="float" office:value="1.35">
                <text:p>1.35</text:p>
              </table:table-cell>
              <table:table-cell office:value-type="float" office:value="17.4923743779098">
                <text:p>17.492374377909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6.493">
                <text:p>6.493</text:p>
              </table:table-cell>
              <table:table-cell office:value-type="float" office:value="3.502">
                <text:p>3.502</text:p>
              </table:table-cell>
              <table:table-cell office:value-type="float" office:value="1.405">
                <text:p>1.405</text:p>
              </table:table-cell>
              <table:table-cell office:value-type="float" office:value="1.409">
                <text:p>1.409</text:p>
              </table:table-cell>
              <table:table-cell office:value-type="float" office:value="16.7811489296165">
                <text:p>16.781148929616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74">
                <text:p>174</text:p>
              </table:table-cell>
              <table:table-cell office:value-type="float" office:value="6.07">
                <text:p>6.07</text:p>
              </table:table-cell>
              <table:table-cell office:value-type="float" office:value="3.133">
                <text:p>3.133</text:p>
              </table:table-cell>
              <table:table-cell office:value-type="float" office:value="1.395">
                <text:p>1.395</text:p>
              </table:table-cell>
              <table:table-cell office:value-type="float" office:value="1.362">
                <text:p>1.362</text:p>
              </table:table-cell>
              <table:table-cell office:value-type="float" office:value="17.9505766062603">
                <text:p>17.9505766062603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75">
                <text:p>175</text:p>
              </table:table-cell>
              <table:table-cell office:value-type="float" office:value="6.549">
                <text:p>6.549</text:p>
              </table:table-cell>
              <table:table-cell office:value-type="float" office:value="3.54">
                <text:p>3.54</text:p>
              </table:table-cell>
              <table:table-cell office:value-type="float" office:value="1.435">
                <text:p>1.435</text:p>
              </table:table-cell>
              <table:table-cell office:value-type="float" office:value="1.396">
                <text:p>1.396</text:p>
              </table:table-cell>
              <table:table-cell office:value-type="float" office:value="16.6376546037563">
                <text:p>16.6376546037563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76">
                <text:p>176</text:p>
              </table:table-cell>
              <table:table-cell office:value-type="float" office:value="6.451">
                <text:p>6.451</text:p>
              </table:table-cell>
              <table:table-cell office:value-type="float" office:value="3.4">
                <text:p>3.4</text:p>
              </table:table-cell>
              <table:table-cell office:value-type="float" office:value="1.48">
                <text:p>1.48</text:p>
              </table:table-cell>
              <table:table-cell office:value-type="float" office:value="1.392">
                <text:p>1.392</text:p>
              </table:table-cell>
              <table:table-cell office:value-type="float" office:value="16.8904045884359">
                <text:p>16.8904045884359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77">
                <text:p>177</text:p>
              </table:table-cell>
              <table:table-cell office:value-type="float" office:value="6.568">
                <text:p>6.568</text:p>
              </table:table-cell>
              <table:table-cell office:value-type="float" office:value="3.473">
                <text:p>3.473</text:p>
              </table:table-cell>
              <table:table-cell office:value-type="float" office:value="1.452">
                <text:p>1.452</text:p>
              </table:table-cell>
              <table:table-cell office:value-type="float" office:value="1.464">
                <text:p>1.464</text:p>
              </table:table-cell>
              <table:table-cell office:value-type="float" office:value="16.5895249695493">
                <text:p>16.5895249695493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78">
                <text:p>178</text:p>
              </table:table-cell>
              <table:table-cell office:value-type="float" office:value="6.764">
                <text:p>6.764</text:p>
              </table:table-cell>
              <table:table-cell office:value-type="float" office:value="3.718">
                <text:p>3.718</text:p>
              </table:table-cell>
              <table:table-cell office:value-type="float" office:value="1.415">
                <text:p>1.415</text:p>
              </table:table-cell>
              <table:table-cell office:value-type="float" office:value="1.452">
                <text:p>1.452</text:p>
              </table:table-cell>
              <table:table-cell office:value-type="float" office:value="16.1088113542283">
                <text:p>16.1088113542283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6.372">
                <text:p>6.372</text:p>
              </table:table-cell>
              <table:table-cell office:value-type="float" office:value="3.365">
                <text:p>3.365</text:p>
              </table:table-cell>
              <table:table-cell office:value-type="float" office:value="1.406">
                <text:p>1.406</text:p>
              </table:table-cell>
              <table:table-cell office:value-type="float" office:value="1.423">
                <text:p>1.423</text:p>
              </table:table-cell>
              <table:table-cell office:value-type="float" office:value="17.0998116760829">
                <text:p>17.09981167608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6.547">
                <text:p>6.547</text:p>
              </table:table-cell>
              <table:table-cell office:value-type="float" office:value="3.451">
                <text:p>3.451</text:p>
              </table:table-cell>
              <table:table-cell office:value-type="float" office:value="1.486">
                <text:p>1.486</text:p>
              </table:table-cell>
              <table:table-cell office:value-type="float" office:value="1.432">
                <text:p>1.432</text:p>
              </table:table-cell>
              <table:table-cell office:value-type="float" office:value="16.6427371315106">
                <text:p>16.642737131510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1">
                <text:p>181</text:p>
              </table:table-cell>
              <table:table-cell office:value-type="float" office:value="6.581">
                <text:p>6.581</text:p>
              </table:table-cell>
              <table:table-cell office:value-type="float" office:value="3.488">
                <text:p>3.488</text:p>
              </table:table-cell>
              <table:table-cell office:value-type="float" office:value="1.483">
                <text:p>1.483</text:p>
              </table:table-cell>
              <table:table-cell office:value-type="float" office:value="1.431">
                <text:p>1.431</text:p>
              </table:table-cell>
              <table:table-cell office:value-type="float" office:value="16.5567542926607">
                <text:p>16.556754292660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82">
                <text:p>182</text:p>
              </table:table-cell>
              <table:table-cell office:value-type="float" office:value="6.504">
                <text:p>6.504</text:p>
              </table:table-cell>
              <table:table-cell office:value-type="float" office:value="3.283">
                <text:p>3.283</text:p>
              </table:table-cell>
              <table:table-cell office:value-type="float" office:value="1.564">
                <text:p>1.564</text:p>
              </table:table-cell>
              <table:table-cell office:value-type="float" office:value="1.477">
                <text:p>1.477</text:p>
              </table:table-cell>
              <table:table-cell office:value-type="float" office:value="16.7527675276753">
                <text:p>16.752767527675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6.408">
                <text:p>6.408</text:p>
              </table:table-cell>
              <table:table-cell office:value-type="float" office:value="3.271">
                <text:p>3.271</text:p>
              </table:table-cell>
              <table:table-cell office:value-type="float" office:value="1.562">
                <text:p>1.562</text:p>
              </table:table-cell>
              <table:table-cell office:value-type="float" office:value="1.397">
                <text:p>1.397</text:p>
              </table:table-cell>
              <table:table-cell office:value-type="float" office:value="17.0037453183521">
                <text:p>17.003745318352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6.619">
                <text:p>6.619</text:p>
              </table:table-cell>
              <table:table-cell office:value-type="float" office:value="3.532">
                <text:p>3.532</text:p>
              </table:table-cell>
              <table:table-cell office:value-type="float" office:value="1.426">
                <text:p>1.426</text:p>
              </table:table-cell>
              <table:table-cell office:value-type="float" office:value="1.483">
                <text:p>1.483</text:p>
              </table:table-cell>
              <table:table-cell office:value-type="float" office:value="16.4617011633177">
                <text:p>16.4617011633177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85">
                <text:p>185</text:p>
              </table:table-cell>
              <table:table-cell office:value-type="float" office:value="6.395">
                <text:p>6.395</text:p>
              </table:table-cell>
              <table:table-cell office:value-type="float" office:value="3.348">
                <text:p>3.348</text:p>
              </table:table-cell>
              <table:table-cell office:value-type="float" office:value="1.433">
                <text:p>1.433</text:p>
              </table:table-cell>
              <table:table-cell office:value-type="float" office:value="1.437">
                <text:p>1.437</text:p>
              </table:table-cell>
              <table:table-cell office:value-type="float" office:value="17.0383111806099">
                <text:p>17.0383111806099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6.701">
                <text:p>6.701</text:p>
              </table:table-cell>
              <table:table-cell office:value-type="float" office:value="3.698">
                <text:p>3.698</text:p>
              </table:table-cell>
              <table:table-cell office:value-type="float" office:value="1.39">
                <text:p>1.39</text:p>
              </table:table-cell>
              <table:table-cell office:value-type="float" office:value="1.437">
                <text:p>1.437</text:p>
              </table:table-cell>
              <table:table-cell office:value-type="float" office:value="16.2602596627369">
                <text:p>16.2602596627369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6.684">
                <text:p>6.684</text:p>
              </table:table-cell>
              <table:table-cell office:value-type="float" office:value="3.689">
                <text:p>3.689</text:p>
              </table:table-cell>
              <table:table-cell office:value-type="float" office:value="1.399">
                <text:p>1.399</text:p>
              </table:table-cell>
              <table:table-cell office:value-type="float" office:value="1.418">
                <text:p>1.418</text:p>
              </table:table-cell>
              <table:table-cell office:value-type="float" office:value="16.3016157989228">
                <text:p>16.3016157989228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88">
                <text:p>188</text:p>
              </table:table-cell>
              <table:table-cell office:value-type="float" office:value="6.525">
                <text:p>6.525</text:p>
              </table:table-cell>
              <table:table-cell office:value-type="float" office:value="3.385">
                <text:p>3.385</text:p>
              </table:table-cell>
              <table:table-cell office:value-type="float" office:value="1.479">
                <text:p>1.479</text:p>
              </table:table-cell>
              <table:table-cell office:value-type="float" office:value="1.481">
                <text:p>1.481</text:p>
              </table:table-cell>
              <table:table-cell office:value-type="float" office:value="16.6988505747126">
                <text:p>16.6988505747126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6.842">
                <text:p>6.842</text:p>
              </table:table-cell>
              <table:table-cell office:value-type="float" office:value="3.695">
                <text:p>3.695</text:p>
              </table:table-cell>
              <table:table-cell office:value-type="float" office:value="1.485">
                <text:p>1.485</text:p>
              </table:table-cell>
              <table:table-cell office:value-type="float" office:value="1.482">
                <text:p>1.482</text:p>
              </table:table-cell>
              <table:table-cell office:value-type="float" office:value="15.9251680795089">
                <text:p>15.925168079508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6.442">
                <text:p>6.442</text:p>
              </table:table-cell>
              <table:table-cell office:value-type="float" office:value="3.324">
                <text:p>3.324</text:p>
              </table:table-cell>
              <table:table-cell office:value-type="float" office:value="1.481">
                <text:p>1.481</text:p>
              </table:table-cell>
              <table:table-cell office:value-type="float" office:value="1.46">
                <text:p>1.46</text:p>
              </table:table-cell>
              <table:table-cell office:value-type="float" office:value="16.9140018627755">
                <text:p>16.914001862775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1">
                <text:p>191</text:p>
              </table:table-cell>
              <table:table-cell office:value-type="float" office:value="6.3">
                <text:p>6.3</text:p>
              </table:table-cell>
              <table:table-cell office:value-type="float" office:value="3.283">
                <text:p>3.283</text:p>
              </table:table-cell>
              <table:table-cell office:value-type="float" office:value="1.409">
                <text:p>1.409</text:p>
              </table:table-cell>
              <table:table-cell office:value-type="float" office:value="1.431">
                <text:p>1.431</text:p>
              </table:table-cell>
              <table:table-cell office:value-type="float" office:value="17.2952380952381">
                <text:p>17.2952380952381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6.873">
                <text:p>6.873</text:p>
              </table:table-cell>
              <table:table-cell office:value-type="float" office:value="3.575">
                <text:p>3.575</text:p>
              </table:table-cell>
              <table:table-cell office:value-type="float" office:value="1.505">
                <text:p>1.505</text:p>
              </table:table-cell>
              <table:table-cell office:value-type="float" office:value="1.614">
                <text:p>1.614</text:p>
              </table:table-cell>
              <table:table-cell office:value-type="float" office:value="15.8533391532082">
                <text:p>15.8533391532082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6.886">
                <text:p>6.886</text:p>
              </table:table-cell>
              <table:table-cell office:value-type="float" office:value="3.71">
                <text:p>3.71</text:p>
              </table:table-cell>
              <table:table-cell office:value-type="float" office:value="1.491">
                <text:p>1.491</text:p>
              </table:table-cell>
              <table:table-cell office:value-type="float" office:value="1.506">
                <text:p>1.506</text:p>
              </table:table-cell>
              <table:table-cell office:value-type="float" office:value="15.82340981702">
                <text:p>15.8234098170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94">
                <text:p>194</text:p>
              </table:table-cell>
              <table:table-cell office:value-type="float" office:value="6.65">
                <text:p>6.65</text:p>
              </table:table-cell>
              <table:table-cell office:value-type="float" office:value="3.475">
                <text:p>3.475</text:p>
              </table:table-cell>
              <table:table-cell office:value-type="float" office:value="1.496">
                <text:p>1.496</text:p>
              </table:table-cell>
              <table:table-cell office:value-type="float" office:value="1.498">
                <text:p>1.498</text:p>
              </table:table-cell>
              <table:table-cell office:value-type="float" office:value="16.384962406015">
                <text:p>16.3849624060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95">
                <text:p>195</text:p>
              </table:table-cell>
              <table:table-cell office:value-type="float" office:value="6.594">
                <text:p>6.594</text:p>
              </table:table-cell>
              <table:table-cell office:value-type="float" office:value="3.47">
                <text:p>3.47</text:p>
              </table:table-cell>
              <table:table-cell office:value-type="float" office:value="1.455">
                <text:p>1.455</text:p>
              </table:table-cell>
              <table:table-cell office:value-type="float" office:value="1.489">
                <text:p>1.489</text:p>
              </table:table-cell>
              <table:table-cell office:value-type="float" office:value="16.5241128298453">
                <text:p>16.5241128298453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96">
                <text:p>196</text:p>
              </table:table-cell>
              <table:table-cell office:value-type="float" office:value="7.222">
                <text:p>7.222</text:p>
              </table:table-cell>
              <table:table-cell office:value-type="float" office:value="4.083">
                <text:p>4.083</text:p>
              </table:table-cell>
              <table:table-cell office:value-type="float" office:value="1.431">
                <text:p>1.431</text:p>
              </table:table-cell>
              <table:table-cell office:value-type="float" office:value="1.529">
                <text:p>1.529</text:p>
              </table:table-cell>
              <table:table-cell office:value-type="float" office:value="15.087233453337">
                <text:p>15.087233453337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97">
                <text:p>197</text:p>
              </table:table-cell>
              <table:table-cell office:value-type="float" office:value="6.811">
                <text:p>6.811</text:p>
              </table:table-cell>
              <table:table-cell office:value-type="float" office:value="3.655">
                <text:p>3.655</text:p>
              </table:table-cell>
              <table:table-cell office:value-type="float" office:value="1.428">
                <text:p>1.428</text:p>
              </table:table-cell>
              <table:table-cell office:value-type="float" office:value="1.55">
                <text:p>1.55</text:p>
              </table:table-cell>
              <table:table-cell office:value-type="float" office:value="15.9976508589047">
                <text:p>15.9976508589047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6.957">
                <text:p>6.957</text:p>
              </table:table-cell>
              <table:table-cell office:value-type="float" office:value="3.845">
                <text:p>3.845</text:p>
              </table:table-cell>
              <table:table-cell office:value-type="float" office:value="1.418">
                <text:p>1.418</text:p>
              </table:table-cell>
              <table:table-cell office:value-type="float" office:value="1.514">
                <text:p>1.514</text:p>
              </table:table-cell>
              <table:table-cell office:value-type="float" office:value="15.6619232427771">
                <text:p>15.6619232427771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7.034">
                <text:p>7.034</text:p>
              </table:table-cell>
              <table:table-cell office:value-type="float" office:value="3.867">
                <text:p>3.867</text:p>
              </table:table-cell>
              <table:table-cell office:value-type="float" office:value="1.479">
                <text:p>1.479</text:p>
              </table:table-cell>
              <table:table-cell office:value-type="float" office:value="1.506">
                <text:p>1.506</text:p>
              </table:table-cell>
              <table:table-cell office:value-type="float" office:value="15.4904748365084">
                <text:p>15.490474836508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6.746">
                <text:p>6.746</text:p>
              </table:table-cell>
              <table:table-cell office:value-type="float" office:value="3.563">
                <text:p>3.563</text:p>
              </table:table-cell>
              <table:table-cell office:value-type="float" office:value="1.533">
                <text:p>1.533</text:p>
              </table:table-cell>
              <table:table-cell office:value-type="float" office:value="1.471">
                <text:p>1.471</text:p>
              </table:table-cell>
              <table:table-cell office:value-type="float" office:value="16.1517936554996">
                <text:p>16.1517936554996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01">
                <text:p>201</text:p>
              </table:table-cell>
              <table:table-cell office:value-type="float" office:value="6.797">
                <text:p>6.797</text:p>
              </table:table-cell>
              <table:table-cell office:value-type="float" office:value="3.618">
                <text:p>3.618</text:p>
              </table:table-cell>
              <table:table-cell office:value-type="float" office:value="1.504">
                <text:p>1.504</text:p>
              </table:table-cell>
              <table:table-cell office:value-type="float" office:value="1.494">
                <text:p>1.494</text:p>
              </table:table-cell>
              <table:table-cell office:value-type="float" office:value="16.03060173606">
                <text:p>16.0306017360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02">
                <text:p>202</text:p>
              </table:table-cell>
              <table:table-cell office:value-type="float" office:value="7.087">
                <text:p>7.087</text:p>
              </table:table-cell>
              <table:table-cell office:value-type="float" office:value="3.952">
                <text:p>3.952</text:p>
              </table:table-cell>
              <table:table-cell office:value-type="float" office:value="1.408">
                <text:p>1.408</text:p>
              </table:table-cell>
              <table:table-cell office:value-type="float" office:value="1.548">
                <text:p>1.548</text:p>
              </table:table-cell>
              <table:table-cell office:value-type="float" office:value="15.3746296034994">
                <text:p>15.37462960349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7.213">
                <text:p>7.213</text:p>
              </table:table-cell>
              <table:table-cell office:value-type="float" office:value="3.999">
                <text:p>3.999</text:p>
              </table:table-cell>
              <table:table-cell office:value-type="float" office:value="1.439">
                <text:p>1.439</text:p>
              </table:table-cell>
              <table:table-cell office:value-type="float" office:value="1.595">
                <text:p>1.595</text:p>
              </table:table-cell>
              <table:table-cell office:value-type="float" office:value="15.1060585054762">
                <text:p>15.1060585054762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204">
                <text:p>204</text:p>
              </table:table-cell>
              <table:table-cell office:value-type="float" office:value="7.035">
                <text:p>7.035</text:p>
              </table:table-cell>
              <table:table-cell office:value-type="float" office:value="3.893">
                <text:p>3.893</text:p>
              </table:table-cell>
              <table:table-cell office:value-type="float" office:value="1.486">
                <text:p>1.486</text:p>
              </table:table-cell>
              <table:table-cell office:value-type="float" office:value="1.475">
                <text:p>1.475</text:p>
              </table:table-cell>
              <table:table-cell office:value-type="float" office:value="15.4882729211087">
                <text:p>15.488272921108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205">
                <text:p>205</text:p>
              </table:table-cell>
              <table:table-cell office:value-type="float" office:value="7.252">
                <text:p>7.252</text:p>
              </table:table-cell>
              <table:table-cell office:value-type="float" office:value="3.958">
                <text:p>3.958</text:p>
              </table:table-cell>
              <table:table-cell office:value-type="float" office:value="1.569">
                <text:p>1.569</text:p>
              </table:table-cell>
              <table:table-cell office:value-type="float" office:value="1.545">
                <text:p>1.545</text:p>
              </table:table-cell>
              <table:table-cell office:value-type="float" office:value="15.0248207391065">
                <text:p>15.024820739106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06">
                <text:p>206</text:p>
              </table:table-cell>
              <table:table-cell office:value-type="float" office:value="7.066">
                <text:p>7.066</text:p>
              </table:table-cell>
              <table:table-cell office:value-type="float" office:value="3.79">
                <text:p>3.79</text:p>
              </table:table-cell>
              <table:table-cell office:value-type="float" office:value="1.549">
                <text:p>1.549</text:p>
              </table:table-cell>
              <table:table-cell office:value-type="float" office:value="1.547">
                <text:p>1.547</text:p>
              </table:table-cell>
              <table:table-cell office:value-type="float" office:value="15.4203226719502">
                <text:p>15.4203226719502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207">
                <text:p>207</text:p>
              </table:table-cell>
              <table:table-cell office:value-type="float" office:value="6.976">
                <text:p>6.976</text:p>
              </table:table-cell>
              <table:table-cell office:value-type="float" office:value="3.739">
                <text:p>3.739</text:p>
              </table:table-cell>
              <table:table-cell office:value-type="float" office:value="1.469">
                <text:p>1.469</text:p>
              </table:table-cell>
              <table:table-cell office:value-type="float" office:value="1.587">
                <text:p>1.587</text:p>
              </table:table-cell>
              <table:table-cell office:value-type="float" office:value="15.6192660550459">
                <text:p>15.6192660550459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7.492">
                <text:p>7.492</text:p>
              </table:table-cell>
              <table:table-cell office:value-type="float" office:value="4.19">
                <text:p>4.19</text:p>
              </table:table-cell>
              <table:table-cell office:value-type="float" office:value="1.512">
                <text:p>1.512</text:p>
              </table:table-cell>
              <table:table-cell office:value-type="float" office:value="1.61">
                <text:p>1.61</text:p>
              </table:table-cell>
              <table:table-cell office:value-type="float" office:value="14.5435130806193">
                <text:p>14.543513080619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7.265">
                <text:p>7.265</text:p>
              </table:table-cell>
              <table:table-cell office:value-type="float" office:value="4.032">
                <text:p>4.032</text:p>
              </table:table-cell>
              <table:table-cell office:value-type="float" office:value="1.393">
                <text:p>1.393</text:p>
              </table:table-cell>
              <table:table-cell office:value-type="float" office:value="1.66">
                <text:p>1.66</text:p>
              </table:table-cell>
              <table:table-cell office:value-type="float" office:value="14.9979353062629">
                <text:p>14.99793530626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.756">
                <text:p>7.756</text:p>
              </table:table-cell>
              <table:table-cell office:value-type="float" office:value="4.295">
                <text:p>4.295</text:p>
              </table:table-cell>
              <table:table-cell office:value-type="float" office:value="1.585">
                <text:p>1.585</text:p>
              </table:table-cell>
              <table:table-cell office:value-type="float" office:value="1.696">
                <text:p>1.696</text:p>
              </table:table-cell>
              <table:table-cell office:value-type="float" office:value="14.0484785972151">
                <text:p>14.0484785972151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7.432">
                <text:p>7.432</text:p>
              </table:table-cell>
              <table:table-cell office:value-type="float" office:value="4.133">
                <text:p>4.133</text:p>
              </table:table-cell>
              <table:table-cell office:value-type="float" office:value="1.5">
                <text:p>1.5</text:p>
              </table:table-cell>
              <table:table-cell office:value-type="float" office:value="1.618">
                <text:p>1.618</text:p>
              </table:table-cell>
              <table:table-cell office:value-type="float" office:value="14.6609257265877">
                <text:p>14.6609257265877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7.827">
                <text:p>7.827</text:p>
              </table:table-cell>
              <table:table-cell office:value-type="float" office:value="4.487">
                <text:p>4.487</text:p>
              </table:table-cell>
              <table:table-cell office:value-type="float" office:value="1.487">
                <text:p>1.487</text:p>
              </table:table-cell>
              <table:table-cell office:value-type="float" office:value="1.672">
                <text:p>1.672</text:p>
              </table:table-cell>
              <table:table-cell office:value-type="float" office:value="13.9210425450364">
                <text:p>13.921042545036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7.3">
                <text:p>7.3</text:p>
              </table:table-cell>
              <table:table-cell office:value-type="float" office:value="4.033">
                <text:p>4.033</text:p>
              </table:table-cell>
              <table:table-cell office:value-type="float" office:value="1.5">
                <text:p>1.5</text:p>
              </table:table-cell>
              <table:table-cell office:value-type="float" office:value="1.588">
                <text:p>1.588</text:p>
              </table:table-cell>
              <table:table-cell office:value-type="float" office:value="14.9260273972603">
                <text:p>14.926027397260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14">
                <text:p>214</text:p>
              </table:table-cell>
              <table:table-cell office:value-type="float" office:value="7.953">
                <text:p>7.953</text:p>
              </table:table-cell>
              <table:table-cell office:value-type="float" office:value="4.677">
                <text:p>4.677</text:p>
              </table:table-cell>
              <table:table-cell office:value-type="float" office:value="1.486">
                <text:p>1.486</text:p>
              </table:table-cell>
              <table:table-cell office:value-type="float" office:value="1.61">
                <text:p>1.61</text:p>
              </table:table-cell>
              <table:table-cell office:value-type="float" office:value="13.7004903809883">
                <text:p>13.700490380988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215">
                <text:p>215</text:p>
              </table:table-cell>
              <table:table-cell office:value-type="float" office:value="7.528">
                <text:p>7.528</text:p>
              </table:table-cell>
              <table:table-cell office:value-type="float" office:value="4.229">
                <text:p>4.229</text:p>
              </table:table-cell>
              <table:table-cell office:value-type="float" office:value="1.467">
                <text:p>1.467</text:p>
              </table:table-cell>
              <table:table-cell office:value-type="float" office:value="1.651">
                <text:p>1.651</text:p>
              </table:table-cell>
              <table:table-cell office:value-type="float" office:value="14.4739638682253">
                <text:p>14.473963868225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16">
                <text:p>216</text:p>
              </table:table-cell>
              <table:table-cell office:value-type="float" office:value="8.065">
                <text:p>8.065</text:p>
              </table:table-cell>
              <table:table-cell office:value-type="float" office:value="4.601">
                <text:p>4.601</text:p>
              </table:table-cell>
              <table:table-cell office:value-type="float" office:value="1.556">
                <text:p>1.556</text:p>
              </table:table-cell>
              <table:table-cell office:value-type="float" office:value="1.727">
                <text:p>1.727</text:p>
              </table:table-cell>
              <table:table-cell office:value-type="float" office:value="13.5102293862368">
                <text:p>13.5102293862368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17">
                <text:p>217</text:p>
              </table:table-cell>
              <table:table-cell office:value-type="float" office:value="7.832">
                <text:p>7.832</text:p>
              </table:table-cell>
              <table:table-cell office:value-type="float" office:value="4.504">
                <text:p>4.504</text:p>
              </table:table-cell>
              <table:table-cell office:value-type="float" office:value="1.484">
                <text:p>1.484</text:p>
              </table:table-cell>
              <table:table-cell office:value-type="float" office:value="1.666">
                <text:p>1.666</text:p>
              </table:table-cell>
              <table:table-cell office:value-type="float" office:value="13.9121552604699">
                <text:p>13.9121552604699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218">
                <text:p>218</text:p>
              </table:table-cell>
              <table:table-cell office:value-type="float" office:value="7.471">
                <text:p>7.471</text:p>
              </table:table-cell>
              <table:table-cell office:value-type="float" office:value="4.241">
                <text:p>4.241</text:p>
              </table:table-cell>
              <table:table-cell office:value-type="float" office:value="1.453">
                <text:p>1.453</text:p>
              </table:table-cell>
              <table:table-cell office:value-type="float" office:value="1.598">
                <text:p>1.598</text:p>
              </table:table-cell>
              <table:table-cell office:value-type="float" office:value="14.5843929862134">
                <text:p>14.584392986213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7.024">
                <text:p>7.024</text:p>
              </table:table-cell>
              <table:table-cell office:value-type="float" office:value="3.717">
                <text:p>3.717</text:p>
              </table:table-cell>
              <table:table-cell office:value-type="float" office:value="1.506">
                <text:p>1.506</text:p>
              </table:table-cell>
              <table:table-cell office:value-type="float" office:value="1.62">
                <text:p>1.62</text:p>
              </table:table-cell>
              <table:table-cell office:value-type="float" office:value="15.5125284738041">
                <text:p>15.512528473804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.326">
                <text:p>7.326</text:p>
              </table:table-cell>
              <table:table-cell office:value-type="float" office:value="4.055">
                <text:p>4.055</text:p>
              </table:table-cell>
              <table:table-cell office:value-type="float" office:value="1.438">
                <text:p>1.438</text:p>
              </table:table-cell>
              <table:table-cell office:value-type="float" office:value="1.652">
                <text:p>1.652</text:p>
              </table:table-cell>
              <table:table-cell office:value-type="float" office:value="14.8730548730549">
                <text:p>14.8730548730549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221">
                <text:p>221</text:p>
              </table:table-cell>
              <table:table-cell office:value-type="float" office:value="7.307">
                <text:p>7.307</text:p>
              </table:table-cell>
              <table:table-cell office:value-type="float" office:value="4.013">
                <text:p>4.013</text:p>
              </table:table-cell>
              <table:table-cell office:value-type="float" office:value="1.466">
                <text:p>1.466</text:p>
              </table:table-cell>
              <table:table-cell office:value-type="float" office:value="1.648">
                <text:p>1.648</text:p>
              </table:table-cell>
              <table:table-cell office:value-type="float" office:value="14.9117284795402">
                <text:p>14.911728479540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22">
                <text:p>222</text:p>
              </table:table-cell>
              <table:table-cell office:value-type="float" office:value="7.766">
                <text:p>7.766</text:p>
              </table:table-cell>
              <table:table-cell office:value-type="float" office:value="4.304">
                <text:p>4.304</text:p>
              </table:table-cell>
              <table:table-cell office:value-type="float" office:value="1.57">
                <text:p>1.57</text:p>
              </table:table-cell>
              <table:table-cell office:value-type="float" office:value="1.677">
                <text:p>1.677</text:p>
              </table:table-cell>
              <table:table-cell office:value-type="float" office:value="14.0303888745815">
                <text:p>14.030388874581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7.161">
                <text:p>7.161</text:p>
              </table:table-cell>
              <table:table-cell office:value-type="float" office:value="3.844">
                <text:p>3.844</text:p>
              </table:table-cell>
              <table:table-cell office:value-type="float" office:value="1.53">
                <text:p>1.53</text:p>
              </table:table-cell>
              <table:table-cell office:value-type="float" office:value="1.607">
                <text:p>1.607</text:p>
              </table:table-cell>
              <table:table-cell office:value-type="float" office:value="15.2157519899455">
                <text:p>15.2157519899455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224">
                <text:p>224</text:p>
              </table:table-cell>
              <table:table-cell office:value-type="float" office:value="8.151">
                <text:p>8.151</text:p>
              </table:table-cell>
              <table:table-cell office:value-type="float" office:value="4.777">
                <text:p>4.777</text:p>
              </table:table-cell>
              <table:table-cell office:value-type="float" office:value="1.512">
                <text:p>1.512</text:p>
              </table:table-cell>
              <table:table-cell office:value-type="float" office:value="1.682">
                <text:p>1.682</text:p>
              </table:table-cell>
              <table:table-cell office:value-type="float" office:value="13.3676849466323">
                <text:p>13.367684946632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25">
                <text:p>225</text:p>
              </table:table-cell>
              <table:table-cell office:value-type="float" office:value="7.627">
                <text:p>7.627</text:p>
              </table:table-cell>
              <table:table-cell office:value-type="float" office:value="4.385">
                <text:p>4.385</text:p>
              </table:table-cell>
              <table:table-cell office:value-type="float" office:value="1.428">
                <text:p>1.428</text:p>
              </table:table-cell>
              <table:table-cell office:value-type="float" office:value="1.633">
                <text:p>1.633</text:p>
              </table:table-cell>
              <table:table-cell office:value-type="float" office:value="14.2860888947161">
                <text:p>14.286088894716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226">
                <text:p>226</text:p>
              </table:table-cell>
              <table:table-cell office:value-type="float" office:value="7.805">
                <text:p>7.805</text:p>
              </table:table-cell>
              <table:table-cell office:value-type="float" office:value="4.407">
                <text:p>4.407</text:p>
              </table:table-cell>
              <table:table-cell office:value-type="float" office:value="1.515">
                <text:p>1.515</text:p>
              </table:table-cell>
              <table:table-cell office:value-type="float" office:value="1.701">
                <text:p>1.701</text:p>
              </table:table-cell>
              <table:table-cell office:value-type="float" office:value="13.9602818705958">
                <text:p>13.9602818705958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227">
                <text:p>227</text:p>
              </table:table-cell>
              <table:table-cell office:value-type="float" office:value="7.66">
                <text:p>7.66</text:p>
              </table:table-cell>
              <table:table-cell office:value-type="float" office:value="4.33">
                <text:p>4.33</text:p>
              </table:table-cell>
              <table:table-cell office:value-type="float" office:value="1.48">
                <text:p>1.48</text:p>
              </table:table-cell>
              <table:table-cell office:value-type="float" office:value="1.671">
                <text:p>1.671</text:p>
              </table:table-cell>
              <table:table-cell office:value-type="float" office:value="14.2245430809399">
                <text:p>14.2245430809399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228">
                <text:p>228</text:p>
              </table:table-cell>
              <table:table-cell office:value-type="float" office:value="7.912">
                <text:p>7.912</text:p>
              </table:table-cell>
              <table:table-cell office:value-type="float" office:value="4.602">
                <text:p>4.602</text:p>
              </table:table-cell>
              <table:table-cell office:value-type="float" office:value="1.448">
                <text:p>1.448</text:p>
              </table:table-cell>
              <table:table-cell office:value-type="float" office:value="1.682">
                <text:p>1.682</text:p>
              </table:table-cell>
              <table:table-cell office:value-type="float" office:value="13.7714863498483">
                <text:p>13.7714863498483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8.022">
                <text:p>8.022</text:p>
              </table:table-cell>
              <table:table-cell office:value-type="float" office:value="4.621">
                <text:p>4.621</text:p>
              </table:table-cell>
              <table:table-cell office:value-type="float" office:value="1.515">
                <text:p>1.515</text:p>
              </table:table-cell>
              <table:table-cell office:value-type="float" office:value="1.705">
                <text:p>1.705</text:p>
              </table:table-cell>
              <table:table-cell office:value-type="float" office:value="13.5826477187734">
                <text:p>13.582647718773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636">
                <text:p>8.636</text:p>
              </table:table-cell>
              <table:table-cell office:value-type="float" office:value="5.185">
                <text:p>5.185</text:p>
              </table:table-cell>
              <table:table-cell office:value-type="float" office:value="1.518">
                <text:p>1.518</text:p>
              </table:table-cell>
              <table:table-cell office:value-type="float" office:value="1.751">
                <text:p>1.751</text:p>
              </table:table-cell>
              <table:table-cell office:value-type="float" office:value="12.6169522927281">
                <text:p>12.6169522927281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231">
                <text:p>231</text:p>
              </table:table-cell>
              <table:table-cell office:value-type="float" office:value="8.167">
                <text:p>8.167</text:p>
              </table:table-cell>
              <table:table-cell office:value-type="float" office:value="4.705">
                <text:p>4.705</text:p>
              </table:table-cell>
              <table:table-cell office:value-type="float" office:value="1.553">
                <text:p>1.553</text:p>
              </table:table-cell>
              <table:table-cell office:value-type="float" office:value="1.729">
                <text:p>1.729</text:p>
              </table:table-cell>
              <table:table-cell office:value-type="float" office:value="13.3414962654586">
                <text:p>13.3414962654586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232">
                <text:p>232</text:p>
              </table:table-cell>
              <table:table-cell office:value-type="float" office:value="8.299">
                <text:p>8.299</text:p>
              </table:table-cell>
              <table:table-cell office:value-type="float" office:value="4.806">
                <text:p>4.806</text:p>
              </table:table-cell>
              <table:table-cell office:value-type="float" office:value="1.506">
                <text:p>1.506</text:p>
              </table:table-cell>
              <table:table-cell office:value-type="float" office:value="1.806">
                <text:p>1.806</text:p>
              </table:table-cell>
              <table:table-cell office:value-type="float" office:value="13.1292926858658">
                <text:p>13.1292926858658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8.268">
                <text:p>8.268</text:p>
              </table:table-cell>
              <table:table-cell office:value-type="float" office:value="4.777">
                <text:p>4.777</text:p>
              </table:table-cell>
              <table:table-cell office:value-type="float" office:value="1.51">
                <text:p>1.51</text:p>
              </table:table-cell>
              <table:table-cell office:value-type="float" office:value="1.8">
                <text:p>1.8</text:p>
              </table:table-cell>
              <table:table-cell office:value-type="float" office:value="13.1785195936139">
                <text:p>13.1785195936139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234">
                <text:p>234</text:p>
              </table:table-cell>
              <table:table-cell office:value-type="float" office:value="8.24">
                <text:p>8.24</text:p>
              </table:table-cell>
              <table:table-cell office:value-type="float" office:value="4.762">
                <text:p>4.762</text:p>
              </table:table-cell>
              <table:table-cell office:value-type="float" office:value="1.531">
                <text:p>1.531</text:p>
              </table:table-cell>
              <table:table-cell office:value-type="float" office:value="1.766">
                <text:p>1.766</text:p>
              </table:table-cell>
              <table:table-cell office:value-type="float" office:value="13.2233009708738">
                <text:p>13.2233009708738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235">
                <text:p>235</text:p>
              </table:table-cell>
              <table:table-cell office:value-type="float" office:value="8.096">
                <text:p>8.096</text:p>
              </table:table-cell>
              <table:table-cell office:value-type="float" office:value="4.73">
                <text:p>4.73</text:p>
              </table:table-cell>
              <table:table-cell office:value-type="float" office:value="1.484">
                <text:p>1.484</text:p>
              </table:table-cell>
              <table:table-cell office:value-type="float" office:value="1.705">
                <text:p>1.705</text:p>
              </table:table-cell>
              <table:table-cell office:value-type="float" office:value="13.4584980237154">
                <text:p>13.4584980237154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236">
                <text:p>236</text:p>
              </table:table-cell>
              <table:table-cell office:value-type="float" office:value="7.986">
                <text:p>7.986</text:p>
              </table:table-cell>
              <table:table-cell office:value-type="float" office:value="4.45">
                <text:p>4.45</text:p>
              </table:table-cell>
              <table:table-cell office:value-type="float" office:value="1.518">
                <text:p>1.518</text:p>
              </table:table-cell>
              <table:table-cell office:value-type="float" office:value="1.837">
                <text:p>1.837</text:p>
              </table:table-cell>
              <table:table-cell office:value-type="float" office:value="13.6438767843727">
                <text:p>13.643876784372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237">
                <text:p>237</text:p>
              </table:table-cell>
              <table:table-cell office:value-type="float" office:value="8.867">
                <text:p>8.867</text:p>
              </table:table-cell>
              <table:table-cell office:value-type="float" office:value="5.285">
                <text:p>5.285</text:p>
              </table:table-cell>
              <table:table-cell office:value-type="float" office:value="1.502">
                <text:p>1.502</text:p>
              </table:table-cell>
              <table:table-cell office:value-type="float" office:value="1.899">
                <text:p>1.899</text:p>
              </table:table-cell>
              <table:table-cell office:value-type="float" office:value="12.2882598398556">
                <text:p>12.2882598398556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8.548">
                <text:p>8.548</text:p>
              </table:table-cell>
              <table:table-cell office:value-type="float" office:value="4.981">
                <text:p>4.981</text:p>
              </table:table-cell>
              <table:table-cell office:value-type="float" office:value="1.591">
                <text:p>1.591</text:p>
              </table:table-cell>
              <table:table-cell office:value-type="float" office:value="1.793">
                <text:p>1.793</text:p>
              </table:table-cell>
              <table:table-cell office:value-type="float" office:value="12.7468413664015">
                <text:p>12.746841366401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8.419">
                <text:p>8.419</text:p>
              </table:table-cell>
              <table:table-cell office:value-type="float" office:value="4.865">
                <text:p>4.865</text:p>
              </table:table-cell>
              <table:table-cell office:value-type="float" office:value="1.585">
                <text:p>1.585</text:p>
              </table:table-cell>
              <table:table-cell office:value-type="float" office:value="1.788">
                <text:p>1.788</text:p>
              </table:table-cell>
              <table:table-cell office:value-type="float" office:value="12.942154650196">
                <text:p>12.94215465019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573">
                <text:p>8.573</text:p>
              </table:table-cell>
              <table:table-cell office:value-type="float" office:value="5.075">
                <text:p>5.075</text:p>
              </table:table-cell>
              <table:table-cell office:value-type="float" office:value="1.484">
                <text:p>1.484</text:p>
              </table:table-cell>
              <table:table-cell office:value-type="float" office:value="1.833">
                <text:p>1.833</text:p>
              </table:table-cell>
              <table:table-cell office:value-type="float" office:value="12.7096698938528">
                <text:p>12.7096698938528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1">
                <text:p>241</text:p>
              </table:table-cell>
              <table:table-cell office:value-type="float" office:value="8.36">
                <text:p>8.36</text:p>
              </table:table-cell>
              <table:table-cell office:value-type="float" office:value="4.931">
                <text:p>4.931</text:p>
              </table:table-cell>
              <table:table-cell office:value-type="float" office:value="1.461">
                <text:p>1.461</text:p>
              </table:table-cell>
              <table:table-cell office:value-type="float" office:value="1.788">
                <text:p>1.788</text:p>
              </table:table-cell>
              <table:table-cell office:value-type="float" office:value="13.0334928229665">
                <text:p>13.0334928229665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42">
                <text:p>242</text:p>
              </table:table-cell>
              <table:table-cell office:value-type="float" office:value="8.551">
                <text:p>8.551</text:p>
              </table:table-cell>
              <table:table-cell office:value-type="float" office:value="4.942">
                <text:p>4.942</text:p>
              </table:table-cell>
              <table:table-cell office:value-type="float" office:value="1.587">
                <text:p>1.587</text:p>
              </table:table-cell>
              <table:table-cell office:value-type="float" office:value="1.84">
                <text:p>1.84</text:p>
              </table:table-cell>
              <table:table-cell office:value-type="float" office:value="12.7423693135306">
                <text:p>12.742369313530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8.287">
                <text:p>8.287</text:p>
              </table:table-cell>
              <table:table-cell office:value-type="float" office:value="4.752">
                <text:p>4.752</text:p>
              </table:table-cell>
              <table:table-cell office:value-type="float" office:value="1.507">
                <text:p>1.507</text:p>
              </table:table-cell>
              <table:table-cell office:value-type="float" office:value="1.85">
                <text:p>1.85</text:p>
              </table:table-cell>
              <table:table-cell office:value-type="float" office:value="13.1483045734283">
                <text:p>13.148304573428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244">
                <text:p>244</text:p>
              </table:table-cell>
              <table:table-cell office:value-type="float" office:value="9.139">
                <text:p>9.139</text:p>
              </table:table-cell>
              <table:table-cell office:value-type="float" office:value="5.497">
                <text:p>5.497</text:p>
              </table:table-cell>
              <table:table-cell office:value-type="float" office:value="1.533">
                <text:p>1.533</text:p>
              </table:table-cell>
              <table:table-cell office:value-type="float" office:value="1.929">
                <text:p>1.929</text:p>
              </table:table-cell>
              <table:table-cell office:value-type="float" office:value="11.9225298172667">
                <text:p>11.922529817266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